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7mm"/>
    </style:style>
    <style:style style:name="co2" style:family="table-column">
      <style:table-column-properties fo:break-before="auto" style:column-width="31.63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5.12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17.89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76.99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15.95mm"/>
    </style:style>
    <style:style style:name="co12" style:family="table-column">
      <style:table-column-properties fo:break-before="auto" style:column-width="10.35mm"/>
    </style:style>
    <style:style style:name="co13" style:family="table-column">
      <style:table-column-properties fo:break-before="auto" style:column-width="9.23mm"/>
    </style:style>
    <style:style style:name="co14" style:family="table-column">
      <style:table-column-properties fo:break-before="auto" style:column-width="10.62mm"/>
    </style:style>
    <style:style style:name="co15" style:family="table-column">
      <style:table-column-properties fo:break-before="auto" style:column-width="14.15mm"/>
    </style:style>
    <style:style style:name="co16" style:family="table-column">
      <style:table-column-properties fo:break-before="auto" style:column-width="20.74mm"/>
    </style:style>
    <style:style style:name="co17" style:family="table-column">
      <style:table-column-properties fo:break-before="auto" style:column-width="13.6mm"/>
    </style:style>
    <style:style style:name="co18" style:family="table-column">
      <style:table-column-properties fo:break-before="auto" style:column-width="16.79mm"/>
    </style:style>
    <style:style style:name="co19" style:family="table-column">
      <style:table-column-properties fo:break-before="auto" style:column-width="19.84mm"/>
    </style:style>
    <style:style style:name="co20" style:family="table-column">
      <style:table-column-properties fo:break-before="auto" style:column-width="7mm"/>
    </style:style>
    <style:style style:name="co21" style:family="table-column">
      <style:table-column-properties fo:break-before="auto" style:column-width="5.59mm"/>
    </style:style>
    <style:style style:name="co22" style:family="table-column">
      <style:table-column-properties fo:break-before="auto" style:column-width="13.48mm"/>
    </style:style>
    <style:style style:name="co23" style:family="table-column">
      <style:table-column-properties fo:break-before="auto" style:column-width="6.7mm"/>
    </style:style>
    <style:style style:name="co24" style:family="table-column">
      <style:table-column-properties fo:break-before="auto" style:column-width="4.45mm"/>
    </style:style>
    <style:style style:name="co25" style:family="table-column">
      <style:table-column-properties fo:break-before="auto" style:column-width="3.35mm"/>
    </style:style>
    <style:style style:name="co26" style:family="table-column">
      <style:table-column-properties fo:break-before="auto" style:column-width="4.94mm"/>
    </style:style>
    <style:style style:name="co27" style:family="table-column">
      <style:table-column-properties fo:break-before="auto" style:column-width="6.91mm"/>
    </style:style>
    <style:style style:name="co28" style:family="table-column">
      <style:table-column-properties fo:break-before="auto" style:column-width="5.86mm"/>
    </style:style>
    <style:style style:name="co29" style:family="table-column">
      <style:table-column-properties fo:break-before="auto" style:column-width="7.57mm"/>
    </style:style>
    <style:style style:name="co30" style:family="table-column">
      <style:table-column-properties fo:break-before="auto" style:column-width="6.16mm"/>
    </style:style>
    <style:style style:name="co31" style:family="table-column">
      <style:table-column-properties fo:break-before="auto" style:column-width="8.41mm"/>
    </style:style>
    <style:style style:name="co32" style:family="table-column">
      <style:table-column-properties fo:break-before="auto" style:column-width="5.31mm"/>
    </style:style>
    <style:style style:name="co33" style:family="table-column">
      <style:table-column-properties fo:break-before="auto" style:column-width="4.74mm"/>
    </style:style>
    <style:style style:name="co34" style:family="table-column">
      <style:table-column-properties fo:break-before="auto" style:column-width="5.94mm"/>
    </style:style>
    <style:style style:name="co35" style:family="table-column">
      <style:table-column-properties fo:break-before="auto" style:column-width="7.27mm"/>
    </style:style>
    <style:style style:name="co36" style:family="table-column">
      <style:table-column-properties fo:break-before="auto" style:column-width="7.8mm"/>
    </style:style>
    <style:style style:name="co37" style:family="table-column">
      <style:table-column-properties fo:break-before="auto" style:column-width="7.66mm"/>
    </style:style>
    <style:style style:name="co38" style:family="table-column">
      <style:table-column-properties fo:break-before="auto" style:column-width="9.53mm"/>
    </style:style>
    <style:style style:name="co39" style:family="table-column">
      <style:table-column-properties fo:break-before="auto" style:column-width="9.82mm"/>
    </style:style>
    <style:style style:name="co40" style:family="table-column">
      <style:table-column-properties fo:break-before="auto" style:column-width="2.79mm"/>
    </style:style>
    <style:style style:name="co41" style:family="table-column">
      <style:table-column-properties fo:break-before="auto" style:column-width="17.37mm"/>
    </style:style>
    <style:style style:name="co42" style:family="table-column">
      <style:table-column-properties fo:break-before="auto" style:column-width="15.43mm"/>
    </style:style>
    <style:style style:name="co43" style:family="table-column">
      <style:table-column-properties fo:break-before="auto" style:column-width="22.15mm"/>
    </style:style>
    <style:style style:name="co44" style:family="table-column">
      <style:table-column-properties fo:break-before="auto" style:column-width="8.68mm"/>
    </style:style>
    <style:style style:name="co45" style:family="table-column">
      <style:table-column-properties fo:break-before="auto" style:column-width="10.07mm"/>
    </style:style>
    <style:style style:name="co46" style:family="table-column">
      <style:table-column-properties fo:break-before="auto" style:column-width="12.88mm"/>
    </style:style>
    <style:style style:name="co47" style:family="table-column">
      <style:table-column-properties fo:break-before="auto" style:column-width="16.99mm"/>
    </style:style>
    <style:style style:name="co48" style:family="table-column">
      <style:table-column-properties fo:break-before="auto" style:column-width="26.32mm"/>
    </style:style>
    <style:style style:name="co49" style:family="table-column">
      <style:table-column-properties fo:break-before="auto" style:column-width="20.43mm"/>
    </style:style>
    <style:style style:name="co50" style:family="table-column">
      <style:table-column-properties fo:break-before="auto" style:column-width="21.54mm"/>
    </style:style>
    <style:style style:name="co51" style:family="table-column">
      <style:table-column-properties fo:break-before="auto" style:column-width="21.2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61mm" fo:break-before="auto" style:use-optimal-row-height="fals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21.96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3.86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14.55mm" fo:break-before="auto" style:use-optimal-row-height="false"/>
    </style:style>
    <style:style style:name="ro10" style:family="table-row">
      <style:table-row-properties style:row-height="7.14mm" fo:break-before="auto" style:use-optimal-row-height="false"/>
    </style:style>
    <style:style style:name="ro11" style:family="table-row">
      <style:table-row-properties style:row-height="12.7mm" fo:break-before="auto" style:use-optimal-row-height="false"/>
    </style:style>
    <style:style style:name="ro12" style:family="table-row">
      <style:table-row-properties style:row-height="7.94mm" fo:break-before="auto" style:use-optimal-row-height="false"/>
    </style:style>
    <style:style style:name="ro13" style:family="table-row">
      <style:table-row-properties style:row-height="11.39mm" fo:break-before="auto" style:use-optimal-row-height="false"/>
    </style:style>
    <style:style style:name="ro14" style:family="table-row">
      <style:table-row-properties style:row-height="6.88mm" fo:break-before="auto" style:use-optimal-row-height="false"/>
    </style:style>
    <style:style style:name="ro15" style:family="table-row">
      <style:table-row-properties style:row-height="14.82mm" fo:break-before="auto" style:use-optimal-row-height="false"/>
    </style:style>
    <style:style style:name="ro16" style:family="table-row">
      <style:table-row-properties style:row-height="144.46mm" fo:break-before="auto" style:use-optimal-row-height="false"/>
    </style:style>
    <style:style style:name="ro17" style:family="table-row">
      <style:table-row-properties style:row-height="9.47mm" fo:break-before="auto" style:use-optimal-row-height="true"/>
    </style:style>
    <style:style style:name="ro18" style:family="table-row">
      <style:table-row-properties style:row-height="5.82mm" fo:break-before="auto" style:use-optimal-row-height="false"/>
    </style:style>
    <style:style style:name="ro19" style:family="table-row">
      <style:table-row-properties style:row-height="10.32mm" fo:break-before="auto" style:use-optimal-row-height="false"/>
    </style:style>
    <style:style style:name="ro20" style:family="table-row">
      <style:table-row-properties style:row-height="9.26mm" fo:break-before="auto" style:use-optimal-row-height="false"/>
    </style:style>
    <style:style style:name="ro21" style:family="table-row">
      <style:table-row-properties style:row-height="10.85mm" fo:break-before="auto" style:use-optimal-row-height="false"/>
    </style:style>
    <style:style style:name="ro22" style:family="table-row">
      <style:table-row-properties style:row-height="6.35mm" fo:break-before="auto" style:use-optimal-row-height="false"/>
    </style:style>
    <style:style style:name="ro23" style:family="table-row">
      <style:table-row-properties style:row-height="11.91mm" fo:break-before="auto" style:use-optimal-row-height="false"/>
    </style:style>
    <style:style style:name="ro24" style:family="table-row">
      <style:table-row-properties style:row-height="9mm" fo:break-before="auto" style:use-optimal-row-height="false"/>
    </style:style>
    <style:style style:name="ro25" style:family="table-row">
      <style:table-row-properties style:row-height="11.38mm" fo:break-before="auto" style:use-optimal-row-height="false"/>
    </style:style>
    <style:style style:name="ro26" style:family="table-row">
      <style:table-row-properties style:row-height="11.64mm" fo:break-before="auto" style:use-optimal-row-height="false"/>
    </style:style>
    <style:style style:name="ro27" style:family="table-row">
      <style:table-row-properties style:row-height="13.95mm" fo:break-before="auto" style:use-optimal-row-height="true"/>
    </style:style>
    <style:style style:name="ro28" style:family="table-row">
      <style:table-row-properties style:row-height="12.44mm" fo:break-before="auto" style:use-optimal-row-height="false"/>
    </style:style>
    <style:style style:name="ro29" style:family="table-row">
      <style:table-row-properties style:row-height="17.99mm" fo:break-before="auto" style:use-optimal-row-height="false"/>
    </style:style>
    <style:style style:name="ro30" style:family="table-row">
      <style:table-row-properties style:row-height="5.29mm" fo:break-before="auto" style:use-optimal-row-height="false"/>
    </style:style>
    <style:style style:name="ro31" style:family="table-row">
      <style:table-row-properties style:row-height="7.41mm" fo:break-before="auto" style:use-optimal-row-height="false"/>
    </style:style>
    <style:style style:name="ro32" style:family="table-row">
      <style:table-row-properties style:row-height="21.7mm" fo:break-before="auto" style:use-optimal-row-height="false"/>
    </style:style>
    <style:style style:name="ro33" style:family="table-row">
      <style:table-row-properties style:row-height="2.91mm" fo:break-before="auto" style:use-optimal-row-height="false"/>
    </style:style>
    <style:style style:name="ro34" style:family="table-row">
      <style:table-row-properties style:row-height="8.2mm" fo:break-before="auto" style:use-optimal-row-height="false"/>
    </style:style>
    <style:style style:name="ro35" style:family="table-row">
      <style:table-row-properties style:row-height="3.85mm" fo:break-before="auto" style:use-optimal-row-height="false"/>
    </style:style>
    <style:style style:name="ro36" style:family="table-row">
      <style:table-row-properties style:row-height="2.38mm" fo:break-before="auto" style:use-optimal-row-height="false"/>
    </style:style>
    <style:style style:name="ro37" style:family="table-row">
      <style:table-row-properties style:row-height="3.7mm" fo:break-before="auto" style:use-optimal-row-height="false"/>
    </style:style>
    <style:style style:name="ro38" style:family="table-row">
      <style:table-row-properties style:row-height="4.5mm" fo:break-before="auto" style:use-optimal-row-height="false"/>
    </style:style>
    <style:style style:name="ro39" style:family="table-row">
      <style:table-row-properties style:row-height="8.41mm" fo:break-before="auto" style:use-optimal-row-height="false"/>
    </style:style>
    <style:style style:name="ro40" style:family="table-row">
      <style:table-row-properties style:row-height="8.17mm" fo:break-before="auto" style:use-optimal-row-height="false"/>
    </style:style>
    <style:style style:name="ro41" style:family="table-row">
      <style:table-row-properties style:row-height="6.72mm" fo:break-before="auto" style:use-optimal-row-height="false"/>
    </style:style>
    <style:style style:name="ro42" style:family="table-row">
      <style:table-row-properties style:row-height="5.77mm" fo:break-before="auto" style:use-optimal-row-height="false"/>
    </style:style>
    <style:style style:name="ro43" style:family="table-row">
      <style:table-row-properties style:row-height="7.48mm" fo:break-before="auto" style:use-optimal-row-height="false"/>
    </style:style>
    <style:style style:name="ro44" style:family="table-row">
      <style:table-row-properties style:row-height="9.86mm" fo:break-before="auto" style:use-optimal-row-height="false"/>
    </style:style>
    <style:style style:name="ro45" style:family="table-row">
      <style:table-row-properties style:row-height="6.84mm" fo:break-before="auto" style:use-optimal-row-height="false"/>
    </style:style>
    <style:style style:name="ro46" style:family="table-row">
      <style:table-row-properties style:row-height="11.11mm" fo:break-before="auto" style:use-optimal-row-height="false"/>
    </style:style>
    <style:style style:name="ro47" style:family="table-row">
      <style:table-row-properties style:row-height="4.23mm" fo:break-before="auto" style:use-optimal-row-height="false"/>
    </style:style>
    <style:style style:name="ro48" style:family="table-row">
      <style:table-row-properties style:row-height="4.07mm" fo:break-before="auto" style:use-optimal-row-height="false"/>
    </style:style>
    <style:style style:name="ro49" style:family="table-row">
      <style:table-row-properties style:row-height="7.44mm" fo:break-before="auto" style:use-optimal-row-height="false"/>
    </style:style>
    <style:style style:name="ro50" style:family="table-row">
      <style:table-row-properties style:row-height="3.97mm" fo:break-before="auto" style:use-optimal-row-height="false"/>
    </style:style>
    <style:style style:name="ro51" style:family="table-row">
      <style:table-row-properties style:row-height="6.24mm" fo:break-before="auto" style:use-optimal-row-height="false"/>
    </style:style>
    <style:style style:name="ro52" style:family="table-row">
      <style:table-row-properties style:row-height="6mm" fo:break-before="auto" style:use-optimal-row-height="false"/>
    </style:style>
    <style:style style:name="ro53" style:family="table-row">
      <style:table-row-properties style:row-height="4.3mm" fo:break-before="auto" style:use-optimal-row-height="false"/>
    </style:style>
    <style:style style:name="ro54" style:family="table-row">
      <style:table-row-properties style:row-height="8.64mm" fo:break-before="auto" style:use-optimal-row-height="false"/>
    </style:style>
    <style:style style:name="ro55" style:family="table-row">
      <style:table-row-properties style:row-height="4.57mm" fo:break-before="auto" style:use-optimal-row-height="false"/>
    </style:style>
    <style:style style:name="ro56" style:family="table-row">
      <style:table-row-properties style:row-height="8.15mm" fo:break-before="auto" style:use-optimal-row-height="false"/>
    </style:style>
    <style:style style:name="ro57" style:family="table-row">
      <style:table-row-properties style:row-height="7.21mm" fo:break-before="auto" style:use-optimal-row-height="false"/>
    </style:style>
    <style:style style:name="ro58" style:family="table-row">
      <style:table-row-properties style:row-height="4.73mm" fo:break-before="auto" style:use-optimal-row-height="false"/>
    </style:style>
    <style:style style:name="ro59" style:family="table-row">
      <style:table-row-properties style:row-height="7.67mm" fo:break-before="auto" style:use-optimal-row-height="false"/>
    </style:style>
    <style:style style:name="ro60" style:family="table-row">
      <style:table-row-properties style:row-height="3.18mm" fo:break-before="auto" style:use-optimal-row-height="false"/>
    </style:style>
    <style:style style:name="ro61" style:family="table-row">
      <style:table-row-properties style:row-height="16.14mm" fo:break-before="auto" style:use-optimal-row-height="false"/>
    </style:style>
    <style:style style:name="ro62" style:family="table-row">
      <style:table-row-properties style:row-height="6.49mm" fo:break-before="auto" style:use-optimal-row-height="false"/>
    </style:style>
    <style:style style:name="ro63" style:family="table-row">
      <style:table-row-properties style:row-height="3.44mm" fo:break-before="auto" style:use-optimal-row-height="false"/>
    </style:style>
    <style:style style:name="ro64" style:family="table-row">
      <style:table-row-properties style:row-height="6.95mm" fo:break-before="auto" style:use-optimal-row-height="false"/>
    </style:style>
    <style:style style:name="ro65" style:family="table-row">
      <style:table-row-properties style:row-height="11.06mm" fo:break-before="auto" style:use-optimal-row-height="false"/>
    </style:style>
    <style:style style:name="ro66" style:family="table-row">
      <style:table-row-properties style:row-height="4.46mm" fo:break-before="auto" style:use-optimal-row-height="false"/>
    </style:style>
    <style:style style:name="ro67" style:family="table-row">
      <style:table-row-properties style:row-height="5.56mm" fo:break-before="auto" style:use-optimal-row-height="false"/>
    </style:style>
    <style:style style:name="ro68" style:family="table-row">
      <style:table-row-properties style:row-height="14.02mm" fo:break-before="auto" style:use-optimal-row-height="false"/>
    </style:style>
    <style:style style:name="ro69" style:family="table-row">
      <style:table-row-properties style:row-height="12.17mm" fo:break-before="auto" style:use-optimal-row-height="false"/>
    </style:style>
    <style:style style:name="ro70" style:family="table-row">
      <style:table-row-properties style:row-height="4.52mm" fo:break-before="auto" style:use-optimal-row-height="true"/>
    </style:style>
    <style:style style:name="ta1" style:family="table" style:master-page-name="PageStyle_5f_Титульный_20_лист">
      <style:table-properties table:display="true" style:writing-mode="lr-tb"/>
    </style:style>
    <style:style style:name="ta2" style:family="table" style:master-page-name="PageStyle_5f_Матрица_20_кометенций">
      <style:table-properties table:display="true" style:writing-mode="lr-tb"/>
    </style:style>
    <style:style style:name="ta3" style:family="table" style:master-page-name="PageStyle_5f_План_20_учебного_20_процесса">
      <style:table-properties table:display="true" style:writing-mode="lr-tb"/>
    </style:style>
    <style:style style:name="ta4" style:family="table" style:master-page-name="PageStyle_5f_Кабинеты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4" style:family="table-cell" style:parent-style-name="Default">
      <style:table-cell-properties fo:background-color="#eeeeee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0.74pt solid #000000" style:rotation-align="none"/>
    </style:style>
    <style:style style:name="ce135" style:family="table-cell" style:parent-style-name="Default">
      <style:table-cell-properties style:rotation-align="none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13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5pt" fo:font-style="normal" fo:text-shadow="none" style:text-underline-style="none" fo:font-weight="normal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5" style:family="table-cell" style:parent-style-name="Default">
      <style:table-cell-properties fo:border-bottom="0.74pt solid #000000" fo:background-color="#ddd9c3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7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8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21409a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0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text-properties fo:color="#21409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21409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0" style:family="table-cell" style:parent-style-name="Default">
      <style:table-cell-properties fo:border-bottom="0.74pt solid #000000" fo:background-color="#ddd9c3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1" style:family="table-cell" style:parent-style-name="Default">
      <style:table-cell-properties fo:border-bottom="0.74pt solid #000000" fo:background-color="#d9d9d9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62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text-properties fo:color="#00008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2" style:family="table-cell" style:parent-style-name="Default">
      <style:table-cell-properties fo:border-bottom="0.74pt solid #000000" fo:background-color="#d9d9d9" style:diagonal-bl-tr="none" style:diagonal-tl-br="none" fo:border-left="1.76pt solid #000000" fo:border-right="0.74pt solid #000000" style:rotation-align="none" fo:border-top="0.74pt solid #000000"/>
      <style:text-properties fo:color="#8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3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text-properties fo:color="#21409a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8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ackground-color="#ffffff" style:diagonal-bl-tr="none" style:diagonal-tl-br="none" fo:border-left="1.76pt solid #000000" fo:border-right="0.74pt solid #000000" style:rotation-align="none" fo:border-top="0.74pt solid #000000"/>
      <style:text-properties fo:color="#8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  <style:text-properties fo:color="#21409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ffffa6" style:diagonal-bl-tr="none" style:diagonal-tl-br="none" fo:border-left="1.76pt solid #000000" fo:border-right="0.74pt solid #000000" style:rotation-align="none" fo:border-top="0.74pt solid #000000"/>
      <style:text-properties fo:color="#21409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7" style:family="table-cell" style:parent-style-name="Default">
      <style:table-cell-properties fo:border-bottom="none" fo:background-color="#d9d9d9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5" style:family="table-cell" style:parent-style-name="Default">
      <style:table-cell-properties fo:border-bottom="1.76pt solid #000000" fo:background-color="#ffffff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6" style:family="table-cell" style:parent-style-name="Default">
      <style:table-cell-properties fo:border-bottom="1.76pt solid #000000" fo:background-color="#d9d9d9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0" style:family="table-cell" style:parent-style-name="Default">
      <style:table-cell-properties fo:border-bottom="0.74pt solid #000000" fo:background-color="#dce6f2" style:diagonal-bl-tr="none" style:diagonal-tl-br="none" fo:border-left="1.76pt solid #000000" fo:border-right="0.74pt solid #000000" style:rotation-align="none" fo:border-top="none"/>
      <style:text-properties fo:color="#2300dc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5" style:family="table-cell" style:parent-style-name="Default">
      <style:table-cell-properties fo:border-bottom="0.74pt solid #000000" fo:background-color="#dce6f2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9" style:family="table-cell" style:parent-style-name="Default">
      <style:table-cell-properties fo:border-bottom="0.74pt solid #000000" fo:background-color="#ffffd7" style:diagonal-bl-tr="none" style:diagonal-tl-br="none" fo:border-left="1.76pt solid #000000" fo:border-right="0.74pt solid #000000" style:rotation-align="none" fo:border-top="0.74pt solid #000000"/>
      <style:text-properties fo:color="#21409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21409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9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66b3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66b3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8" style:family="table-cell" style:parent-style-name="Default">
      <style:table-cell-properties fo:background-color="#dce6f2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dce6f2" style:diagonal-bl-tr="none" style:diagonal-tl-br="none" fo:border-left="1.76pt solid #000000" fo:border-right="0.74pt solid #000000" style:rotation-align="none" fo:border-top="none"/>
      <style:text-properties fo:color="#21409a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a6" style:diagonal-bl-tr="none" style:diagonal-tl-br="none" fo:border-left="1.76pt solid #000000" fo:border-right="0.74pt solid #000000" style:rotation-align="none" fo:border-top="0.74pt solid #000000"/>
      <style:text-properties fo:color="#0066b3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0" style:family="table-cell" style:parent-style-name="Default">
      <style:table-cell-properties fo:border-bottom="0.74pt solid #000000" fo:background-color="#dce6f2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1" style:family="table-cell" style:parent-style-name="Default">
      <style:table-cell-properties fo:background-color="#dce6f2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3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5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0" style:family="table-cell" style:parent-style-name="Default">
      <style:table-cell-properties fo:border-bottom="0.74pt solid #000000" fo:background-color="#d9d9d9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8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5pt" fo:font-style="normal" fo:text-shadow="none" style:text-underline-style="none" fo:font-weight="normal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ce102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3" style:family="table-cell" style:parent-style-name="Default" style:data-style-name="N1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0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65" style:family="table-cell" style:parent-style-name="Default">
      <style:table-cell-properties fo:background-color="#ddd9c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bold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1409a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1409a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1409a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1409a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7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8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name-complex="Times New Roman" style:font-size-complex="7pt" style:font-style-complex="italic" style:font-weight-complex="bold"/>
    </style:style>
    <style:style style:name="ce18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98" style:family="table-cell" style:parent-style-name="Default">
      <style:table-cell-properties fo:background-color="#fff9a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1409a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5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name-complex="Times New Roman" style:font-size-complex="7pt" style:font-style-complex="italic" style:font-weight-complex="bold"/>
    </style:style>
    <style:style style:name="ce207" style:family="table-cell" style:parent-style-name="Default">
      <style:table-cell-properties fo:background-color="#fffb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1409a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0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italic" fo:text-shadow="none" style:text-underline-style="none" fo:font-weight="bold" style:font-size-asian="7pt" style:font-style-asian="italic" style:font-weight-asian="bold" style:font-name-complex="Times New Roman" style:font-size-complex="7pt" style:font-style-complex="italic" style:font-weight-complex="bold"/>
    </style:style>
    <style:style style:name="ce21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9" style:family="table-cell" style:parent-style-name="Default">
      <style:table-cell-properties fo:background-color="#ffffa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1409a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outline="false" style:text-line-through-style="none" style:text-line-through-type="none" fo:font-size="8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ar" style:country-asian="SA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1409a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2" style:family="table-cell" style:parent-style-name="Default">
      <style:table-cell-properties fo:background-color="#ffff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c9211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89" style:family="table-cell" style:parent-style-name="Default">
      <style:table-cell-properties fo:background-color="#ffffa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6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8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italic" fo:text-shadow="none" style:text-underline-style="none" fo:font-weight="bold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39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72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2300dc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10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63" style:family="table-cell" style:parent-style-name="Default">
      <style:table-cell-properties fo:background-color="#ffffd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9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0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5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2300dc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25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2300dc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4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6" style:family="table-cell" style:parent-style-name="Default">
      <style:table-cell-properties fo:background-color="#dce6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300dc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48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2300dc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7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9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0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6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61" style:family="table-cell" style:parent-style-name="Default">
      <style:table-cell-properties fo:background-color="#dce6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62" style:family="table-cell" style:parent-style-name="Default">
      <style:table-cell-properties fo:background-color="#ffffa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72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73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0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09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97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5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3" style:family="table-cell" style:parent-style-name="Default">
      <style:table-cell-properties fo:background-color="#ff33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21409a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79" style:family="table-cell" style:parent-style-name="Default" style:data-style-name="N11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5pt" fo:font-style="normal" fo:text-shadow="none" style:text-underline-style="none" fo:font-weight="normal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ce18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37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8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85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8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943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1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46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9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9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9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2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5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none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9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54" style:family="table-cell" style:parent-style-name="Default" style:data-style-name="N100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99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64" style:family="table-cell" style:parent-style-name="Default" style:data-style-name="N100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65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10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71" style:family="table-cell" style:parent-style-name="Default" style:data-style-name="N100">
      <style:table-cell-properties fo:border-bottom="0.74pt solid #000000" fo:background-color="#d8d8d8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16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18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8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988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21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90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81" style:family="table-cell" style:parent-style-name="Default" style:data-style-name="N100">
      <style:table-cell-properties fo:background-color="#d8d8d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24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83" style:family="table-cell" style:parent-style-name="Default" style:data-style-name="N100">
      <style:table-cell-properties fo:border-bottom="1.76pt solid #000000" fo:background-color="#d8d8d8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84" style:family="table-cell" style:parent-style-name="Default" style:data-style-name="N100">
      <style:table-cell-properties fo:border-bottom="0.74pt solid #000000" fo:background-color="#dbe5f1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27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0" style:family="table-cell" style:parent-style-name="Default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96" style:family="table-cell" style:parent-style-name="Default" style:data-style-name="N100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36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98" style:family="table-cell" style:parent-style-name="Default" style:data-style-name="N100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007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00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39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02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41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3" style:family="table-cell" style:parent-style-name="Default">
      <style:table-cell-properties fo:border-bottom="0.06pt solid #000000" fo:background-color="#ffcc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100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4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0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49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4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18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57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02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63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64" style:family="table-cell" style:parent-style-name="Default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6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66" style:family="table-cell" style:parent-style-name="Default">
      <style:table-cell-properties fo:border-bottom="0.74pt solid #000000" fo:background-color="#ffffd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68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0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42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69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44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1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72" style:family="table-cell" style:parent-style-name="Default">
      <style:table-cell-properties fo:border-bottom="0.74pt solid #000000" fo:background-color="#ffffd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6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052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7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79" style:family="table-cell" style:parent-style-name="Default">
      <style:table-cell-properties fo:border-bottom="0.06pt solid #000000" fo:background-color="#ff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8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28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255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060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061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8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87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06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a6099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90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9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07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94" style:family="table-cell" style:parent-style-name="Default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076" style:family="table-cell" style:parent-style-name="Default">
      <style:table-cell-properties fo:border-bottom="0.74pt solid #000000" fo:background-color="#ffffd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9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0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0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8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0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08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10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11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93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3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14" style:family="table-cell" style:parent-style-name="Default" style:data-style-name="N100">
      <style:table-cell-properties fo:border-bottom="none" fo:background-color="#dce6f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0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2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8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2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2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105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5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7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09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ttb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32" style:family="table-cell" style:parent-style-name="Default">
      <style:table-cell-properties fo:border-bottom="0.74pt dotted #000000" fo:background-color="#ddd9c3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33" style:family="table-cell" style:parent-style-name="Default">
      <style:table-cell-properties fo:border-bottom="0.74pt dotte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39" style:family="table-cell" style:parent-style-name="Default">
      <style:table-cell-properties fo:border-bottom="0.74pt dotted #000000" fo:background-color="#ddd9c3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40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41" style:family="table-cell" style:parent-style-name="Default">
      <style:table-cell-properties fo:border-bottom="0.74pt dotte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42" style:family="table-cell" style:parent-style-name="Default">
      <style:table-cell-properties fo:border-bottom="0.74pt dotted #000000" fo:background-color="#ffffd7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43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44" style:family="table-cell" style:parent-style-name="Default">
      <style:table-cell-properties fo:border-bottom="0.74pt dotte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28" style:family="table-cell" style:parent-style-name="Default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29" style:family="table-cell" style:parent-style-name="Default">
      <style:table-cell-properties fo:border-bottom="0.74pt dotted #000000" fo:background-color="#ffff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47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31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49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5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5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52" style:family="table-cell" style:parent-style-name="Default">
      <style:table-cell-properties fo:border-bottom="0.74pt dotted #000000" fo:background-color="#dce6f2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54" style:family="table-cell" style:parent-style-name="Default">
      <style:table-cell-properties fo:border-bottom="0.74pt dotted #000000" fo:background-color="#ffffd7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43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60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61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64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65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3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6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7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77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7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80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8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69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84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171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8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8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88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89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3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92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95" style:family="table-cell" style:parent-style-name="Default">
      <style:table-cell-properties fo:border-bottom="1.76pt solid #000000" fo:background-color="#dce6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183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99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00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02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03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0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2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0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08" style:family="table-cell" style:parent-style-name="Default" style:data-style-name="N1">
      <style:table-cell-properties fo:border-bottom="0.74pt dotted #000000" fo:background-color="#ddd9c3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1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1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1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1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14" style:family="table-cell" style:parent-style-name="Default" style:data-style-name="N1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15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16" style:family="table-cell" style:parent-style-name="Default" style:data-style-name="N1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18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19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08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09" style:family="table-cell" style:parent-style-name="Default" style:data-style-name="N1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21" style:family="table-cell" style:parent-style-name="Default" style:data-style-name="N1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11" style:family="table-cell" style:parent-style-name="Default" style:data-style-name="N1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2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23" style:family="table-cell" style:parent-style-name="Default" style:data-style-name="N1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25" style:family="table-cell" style:parent-style-name="Default" style:data-style-name="N1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26" style:family="table-cell" style:parent-style-name="Default" style:data-style-name="N1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27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28" style:family="table-cell" style:parent-style-name="Default" style:data-style-name="N1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29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30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31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32" style:family="table-cell" style:parent-style-name="Default" style:data-style-name="N1">
      <style:table-cell-properties fo:border-bottom="1.76pt solid #000000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23" style:family="table-cell" style:parent-style-name="Default" style:data-style-name="N1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3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34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3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36" style:family="table-cell" style:parent-style-name="Default" style:data-style-name="N1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38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3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2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4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48" style:family="table-cell" style:parent-style-name="Default" style:data-style-name="N0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49" style:family="table-cell" style:parent-style-name="Default" style:data-style-name="N0">
      <style:table-cell-properties fo:border-bottom="0.74pt dotte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5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5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5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5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54" style:family="table-cell" style:parent-style-name="Default" style:data-style-name="N1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55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5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5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58" style:family="table-cell" style:parent-style-name="Default" style:data-style-name="N1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59" style:family="table-cell" style:parent-style-name="Default" style:data-style-name="N1">
      <style:table-cell-properties fo:border-bottom="0.74pt dotte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6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61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62" style:family="table-cell" style:parent-style-name="Default" style:data-style-name="N1">
      <style:table-cell-properties fo:border-bottom="0.74pt dotte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5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56" style:family="table-cell" style:parent-style-name="Default" style:data-style-name="N1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63" style:family="table-cell" style:parent-style-name="Default" style:data-style-name="N1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58" style:family="table-cell" style:parent-style-name="Default" style:data-style-name="N1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64" style:family="table-cell" style:parent-style-name="Default" style:data-style-name="N1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65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66" style:family="table-cell" style:parent-style-name="Default" style:data-style-name="N1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67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68" style:family="table-cell" style:parent-style-name="Default" style:data-style-name="N1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6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7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71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67" style:family="table-cell" style:parent-style-name="Default" style:data-style-name="N1">
      <style:table-cell-properties fo:border-bottom="none" fo:background-color="#ffffa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7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74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75" style:family="table-cell" style:parent-style-name="Default" style:data-style-name="N1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76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7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78" style:family="table-cell" style:parent-style-name="Default" style:data-style-name="N1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79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80" style:family="table-cell" style:parent-style-name="Default" style:data-style-name="N1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82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8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2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8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9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91" style:family="table-cell" style:parent-style-name="Default" style:data-style-name="N1">
      <style:table-cell-properties fo:border-bottom="0.74pt dotte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92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25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9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9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95" style:family="table-cell" style:parent-style-name="Default" style:data-style-name="N1">
      <style:table-cell-properties fo:border-bottom="0.74pt soli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96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9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49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99" style:family="table-cell" style:parent-style-name="Default" style:data-style-name="N1">
      <style:table-cell-properties fo:border-bottom="0.74pt solid #000000" fo:background-color="#ffff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00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0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0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03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04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30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03" style:family="table-cell" style:parent-style-name="Default" style:data-style-name="N1">
      <style:table-cell-properties fo:border-bottom="0.74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05" style:family="table-cell" style:parent-style-name="Default" style:data-style-name="N1">
      <style:table-cell-properties fo:border-bottom="0.74pt solid #000000" fo:background-color="#ffff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05" style:family="table-cell" style:parent-style-name="Default" style:data-style-name="N1">
      <style:table-cell-properties fo:border-bottom="0.74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06" style:family="table-cell" style:parent-style-name="Default" style:data-style-name="N1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07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08" style:family="table-cell" style:parent-style-name="Default" style:data-style-name="N1">
      <style:table-cell-properties fo:border-bottom="0.74pt solid #000000" fo:background-color="#dce6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33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12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1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13" style:family="table-cell" style:parent-style-name="Default" style:data-style-name="N1">
      <style:table-cell-properties fo:border-bottom="0.74pt solid #000000" fo:background-color="#dce6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1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15" style:family="table-cell" style:parent-style-name="Default" style:data-style-name="N1">
      <style:table-cell-properties fo:border-bottom="none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09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16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17" style:family="table-cell" style:parent-style-name="Default" style:data-style-name="N0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18" style:family="table-cell" style:parent-style-name="Default" style:data-style-name="N1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1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2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21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22" style:family="table-cell" style:parent-style-name="Default" style:data-style-name="N1">
      <style:table-cell-properties fo:border-bottom="0.74pt solid #000000" fo:background-color="#ff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524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2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3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136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3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80" style:family="table-cell" style:parent-style-name="Default" style:data-style-name="N0">
      <style:table-cell-properties fo:border-bottom="0.74pt dotted #000000" fo:background-color="#ddd9c3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3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373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42" style:family="table-cell" style:parent-style-name="Default" style:data-style-name="N0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4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46" style:family="table-cell" style:parent-style-name="Default" style:data-style-name="N0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43" style:family="table-cell" style:parent-style-name="Default" style:data-style-name="N0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48" style:family="table-cell" style:parent-style-name="Default" style:data-style-name="N0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44" style:family="table-cell" style:parent-style-name="Default" style:data-style-name="N0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38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45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54" style:family="table-cell" style:parent-style-name="Default" style:data-style-name="N0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51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5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5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9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5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90" style:rotation-align="bottom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39" style:family="table-cell" style:parent-style-name="Default" style:data-style-name="N0">
      <style:table-cell-properties fo:border-bottom="0.74pt dotted #000000" fo:background-color="#ddd9c3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58" style:family="table-cell" style:parent-style-name="Default" style:data-style-name="N0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6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68" style:family="table-cell" style:parent-style-name="Default" style:data-style-name="N0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60" style:family="table-cell" style:parent-style-name="Default" style:data-style-name="N0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70" style:family="table-cell" style:parent-style-name="Default" style:data-style-name="N0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61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41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6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6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66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77" style:family="table-cell" style:parent-style-name="Default" style:data-style-name="N0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68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71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90" style:rotation-align="bottom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7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84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85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38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7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9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93" style:family="table-cell" style:parent-style-name="Default" style:data-style-name="N0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81" style:family="table-cell" style:parent-style-name="Default" style:data-style-name="N0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395" style:family="table-cell" style:parent-style-name="Default" style:data-style-name="N0">
      <style:table-cell-properties fo:border-bottom="0.74pt solid #000000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84" style:family="table-cell" style:parent-style-name="Default" style:data-style-name="N1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8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86" style:family="table-cell" style:parent-style-name="Default" style:data-style-name="N1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87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445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89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04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9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94" style:family="table-cell" style:parent-style-name="Default" style:data-style-name="N0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95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45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9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90" style:rotation-align="bottom" style:shrink-to-fit="false" fo:border-top="non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4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02" style:family="table-cell" style:parent-style-name="Default" style:data-style-name="N1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03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80" style:family="table-cell" style:parent-style-name="Default" style:data-style-name="N0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0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05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06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0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0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24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25" style:family="table-cell" style:parent-style-name="Default" style:data-style-name="N0">
      <style:table-cell-properties fo:border-bottom="0.74pt solid #000000" fo:background-color="#ffffa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10" style:family="table-cell" style:parent-style-name="Default" style:data-style-name="N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27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12" style:family="table-cell" style:parent-style-name="Default" style:data-style-name="N1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14" style:family="table-cell" style:parent-style-name="Default" style:data-style-name="N1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19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47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21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23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2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442" style:family="table-cell" style:parent-style-name="Default" style:data-style-name="N0">
      <style:table-cell-properties fo:border-bottom="none" fo:background-color="#ffffa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2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28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30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31" style:family="table-cell" style:parent-style-name="Default" style:data-style-name="N0">
      <style:table-cell-properties fo:border-bottom="0.74pt solid #000000" fo:background-color="#ffc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633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3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6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50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50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43" style:family="table-cell" style:parent-style-name="Default" style:data-style-name="N111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70" style:family="table-cell" style:parent-style-name="Default" style:data-style-name="N0">
      <style:table-cell-properties fo:border-bottom="0.74pt dotted #000000" fo:background-color="#ddd9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40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4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51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49" style:family="table-cell" style:parent-style-name="Default" style:data-style-name="N1">
      <style:table-cell-properties fo:border-bottom="0.74pt solid #000000" fo:background-color="#ddd9c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50" style:family="table-cell" style:parent-style-name="Default" style:data-style-name="N0">
      <style:table-cell-properties fo:border-bottom="0.74pt solid #000000" fo:background-color="#ffff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5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7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71" style:family="table-cell" style:parent-style-name="Default" style:data-style-name="N0">
      <style:table-cell-properties fo:border-bottom="0.74pt solid #000000" fo:background-color="#ffff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54" style:family="table-cell" style:parent-style-name="Default" style:data-style-name="N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73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56" style:family="table-cell" style:parent-style-name="Default" style:data-style-name="N1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57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5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59" style:family="table-cell" style:parent-style-name="Default" style:data-style-name="N0">
      <style:table-cell-properties fo:border-bottom="0.74pt solid #000000" fo:background-color="#ffff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6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61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62" style:family="table-cell" style:parent-style-name="Default" style:data-style-name="N0">
      <style:table-cell-properties fo:border-bottom="0.74pt solid #000000" fo:background-color="#dce6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6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6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65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66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86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67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6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70" style:family="table-cell" style:parent-style-name="Default" style:data-style-name="N0">
      <style:table-cell-properties fo:border-bottom="0.74pt solid #000000" fo:background-color="#ff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673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7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154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5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5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84" style:family="table-cell" style:parent-style-name="Default" style:data-style-name="N1">
      <style:table-cell-properties fo:border-bottom="0.74pt dotte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505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87" style:family="table-cell" style:parent-style-name="Default" style:data-style-name="N0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8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89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46" style:family="table-cell" style:parent-style-name="Default" style:data-style-name="N0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4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91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92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93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514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96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6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0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01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02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03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0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7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0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0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532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7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15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1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1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18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2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4" style:family="table-cell" style:parent-style-name="Default" style:data-style-name="N0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25" style:family="table-cell" style:parent-style-name="Default" style:data-style-name="N0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7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3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32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3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34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3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61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5pt" fo:font-style="normal" fo:text-shadow="none" style:text-underline-style="none" fo:font-weight="normal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ce7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6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6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56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563" style:family="table-cell" style:parent-style-name="Default" style:data-style-name="N0">
      <style:table-cell-properties fo:border-bottom="0.74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41" style:family="table-cell" style:parent-style-name="Default" style:data-style-name="N0">
      <style:table-cell-properties fo:border-bottom="0.74pt solid #000000" fo:background-color="#ffff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565" style:family="table-cell" style:parent-style-name="Default">
      <style:table-cell-properties fo:border-bottom="0.74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43" style:family="table-cell" style:parent-style-name="Default" style:data-style-name="N1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4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569" style:family="table-cell" style:parent-style-name="Default" style:data-style-name="N0">
      <style:table-cell-properties fo:border-bottom="none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46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47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4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49" style:family="table-cell" style:parent-style-name="Default" style:data-style-name="N1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50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51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5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53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6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33" style:family="table-cell" style:parent-style-name="Default" style:data-style-name="N0">
      <style:table-cell-properties fo:border-bottom="0.74pt dotted #000000" fo:background-color="#ddd9c3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6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6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63" style:family="table-cell" style:parent-style-name="Default" style:data-style-name="N1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6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590" style:family="table-cell" style:parent-style-name="Default">
      <style:table-cell-properties fo:border-bottom="none" fo:background-color="#ffff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16" style:family="table-cell" style:parent-style-name="Default" style:data-style-name="N0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6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66" style:family="table-cell" style:parent-style-name="Default" style:data-style-name="N0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65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68" style:family="table-cell" style:parent-style-name="Default" style:data-style-name="N111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65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65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74" style:family="table-cell" style:parent-style-name="Default" style:data-style-name="N1">
      <style:table-cell-properties fo:border-bottom="0.74pt solid #000000" fo:background-color="#ddd9c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75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53" style:family="table-cell" style:parent-style-name="Default" style:data-style-name="N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76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77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78" style:family="table-cell" style:parent-style-name="Default" style:data-style-name="N0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7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80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81" style:family="table-cell" style:parent-style-name="Default" style:data-style-name="N0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82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83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84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85" style:family="table-cell" style:parent-style-name="Default" style:data-style-name="N0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8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87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8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78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9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2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94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68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5pt" fo:font-style="normal" fo:text-shadow="none" style:text-underline-style="none" fo:font-weight="normal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ce797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98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99" style:family="table-cell" style:parent-style-name="Default" style:data-style-name="N111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800" style:family="table-cell" style:parent-style-name="Default" style:data-style-name="N111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0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0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0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69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69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07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759" style:family="table-cell" style:parent-style-name="Default" style:data-style-name="N0">
      <style:table-cell-properties fo:border-bottom="0.74pt dotted #000000" fo:background-color="#ddd9c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0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6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1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70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16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704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644" style:family="table-cell" style:parent-style-name="Default" style:data-style-name="N0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70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709" style:family="table-cell" style:parent-style-name="Default" style:data-style-name="N1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649" style:family="table-cell" style:parent-style-name="Default" style:data-style-name="N0">
      <style:table-cell-properties fo:border-bottom="0.74pt solid #000000" fo:background-color="#ffffa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c9211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745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23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24" style:family="table-cell" style:parent-style-name="Default" style:data-style-name="N0">
      <style:table-cell-properties fo:border-bottom="0.74pt solid #000000" fo:background-color="#ff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26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27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28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29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6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660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31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7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3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36" style:family="table-cell" style:parent-style-name="Default" style:data-style-name="N1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37" style:family="table-cell" style:parent-style-name="Default" style:data-style-name="N11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38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39" style:family="table-cell" style:parent-style-name="Default" style:data-style-name="N0">
      <style:table-cell-properties fo:border-bottom="0.74pt solid #000000" fo:background-color="#ff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733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42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43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7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73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4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7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5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5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54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5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55" style:family="table-cell" style:parent-style-name="Default">
      <style:table-cell-properties fo:border-bottom="0.74pt solid #000000" fo:background-color="#ff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85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7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6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61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62" style:family="table-cell" style:parent-style-name="Default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175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6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75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64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800000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65" style:family="table-cell" style:parent-style-name="Default" style:data-style-name="N0">
      <style:table-cell-properties fo:border-bottom="1.76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66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67" style:family="table-cell" style:parent-style-name="Default" style:data-style-name="N0">
      <style:table-cell-properties fo:border-bottom="0.74pt solid #000000" fo:background-color="#dce6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6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70" style:family="table-cell" style:parent-style-name="Default" style:data-style-name="N0">
      <style:table-cell-properties fo:border-bottom="none" fo:background-color="#ffc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71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72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7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75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7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77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78" style:family="table-cell" style:parent-style-name="Default" style:data-style-name="N0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79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80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81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8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84" style:family="table-cell" style:parent-style-name="Default">
      <style:table-cell-properties fo:border-bottom="0.74pt solid #000000" fo:background-color="#ffff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85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21409a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86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8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89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66b3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90" style:family="table-cell" style:parent-style-name="Default" style:data-style-name="N0">
      <style:table-cell-properties fo:border-bottom="0.74pt solid #000000" fo:background-color="#ff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9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92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79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94" style:family="table-cell" style:parent-style-name="Default">
      <style:table-cell-properties fo:border-bottom="0.74pt solid #000000" fo:background-color="#ffffd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95" style:family="table-cell" style:parent-style-name="Default" style:data-style-name="N0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96" style:family="table-cell" style:parent-style-name="Default" style:data-style-name="N0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897" style:family="table-cell" style:parent-style-name="Default" style:data-style-name="N1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899" style:family="table-cell" style:parent-style-name="Default">
      <style:table-cell-properties fo:border-bottom="none" fo:background-color="#ff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90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03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0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05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06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09" style:family="table-cell" style:parent-style-name="Default">
      <style:table-cell-properties fo:border-bottom="1.76pt solid #000000" fo:background-color="#ffcc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10" style:family="table-cell" style:parent-style-name="Default" style:data-style-name="N11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917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1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2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7pt" fo:font-style="italic" fo:text-shadow="none" style:text-underline-style="none" fo:font-weight="normal" style:font-size-asian="7pt" style:font-style-asian="italic" style:font-weight-asian="normal" style:font-name-complex="Times New Roman" style:font-size-complex="7pt" style:font-style-complex="italic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924" style:family="table-cell" style:parent-style-name="Default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925" style:family="table-cell" style:parent-style-name="Default" style:data-style-name="N1">
      <style:table-cell-properties fo:background-color="#ffffff" style:rotation-align="non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92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9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bold" style:font-size-asian="7pt" style:font-style-asian="normal" style:font-weight-asian="bold" style:font-name-complex="Times New Roman" style:font-size-complex="7pt" style:font-style-complex="normal" style:font-weight-complex="bold"/>
    </style:style>
    <style:style style:name="ce92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929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8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fo:min-height="268.6mm" fo:min-width="347.42mm" fo:padding-top="1.25mm" fo:padding-bottom="1.25mm" fo:padding-left="2.5mm" fo:padding-right="2.5mm" fo:wrap-option="wrap"/>
    </style:style>
    <style:style style:name="gr2" style:family="graphic">
      <style:graphic-properties draw:marker-start="Arrowhead_20_1" draw:marker-start-width="2mm" draw:marker-start-center="false" draw:fill="solid" draw:fill-color="#ffffff" draw:auto-grow-height="true" draw:auto-grow-width="false" fo:min-height="18.4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ff" draw:auto-grow-height="true" draw:auto-grow-width="false" fo:min-height="18.73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ff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style-complex="normal" style:font-name="Times New Roman" style:font-style-asian="normal" style:font-weight-complex="normal" style:font-weight-asian="normal" style:font-size-complex="14pt" style:font-size-asian="14pt" style:font-name-complex="Times New Roman" style:text-position="0% 100%" style:use-window-font-color="true" style:text-outline="false" fo:font-style="normal" style:text-line-through-type="none" style:text-underline-style="none" style:text-underline-color="font-color" fo:font-weight="normal" fo:font-size="14pt" fo:text-shadow="none"/>
    </style:style>
    <style:style style:name="T4" style:family="text">
      <style:text-properties style:font-name="Times New Roman" style:font-weight-complex="normal" style:font-weight-asian="normal" style:font-size-complex="14pt" style:font-size-asian="14pt" style:font-name-complex="Times New Roman" style:text-position="0% 100%" style:use-window-font-color="true" style:text-outline="false" style:text-line-through-type="none" style:text-underline-style="none" style:text-underline-color="font-color" fo:font-weight="normal" fo:font-size="14pt" fo:text-shadow="none" fo:font-style="italic" style:font-style-asian="italic" style:font-style-complex="italic"/>
    </style:style>
    <style:style style:name="T5" style:family="text">
      <style:text-properties fo:color="#f10d0c" fo:font-weight="bold" style:font-weight-asian="bold" style:font-weight-complex="bold"/>
    </style:style>
    <style:style style:name="T6" style:family="text">
      <style:text-properties fo:color="#f10d0c" fo:font-weight="bold" style:font-weight-asian="bold" style:font-weight-complex="bold" fo:font-size="10pt" style:font-size-asian="10pt" style:font-size-complex="10pt"/>
    </style:style>
    <style:style style:name="T7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итульный лист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number-columns-repeated="3" table:default-cell-style-name="ce66"/>
        <table:table-column table:style-name="co7" table:default-cell-style-name="ce66"/>
        <table:table-column table:style-name="co6" table:number-columns-repeated="1014" table:default-cell-style-name="ce66"/>
        <table:table-row table:style-name="ro1" table:visibility="collapse">
          <table:table-cell table:style-name="ce1" office:value-type="string" calcext:value-type="string" table:number-columns-spanned="9" table:number-rows-spanned="1">
            <text:p>Министерство образования Нижегородской области</text:p>
          </table:table-cell>
          <table:covered-table-cell table:number-columns-repeated="8" table:style-name="ce1"/>
          <table:table-cell table:number-columns-repeated="1014"/>
        </table:table-row>
        <table:table-row table:style-name="ro1" table:visibility="collapse">
          <table:table-cell table:style-name="ce1" office:value-type="string" calcext:value-type="string" table:number-columns-spanned="9" table:number-rows-spanned="1">
            <text:p>Государственное бюджетное образовательное учреждение среднего профессионального образования</text:p>
          </table:table-cell>
          <table:covered-table-cell table:number-columns-repeated="8" table:style-name="ce1"/>
          <table:table-cell table:style-name="ce118"/>
          <table:table-cell table:number-columns-repeated="1013"/>
        </table:table-row>
        <table:table-row table:style-name="ro2" table:visibility="collapse">
          <table:table-cell table:style-name="ce2" office:value-type="string" calcext:value-type="string" table:number-columns-spanned="9" table:number-rows-spanned="1">
            <text:p>"Арзамасский коммерческо-технический техникум"</text:p>
          </table:table-cell>
          <table:covered-table-cell table:number-columns-repeated="8" table:style-name="ce2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9" table:number-rows-spanned="3">
            <text:p>Министерство образования, науки и молодежной политики Нижегородской области Государственное бюджетное профессиональное образовательное учреждение <text:s text:c="45"/>"Нижегородский радиотехнический колледж"</text:p>
          </table:table-cell>
          <table:covered-table-cell table:number-columns-repeated="8" table:style-name="ce3"/>
          <table:table-cell table:number-columns-repeated="1014"/>
        </table:table-row>
        <table:table-row table:style-name="ro3">
          <table:covered-table-cell table:number-columns-repeated="9" table:style-name="ce3"/>
          <table:table-cell table:number-columns-repeated="1014"/>
        </table:table-row>
        <table:table-row table:style-name="ro4">
          <table:covered-table-cell table:number-columns-repeated="9" table:style-name="ce3"/>
          <table:table-cell table:number-columns-repeated="1014"/>
        </table:table-row>
        <table:table-row table:style-name="ro5">
          <table:table-cell table:number-columns-repeated="1023"/>
        </table:table-row>
        <table:table-row table:style-name="ro2">
          <table:table-cell table:number-columns-repeated="5"/>
          <table:table-cell table:style-name="ce7" office:value-type="string" calcext:value-type="string" table:number-columns-spanned="4" table:number-rows-spanned="1">
            <text:p>УТВЕРЖДАЮ </text:p>
          </table:table-cell>
          <table:covered-table-cell table:number-columns-repeated="3" table:style-name="ce7"/>
          <table:table-cell table:number-columns-repeated="1014"/>
        </table:table-row>
        <table:table-row table:style-name="ro2">
          <table:table-cell table:number-columns-repeated="5"/>
          <table:table-cell table:style-name="ce115" office:value-type="string" calcext:value-type="string">
            <text:p>Директор ГБПОУ "НРТК"</text:p>
          </table:table-cell>
          <table:table-cell table:style-name="ce117" table:number-columns-repeated="3"/>
          <table:table-cell table:number-columns-repeated="1014"/>
        </table:table-row>
        <table:table-row table:style-name="ro2">
          <table:table-cell table:number-columns-repeated="5"/>
          <table:table-cell table:style-name="ce113" office:value-type="string" calcext:value-type="string">
            <text:p>___________ </text:p>
          </table:table-cell>
          <table:table-cell table:style-name="ce117"/>
          <table:table-cell table:style-name="ce117" office:value-type="string" calcext:value-type="string">
            <text:p>И.А.Кормщикова</text:p>
          </table:table-cell>
          <table:table-cell table:style-name="ce117"/>
          <table:table-cell table:number-columns-repeated="1014"/>
        </table:table-row>
        <table:table-row table:style-name="ro2">
          <table:table-cell table:number-columns-repeated="5"/>
          <table:table-cell table:style-name="ce15" table:number-columns-spanned="4" table:number-rows-spanned="1"/>
          <table:covered-table-cell table:number-columns-repeated="3" table:style-name="ce15"/>
          <table:table-cell table:number-columns-repeated="1014"/>
        </table:table-row>
        <table:table-row table:style-name="ro2">
          <table:table-cell table:number-columns-repeated="5"/>
          <table:table-cell table:style-name="ce117" office:value-type="string" calcext:value-type="string">
            <text:p>Приказ № 640/О <text:s/>от "27" <text:s/>августа 2019 г.</text:p>
          </table:table-cell>
          <table:table-cell table:style-name="ce117" table:number-columns-repeated="3"/>
          <table:table-cell table:number-columns-repeated="1014"/>
        </table:table-row>
        <table:table-row table:style-name="ro2">
          <table:table-cell table:number-columns-repeated="5"/>
          <table:table-cell table:style-name="ce117" table:number-columns-repeated="4"/>
          <table:table-cell table:number-columns-repeated="1014"/>
        </table:table-row>
        <table:table-row table:style-name="ro6" table:number-rows-repeated="5">
          <table:table-cell table:number-columns-repeated="1023"/>
        </table:table-row>
        <table:table-row table:style-name="ro2">
          <table:table-cell/>
          <table:table-cell table:style-name="ce2" table:number-columns-repeated="8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9" table:number-rows-spanned="1">
            <text:p>образовательной программы</text:p>
          </table:table-cell>
          <table:covered-table-cell table:number-columns-repeated="8" table:style-name="ce5"/>
          <table:table-cell table:style-name="ce119" table:number-columns-repeated="1014"/>
        </table:table-row>
        <table:table-row table:style-name="ro2" table:visibility="collapse">
          <table:table-cell table:style-name="ce5" table:number-columns-spanned="9" table:number-rows-spanned="1"/>
          <table:covered-table-cell table:number-columns-repeated="8" table:style-name="ce5"/>
          <table:table-cell table:style-name="ce119" table:number-columns-repeated="1014"/>
        </table:table-row>
        <table:table-row table:style-name="ro2" table:visibility="collapse">
          <table:table-cell table:style-name="ce5" table:number-columns-spanned="9" table:number-rows-spanned="1"/>
          <table:covered-table-cell table:number-columns-repeated="8" table:style-name="ce5"/>
          <table:table-cell table:style-name="ce119" table:number-columns-repeated="1014"/>
        </table:table-row>
        <table:table-row table:style-name="ro2">
          <table:table-cell/>
          <table:table-cell table:style-name="ce5"/>
          <table:table-cell table:style-name="ce73" office:value-type="string" calcext:value-type="string" table:number-columns-spanned="7" table:number-rows-spanned="1">
            <text:p><text:s text:c="8"/>среднего профессионального образования</text:p>
          </table:table-cell>
          <table:covered-table-cell table:number-columns-repeated="6" table:style-name="ce5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9" table:number-rows-spanned="1">
            <text:p>по специальности среднего профессионального образования</text:p>
          </table:table-cell>
          <table:covered-table-cell table:number-columns-repeated="8" table:style-name="ce5"/>
          <table:table-cell table:style-name="ce120"/>
          <table:table-cell table:number-columns-repeated="1013"/>
        </table:table-row>
        <table:table-row table:style-name="ro7">
          <table:table-cell table:style-name="ce6" table:number-columns-spanned="9" table:number-rows-spanned="1"/>
          <table:covered-table-cell table:number-columns-repeated="8" table:style-name="ce6"/>
          <table:table-cell table:number-columns-repeated="1014"/>
        </table:table-row>
        <table:table-row table:style-name="ro8">
          <table:table-cell table:style-name="ce7" office:value-type="string" calcext:value-type="string" table:number-columns-spanned="9" table:number-rows-spanned="1">
            <text:p>09.02.07 Информационные системы и программирование</text:p>
          </table:table-cell>
          <table:covered-table-cell table:number-columns-repeated="8" table:style-name="ce7"/>
          <table:table-cell table:number-columns-repeated="1014"/>
        </table:table-row>
        <table:table-row table:style-name="ro9">
          <table:table-cell table:number-columns-repeated="1023"/>
        </table:table-row>
        <table:table-row table:style-name="ro10">
          <table:table-cell table:number-columns-repeated="1023"/>
        </table:table-row>
        <table:table-row table:style-name="ro11" table:visibility="collapse">
          <table:table-cell table:number-columns-repeated="1023"/>
        </table:table-row>
        <table:table-row table:style-name="ro12">
          <table:table-cell table:number-columns-repeated="1023"/>
        </table:table-row>
        <table:table-row table:style-name="ro13">
          <table:table-cell table:number-columns-repeated="4"/>
          <table:table-cell table:style-name="ce10" office:value-type="string" calcext:value-type="string" table:number-columns-spanned="5" table:number-rows-spanned="1">
            <text:p>Квалификация: <text:s/>специалист по тестированию в области информационных технологий</text:p>
          </table:table-cell>
          <table:covered-table-cell table:number-columns-repeated="4" table:style-name="ce10"/>
          <table:table-cell table:number-columns-repeated="1014"/>
        </table:table-row>
        <table:table-row table:style-name="ro14">
          <table:table-cell table:number-columns-repeated="4"/>
          <table:table-cell table:style-name="ce11" office:value-type="string" calcext:value-type="string" table:number-columns-spanned="5" table:number-rows-spanned="1">
            <text:p><text:span text:style-name="T3">Форма обучения — </text:span><text:span text:style-name="T4">очная</text:span></text:p>
          </table:table-cell>
          <table:covered-table-cell table:number-columns-repeated="4" table:style-name="ce11"/>
          <table:table-cell table:number-columns-repeated="1014"/>
        </table:table-row>
        <table:table-row table:style-name="ro2">
          <table:table-cell table:number-columns-repeated="2"/>
          <table:table-cell table:style-name="ce75" table:number-columns-repeated="2"/>
          <table:table-cell table:style-name="ce113" office:value-type="string" calcext:value-type="string">
            <text:p>Срок обучения — 3 г. 10 мес.</text:p>
          </table:table-cell>
          <table:table-cell table:style-name="ce113" table:number-columns-repeated="4"/>
          <table:table-cell table:number-columns-repeated="1014"/>
        </table:table-row>
        <table:table-row table:style-name="ro15">
          <table:table-cell table:number-columns-repeated="4"/>
          <table:table-cell table:style-name="ce10" office:value-type="string" calcext:value-type="string" table:number-columns-spanned="5" table:number-rows-spanned="1">
            <text:p><text:span text:style-name="T3">Уровень образования, необходимый для приема на обучение  - </text:span><text:span text:style-name="T4">     основное общее  образование          </text:span></text:p>
          </table:table-cell>
          <table:covered-table-cell table:number-columns-repeated="4" table:style-name="ce10"/>
          <table:table-cell table:number-columns-repeated="1014"/>
        </table:table-row>
        <table:table-row table:style-name="ro9">
          <table:table-cell table:number-columns-repeated="4"/>
          <table:table-cell table:style-name="ce13" office:value-type="string" calcext:value-type="string" table:number-columns-spanned="5" table:number-rows-spanned="1">
            <text:p><text:span text:style-name="T3">Профиль получаемого профессионального образования —</text:span><text:span text:style-name="T4"> технический</text:span></text:p>
          </table:table-cell>
          <table:covered-table-cell table:number-columns-repeated="4" table:style-name="ce13"/>
          <table:table-cell table:number-columns-repeated="1014"/>
        </table:table-row>
        <table:table-row table:style-name="ro6" table:number-rows-repeated="1048540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Матрица кометенций" table:style-name="ta2">
        <table:table-column table:style-name="co9" table:default-cell-style-name="ce123"/>
        <table:table-column table:style-name="co10" table:number-columns-repeated="2" table:default-cell-style-name="ce129"/>
        <table:table-column table:style-name="co1" table:default-cell-style-name="ce129"/>
        <table:table-column table:style-name="co10" table:number-columns-repeated="4" table:default-cell-style-name="ce129"/>
        <table:table-column table:style-name="co11" table:default-cell-style-name="ce129"/>
        <table:table-column table:style-name="co1" table:default-cell-style-name="ce129"/>
        <table:table-column table:style-name="co10" table:default-cell-style-name="ce129"/>
        <table:table-column table:style-name="co1" table:default-cell-style-name="ce129"/>
        <table:table-column table:style-name="co10" table:number-columns-repeated="2" table:default-cell-style-name="ce129"/>
        <table:table-column table:style-name="co12" table:default-cell-style-name="ce129"/>
        <table:table-column table:style-name="co13" table:default-cell-style-name="ce129"/>
        <table:table-column table:style-name="co14" table:default-cell-style-name="ce129"/>
        <table:table-column table:style-name="co11" table:default-cell-style-name="ce129"/>
        <table:table-column table:style-name="co10" table:default-cell-style-name="ce129"/>
        <table:table-column table:style-name="co11" table:default-cell-style-name="ce135"/>
        <table:table-column table:style-name="co15" table:default-cell-style-name="ce135"/>
        <table:table-column table:style-name="co11" table:default-cell-style-name="ce135"/>
        <table:table-column table:style-name="co16" table:default-cell-style-name="ce135"/>
        <table:table-column table:style-name="co11" table:number-columns-repeated="2" table:default-cell-style-name="ce135"/>
        <table:table-column table:style-name="co12" table:default-cell-style-name="ce135"/>
        <table:table-column table:style-name="co17" table:default-cell-style-name="ce135"/>
        <table:table-column table:style-name="co11" table:number-columns-repeated="2" table:default-cell-style-name="ce135"/>
        <table:table-column table:style-name="co10" table:number-columns-repeated="4" table:default-cell-style-name="ce135"/>
        <table:table-column table:style-name="co18" table:number-columns-repeated="31" table:default-cell-style-name="ce135"/>
        <table:table-row table:style-name="ro16">
          <table:table-cell table:style-name="ce121" office:value-type="string" calcext:value-type="string">
            <text:p>Наименование учебных дисциплин, профессиональных модулей</text:p>
          </table:table-cell>
          <table:table-cell table:style-name="ce124" office:value-type="string" calcext:value-type="string">
            <text:p>ОК 1. Выбирать способы решения задач профессиональной деятельности, </text:p>
            <text:p>применительно к различным контекстам</text:p>
          </table:table-cell>
          <table:table-cell table:style-name="ce130" office:value-type="string" calcext:value-type="string">
            <text:p>ОК 2. Осуществлять поиск, анализ и интерпретацию информации, необходимой для выполнения задач профессиональной деятельности</text:p>
          </table:table-cell>
          <table:table-cell table:style-name="ce130" office:value-type="string" calcext:value-type="string">
            <text:p>ОК 3. Планировать и реализовывать собственное профессиональное и личностное развитие.</text:p>
          </table:table-cell>
          <table:table-cell table:style-name="ce130" office:value-type="string" calcext:value-type="string">
            <text:p>ОК 4. Работать в коллективе и команде, эффективно взаимодействовать с коллегами, руководством, клиентами.</text:p>
          </table:table-cell>
          <table:table-cell table:style-name="ce130" office:value-type="string" calcext:value-type="string">
            <text:p>ОК 5. Осуществлять устную и письменную коммуникацию на государственном языке с учетом особенностей социльного и культурного контекста.</text:p>
          </table:table-cell>
          <table:table-cell table:style-name="ce130" office:value-type="string" calcext:value-type="string">
            <text:p>ОК 6. Проявлять гражданско-патриотическую позицию, демонстрировать осознанное поведение на основе общечеловеческих ценностей.</text:p>
          </table:table-cell>
          <table:table-cell table:style-name="ce130" office:value-type="string" calcext:value-type="string">
            <text:p>ОК 7. Содействовать сохранению окружающей среды, ресурсо-сбережению, эффективно действовать в чрезвычайных ситуациях.</text:p>
          </table:table-cell>
          <table:table-cell table:style-name="ce130" office:value-type="string" calcext:value-type="string">
            <text:p>ОК 8. Использовать средства физической культуры для сохранения и укрепления здоровья в процессе профессиональной деятельности и поддержание необходимого уровня физической подготовленности.</text:p>
          </table:table-cell>
          <table:table-cell table:style-name="ce130" office:value-type="string" calcext:value-type="string">
            <text:p>ОК 9. Использовать информационные технологии в профессиональной деятельности.</text:p>
          </table:table-cell>
          <table:table-cell table:style-name="ce130" office:value-type="string" calcext:value-type="string">
            <text:p>ОК 10. Пользоваться профессиональной документацией на государственном и иностранном языке.</text:p>
          </table:table-cell>
          <table:table-cell table:style-name="ce130" office:value-type="string" calcext:value-type="string">
            <text:p>ОК 11. Планировать предпринимательскую деятельность в профессиональной сфере.</text:p>
          </table:table-cell>
          <table:table-cell table:style-name="ce130" office:value-type="string" calcext:value-type="string">
            <text:p>ПК 1.1.Формировать алгоритмы разработки программных модулей в соответствии с техническим заданием.</text:p>
          </table:table-cell>
          <table:table-cell table:style-name="ce130" office:value-type="string" calcext:value-type="string">
            <text:p>ПК 1.2Разрабатывать программные модули в соответствии с техническим заданием.</text:p>
          </table:table-cell>
          <table:table-cell table:style-name="ce130" office:value-type="string" calcext:value-type="string">
            <text:p>ПК 1.3. Выполнять отладку программных модулей с использованием специализированных программных средств.</text:p>
          </table:table-cell>
          <table:table-cell table:style-name="ce130" office:value-type="string" calcext:value-type="string">
            <text:p>ПК 1.4. Выполнять тестирование программных модулей.</text:p>
          </table:table-cell>
          <table:table-cell table:style-name="ce130" office:value-type="string" calcext:value-type="string">
            <text:p>К 1.5. Осуществлять рефакторинг и оптимизацию программного кода.</text:p>
          </table:table-cell>
          <table:table-cell table:style-name="ce130" office:value-type="string" calcext:value-type="string">
            <text:p>ПК 1.6.Разрабатывать модули программного обеспечения для мобильных платформ.</text:p>
          </table:table-cell>
          <table:table-cell table:style-name="ce130" office:value-type="string" calcext:value-type="string">
            <text:p>ПК 2.1. Разрабатывать требования к программным модулям нга основе анализа проектной и технической документации на предмет взаимодействия компонент.</text:p>
          </table:table-cell>
          <table:table-cell table:style-name="ce130" office:value-type="string" calcext:value-type="string">
            <text:p>ПК 2.2Выполнять интеграцию модулей в программное обеспечение.</text:p>
          </table:table-cell>
          <table:table-cell table:style-name="ce130" office:value-type="string" calcext:value-type="string">
            <text:p>ПК 2.3. Выполнять отладку программного модуля с использованием специализированных программных средств.</text:p>
          </table:table-cell>
          <table:table-cell table:style-name="ce130" office:value-type="string" calcext:value-type="string">
            <text:p>ПК 2.4. Осуществлять разработку тестовых наборов <text:s/>и тестовых сценариев для программного обеспечения.</text:p>
          </table:table-cell>
          <table:table-cell table:style-name="ce130" office:value-type="string" calcext:value-type="string">
            <text:p>ПК 2.5. Производить инспектирование компонент программного обеспечения на предмет соответствия стандартам кодирования.</text:p>
          </table:table-cell>
          <table:table-cell table:style-name="ce130" office:value-type="string" calcext:value-type="string">
            <text:p>ПК 4.1. Осуществлять инсталляцию, настройку и обслуживание программного обеспечения компьютерных систем.</text:p>
          </table:table-cell>
          <table:table-cell table:style-name="ce130" office:value-type="string" calcext:value-type="string">
            <text:p>ПК 4.2. Осуществлять измерения эксплуатационных характеристик программного обеспечения компьютерных систем. сборочного участка в рамках своей компетенции.</text:p>
          </table:table-cell>
          <table:table-cell table:style-name="ce130" office:value-type="string" calcext:value-type="string">
            <text:p>ПК 4.3. Выполнять работы по модификации отдельных компонент программного обеспечения в соответствии с потребностями заказчика.</text:p>
          </table:table-cell>
          <table:table-cell table:style-name="ce130" office:value-type="string" calcext:value-type="string">
            <text:p>ПК 4.4. Обеспечивать защиту программного обеспечения компьютерных систем программными средствами.</text:p>
          </table:table-cell>
          <table:table-cell table:style-name="ce130" office:value-type="string" calcext:value-type="string">
            <text:p>ПК 11.1. Осуществлять сбор, обработку и анализ <text:s/>информации для проектирования баз данных.</text:p>
          </table:table-cell>
          <table:table-cell table:style-name="ce130" office:value-type="string" calcext:value-type="string">
            <text:p>ПК 11.2.Проектировать базу данных на основе анализа предметной области.</text:p>
          </table:table-cell>
          <table:table-cell table:style-name="ce130" office:value-type="string" calcext:value-type="string">
            <text:p>ПК 11.3. Разрабатывать объекты базы данных в соответствии с результатами <text:s/>предметной области.</text:p>
          </table:table-cell>
          <table:table-cell table:style-name="ce130" office:value-type="string" calcext:value-type="string">
            <text:p>ПК 11.4. Реализовывать базу данных в конкретной в конкретной системе управления базами данных.</text:p>
          </table:table-cell>
          <table:table-cell table:style-name="ce130" office:value-type="string" calcext:value-type="string">
            <text:p>ПК 11.5. Администрировать базы данных.</text:p>
          </table:table-cell>
          <table:table-cell table:style-name="ce130" office:value-type="string" calcext:value-type="string">
            <text:p>ПК 11.6.Защищать информацию в базе данных с использованием технологии защиты информации.</text:p>
          </table:table-cell>
          <table:table-cell table:number-columns-repeated="31"/>
        </table:table-row>
        <table:table-row table:style-name="ro1">
          <table:table-cell table:style-name="ce122" office:value-type="string" calcext:value-type="string">
            <text:p>ОГСЭ.01 Основы философии</text:p>
          </table:table-cell>
          <table:table-cell table:style-name="ce125" office:value-type="string" calcext:value-type="string">
            <text:p>*</text:p>
          </table:table-cell>
          <table:table-cell table:number-columns-repeated="3" table:style-name="ce126" office:value-type="string" calcext:value-type="string">
            <text:p>*</text:p>
          </table:table-cell>
          <table:table-cell table:style-name="ce126"/>
          <table:table-cell table:style-name="ce126" office:value-type="string" calcext:value-type="string">
            <text:p>*</text:p>
          </table:table-cell>
          <table:table-cell table:style-name="ce126" table:number-columns-repeated="4"/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3" table:number-columns-repeated="4"/>
          <table:table-cell table:style-name="ce136"/>
          <table:table-cell table:style-name="ce133" table:number-columns-repeated="3"/>
          <table:table-cell table:style-name="ce138"/>
          <table:table-cell table:style-name="ce133" table:number-columns-repeated="4"/>
          <table:table-cell table:style-name="ce138"/>
          <table:table-cell table:number-columns-repeated="31"/>
        </table:table-row>
        <table:table-row table:style-name="ro1">
          <table:table-cell table:style-name="ce122" office:value-type="string" calcext:value-type="string">
            <text:p>ОГСЭ.02 История</text:p>
          </table:table-cell>
          <table:table-cell table:number-columns-repeated="7" table:style-name="ce126" office:value-type="string" calcext:value-type="string">
            <text:p>*</text:p>
          </table:table-cell>
          <table:table-cell table:style-name="ce126"/>
          <table:table-cell table:style-name="ce126" office:value-type="string" calcext:value-type="string">
            <text:p>*</text:p>
          </table:table-cell>
          <table:table-cell table:style-name="ce126"/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1">
          <table:table-cell table:style-name="ce122" office:value-type="string" calcext:value-type="string">
            <text:p>ОГСЭ.03 Психология общения</text:p>
          </table:table-cell>
          <table:table-cell table:number-columns-repeated="4" table:style-name="ce126" office:value-type="string" calcext:value-type="string">
            <text:p>*</text:p>
          </table:table-cell>
          <table:table-cell table:style-name="ce126"/>
          <table:table-cell table:style-name="ce126" office:value-type="string" calcext:value-type="string">
            <text:p>*</text:p>
          </table:table-cell>
          <table:table-cell table:style-name="ce126" table:number-columns-repeated="4"/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17">
          <table:table-cell table:style-name="ce122" office:value-type="string" calcext:value-type="string">
            <text:p>ОГСЭ.04 <text:s/>Иностранный язык в профессиональной деятельности</text:p>
          </table:table-cell>
          <table:table-cell table:style-name="ce126" office:value-type="string" calcext:value-type="string">
            <text:p>*</text:p>
          </table:table-cell>
          <table:table-cell table:style-name="ce126" table:number-columns-repeated="2"/>
          <table:table-cell table:style-name="ce126" office:value-type="string" calcext:value-type="string">
            <text:p>*</text:p>
          </table:table-cell>
          <table:table-cell table:style-name="ce126"/>
          <table:table-cell table:style-name="ce126" office:value-type="string" calcext:value-type="string">
            <text:p>*</text:p>
          </table:table-cell>
          <table:table-cell table:style-name="ce126" table:number-columns-repeated="3"/>
          <table:table-cell table:style-name="ce126" office:value-type="string" calcext:value-type="string">
            <text:p>*</text:p>
          </table:table-cell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1">
          <table:table-cell table:style-name="ce122" office:value-type="string" calcext:value-type="string">
            <text:p>ОГСЭ.05 <text:s/>Физическая культура</text:p>
          </table:table-cell>
          <table:table-cell table:style-name="ce126" table:number-columns-repeated="2"/>
          <table:table-cell table:number-columns-repeated="2" table:style-name="ce126" office:value-type="string" calcext:value-type="string">
            <text:p>*</text:p>
          </table:table-cell>
          <table:table-cell table:style-name="ce126"/>
          <table:table-cell table:number-columns-repeated="3" table:style-name="ce126" office:value-type="string" calcext:value-type="string">
            <text:p>*</text:p>
          </table:table-cell>
          <table:table-cell table:style-name="ce126" table:number-columns-repeated="2"/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1">
          <table:table-cell table:style-name="ce122" office:value-type="string" calcext:value-type="string">
            <text:p>ОГСЭ.06 Русский язык и культура речи <text:s/></text:p>
          </table:table-cell>
          <table:table-cell table:number-columns-repeated="4" table:style-name="ce126" office:value-type="string" calcext:value-type="string">
            <text:p>*</text:p>
          </table:table-cell>
          <table:table-cell table:style-name="ce126"/>
          <table:table-cell table:style-name="ce126" office:value-type="string" calcext:value-type="string">
            <text:p>*</text:p>
          </table:table-cell>
          <table:table-cell table:style-name="ce126" table:number-columns-repeated="2"/>
          <table:table-cell table:number-columns-repeated="2" table:style-name="ce126" office:value-type="string" calcext:value-type="string">
            <text:p>*</text:p>
          </table:table-cell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1">
          <table:table-cell table:style-name="ce122" office:value-type="string" calcext:value-type="string">
            <text:p>ЕН.01 <text:s/>Элементы высшей математики</text:p>
          </table:table-cell>
          <table:table-cell table:style-name="ce126" office:value-type="string" calcext:value-type="string">
            <text:p>*</text:p>
          </table:table-cell>
          <table:table-cell table:style-name="ce126" table:number-columns-repeated="3"/>
          <table:table-cell table:style-name="ce128" office:value-type="string" calcext:value-type="string">
            <text:p>*</text:p>
          </table:table-cell>
          <table:table-cell table:style-name="ce126" table:number-columns-repeated="5"/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1">
          <table:table-cell table:style-name="ce122" office:value-type="string" calcext:value-type="string">
            <text:p>ЕН.02 <text:s text:c="2"/>Дискретная математика</text:p>
          </table:table-cell>
          <table:table-cell table:style-name="ce128" office:value-type="string" calcext:value-type="string">
            <text:p>*</text:p>
          </table:table-cell>
          <table:table-cell table:style-name="ce126" office:value-type="string" calcext:value-type="string">
            <text:p>*</text:p>
          </table:table-cell>
          <table:table-cell table:style-name="ce126"/>
          <table:table-cell table:style-name="ce128" office:value-type="string" calcext:value-type="string">
            <text:p>*</text:p>
          </table:table-cell>
          <table:table-cell table:style-name="ce126" office:value-type="string" calcext:value-type="string">
            <text:p>*</text:p>
          </table:table-cell>
          <table:table-cell table:style-name="ce126" table:number-columns-repeated="3"/>
          <table:table-cell table:number-columns-repeated="2" table:style-name="ce126" office:value-type="string" calcext:value-type="string">
            <text:p>*</text:p>
          </table:table-cell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17">
          <table:table-cell table:style-name="ce122" office:value-type="string" calcext:value-type="string">
            <text:p>ЕН.03 Теория вероятностей и математическая статистика</text:p>
          </table:table-cell>
          <table:table-cell table:style-name="ce128" office:value-type="string" calcext:value-type="string">
            <text:p>*</text:p>
          </table:table-cell>
          <table:table-cell table:style-name="ce126" office:value-type="string" calcext:value-type="string">
            <text:p>*</text:p>
          </table:table-cell>
          <table:table-cell table:style-name="ce126"/>
          <table:table-cell table:style-name="ce128" office:value-type="string" calcext:value-type="string">
            <text:p>*</text:p>
          </table:table-cell>
          <table:table-cell table:style-name="ce126" office:value-type="string" calcext:value-type="string">
            <text:p>*</text:p>
          </table:table-cell>
          <table:table-cell table:style-name="ce126" table:number-columns-repeated="3"/>
          <table:table-cell table:number-columns-repeated="2" table:style-name="ce126" office:value-type="string" calcext:value-type="string">
            <text:p>*</text:p>
          </table:table-cell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17">
          <table:table-cell table:style-name="ce122" office:value-type="string" calcext:value-type="string">
            <text:p>ЕН.04 Экологические основы природопользования</text:p>
          </table:table-cell>
          <table:table-cell table:number-columns-repeated="11" table:style-name="ce128" office:value-type="string" calcext:value-type="string">
            <text:p>*</text:p>
          </table:table-cell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18">
          <table:table-cell table:style-name="ce122" office:value-type="string" calcext:value-type="string">
            <text:p>ОП.01 Операционные системы и среды</text:p>
          </table:table-cell>
          <table:table-cell table:number-columns-repeated="2" table:style-name="ce126" office:value-type="string" calcext:value-type="string">
            <text:p>*</text:p>
          </table:table-cell>
          <table:table-cell table:style-name="ce126" table:number-columns-repeated="2"/>
          <table:table-cell table:style-name="ce126" office:value-type="string" calcext:value-type="string">
            <text:p>*</text:p>
          </table:table-cell>
          <table:table-cell table:style-name="ce126" table:number-columns-repeated="3"/>
          <table:table-cell table:number-columns-repeated="2" table:style-name="ce126" office:value-type="string" calcext:value-type="string">
            <text:p>*</text:p>
          </table:table-cell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26" office:value-type="string" calcext:value-type="string">
            <text:p>*</text:p>
          </table:table-cell>
          <table:table-cell table:style-name="ce134" table:number-columns-repeated="2"/>
          <table:table-cell table:style-name="ce126" office:value-type="string" calcext:value-type="string">
            <text:p>*</text:p>
          </table:table-cell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19">
          <table:table-cell table:style-name="ce122" office:value-type="string" calcext:value-type="string">
            <text:p>ОП.02 Архитектура аппаратных средства</text:p>
          </table:table-cell>
          <table:table-cell table:number-columns-repeated="2" table:style-name="ce126" office:value-type="string" calcext:value-type="string">
            <text:p>*</text:p>
          </table:table-cell>
          <table:table-cell table:style-name="ce126"/>
          <table:table-cell table:number-columns-repeated="2" table:style-name="ce126" office:value-type="string" calcext:value-type="string">
            <text:p>*</text:p>
          </table:table-cell>
          <table:table-cell table:style-name="ce126" table:number-columns-repeated="3"/>
          <table:table-cell table:number-columns-repeated="2" table:style-name="ce126" office:value-type="string" calcext:value-type="string">
            <text:p>*</text:p>
          </table:table-cell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number-columns-repeated="2" table:style-name="ce126" office:value-type="string" calcext:value-type="string">
            <text:p>*</text:p>
          </table:table-cell>
          <table:table-cell table:style-name="ce134" table:number-columns-repeated="2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18">
          <table:table-cell table:style-name="ce122" office:value-type="string" calcext:value-type="string">
            <text:p>ОП.03 Информационные технологии</text:p>
          </table:table-cell>
          <table:table-cell table:style-name="ce126"/>
          <table:table-cell table:style-name="ce126" office:value-type="string" calcext:value-type="string">
            <text:p>*</text:p>
          </table:table-cell>
          <table:table-cell table:style-name="ce126"/>
          <table:table-cell table:number-columns-repeated="2" table:style-name="ce126" office:value-type="string" calcext:value-type="string">
            <text:p>*</text:p>
          </table:table-cell>
          <table:table-cell table:style-name="ce126" table:number-columns-repeated="3"/>
          <table:table-cell table:number-columns-repeated="2" table:style-name="ce126" office:value-type="string" calcext:value-type="string">
            <text:p>*</text:p>
          </table:table-cell>
          <table:table-cell table:style-name="ce131"/>
          <table:table-cell table:style-name="ce128"/>
          <table:table-cell table:style-name="ce126" table:number-columns-repeated="4"/>
          <table:table-cell table:style-name="ce126" office:value-type="string" calcext:value-type="string">
            <text:p>*</text:p>
          </table:table-cell>
          <table:table-cell table:style-name="ce128"/>
          <table:table-cell table:style-name="ce134" table:number-columns-repeated="4"/>
          <table:table-cell table:style-name="ce126" office:value-type="string" calcext:value-type="string">
            <text:p>*</text:p>
          </table:table-cell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20">
          <table:table-cell table:style-name="ce122" office:value-type="string" calcext:value-type="string">
            <text:p>ОП.04 Основы алгоритмизации и программирования</text:p>
          </table:table-cell>
          <table:table-cell table:number-columns-repeated="2" table:style-name="ce126" office:value-type="string" calcext:value-type="string">
            <text:p>*</text:p>
          </table:table-cell>
          <table:table-cell table:style-name="ce126"/>
          <table:table-cell table:number-columns-repeated="2" table:style-name="ce126" office:value-type="string" calcext:value-type="string">
            <text:p>*</text:p>
          </table:table-cell>
          <table:table-cell table:style-name="ce126" table:number-columns-repeated="3"/>
          <table:table-cell table:number-columns-repeated="2" table:style-name="ce126" office:value-type="string" calcext:value-type="string">
            <text:p>*</text:p>
          </table:table-cell>
          <table:table-cell table:style-name="ce131"/>
          <table:table-cell table:style-name="ce126" office:value-type="string" calcext:value-type="string">
            <text:p>*</text:p>
          </table:table-cell>
          <table:table-cell table:style-name="ce126" table:number-columns-repeated="3"/>
          <table:table-cell table:style-name="ce126" office:value-type="string" calcext:value-type="string">
            <text:p>*</text:p>
          </table:table-cell>
          <table:table-cell table:style-name="ce126"/>
          <table:table-cell table:style-name="ce128"/>
          <table:table-cell table:style-name="ce134" table:number-columns-repeated="2"/>
          <table:table-cell table:number-columns-repeated="2" table:style-name="ce126" office:value-type="string" calcext:value-type="string">
            <text:p>*</text:p>
          </table:table-cell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21">
          <table:table-cell table:style-name="ce122" office:value-type="string" calcext:value-type="string">
            <text:p>ОП.05 Правовое обеспечение профессиональной деятельности</text:p>
          </table:table-cell>
          <table:table-cell table:style-name="ce126"/>
          <table:table-cell table:number-columns-repeated="4" table:style-name="ce126" office:value-type="string" calcext:value-type="string">
            <text:p>*</text:p>
          </table:table-cell>
          <table:table-cell table:style-name="ce126" table:number-columns-repeated="3"/>
          <table:table-cell table:number-columns-repeated="2" table:style-name="ce126" office:value-type="string" calcext:value-type="string">
            <text:p>*</text:p>
          </table:table-cell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22">
          <table:table-cell table:style-name="ce122" office:value-type="string" calcext:value-type="string">
            <text:p>ОП.06 Безопасность жизнедеятельности</text:p>
          </table:table-cell>
          <table:table-cell table:number-columns-repeated="10" table:style-name="ce126" office:value-type="string" calcext:value-type="string">
            <text:p>*</text:p>
          </table:table-cell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22">
          <table:table-cell table:style-name="ce122" office:value-type="string" calcext:value-type="string">
            <text:p>ОП.07 <text:s/>Экономика отрасли</text:p>
          </table:table-cell>
          <table:table-cell table:number-columns-repeated="2" table:style-name="ce126" office:value-type="string" calcext:value-type="string">
            <text:p>*</text:p>
          </table:table-cell>
          <table:table-cell table:style-name="ce126"/>
          <table:table-cell table:number-columns-repeated="2" table:style-name="ce126" office:value-type="string" calcext:value-type="string">
            <text:p>*</text:p>
          </table:table-cell>
          <table:table-cell table:style-name="ce126" table:number-columns-repeated="3"/>
          <table:table-cell table:number-columns-repeated="2" table:style-name="ce126" office:value-type="string" calcext:value-type="string">
            <text:p>*</text:p>
          </table:table-cell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26" office:value-type="string" calcext:value-type="string">
            <text:p>*</text:p>
          </table:table-cell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23">
          <table:table-cell table:style-name="ce122" office:value-type="string" calcext:value-type="string">
            <text:p>ОП.08 Основы проектирования баз данных</text:p>
          </table:table-cell>
          <table:table-cell table:number-columns-repeated="2" table:style-name="ce126" office:value-type="string" calcext:value-type="string">
            <text:p>*</text:p>
          </table:table-cell>
          <table:table-cell table:style-name="ce126"/>
          <table:table-cell table:number-columns-repeated="2" table:style-name="ce126" office:value-type="string" calcext:value-type="string">
            <text:p>*</text:p>
          </table:table-cell>
          <table:table-cell table:style-name="ce126" table:number-columns-repeated="3"/>
          <table:table-cell table:number-columns-repeated="2" table:style-name="ce126" office:value-type="string" calcext:value-type="string">
            <text:p>*</text:p>
          </table:table-cell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number-columns-repeated="6" table:style-name="ce126" office:value-type="string" calcext:value-type="string">
            <text:p>*</text:p>
          </table:table-cell>
          <table:table-cell table:number-columns-repeated="31"/>
        </table:table-row>
        <table:table-row table:style-name="ro21">
          <table:table-cell table:style-name="ce122" office:value-type="string" calcext:value-type="string">
            <text:p>ОП.09 <text:s/>Стандартизация, сертификация и техническое документоведение</text:p>
          </table:table-cell>
          <table:table-cell table:number-columns-repeated="2" table:style-name="ce126" office:value-type="string" calcext:value-type="string">
            <text:p>*</text:p>
          </table:table-cell>
          <table:table-cell table:style-name="ce126"/>
          <table:table-cell table:number-columns-repeated="2" table:style-name="ce126" office:value-type="string" calcext:value-type="string">
            <text:p>*</text:p>
          </table:table-cell>
          <table:table-cell table:style-name="ce126" table:number-columns-repeated="3"/>
          <table:table-cell table:number-columns-repeated="2" table:style-name="ce126" office:value-type="string" calcext:value-type="string">
            <text:p>*</text:p>
          </table:table-cell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26" office:value-type="string" calcext:value-type="string">
            <text:p>*</text:p>
          </table:table-cell>
          <table:table-cell table:style-name="ce134" table:number-columns-repeated="2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24">
          <table:table-cell table:style-name="ce122" office:value-type="string" calcext:value-type="string">
            <text:p>ОП.10 Численные методы</text:p>
          </table:table-cell>
          <table:table-cell table:number-columns-repeated="2" table:style-name="ce126" office:value-type="string" calcext:value-type="string">
            <text:p>*</text:p>
          </table:table-cell>
          <table:table-cell table:style-name="ce126"/>
          <table:table-cell table:number-columns-repeated="2" table:style-name="ce126" office:value-type="string" calcext:value-type="string">
            <text:p>*</text:p>
          </table:table-cell>
          <table:table-cell table:style-name="ce126" table:number-columns-repeated="3"/>
          <table:table-cell table:number-columns-repeated="2" table:style-name="ce126" office:value-type="string" calcext:value-type="string">
            <text:p>*</text:p>
          </table:table-cell>
          <table:table-cell table:style-name="ce131"/>
          <table:table-cell table:number-columns-repeated="2" table:style-name="ce126" office:value-type="string" calcext:value-type="string">
            <text:p>*</text:p>
          </table:table-cell>
          <table:table-cell table:style-name="ce126" table:number-columns-repeated="2"/>
          <table:table-cell table:style-name="ce126" office:value-type="string" calcext:value-type="string">
            <text:p>*</text:p>
          </table:table-cell>
          <table:table-cell table:style-name="ce126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26" office:value-type="string" calcext:value-type="string">
            <text:p>*</text:p>
          </table:table-cell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25">
          <table:table-cell table:style-name="ce122" office:value-type="string" calcext:value-type="string">
            <text:p>ОП.11 Компьютерные сети</text:p>
          </table:table-cell>
          <table:table-cell table:number-columns-repeated="2" table:style-name="ce126" office:value-type="string" calcext:value-type="string">
            <text:p>*</text:p>
          </table:table-cell>
          <table:table-cell table:style-name="ce126"/>
          <table:table-cell table:number-columns-repeated="2" table:style-name="ce126" office:value-type="string" calcext:value-type="string">
            <text:p>*</text:p>
          </table:table-cell>
          <table:table-cell table:style-name="ce126" table:number-columns-repeated="3"/>
          <table:table-cell table:number-columns-repeated="2" table:style-name="ce126" office:value-type="string" calcext:value-type="string">
            <text:p>*</text:p>
          </table:table-cell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26" office:value-type="string" calcext:value-type="string">
            <text:p>*</text:p>
          </table:table-cell>
          <table:table-cell table:style-name="ce134" table:number-columns-repeated="2"/>
          <table:table-cell table:style-name="ce126" office:value-type="string" calcext:value-type="string">
            <text:p>*</text:p>
          </table:table-cell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26">
          <table:table-cell table:style-name="ce122" office:value-type="string" calcext:value-type="string">
            <text:p>ОП.12 Менеджмент в профессиональной деятельности</text:p>
          </table:table-cell>
          <table:table-cell table:number-columns-repeated="2" table:style-name="ce126" office:value-type="string" calcext:value-type="string">
            <text:p>*</text:p>
          </table:table-cell>
          <table:table-cell table:style-name="ce126"/>
          <table:table-cell table:number-columns-repeated="3" table:style-name="ce126" office:value-type="string" calcext:value-type="string">
            <text:p>*</text:p>
          </table:table-cell>
          <table:table-cell table:style-name="ce126" table:number-columns-repeated="2"/>
          <table:table-cell table:number-columns-repeated="2" table:style-name="ce126" office:value-type="string" calcext:value-type="string">
            <text:p>*</text:p>
          </table:table-cell>
          <table:table-cell table:style-name="ce131" office:value-type="string" calcext:value-type="string">
            <text:p>*</text:p>
          </table:table-cell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26" office:value-type="string" calcext:value-type="string">
            <text:p>*</text:p>
          </table:table-cell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17">
          <table:table-cell table:style-name="ce122" office:value-type="string" calcext:value-type="string">
            <text:p>ОП.13 Социальная адаптация и основы социально-правовых знаний</text:p>
          </table:table-cell>
          <table:table-cell table:number-columns-repeated="10" table:style-name="ce126" office:value-type="string" calcext:value-type="string">
            <text:p>*</text:p>
          </table:table-cell>
          <table:table-cell table:style-name="ce131" office:value-type="string" calcext:value-type="string">
            <text:p>*</text:p>
          </table:table-cell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17">
          <table:table-cell table:style-name="ce122" office:value-type="string" calcext:value-type="string">
            <text:p>ОП.14 Компьютерная графика и 3D-моделирование</text:p>
          </table:table-cell>
          <table:table-cell table:number-columns-repeated="5" table:style-name="ce126" office:value-type="string" calcext:value-type="string">
            <text:p>*</text:p>
          </table:table-cell>
          <table:table-cell table:style-name="ce126" table:number-columns-repeated="3"/>
          <table:table-cell table:number-columns-repeated="2" table:style-name="ce126" office:value-type="string" calcext:value-type="string">
            <text:p>*</text:p>
          </table:table-cell>
          <table:table-cell table:style-name="ce131"/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1">
          <table:table-cell table:style-name="ce22" office:value-type="string" calcext:value-type="string">
            <text:p>ОП.15Нейронные сети</text:p>
          </table:table-cell>
          <table:table-cell table:number-columns-repeated="2" table:style-name="ce126" office:value-type="string" calcext:value-type="string">
            <text:p>*</text:p>
          </table:table-cell>
          <table:table-cell table:style-name="ce126"/>
          <table:table-cell table:number-columns-repeated="3" table:style-name="ce126" office:value-type="string" calcext:value-type="string">
            <text:p>*</text:p>
          </table:table-cell>
          <table:table-cell table:style-name="ce126" table:number-columns-repeated="2"/>
          <table:table-cell table:number-columns-repeated="2" table:style-name="ce126" office:value-type="string" calcext:value-type="string">
            <text:p>*</text:p>
          </table:table-cell>
          <table:table-cell table:style-name="ce131"/>
          <table:table-cell table:number-columns-repeated="5" table:style-name="ce126" office:value-type="string" calcext:value-type="string">
            <text:p>*</text:p>
          </table:table-cell>
          <table:table-cell table:style-name="ce126"/>
          <table:table-cell table:style-name="ce128"/>
          <table:table-cell table:style-name="ce134" table:number-columns-repeated="2"/>
          <table:table-cell table:number-columns-repeated="2" table:style-name="ce126" office:value-type="string" calcext:value-type="string">
            <text:p>*</text:p>
          </table:table-cell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1">
          <table:table-cell table:style-name="ce22" office:value-type="string" calcext:value-type="string">
            <text:p>ОП.16 Бережливое производство</text:p>
          </table:table-cell>
          <table:table-cell table:number-columns-repeated="10" table:style-name="ce126" office:value-type="string" calcext:value-type="string">
            <text:p>*</text:p>
          </table:table-cell>
          <table:table-cell table:style-name="ce131" office:value-type="string" calcext:value-type="string">
            <text:p>*</text:p>
          </table:table-cell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27">
          <table:table-cell table:style-name="ce122" office:value-type="string" calcext:value-type="string">
            <text:p>ПМ.01 Разработка модулей программного обеспечения для компьютерных систем</text:p>
          </table:table-cell>
          <table:table-cell table:number-columns-repeated="10" table:style-name="ce126" office:value-type="string" calcext:value-type="string">
            <text:p>*</text:p>
          </table:table-cell>
          <table:table-cell table:style-name="ce131" office:value-type="string" calcext:value-type="string">
            <text:p>*</text:p>
          </table:table-cell>
          <table:table-cell table:style-name="ce132" office:value-type="string" calcext:value-type="string">
            <text:p>*</text:p>
          </table:table-cell>
          <table:table-cell table:number-columns-repeated="5" table:style-name="ce126" office:value-type="string" calcext:value-type="string">
            <text:p>*</text:p>
          </table:table-cell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28">
          <table:table-cell table:style-name="ce122" office:value-type="string" calcext:value-type="string">
            <text:p>ПМ.02 Осуществление интеграции программных модулей </text:p>
          </table:table-cell>
          <table:table-cell table:number-columns-repeated="10" table:style-name="ce126" office:value-type="string" calcext:value-type="string">
            <text:p>*</text:p>
          </table:table-cell>
          <table:table-cell table:style-name="ce131" office:value-type="string" calcext:value-type="string">
            <text:p>*</text:p>
          </table:table-cell>
          <table:table-cell table:style-name="ce128"/>
          <table:table-cell table:style-name="ce126" table:number-columns-repeated="5"/>
          <table:table-cell table:number-columns-repeated="5" table:style-name="ce128" office:value-type="string" calcext:value-type="string">
            <text:p>*</text:p>
          </table:table-cell>
          <table:table-cell table:style-name="ce137"/>
          <table:table-cell table:style-name="ce134" table:number-columns-repeated="3"/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29">
          <table:table-cell table:style-name="ce122" office:value-type="string" calcext:value-type="string">
            <text:p>ПМ.04 Сопровождение и обслуживание программного обеспечения <text:s/>компьютерных систем</text:p>
          </table:table-cell>
          <table:table-cell table:number-columns-repeated="10" table:style-name="ce126" office:value-type="string" calcext:value-type="string">
            <text:p>*</text:p>
          </table:table-cell>
          <table:table-cell table:style-name="ce131" office:value-type="string" calcext:value-type="string">
            <text:p>*</text:p>
          </table:table-cell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number-columns-repeated="4" table:style-name="ce128" office:value-type="string" calcext:value-type="string">
            <text:p>*</text:p>
          </table:table-cell>
          <table:table-cell table:style-name="ce139"/>
          <table:table-cell table:style-name="ce134" table:number-columns-repeated="4"/>
          <table:table-cell table:style-name="ce139"/>
          <table:table-cell table:number-columns-repeated="31"/>
        </table:table-row>
        <table:table-row table:style-name="ro17">
          <table:table-cell table:style-name="ce122" office:value-type="string" calcext:value-type="string">
            <text:p>ПМ.11 Разработка, администрирование и защита баз данных</text:p>
          </table:table-cell>
          <table:table-cell table:number-columns-repeated="10" table:style-name="ce126" office:value-type="string" calcext:value-type="string">
            <text:p>*</text:p>
          </table:table-cell>
          <table:table-cell table:style-name="ce131" office:value-type="string" calcext:value-type="string">
            <text:p>*</text:p>
          </table:table-cell>
          <table:table-cell table:style-name="ce128"/>
          <table:table-cell table:style-name="ce126" table:number-columns-repeated="5"/>
          <table:table-cell table:style-name="ce128"/>
          <table:table-cell table:style-name="ce134" table:number-columns-repeated="4"/>
          <table:table-cell table:style-name="ce137"/>
          <table:table-cell table:style-name="ce134" table:number-columns-repeated="3"/>
          <table:table-cell table:style-name="ce139"/>
          <table:table-cell table:number-columns-repeated="5" table:style-name="ce128" office:value-type="string" calcext:value-type="string">
            <text:p>*</text:p>
          </table:table-cell>
          <table:table-cell table:number-columns-repeated="31"/>
        </table:table-row>
        <table:table-row table:style-name="ro6" table:number-rows-repeated="1048544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План учебного процесса" table:style-name="ta3">
        <office:forms form:automatic-focus="false" form:apply-design-mode="false"/>
        <table:table-column table:style-name="co19" table:default-cell-style-name="ce40"/>
        <table:table-column table:style-name="co20" table:number-columns-repeated="3" table:default-cell-style-name="ce40"/>
        <table:table-column table:style-name="co21" table:default-cell-style-name="ce40"/>
        <table:table-column table:style-name="co8" table:visibility="collapse" table:default-cell-style-name="ce40"/>
        <table:table-column table:style-name="co22" table:default-cell-style-name="ce40"/>
        <table:table-column table:style-name="co8" table:visibility="collapse" table:default-cell-style-name="ce40"/>
        <table:table-column table:style-name="co21" table:default-cell-style-name="ce40"/>
        <table:table-column table:style-name="co23" table:default-cell-style-name="ce40"/>
        <table:table-column table:style-name="co24" table:number-columns-repeated="2" table:default-cell-style-name="ce195"/>
        <table:table-column table:style-name="co25" table:default-cell-style-name="ce195"/>
        <table:table-column table:style-name="co26" table:default-cell-style-name="ce195"/>
        <table:table-column table:style-name="co25" table:default-cell-style-name="ce195"/>
        <table:table-column table:style-name="co27" table:default-cell-style-name="ce195"/>
        <table:table-column table:style-name="co24" table:default-cell-style-name="ce195"/>
        <table:table-column table:style-name="co26" table:default-cell-style-name="ce195"/>
        <table:table-column table:style-name="co8" table:visibility="collapse" table:number-columns-repeated="2" table:default-cell-style-name="ce328"/>
        <table:table-column table:style-name="co20" table:default-cell-style-name="ce195"/>
        <table:table-column table:style-name="co28" table:default-cell-style-name="ce443"/>
        <table:table-column table:style-name="co29" table:default-cell-style-name="ce195"/>
        <table:table-column table:style-name="co23" table:number-columns-repeated="3" table:default-cell-style-name="ce195"/>
        <table:table-column table:style-name="co21" table:number-columns-repeated="2" table:default-cell-style-name="ce195"/>
        <table:table-column table:style-name="co23" table:default-cell-style-name="ce195"/>
        <table:table-column table:style-name="co30" table:default-cell-style-name="ce443"/>
        <table:table-column table:style-name="co31" table:default-cell-style-name="ce195"/>
        <table:table-column table:style-name="co31" table:default-cell-style-name="ce443"/>
        <table:table-column table:style-name="co31" table:number-columns-repeated="4" table:default-cell-style-name="ce195"/>
        <table:table-column table:style-name="co31" table:default-cell-style-name="ce443"/>
        <table:table-column table:style-name="co31" table:number-columns-repeated="3" table:default-cell-style-name="ce195"/>
        <table:table-column table:style-name="co28" table:default-cell-style-name="ce792"/>
        <table:table-column table:style-name="co23" table:default-cell-style-name="ce443"/>
        <table:table-column table:style-name="co23" table:number-columns-repeated="2" table:default-cell-style-name="ce195"/>
        <table:table-column table:style-name="co32" table:default-cell-style-name="ce195"/>
        <table:table-column table:style-name="co30" table:default-cell-style-name="ce195"/>
        <table:table-column table:style-name="co30" table:default-cell-style-name="ce443"/>
        <table:table-column table:style-name="co21" table:default-cell-style-name="ce195"/>
        <table:table-column table:style-name="co32" table:number-columns-repeated="2" table:default-cell-style-name="ce195"/>
        <table:table-column table:style-name="co30" table:default-cell-style-name="ce195"/>
        <table:table-column table:style-name="co21" table:default-cell-style-name="ce443"/>
        <table:table-column table:style-name="co21" table:default-cell-style-name="ce195"/>
        <table:table-column table:style-name="co32" table:default-cell-style-name="ce195"/>
        <table:table-column table:style-name="co33" table:default-cell-style-name="ce195"/>
        <table:table-column table:style-name="co1" table:default-cell-style-name="ce195"/>
        <table:table-column table:style-name="co34" table:default-cell-style-name="ce443"/>
        <table:table-column table:style-name="co21" table:default-cell-style-name="ce195"/>
        <table:table-column table:style-name="co32" table:default-cell-style-name="ce195"/>
        <table:table-column table:style-name="co35" table:default-cell-style-name="ce195"/>
        <table:table-column table:style-name="co8" table:visibility="collapse" table:default-cell-style-name="ce195"/>
        <table:table-column table:style-name="co8" table:visibility="collapse" table:default-cell-style-name="ce443"/>
        <table:table-column table:style-name="co8" table:visibility="collapse" table:number-columns-repeated="4" table:default-cell-style-name="ce195"/>
        <table:table-column table:style-name="co8" table:visibility="collapse" table:default-cell-style-name="ce443"/>
        <table:table-column table:style-name="co8" table:visibility="collapse" table:number-columns-repeated="3" table:default-cell-style-name="ce195"/>
        <table:table-column table:style-name="co36" table:default-cell-style-name="ce195"/>
        <table:table-column table:style-name="co33" table:default-cell-style-name="ce195"/>
        <table:table-column table:style-name="co21" table:number-columns-repeated="2" table:default-cell-style-name="ce195"/>
        <table:table-column table:style-name="co35" table:default-cell-style-name="ce195"/>
        <table:table-column table:style-name="co30" table:default-cell-style-name="ce195"/>
        <table:table-column table:style-name="co33" table:default-cell-style-name="ce195"/>
        <table:table-column table:style-name="co21" table:default-cell-style-name="ce195"/>
        <table:table-column table:style-name="co37" table:default-cell-style-name="ce195"/>
        <table:table-column table:style-name="co32" table:default-cell-style-name="ce195"/>
        <table:table-column table:style-name="co8" table:visibility="collapse" table:number-columns-repeated="10" table:default-cell-style-name="ce195"/>
        <table:table-column table:style-name="co38" table:default-cell-style-name="ce40"/>
        <table:table-column table:style-name="co20" table:default-cell-style-name="ce40"/>
        <table:table-column table:style-name="co39" table:default-cell-style-name="ce40"/>
        <table:table-column table:style-name="co40" table:number-columns-repeated="9" table:default-cell-style-name="Default"/>
        <table:table-column table:style-name="co6" table:number-columns-repeated="216" table:default-cell-style-name="Default"/>
        <table:table-column table:style-name="co41" table:default-cell-style-name="Default"/>
        <table:table-column table:style-name="co36" table:number-columns-repeated="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number-columns-repeated="5" table:default-cell-style-name="Default"/>
        <table:table-column table:style-name="co8" table:visibility="collapse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8" table:visibility="collapse" table:default-cell-style-name="Default"/>
        <table:table-column table:style-name="co38" table:default-cell-style-name="Default"/>
        <table:table-column table:style-name="co45" table:number-columns-repeated="2" table:default-cell-style-name="Default"/>
        <table:table-column table:style-name="co46" table:number-columns-repeated="5" table:default-cell-style-name="Default"/>
        <table:table-column table:style-name="co8" table:visibility="collapse" table:default-cell-style-name="Default"/>
        <table:table-column table:style-name="co38" table:default-cell-style-name="Default"/>
        <table:table-column table:style-name="co36" table:number-columns-repeated="8" table:default-cell-style-name="Default"/>
        <table:table-column table:style-name="co6" table:number-columns-repeated="219" table:default-cell-style-name="Default"/>
        <table:table-column table:style-name="co41" table:default-cell-style-name="Default"/>
        <table:table-column table:style-name="co36" table:number-columns-repeated="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number-columns-repeated="5" table:default-cell-style-name="Default"/>
        <table:table-column table:style-name="co8" table:visibility="collapse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8" table:visibility="collapse" table:default-cell-style-name="Default"/>
        <table:table-column table:style-name="co38" table:default-cell-style-name="Default"/>
        <table:table-column table:style-name="co45" table:number-columns-repeated="2" table:default-cell-style-name="Default"/>
        <table:table-column table:style-name="co46" table:number-columns-repeated="5" table:default-cell-style-name="Default"/>
        <table:table-column table:style-name="co8" table:visibility="collapse" table:default-cell-style-name="Default"/>
        <table:table-column table:style-name="co38" table:default-cell-style-name="Default"/>
        <table:table-column table:style-name="co36" table:number-columns-repeated="8" table:default-cell-style-name="Default"/>
        <table:table-column table:style-name="co6" table:number-columns-repeated="219" table:default-cell-style-name="Default"/>
        <table:table-column table:style-name="co41" table:default-cell-style-name="Default"/>
        <table:table-column table:style-name="co36" table:number-columns-repeated="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number-columns-repeated="5" table:default-cell-style-name="Default"/>
        <table:table-column table:style-name="co8" table:visibility="collapse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8" table:visibility="collapse" table:default-cell-style-name="Default"/>
        <table:table-column table:style-name="co38" table:default-cell-style-name="Default"/>
        <table:table-column table:style-name="co45" table:number-columns-repeated="2" table:default-cell-style-name="Default"/>
        <table:table-column table:style-name="co46" table:number-columns-repeated="5" table:default-cell-style-name="Default"/>
        <table:table-column table:style-name="co8" table:visibility="collapse" table:default-cell-style-name="Default"/>
        <table:table-column table:style-name="co38" table:default-cell-style-name="Default"/>
        <table:table-column table:style-name="co36" table:number-columns-repeated="8" table:default-cell-style-name="Default"/>
        <table:table-column table:style-name="co6" table:number-columns-repeated="155" table:default-cell-style-name="Default"/>
        <table:table-column table:style-name="co47" table:number-columns-repeated="2" table:default-cell-style-name="Default"/>
        <table:table-row table:style-name="ro6" table:visibility="collapse">
          <table:table-cell table:number-columns-repeated="40"/>
          <table:table-cell table:style-name="ce195"/>
          <table:table-cell table:number-columns-repeated="983"/>
        </table:table-row>
        <table:table-row table:style-name="ro30">
          <table:table-cell table:style-name="ce42" office:value-type="string" calcext:value-type="string" table:number-columns-spanned="51" table:number-rows-spanned="1">
            <text:p>2. Сводные данные по бюджету времени (в неделях) для очной формы обучения <text:s text:c="22"/></text:p>
            <draw:custom-shape draw:z-index="0" draw:name="CustomShape 1" draw:style-name="gr1" draw:text-style-name="P1" drawooo:display="none" svg:width="352.41mm" svg:height="271.09mm" svg:x="0mm" svg:y="0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1" draw:name="CustomShape 1" draw:style-name="gr1" draw:text-style-name="P1" drawooo:display="none" svg:width="352.41mm" svg:height="271.09mm" svg:x="0mm" svg:y="0.18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50" table:style-name="ce42"/>
          <table:table-cell table:style-name="ce818"/>
          <table:table-cell table:style-name="ce819" table:number-columns-repeated="3"/>
          <table:table-cell table:style-name="ce40"/>
          <table:table-cell table:style-name="ce827"/>
          <table:table-cell table:style-name="ce40" table:number-columns-repeated="4"/>
          <table:table-cell table:style-name="ce818"/>
          <table:table-cell table:style-name="ce819" table:number-columns-repeated="3"/>
          <table:table-cell table:style-name="ce40"/>
          <table:table-cell table:style-name="ce827"/>
          <table:table-cell table:style-name="ce40" table:number-columns-repeated="23"/>
          <table:table-cell table:number-columns-repeated="934"/>
        </table:table-row>
        <table:table-row table:style-name="ro31">
          <table:table-cell table:style-name="ce49" office:value-type="string" calcext:value-type="string" table:number-columns-spanned="1" table:number-rows-spanned="2">
            <text:p>Курсы</text:p>
          </table:table-cell>
          <table:table-cell table:style-name="ce156" office:value-type="string" calcext:value-type="string" table:number-columns-spanned="5" table:number-rows-spanned="2">
            <text:p>Обучение по дисциплинам и междисциплинарным курсам</text:p>
          </table:table-cell>
          <table:covered-table-cell table:number-columns-repeated="4" table:style-name="ce156"/>
          <table:table-cell table:style-name="ce934" office:value-type="string" calcext:value-type="string" table:number-columns-spanned="3" table:number-rows-spanned="2">
            <text:p>Учебная практика</text:p>
          </table:table-cell>
          <table:covered-table-cell table:number-columns-repeated="2" table:style-name="ce934"/>
          <table:table-cell table:style-name="ce934" office:value-type="string" calcext:value-type="string" table:number-columns-spanned="5" table:number-rows-spanned="1">
            <text:p>Производственная практика</text:p>
          </table:table-cell>
          <table:covered-table-cell table:number-columns-repeated="4" table:style-name="ce934"/>
          <table:table-cell table:style-name="ce1071" office:value-type="string" calcext:value-type="string" table:number-columns-spanned="10" table:number-rows-spanned="2">
            <text:p>Промежуточная аттестация</text:p>
          </table:table-cell>
          <table:covered-table-cell table:number-columns-repeated="9" table:style-name="ce1071"/>
          <table:table-cell table:style-name="ce1071" office:value-type="string" calcext:value-type="string" table:number-columns-spanned="11" table:number-rows-spanned="2">
            <text:p>Государственная итоговая аттестация</text:p>
          </table:table-cell>
          <table:covered-table-cell table:number-columns-repeated="10" table:style-name="ce1071"/>
          <table:table-cell table:style-name="ce1614" office:value-type="string" calcext:value-type="string" table:number-columns-spanned="10" table:number-rows-spanned="2">
            <text:p>Каникулы</text:p>
          </table:table-cell>
          <table:covered-table-cell table:number-columns-repeated="9" table:style-name="ce1614"/>
          <table:table-cell table:style-name="ce1681" office:value-type="string" calcext:value-type="string" table:number-columns-spanned="6" table:number-rows-spanned="2">
            <text:p>Всего</text:p>
          </table:table-cell>
          <table:covered-table-cell table:number-columns-repeated="5" table:style-name="ce1681"/>
          <table:table-cell table:style-name="ce818"/>
          <table:table-cell table:style-name="ce819" table:number-columns-repeated="3"/>
          <table:table-cell table:style-name="ce40"/>
          <table:table-cell table:style-name="ce827"/>
          <table:table-cell table:style-name="ce40" table:number-columns-repeated="4"/>
          <table:table-cell table:style-name="ce818"/>
          <table:table-cell table:style-name="ce819" table:number-columns-repeated="3"/>
          <table:table-cell table:style-name="ce40"/>
          <table:table-cell table:style-name="ce827"/>
          <table:table-cell table:style-name="ce40" table:number-columns-repeated="23"/>
          <table:table-cell/>
          <table:table-cell table:style-name="ce927" table:number-columns-repeated="933"/>
        </table:table-row>
        <table:table-row table:style-name="ro32">
          <table:covered-table-cell table:style-name="ce49"/>
          <table:covered-table-cell table:number-columns-repeated="5" table:style-name="ce156"/>
          <table:covered-table-cell table:number-columns-repeated="3" table:style-name="ce934"/>
          <table:table-cell table:style-name="ce942" office:value-type="string" calcext:value-type="string" table:number-columns-spanned="2" table:number-rows-spanned="1">
            <text:p>по профилю специальности</text:p>
          </table:table-cell>
          <table:covered-table-cell table:style-name="ce942"/>
          <table:table-cell table:style-name="ce1015" office:value-type="string" calcext:value-type="string" table:number-columns-spanned="3" table:number-rows-spanned="1">
            <text:p>преддипломная</text:p>
          </table:table-cell>
          <table:covered-table-cell table:number-columns-repeated="2" table:style-name="ce1015"/>
          <table:covered-table-cell table:number-columns-repeated="21" table:style-name="ce1071"/>
          <table:covered-table-cell table:number-columns-repeated="10" table:style-name="ce1614"/>
          <table:covered-table-cell table:number-columns-repeated="6" table:style-name="ce1681"/>
          <table:table-cell table:style-name="ce818"/>
          <table:table-cell table:style-name="ce819" table:number-columns-repeated="3"/>
          <table:table-cell table:style-name="ce40"/>
          <table:table-cell table:style-name="ce827"/>
          <table:table-cell table:style-name="ce40" table:number-columns-repeated="4"/>
          <table:table-cell table:style-name="ce818"/>
          <table:table-cell table:style-name="ce819" table:number-columns-repeated="3"/>
          <table:table-cell table:style-name="ce40"/>
          <table:table-cell table:style-name="ce827"/>
          <table:table-cell table:style-name="ce40" table:number-columns-repeated="23"/>
          <table:table-cell table:number-columns-repeated="934"/>
        </table:table-row>
        <table:table-row table:style-name="ro33">
          <table:table-cell table:style-name="ce43" office:value-type="float" office:value="1" calcext:value-type="float">
            <text:p>1</text:p>
          </table:table-cell>
          <table:table-cell table:style-name="ce101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01"/>
          <table:table-cell table:style-name="ce935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35"/>
          <table:table-cell table:style-name="ce935" office:value-type="float" office:value="4" calcext:value-type="float" table:number-columns-spanned="2" table:number-rows-spanned="1">
            <text:p>4</text:p>
          </table:table-cell>
          <table:covered-table-cell table:style-name="ce935"/>
          <table:table-cell table:style-name="ce935" table:number-columns-spanned="3" table:number-rows-spanned="1"/>
          <table:covered-table-cell table:number-columns-repeated="2" table:style-name="ce935"/>
          <table:table-cell table:style-name="ce935" office:value-type="float" office:value="5" calcext:value-type="float" table:number-columns-spanned="10" table:number-rows-spanned="1">
            <text:p>5</text:p>
          </table:table-cell>
          <table:covered-table-cell table:number-columns-repeated="9" table:style-name="ce935"/>
          <table:table-cell table:style-name="ce935" office:value-type="float" office:value="8" calcext:value-type="float" table:number-columns-spanned="11" table:number-rows-spanned="1">
            <text:p>8</text:p>
          </table:table-cell>
          <table:covered-table-cell table:number-columns-repeated="10" table:style-name="ce935"/>
          <table:table-cell table:style-name="ce737" office:value-type="float" office:value="7" calcext:value-type="float" table:number-columns-spanned="10" table:number-rows-spanned="1">
            <text:p>7</text:p>
          </table:table-cell>
          <table:covered-table-cell table:number-columns-repeated="9" table:style-name="ce737"/>
          <table:table-cell table:style-name="ce796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ce796"/>
          <table:table-cell table:style-name="ce818"/>
          <table:table-cell table:style-name="ce819" table:number-columns-repeated="3"/>
          <table:table-cell table:style-name="ce40"/>
          <table:table-cell table:style-name="ce827"/>
          <table:table-cell table:style-name="ce40" table:number-columns-repeated="4"/>
          <table:table-cell table:style-name="ce818"/>
          <table:table-cell table:style-name="ce819" table:number-columns-repeated="3"/>
          <table:table-cell table:style-name="ce40"/>
          <table:table-cell table:style-name="ce827"/>
          <table:table-cell table:style-name="ce40" table:number-columns-repeated="23"/>
          <table:table-cell table:number-columns-repeated="934"/>
        </table:table-row>
        <table:table-row table:style-name="ro8">
          <table:table-cell table:style-name="ce44" office:value-type="string" calcext:value-type="string">
            <text:p>I курс</text:p>
          </table:table-cell>
          <table:table-cell table:style-name="ce102" table:formula="of:=([.AE159]+[.AJ159])/36" office:value-type="float" office:value="39" calcext:value-type="float" table:number-columns-spanned="5" table:number-rows-spanned="1">
            <text:p>39,0</text:p>
          </table:table-cell>
          <table:covered-table-cell table:number-columns-repeated="4" table:style-name="ce102"/>
          <table:table-cell table:style-name="ce182" table:formula="of:=([.AE160]+[.AJ160])/36" office:value-type="float" office:value="0" calcext:value-type="float">
            <text:p>0</text:p>
          </table:table-cell>
          <table:table-cell table:style-name="ce186"/>
          <table:table-cell table:style-name="ce187"/>
          <table:table-cell table:style-name="ce943" table:formula="of:=([.AE161]+[.AJ161])/36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253" table:number-columns-spanned="3" table:number-rows-spanned="1"/>
          <table:covered-table-cell table:number-columns-repeated="2" table:style-name="ce253"/>
          <table:table-cell table:style-name="ce943" table:formula="of:=([.AE163]+[.AJ163])/36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189"/>
          <table:table-cell table:style-name="ce943" table:formula="of:=([.AE164]+[.AJ164])/36" office:value-type="float" office:value="0" calcext:value-type="float" table:number-columns-spanned="11" table:number-rows-spanned="1">
            <text:p>0</text:p>
          </table:table-cell>
          <table:covered-table-cell table:number-columns-repeated="10" table:style-name="ce189"/>
          <table:table-cell table:style-name="ce738" office:value-type="float" office:value="11" calcext:value-type="float" table:number-columns-spanned="10" table:number-rows-spanned="1">
            <text:p>11</text:p>
          </table:table-cell>
          <table:covered-table-cell table:number-columns-repeated="9" table:style-name="ce738"/>
          <table:table-cell table:style-name="ce797" table:formula="of:=SUM([.B6:.AO6])" office:value-type="float" office:value="52" calcext:value-type="float" table:number-columns-spanned="6" table:number-rows-spanned="1">
            <text:p>52,0</text:p>
          </table:table-cell>
          <table:covered-table-cell table:number-columns-repeated="5" table:style-name="ce797"/>
          <table:table-cell table:style-name="ce818"/>
          <table:table-cell table:style-name="ce819"/>
          <table:table-cell table:style-name="ce320"/>
          <table:table-cell table:style-name="ce1708" table:number-columns-spanned="12" table:number-rows-spanned="1"/>
          <table:covered-table-cell table:number-columns-repeated="11" table:style-name="ce1708"/>
          <table:table-cell table:style-name="ce827"/>
          <table:table-cell table:style-name="ce40" table:number-columns-repeated="23"/>
          <table:table-cell table:number-columns-repeated="934"/>
        </table:table-row>
        <table:table-row table:style-name="ro34">
          <table:table-cell table:style-name="ce44" office:value-type="string" calcext:value-type="string">
            <text:p>II курс</text:p>
          </table:table-cell>
          <table:table-cell table:style-name="ce102" table:formula="of:=([.AO159]+[.AT159])/36" office:value-type="float" office:value="39" calcext:value-type="float" table:number-columns-spanned="5" table:number-rows-spanned="1">
            <text:p>39,0</text:p>
          </table:table-cell>
          <table:covered-table-cell table:number-columns-repeated="4" table:style-name="ce102"/>
          <table:table-cell table:style-name="ce182" table:formula="of:=([.AO160]+[.AT160])/36" office:value-type="float" office:value="0" calcext:value-type="float">
            <text:p>0</text:p>
          </table:table-cell>
          <table:table-cell table:style-name="ce186"/>
          <table:table-cell table:style-name="ce187"/>
          <table:table-cell table:style-name="ce943" table:formula="of:=([.AO161]+[.AT161])/36" office:value-type="float" office:value="0" calcext:value-type="float" table:number-columns-spanned="2" table:number-rows-spanned="1">
            <text:p>0</text:p>
          </table:table-cell>
          <table:covered-table-cell table:style-name="ce189"/>
          <table:table-cell table:style-name="ce253" table:number-columns-spanned="3" table:number-rows-spanned="1"/>
          <table:covered-table-cell table:number-columns-repeated="2" table:style-name="ce253"/>
          <table:table-cell table:style-name="ce943" table:formula="of:=([.AO163]+[.AT163])/36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189"/>
          <table:table-cell table:style-name="ce943" table:formula="of:=([.AO164]+[.AT164])/36" office:value-type="float" office:value="0" calcext:value-type="float" table:number-columns-spanned="11" table:number-rows-spanned="1">
            <text:p>0</text:p>
          </table:table-cell>
          <table:covered-table-cell table:number-columns-repeated="10" table:style-name="ce189"/>
          <table:table-cell table:style-name="ce738" office:value-type="float" office:value="11" calcext:value-type="float" table:number-columns-spanned="10" table:number-rows-spanned="1">
            <text:p>11</text:p>
          </table:table-cell>
          <table:covered-table-cell table:number-columns-repeated="9" table:style-name="ce738"/>
          <table:table-cell table:style-name="ce797" table:formula="of:=SUM([.B7:.AO7])" office:value-type="float" office:value="52" calcext:value-type="float" table:number-columns-spanned="6" table:number-rows-spanned="1">
            <text:p>52,0</text:p>
          </table:table-cell>
          <table:covered-table-cell table:number-columns-repeated="5" table:style-name="ce797"/>
          <table:table-cell table:style-name="ce818"/>
          <table:table-cell table:style-name="ce819"/>
          <table:table-cell table:style-name="ce320" table:number-columns-repeated="2"/>
          <table:table-cell table:style-name="ce95"/>
          <table:table-cell table:style-name="ce828"/>
          <table:table-cell table:style-name="ce95" table:number-columns-repeated="4"/>
          <table:table-cell table:style-name="ce802"/>
          <table:table-cell table:style-name="ce320" table:number-columns-repeated="3"/>
          <table:table-cell table:style-name="ce95"/>
          <table:table-cell table:style-name="ce827"/>
          <table:table-cell table:style-name="ce40" table:number-columns-repeated="3"/>
          <table:table-cell table:style-name="ce172"/>
          <table:table-cell table:style-name="ce40" table:number-columns-repeated="19"/>
          <table:table-cell table:number-columns-repeated="934"/>
        </table:table-row>
        <table:table-row table:style-name="ro35">
          <table:table-cell table:style-name="ce44" office:value-type="string" calcext:value-type="string">
            <text:p>III курс</text:p>
          </table:table-cell>
          <table:table-cell table:style-name="ce102" table:formula="of:=([.AY159]+[.BD159])/36" office:value-type="float" office:value="29" calcext:value-type="float" table:number-columns-spanned="5" table:number-rows-spanned="1">
            <text:p>29,0</text:p>
          </table:table-cell>
          <table:covered-table-cell table:number-columns-repeated="4" table:style-name="ce102"/>
          <table:table-cell table:style-name="ce182" table:formula="of:=([.AY160]+[.BD160])/36" office:value-type="float" office:value="5" calcext:value-type="float">
            <text:p>5</text:p>
          </table:table-cell>
          <table:table-cell table:style-name="ce186"/>
          <table:table-cell table:style-name="ce187"/>
          <table:table-cell table:style-name="ce943" table:formula="of:=([.AY161]+[.BD161])/36" office:value-type="float" office:value="6" calcext:value-type="float" table:number-columns-spanned="2" table:number-rows-spanned="1">
            <text:p>6</text:p>
          </table:table-cell>
          <table:covered-table-cell table:style-name="ce189"/>
          <table:table-cell table:style-name="ce253" table:number-columns-spanned="3" table:number-rows-spanned="1"/>
          <table:covered-table-cell table:number-columns-repeated="2" table:style-name="ce253"/>
          <table:table-cell table:style-name="ce943" table:formula="of:=([.AY163]+[.BD163])/36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189"/>
          <table:table-cell table:style-name="ce937" table:formula="of:=([.AY164]+[.BD164])/36" office:value-type="float" office:value="0" calcext:value-type="float" table:number-columns-spanned="11" table:number-rows-spanned="1">
            <text:p>0</text:p>
          </table:table-cell>
          <table:covered-table-cell table:number-columns-repeated="10" table:style-name="ce183"/>
          <table:table-cell table:style-name="ce738" office:value-type="float" office:value="10" calcext:value-type="float" table:number-columns-spanned="10" table:number-rows-spanned="1">
            <text:p>10</text:p>
          </table:table-cell>
          <table:covered-table-cell table:number-columns-repeated="9" table:style-name="ce738"/>
          <table:table-cell table:style-name="ce797" table:formula="of:=SUM([.B8:.AO8])" office:value-type="float" office:value="52" calcext:value-type="float" table:number-columns-spanned="6" table:number-rows-spanned="1">
            <text:p>52,0</text:p>
          </table:table-cell>
          <table:covered-table-cell table:number-columns-repeated="5" table:style-name="ce797"/>
          <table:table-cell table:style-name="ce818"/>
          <table:table-cell table:style-name="ce819"/>
          <table:table-cell table:style-name="ce320" table:number-columns-repeated="2"/>
          <table:table-cell table:style-name="ce95"/>
          <table:table-cell table:style-name="ce828"/>
          <table:table-cell table:style-name="ce95" table:number-columns-repeated="4"/>
          <table:table-cell table:style-name="ce802"/>
          <table:table-cell table:style-name="ce320" table:number-columns-repeated="3"/>
          <table:table-cell table:style-name="ce95"/>
          <table:table-cell table:style-name="ce827"/>
          <table:table-cell table:style-name="ce40" table:number-columns-repeated="23"/>
          <table:table-cell table:number-columns-repeated="934"/>
        </table:table-row>
        <table:table-row table:style-name="ro35">
          <table:table-cell table:style-name="ce44" office:value-type="string" calcext:value-type="string">
            <text:p>IV курс</text:p>
          </table:table-cell>
          <table:table-cell table:style-name="ce102" table:formula="of:=([.BS159]+[.BX159])/36" office:value-type="float" office:value="16" calcext:value-type="float" table:number-columns-spanned="5" table:number-rows-spanned="1">
            <text:p>16,0</text:p>
          </table:table-cell>
          <table:covered-table-cell table:number-columns-repeated="4" table:style-name="ce102"/>
          <table:table-cell table:style-name="ce937" table:formula="of:=([.BS160]+[.BX160])/36" office:value-type="float" office:value="6" calcext:value-type="float">
            <text:p>6</text:p>
          </table:table-cell>
          <table:table-cell table:style-name="ce186"/>
          <table:table-cell table:style-name="ce187"/>
          <table:table-cell table:style-name="ce190" table:formula="of:=([.BS161]+[.BX161])/36" office:value-type="float" office:value="8" calcext:value-type="float" table:number-columns-spanned="2" table:number-rows-spanned="1">
            <text:p>8</text:p>
          </table:table-cell>
          <table:covered-table-cell table:style-name="ce190"/>
          <table:table-cell table:style-name="ce253" table:formula="of:=[.BX153]/36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253"/>
          <table:table-cell table:style-name="ce937" table:formula="of:=([.BS163]+[.BX163])/36" office:value-type="float" office:value="1" calcext:value-type="float" table:number-columns-spanned="10" table:number-rows-spanned="1">
            <text:p>1</text:p>
          </table:table-cell>
          <table:covered-table-cell table:number-columns-repeated="9" table:style-name="ce183"/>
          <table:table-cell table:style-name="ce937" table:formula="of:=[.BS164]+[.BX164]/36" office:value-type="float" office:value="6" calcext:value-type="float" table:number-columns-spanned="11" table:number-rows-spanned="1">
            <text:p>6</text:p>
          </table:table-cell>
          <table:covered-table-cell table:number-columns-repeated="10" table:style-name="ce183"/>
          <table:table-cell table:style-name="ce738" office:value-type="float" office:value="2" calcext:value-type="float" table:number-columns-spanned="10" table:number-rows-spanned="1">
            <text:p>2</text:p>
          </table:table-cell>
          <table:covered-table-cell table:number-columns-repeated="9" table:style-name="ce738"/>
          <table:table-cell table:style-name="ce797" table:formula="of:=SUM([.B9:.AO9])" office:value-type="float" office:value="43" calcext:value-type="float" table:number-columns-spanned="6" table:number-rows-spanned="1">
            <text:p>43,0</text:p>
          </table:table-cell>
          <table:covered-table-cell table:number-columns-repeated="5" table:style-name="ce797"/>
          <table:table-cell table:style-name="ce818"/>
          <table:table-cell table:style-name="ce819"/>
          <table:table-cell table:style-name="ce320" table:number-columns-repeated="2"/>
          <table:table-cell table:style-name="ce95"/>
          <table:table-cell table:style-name="ce828"/>
          <table:table-cell table:style-name="ce95" table:number-columns-repeated="4"/>
          <table:table-cell table:style-name="ce802"/>
          <table:table-cell table:style-name="ce320" table:number-columns-repeated="3"/>
          <table:table-cell table:style-name="ce95"/>
          <table:table-cell table:style-name="ce827"/>
          <table:table-cell table:style-name="ce40" table:number-columns-repeated="23"/>
          <table:table-cell table:number-columns-repeated="934"/>
        </table:table-row>
        <table:table-row table:style-name="ro35" table:visibility="collapse">
          <table:table-cell table:style-name="ce45" office:value-type="string" calcext:value-type="string">
            <text:p>V курс</text:p>
          </table:table-cell>
          <table:table-cell table:style-name="ce103" table:formula="of:=([.CC159]+[.CH159])/36" office:value-type="float" office:value="0" calcext:value-type="float" table:number-columns-spanned="5" table:number-rows-spanned="1">
            <text:p>0,0</text:p>
          </table:table-cell>
          <table:covered-table-cell table:number-columns-repeated="4" table:style-name="ce103"/>
          <table:table-cell table:style-name="ce184" table:formula="of:=([.CC160]+[.CH160])/36" office:value-type="float" office:value="0" calcext:value-type="float">
            <text:p>0</text:p>
          </table:table-cell>
          <table:table-cell table:style-name="ce186" table:number-columns-repeated="2"/>
          <table:table-cell table:style-name="ce191" table:formula="of:=([.CC161]+[.CH161])/36" office:value-type="float" office:value="0" calcext:value-type="float" table:number-columns-spanned="2" table:number-rows-spanned="1">
            <text:p>0</text:p>
          </table:table-cell>
          <table:covered-table-cell table:style-name="ce191"/>
          <table:table-cell table:style-name="ce254" table:formula="of:=[.CK153]/3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54"/>
          <table:table-cell table:style-name="ce937" table:formula="of:=([.CC163]+[.CH163])/36" office:value-type="float" office:value="0" calcext:value-type="float" table:number-columns-spanned="10" table:number-rows-spanned="1">
            <text:p>0</text:p>
          </table:table-cell>
          <table:covered-table-cell table:number-columns-repeated="9" table:style-name="ce183"/>
          <table:table-cell table:style-name="ce554" table:formula="of:=[.CK154]/36" office:value-type="float" office:value="0" calcext:value-type="float" table:number-columns-spanned="11" table:number-rows-spanned="1">
            <text:p>0</text:p>
          </table:table-cell>
          <table:covered-table-cell table:number-columns-repeated="10" table:style-name="ce554"/>
          <table:table-cell table:style-name="ce1617" table:number-columns-spanned="10" table:number-rows-spanned="1"/>
          <table:covered-table-cell table:number-columns-repeated="9" table:style-name="ce1617"/>
          <table:table-cell table:style-name="ce798" table:formula="of:=SUM([.B10:.AO10])" office:value-type="float" office:value="0" calcext:value-type="float" table:number-columns-spanned="6" table:number-rows-spanned="1">
            <text:p>0,0</text:p>
          </table:table-cell>
          <table:covered-table-cell table:number-columns-repeated="5" table:style-name="ce798"/>
          <table:table-cell table:style-name="ce818"/>
          <table:table-cell table:style-name="ce819"/>
          <table:table-cell table:style-name="ce320"/>
          <table:table-cell table:style-name="ce1709" table:number-columns-spanned="5" table:number-rows-spanned="1"/>
          <table:covered-table-cell table:number-columns-repeated="4" table:style-name="ce1709"/>
          <table:table-cell table:style-name="ce95" table:number-columns-repeated="2"/>
          <table:table-cell table:style-name="ce802"/>
          <table:table-cell table:style-name="ce320" table:number-columns-repeated="3"/>
          <table:table-cell table:style-name="ce95"/>
          <table:table-cell table:style-name="ce827"/>
          <table:table-cell table:style-name="ce40" table:number-columns-repeated="16"/>
          <table:table-cell table:style-name="ce905"/>
          <table:table-cell table:style-name="ce40" table:number-columns-repeated="6"/>
          <table:table-cell table:number-columns-repeated="934"/>
        </table:table-row>
        <table:table-row table:style-name="ro35">
          <table:table-cell table:style-name="ce46" office:value-type="string" calcext:value-type="string">
            <text:p>Всего</text:p>
          </table:table-cell>
          <table:table-cell table:style-name="ce104" table:formula="of:=[.B6]+[.B7]+[.B8]+[.B9]+[.B10]" office:value-type="float" office:value="123" calcext:value-type="float" table:number-columns-spanned="4" table:number-rows-spanned="1">
            <text:p>123</text:p>
          </table:table-cell>
          <table:covered-table-cell table:number-columns-repeated="3" table:style-name="ce104"/>
          <table:table-cell table:style-name="ce179"/>
          <table:table-cell table:style-name="ce185" table:formula="of:=[.G6]+[.G7]+[.G8]+[.G9]+[.G10]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185"/>
          <table:table-cell table:style-name="ce946" table:formula="of:=[.J6]+[.J7]+[.J8]+[.J9]+[.J10]" office:value-type="float" office:value="14" calcext:value-type="float" table:number-columns-spanned="2" table:number-rows-spanned="1">
            <text:p>14</text:p>
          </table:table-cell>
          <table:covered-table-cell table:style-name="ce192"/>
          <table:table-cell table:style-name="ce1018" table:formula="of:=[.L1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55"/>
          <table:table-cell table:style-name="ce1018" table:formula="of:=SUM([.O6:.O10])" office:value-type="float" office:value="7" calcext:value-type="float" table:number-columns-spanned="10" table:number-rows-spanned="1">
            <text:p>7</text:p>
          </table:table-cell>
          <table:covered-table-cell table:number-columns-repeated="9" table:style-name="ce255"/>
          <table:table-cell table:style-name="ce946" table:formula="of:=SUM([.Y6:.AI10])" office:value-type="float" office:value="6" calcext:value-type="float" table:number-columns-spanned="11" table:number-rows-spanned="1">
            <text:p>6</text:p>
          </table:table-cell>
          <table:covered-table-cell table:number-columns-repeated="10" table:style-name="ce192"/>
          <table:table-cell table:style-name="ce1018" table:formula="of:=SUM([.AJ6:.AO10])" office:value-type="float" office:value="34" calcext:value-type="float" table:number-columns-spanned="10" table:number-rows-spanned="1">
            <text:p>34</text:p>
          </table:table-cell>
          <table:covered-table-cell table:number-columns-repeated="9" table:style-name="ce255"/>
          <table:table-cell table:style-name="ce799" table:formula="of:=[.AT6]+[.AT7]+[.AT8]+[.AT9]+[.AT10]" office:value-type="float" office:value="199" calcext:value-type="float" table:number-columns-spanned="6" table:number-rows-spanned="1">
            <text:p>199,0</text:p>
          </table:table-cell>
          <table:covered-table-cell table:number-columns-repeated="5" table:style-name="ce799"/>
          <table:table-cell table:style-name="ce818"/>
          <table:table-cell table:style-name="ce819" table:number-columns-repeated="3"/>
          <table:table-cell table:style-name="ce40"/>
          <table:table-cell table:style-name="ce827"/>
          <table:table-cell table:style-name="ce40" table:number-columns-repeated="4"/>
          <table:table-cell table:style-name="ce818"/>
          <table:table-cell table:style-name="ce819" table:number-columns-repeated="3"/>
          <table:table-cell table:style-name="ce40"/>
          <table:table-cell table:style-name="ce827"/>
          <table:table-cell table:style-name="ce40" table:number-columns-repeated="23"/>
          <table:table-cell table:number-columns-repeated="934"/>
        </table:table-row>
        <table:table-row table:style-name="ro36">
          <table:table-cell table:style-name="ce47"/>
          <table:table-cell table:style-name="ce105" table:number-columns-repeated="17"/>
          <table:table-cell table:style-name="ce329" table:number-columns-repeated="2"/>
          <table:table-cell table:style-name="ce105"/>
          <table:table-cell table:style-name="ce444"/>
          <table:table-cell table:style-name="ce105" table:number-columns-repeated="7"/>
          <table:table-cell table:style-name="ce444"/>
          <table:table-cell table:style-name="ce105"/>
          <table:table-cell table:style-name="ce444"/>
          <table:table-cell table:style-name="ce105" table:number-columns-repeated="4"/>
          <table:table-cell table:style-name="ce444"/>
          <table:table-cell table:style-name="ce105" table:number-columns-repeated="4"/>
          <table:table-cell table:style-name="ce444"/>
          <table:table-cell table:style-name="ce105" table:number-columns-repeated="4"/>
          <table:table-cell table:style-name="ce444"/>
          <table:table-cell table:style-name="ce105" table:number-columns-repeated="4"/>
          <table:table-cell table:style-name="ce818"/>
          <table:table-cell table:style-name="ce819" table:number-columns-repeated="3"/>
          <table:table-cell table:style-name="ce40"/>
          <table:table-cell table:style-name="ce827"/>
          <table:table-cell table:style-name="ce40" table:number-columns-repeated="4"/>
          <table:table-cell table:style-name="ce818"/>
          <table:table-cell table:style-name="ce819" table:number-columns-repeated="3"/>
          <table:table-cell table:style-name="ce40"/>
          <table:table-cell table:style-name="ce827"/>
          <table:table-cell table:style-name="ce40" table:number-columns-repeated="23"/>
          <table:table-cell table:number-columns-repeated="934"/>
        </table:table-row>
        <table:table-row table:style-name="ro37">
          <table:table-cell table:number-columns-repeated="40"/>
          <table:table-cell table:style-name="ce195"/>
          <table:table-cell table:number-columns-repeated="983"/>
        </table:table-row>
        <table:table-row table:style-name="ro37">
          <table:table-cell table:style-name="ce48" office:value-type="string" calcext:value-type="string">
            <text:p>2. План учебного процесса </text:p>
          </table:table-cell>
          <table:table-cell table:style-name="ce106" table:number-columns-repeated="2"/>
          <table:table-cell table:style-name="ce48"/>
          <table:table-cell table:style-name="ce106" table:number-columns-repeated="26"/>
          <table:table-cell table:style-name="ce639" table:number-columns-repeated="16"/>
          <table:table-cell table:style-name="ce802"/>
          <table:table-cell table:style-name="ce320" table:number-columns-repeated="3"/>
          <table:table-cell table:number-columns-repeated="15"/>
          <table:table-cell office:value-type="string" calcext:value-type="string">
            <text:p><text:s/></text:p>
          </table:table-cell>
          <table:table-cell table:number-columns-repeated="958"/>
        </table:table-row>
        <table:table-row table:style-name="ro38">
          <table:table-cell table:style-name="ce57" office:value-type="string" calcext:value-type="string" table:number-columns-spanned="1" table:number-rows-spanned="6">
            <text:p>Индекс</text:p>
          </table:table-cell>
          <table:table-cell table:style-name="ce163" office:value-type="string" calcext:value-type="string" table:number-columns-spanned="9" table:number-rows-spanned="6">
            <text:p>Наименование циклов, <text:s/>дисциплин, профессиональных модулей, МДК, практик</text:p>
          </table:table-cell>
          <table:covered-table-cell table:number-columns-repeated="8" table:style-name="ce163"/>
          <table:table-cell table:style-name="ce952" office:value-type="string" calcext:value-type="string" table:number-columns-spanned="8" table:number-rows-spanned="5">
            <text:p>Формы промежуточной аттестации</text:p>
          </table:table-cell>
          <table:covered-table-cell table:number-columns-repeated="7" table:style-name="ce952"/>
          <table:table-cell table:style-name="ce1115" office:value-type="string" calcext:value-type="string" table:number-columns-spanned="1" table:number-rows-spanned="5">
            <text:p>ФГОС</text:p>
          </table:table-cell>
          <table:table-cell table:style-name="ce1115" office:value-type="string" calcext:value-type="string" table:number-columns-spanned="1" table:number-rows-spanned="5">
            <text:p>ПООП</text:p>
          </table:table-cell>
          <table:table-cell table:style-name="ce1203" office:value-type="string" calcext:value-type="string" table:number-columns-spanned="10" table:number-rows-spanned="1">
            <text:p>Учебная нагрузка обучающихся, час.</text:p>
          </table:table-cell>
          <table:covered-table-cell table:number-columns-repeated="9" table:style-name="ce1203"/>
          <table:table-cell table:style-name="ce1504" office:value-type="string" calcext:value-type="string" table:number-columns-spanned="60" table:number-rows-spanned="1">
            <text:p>Распределение обязательной учебной нагрузки по курсам и семестрам, час. в семестр (программист)</text:p>
          </table:table-cell>
          <table:covered-table-cell table:number-columns-repeated="59" table:style-name="ce1504"/>
          <table:table-cell table:number-columns-repeated="934"/>
        </table:table-row>
        <table:table-row table:style-name="ro39">
          <table:covered-table-cell table:style-name="ce57"/>
          <table:covered-table-cell table:number-columns-repeated="9" table:style-name="ce163"/>
          <table:covered-table-cell table:number-columns-repeated="8" table:style-name="ce952"/>
          <table:covered-table-cell table:number-columns-repeated="2" table:style-name="ce1115"/>
          <table:table-cell table:style-name="ce1204" office:value-type="string" calcext:value-type="string" table:number-columns-spanned="1" table:number-rows-spanned="4">
            <text:p>Всего объем образовательной нагрузки</text:p>
          </table:table-cell>
          <table:table-cell table:style-name="ce1251" office:value-type="string" calcext:value-type="string" table:number-columns-spanned="1" table:number-rows-spanned="4">
            <text:p>Промежуточная аттестация</text:p>
          </table:table-cell>
          <table:table-cell table:style-name="ce1307" office:value-type="string" calcext:value-type="string" table:number-columns-spanned="1" table:number-rows-spanned="4">
            <text:p>Самостоятельная учебная работа</text:p>
          </table:table-cell>
          <table:table-cell table:style-name="ce1364" office:value-type="string" calcext:value-type="string" table:number-columns-spanned="7" table:number-rows-spanned="1">
            <text:p>Работа обучающихся во взаимодействии с преподавателями</text:p>
          </table:table-cell>
          <table:covered-table-cell table:number-columns-repeated="6" table:style-name="ce1364"/>
          <table:table-cell table:style-name="ce1506" office:value-type="string" calcext:value-type="string" table:number-columns-spanned="10" table:number-rows-spanned="1">
            <text:p>I курс </text:p>
          </table:table-cell>
          <table:covered-table-cell table:number-columns-repeated="9" table:style-name="ce1506"/>
          <table:table-cell table:style-name="ce1506" office:value-type="string" calcext:value-type="string" table:number-columns-spanned="10" table:number-rows-spanned="1">
            <text:p>II курс </text:p>
          </table:table-cell>
          <table:covered-table-cell table:number-columns-repeated="9" table:style-name="ce1506"/>
          <table:table-cell table:style-name="ce1506" office:value-type="string" calcext:value-type="string" table:number-columns-spanned="10" table:number-rows-spanned="1">
            <text:p>III курс </text:p>
          </table:table-cell>
          <table:covered-table-cell table:number-columns-repeated="9" table:style-name="ce1506"/>
          <table:table-cell table:style-name="ce1506" office:value-type="string" calcext:value-type="string" table:number-columns-spanned="10" table:number-rows-spanned="1">
            <text:p>III курс </text:p>
          </table:table-cell>
          <table:covered-table-cell table:number-columns-repeated="9" table:style-name="ce1506"/>
          <table:table-cell table:style-name="ce1752" office:value-type="string" calcext:value-type="string" table:number-columns-spanned="10" table:number-rows-spanned="1">
            <text:p>IV курс </text:p>
          </table:table-cell>
          <table:covered-table-cell table:number-columns-repeated="9" table:style-name="ce1752"/>
          <table:table-cell table:style-name="ce1506" office:value-type="string" calcext:value-type="string" table:number-columns-spanned="10" table:number-rows-spanned="1">
            <text:p>V курс</text:p>
          </table:table-cell>
          <table:covered-table-cell table:number-columns-repeated="9" table:style-name="ce1506"/>
          <table:table-cell table:number-columns-repeated="934"/>
        </table:table-row>
        <table:table-row table:style-name="ro40">
          <table:covered-table-cell table:style-name="ce57"/>
          <table:covered-table-cell table:number-columns-repeated="9" table:style-name="ce163"/>
          <table:covered-table-cell table:number-columns-repeated="8" table:style-name="ce952"/>
          <table:covered-table-cell table:number-columns-repeated="2" table:style-name="ce1115"/>
          <table:covered-table-cell table:style-name="ce1204"/>
          <table:covered-table-cell table:style-name="ce1251"/>
          <table:covered-table-cell table:style-name="ce1307"/>
          <table:table-cell table:style-name="ce1365" office:value-type="string" calcext:value-type="string" table:number-columns-spanned="5" table:number-rows-spanned="1">
            <text:p>занятия по дисциплинам и МДК</text:p>
          </table:table-cell>
          <table:covered-table-cell table:number-columns-repeated="4" table:style-name="ce1365"/>
          <table:table-cell table:style-name="ce1398" office:value-type="string" calcext:value-type="string" table:number-columns-spanned="1" table:number-rows-spanned="3">
            <text:p>учебная и производственная практика</text:p>
          </table:table-cell>
          <table:table-cell table:style-name="ce1455" office:value-type="string" calcext:value-type="string" table:number-columns-spanned="1" table:number-rows-spanned="3">
            <text:p>промежуточная аттестация</text:p>
          </table:table-cell>
          <table:table-cell table:style-name="ce1507" office:value-type="string" calcext:value-type="string" table:number-columns-spanned="1" table:number-rows-spanned="3">
            <text:p>1 сем. 16,5 нед.</text:p>
          </table:table-cell>
          <table:table-cell table:style-name="ce1546" office:value-type="string" calcext:value-type="string" table:number-columns-spanned="4" table:number-rows-spanned="1">
            <text:p>в том числе</text:p>
          </table:table-cell>
          <table:covered-table-cell table:number-columns-repeated="3" table:style-name="ce1546"/>
          <table:table-cell table:style-name="ce1618" office:value-type="string" calcext:value-type="string" table:number-columns-spanned="1" table:number-rows-spanned="3">
            <text:p>2 сем. <text:s/>22,5нед.</text:p>
          </table:table-cell>
          <table:table-cell table:style-name="ce1364" office:value-type="string" calcext:value-type="string" table:number-columns-spanned="4" table:number-rows-spanned="1">
            <text:p>в том числе</text:p>
          </table:table-cell>
          <table:covered-table-cell table:number-columns-repeated="3" table:style-name="ce1364"/>
          <table:table-cell table:style-name="ce1653" office:value-type="string" calcext:value-type="string" table:number-columns-spanned="1" table:number-rows-spanned="3">
            <text:p>3 сем. 16 нед</text:p>
          </table:table-cell>
          <table:table-cell table:style-name="ce1546" office:value-type="string" calcext:value-type="string" table:number-columns-spanned="4" table:number-rows-spanned="1">
            <text:p>в том числе</text:p>
          </table:table-cell>
          <table:covered-table-cell table:number-columns-repeated="3" table:style-name="ce1546"/>
          <table:table-cell table:style-name="ce1618" office:value-type="string" calcext:value-type="string" table:number-columns-spanned="1" table:number-rows-spanned="3">
            <text:p>4 сем. 23 нед.</text:p>
          </table:table-cell>
          <table:table-cell table:style-name="ce1364" office:value-type="string" calcext:value-type="string" table:number-columns-spanned="4" table:number-rows-spanned="1">
            <text:p>в том числе</text:p>
          </table:table-cell>
          <table:covered-table-cell table:number-columns-repeated="3" table:style-name="ce1364"/>
          <table:table-cell table:style-name="ce1701" office:value-type="string" calcext:value-type="string" table:number-columns-spanned="1" table:number-rows-spanned="3">
            <text:p>5 сем. 16 нед.</text:p>
          </table:table-cell>
          <table:table-cell table:style-name="ce1546" office:value-type="string" calcext:value-type="string" table:number-columns-spanned="4" table:number-rows-spanned="1">
            <text:p>в том числе</text:p>
          </table:table-cell>
          <table:covered-table-cell table:number-columns-repeated="3" table:style-name="ce1546"/>
          <table:table-cell table:style-name="ce1071" office:value-type="string" calcext:value-type="string" table:number-columns-spanned="1" table:number-rows-spanned="3">
            <text:p>6 сем. <text:s text:c="4"/>24 нед.</text:p>
          </table:table-cell>
          <table:table-cell table:style-name="ce1364" office:value-type="string" calcext:value-type="string" table:number-columns-spanned="4" table:number-rows-spanned="1">
            <text:p>в том числе</text:p>
          </table:table-cell>
          <table:covered-table-cell table:number-columns-repeated="3" table:style-name="ce1364"/>
          <table:table-cell table:style-name="ce1701" office:value-type="string" calcext:value-type="string" table:number-columns-spanned="1" table:number-rows-spanned="3">
            <text:p>5 сем. 16,5 нед.</text:p>
          </table:table-cell>
          <table:table-cell table:style-name="ce1546" office:value-type="string" calcext:value-type="string" table:number-columns-spanned="4" table:number-rows-spanned="1">
            <text:p>в том числе</text:p>
          </table:table-cell>
          <table:covered-table-cell table:number-columns-repeated="3" table:style-name="ce1546"/>
          <table:table-cell table:style-name="ce1071" office:value-type="string" calcext:value-type="string" table:number-columns-spanned="1" table:number-rows-spanned="3">
            <text:p>6 сем. <text:s text:c="5"/>20 нед.</text:p>
          </table:table-cell>
          <table:table-cell table:style-name="ce1738" office:value-type="string" calcext:value-type="string" table:number-columns-spanned="4" table:number-rows-spanned="1">
            <text:p>в том числе</text:p>
          </table:table-cell>
          <table:covered-table-cell table:number-columns-repeated="3" table:style-name="ce1738"/>
          <table:table-cell table:style-name="ce1618" office:value-type="string" calcext:value-type="string" table:number-columns-spanned="1" table:number-rows-spanned="3">
            <text:p>7 сем.16,5 нед.</text:p>
          </table:table-cell>
          <table:table-cell table:style-name="ce1777" office:value-type="string" calcext:value-type="string" table:number-columns-spanned="4" table:number-rows-spanned="1">
            <text:p>в том числе</text:p>
          </table:table-cell>
          <table:covered-table-cell table:number-columns-repeated="3" table:style-name="ce1777"/>
          <table:table-cell table:style-name="ce1618" office:value-type="string" calcext:value-type="string" table:number-columns-spanned="1" table:number-rows-spanned="3">
            <text:p>8 сем. 23,5 нед.</text:p>
          </table:table-cell>
          <table:table-cell table:style-name="ce1797" office:value-type="string" calcext:value-type="string" table:number-columns-spanned="4" table:number-rows-spanned="1">
            <text:p>в том числе</text:p>
          </table:table-cell>
          <table:covered-table-cell table:number-columns-repeated="3" table:style-name="ce1797"/>
          <table:table-cell table:style-name="ce1701" office:value-type="string" calcext:value-type="string" table:number-columns-spanned="1" table:number-rows-spanned="3">
            <text:p>9 сем. 17 нед.</text:p>
          </table:table-cell>
          <table:table-cell table:style-name="ce1777" office:value-type="string" calcext:value-type="string" table:number-columns-spanned="4" table:number-rows-spanned="1">
            <text:p>в том числе</text:p>
          </table:table-cell>
          <table:covered-table-cell table:number-columns-repeated="3" table:style-name="ce1777"/>
          <table:table-cell table:style-name="ce1618" office:value-type="string" calcext:value-type="string" table:number-columns-spanned="1" table:number-rows-spanned="3">
            <text:p>10 сем. 17 нед.</text:p>
          </table:table-cell>
          <table:table-cell table:style-name="ce1797" office:value-type="string" calcext:value-type="string" table:number-columns-spanned="4" table:number-rows-spanned="1">
            <text:p>в том числе</text:p>
          </table:table-cell>
          <table:covered-table-cell table:number-columns-repeated="3" table:style-name="ce1797"/>
          <table:table-cell table:number-columns-repeated="2"/>
          <table:table-cell table:style-name="ce172"/>
          <table:table-cell table:number-columns-repeated="931"/>
        </table:table-row>
        <table:table-row table:style-name="ro41">
          <table:covered-table-cell table:style-name="ce57"/>
          <table:covered-table-cell table:number-columns-repeated="9" table:style-name="ce163"/>
          <table:covered-table-cell table:number-columns-repeated="8" table:style-name="ce952"/>
          <table:covered-table-cell table:number-columns-repeated="2" table:style-name="ce1115"/>
          <table:covered-table-cell table:style-name="ce1204"/>
          <table:covered-table-cell table:style-name="ce1251"/>
          <table:covered-table-cell table:style-name="ce1307"/>
          <table:table-cell table:style-name="ce1366" office:value-type="string" calcext:value-type="string" table:number-columns-spanned="1" table:number-rows-spanned="2">
            <text:p>всего занятий</text:p>
          </table:table-cell>
          <table:table-cell table:style-name="ce1365" office:value-type="string" calcext:value-type="string" table:number-columns-spanned="4" table:number-rows-spanned="1">
            <text:p>в том числе</text:p>
          </table:table-cell>
          <table:covered-table-cell table:number-columns-repeated="3" table:style-name="ce1365"/>
          <table:covered-table-cell table:style-name="ce1398"/>
          <table:covered-table-cell table:style-name="ce1455"/>
          <table:covered-table-cell table:style-name="ce1507"/>
          <table:table-cell table:style-name="ce1547" office:value-type="string" calcext:value-type="string" table:number-columns-spanned="1" table:number-rows-spanned="2">
            <text:p>промежуточная аттестация</text:p>
          </table:table-cell>
          <table:table-cell table:style-name="ce1398" office:value-type="string" calcext:value-type="string" table:number-columns-spanned="1" table:number-rows-spanned="2">
            <text:p>учебные занятия</text:p>
          </table:table-cell>
          <table:table-cell table:style-name="ce1398" office:value-type="string" calcext:value-type="string" table:number-columns-spanned="1" table:number-rows-spanned="2">
            <text:p>практика</text:p>
          </table:table-cell>
          <table:table-cell table:style-name="ce1420" office:value-type="string" calcext:value-type="string" table:number-columns-spanned="1" table:number-rows-spanned="2">
            <text:p>самостоятельная работа</text:p>
          </table:table-cell>
          <table:covered-table-cell table:style-name="ce1618"/>
          <table:table-cell table:style-name="ce1547" office:value-type="string" calcext:value-type="string" table:number-columns-spanned="1" table:number-rows-spanned="2">
            <text:p>промежуточная аттестация</text:p>
          </table:table-cell>
          <table:table-cell table:style-name="ce1398" office:value-type="string" calcext:value-type="string" table:number-columns-spanned="1" table:number-rows-spanned="2">
            <text:p>учебные занятия</text:p>
          </table:table-cell>
          <table:table-cell table:style-name="ce1398" office:value-type="string" calcext:value-type="string" table:number-columns-spanned="1" table:number-rows-spanned="2">
            <text:p>практика</text:p>
          </table:table-cell>
          <table:table-cell table:style-name="ce1637" office:value-type="string" calcext:value-type="string" table:number-columns-spanned="1" table:number-rows-spanned="2">
            <text:p>самостоятельная работа</text:p>
          </table:table-cell>
          <table:covered-table-cell table:style-name="ce1653"/>
          <table:table-cell table:style-name="ce1547" office:value-type="string" calcext:value-type="string" table:number-columns-spanned="1" table:number-rows-spanned="2">
            <text:p>промежуточная аттестация</text:p>
          </table:table-cell>
          <table:table-cell table:style-name="ce1398" office:value-type="string" calcext:value-type="string" table:number-columns-spanned="1" table:number-rows-spanned="2">
            <text:p>учебные занятия</text:p>
          </table:table-cell>
          <table:table-cell table:style-name="ce1398" office:value-type="string" calcext:value-type="string" table:number-columns-spanned="1" table:number-rows-spanned="2">
            <text:p>практика</text:p>
          </table:table-cell>
          <table:table-cell table:style-name="ce1398" office:value-type="string" calcext:value-type="string" table:number-columns-spanned="1" table:number-rows-spanned="2">
            <text:p>самостоятельная работа</text:p>
          </table:table-cell>
          <table:covered-table-cell table:style-name="ce1618"/>
          <table:table-cell table:style-name="ce1547" office:value-type="string" calcext:value-type="string" table:number-columns-spanned="1" table:number-rows-spanned="2">
            <text:p>промежуточная аттестация</text:p>
          </table:table-cell>
          <table:table-cell table:style-name="ce1398" office:value-type="string" calcext:value-type="string" table:number-columns-spanned="1" table:number-rows-spanned="2">
            <text:p>учебные занятия</text:p>
          </table:table-cell>
          <table:table-cell table:style-name="ce1398" office:value-type="string" calcext:value-type="string" table:number-columns-spanned="1" table:number-rows-spanned="2">
            <text:p>практика</text:p>
          </table:table-cell>
          <table:table-cell table:style-name="ce1637" office:value-type="string" calcext:value-type="string" table:number-columns-spanned="1" table:number-rows-spanned="2">
            <text:p>самостоятельная работа</text:p>
          </table:table-cell>
          <table:covered-table-cell table:style-name="ce1701"/>
          <table:table-cell table:style-name="ce1547" office:value-type="string" calcext:value-type="string" table:number-columns-spanned="1" table:number-rows-spanned="2">
            <text:p>промежуточная аттестация</text:p>
          </table:table-cell>
          <table:table-cell table:style-name="ce1398" office:value-type="string" calcext:value-type="string" table:number-columns-spanned="1" table:number-rows-spanned="2">
            <text:p>учебные занятия</text:p>
          </table:table-cell>
          <table:table-cell table:style-name="ce1398" office:value-type="string" calcext:value-type="string" table:number-columns-spanned="1" table:number-rows-spanned="2">
            <text:p>практика</text:p>
          </table:table-cell>
          <table:table-cell table:style-name="ce1398" office:value-type="string" calcext:value-type="string" table:number-columns-spanned="1" table:number-rows-spanned="2">
            <text:p>самостоятельная работа</text:p>
          </table:table-cell>
          <table:covered-table-cell table:style-name="ce1071"/>
          <table:table-cell table:style-name="ce1547" office:value-type="string" calcext:value-type="string" table:number-columns-spanned="1" table:number-rows-spanned="2">
            <text:p>промежуточная аттестация</text:p>
          </table:table-cell>
          <table:table-cell table:style-name="ce1398" office:value-type="string" calcext:value-type="string" table:number-columns-spanned="1" table:number-rows-spanned="2">
            <text:p>учебные занятия</text:p>
          </table:table-cell>
          <table:table-cell table:style-name="ce1398" office:value-type="string" calcext:value-type="string" table:number-columns-spanned="1" table:number-rows-spanned="2">
            <text:p>практика</text:p>
          </table:table-cell>
          <table:table-cell table:style-name="ce1724" office:value-type="string" calcext:value-type="string" table:number-columns-spanned="1" table:number-rows-spanned="2">
            <text:p>самостоятельная работа</text:p>
          </table:table-cell>
          <table:covered-table-cell table:style-name="ce1701"/>
          <table:table-cell table:style-name="ce1547" office:value-type="string" calcext:value-type="string" table:number-columns-spanned="1" table:number-rows-spanned="2">
            <text:p>промежуточная аттестация</text:p>
          </table:table-cell>
          <table:table-cell table:style-name="ce1398" office:value-type="string" calcext:value-type="string" table:number-columns-spanned="1" table:number-rows-spanned="2">
            <text:p>учебные занятия</text:p>
          </table:table-cell>
          <table:table-cell table:style-name="ce1398" office:value-type="string" calcext:value-type="string" table:number-columns-spanned="1" table:number-rows-spanned="2">
            <text:p>практика</text:p>
          </table:table-cell>
          <table:table-cell table:style-name="ce1398" office:value-type="string" calcext:value-type="string" table:number-columns-spanned="1" table:number-rows-spanned="2">
            <text:p>самостоятельная работа</text:p>
          </table:table-cell>
          <table:covered-table-cell table:style-name="ce1071"/>
          <table:table-cell table:style-name="ce1547" office:value-type="string" calcext:value-type="string" table:number-columns-spanned="1" table:number-rows-spanned="2">
            <text:p>промежуточная аттестация</text:p>
          </table:table-cell>
          <table:table-cell table:style-name="ce1637" office:value-type="string" calcext:value-type="string" table:number-columns-spanned="1" table:number-rows-spanned="2">
            <text:p>учебные занятия</text:p>
          </table:table-cell>
          <table:table-cell table:style-name="ce1637" office:value-type="string" calcext:value-type="string" table:number-columns-spanned="1" table:number-rows-spanned="2">
            <text:p>практика</text:p>
          </table:table-cell>
          <table:table-cell table:style-name="ce1739" office:value-type="string" calcext:value-type="string" table:number-columns-spanned="1" table:number-rows-spanned="2">
            <text:p>самостоятельная работа</text:p>
          </table:table-cell>
          <table:covered-table-cell table:style-name="ce1618"/>
          <table:table-cell table:style-name="ce1547" office:value-type="string" calcext:value-type="string" table:number-columns-spanned="1" table:number-rows-spanned="2">
            <text:p>промежуточная аттестация</text:p>
          </table:table-cell>
          <table:table-cell table:style-name="ce1398" office:value-type="string" calcext:value-type="string" table:number-columns-spanned="1" table:number-rows-spanned="2">
            <text:p>учебные занятия</text:p>
          </table:table-cell>
          <table:table-cell table:style-name="ce1398" office:value-type="string" calcext:value-type="string" table:number-columns-spanned="1" table:number-rows-spanned="2">
            <text:p>практика</text:p>
          </table:table-cell>
          <table:table-cell table:style-name="ce1398" office:value-type="string" calcext:value-type="string" table:number-columns-spanned="1" table:number-rows-spanned="2">
            <text:p>самостоятельная работа</text:p>
          </table:table-cell>
          <table:covered-table-cell table:style-name="ce1618"/>
          <table:table-cell table:style-name="ce1547" office:value-type="string" calcext:value-type="string" table:number-columns-spanned="1" table:number-rows-spanned="2">
            <text:p>промежуточная аттестация</text:p>
          </table:table-cell>
          <table:table-cell table:style-name="ce1398" office:value-type="string" calcext:value-type="string" table:number-columns-spanned="1" table:number-rows-spanned="2">
            <text:p>учебные занятия</text:p>
          </table:table-cell>
          <table:table-cell table:style-name="ce1398" office:value-type="string" calcext:value-type="string" table:number-columns-spanned="1" table:number-rows-spanned="2">
            <text:p>практика</text:p>
          </table:table-cell>
          <table:table-cell table:style-name="ce1637" office:value-type="string" calcext:value-type="string" table:number-columns-spanned="1" table:number-rows-spanned="2">
            <text:p>самостоятельная работа</text:p>
          </table:table-cell>
          <table:covered-table-cell table:style-name="ce1701"/>
          <table:table-cell table:style-name="ce1547" office:value-type="string" calcext:value-type="string" table:number-columns-spanned="1" table:number-rows-spanned="2">
            <text:p>промежуточная аттестация</text:p>
          </table:table-cell>
          <table:table-cell table:style-name="ce1398" office:value-type="string" calcext:value-type="string" table:number-columns-spanned="1" table:number-rows-spanned="2">
            <text:p>учебные занятия</text:p>
          </table:table-cell>
          <table:table-cell table:style-name="ce1398" office:value-type="string" calcext:value-type="string" table:number-columns-spanned="1" table:number-rows-spanned="2">
            <text:p>практика</text:p>
          </table:table-cell>
          <table:table-cell table:style-name="ce1398" office:value-type="string" calcext:value-type="string" table:number-columns-spanned="1" table:number-rows-spanned="2">
            <text:p>самостоятельная работа</text:p>
          </table:table-cell>
          <table:covered-table-cell table:style-name="ce1618"/>
          <table:table-cell table:style-name="ce1547" office:value-type="string" calcext:value-type="string" table:number-columns-spanned="1" table:number-rows-spanned="2">
            <text:p>промежуточная аттестация</text:p>
          </table:table-cell>
          <table:table-cell table:style-name="ce1398" office:value-type="string" calcext:value-type="string" table:number-columns-spanned="1" table:number-rows-spanned="2">
            <text:p>учебные занятия</text:p>
          </table:table-cell>
          <table:table-cell table:style-name="ce1398" office:value-type="string" calcext:value-type="string" table:number-columns-spanned="1" table:number-rows-spanned="2">
            <text:p>практика</text:p>
          </table:table-cell>
          <table:table-cell table:style-name="ce1637" office:value-type="string" calcext:value-type="string" table:number-columns-spanned="1" table:number-rows-spanned="2">
            <text:p>самостоятельная работа</text:p>
          </table:table-cell>
          <table:table-cell table:number-columns-repeated="2"/>
          <table:table-cell table:style-name="ce928"/>
          <table:table-cell table:style-name="ce930"/>
          <table:table-cell table:number-columns-repeated="930"/>
        </table:table-row>
        <table:table-row table:style-name="ro29">
          <table:covered-table-cell table:style-name="ce57"/>
          <table:covered-table-cell table:number-columns-repeated="9" table:style-name="ce163"/>
          <table:covered-table-cell table:number-columns-repeated="8" table:style-name="ce952"/>
          <table:covered-table-cell table:number-columns-repeated="2" table:style-name="ce1115"/>
          <table:covered-table-cell table:style-name="ce1204"/>
          <table:covered-table-cell table:style-name="ce1251"/>
          <table:covered-table-cell table:style-name="ce1307"/>
          <table:covered-table-cell table:style-name="ce1366"/>
          <table:table-cell table:style-name="ce1398" office:value-type="string" calcext:value-type="string">
            <text:p>уроков</text:p>
          </table:table-cell>
          <table:table-cell table:style-name="ce1420" office:value-type="string" calcext:value-type="string">
            <text:p>лабораторных и практических занятий</text:p>
          </table:table-cell>
          <table:table-cell table:style-name="ce1420" office:value-type="string" calcext:value-type="string">
            <text:p>Консультации</text:p>
          </table:table-cell>
          <table:table-cell table:style-name="ce1398" office:value-type="string" calcext:value-type="string">
            <text:p>курсовое проектирование</text:p>
          </table:table-cell>
          <table:covered-table-cell table:style-name="ce1398"/>
          <table:covered-table-cell table:style-name="ce1455"/>
          <table:covered-table-cell table:style-name="ce1507"/>
          <table:covered-table-cell table:style-name="ce1547"/>
          <table:covered-table-cell table:number-columns-repeated="2" table:style-name="ce1398"/>
          <table:covered-table-cell table:style-name="ce1420"/>
          <table:covered-table-cell table:style-name="ce1618"/>
          <table:covered-table-cell table:style-name="ce1547"/>
          <table:covered-table-cell table:number-columns-repeated="2" table:style-name="ce1398"/>
          <table:covered-table-cell table:style-name="ce1637"/>
          <table:covered-table-cell table:style-name="ce1653"/>
          <table:covered-table-cell table:style-name="ce1547"/>
          <table:covered-table-cell table:number-columns-repeated="3" table:style-name="ce1398"/>
          <table:covered-table-cell table:style-name="ce1618"/>
          <table:covered-table-cell table:style-name="ce1547"/>
          <table:covered-table-cell table:number-columns-repeated="2" table:style-name="ce1398"/>
          <table:covered-table-cell table:style-name="ce1637"/>
          <table:covered-table-cell table:style-name="ce1701"/>
          <table:covered-table-cell table:style-name="ce1547"/>
          <table:covered-table-cell table:number-columns-repeated="3" table:style-name="ce1398"/>
          <table:covered-table-cell table:style-name="ce1071"/>
          <table:covered-table-cell table:style-name="ce1547"/>
          <table:covered-table-cell table:number-columns-repeated="2" table:style-name="ce1398"/>
          <table:covered-table-cell table:style-name="ce1724"/>
          <table:covered-table-cell table:style-name="ce1701"/>
          <table:covered-table-cell table:style-name="ce1547"/>
          <table:covered-table-cell table:number-columns-repeated="3" table:style-name="ce1398"/>
          <table:covered-table-cell table:style-name="ce1071"/>
          <table:covered-table-cell table:style-name="ce1547"/>
          <table:covered-table-cell table:number-columns-repeated="2" table:style-name="ce1637"/>
          <table:covered-table-cell table:style-name="ce1739"/>
          <table:covered-table-cell table:style-name="ce1618"/>
          <table:covered-table-cell table:style-name="ce1547"/>
          <table:covered-table-cell table:number-columns-repeated="3" table:style-name="ce1398"/>
          <table:covered-table-cell table:style-name="ce1618"/>
          <table:covered-table-cell table:style-name="ce1547"/>
          <table:covered-table-cell table:number-columns-repeated="2" table:style-name="ce1398"/>
          <table:covered-table-cell table:style-name="ce1637"/>
          <table:covered-table-cell table:style-name="ce1701"/>
          <table:covered-table-cell table:style-name="ce1547"/>
          <table:covered-table-cell table:number-columns-repeated="3" table:style-name="ce1398"/>
          <table:covered-table-cell table:style-name="ce1618"/>
          <table:covered-table-cell table:style-name="ce1547"/>
          <table:covered-table-cell table:number-columns-repeated="2" table:style-name="ce1398"/>
          <table:covered-table-cell table:style-name="ce1637"/>
          <table:table-cell table:number-columns-repeated="2"/>
          <table:table-cell table:style-name="ce171"/>
          <table:table-cell table:number-columns-repeated="931"/>
        </table:table-row>
        <table:table-row table:style-name="ro38">
          <table:covered-table-cell table:style-name="ce57"/>
          <table:covered-table-cell table:number-columns-repeated="9" table:style-name="ce163"/>
          <table:table-cell table:style-name="ce197" office:value-type="float" office:value="1" calcext:value-type="float">
            <text:p>1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6" calcext:value-type="float">
            <text:p>6</text:p>
          </table:table-cell>
          <table:table-cell table:style-name="ce256" office:value-type="float" office:value="7" calcext:value-type="float">
            <text:p>7</text:p>
          </table:table-cell>
          <table:table-cell table:style-name="ce256" office:value-type="float" office:value="8" calcext:value-type="float">
            <text:p>8</text:p>
          </table:table-cell>
          <table:table-cell table:style-name="ce331"/>
          <table:table-cell table:style-name="ce373"/>
          <table:table-cell table:style-name="ce407"/>
          <table:table-cell table:style-name="ce446"/>
          <table:table-cell table:style-name="ce490"/>
          <table:table-cell table:style-name="ce538"/>
          <table:table-cell table:style-name="ce556"/>
          <table:table-cell table:style-name="ce571" table:number-columns-repeated="2"/>
          <table:table-cell table:style-name="ce556" table:number-columns-repeated="2"/>
          <table:table-cell table:style-name="ce597"/>
          <table:table-cell table:style-name="ce643" office:value-type="float" office:value="16.5" calcext:value-type="float">
            <text:p>16,5</text:p>
          </table:table-cell>
          <table:table-cell table:style-name="ce678"/>
          <table:table-cell table:style-name="ce710" table:number-columns-repeated="3"/>
          <table:table-cell table:style-name="ce643" office:value-type="float" office:value="22.5" calcext:value-type="float">
            <text:p>22,5</text:p>
          </table:table-cell>
          <table:table-cell table:style-name="ce678"/>
          <table:table-cell table:style-name="ce710" table:number-columns-repeated="2"/>
          <table:table-cell table:style-name="ce757"/>
          <table:table-cell table:style-name="ce768" office:value-type="float" office:value="16" calcext:value-type="float">
            <text:p>16,0</text:p>
          </table:table-cell>
          <table:table-cell table:style-name="ce678"/>
          <table:table-cell table:style-name="ce710" table:number-columns-repeated="3"/>
          <table:table-cell table:style-name="ce800" office:value-type="float" office:value="23" calcext:value-type="float">
            <text:p>23,0</text:p>
          </table:table-cell>
          <table:table-cell table:style-name="ce678"/>
          <table:table-cell table:style-name="ce710" table:number-columns-repeated="2"/>
          <table:table-cell table:style-name="ce757"/>
          <table:table-cell table:style-name="ce768" office:value-type="float" office:value="16" calcext:value-type="float">
            <text:p>16,0</text:p>
          </table:table-cell>
          <table:table-cell table:style-name="ce678"/>
          <table:table-cell table:style-name="ce710" table:number-columns-repeated="3"/>
          <table:table-cell table:style-name="ce800" office:value-type="float" office:value="24" calcext:value-type="float">
            <text:p>24,0</text:p>
          </table:table-cell>
          <table:table-cell table:style-name="ce678"/>
          <table:table-cell table:style-name="ce830" table:number-columns-repeated="2"/>
          <table:table-cell table:style-name="ce757"/>
          <table:table-cell table:style-name="ce837"/>
          <table:table-cell table:style-name="ce840" table:number-columns-repeated="4"/>
          <table:table-cell table:style-name="ce837"/>
          <table:table-cell table:style-name="ce840"/>
          <table:table-cell table:style-name="ce830"/>
          <table:table-cell table:style-name="ce757"/>
          <table:table-cell table:style-name="ce830"/>
          <table:table-cell table:style-name="ce837" office:value-type="float" office:value="16.5" calcext:value-type="float">
            <text:p>16,5</text:p>
          </table:table-cell>
          <table:table-cell table:style-name="ce840" table:number-columns-repeated="4"/>
          <table:table-cell table:style-name="ce837" office:value-type="float" office:value="23.5" calcext:value-type="float">
            <text:p>23,5</text:p>
          </table:table-cell>
          <table:table-cell table:style-name="ce840" table:number-columns-repeated="3"/>
          <table:table-cell table:style-name="ce1643"/>
          <table:table-cell table:style-name="ce897" office:value-type="float" office:value="16" calcext:value-type="float">
            <text:p>16,0</text:p>
          </table:table-cell>
          <table:table-cell table:style-name="ce840" table:number-columns-repeated="4"/>
          <table:table-cell table:style-name="ce906"/>
          <table:table-cell table:style-name="ce840" table:number-columns-repeated="3"/>
          <table:table-cell table:style-name="ce1643"/>
          <table:table-cell table:style-name="ce916"/>
          <table:table-cell table:number-columns-repeated="933"/>
        </table:table-row>
        <table:table-row table:style-name="ro6">
          <table:table-cell table:style-name="ce50" office:value-type="float" office:value="1" calcext:value-type="float">
            <text:p>1</text:p>
          </table:table-cell>
          <table:table-cell table:style-name="ce164" office:value-type="float" office:value="2" calcext:value-type="float" table:number-columns-spanned="9" table:number-rows-spanned="1">
            <text:p>2</text:p>
          </table:table-cell>
          <table:covered-table-cell table:number-columns-repeated="8" table:style-name="ce164"/>
          <table:table-cell table:style-name="ce164" office:value-type="float" office:value="3" calcext:value-type="float" table:number-columns-spanned="9" table:number-rows-spanned="1">
            <text:p>3</text:p>
          </table:table-cell>
          <table:covered-table-cell table:number-columns-repeated="8" table:style-name="ce164"/>
          <table:table-cell table:style-name="ce374"/>
          <table:table-cell table:style-name="ce164" office:value-type="float" office:value="4" calcext:value-type="float">
            <text:p>4</text:p>
          </table:table-cell>
          <table:table-cell table:style-name="ce447" office:value-type="float" office:value="5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164" office:value-type="float" office:value="7" calcext:value-type="float">
            <text:p>7</text:p>
          </table:table-cell>
          <table:table-cell table:style-name="ce557" office:value-type="float" office:value="8" calcext:value-type="float">
            <text:p>8</text:p>
          </table:table-cell>
          <table:table-cell table:style-name="ce572" office:value-type="float" office:value="9" calcext:value-type="float">
            <text:p>9</text:p>
          </table:table-cell>
          <table:table-cell table:style-name="ce572" office:value-type="float" office:value="10" calcext:value-type="float">
            <text:p>10</text:p>
          </table:table-cell>
          <table:table-cell table:style-name="ce557" office:value-type="float" office:value="11" calcext:value-type="float">
            <text:p>11</text:p>
          </table:table-cell>
          <table:table-cell table:style-name="ce557" office:value-type="float" office:value="12" calcext:value-type="float">
            <text:p>12</text:p>
          </table:table-cell>
          <table:table-cell table:style-name="ce598" office:value-type="float" office:value="13" calcext:value-type="float">
            <text:p>13</text:p>
          </table:table-cell>
          <table:table-cell table:style-name="ce50" office:value-type="float" office:value="14" calcext:value-type="float">
            <text:p>14</text:p>
          </table:table-cell>
          <table:table-cell table:style-name="ce679" office:value-type="float" office:value="15" calcext:value-type="float">
            <text:p>15</text:p>
          </table:table-cell>
          <table:table-cell table:style-name="ce164" office:value-type="float" office:value="16" calcext:value-type="float">
            <text:p>16</text:p>
          </table:table-cell>
          <table:table-cell table:style-name="ce164" office:value-type="float" office:value="17" calcext:value-type="float">
            <text:p>17</text:p>
          </table:table-cell>
          <table:table-cell table:style-name="ce164" office:value-type="float" office:value="18" calcext:value-type="float">
            <text:p>18</text:p>
          </table:table-cell>
          <table:table-cell table:style-name="ce164" office:value-type="float" office:value="19" calcext:value-type="float">
            <text:p>19</text:p>
          </table:table-cell>
          <table:table-cell table:style-name="ce679" office:value-type="float" office:value="20" calcext:value-type="float">
            <text:p>20</text:p>
          </table:table-cell>
          <table:table-cell table:style-name="ce164" office:value-type="float" office:value="21" calcext:value-type="float">
            <text:p>21</text:p>
          </table:table-cell>
          <table:table-cell table:style-name="ce164" office:value-type="float" office:value="22" calcext:value-type="float">
            <text:p>22</text:p>
          </table:table-cell>
          <table:table-cell table:style-name="ce758" office:value-type="float" office:value="23" calcext:value-type="float">
            <text:p>23</text:p>
          </table:table-cell>
          <table:table-cell table:style-name="ce769" office:value-type="float" office:value="24" calcext:value-type="float">
            <text:p>24</text:p>
          </table:table-cell>
          <table:table-cell table:style-name="ce679" office:value-type="float" office:value="25" calcext:value-type="float">
            <text:p>25</text:p>
          </table:table-cell>
          <table:table-cell table:style-name="ce164" office:value-type="float" office:value="25" calcext:value-type="float">
            <text:p>25</text:p>
          </table:table-cell>
          <table:table-cell table:style-name="ce164" office:value-type="float" office:value="27" calcext:value-type="float">
            <text:p>27</text:p>
          </table:table-cell>
          <table:table-cell table:style-name="ce164" office:value-type="float" office:value="28" calcext:value-type="float">
            <text:p>28</text:p>
          </table:table-cell>
          <table:table-cell table:style-name="ce164" office:value-type="float" office:value="29" calcext:value-type="float">
            <text:p>29</text:p>
          </table:table-cell>
          <table:table-cell table:style-name="ce679" office:value-type="float" office:value="30" calcext:value-type="float">
            <text:p>30</text:p>
          </table:table-cell>
          <table:table-cell table:style-name="ce164" office:value-type="float" office:value="31" calcext:value-type="float">
            <text:p>31</text:p>
          </table:table-cell>
          <table:table-cell table:style-name="ce164" office:value-type="float" office:value="32" calcext:value-type="float">
            <text:p>32</text:p>
          </table:table-cell>
          <table:table-cell table:style-name="ce758" office:value-type="float" office:value="33" calcext:value-type="float">
            <text:p>33</text:p>
          </table:table-cell>
          <table:table-cell table:style-name="ce374" office:value-type="float" office:value="34" calcext:value-type="float">
            <text:p>34</text:p>
          </table:table-cell>
          <table:table-cell table:style-name="ce679" office:value-type="float" office:value="35" calcext:value-type="float">
            <text:p>35</text:p>
          </table:table-cell>
          <table:table-cell table:style-name="ce164" office:value-type="float" office:value="36" calcext:value-type="float">
            <text:p>36</text:p>
          </table:table-cell>
          <table:table-cell table:style-name="ce164" office:value-type="float" office:value="37" calcext:value-type="float">
            <text:p>37</text:p>
          </table:table-cell>
          <table:table-cell table:style-name="ce164" office:value-type="float" office:value="38" calcext:value-type="float">
            <text:p>38</text:p>
          </table:table-cell>
          <table:table-cell table:style-name="ce164" office:value-type="float" office:value="39" calcext:value-type="float">
            <text:p>39</text:p>
          </table:table-cell>
          <table:table-cell table:style-name="ce679" office:value-type="float" office:value="40" calcext:value-type="float">
            <text:p>40</text:p>
          </table:table-cell>
          <table:table-cell table:style-name="ce164" office:value-type="float" office:value="41" calcext:value-type="float">
            <text:p>41</text:p>
          </table:table-cell>
          <table:table-cell table:style-name="ce164" office:value-type="float" office:value="42" calcext:value-type="float">
            <text:p>42</text:p>
          </table:table-cell>
          <table:table-cell table:style-name="ce758" office:value-type="float" office:value="43" calcext:value-type="float">
            <text:p>43</text:p>
          </table:table-cell>
          <table:table-cell table:style-name="ce374"/>
          <table:table-cell table:style-name="ce679"/>
          <table:table-cell table:style-name="ce164" table:number-columns-repeated="4"/>
          <table:table-cell table:style-name="ce679"/>
          <table:table-cell table:style-name="ce164" table:number-columns-repeated="2"/>
          <table:table-cell table:style-name="ce557"/>
          <table:table-cell table:style-name="ce313" office:value-type="float" office:value="44" calcext:value-type="float">
            <text:p>44</text:p>
          </table:table-cell>
          <table:table-cell table:style-name="ce313" office:value-type="float" office:value="45" calcext:value-type="float">
            <text:p>45</text:p>
          </table:table-cell>
          <table:table-cell table:style-name="ce313" office:value-type="float" office:value="46" calcext:value-type="float">
            <text:p>46</text:p>
          </table:table-cell>
          <table:table-cell table:style-name="ce313" office:value-type="float" office:value="47" calcext:value-type="float">
            <text:p>47</text:p>
          </table:table-cell>
          <table:table-cell table:style-name="ce313" office:value-type="float" office:value="48" calcext:value-type="float">
            <text:p>48</text:p>
          </table:table-cell>
          <table:table-cell table:style-name="ce313" office:value-type="float" office:value="49" calcext:value-type="float">
            <text:p>49</text:p>
          </table:table-cell>
          <table:table-cell table:style-name="ce313" office:value-type="float" office:value="50" calcext:value-type="float">
            <text:p>50</text:p>
          </table:table-cell>
          <table:table-cell table:style-name="ce313" office:value-type="float" office:value="51" calcext:value-type="float">
            <text:p>51</text:p>
          </table:table-cell>
          <table:table-cell table:style-name="ce313" office:value-type="float" office:value="52" calcext:value-type="float">
            <text:p>52</text:p>
          </table:table-cell>
          <table:table-cell table:style-name="ce582" office:value-type="float" office:value="53" calcext:value-type="float">
            <text:p>53</text:p>
          </table:table-cell>
          <table:table-cell table:style-name="ce669" office:value-type="float" office:value="53" calcext:value-type="float">
            <text:p>53</text:p>
          </table:table-cell>
          <table:table-cell table:style-name="ce313" office:value-type="float" office:value="54" calcext:value-type="float">
            <text:p>54</text:p>
          </table:table-cell>
          <table:table-cell table:style-name="ce313" office:value-type="float" office:value="55" calcext:value-type="float">
            <text:p>55</text:p>
          </table:table-cell>
          <table:table-cell table:style-name="ce313" office:value-type="float" office:value="56" calcext:value-type="float">
            <text:p>56</text:p>
          </table:table-cell>
          <table:table-cell table:style-name="ce313" office:value-type="float" office:value="57" calcext:value-type="float">
            <text:p>57</text:p>
          </table:table-cell>
          <table:table-cell table:style-name="ce313" office:value-type="float" office:value="58" calcext:value-type="float">
            <text:p>58</text:p>
          </table:table-cell>
          <table:table-cell table:style-name="ce313" office:value-type="float" office:value="59" calcext:value-type="float">
            <text:p>59</text:p>
          </table:table-cell>
          <table:table-cell table:style-name="ce313" office:value-type="float" office:value="60" calcext:value-type="float">
            <text:p>60</text:p>
          </table:table-cell>
          <table:table-cell table:style-name="ce313"/>
          <table:table-cell table:style-name="ce582"/>
          <table:table-cell table:style-name="ce917" table:formula="of:=[.AE20]+[.AJ20]+[.AO20]+[.AT20]+[.AY20]+[.BD20]+[.BS20]+[.BX20]" office:value-type="float" office:value="158" calcext:value-type="float">
            <text:p>158,0</text:p>
          </table:table-cell>
          <table:table-cell table:style-name="ce195" table:number-columns-repeated="2"/>
          <table:table-cell table:number-columns-repeated="931"/>
        </table:table-row>
        <table:table-row table:style-name="ro37">
          <table:table-cell table:style-name="ce235" office:value-type="string" calcext:value-type="string">
            <text:p>ОУД.00</text:p>
          </table:table-cell>
          <table:table-cell table:style-name="ce165" office:value-type="string" calcext:value-type="string" table:number-columns-spanned="9" table:number-rows-spanned="1">
            <text:p>Общеобразовательный цикл</text:p>
          </table:table-cell>
          <table:covered-table-cell table:number-columns-repeated="8" table:style-name="ce165"/>
          <table:table-cell table:style-name="ce954" table:number-columns-spanned="8" table:number-rows-spanned="1"/>
          <table:covered-table-cell table:number-columns-repeated="7" table:style-name="ce954"/>
          <table:table-cell table:style-name="ce332"/>
          <table:table-cell table:style-name="ce332" table:formula="of:=SUM([.T25:.T49])" office:value-type="float" office:value="2112" calcext:value-type="float">
            <text:p>2112</text:p>
          </table:table-cell>
          <table:table-cell table:style-name="ce408" table:formula="of:=SUM([.U25:.U49])+[.V22]" office:value-type="float" office:value="1476" calcext:value-type="float">
            <text:p>1476</text:p>
          </table:table-cell>
          <table:table-cell table:style-name="ce448" table:formula="of:=[.V23]" office:value-type="float" office:value="72" calcext:value-type="float">
            <text:p>72</text:p>
          </table:table-cell>
          <table:table-cell table:style-name="ce491" table:formula="of:=[.W24]+[.W33]+[.W41]" office:value-type="float" office:value="0" calcext:value-type="float">
            <text:p>0</text:p>
          </table:table-cell>
          <table:table-cell table:style-name="ce680" table:formula="of:=[.X24]+[.X33]+[.X41]" office:value-type="float" office:value="1404" calcext:value-type="float">
            <text:p>1404</text:p>
          </table:table-cell>
          <table:table-cell table:style-name="ce539" table:formula="of:=[.Y24]+[.Y33]+[.Y41]" office:value-type="float" office:value="973" calcext:value-type="float">
            <text:p>973</text:p>
          </table:table-cell>
          <table:table-cell table:style-name="ce539" table:formula="of:=[.Z24]+[.Z33]+[.Z41]" office:value-type="float" office:value="431" calcext:value-type="float">
            <text:p>431</text:p>
          </table:table-cell>
          <table:table-cell table:style-name="ce539" table:formula="of:=[.AA24]+[.AA33]+[.AA41]" office:value-type="float" office:value="0" calcext:value-type="float">
            <text:p>0</text:p>
          </table:table-cell>
          <table:table-cell table:style-name="ce539" table:formula="of:=[.AB24]+[.AB33]+[.AB41]" office:value-type="float" office:value="0" calcext:value-type="float">
            <text:p>0</text:p>
          </table:table-cell>
          <table:table-cell table:style-name="ce680" table:formula="of:=[.AC24]+[.AC33]+[.AC41]" office:value-type="float" office:value="0" calcext:value-type="float">
            <text:p>0</text:p>
          </table:table-cell>
          <table:table-cell table:style-name="ce448" table:formula="of:=[.AD24]+[.AD33]+[.AD41]" office:value-type="float" office:value="72" calcext:value-type="float">
            <text:p>72</text:p>
          </table:table-cell>
          <table:table-cell table:style-name="ce770" table:formula="of:=[.AE24]+[.AE33]+[.AE41]" office:value-type="float" office:value="594" calcext:value-type="float">
            <text:p>594</text:p>
          </table:table-cell>
          <table:table-cell table:style-name="ce680" table:formula="of:=[.AF24]+[.AF33]+[.AF41]" office:value-type="float" office:value="18" calcext:value-type="float">
            <text:p>18</text:p>
          </table:table-cell>
          <table:table-cell table:style-name="ce539" table:formula="of:=[.AG24]+[.AG33]+[.AG41]" office:value-type="float" office:value="594" calcext:value-type="float">
            <text:p>594</text:p>
          </table:table-cell>
          <table:table-cell table:style-name="ce539" table:formula="of:=[.AH24]+[.AH33]+[.AH41]" office:value-type="float" office:value="0" calcext:value-type="float">
            <text:p>0</text:p>
          </table:table-cell>
          <table:table-cell table:style-name="ce539" table:formula="of:=[.AI24]+[.AI33]+[.AI41]" office:value-type="float" office:value="0" calcext:value-type="float">
            <text:p>0</text:p>
          </table:table-cell>
          <table:table-cell table:style-name="ce539" table:formula="of:=[.AJ24]+[.AJ33]+[.AJ41]" office:value-type="float" office:value="810" calcext:value-type="float">
            <text:p>810</text:p>
          </table:table-cell>
          <table:table-cell table:style-name="ce680" table:formula="of:=[.AK24]+[.AK33]+[.AK41]" office:value-type="float" office:value="54" calcext:value-type="float">
            <text:p>54</text:p>
          </table:table-cell>
          <table:table-cell table:style-name="ce539" table:formula="of:=[.AL24]+[.AL33]+[.AL41]" office:value-type="float" office:value="810" calcext:value-type="float">
            <text:p>810</text:p>
          </table:table-cell>
          <table:table-cell table:style-name="ce539" table:formula="of:=[.AM24]+[.AM33]+[.AM41]" office:value-type="float" office:value="0" calcext:value-type="float">
            <text:p>0</text:p>
          </table:table-cell>
          <table:table-cell table:style-name="ce833" table:formula="of:=[.AN24]+[.AN33]+[.AN41]" office:value-type="float" office:value="0" calcext:value-type="float">
            <text:p>0</text:p>
          </table:table-cell>
          <table:table-cell table:style-name="ce770" table:formula="of:=SUM([.AO25:.AO49])" office:value-type="float" office:value="0" calcext:value-type="float">
            <text:p>0</text:p>
          </table:table-cell>
          <table:table-cell table:style-name="ce680" table:formula="of:=SUM([.AP25:.AP49])" office:value-type="float" office:value="0" calcext:value-type="float">
            <text:p>0</text:p>
          </table:table-cell>
          <table:table-cell table:style-name="ce539" table:formula="of:=SUM([.AQ25:.AQ49])" office:value-type="float" office:value="0" calcext:value-type="float">
            <text:p>0</text:p>
          </table:table-cell>
          <table:table-cell table:style-name="ce539" table:formula="of:=SUM([.AR25:.AR49])" office:value-type="float" office:value="0" calcext:value-type="float">
            <text:p>0</text:p>
          </table:table-cell>
          <table:table-cell table:style-name="ce539" table:formula="of:=SUM([.AS25:.AS49])" office:value-type="float" office:value="0" calcext:value-type="float">
            <text:p>0</text:p>
          </table:table-cell>
          <table:table-cell table:style-name="ce539" table:formula="of:=SUM([.AT25:.AT49])" office:value-type="float" office:value="0" calcext:value-type="float">
            <text:p>0</text:p>
          </table:table-cell>
          <table:table-cell table:style-name="ce680" table:formula="of:=SUM([.AU25:.AU49])" office:value-type="float" office:value="0" calcext:value-type="float">
            <text:p>0</text:p>
          </table:table-cell>
          <table:table-cell table:style-name="ce539" table:formula="of:=SUM([.AV25:.AV49])" office:value-type="float" office:value="0" calcext:value-type="float">
            <text:p>0</text:p>
          </table:table-cell>
          <table:table-cell table:style-name="ce539" table:formula="of:=SUM([.AW25:.AW49])" office:value-type="float" office:value="0" calcext:value-type="float">
            <text:p>0</text:p>
          </table:table-cell>
          <table:table-cell table:style-name="ce759" table:formula="of:=SUM([.AX25:.AX49])" office:value-type="float" office:value="0" calcext:value-type="float">
            <text:p>0</text:p>
          </table:table-cell>
          <table:table-cell table:style-name="ce770" table:formula="of:=SUM([.AY25:.AY49])" office:value-type="float" office:value="0" calcext:value-type="float">
            <text:p>0</text:p>
          </table:table-cell>
          <table:table-cell table:style-name="ce680" table:formula="of:=SUM([.AZ25:.AZ49])" office:value-type="float" office:value="0" calcext:value-type="float">
            <text:p>0</text:p>
          </table:table-cell>
          <table:table-cell table:style-name="ce539" table:formula="of:=SUM([.BA25:.BA49])" office:value-type="float" office:value="0" calcext:value-type="float">
            <text:p>0</text:p>
          </table:table-cell>
          <table:table-cell table:style-name="ce539" table:formula="of:=SUM([.BB25:.BB49])" office:value-type="float" office:value="0" calcext:value-type="float">
            <text:p>0</text:p>
          </table:table-cell>
          <table:table-cell table:style-name="ce539" table:formula="of:=SUM([.BC25:.BC49])" office:value-type="float" office:value="0" calcext:value-type="float">
            <text:p>0</text:p>
          </table:table-cell>
          <table:table-cell table:style-name="ce539" table:formula="of:=SUM([.BD25:.BD49])" office:value-type="float" office:value="0" calcext:value-type="float">
            <text:p>0</text:p>
          </table:table-cell>
          <table:table-cell table:style-name="ce680" table:formula="of:=SUM([.BE25:.BE49])" office:value-type="float" office:value="0" calcext:value-type="float">
            <text:p>0</text:p>
          </table:table-cell>
          <table:table-cell table:style-name="ce539" table:formula="of:=SUM([.BF25:.BF49])" office:value-type="float" office:value="0" calcext:value-type="float">
            <text:p>0</text:p>
          </table:table-cell>
          <table:table-cell table:style-name="ce539" table:formula="of:=SUM([.BG25:.BG49])" office:value-type="float" office:value="0" calcext:value-type="float">
            <text:p>0</text:p>
          </table:table-cell>
          <table:table-cell table:style-name="ce833" table:formula="of:=SUM([.BH25:.BH49])" office:value-type="float" office:value="0" calcext:value-type="float">
            <text:p>0</text:p>
          </table:table-cell>
          <table:table-cell table:style-name="ce833" table:formula="of:=SUM([.BI25:.BI49])" office:value-type="float" office:value="0" calcext:value-type="float">
            <text:p>0</text:p>
          </table:table-cell>
          <table:table-cell table:style-name="ce833" table:formula="of:=SUM([.BJ25:.BJ49])" office:value-type="float" office:value="0" calcext:value-type="float">
            <text:p>0</text:p>
          </table:table-cell>
          <table:table-cell table:style-name="ce833" table:formula="of:=SUM([.BK25:.BK49])" office:value-type="float" office:value="0" calcext:value-type="float">
            <text:p>0</text:p>
          </table:table-cell>
          <table:table-cell table:style-name="ce833" table:formula="of:=SUM([.BL25:.BL49])" office:value-type="float" office:value="0" calcext:value-type="float">
            <text:p>0</text:p>
          </table:table-cell>
          <table:table-cell table:style-name="ce833" table:formula="of:=SUM([.BM25:.BM49])" office:value-type="float" office:value="0" calcext:value-type="float">
            <text:p>0</text:p>
          </table:table-cell>
          <table:table-cell table:style-name="ce833" table:formula="of:=SUM([.BN25:.BN49])" office:value-type="float" office:value="0" calcext:value-type="float">
            <text:p>0</text:p>
          </table:table-cell>
          <table:table-cell table:style-name="ce833" table:formula="of:=SUM([.BO25:.BO49])" office:value-type="float" office:value="0" calcext:value-type="float">
            <text:p>0</text:p>
          </table:table-cell>
          <table:table-cell table:style-name="ce833" table:formula="of:=SUM([.BP25:.BP49])" office:value-type="float" office:value="0" calcext:value-type="float">
            <text:p>0</text:p>
          </table:table-cell>
          <table:table-cell table:style-name="ce833" table:formula="of:=SUM([.BQ25:.BQ49])" office:value-type="float" office:value="0" calcext:value-type="float">
            <text:p>0</text:p>
          </table:table-cell>
          <table:table-cell table:style-name="ce833" table:formula="of:=SUM([.BR25:.BR49])" office:value-type="float" office:value="0" calcext:value-type="float">
            <text:p>0</text:p>
          </table:table-cell>
          <table:table-cell table:style-name="ce833" table:formula="of:=SUM([.BS25:.BS49])" office:value-type="float" office:value="0" calcext:value-type="float">
            <text:p>0</text:p>
          </table:table-cell>
          <table:table-cell table:style-name="ce833" table:formula="of:=SUM([.BT25:.BT49])" office:value-type="float" office:value="0" calcext:value-type="float">
            <text:p>0</text:p>
          </table:table-cell>
          <table:table-cell table:style-name="ce833" table:formula="of:=SUM([.BU25:.BU49])" office:value-type="float" office:value="0" calcext:value-type="float">
            <text:p>0</text:p>
          </table:table-cell>
          <table:table-cell table:style-name="ce833" table:formula="of:=SUM([.BV25:.BV49])" office:value-type="float" office:value="0" calcext:value-type="float">
            <text:p>0</text:p>
          </table:table-cell>
          <table:table-cell table:style-name="ce833" table:formula="of:=SUM([.BW25:.BW49])" office:value-type="float" office:value="0" calcext:value-type="float">
            <text:p>0</text:p>
          </table:table-cell>
          <table:table-cell table:style-name="ce833" table:formula="of:=SUM([.BX25:.BX49])" office:value-type="float" office:value="0" calcext:value-type="float">
            <text:p>0</text:p>
          </table:table-cell>
          <table:table-cell table:style-name="ce833" table:formula="of:=SUM([.BY25:.BY49])" office:value-type="float" office:value="0" calcext:value-type="float">
            <text:p>0</text:p>
          </table:table-cell>
          <table:table-cell table:style-name="ce833" table:formula="of:=SUM([.BZ25:.BZ49])" office:value-type="float" office:value="0" calcext:value-type="float">
            <text:p>0</text:p>
          </table:table-cell>
          <table:table-cell table:style-name="ce833" table:formula="of:=SUM([.CA25:.CA49])" office:value-type="float" office:value="0" calcext:value-type="float">
            <text:p>0</text:p>
          </table:table-cell>
          <table:table-cell table:style-name="ce833" table:formula="of:=SUM([.CB25:.CB49])" office:value-type="float" office:value="0" calcext:value-type="float">
            <text:p>0</text:p>
          </table:table-cell>
          <table:table-cell table:style-name="ce833" table:formula="of:=SUM([.CC25:.CC49])" office:value-type="float" office:value="0" calcext:value-type="float">
            <text:p>0</text:p>
          </table:table-cell>
          <table:table-cell table:style-name="ce833" table:formula="of:=SUM([.CD25:.CD49])" office:value-type="float" office:value="0" calcext:value-type="float">
            <text:p>0</text:p>
          </table:table-cell>
          <table:table-cell table:style-name="ce833" table:formula="of:=SUM([.CE25:.CE49])" office:value-type="float" office:value="0" calcext:value-type="float">
            <text:p>0</text:p>
          </table:table-cell>
          <table:table-cell table:style-name="ce833" table:formula="of:=SUM([.CF25:.CF49])" office:value-type="float" office:value="0" calcext:value-type="float">
            <text:p>0</text:p>
          </table:table-cell>
          <table:table-cell table:style-name="ce833" table:formula="of:=SUM([.CG25:.CG49])" office:value-type="float" office:value="0" calcext:value-type="float">
            <text:p>0</text:p>
          </table:table-cell>
          <table:table-cell table:style-name="ce833" table:formula="of:=SUM([.CH25:.CH49])" office:value-type="float" office:value="0" calcext:value-type="float">
            <text:p>0</text:p>
          </table:table-cell>
          <table:table-cell table:style-name="ce833" table:formula="of:=SUM([.CI25:.CI49])" office:value-type="float" office:value="0" calcext:value-type="float">
            <text:p>0</text:p>
          </table:table-cell>
          <table:table-cell table:style-name="ce833" table:formula="of:=SUM([.CJ25:.CJ49])" office:value-type="float" office:value="0" calcext:value-type="float">
            <text:p>0</text:p>
          </table:table-cell>
          <table:table-cell table:style-name="ce833" table:number-columns-repeated="2"/>
          <table:table-cell table:style-name="ce918" table:number-columns-repeated="3"/>
          <table:table-cell table:number-columns-repeated="931"/>
        </table:table-row>
        <table:table-row table:style-name="ro37">
          <table:table-cell table:style-name="ce237"/>
          <table:table-cell table:style-name="ce166" office:value-type="string" calcext:value-type="string" table:number-columns-spanned="9" table:number-rows-spanned="1">
            <text:p>Промежуточная аттестация</text:p>
          </table:table-cell>
          <table:covered-table-cell table:number-columns-repeated="8" table:style-name="ce166"/>
          <table:table-cell table:style-name="ce199"/>
          <table:table-cell table:style-name="ce257" table:number-columns-repeated="7"/>
          <table:table-cell table:style-name="ce333" table:number-columns-repeated="2"/>
          <table:table-cell table:style-name="ce409"/>
          <table:table-cell table:style-name="ce449" table:formula="of:=SUM([.V25:.V49])" office:value-type="float" office:value="72" calcext:value-type="float">
            <text:p>72</text:p>
          </table:table-cell>
          <table:table-cell table:style-name="ce492"/>
          <table:table-cell table:style-name="ce409" table:number-columns-repeated="6"/>
          <table:table-cell table:style-name="ce456"/>
          <table:table-cell table:style-name="ce645"/>
          <table:table-cell table:style-name="ce681"/>
          <table:table-cell table:style-name="ce711" table:number-columns-repeated="4"/>
          <table:table-cell table:style-name="ce681"/>
          <table:table-cell table:style-name="ce711" table:number-columns-repeated="2"/>
          <table:table-cell table:style-name="ce760"/>
          <table:table-cell table:style-name="ce50"/>
          <table:table-cell table:style-name="ce755"/>
          <table:table-cell table:style-name="ce409" table:number-columns-repeated="4"/>
          <table:table-cell table:style-name="ce755"/>
          <table:table-cell table:style-name="ce409" table:number-columns-repeated="2"/>
          <table:table-cell table:style-name="ce764"/>
          <table:table-cell table:style-name="ce409"/>
          <table:table-cell table:style-name="ce755"/>
          <table:table-cell table:style-name="ce409" table:number-columns-repeated="4"/>
          <table:table-cell table:style-name="ce755"/>
          <table:table-cell table:style-name="ce409" table:number-columns-repeated="2"/>
          <table:table-cell table:style-name="ce834"/>
          <table:table-cell table:style-name="ce409"/>
          <table:table-cell table:style-name="ce755"/>
          <table:table-cell table:style-name="ce409" table:number-columns-repeated="4"/>
          <table:table-cell table:style-name="ce755"/>
          <table:table-cell table:style-name="ce409" table:number-columns-repeated="2"/>
          <table:table-cell table:style-name="ce848"/>
          <table:table-cell table:style-name="ce859" table:number-columns-repeated="4"/>
          <table:table-cell table:style-name="ce810"/>
          <table:table-cell table:style-name="ce882"/>
          <table:table-cell table:style-name="ce859" table:number-columns-repeated="3"/>
          <table:table-cell table:style-name="ce810"/>
          <table:table-cell table:style-name="ce882"/>
          <table:table-cell table:style-name="ce859" table:number-columns-repeated="3"/>
          <table:table-cell table:style-name="ce810"/>
          <table:table-cell table:style-name="ce882"/>
          <table:table-cell table:style-name="ce859" table:number-columns-repeated="3"/>
          <table:table-cell table:style-name="ce810"/>
          <table:table-cell table:number-columns-repeated="934"/>
        </table:table-row>
        <table:table-row table:style-name="ro37">
          <table:table-cell table:style-name="ce238"/>
          <table:table-cell table:style-name="ce167" office:value-type="string" calcext:value-type="string" table:number-columns-spanned="9" table:number-rows-spanned="1">
            <text:p>Общие учебные предметы</text:p>
          </table:table-cell>
          <table:covered-table-cell table:number-columns-repeated="8" table:style-name="ce167"/>
          <table:table-cell table:style-name="ce200"/>
          <table:table-cell table:style-name="ce258" table:number-columns-repeated="7"/>
          <table:table-cell table:style-name="ce334" table:number-columns-repeated="2"/>
          <table:table-cell table:style-name="ce410"/>
          <table:table-cell table:style-name="ce450"/>
          <table:table-cell table:style-name="ce1254" table:formula="of:=[.W25]+[.W26]+[.W27]+[.W28]+[.W29]+[.W30]+[.W31]+[.W32]" office:value-type="float" office:value="0" calcext:value-type="float">
            <text:p>0</text:p>
          </table:table-cell>
          <table:table-cell table:style-name="ce1302" table:formula="of:=[.X25]+[.X26]+[.X27]+[.X28]+[.X29]+[.X30]+[.X31]+[.X32]" office:value-type="float" office:value="886" calcext:value-type="float">
            <text:p>886</text:p>
          </table:table-cell>
          <table:table-cell table:style-name="ce1302" table:formula="of:=[.Y25]+[.Y26]+[.Y27]+[.Y28]+[.Y29]+[.Y30]+[.Y31]+[.Y32]" office:value-type="float" office:value="597" calcext:value-type="float">
            <text:p>597</text:p>
          </table:table-cell>
          <table:table-cell table:style-name="ce1302" table:formula="of:=[.Z25]+[.Z26]+[.Z27]+[.Z28]+[.Z29]+[.Z30]+[.Z31]+[.Z32]" office:value-type="float" office:value="289" calcext:value-type="float">
            <text:p>289</text:p>
          </table:table-cell>
          <table:table-cell table:style-name="ce1338" table:formula="of:=[.AA25]+[.AA26]+[.AA27]+[.AA28]+[.AA29]+[.AA30]+[.AA31]+[.AA32]" office:value-type="float" office:value="0" calcext:value-type="float">
            <text:p>0</text:p>
          </table:table-cell>
          <table:table-cell table:style-name="ce1302" table:formula="of:=[.AB25]+[.AB26]+[.AB27]+[.AB28]+[.AB29]+[.AB30]+[.AB31]+[.AB32]" office:value-type="float" office:value="0" calcext:value-type="float">
            <text:p>0</text:p>
          </table:table-cell>
          <table:table-cell table:style-name="ce1302" table:formula="of:=[.AC25]+[.AC26]+[.AC27]+[.AC28]+[.AC29]+[.AC30]+[.AC31]+[.AC32]" office:value-type="float" office:value="0" calcext:value-type="float">
            <text:p>0</text:p>
          </table:table-cell>
          <table:table-cell table:style-name="ce600" table:formula="of:=[.AD25]+[.AD26]+[.AD27]+[.AD28]+[.AD29]+[.AD30]+[.AD31]+[.AD32]" office:value-type="float" office:value="36" calcext:value-type="float">
            <text:p>36</text:p>
          </table:table-cell>
          <table:table-cell table:style-name="ce1409" table:formula="of:=[.AE25]+[.AE26]+[.AE27]+[.AE28]+[.AE29]+[.AE30]+[.AE31]+[.AE32]" office:value-type="float" office:value="350" calcext:value-type="float">
            <text:p>350</text:p>
          </table:table-cell>
          <table:table-cell table:style-name="ce682" table:formula="of:=[.AF25]+[.AF26]+[.AF27]+[.AF28]+[.AF29]+[.AF30]+[.AF31]+[.AF32]" office:value-type="float" office:value="18" calcext:value-type="float">
            <text:p>18</text:p>
          </table:table-cell>
          <table:table-cell table:style-name="ce682" table:formula="of:=[.AG25]+[.AG26]+[.AG27]+[.AG28]+[.AG29]+[.AG30]+[.AG31]+[.AG32]" office:value-type="float" office:value="350" calcext:value-type="float">
            <text:p>350</text:p>
          </table:table-cell>
          <table:table-cell table:style-name="ce682" table:formula="of:=[.AH25]+[.AH26]+[.AH27]+[.AH28]+[.AH29]+[.AH30]+[.AH31]+[.AH32]" office:value-type="float" office:value="0" calcext:value-type="float">
            <text:p>0</text:p>
          </table:table-cell>
          <table:table-cell table:style-name="ce682" table:formula="of:=[.AI25]+[.AI26]+[.AI27]+[.AI28]+[.AI29]+[.AI30]+[.AI31]+[.AI32]" office:value-type="float" office:value="0" calcext:value-type="float">
            <text:p>0</text:p>
          </table:table-cell>
          <table:table-cell table:style-name="ce1302" table:formula="of:=[.AJ25]+[.AJ26]+[.AJ27]+[.AJ28]+[.AJ29]+[.AJ30]+[.AJ31]+[.AJ32]" office:value-type="float" office:value="536" calcext:value-type="float">
            <text:p>536</text:p>
          </table:table-cell>
          <table:table-cell table:style-name="ce682" table:formula="of:=[.AK25]+[.AK26]+[.AK27]+[.AK28]+[.AK29]+[.AK30]+[.AK31]+[.AK32]" office:value-type="float" office:value="18" calcext:value-type="float">
            <text:p>18</text:p>
          </table:table-cell>
          <table:table-cell table:style-name="ce682" table:formula="of:=[.AL25]+[.AL26]+[.AL27]+[.AL28]+[.AL29]+[.AL30]+[.AL31]+[.AL32]" office:value-type="float" office:value="536" calcext:value-type="float">
            <text:p>536</text:p>
          </table:table-cell>
          <table:table-cell table:style-name="ce682" table:formula="of:=[.AM25]+[.AM26]+[.AM27]+[.AM28]+[.AM29]+[.AM30]+[.AM31]+[.AM32]" office:value-type="float" office:value="0" calcext:value-type="float">
            <text:p>0</text:p>
          </table:table-cell>
          <table:table-cell table:style-name="ce682" table:formula="of:=[.AN25]+[.AN26]+[.AN27]+[.AN28]+[.AN29]+[.AN30]+[.AN31]+[.AN32]" office:value-type="float" office:value="0" calcext:value-type="float">
            <text:p>0</text:p>
          </table:table-cell>
          <table:table-cell table:style-name="ce50"/>
          <table:table-cell table:style-name="ce682" table:number-columns-repeated="4"/>
          <table:table-cell table:style-name="ce712"/>
          <table:table-cell table:style-name="ce697"/>
          <table:table-cell table:style-name="ce712" table:number-columns-repeated="2"/>
          <table:table-cell table:style-name="ce728"/>
          <table:table-cell table:style-name="ce815"/>
          <table:table-cell table:style-name="ce697"/>
          <table:table-cell table:style-name="ce712" table:number-columns-repeated="4"/>
          <table:table-cell table:style-name="ce697"/>
          <table:table-cell table:style-name="ce712" table:number-columns-repeated="2"/>
          <table:table-cell table:style-name="ce728"/>
          <table:table-cell table:style-name="ce815"/>
          <table:table-cell table:style-name="ce697"/>
          <table:table-cell table:style-name="ce712" table:number-columns-repeated="4"/>
          <table:table-cell table:style-name="ce697"/>
          <table:table-cell table:style-name="ce712" table:number-columns-repeated="2"/>
          <table:table-cell table:style-name="ce849"/>
          <table:table-cell table:style-name="ce712" table:number-columns-repeated="4"/>
          <table:table-cell table:style-name="ce728"/>
          <table:table-cell table:style-name="ce815"/>
          <table:table-cell table:style-name="ce712" table:number-columns-repeated="3"/>
          <table:table-cell table:style-name="ce728"/>
          <table:table-cell table:style-name="ce815"/>
          <table:table-cell table:style-name="ce712" table:number-columns-repeated="3"/>
          <table:table-cell table:style-name="ce728"/>
          <table:table-cell table:style-name="ce815"/>
          <table:table-cell table:style-name="ce712" table:number-columns-repeated="3"/>
          <table:table-cell table:style-name="ce728"/>
          <table:table-cell table:number-columns-repeated="934"/>
        </table:table-row>
        <table:table-row table:style-name="ro37">
          <table:table-cell table:style-name="ce240" office:value-type="string" calcext:value-type="string">
            <text:p>ОУД.01</text:p>
          </table:table-cell>
          <table:table-cell table:style-name="ce168" office:value-type="string" calcext:value-type="string" table:number-columns-spanned="9" table:number-rows-spanned="1">
            <text:p>Русский язык</text:p>
          </table:table-cell>
          <table:covered-table-cell table:number-columns-repeated="8" table:style-name="ce168"/>
          <table:table-cell table:style-name="ce201" office:value-type="string" calcext:value-type="string">
            <text:p>Э</text:p>
          </table:table-cell>
          <table:table-cell table:style-name="ce201" table:number-columns-repeated="7"/>
          <table:table-cell table:style-name="ce335"/>
          <table:table-cell table:style-name="ce335" office:value-type="float" office:value="285" calcext:value-type="float">
            <text:p>285</text:p>
          </table:table-cell>
          <table:table-cell table:style-name="ce410" table:formula="of:=[.W25]+[.X25]" office:value-type="float" office:value="78" calcext:value-type="float">
            <text:p>78</text:p>
          </table:table-cell>
          <table:table-cell table:style-name="ce450" table:formula="of:=[.AF25]+[.AK25]+[.AP25]+[.AU25]+[.AZ25]+[.BE25]+[.BJ25]+[.BO25]+[.BT25]+[.BY25]+[.CD25]+[.CI25]" office:value-type="float" office:value="18" calcext:value-type="float">
            <text:p>18</text:p>
          </table:table-cell>
          <table:table-cell table:style-name="ce493" table:formula="of:=[.AI25]+[.AN25]+[.AS25]+[.AX25]+[.BC25]+[.BH25]+[.BM25]+[.BR25]" office:value-type="float" office:value="0" calcext:value-type="float">
            <text:p>0</text:p>
          </table:table-cell>
          <table:table-cell table:style-name="ce1122" table:formula="of:=[.AG25]+[.AL25]+[.AQ25]+[.AV25]+[.BA25]+[.BF25]+[.BK25]+[.BP25]" office:value-type="float" office:value="78" calcext:value-type="float">
            <text:p>78</text:p>
          </table:table-cell>
          <table:table-cell table:style-name="ce1122" table:formula="of:=[.X25]-[.Z25]-[.AB25]" office:value-type="float" office:value="50" calcext:value-type="float">
            <text:p>50</text:p>
          </table:table-cell>
          <table:table-cell table:style-name="ce1122" office:value-type="float" office:value="28" calcext:value-type="float">
            <text:p>28</text:p>
          </table:table-cell>
          <table:table-cell table:style-name="ce574" table:formula="of:=[.W63]" office:value-type="float" office:value="0" calcext:value-type="float">
            <text:p>0</text:p>
          </table:table-cell>
          <table:table-cell table:style-name="ce1122"/>
          <table:table-cell table:style-name="ce1122" table:formula="of:=[.AH25]+[.AM25]+[.AR25]+[.AW25]+[.BB25]+[.BG25]+[.BL25]+[.BQ25]" office:value-type="float" office:value="0" calcext:value-type="float">
            <text:p>0</text:p>
          </table:table-cell>
          <table:table-cell table:style-name="ce600" table:formula="of:=[.AF25]+[.AK25]" office:value-type="float" office:value="18" calcext:value-type="float">
            <text:p>18</text:p>
          </table:table-cell>
          <table:table-cell table:style-name="ce647" table:formula="of:=[.AG25]+[.AH25]+[.AI25]" office:value-type="float" office:value="78" calcext:value-type="float">
            <text:p>78</text:p>
          </table:table-cell>
          <table:table-cell table:style-name="ce541" office:value-type="float" office:value="18" calcext:value-type="float">
            <text:p>18</text:p>
          </table:table-cell>
          <table:table-cell table:style-name="ce541" office:value-type="float" office:value="78" calcext:value-type="float">
            <text:p>78</text:p>
          </table:table-cell>
          <table:table-cell table:style-name="ce541" table:number-columns-repeated="2"/>
          <table:table-cell table:style-name="ce1122" table:formula="of:=[.AL25]+[.AM25]+[.AN25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Q25]+[.AR25]+[.AS25]" office:value-type="float" office:value="0" calcext:value-type="float">
            <text:p>0</text:p>
          </table:table-cell>
          <table:table-cell table:style-name="ce541" table:number-columns-repeated="4"/>
          <table:table-cell table:style-name="ce50" table:formula="of:=[.AV25]+[.AW25]+[.AX25]" office:value-type="float" office:value="0" calcext:value-type="float">
            <text:p>0</text:p>
          </table:table-cell>
          <table:table-cell table:style-name="ce803"/>
          <table:table-cell table:style-name="ce805" table:number-columns-repeated="2"/>
          <table:table-cell table:style-name="ce808"/>
          <table:table-cell table:style-name="ce769" table:formula="of:=[.BA25]+[.BB25]+[.BC25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784" table:formula="of:=[.BF25]+[.BG25]+[.BH25]" office:value-type="float" office:value="0" calcext:value-type="float">
            <text:p>0</text:p>
          </table:table-cell>
          <table:table-cell table:style-name="ce803"/>
          <table:table-cell table:style-name="ce313" table:number-columns-repeated="2"/>
          <table:table-cell table:style-name="ce582"/>
          <table:table-cell table:style-name="ce374" table:formula="of:=[.BK25]+[.BL25]+[.BM2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25]+[.BQ25]+[.BR25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25]+[.BV25]+[.BW25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BZ25]+[.CA25]+[.CB25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CE25]+[.CF25]+[.CG25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559" table:formula="of:=[.CJ25]+[.CK25]+[.CL25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7">
          <table:table-cell table:style-name="ce240" office:value-type="string" calcext:value-type="string">
            <text:p>ОУД.02</text:p>
          </table:table-cell>
          <table:table-cell table:style-name="ce168" office:value-type="string" calcext:value-type="string" table:number-columns-spanned="9" table:number-rows-spanned="1">
            <text:p>Литература</text:p>
          </table:table-cell>
          <table:covered-table-cell table:number-columns-repeated="8" table:style-name="ce168"/>
          <table:table-cell table:style-name="ce201"/>
          <table:table-cell table:style-name="ce201" office:value-type="string" calcext:value-type="string">
            <text:p>ДЗ</text:p>
          </table:table-cell>
          <table:table-cell table:style-name="ce201" table:number-columns-repeated="6"/>
          <table:table-cell table:style-name="ce335" table:number-columns-repeated="2"/>
          <table:table-cell table:style-name="ce410" table:formula="of:=[.W26]+[.X26]" office:value-type="float" office:value="117" calcext:value-type="float">
            <text:p>117</text:p>
          </table:table-cell>
          <table:table-cell table:style-name="ce450" table:formula="of:=[.AF26]+[.AK26]+[.AP26]+[.AU26]+[.AZ26]+[.BE26]+[.BJ26]+[.BO26]+[.BT26]+[.BY26]+[.CD26]+[.CI26]" office:value-type="float" office:value="0" calcext:value-type="float">
            <text:p>0</text:p>
          </table:table-cell>
          <table:table-cell table:style-name="ce493" table:formula="of:=[.AI26]+[.AN26]+[.AS26]+[.AX26]+[.BC26]+[.BH26]+[.BM26]+[.BR26]" office:value-type="float" office:value="0" calcext:value-type="float">
            <text:p>0</text:p>
          </table:table-cell>
          <table:table-cell table:style-name="ce1122" table:formula="of:=[.AG26]+[.AL26]+[.AQ26]+[.AV26]+[.BA26]+[.BF26]+[.BK26]+[.BP26]" office:value-type="float" office:value="117" calcext:value-type="float">
            <text:p>117</text:p>
          </table:table-cell>
          <table:table-cell table:style-name="ce1122" table:formula="of:=[.X26]-[.Z26]-[.AB26]" office:value-type="float" office:value="117" calcext:value-type="float">
            <text:p>117</text:p>
          </table:table-cell>
          <table:table-cell table:style-name="ce1122"/>
          <table:table-cell table:style-name="ce574"/>
          <table:table-cell table:style-name="ce1122"/>
          <table:table-cell table:style-name="ce1122" table:formula="of:=[.AH26]+[.AM26]+[.AR26]+[.AW26]+[.BB26]+[.BG26]+[.BL26]+[.BQ26]" office:value-type="float" office:value="0" calcext:value-type="float">
            <text:p>0</text:p>
          </table:table-cell>
          <table:table-cell table:style-name="ce600" table:formula="of:=[.AF26]+[.AK26]" office:value-type="float" office:value="0" calcext:value-type="float">
            <text:p>0</text:p>
          </table:table-cell>
          <table:table-cell table:style-name="ce647" table:formula="of:=[.AG26]+[.AH26]+[.AI26]" office:value-type="float" office:value="0" calcext:value-type="float">
            <text:p>0</text:p>
          </table:table-cell>
          <table:table-cell table:style-name="ce541" table:number-columns-repeated="4"/>
          <table:table-cell table:style-name="ce1122" table:formula="of:=[.AL26]+[.AM26]+[.AN26]" office:value-type="float" office:value="117" calcext:value-type="float">
            <text:p>117</text:p>
          </table:table-cell>
          <table:table-cell table:style-name="ce541"/>
          <table:table-cell table:style-name="ce541" office:value-type="float" office:value="117" calcext:value-type="float">
            <text:p>117</text:p>
          </table:table-cell>
          <table:table-cell table:style-name="ce541" table:number-columns-repeated="2"/>
          <table:table-cell table:style-name="ce498" table:formula="of:=[.AQ26]+[.AR26]+[.AS26]" office:value-type="float" office:value="0" calcext:value-type="float">
            <text:p>0</text:p>
          </table:table-cell>
          <table:table-cell table:style-name="ce541" table:number-columns-repeated="4"/>
          <table:table-cell table:style-name="ce50" table:formula="of:=[.AV26]+[.AW26]+[.AX26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A26]+[.BB26]+[.BC26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F26]+[.BG26]+[.BH26]" office:value-type="float" office:value="0" calcext:value-type="float">
            <text:p>0</text:p>
          </table:table-cell>
          <table:table-cell table:style-name="ce803"/>
          <table:table-cell table:style-name="ce313" table:number-columns-repeated="2"/>
          <table:table-cell table:style-name="ce582"/>
          <table:table-cell table:style-name="ce374" table:formula="of:=[.BK26]+[.BL26]+[.BM26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26]+[.BQ26]+[.BR26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26]+[.BV26]+[.BW26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BZ26]+[.CA26]+[.CB26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CE26]+[.CF26]+[.CG26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559" table:formula="of:=[.CJ26]+[.CK26]+[.CL26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7">
          <table:table-cell table:style-name="ce240" office:value-type="string" calcext:value-type="string">
            <text:p>ОУД.03</text:p>
          </table:table-cell>
          <table:table-cell table:style-name="ce168" office:value-type="string" calcext:value-type="string" table:number-columns-spanned="9" table:number-rows-spanned="1">
            <text:p>Иностранный язык</text:p>
          </table:table-cell>
          <table:covered-table-cell table:number-columns-repeated="8" table:style-name="ce168"/>
          <table:table-cell table:style-name="ce202"/>
          <table:table-cell table:style-name="ce201" office:value-type="string" calcext:value-type="string">
            <text:p>ДЗ</text:p>
          </table:table-cell>
          <table:table-cell table:style-name="ce201" table:number-columns-repeated="6"/>
          <table:table-cell table:style-name="ce335"/>
          <table:table-cell table:style-name="ce335" office:value-type="float" office:value="171" calcext:value-type="float">
            <text:p>171</text:p>
          </table:table-cell>
          <table:table-cell table:style-name="ce410" table:formula="of:=[.W27]+[.X27]" office:value-type="float" office:value="117" calcext:value-type="float">
            <text:p>117</text:p>
          </table:table-cell>
          <table:table-cell table:style-name="ce450" table:formula="of:=[.AF27]+[.AK27]+[.AP27]+[.AU27]+[.AZ27]+[.BE27]+[.BJ27]+[.BO27]+[.BT27]+[.BY27]+[.CD27]+[.CI27]" office:value-type="float" office:value="0" calcext:value-type="float">
            <text:p>0</text:p>
          </table:table-cell>
          <table:table-cell table:style-name="ce493" table:formula="of:=[.AI27]+[.AN27]+[.AS27]+[.AX27]+[.BC27]+[.BH27]+[.BM27]+[.BR27]" office:value-type="float" office:value="0" calcext:value-type="float">
            <text:p>0</text:p>
          </table:table-cell>
          <table:table-cell table:style-name="ce1122" table:formula="of:=[.AG27]+[.AL27]+[.AQ27]+[.AV27]+[.BA27]+[.BF27]+[.BK27]+[.BP27]" office:value-type="float" office:value="117" calcext:value-type="float">
            <text:p>117</text:p>
          </table:table-cell>
          <table:table-cell table:style-name="ce1122" table:formula="of:=[.X27]-[.Z27]-[.AB27]" office:value-type="float" office:value="20" calcext:value-type="float">
            <text:p>20</text:p>
          </table:table-cell>
          <table:table-cell table:style-name="ce1122" office:value-type="float" office:value="97" calcext:value-type="float">
            <text:p>97</text:p>
          </table:table-cell>
          <table:table-cell table:style-name="ce574"/>
          <table:table-cell table:style-name="ce1122"/>
          <table:table-cell table:style-name="ce1122" table:formula="of:=[.AH27]+[.AM27]+[.AR27]+[.AW27]+[.BB27]+[.BG27]+[.BL27]+[.BQ27]" office:value-type="float" office:value="0" calcext:value-type="float">
            <text:p>0</text:p>
          </table:table-cell>
          <table:table-cell table:style-name="ce600" table:formula="of:=[.AF27]+[.AK27]" office:value-type="float" office:value="0" calcext:value-type="float">
            <text:p>0</text:p>
          </table:table-cell>
          <table:table-cell table:style-name="ce647" table:formula="of:=[.AG27]+[.AH27]+[.AI27]" office:value-type="float" office:value="50" calcext:value-type="float">
            <text:p>50</text:p>
          </table:table-cell>
          <table:table-cell table:style-name="ce541"/>
          <table:table-cell table:style-name="ce541" office:value-type="float" office:value="50" calcext:value-type="float">
            <text:p>50</text:p>
          </table:table-cell>
          <table:table-cell table:style-name="ce541" table:number-columns-repeated="2"/>
          <table:table-cell table:style-name="ce1122" table:formula="of:=[.AL27]+[.AM27]+[.AN27]" office:value-type="float" office:value="67" calcext:value-type="float">
            <text:p>67</text:p>
          </table:table-cell>
          <table:table-cell table:style-name="ce541"/>
          <table:table-cell table:style-name="ce541" office:value-type="float" office:value="67" calcext:value-type="float">
            <text:p>67</text:p>
          </table:table-cell>
          <table:table-cell table:style-name="ce541" table:number-columns-repeated="2"/>
          <table:table-cell table:style-name="ce498" table:formula="of:=[.AQ27]+[.AR27]+[.AS27]" office:value-type="float" office:value="0" calcext:value-type="float">
            <text:p>0</text:p>
          </table:table-cell>
          <table:table-cell table:style-name="ce541" table:number-columns-repeated="4"/>
          <table:table-cell table:style-name="ce50" table:formula="of:=[.AV27]+[.AW27]+[.AX27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A27]+[.BB27]+[.BC27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F27]+[.BG27]+[.BH27]" office:value-type="float" office:value="0" calcext:value-type="float">
            <text:p>0</text:p>
          </table:table-cell>
          <table:table-cell table:style-name="ce803"/>
          <table:table-cell table:style-name="ce313" table:number-columns-repeated="2"/>
          <table:table-cell table:style-name="ce582"/>
          <table:table-cell table:style-name="ce374" table:formula="of:=[.BK27]+[.BL27]+[.BM27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27]+[.BQ27]+[.BR27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27]+[.BV27]+[.BW27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BZ27]+[.CA27]+[.CB27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CE27]+[.CF27]+[.CG27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559" table:formula="of:=[.CJ27]+[.CK27]+[.CL27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7">
          <table:table-cell table:style-name="ce240" office:value-type="string" calcext:value-type="string">
            <text:p>ОУД.04</text:p>
          </table:table-cell>
          <table:table-cell table:style-name="ce168" office:value-type="string" calcext:value-type="string" table:number-columns-spanned="9" table:number-rows-spanned="1">
            <text:p>Математика</text:p>
          </table:table-cell>
          <table:covered-table-cell table:number-columns-repeated="8" table:style-name="ce168"/>
          <table:table-cell table:style-name="ce202"/>
          <table:table-cell table:style-name="ce201" office:value-type="string" calcext:value-type="string">
            <text:p>Э</text:p>
          </table:table-cell>
          <table:table-cell table:style-name="ce201" table:number-columns-repeated="6"/>
          <table:table-cell table:style-name="ce335"/>
          <table:table-cell table:style-name="ce335" office:value-type="float" office:value="285" calcext:value-type="float">
            <text:p>285</text:p>
          </table:table-cell>
          <table:table-cell table:style-name="ce410" table:formula="of:=[.W28]+[.X28]" office:value-type="float" office:value="234" calcext:value-type="float">
            <text:p>234</text:p>
          </table:table-cell>
          <table:table-cell table:style-name="ce450" table:formula="of:=[.AF28]+[.AK28]+[.AP28]+[.AU28]+[.AZ28]+[.BE28]+[.BJ28]+[.BO28]+[.BT28]+[.BY28]+[.CD28]+[.CI28]" office:value-type="float" office:value="18" calcext:value-type="float">
            <text:p>18</text:p>
          </table:table-cell>
          <table:table-cell table:style-name="ce493" table:formula="of:=[.AI28]+[.AN28]+[.AS28]+[.AX28]+[.BC28]+[.BH28]+[.BM28]+[.BR28]" office:value-type="float" office:value="0" calcext:value-type="float">
            <text:p>0</text:p>
          </table:table-cell>
          <table:table-cell table:style-name="ce1122" table:formula="of:=[.AG28]+[.AL28]+[.AQ28]+[.AV28]+[.BA28]+[.BF28]+[.BK28]+[.BP28]" office:value-type="float" office:value="234" calcext:value-type="float">
            <text:p>234</text:p>
          </table:table-cell>
          <table:table-cell table:style-name="ce1122" table:formula="of:=[.X28]-[.Z28]-[.AB28]" office:value-type="float" office:value="214" calcext:value-type="float">
            <text:p>214</text:p>
          </table:table-cell>
          <table:table-cell table:style-name="ce1122" office:value-type="float" office:value="20" calcext:value-type="float">
            <text:p>20</text:p>
          </table:table-cell>
          <table:table-cell table:style-name="ce574"/>
          <table:table-cell table:style-name="ce1122"/>
          <table:table-cell table:style-name="ce1122" table:formula="of:=[.AH28]+[.AM28]+[.AR28]+[.AW28]+[.BB28]+[.BG28]+[.BL28]+[.BQ28]" office:value-type="float" office:value="0" calcext:value-type="float">
            <text:p>0</text:p>
          </table:table-cell>
          <table:table-cell table:style-name="ce600" table:formula="of:=[.AF28]+[.AK28]" office:value-type="float" office:value="18" calcext:value-type="float">
            <text:p>18</text:p>
          </table:table-cell>
          <table:table-cell table:style-name="ce647" table:formula="of:=[.AG28]+[.AH28]+[.AI28]" office:value-type="float" office:value="94" calcext:value-type="float">
            <text:p>94</text:p>
          </table:table-cell>
          <table:table-cell table:style-name="ce541"/>
          <table:table-cell table:style-name="ce541" office:value-type="float" office:value="94" calcext:value-type="float">
            <text:p>94</text:p>
          </table:table-cell>
          <table:table-cell table:style-name="ce541" table:number-columns-repeated="2"/>
          <table:table-cell table:style-name="ce1122" table:formula="of:=[.AL28]+[.AM28]+[.AN28]" office:value-type="float" office:value="140" calcext:value-type="float">
            <text:p>140</text:p>
          </table:table-cell>
          <table:table-cell table:style-name="ce541" office:value-type="float" office:value="18" calcext:value-type="float">
            <text:p>18</text:p>
          </table:table-cell>
          <table:table-cell table:style-name="ce541" office:value-type="float" office:value="140" calcext:value-type="float">
            <text:p>140</text:p>
          </table:table-cell>
          <table:table-cell table:style-name="ce541" table:number-columns-repeated="2"/>
          <table:table-cell table:style-name="ce498" table:formula="of:=[.AQ28]+[.AR28]+[.AS28]" office:value-type="float" office:value="0" calcext:value-type="float">
            <text:p>0</text:p>
          </table:table-cell>
          <table:table-cell table:style-name="ce541" table:number-columns-repeated="4"/>
          <table:table-cell table:style-name="ce50" table:formula="of:=[.AV28]+[.AW28]+[.AX28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A28]+[.BB28]+[.BC28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F28]+[.BG28]+[.BH28]" office:value-type="float" office:value="0" calcext:value-type="float">
            <text:p>0</text:p>
          </table:table-cell>
          <table:table-cell table:style-name="ce803"/>
          <table:table-cell table:style-name="ce313" table:number-columns-repeated="2"/>
          <table:table-cell table:style-name="ce582"/>
          <table:table-cell table:style-name="ce374" table:formula="of:=[.BK28]+[.BL28]+[.BM28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28]+[.BQ28]+[.BR28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28]+[.BV28]+[.BW28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BZ28]+[.CA28]+[.CB28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CE28]+[.CF28]+[.CG28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559" table:formula="of:=[.CJ28]+[.CK28]+[.CL28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7">
          <table:table-cell table:style-name="ce240" office:value-type="string" calcext:value-type="string">
            <text:p>ОУД.05</text:p>
          </table:table-cell>
          <table:table-cell table:style-name="ce168" office:value-type="string" calcext:value-type="string" table:number-columns-spanned="9" table:number-rows-spanned="1">
            <text:p>Астрономия </text:p>
          </table:table-cell>
          <table:covered-table-cell table:number-columns-repeated="8" table:style-name="ce168"/>
          <table:table-cell table:style-name="ce202"/>
          <table:table-cell table:style-name="ce201" office:value-type="string" calcext:value-type="string">
            <text:p>ДЗ</text:p>
          </table:table-cell>
          <table:table-cell table:style-name="ce201" table:number-columns-repeated="6"/>
          <table:table-cell table:style-name="ce335"/>
          <table:table-cell table:style-name="ce335" office:value-type="float" office:value="171" calcext:value-type="float">
            <text:p>171</text:p>
          </table:table-cell>
          <table:table-cell table:style-name="ce410" table:formula="of:=[.W29]+[.X29]" office:value-type="float" office:value="36" calcext:value-type="float">
            <text:p>36</text:p>
          </table:table-cell>
          <table:table-cell table:style-name="ce450" table:formula="of:=[.AF29]+[.AK29]+[.AP29]+[.AU29]+[.AZ29]+[.BE29]+[.BJ29]+[.BO29]+[.BT29]+[.BY29]+[.CD29]+[.CI29]" office:value-type="float" office:value="0" calcext:value-type="float">
            <text:p>0</text:p>
          </table:table-cell>
          <table:table-cell table:style-name="ce493" table:formula="of:=[.AI29]+[.AN29]+[.AS29]+[.AX29]+[.BC29]+[.BH29]+[.BM29]+[.BR29]" office:value-type="float" office:value="0" calcext:value-type="float">
            <text:p>0</text:p>
          </table:table-cell>
          <table:table-cell table:style-name="ce1122" table:formula="of:=[.AG29]+[.AL29]+[.AQ29]+[.AV29]+[.BA29]+[.BF29]+[.BK29]+[.BP29]" office:value-type="float" office:value="36" calcext:value-type="float">
            <text:p>36</text:p>
          </table:table-cell>
          <table:table-cell table:style-name="ce1122" table:formula="of:=[.X29]-[.Z29]-[.AB29]" office:value-type="float" office:value="28" calcext:value-type="float">
            <text:p>28</text:p>
          </table:table-cell>
          <table:table-cell table:style-name="ce1122" office:value-type="float" office:value="8" calcext:value-type="float">
            <text:p>8</text:p>
          </table:table-cell>
          <table:table-cell table:style-name="ce574"/>
          <table:table-cell table:style-name="ce1122"/>
          <table:table-cell table:style-name="ce1122" table:formula="of:=[.AH29]+[.AM29]+[.AR29]+[.AW29]+[.BB29]+[.BG29]+[.BL29]+[.BQ29]" office:value-type="float" office:value="0" calcext:value-type="float">
            <text:p>0</text:p>
          </table:table-cell>
          <table:table-cell table:style-name="ce600" table:formula="of:=[.AF29]+[.AK29]" office:value-type="float" office:value="0" calcext:value-type="float">
            <text:p>0</text:p>
          </table:table-cell>
          <table:table-cell table:style-name="ce647" table:formula="of:=[.AG29]+[.AH29]+[.AI29]" office:value-type="float" office:value="0" calcext:value-type="float">
            <text:p>0</text:p>
          </table:table-cell>
          <table:table-cell table:style-name="ce541" table:number-columns-repeated="4"/>
          <table:table-cell table:style-name="ce1122" table:formula="of:=[.AL29]+[.AM29]+[.AN29]" office:value-type="float" office:value="36" calcext:value-type="float">
            <text:p>36</text:p>
          </table:table-cell>
          <table:table-cell table:style-name="ce541"/>
          <table:table-cell table:style-name="ce541" office:value-type="float" office:value="36" calcext:value-type="float">
            <text:p>36</text:p>
          </table:table-cell>
          <table:table-cell table:style-name="ce541" table:number-columns-repeated="2"/>
          <table:table-cell table:style-name="ce498" table:formula="of:=[.AQ29]+[.AR29]+[.AS29]" office:value-type="float" office:value="0" calcext:value-type="float">
            <text:p>0</text:p>
          </table:table-cell>
          <table:table-cell table:style-name="ce541" table:number-columns-repeated="4"/>
          <table:table-cell table:style-name="ce50" table:formula="of:=[.AV29]+[.AW29]+[.AX29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A29]+[.BB29]+[.BC29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F29]+[.BG29]+[.BH29]" office:value-type="float" office:value="0" calcext:value-type="float">
            <text:p>0</text:p>
          </table:table-cell>
          <table:table-cell table:style-name="ce803"/>
          <table:table-cell table:style-name="ce313" table:number-columns-repeated="2"/>
          <table:table-cell table:style-name="ce582"/>
          <table:table-cell table:style-name="ce374" table:formula="of:=[.BK29]+[.BL29]+[.BM29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29]+[.BQ29]+[.BR29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29]+[.BV29]+[.BW29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BZ29]+[.CA29]+[.CB29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CE29]+[.CF29]+[.CG29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559" table:formula="of:=[.CJ29]+[.CK29]+[.CL29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7">
          <table:table-cell table:style-name="ce240" office:value-type="string" calcext:value-type="string">
            <text:p>ОУД.06</text:p>
          </table:table-cell>
          <table:table-cell table:style-name="ce168" office:value-type="string" calcext:value-type="string" table:number-columns-spanned="9" table:number-rows-spanned="1">
            <text:p>История</text:p>
          </table:table-cell>
          <table:covered-table-cell table:number-columns-repeated="8" table:style-name="ce168"/>
          <table:table-cell table:style-name="ce202"/>
          <table:table-cell table:style-name="ce201" office:value-type="string" calcext:value-type="string">
            <text:p>ДЗ</text:p>
          </table:table-cell>
          <table:table-cell table:style-name="ce201" table:number-columns-repeated="6"/>
          <table:table-cell table:style-name="ce335"/>
          <table:table-cell table:style-name="ce375" office:value-type="float" office:value="171" calcext:value-type="float">
            <text:p>171</text:p>
          </table:table-cell>
          <table:table-cell table:style-name="ce410" table:formula="of:=[.W30]+[.X30]" office:value-type="float" office:value="117" calcext:value-type="float">
            <text:p>117</text:p>
          </table:table-cell>
          <table:table-cell table:style-name="ce450" table:formula="of:=[.AF30]+[.AK30]+[.AP30]+[.AU30]+[.AZ30]+[.BE30]+[.BJ30]+[.BO30]+[.BT30]+[.BY30]+[.CD30]+[.CI30]" office:value-type="float" office:value="0" calcext:value-type="float">
            <text:p>0</text:p>
          </table:table-cell>
          <table:table-cell table:style-name="ce493" table:formula="of:=[.AI30]+[.AN30]+[.AS30]+[.AX30]+[.BC30]+[.BH30]+[.BM30]+[.BR30]" office:value-type="float" office:value="0" calcext:value-type="float">
            <text:p>0</text:p>
          </table:table-cell>
          <table:table-cell table:style-name="ce1122" table:formula="of:=[.AG30]+[.AL30]+[.AQ30]+[.AV30]+[.BA30]+[.BF30]+[.BK30]+[.BP30]" office:value-type="float" office:value="117" calcext:value-type="float">
            <text:p>117</text:p>
          </table:table-cell>
          <table:table-cell table:style-name="ce1122" table:formula="of:=[.X30]-[.Z30]-[.AB30]" office:value-type="float" office:value="97" calcext:value-type="float">
            <text:p>97</text:p>
          </table:table-cell>
          <table:table-cell table:style-name="ce1122" office:value-type="float" office:value="20" calcext:value-type="float">
            <text:p>20</text:p>
          </table:table-cell>
          <table:table-cell table:style-name="ce574"/>
          <table:table-cell table:style-name="ce1122"/>
          <table:table-cell table:style-name="ce1122" table:formula="of:=[.AH30]+[.AM30]+[.AR30]+[.AW30]+[.BB30]+[.BG30]+[.BL30]+[.BQ30]" office:value-type="float" office:value="0" calcext:value-type="float">
            <text:p>0</text:p>
          </table:table-cell>
          <table:table-cell table:style-name="ce600" table:formula="of:=[.AF30]+[.AK30]" office:value-type="float" office:value="0" calcext:value-type="float">
            <text:p>0</text:p>
          </table:table-cell>
          <table:table-cell table:style-name="ce647" table:formula="of:=[.AG30]+[.AH30]+[.AI30]" office:value-type="float" office:value="44" calcext:value-type="float">
            <text:p>44</text:p>
          </table:table-cell>
          <table:table-cell table:style-name="ce541"/>
          <table:table-cell table:style-name="ce541" office:value-type="float" office:value="44" calcext:value-type="float">
            <text:p>44</text:p>
          </table:table-cell>
          <table:table-cell table:style-name="ce541" table:number-columns-repeated="2"/>
          <table:table-cell table:style-name="ce1122" table:formula="of:=[.AL30]+[.AM30]+[.AN30]" office:value-type="float" office:value="73" calcext:value-type="float">
            <text:p>73</text:p>
          </table:table-cell>
          <table:table-cell table:style-name="ce541"/>
          <table:table-cell table:style-name="ce541" office:value-type="float" office:value="73" calcext:value-type="float">
            <text:p>73</text:p>
          </table:table-cell>
          <table:table-cell table:style-name="ce541" table:number-columns-repeated="2"/>
          <table:table-cell table:style-name="ce498" table:formula="of:=[.AQ30]+[.AR30]+[.AS30]" office:value-type="float" office:value="0" calcext:value-type="float">
            <text:p>0</text:p>
          </table:table-cell>
          <table:table-cell table:style-name="ce541" table:number-columns-repeated="4"/>
          <table:table-cell table:style-name="ce50" table:formula="of:=[.AV30]+[.AW30]+[.AX30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A30]+[.BB30]+[.BC30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F30]+[.BG30]+[.BH30]" office:value-type="float" office:value="0" calcext:value-type="float">
            <text:p>0</text:p>
          </table:table-cell>
          <table:table-cell table:style-name="ce803"/>
          <table:table-cell table:style-name="ce313" table:number-columns-repeated="2"/>
          <table:table-cell table:style-name="ce582"/>
          <table:table-cell table:style-name="ce374" table:formula="of:=[.BK30]+[.BL30]+[.BM30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30]+[.BQ30]+[.BR30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30]+[.BV30]+[.BW30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BZ30]+[.CA30]+[.CB30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CE30]+[.CF30]+[.CG30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559" table:formula="of:=[.CJ30]+[.CK30]+[.CL30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42">
          <table:table-cell table:style-name="ce240" office:value-type="string" calcext:value-type="string">
            <text:p>ОУД.07</text:p>
          </table:table-cell>
          <table:table-cell table:style-name="ce168" office:value-type="string" calcext:value-type="string" table:number-columns-spanned="9" table:number-rows-spanned="1">
            <text:p>Физическая культура</text:p>
          </table:table-cell>
          <table:covered-table-cell table:number-columns-repeated="8" table:style-name="ce168"/>
          <table:table-cell table:style-name="ce202" office:value-type="string" calcext:value-type="string">
            <text:p>З</text:p>
          </table:table-cell>
          <table:table-cell table:style-name="ce201" office:value-type="string" calcext:value-type="string">
            <text:p>ДЗ</text:p>
          </table:table-cell>
          <table:table-cell table:style-name="ce201" table:number-columns-repeated="6"/>
          <table:table-cell table:style-name="ce335"/>
          <table:table-cell table:style-name="ce376" office:value-type="float" office:value="72" calcext:value-type="float">
            <text:p>72</text:p>
          </table:table-cell>
          <table:table-cell table:style-name="ce410" table:formula="of:=[.W31]+[.X31]" office:value-type="float" office:value="117" calcext:value-type="float">
            <text:p>117</text:p>
          </table:table-cell>
          <table:table-cell table:style-name="ce450" table:formula="of:=[.AF31]+[.AK31]+[.AP31]+[.AU31]+[.AZ31]+[.BE31]+[.BJ31]+[.BO31]+[.BT31]+[.BY31]+[.CD31]+[.CI31]" office:value-type="float" office:value="0" calcext:value-type="float">
            <text:p>0</text:p>
          </table:table-cell>
          <table:table-cell table:style-name="ce493" table:formula="of:=[.AI31]+[.AN31]+[.AS31]+[.AX31]+[.BC31]+[.BH31]+[.BM31]+[.BR31]" office:value-type="float" office:value="0" calcext:value-type="float">
            <text:p>0</text:p>
          </table:table-cell>
          <table:table-cell table:style-name="ce1122" table:formula="of:=[.AG31]+[.AL31]+[.AQ31]+[.AV31]+[.BA31]+[.BF31]+[.BK31]+[.BP31]" office:value-type="float" office:value="117" calcext:value-type="float">
            <text:p>117</text:p>
          </table:table-cell>
          <table:table-cell table:style-name="ce1122" table:formula="of:=[.X31]-[.Z31]-[.AB31]" office:value-type="float" office:value="15" calcext:value-type="float">
            <text:p>15</text:p>
          </table:table-cell>
          <table:table-cell table:style-name="ce1122" office:value-type="float" office:value="102" calcext:value-type="float">
            <text:p>102</text:p>
          </table:table-cell>
          <table:table-cell table:style-name="ce574"/>
          <table:table-cell table:style-name="ce1122"/>
          <table:table-cell table:style-name="ce1122" table:formula="of:=[.AH31]+[.AM31]+[.AR31]+[.AW31]+[.BB31]+[.BG31]+[.BL31]+[.BQ31]" office:value-type="float" office:value="0" calcext:value-type="float">
            <text:p>0</text:p>
          </table:table-cell>
          <table:table-cell table:style-name="ce600" table:formula="of:=[.AF31]+[.AK31]" office:value-type="float" office:value="0" calcext:value-type="float">
            <text:p>0</text:p>
          </table:table-cell>
          <table:table-cell table:style-name="ce647" table:formula="of:=[.AG31]+[.AH31]+[.AI31]" office:value-type="float" office:value="50" calcext:value-type="float">
            <text:p>50</text:p>
          </table:table-cell>
          <table:table-cell table:style-name="ce541"/>
          <table:table-cell table:style-name="ce541" office:value-type="float" office:value="50" calcext:value-type="float">
            <text:p>50</text:p>
          </table:table-cell>
          <table:table-cell table:style-name="ce541" table:number-columns-repeated="2"/>
          <table:table-cell table:style-name="ce1122" table:formula="of:=[.AL31]+[.AM31]+[.AN31]" office:value-type="float" office:value="67" calcext:value-type="float">
            <text:p>67</text:p>
          </table:table-cell>
          <table:table-cell table:style-name="ce541"/>
          <table:table-cell table:style-name="ce541" office:value-type="float" office:value="67" calcext:value-type="float">
            <text:p>67</text:p>
          </table:table-cell>
          <table:table-cell table:style-name="ce541" table:number-columns-repeated="2"/>
          <table:table-cell table:style-name="ce498" table:formula="of:=[.AQ31]+[.AR31]+[.AS31]" office:value-type="float" office:value="0" calcext:value-type="float">
            <text:p>0</text:p>
          </table:table-cell>
          <table:table-cell table:style-name="ce541" table:number-columns-repeated="4"/>
          <table:table-cell table:style-name="ce50" table:formula="of:=[.AV31]+[.AW31]+[.AX31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A31]+[.BB31]+[.BC31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F31]+[.BG31]+[.BH31]" office:value-type="float" office:value="0" calcext:value-type="float">
            <text:p>0</text:p>
          </table:table-cell>
          <table:table-cell table:style-name="ce803"/>
          <table:table-cell table:style-name="ce313" table:number-columns-repeated="2"/>
          <table:table-cell table:style-name="ce582"/>
          <table:table-cell table:style-name="ce374" table:formula="of:=[.BK31]+[.BL31]+[.BM31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31]+[.BQ31]+[.BR31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31]+[.BV31]+[.BW31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BZ31]+[.CA31]+[.CB31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CE31]+[.CF31]+[.CG31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559" table:formula="of:=[.CJ31]+[.CK31]+[.CL31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43">
          <table:table-cell table:style-name="ce240" office:value-type="string" calcext:value-type="string">
            <text:p>ОУД.08</text:p>
          </table:table-cell>
          <table:table-cell table:style-name="ce169" office:value-type="string" calcext:value-type="string" table:number-columns-spanned="9" table:number-rows-spanned="1">
            <text:p>Основы безопасности жизхнедеятельности</text:p>
          </table:table-cell>
          <table:covered-table-cell table:number-columns-repeated="8" table:style-name="ce169"/>
          <table:table-cell table:style-name="ce202"/>
          <table:table-cell table:style-name="ce201" office:value-type="string" calcext:value-type="string">
            <text:p>ДЗ</text:p>
          </table:table-cell>
          <table:table-cell table:style-name="ce201" table:number-columns-repeated="6"/>
          <table:table-cell table:style-name="ce335" table:number-columns-repeated="2"/>
          <table:table-cell table:style-name="ce410" table:formula="of:=[.W32]+[.X32]" office:value-type="float" office:value="70" calcext:value-type="float">
            <text:p>70</text:p>
          </table:table-cell>
          <table:table-cell table:style-name="ce450" table:formula="of:=[.AF32]+[.AK32]+[.AP32]+[.AU32]+[.AZ32]+[.BE32]+[.BJ32]+[.BO32]+[.BT32]+[.BY32]+[.CD32]+[.CI32]" office:value-type="float" office:value="0" calcext:value-type="float">
            <text:p>0</text:p>
          </table:table-cell>
          <table:table-cell table:style-name="ce493" table:formula="of:=[.AI32]+[.AN32]+[.AS32]+[.AX32]+[.BC32]+[.BH32]+[.BM32]+[.BR32]" office:value-type="float" office:value="0" calcext:value-type="float">
            <text:p>0</text:p>
          </table:table-cell>
          <table:table-cell table:style-name="ce1122" table:formula="of:=[.AG32]+[.AL32]+[.AQ32]+[.AV32]+[.BA32]+[.BF32]+[.BK32]+[.BP32]" office:value-type="float" office:value="70" calcext:value-type="float">
            <text:p>70</text:p>
          </table:table-cell>
          <table:table-cell table:style-name="ce1122" table:formula="of:=[.X32]-[.Z32]-[.AB32]" office:value-type="float" office:value="56" calcext:value-type="float">
            <text:p>56</text:p>
          </table:table-cell>
          <table:table-cell table:style-name="ce1122" office:value-type="float" office:value="14" calcext:value-type="float">
            <text:p>14</text:p>
          </table:table-cell>
          <table:table-cell table:style-name="ce574"/>
          <table:table-cell table:style-name="ce1122"/>
          <table:table-cell table:style-name="ce1122" table:formula="of:=[.AH32]+[.AM32]+[.AR32]+[.AW32]+[.BB32]+[.BG32]+[.BL32]+[.BQ32]" office:value-type="float" office:value="0" calcext:value-type="float">
            <text:p>0</text:p>
          </table:table-cell>
          <table:table-cell table:style-name="ce600" table:formula="of:=[.AF32]+[.AK32]" office:value-type="float" office:value="0" calcext:value-type="float">
            <text:p>0</text:p>
          </table:table-cell>
          <table:table-cell table:style-name="ce647" table:formula="of:=[.AG32]+[.AH32]+[.AI32]" office:value-type="float" office:value="34" calcext:value-type="float">
            <text:p>34</text:p>
          </table:table-cell>
          <table:table-cell table:style-name="ce541"/>
          <table:table-cell table:style-name="ce541" office:value-type="float" office:value="34" calcext:value-type="float">
            <text:p>34</text:p>
          </table:table-cell>
          <table:table-cell table:style-name="ce541" table:number-columns-repeated="2"/>
          <table:table-cell table:style-name="ce1122" table:formula="of:=[.AL32]+[.AM32]+[.AN32]" office:value-type="float" office:value="36" calcext:value-type="float">
            <text:p>36</text:p>
          </table:table-cell>
          <table:table-cell table:style-name="ce541"/>
          <table:table-cell table:style-name="ce541" office:value-type="float" office:value="36" calcext:value-type="float">
            <text:p>36</text:p>
          </table:table-cell>
          <table:table-cell table:style-name="ce541" table:number-columns-repeated="2"/>
          <table:table-cell table:style-name="ce498" table:formula="of:=[.AQ32]+[.AR32]+[.AS32]" office:value-type="float" office:value="0" calcext:value-type="float">
            <text:p>0</text:p>
          </table:table-cell>
          <table:table-cell table:style-name="ce793" table:number-columns-repeated="2"/>
          <table:table-cell table:style-name="ce541" table:number-columns-repeated="2"/>
          <table:table-cell table:style-name="ce50" table:formula="of:=[.AV32]+[.AW32]+[.AX32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A32]+[.BB32]+[.BC32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F32]+[.BG32]+[.BH32]" office:value-type="float" office:value="0" calcext:value-type="float">
            <text:p>0</text:p>
          </table:table-cell>
          <table:table-cell table:style-name="ce803"/>
          <table:table-cell table:style-name="ce313" table:number-columns-repeated="2"/>
          <table:table-cell table:style-name="ce582"/>
          <table:table-cell table:style-name="ce374" table:formula="of:=[.BK32]+[.BL32]+[.BM32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32]+[.BQ32]+[.BR32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32]+[.BV32]+[.BW32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BZ32]+[.CA32]+[.CB32]" office:value-type="float" office:value="0" calcext:value-type="float">
            <text:p>0</text:p>
          </table:table-cell>
          <table:table-cell table:style-name="ce559"/>
          <table:table-cell table:style-name="ce569"/>
          <table:table-cell table:style-name="ce559"/>
          <table:table-cell table:style-name="ce582"/>
          <table:table-cell table:style-name="ce559" table:formula="of:=[.CE32]+[.CF32]+[.CG32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559" table:formula="of:=[.CJ32]+[.CK32]+[.CL32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44">
          <table:table-cell table:style-name="ce240"/>
          <table:table-cell table:style-name="ce170" office:value-type="string" calcext:value-type="string" table:number-columns-spanned="9" table:number-rows-spanned="1">
            <text:p>Учебные предметы по выбору из обязательных предметных областей</text:p>
          </table:table-cell>
          <table:covered-table-cell table:number-columns-repeated="8" table:style-name="ce170"/>
          <table:table-cell table:style-name="ce203"/>
          <table:table-cell table:style-name="ce259" table:number-columns-repeated="7"/>
          <table:table-cell table:style-name="ce334" table:number-columns-repeated="2"/>
          <table:table-cell table:style-name="ce410"/>
          <table:table-cell table:style-name="ce450"/>
          <table:table-cell table:style-name="ce493" table:formula="of:=[.W34]+[.W35]+[.W36]+[.W37]+[.W38]+[.W39]+[.W40]" office:value-type="float" office:value="0" calcext:value-type="float">
            <text:p>0</text:p>
          </table:table-cell>
          <table:table-cell table:style-name="ce1122" table:formula="of:=[.X34]+[.X35]+[.X36]+[.X37]+[.X38]+[.X39]+[.X40]" office:value-type="float" office:value="479" calcext:value-type="float">
            <text:p>479</text:p>
          </table:table-cell>
          <table:table-cell table:style-name="ce1122" table:formula="of:=[.Y34]+[.Y35]+[.Y36]+[.Y37]+[.Y38]+[.Y39]+[.Y40]" office:value-type="float" office:value="341" calcext:value-type="float">
            <text:p>341</text:p>
          </table:table-cell>
          <table:table-cell table:style-name="ce1122" table:formula="of:=[.Z34]+[.Z35]+[.Z36]+[.Z37]+[.Z38]+[.Z39]+[.Z40]" office:value-type="float" office:value="138" calcext:value-type="float">
            <text:p>138</text:p>
          </table:table-cell>
          <table:table-cell table:style-name="ce574" table:formula="of:=[.AA34]+[.AA35]+[.AA36]+[.AA37]+[.AA38]+[.AA39]+[.AA40]" office:value-type="float" office:value="0" calcext:value-type="float">
            <text:p>0</text:p>
          </table:table-cell>
          <table:table-cell table:style-name="ce1122" table:formula="of:=[.AB34]+[.AB35]+[.AB36]+[.AB37]+[.AB38]+[.AB39]+[.AB40]" office:value-type="float" office:value="0" calcext:value-type="float">
            <text:p>0</text:p>
          </table:table-cell>
          <table:table-cell table:style-name="ce1122" table:formula="of:=[.AC34]+[.AC35]+[.AC36]+[.AC37]+[.AC38]+[.AC39]+[.AC40]" office:value-type="float" office:value="0" calcext:value-type="float">
            <text:p>0</text:p>
          </table:table-cell>
          <table:table-cell table:style-name="ce600" table:formula="of:=[.AD34]+[.AD35]+[.AD36]+[.AD37]+[.AD38]+[.AD39]+[.AD40]" office:value-type="float" office:value="36" calcext:value-type="float">
            <text:p>36</text:p>
          </table:table-cell>
          <table:table-cell table:style-name="ce647" table:formula="of:=[.AE34]+[.AE35]+[.AE36]+[.AE37]+[.AE38]+[.AE39]+[.AE40]" office:value-type="float" office:value="205" calcext:value-type="float">
            <text:p>205</text:p>
          </table:table-cell>
          <table:table-cell table:style-name="ce541" table:formula="of:=[.AF34]+[.AF35]+[.AF36]+[.AF37]+[.AF38]+[.AF39]+[.AF40]" office:value-type="float" office:value="0" calcext:value-type="float">
            <text:p>0</text:p>
          </table:table-cell>
          <table:table-cell table:style-name="ce541" table:formula="of:=[.AG34]+[.AG35]+[.AG36]+[.AG37]+[.AG38]+[.AG39]+[.AG40]" office:value-type="float" office:value="205" calcext:value-type="float">
            <text:p>205</text:p>
          </table:table-cell>
          <table:table-cell table:style-name="ce541" table:formula="of:=[.AH34]+[.AH35]+[.AH36]+[.AH37]+[.AH38]+[.AH39]+[.AH40]" office:value-type="float" office:value="0" calcext:value-type="float">
            <text:p>0</text:p>
          </table:table-cell>
          <table:table-cell table:style-name="ce541" table:formula="of:=[.AI34]+[.AI35]+[.AI36]+[.AI37]+[.AI38]+[.AI39]+[.AI40]" office:value-type="float" office:value="0" calcext:value-type="float">
            <text:p>0</text:p>
          </table:table-cell>
          <table:table-cell table:style-name="ce1122" table:formula="of:=[.AJ34]+[.AJ35]+[.AJ36]+[.AJ37]+[.AJ38]+[.AJ39]+[.AJ40]" office:value-type="float" office:value="274" calcext:value-type="float">
            <text:p>274</text:p>
          </table:table-cell>
          <table:table-cell table:style-name="ce541" table:formula="of:=[.AK34]+[.AK35]+[.AK36]+[.AK37]+[.AK38]+[.AK39]+[.AK40]" office:value-type="float" office:value="36" calcext:value-type="float">
            <text:p>36</text:p>
          </table:table-cell>
          <table:table-cell table:style-name="ce541" table:formula="of:=[.AL34]+[.AL35]+[.AL36]+[.AL37]+[.AL38]+[.AL39]+[.AL40]" office:value-type="float" office:value="274" calcext:value-type="float">
            <text:p>274</text:p>
          </table:table-cell>
          <table:table-cell table:style-name="ce541" table:formula="of:=[.AM34]+[.AM35]+[.AM36]+[.AM37]+[.AM38]+[.AM39]+[.AM40]" office:value-type="float" office:value="0" calcext:value-type="float">
            <text:p>0</text:p>
          </table:table-cell>
          <table:table-cell table:style-name="ce541" table:formula="of:=[.AN34]+[.AN35]+[.AN36]+[.AN37]+[.AN38]+[.AN39]+[.AN40]" office:value-type="float" office:value="0" calcext:value-type="float">
            <text:p>0</text:p>
          </table:table-cell>
          <table:table-cell table:style-name="ce498"/>
          <table:table-cell table:style-name="ce793" table:number-columns-repeated="2"/>
          <table:table-cell table:style-name="ce541" table:number-columns-repeated="2"/>
          <table:table-cell table:style-name="ce50"/>
          <table:table-cell table:style-name="ce803"/>
          <table:table-cell table:style-name="ce805" table:number-columns-repeated="3"/>
          <table:table-cell table:style-name="ce816"/>
          <table:table-cell table:style-name="ce803"/>
          <table:table-cell table:style-name="ce805" table:number-columns-repeated="3"/>
          <table:table-cell table:style-name="ce816"/>
          <table:table-cell table:style-name="ce803"/>
          <table:table-cell table:style-name="ce313" table:number-columns-repeated="2"/>
          <table:table-cell table:style-name="ce582"/>
          <table:table-cell table:style-name="ce374"/>
          <table:table-cell table:style-name="ce685"/>
          <table:table-cell table:style-name="ce313" table:number-columns-repeated="3"/>
          <table:table-cell table:style-name="ce50"/>
          <table:table-cell table:style-name="ce685"/>
          <table:table-cell table:style-name="ce313" table:number-columns-repeated="2"/>
          <table:table-cell table:style-name="ce559" table:number-columns-repeated="5"/>
          <table:table-cell table:style-name="ce582"/>
          <table:table-cell table:style-name="ce559" table:number-columns-repeated="2"/>
          <table:table-cell table:style-name="ce313"/>
          <table:table-cell table:style-name="ce318"/>
          <table:table-cell table:style-name="ce582"/>
          <table:table-cell table:style-name="ce559"/>
          <table:table-cell table:style-name="ce313" table:number-columns-repeated="3"/>
          <table:table-cell table:style-name="ce582"/>
          <table:table-cell table:style-name="ce55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7">
          <table:table-cell table:style-name="ce240" office:value-type="string" calcext:value-type="string">
            <text:p>ОУД.09</text:p>
          </table:table-cell>
          <table:table-cell table:style-name="ce168" office:value-type="string" calcext:value-type="string" table:number-columns-spanned="9" table:number-rows-spanned="1">
            <text:p>Информатика</text:p>
          </table:table-cell>
          <table:covered-table-cell table:number-columns-repeated="8" table:style-name="ce168"/>
          <table:table-cell table:style-name="ce202"/>
          <table:table-cell table:style-name="ce201" office:value-type="string" calcext:value-type="string">
            <text:p>Э</text:p>
          </table:table-cell>
          <table:table-cell table:style-name="ce201" table:number-columns-repeated="6"/>
          <table:table-cell table:style-name="ce335"/>
          <table:table-cell table:style-name="ce335" office:value-type="float" office:value="108" calcext:value-type="float">
            <text:p>108</text:p>
          </table:table-cell>
          <table:table-cell table:style-name="ce410" table:formula="of:=[.W34]+[.X34]" office:value-type="float" office:value="80" calcext:value-type="float">
            <text:p>80</text:p>
          </table:table-cell>
          <table:table-cell table:style-name="ce450" table:formula="of:=[.AF34]+[.AK34]+[.AP34]+[.AU34]+[.AZ34]+[.BE34]+[.BJ34]+[.BO34]+[.BT34]+[.BY34]+[.CD34]+[.CI34]" office:value-type="float" office:value="18" calcext:value-type="float">
            <text:p>18</text:p>
          </table:table-cell>
          <table:table-cell table:style-name="ce493" table:formula="of:=[.AI34]+[.AN34]+[.AS34]+[.AX34]+[.BC34]+[.BH34]+[.BM34]+[.BR34]" office:value-type="float" office:value="0" calcext:value-type="float">
            <text:p>0</text:p>
          </table:table-cell>
          <table:table-cell table:style-name="ce1122" table:formula="of:=[.AG34]+[.AL34]+[.AQ34]+[.AV34]+[.BA34]+[.BF34]+[.BK34]+[.BP34]" office:value-type="float" office:value="80" calcext:value-type="float">
            <text:p>80</text:p>
          </table:table-cell>
          <table:table-cell table:style-name="ce1122" table:formula="of:=[.X34]-[.Z34]-[.AB34]" office:value-type="float" office:value="0" calcext:value-type="float">
            <text:p>0</text:p>
          </table:table-cell>
          <table:table-cell table:style-name="ce1122" office:value-type="float" office:value="80" calcext:value-type="float">
            <text:p>80</text:p>
          </table:table-cell>
          <table:table-cell table:style-name="ce574"/>
          <table:table-cell table:style-name="ce1122"/>
          <table:table-cell table:style-name="ce1122" table:formula="of:=[.AH34]+[.AM34]+[.AR34]+[.AW34]+[.BB34]+[.BG34]+[.BL34]+[.BQ34]" office:value-type="float" office:value="0" calcext:value-type="float">
            <text:p>0</text:p>
          </table:table-cell>
          <table:table-cell table:style-name="ce600" table:formula="of:=[.AF34]+[.AK34]" office:value-type="float" office:value="18" calcext:value-type="float">
            <text:p>18</text:p>
          </table:table-cell>
          <table:table-cell table:style-name="ce647" table:formula="of:=[.AG34]+[.AH34]+[.AI34]" office:value-type="float" office:value="34" calcext:value-type="float">
            <text:p>34</text:p>
          </table:table-cell>
          <table:table-cell table:style-name="ce541"/>
          <table:table-cell table:style-name="ce541" office:value-type="float" office:value="34" calcext:value-type="float">
            <text:p>34</text:p>
          </table:table-cell>
          <table:table-cell table:style-name="ce541" table:number-columns-repeated="2"/>
          <table:table-cell table:style-name="ce1122" table:formula="of:=[.AL34]+[.AM34]+[.AN34]" office:value-type="float" office:value="46" calcext:value-type="float">
            <text:p>46</text:p>
          </table:table-cell>
          <table:table-cell table:style-name="ce541" office:value-type="float" office:value="18" calcext:value-type="float">
            <text:p>18</text:p>
          </table:table-cell>
          <table:table-cell table:style-name="ce541" office:value-type="float" office:value="46" calcext:value-type="float">
            <text:p>46</text:p>
          </table:table-cell>
          <table:table-cell table:style-name="ce541" table:number-columns-repeated="2"/>
          <table:table-cell table:style-name="ce498" table:formula="of:=[.AQ34]+[.AR34]+[.AS34]" office:value-type="float" office:value="0" calcext:value-type="float">
            <text:p>0</text:p>
          </table:table-cell>
          <table:table-cell table:style-name="ce793" table:number-columns-repeated="2"/>
          <table:table-cell table:style-name="ce541" table:number-columns-repeated="2"/>
          <table:table-cell table:style-name="ce50" table:formula="of:=[.AV34]+[.AW34]+[.AX34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A34]+[.BB34]+[.BC34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F34]+[.BG34]+[.BH34]" office:value-type="float" office:value="0" calcext:value-type="float">
            <text:p>0</text:p>
          </table:table-cell>
          <table:table-cell table:style-name="ce803"/>
          <table:table-cell table:style-name="ce313" table:number-columns-repeated="2"/>
          <table:table-cell table:style-name="ce582"/>
          <table:table-cell table:style-name="ce374" table:formula="of:=[.BK34]+[.BL34]+[.BM34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34]+[.BQ34]+[.BR34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34]+[.BV34]+[.BW34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BZ34]+[.CA34]+[.CB34]" office:value-type="float" office:value="0" calcext:value-type="float">
            <text:p>0</text:p>
          </table:table-cell>
          <table:table-cell table:style-name="ce559"/>
          <table:table-cell table:style-name="ce313"/>
          <table:table-cell table:style-name="ce559"/>
          <table:table-cell table:style-name="ce582"/>
          <table:table-cell table:style-name="ce559" table:formula="of:=[.CE34]+[.CF34]+[.CG34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559" table:formula="of:=[.CJ34]+[.CK34]+[.CL34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7">
          <table:table-cell table:style-name="ce240" office:value-type="string" calcext:value-type="string">
            <text:p>ОУД.10</text:p>
          </table:table-cell>
          <table:table-cell table:style-name="ce168" office:value-type="string" calcext:value-type="string" table:number-columns-spanned="9" table:number-rows-spanned="1">
            <text:p>Физика</text:p>
          </table:table-cell>
          <table:covered-table-cell table:number-columns-repeated="8" table:style-name="ce168"/>
          <table:table-cell table:style-name="ce202"/>
          <table:table-cell table:style-name="ce201" office:value-type="string" calcext:value-type="string">
            <text:p>Э</text:p>
          </table:table-cell>
          <table:table-cell table:style-name="ce201" table:number-columns-repeated="6"/>
          <table:table-cell table:style-name="ce335"/>
          <table:table-cell table:style-name="ce335" office:value-type="float" office:value="180" calcext:value-type="float">
            <text:p>180</text:p>
          </table:table-cell>
          <table:table-cell table:style-name="ce410" table:formula="of:=[.W35]+[.X35]" office:value-type="float" office:value="121" calcext:value-type="float">
            <text:p>121</text:p>
          </table:table-cell>
          <table:table-cell table:style-name="ce450" table:formula="of:=[.AF35]+[.AK35]+[.AP35]+[.AU35]+[.AZ35]+[.BE35]+[.BJ35]+[.BO35]+[.BT35]+[.BY35]+[.CD35]+[.CI35]" office:value-type="float" office:value="18" calcext:value-type="float">
            <text:p>18</text:p>
          </table:table-cell>
          <table:table-cell table:style-name="ce493" table:formula="of:=[.AI35]+[.AN35]+[.AS35]+[.AX35]+[.BC35]+[.BH35]+[.BM35]+[.BR35]" office:value-type="float" office:value="0" calcext:value-type="float">
            <text:p>0</text:p>
          </table:table-cell>
          <table:table-cell table:style-name="ce1122" table:formula="of:=[.AG35]+[.AL35]+[.AQ35]+[.AV35]+[.BA35]+[.BF35]+[.BK35]+[.BP35]" office:value-type="float" office:value="121" calcext:value-type="float">
            <text:p>121</text:p>
          </table:table-cell>
          <table:table-cell table:style-name="ce1122" table:formula="of:=[.X35]-[.Z35]-[.AB35]" office:value-type="float" office:value="101" calcext:value-type="float">
            <text:p>101</text:p>
          </table:table-cell>
          <table:table-cell table:style-name="ce1122" office:value-type="float" office:value="20" calcext:value-type="float">
            <text:p>20</text:p>
          </table:table-cell>
          <table:table-cell table:style-name="ce574"/>
          <table:table-cell table:style-name="ce1122"/>
          <table:table-cell table:style-name="ce1122" table:formula="of:=[.AH35]+[.AM35]+[.AR35]+[.AW35]+[.BB35]+[.BG35]+[.BL35]+[.BQ35]" office:value-type="float" office:value="0" calcext:value-type="float">
            <text:p>0</text:p>
          </table:table-cell>
          <table:table-cell table:style-name="ce600" table:formula="of:=[.AF35]+[.AK35]" office:value-type="float" office:value="18" calcext:value-type="float">
            <text:p>18</text:p>
          </table:table-cell>
          <table:table-cell table:style-name="ce647" table:formula="of:=[.AG35]+[.AH35]+[.AI35]" office:value-type="float" office:value="53" calcext:value-type="float">
            <text:p>53</text:p>
          </table:table-cell>
          <table:table-cell table:style-name="ce541"/>
          <table:table-cell table:style-name="ce541" office:value-type="float" office:value="53" calcext:value-type="float">
            <text:p>53</text:p>
          </table:table-cell>
          <table:table-cell table:style-name="ce541" table:number-columns-repeated="2"/>
          <table:table-cell table:style-name="ce1122" table:formula="of:=[.AL35]+[.AM35]+[.AN35]" office:value-type="float" office:value="68" calcext:value-type="float">
            <text:p>68</text:p>
          </table:table-cell>
          <table:table-cell table:style-name="ce541" office:value-type="float" office:value="18" calcext:value-type="float">
            <text:p>18</text:p>
          </table:table-cell>
          <table:table-cell table:style-name="ce541" office:value-type="float" office:value="68" calcext:value-type="float">
            <text:p>68</text:p>
          </table:table-cell>
          <table:table-cell table:style-name="ce541" table:number-columns-repeated="2"/>
          <table:table-cell table:style-name="ce498" table:formula="of:=[.AQ35]+[.AR35]+[.AS35]" office:value-type="float" office:value="0" calcext:value-type="float">
            <text:p>0</text:p>
          </table:table-cell>
          <table:table-cell table:style-name="ce793" table:number-columns-repeated="2"/>
          <table:table-cell table:style-name="ce541" table:number-columns-repeated="2"/>
          <table:table-cell table:style-name="ce50" table:formula="of:=[.AV35]+[.AW35]+[.AX35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A35]+[.BB35]+[.BC35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F35]+[.BG35]+[.BH35]" office:value-type="float" office:value="0" calcext:value-type="float">
            <text:p>0</text:p>
          </table:table-cell>
          <table:table-cell table:style-name="ce803"/>
          <table:table-cell table:style-name="ce313" table:number-columns-repeated="2"/>
          <table:table-cell table:style-name="ce582"/>
          <table:table-cell table:style-name="ce374" table:formula="of:=[.BK35]+[.BL35]+[.BM3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35]+[.BQ35]+[.BR35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35]+[.BV35]+[.BW35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BZ35]+[.CA35]+[.CB35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CE35]+[.CF35]+[.CG35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559" table:formula="of:=[.CJ35]+[.CK35]+[.CL35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7">
          <table:table-cell table:style-name="ce240" office:value-type="string" calcext:value-type="string">
            <text:p>ОУД.11</text:p>
          </table:table-cell>
          <table:table-cell table:style-name="ce168" office:value-type="string" calcext:value-type="string" table:number-columns-spanned="9" table:number-rows-spanned="1">
            <text:p>Химия</text:p>
          </table:table-cell>
          <table:covered-table-cell table:number-columns-repeated="8" table:style-name="ce168"/>
          <table:table-cell table:style-name="ce202"/>
          <table:table-cell table:style-name="ce1020" office:value-type="string" calcext:value-type="string">
            <text:p>ДЗ</text:p>
          </table:table-cell>
          <table:table-cell table:style-name="ce201" table:number-columns-repeated="6"/>
          <table:table-cell table:style-name="ce335"/>
          <table:table-cell table:style-name="ce335" office:value-type="float" office:value="114" calcext:value-type="float">
            <text:p>114</text:p>
          </table:table-cell>
          <table:table-cell table:style-name="ce410" table:formula="of:=[.W36]+[.X36]" office:value-type="float" office:value="78" calcext:value-type="float">
            <text:p>78</text:p>
          </table:table-cell>
          <table:table-cell table:style-name="ce450" table:formula="of:=[.AF36]+[.AK36]+[.AP36]+[.AU36]+[.AZ36]+[.BE36]+[.BJ36]+[.BO36]+[.BT36]+[.BY36]+[.CD36]+[.CI36]" office:value-type="float" office:value="0" calcext:value-type="float">
            <text:p>0</text:p>
          </table:table-cell>
          <table:table-cell table:style-name="ce493" table:formula="of:=[.AI36]+[.AN36]+[.AS36]+[.AX36]+[.BC36]+[.BH36]+[.BM36]+[.BR36]" office:value-type="float" office:value="0" calcext:value-type="float">
            <text:p>0</text:p>
          </table:table-cell>
          <table:table-cell table:style-name="ce1122" table:formula="of:=[.AG36]+[.AL36]+[.AQ36]+[.AV36]+[.BA36]+[.BF36]+[.BK36]+[.BP36]" office:value-type="float" office:value="78" calcext:value-type="float">
            <text:p>78</text:p>
          </table:table-cell>
          <table:table-cell table:style-name="ce1122" table:formula="of:=[.X36]-[.Z36]-[.AB36]" office:value-type="float" office:value="68" calcext:value-type="float">
            <text:p>68</text:p>
          </table:table-cell>
          <table:table-cell table:style-name="ce1122" office:value-type="float" office:value="10" calcext:value-type="float">
            <text:p>10</text:p>
          </table:table-cell>
          <table:table-cell table:style-name="ce574"/>
          <table:table-cell table:style-name="ce1122"/>
          <table:table-cell table:style-name="ce1122" table:formula="of:=[.AH36]+[.AM36]+[.AR36]+[.AW36]+[.BB36]+[.BG36]+[.BL36]+[.BQ36]" office:value-type="float" office:value="0" calcext:value-type="float">
            <text:p>0</text:p>
          </table:table-cell>
          <table:table-cell table:style-name="ce600" table:formula="of:=[.AF36]+[.AK36]" office:value-type="float" office:value="0" calcext:value-type="float">
            <text:p>0</text:p>
          </table:table-cell>
          <table:table-cell table:style-name="ce647" table:formula="of:=[.AG36]+[.AH36]+[.AI36]" office:value-type="float" office:value="34" calcext:value-type="float">
            <text:p>34</text:p>
          </table:table-cell>
          <table:table-cell table:style-name="ce541"/>
          <table:table-cell table:style-name="ce541" office:value-type="float" office:value="34" calcext:value-type="float">
            <text:p>34</text:p>
          </table:table-cell>
          <table:table-cell table:style-name="ce541" table:number-columns-repeated="2"/>
          <table:table-cell table:style-name="ce1122" table:formula="of:=[.AL36]+[.AM36]+[.AN36]" office:value-type="float" office:value="44" calcext:value-type="float">
            <text:p>44</text:p>
          </table:table-cell>
          <table:table-cell table:style-name="ce541"/>
          <table:table-cell table:style-name="ce541" office:value-type="float" office:value="44" calcext:value-type="float">
            <text:p>44</text:p>
          </table:table-cell>
          <table:table-cell table:style-name="ce541" table:number-columns-repeated="2"/>
          <table:table-cell table:style-name="ce498" table:formula="of:=[.AQ36]+[.AR36]+[.AS36]" office:value-type="float" office:value="0" calcext:value-type="float">
            <text:p>0</text:p>
          </table:table-cell>
          <table:table-cell table:style-name="ce541" table:number-columns-repeated="4"/>
          <table:table-cell table:style-name="ce50" table:formula="of:=[.AV36]+[.AW36]+[.AX36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A36]+[.BB36]+[.BC36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F36]+[.BG36]+[.BH36]" office:value-type="float" office:value="0" calcext:value-type="float">
            <text:p>0</text:p>
          </table:table-cell>
          <table:table-cell table:style-name="ce803"/>
          <table:table-cell table:style-name="ce313" table:number-columns-repeated="2"/>
          <table:table-cell table:style-name="ce582"/>
          <table:table-cell table:style-name="ce374" table:formula="of:=[.BK36]+[.BL36]+[.BM36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36]+[.BQ36]+[.BR36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36]+[.BV36]+[.BW36]" office:value-type="float" office:value="0" calcext:value-type="float">
            <text:p>0</text:p>
          </table:table-cell>
          <table:table-cell table:style-name="ce559"/>
          <table:table-cell table:style-name="ce313"/>
          <table:table-cell table:style-name="ce559"/>
          <table:table-cell table:style-name="ce582"/>
          <table:table-cell table:style-name="ce559" table:formula="of:=[.BZ36]+[.CA36]+[.CB36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CE36]+[.CF36]+[.CG36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559" table:formula="of:=[.CJ36]+[.CK36]+[.CL36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918" table:number-columns-repeated="3"/>
          <table:table-cell table:number-columns-repeated="931"/>
        </table:table-row>
        <table:table-row table:style-name="ro10">
          <table:table-cell table:style-name="ce240" office:value-type="string" calcext:value-type="string">
            <text:p>ОУД.12</text:p>
          </table:table-cell>
          <table:table-cell table:style-name="ce169" office:value-type="string" calcext:value-type="string" table:number-columns-spanned="9" table:number-rows-spanned="1">
            <text:p>Обществознание (включая экономику и право)</text:p>
          </table:table-cell>
          <table:covered-table-cell table:number-columns-repeated="8" table:style-name="ce169"/>
          <table:table-cell table:style-name="ce204"/>
          <table:table-cell table:style-name="ce212" office:value-type="string" calcext:value-type="string">
            <text:p>ДЗ</text:p>
          </table:table-cell>
          <table:table-cell table:style-name="ce201" table:number-columns-repeated="6"/>
          <table:table-cell table:style-name="ce335"/>
          <table:table-cell table:style-name="ce335" office:value-type="float" office:value="171" calcext:value-type="float">
            <text:p>171</text:p>
          </table:table-cell>
          <table:table-cell table:style-name="ce410" table:formula="of:=[.W37]+[.X37]" office:value-type="float" office:value="92" calcext:value-type="float">
            <text:p>92</text:p>
          </table:table-cell>
          <table:table-cell table:style-name="ce450" table:formula="of:=[.AF37]+[.AK37]+[.AP37]+[.AU37]+[.AZ37]+[.BE37]+[.BJ37]+[.BO37]+[.BT37]+[.BY37]+[.CD37]+[.CI37]" office:value-type="float" office:value="0" calcext:value-type="float">
            <text:p>0</text:p>
          </table:table-cell>
          <table:table-cell table:style-name="ce493" table:formula="of:=[.AI37]+[.AN37]+[.AS37]+[.AX37]+[.BC37]+[.BH37]+[.BM37]+[.BR37]" office:value-type="float" office:value="0" calcext:value-type="float">
            <text:p>0</text:p>
          </table:table-cell>
          <table:table-cell table:style-name="ce1122" table:formula="of:=[.AG37]+[.AL37]+[.AQ37]+[.AV37]+[.BA37]+[.BF37]+[.BK37]+[.BP37]" office:value-type="float" office:value="92" calcext:value-type="float">
            <text:p>92</text:p>
          </table:table-cell>
          <table:table-cell table:style-name="ce1122" table:formula="of:=[.X37]-[.Z37]-[.AB37]" office:value-type="float" office:value="80" calcext:value-type="float">
            <text:p>80</text:p>
          </table:table-cell>
          <table:table-cell table:style-name="ce1122" office:value-type="float" office:value="12" calcext:value-type="float">
            <text:p>12</text:p>
          </table:table-cell>
          <table:table-cell table:style-name="ce574"/>
          <table:table-cell table:style-name="ce1122"/>
          <table:table-cell table:style-name="ce1122" table:formula="of:=[.AH37]+[.AM37]+[.AR37]+[.AW37]+[.BB37]+[.BG37]+[.BL37]+[.BQ37]" office:value-type="float" office:value="0" calcext:value-type="float">
            <text:p>0</text:p>
          </table:table-cell>
          <table:table-cell table:style-name="ce600" table:formula="of:=[.AF37]+[.AK37]" office:value-type="float" office:value="0" calcext:value-type="float">
            <text:p>0</text:p>
          </table:table-cell>
          <table:table-cell table:style-name="ce647" table:formula="of:=[.AG37]+[.AH37]+[.AI37]" office:value-type="float" office:value="48" calcext:value-type="float">
            <text:p>48</text:p>
          </table:table-cell>
          <table:table-cell table:style-name="ce541"/>
          <table:table-cell table:style-name="ce541" office:value-type="float" office:value="48" calcext:value-type="float">
            <text:p>48</text:p>
          </table:table-cell>
          <table:table-cell table:style-name="ce541" table:number-columns-repeated="2"/>
          <table:table-cell table:style-name="ce1122" table:formula="of:=[.AL37]+[.AM37]+[.AN37]" office:value-type="float" office:value="44" calcext:value-type="float">
            <text:p>44</text:p>
          </table:table-cell>
          <table:table-cell table:style-name="ce541"/>
          <table:table-cell table:style-name="ce541" office:value-type="float" office:value="44" calcext:value-type="float">
            <text:p>44</text:p>
          </table:table-cell>
          <table:table-cell table:style-name="ce541" table:number-columns-repeated="2"/>
          <table:table-cell table:style-name="ce498" table:formula="of:=[.AQ37]+[.AR37]+[.AS37]" office:value-type="float" office:value="0" calcext:value-type="float">
            <text:p>0</text:p>
          </table:table-cell>
          <table:table-cell table:style-name="ce541" table:number-columns-repeated="4"/>
          <table:table-cell table:style-name="ce50" table:formula="of:=[.AV37]+[.AW37]+[.AX37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A37]+[.BB37]+[.BC37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F37]+[.BG37]+[.BH37]" office:value-type="float" office:value="0" calcext:value-type="float">
            <text:p>0</text:p>
          </table:table-cell>
          <table:table-cell table:style-name="ce803"/>
          <table:table-cell table:style-name="ce313" table:number-columns-repeated="2"/>
          <table:table-cell table:style-name="ce582"/>
          <table:table-cell table:style-name="ce374" table:formula="of:=[.BK37]+[.BL37]+[.BM37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37]+[.BQ37]+[.BR37]" office:value-type="float" office:value="0" calcext:value-type="float">
            <text:p>0</text:p>
          </table:table-cell>
          <table:table-cell table:style-name="ce842"/>
          <table:table-cell table:style-name="ce313" table:number-columns-repeated="2"/>
          <table:table-cell table:style-name="ce559"/>
          <table:table-cell table:style-name="ce559" table:formula="of:=[.BU37]+[.BV37]+[.BW37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BZ37]+[.CA37]+[.CB37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CE37]+[.CF37]+[.CG37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559" table:formula="of:=[.CJ37]+[.CK37]+[.CL37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918" table:number-columns-repeated="3"/>
          <table:table-cell table:number-columns-repeated="931"/>
        </table:table-row>
        <table:table-row table:style-name="ro37">
          <table:table-cell table:style-name="ce240" office:value-type="string" calcext:value-type="string">
            <text:p>ОУД.13</text:p>
          </table:table-cell>
          <table:table-cell table:style-name="ce168" office:value-type="string" calcext:value-type="string" table:number-columns-spanned="9" table:number-rows-spanned="1">
            <text:p>Биология</text:p>
          </table:table-cell>
          <table:covered-table-cell table:number-columns-repeated="8" table:style-name="ce168"/>
          <table:table-cell table:style-name="ce202"/>
          <table:table-cell table:style-name="ce1020" office:value-type="string" calcext:value-type="string">
            <text:p>ДЗ</text:p>
          </table:table-cell>
          <table:table-cell table:style-name="ce201" table:number-columns-repeated="6"/>
          <table:table-cell table:style-name="ce336"/>
          <table:table-cell table:style-name="ce336" office:value-type="float" office:value="36" calcext:value-type="float">
            <text:p>36</text:p>
          </table:table-cell>
          <table:table-cell table:style-name="ce410" table:formula="of:=[.W38]+[.X38]" office:value-type="float" office:value="36" calcext:value-type="float">
            <text:p>36</text:p>
          </table:table-cell>
          <table:table-cell table:style-name="ce450" table:formula="of:=[.AF38]+[.AK38]+[.AP38]+[.AU38]+[.AZ38]+[.BE38]+[.BJ38]+[.BO38]+[.BT38]+[.BY38]+[.CD38]+[.CI38]" office:value-type="float" office:value="0" calcext:value-type="float">
            <text:p>0</text:p>
          </table:table-cell>
          <table:table-cell table:style-name="ce493" table:formula="of:=[.AI38]+[.AN38]+[.AS38]+[.AX38]+[.BC38]+[.BH38]+[.BM38]+[.BR38]" office:value-type="float" office:value="0" calcext:value-type="float">
            <text:p>0</text:p>
          </table:table-cell>
          <table:table-cell table:style-name="ce1122" table:formula="of:=[.AG38]+[.AL38]+[.AQ38]+[.AV38]+[.BA38]+[.BF38]+[.BK38]+[.BP38]" office:value-type="float" office:value="36" calcext:value-type="float">
            <text:p>36</text:p>
          </table:table-cell>
          <table:table-cell table:style-name="ce1122" table:formula="of:=[.X38]-[.Z38]-[.AB38]" office:value-type="float" office:value="28" calcext:value-type="float">
            <text:p>28</text:p>
          </table:table-cell>
          <table:table-cell table:style-name="ce1122" office:value-type="float" office:value="8" calcext:value-type="float">
            <text:p>8</text:p>
          </table:table-cell>
          <table:table-cell table:style-name="ce574"/>
          <table:table-cell table:style-name="ce1122"/>
          <table:table-cell table:style-name="ce1122" table:formula="of:=[.AH38]+[.AM38]+[.AR38]+[.AW38]+[.BB38]+[.BG38]+[.BL38]+[.BQ38]" office:value-type="float" office:value="0" calcext:value-type="float">
            <text:p>0</text:p>
          </table:table-cell>
          <table:table-cell table:style-name="ce600" table:formula="of:=[.AF38]+[.AK38]" office:value-type="float" office:value="0" calcext:value-type="float">
            <text:p>0</text:p>
          </table:table-cell>
          <table:table-cell table:style-name="ce647" table:formula="of:=[.AG38]+[.AH38]+[.AI38]" office:value-type="float" office:value="36" calcext:value-type="float">
            <text:p>36</text:p>
          </table:table-cell>
          <table:table-cell table:style-name="ce541"/>
          <table:table-cell table:style-name="ce541" office:value-type="float" office:value="36" calcext:value-type="float">
            <text:p>36</text:p>
          </table:table-cell>
          <table:table-cell table:style-name="ce541" table:number-columns-repeated="2"/>
          <table:table-cell table:style-name="ce1122" table:formula="of:=[.AL38]+[.AM38]+[.AN38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Q38]+[.AR38]+[.AS38]" office:value-type="float" office:value="0" calcext:value-type="float">
            <text:p>0</text:p>
          </table:table-cell>
          <table:table-cell table:style-name="ce541" table:number-columns-repeated="4"/>
          <table:table-cell table:style-name="ce50" table:formula="of:=[.AV38]+[.AW38]+[.AX38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A38]+[.BB38]+[.BC38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F38]+[.BG38]+[.BH38]" office:value-type="float" office:value="0" calcext:value-type="float">
            <text:p>0</text:p>
          </table:table-cell>
          <table:table-cell table:style-name="ce803"/>
          <table:table-cell table:style-name="ce313" table:number-columns-repeated="2"/>
          <table:table-cell table:style-name="ce582"/>
          <table:table-cell table:style-name="ce374" table:formula="of:=[.BK38]+[.BL38]+[.BM38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38]+[.BQ38]+[.BR38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38]+[.BV38]+[.BW38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BZ38]+[.CA38]+[.CB38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CE38]+[.CF38]+[.CG38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559" table:formula="of:=[.CJ38]+[.CK38]+[.CL38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7">
          <table:table-cell table:style-name="ce240" office:value-type="string" calcext:value-type="string">
            <text:p>ОУД.14</text:p>
          </table:table-cell>
          <table:table-cell table:style-name="ce168" office:value-type="string" calcext:value-type="string" table:number-columns-spanned="9" table:number-rows-spanned="1">
            <text:p>География</text:p>
          </table:table-cell>
          <table:covered-table-cell table:number-columns-repeated="8" table:style-name="ce168"/>
          <table:table-cell table:style-name="ce201" office:value-type="string" calcext:value-type="string">
            <text:p>ДЗ</text:p>
          </table:table-cell>
          <table:table-cell table:style-name="ce201" table:number-columns-repeated="7"/>
          <table:table-cell table:style-name="ce1122"/>
          <table:table-cell table:style-name="ce1122" office:value-type="float" office:value="72" calcext:value-type="float">
            <text:p>72</text:p>
          </table:table-cell>
          <table:table-cell table:style-name="ce410" table:formula="of:=[.W39]+[.X39]" office:value-type="float" office:value="36" calcext:value-type="float">
            <text:p>36</text:p>
          </table:table-cell>
          <table:table-cell table:style-name="ce450" table:formula="of:=[.AF39]+[.AK39]+[.AP39]+[.AU39]+[.AZ39]+[.BE39]+[.BJ39]+[.BO39]+[.BT39]+[.BY39]+[.CD39]+[.CI39]" office:value-type="float" office:value="0" calcext:value-type="float">
            <text:p>0</text:p>
          </table:table-cell>
          <table:table-cell table:style-name="ce493" table:formula="of:=[.AI39]+[.AN39]+[.AS39]+[.AX39]+[.BC39]+[.BH39]+[.BM39]+[.BR39]" office:value-type="float" office:value="0" calcext:value-type="float">
            <text:p>0</text:p>
          </table:table-cell>
          <table:table-cell table:style-name="ce1122" table:formula="of:=[.AG39]+[.AL39]+[.AQ39]+[.AV39]+[.BA39]+[.BF39]+[.BK39]+[.BP39]" office:value-type="float" office:value="36" calcext:value-type="float">
            <text:p>36</text:p>
          </table:table-cell>
          <table:table-cell table:style-name="ce1122" table:formula="of:=[.X39]-[.Z39]-[.AB39]" office:value-type="float" office:value="28" calcext:value-type="float">
            <text:p>28</text:p>
          </table:table-cell>
          <table:table-cell table:style-name="ce1122" office:value-type="float" office:value="8" calcext:value-type="float">
            <text:p>8</text:p>
          </table:table-cell>
          <table:table-cell table:style-name="ce574"/>
          <table:table-cell table:style-name="ce1122"/>
          <table:table-cell table:style-name="ce1122" table:formula="of:=[.AH39]+[.AM39]+[.AR39]+[.AW39]+[.BB39]+[.BG39]+[.BL39]+[.BQ39]" office:value-type="float" office:value="0" calcext:value-type="float">
            <text:p>0</text:p>
          </table:table-cell>
          <table:table-cell table:style-name="ce600" table:formula="of:=[.AF39]+[.AK39]" office:value-type="float" office:value="0" calcext:value-type="float">
            <text:p>0</text:p>
          </table:table-cell>
          <table:table-cell table:style-name="ce647" table:formula="of:=[.AG39]+[.AH39]+[.AI39]" office:value-type="float" office:value="0" calcext:value-type="float">
            <text:p>0</text:p>
          </table:table-cell>
          <table:table-cell table:style-name="ce541" table:number-columns-repeated="4"/>
          <table:table-cell table:style-name="ce1122" table:formula="of:=[.AL39]+[.AM39]+[.AN39]" office:value-type="float" office:value="36" calcext:value-type="float">
            <text:p>36</text:p>
          </table:table-cell>
          <table:table-cell table:style-name="ce541"/>
          <table:table-cell table:style-name="ce541" office:value-type="float" office:value="36" calcext:value-type="float">
            <text:p>36</text:p>
          </table:table-cell>
          <table:table-cell table:style-name="ce541" table:number-columns-repeated="2"/>
          <table:table-cell table:style-name="ce498" table:formula="of:=[.AQ39]+[.AR39]+[.AS39]" office:value-type="float" office:value="0" calcext:value-type="float">
            <text:p>0</text:p>
          </table:table-cell>
          <table:table-cell table:style-name="ce541" table:number-columns-repeated="4"/>
          <table:table-cell table:style-name="ce50" table:formula="of:=[.AV39]+[.AW39]+[.AX39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A39]+[.BB39]+[.BC39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F39]+[.BG39]+[.BH39]" office:value-type="float" office:value="0" calcext:value-type="float">
            <text:p>0</text:p>
          </table:table-cell>
          <table:table-cell table:style-name="ce803"/>
          <table:table-cell table:style-name="ce313" table:number-columns-repeated="2"/>
          <table:table-cell table:style-name="ce582"/>
          <table:table-cell table:style-name="ce374" table:formula="of:=[.BK39]+[.BL39]+[.BM39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39]+[.BQ39]+[.BR39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39]+[.BV39]+[.BW39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BZ39]+[.CA39]+[.CB39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CE39]+[.CF39]+[.CG39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559" table:formula="of:=[.CJ39]+[.CK39]+[.CL39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7">
          <table:table-cell table:style-name="ce240" office:value-type="string" calcext:value-type="string">
            <text:p>ОУД.15</text:p>
          </table:table-cell>
          <table:table-cell table:style-name="ce168" office:value-type="string" calcext:value-type="string" table:number-columns-spanned="9" table:number-rows-spanned="1">
            <text:p>Родной язык</text:p>
          </table:table-cell>
          <table:covered-table-cell table:number-columns-repeated="8" table:style-name="ce933"/>
          <table:table-cell table:style-name="ce201"/>
          <table:table-cell table:style-name="ce201" office:value-type="string" calcext:value-type="string">
            <text:p>ДЗ</text:p>
          </table:table-cell>
          <table:table-cell table:style-name="ce201" table:number-columns-repeated="6"/>
          <table:table-cell table:style-name="ce1122"/>
          <table:table-cell table:style-name="ce1122" office:value-type="float" office:value="36" calcext:value-type="float">
            <text:p>36</text:p>
          </table:table-cell>
          <table:table-cell table:style-name="ce410" table:formula="of:=[.W40]+[.X40]" office:value-type="float" office:value="36" calcext:value-type="float">
            <text:p>36</text:p>
          </table:table-cell>
          <table:table-cell table:style-name="ce450" table:formula="of:=[.AF40]+[.AK40]+[.AP40]+[.AU40]+[.AZ40]+[.BE40]+[.BJ40]+[.BO40]" office:value-type="float" office:value="0" calcext:value-type="float">
            <text:p>0</text:p>
          </table:table-cell>
          <table:table-cell table:style-name="ce493" table:formula="of:=[.AI40]+[.AN40]+[.AS40]+[.AX40]+[.BC40]+[.BH40]+[.BM40]+[.BR40]" office:value-type="float" office:value="0" calcext:value-type="float">
            <text:p>0</text:p>
          </table:table-cell>
          <table:table-cell table:style-name="ce1122" table:formula="of:=[.AG40]+[.AL40]+[.AQ40]+[.AV40]+[.BA40]+[.BF40]+[.BK40]+[.BP40]" office:value-type="float" office:value="36" calcext:value-type="float">
            <text:p>36</text:p>
          </table:table-cell>
          <table:table-cell table:style-name="ce1122" table:formula="of:=[.X40]-[.Z40]-[.AB40]" office:value-type="float" office:value="36" calcext:value-type="float">
            <text:p>36</text:p>
          </table:table-cell>
          <table:table-cell table:style-name="ce1122"/>
          <table:table-cell table:style-name="ce574"/>
          <table:table-cell table:style-name="ce1122"/>
          <table:table-cell table:style-name="ce1122" table:formula="of:=[.AH40]+[.AM40]+[.AR40]+[.AW40]+[.BB40]+[.BG40]+[.BL40]+[.BQ40]" office:value-type="float" office:value="0" calcext:value-type="float">
            <text:p>0</text:p>
          </table:table-cell>
          <table:table-cell table:style-name="ce579"/>
          <table:table-cell table:style-name="ce647" table:formula="of:=[.AG40]+[.AH40]+[.AI40]" office:value-type="float" office:value="0" calcext:value-type="float">
            <text:p>0</text:p>
          </table:table-cell>
          <table:table-cell table:style-name="ce541" table:number-columns-repeated="4"/>
          <table:table-cell table:style-name="ce1122" table:formula="of:=[.AL40]+[.AM40]+[.AN40]" office:value-type="float" office:value="36" calcext:value-type="float">
            <text:p>36</text:p>
          </table:table-cell>
          <table:table-cell table:style-name="ce541"/>
          <table:table-cell table:style-name="ce541" office:value-type="float" office:value="36" calcext:value-type="float">
            <text:p>36</text:p>
          </table:table-cell>
          <table:table-cell table:style-name="ce541" table:number-columns-repeated="2"/>
          <table:table-cell table:style-name="ce498" table:formula="of:=[.AQ40]+[.AR40]+[.AS40]" office:value-type="float" office:value="0" calcext:value-type="float">
            <text:p>0</text:p>
          </table:table-cell>
          <table:table-cell table:style-name="ce541" table:number-columns-repeated="4"/>
          <table:table-cell table:style-name="ce50" table:formula="of:=[.AV40]+[.AW40]+[.AX40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A40]+[.BB40]+[.BC40]" office:value-type="float" office:value="0" calcext:value-type="float">
            <text:p>0</text:p>
          </table:table-cell>
          <table:table-cell table:style-name="ce803"/>
          <table:table-cell table:style-name="ce805" table:number-columns-repeated="3"/>
          <table:table-cell table:style-name="ce816" table:formula="of:=[.BF40]+[.BG40]+[.BH40]" office:value-type="float" office:value="0" calcext:value-type="float">
            <text:p>0</text:p>
          </table:table-cell>
          <table:table-cell table:style-name="ce803"/>
          <table:table-cell table:style-name="ce313" table:number-columns-repeated="2"/>
          <table:table-cell table:style-name="ce582"/>
          <table:table-cell table:style-name="ce374" table:formula="of:=[.BK40]+[.BL40]+[.BM40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40]+[.BQ40]+[.BR40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T40]+[.BU40]+[.BV40]+[.BW40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BY40]+[.BZ40]+[.CA40]+[.CB40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559" table:formula="of:=[.CD40]+[.CE40]+[.CF40]+[.CG40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559" table:formula="of:=[.CI40]+[.CJ40]+[.CK40]+[.CL40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12">
          <table:table-cell table:style-name="ce246"/>
          <table:table-cell table:style-name="ce170" office:value-type="string" calcext:value-type="string" table:number-columns-spanned="9" table:number-rows-spanned="1">
            <text:p>Дополнительные учебные предметы, по выбору обучающихся</text:p>
          </table:table-cell>
          <table:covered-table-cell table:number-columns-repeated="8" table:style-name="ce170"/>
          <table:table-cell table:style-name="ce201" table:number-columns-repeated="8"/>
          <table:table-cell table:style-name="ce1122" table:number-columns-repeated="2"/>
          <table:table-cell table:style-name="ce411"/>
          <table:table-cell table:style-name="ce451"/>
          <table:table-cell table:style-name="ce1254" table:formula="of:=[.W42]" office:value-type="float" office:value="0" calcext:value-type="float">
            <text:p>0</text:p>
          </table:table-cell>
          <table:table-cell table:style-name="ce1302" table:formula="of:=[.X42]" office:value-type="float" office:value="39" calcext:value-type="float">
            <text:p>39</text:p>
          </table:table-cell>
          <table:table-cell table:style-name="ce1302" table:formula="of:=[.Y42]" office:value-type="float" office:value="35" calcext:value-type="float">
            <text:p>35</text:p>
          </table:table-cell>
          <table:table-cell table:style-name="ce1302" table:formula="of:=[.Z42]" office:value-type="float" office:value="4" calcext:value-type="float">
            <text:p>4</text:p>
          </table:table-cell>
          <table:table-cell table:style-name="ce1338" table:formula="of:=[.AA42]" office:value-type="float" office:value="0" calcext:value-type="float">
            <text:p>0</text:p>
          </table:table-cell>
          <table:table-cell table:style-name="ce1302" table:formula="of:=[.AB42]" office:value-type="float" office:value="0" calcext:value-type="float">
            <text:p>0</text:p>
          </table:table-cell>
          <table:table-cell table:style-name="ce1302" table:formula="of:=[.AC42]" office:value-type="float" office:value="0" calcext:value-type="float">
            <text:p>0</text:p>
          </table:table-cell>
          <table:table-cell table:style-name="ce600" table:formula="of:=[.AD42]" office:value-type="float" office:value="0" calcext:value-type="float">
            <text:p>0</text:p>
          </table:table-cell>
          <table:table-cell table:style-name="ce1409" table:formula="of:=[.AE42]" office:value-type="float" office:value="39" calcext:value-type="float">
            <text:p>39</text:p>
          </table:table-cell>
          <table:table-cell table:style-name="ce682" table:formula="of:=[.AF42]" office:value-type="float" office:value="0" calcext:value-type="float">
            <text:p>0</text:p>
          </table:table-cell>
          <table:table-cell table:style-name="ce682" table:formula="of:=[.AG42]" office:value-type="float" office:value="39" calcext:value-type="float">
            <text:p>39</text:p>
          </table:table-cell>
          <table:table-cell table:style-name="ce682" table:formula="of:=[.AH42]" office:value-type="float" office:value="0" calcext:value-type="float">
            <text:p>0</text:p>
          </table:table-cell>
          <table:table-cell table:style-name="ce682" table:formula="of:=[.AI42]" office:value-type="float" office:value="0" calcext:value-type="float">
            <text:p>0</text:p>
          </table:table-cell>
          <table:table-cell table:style-name="ce1302" table:formula="of:=[.AJ42]" office:value-type="float" office:value="0" calcext:value-type="float">
            <text:p>0</text:p>
          </table:table-cell>
          <table:table-cell table:style-name="ce682" table:formula="of:=[.AK42]" office:value-type="float" office:value="0" calcext:value-type="float">
            <text:p>0</text:p>
          </table:table-cell>
          <table:table-cell table:style-name="ce682" table:formula="of:=[.AL42]" office:value-type="float" office:value="0" calcext:value-type="float">
            <text:p>0</text:p>
          </table:table-cell>
          <table:table-cell table:style-name="ce682" table:formula="of:=[.AM42]" office:value-type="float" office:value="0" calcext:value-type="float">
            <text:p>0</text:p>
          </table:table-cell>
          <table:table-cell table:style-name="ce682" table:formula="of:=[.AN42]" office:value-type="float" office:value="0" calcext:value-type="float">
            <text:p>0</text:p>
          </table:table-cell>
          <table:table-cell table:style-name="ce498"/>
          <table:table-cell table:style-name="ce541" table:number-columns-repeated="4"/>
          <table:table-cell table:style-name="ce50"/>
          <table:table-cell table:style-name="ce803"/>
          <table:table-cell table:style-name="ce805" table:number-columns-repeated="2"/>
          <table:table-cell table:style-name="ce808"/>
          <table:table-cell table:style-name="ce769"/>
          <table:table-cell table:style-name="ce803"/>
          <table:table-cell table:style-name="ce805" table:number-columns-repeated="3"/>
          <table:table-cell table:style-name="ce816"/>
          <table:table-cell table:style-name="ce803"/>
          <table:table-cell table:style-name="ce313" table:number-columns-repeated="2"/>
          <table:table-cell table:style-name="ce582"/>
          <table:table-cell table:style-name="ce374"/>
          <table:table-cell table:style-name="ce685"/>
          <table:table-cell table:style-name="ce313" table:number-columns-repeated="3"/>
          <table:table-cell table:style-name="ce50"/>
          <table:table-cell table:style-name="ce685"/>
          <table:table-cell table:style-name="ce313" table:number-columns-repeated="2"/>
          <table:table-cell table:style-name="ce559" table:number-columns-repeated="5"/>
          <table:table-cell table:style-name="ce582"/>
          <table:table-cell table:style-name="ce559" table:number-columns-repeated="4"/>
          <table:table-cell table:style-name="ce582"/>
          <table:table-cell table:style-name="ce559"/>
          <table:table-cell table:style-name="ce313" table:number-columns-repeated="3"/>
          <table:table-cell table:style-name="ce582"/>
          <table:table-cell table:style-name="ce55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7">
          <table:table-cell table:style-name="ce64" office:value-type="string" calcext:value-type="string" table:number-columns-spanned="1" table:number-rows-spanned="2">
            <text:p>УД.01</text:p>
          </table:table-cell>
          <table:table-cell table:style-name="ce817" office:value-type="string" calcext:value-type="string" table:number-columns-spanned="9" table:number-rows-spanned="2">
            <text:p>Технологии проектной деятельности Экология <text:s/>История родного края</text:p>
          </table:table-cell>
          <table:covered-table-cell table:number-columns-repeated="8" table:style-name="ce168"/>
          <table:table-cell table:style-name="ce961" office:value-type="string" calcext:value-type="string" table:number-columns-spanned="1" table:number-rows-spanned="2">
            <text:p>ДЗ</text:p>
          </table:table-cell>
          <table:table-cell table:style-name="ce1025" table:number-columns-spanned="1" table:number-rows-spanned="2"/>
          <table:table-cell table:style-name="ce1025" table:number-columns-spanned="1" table:number-rows-spanned="2"/>
          <table:table-cell table:style-name="ce1025" table:number-columns-spanned="1" table:number-rows-spanned="2"/>
          <table:table-cell table:style-name="ce1025" table:number-columns-spanned="1" table:number-rows-spanned="2"/>
          <table:table-cell table:style-name="ce303" table:number-columns-repeated="3"/>
          <table:table-cell table:style-name="ce1122" table:number-columns-repeated="2"/>
          <table:table-cell table:style-name="ce412" table:formula="of:=[.W42]+[.X42]" office:value-type="float" office:value="39" calcext:value-type="float" table:number-columns-spanned="1" table:number-rows-spanned="2">
            <text:p>39</text:p>
          </table:table-cell>
          <table:table-cell table:style-name="ce452" table:formula="of:=[.AF42]+[.AK42]+[.AP42]+[.AU42]+[.AZ42]+[.BE42]+[.BJ42]+[.BO42]+[.BT42]+[.BY42]+[.CD42]+[.CI42]" office:value-type="float" office:value="0" calcext:value-type="float" table:number-columns-spanned="1" table:number-rows-spanned="2">
            <text:p>0</text:p>
          </table:table-cell>
          <table:table-cell table:style-name="ce493" table:formula="of:=[.AI42]+[.AN42]+[.AS42]+[.AX42]+[.BC42]+[.BH42]+[.BM42]+[.BR42]" office:value-type="float" office:value="0" calcext:value-type="float">
            <text:p>0</text:p>
          </table:table-cell>
          <table:table-cell table:style-name="ce1122" table:formula="of:=[.AG42]+[.AL42]+[.AQ42]+[.AV42]+[.BA42]+[.BF42]+[.BK42]+[.BP42]" office:value-type="float" office:value="39" calcext:value-type="float">
            <text:p>39</text:p>
          </table:table-cell>
          <table:table-cell table:style-name="ce1122" table:formula="of:=[.X42]-[.Z42]-[.AB42]" office:value-type="float" office:value="35" calcext:value-type="float">
            <text:p>35</text:p>
          </table:table-cell>
          <table:table-cell table:style-name="ce1122" office:value-type="float" office:value="4" calcext:value-type="float">
            <text:p>4</text:p>
          </table:table-cell>
          <table:table-cell table:style-name="ce574"/>
          <table:table-cell table:style-name="ce1122"/>
          <table:table-cell table:style-name="ce1122" table:formula="of:=[.AH42]+[.AM42]+[.AR42]+[.AW42]+[.BB42]+[.BG42]+[.BL42]+[.BQ42]" office:value-type="float" office:value="0" calcext:value-type="float">
            <text:p>0</text:p>
          </table:table-cell>
          <table:table-cell table:style-name="ce600" table:formula="of:=[.AF42]+[.AK42]" office:value-type="float" office:value="0" calcext:value-type="float">
            <text:p>0</text:p>
          </table:table-cell>
          <table:table-cell table:style-name="ce647" table:formula="of:=[.AG42]+[.AH42]+[.AI42]" office:value-type="float" office:value="39" calcext:value-type="float">
            <text:p>39</text:p>
          </table:table-cell>
          <table:table-cell table:style-name="ce1122" table:number-columns-spanned="1" table:number-rows-spanned="2"/>
          <table:table-cell table:style-name="ce1122" office:value-type="float" office:value="39" calcext:value-type="float" table:number-columns-spanned="1" table:number-rows-spanned="2">
            <text:p>39</text:p>
          </table:table-cell>
          <table:table-cell table:style-name="ce1122" table:number-columns-spanned="1" table:number-rows-spanned="2"/>
          <table:table-cell table:style-name="ce1122" table:number-columns-spanned="1" table:number-rows-spanned="2"/>
          <table:table-cell table:style-name="ce1122" table:formula="of:=[.AL42]+[.AM42]+[.AN42]" office:value-type="float" office:value="0" calcext:value-type="float">
            <text:p>0</text:p>
          </table:table-cell>
          <table:table-cell table:style-name="ce1122" table:number-columns-spanned="1" table:number-rows-spanned="2"/>
          <table:table-cell table:style-name="ce1122" table:number-columns-spanned="1" table:number-rows-spanned="2"/>
          <table:table-cell table:style-name="ce1122" table:number-columns-spanned="1" table:number-rows-spanned="2"/>
          <table:table-cell table:style-name="ce1642" table:number-columns-spanned="1" table:number-rows-spanned="2"/>
          <table:table-cell table:style-name="ce1656" table:formula="of:=[.AQ42]+[.AR42]+[.AS42]" office:value-type="float" office:value="0" calcext:value-type="float" table:number-columns-spanned="1" table:number-rows-spanned="2">
            <text:p>0</text:p>
          </table:table-cell>
          <table:table-cell table:style-name="ce1122" table:number-columns-spanned="1" table:number-rows-spanned="2"/>
          <table:table-cell table:style-name="ce1122" table:number-columns-spanned="1" table:number-rows-spanned="2"/>
          <table:table-cell table:style-name="ce1122" table:number-columns-spanned="1" table:number-rows-spanned="2"/>
          <table:table-cell table:style-name="ce1122" table:number-columns-spanned="1" table:number-rows-spanned="2"/>
          <table:table-cell table:style-name="ce1373" table:formula="of:=[.AV42]+[.AW42]+[.AX42]" office:value-type="float" office:value="0" calcext:value-type="float" table:number-columns-spanned="1" table:number-rows-spanned="2">
            <text:p>0</text:p>
          </table:table-cell>
          <table:table-cell table:style-name="ce1690" table:number-columns-spanned="1" table:number-rows-spanned="2"/>
          <table:table-cell table:style-name="ce1692" table:number-columns-spanned="1" table:number-rows-spanned="2"/>
          <table:table-cell table:style-name="ce1692" table:number-columns-spanned="1" table:number-rows-spanned="2"/>
          <table:table-cell table:style-name="ce1696" table:number-columns-spanned="1" table:number-rows-spanned="2"/>
          <table:table-cell table:style-name="ce1704" table:formula="of:=[.BA42]+[.BB42]+[.BC42]" office:value-type="float" office:value="0" calcext:value-type="float" table:number-columns-spanned="1" table:number-rows-spanned="2">
            <text:p>0</text:p>
          </table:table-cell>
          <table:table-cell table:style-name="ce1690" table:number-columns-spanned="1" table:number-rows-spanned="2"/>
          <table:table-cell table:style-name="ce1692" table:number-columns-spanned="1" table:number-rows-spanned="2"/>
          <table:table-cell table:style-name="ce1692" table:number-columns-spanned="1" table:number-rows-spanned="2"/>
          <table:table-cell table:style-name="ce1692" table:number-columns-spanned="1" table:number-rows-spanned="2"/>
          <table:table-cell table:style-name="ce1692" table:formula="of:=[.BF42]+[.BG42]+[.BH42]" office:value-type="float" office:value="0" calcext:value-type="float" table:number-columns-spanned="1" table:number-rows-spanned="2">
            <text:p>0</text:p>
          </table:table-cell>
          <table:table-cell table:style-name="ce1690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657" table:formula="of:=[.BK42]+[.BL42]+[.BM42]" office:value-type="float" office:value="0" calcext:value-type="float" table:number-columns-spanned="1" table:number-rows-spanned="2">
            <text:p>0</text:p>
          </table:table-cell>
          <table:table-cell table:style-name="ce1552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formula="of:=[.BP42]+[.BQ42]+[.BR42]" office:value-type="float" office:value="0" calcext:value-type="float" table:number-columns-spanned="1" table:number-rows-spanned="2">
            <text:p>0</text:p>
          </table:table-cell>
          <table:table-cell table:style-name="ce1552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742" table:number-columns-spanned="1" table:number-rows-spanned="2"/>
          <table:table-cell table:style-name="ce1373" table:formula="of:=[.BU42]+[.BV42]+[.BW42]" office:value-type="float" office:value="0" calcext:value-type="float" table:number-columns-spanned="1" table:number-rows-spanned="2">
            <text:p>0</text:p>
          </table:table-cell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373" table:formula="of:=[.BZ42]+[.CA42]+[.CB42]" office:value-type="float" office:value="0" calcext:value-type="float" table:number-columns-spanned="1" table:number-rows-spanned="2">
            <text:p>0</text:p>
          </table:table-cell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373" table:formula="of:=[.CE42]+[.CF42]+[.CG42]" office:value-type="float" office:value="0" calcext:value-type="float" table:number-columns-spanned="1" table:number-rows-spanned="2">
            <text:p>0</text:p>
          </table:table-cell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373" table:formula="of:=[.CJ42]+[.CK42]+[.CL42]" office:value-type="float" office:value="0" calcext:value-type="float" table:number-columns-spanned="1" table:number-rows-spanned="2">
            <text:p>0</text:p>
          </table:table-cell>
          <table:table-cell table:style-name="ce911"/>
          <table:table-cell table:style-name="ce1373" table:number-columns-spanned="1" table:number-rows-spanned="2"/>
          <table:table-cell table:style-name="ce911"/>
          <table:table-cell table:style-name="ce914"/>
          <table:table-cell table:number-columns-repeated="934"/>
        </table:table-row>
        <table:table-row table:style-name="ro45">
          <table:covered-table-cell table:style-name="ce64"/>
          <table:covered-table-cell table:number-columns-repeated="9" table:style-name="ce168"/>
          <table:covered-table-cell table:style-name="ce961"/>
          <table:covered-table-cell table:number-columns-repeated="4" table:style-name="ce1025"/>
          <table:table-cell table:style-name="ce304" table:number-columns-repeated="3"/>
          <table:table-cell table:style-name="ce1122"/>
          <table:table-cell table:style-name="ce1122" office:value-type="float" office:value="60" calcext:value-type="float">
            <text:p>60</text:p>
          </table:table-cell>
          <table:covered-table-cell table:style-name="ce412"/>
          <table:covered-table-cell table:style-name="ce452"/>
          <table:table-cell table:style-name="ce493" table:formula="of:=[.AI43]+[.AN43]+[.AS43]+[.AX43]+[.BC43]+[.BH43]+[.BM43]+[.BR43]" office:value-type="float" office:value="0" calcext:value-type="float">
            <text:p>0</text:p>
          </table:table-cell>
          <table:table-cell table:style-name="ce1122" table:formula="of:=[.AG43]+[.AL43]+[.AQ43]+[.AV43]+[.BA43]+[.BF43]+[.BK43]+[.BP43]" office:value-type="float" office:value="0" calcext:value-type="float">
            <text:p>0</text:p>
          </table:table-cell>
          <table:table-cell table:style-name="ce1122" table:formula="of:=[.X43]-[.Z43]-[.AB43]" office:value-type="float" office:value="0" calcext:value-type="float">
            <text:p>0</text:p>
          </table:table-cell>
          <table:table-cell table:style-name="ce1122"/>
          <table:table-cell table:style-name="ce574"/>
          <table:table-cell table:style-name="ce1122"/>
          <table:table-cell table:style-name="ce1122" table:formula="of:=[.AH43]+[.AM43]+[.AR43]+[.AW43]+[.BB43]+[.BG43]+[.BL43]+[.BQ43]" office:value-type="float" office:value="0" calcext:value-type="float">
            <text:p>0</text:p>
          </table:table-cell>
          <table:table-cell table:style-name="ce600" table:formula="of:=[.AF43]+[.AK43]" office:value-type="float" office:value="0" calcext:value-type="float">
            <text:p>0</text:p>
          </table:table-cell>
          <table:table-cell table:style-name="ce647" table:formula="of:=[.AG43]+[.AH43]+[.AI43]" office:value-type="float" office:value="0" calcext:value-type="float">
            <text:p>0</text:p>
          </table:table-cell>
          <table:covered-table-cell table:number-columns-repeated="4" table:style-name="ce1122"/>
          <table:table-cell table:style-name="ce1122" table:formula="of:=[.AL43]+[.AM43]+[.AN43]" office:value-type="float" office:value="0" calcext:value-type="float">
            <text:p>0</text:p>
          </table:table-cell>
          <table:covered-table-cell table:number-columns-repeated="3" table:style-name="ce1122"/>
          <table:covered-table-cell table:style-name="ce1642"/>
          <table:covered-table-cell table:style-name="ce1656" table:formula="of:=[.AQ43]+[.AR43]+[.AS43]" office:value-type="float" office:value="0" calcext:value-type="float">
            <text:p>0</text:p>
          </table:covered-table-cell>
          <table:covered-table-cell table:number-columns-repeated="4" table:style-name="ce1122"/>
          <table:covered-table-cell table:style-name="ce1373" table:formula="of:=[.AV43]+[.AW43]+[.AX43]" office:value-type="float" office:value="0" calcext:value-type="float">
            <text:p>0</text:p>
          </table:covered-table-cell>
          <table:covered-table-cell table:style-name="ce1690"/>
          <table:covered-table-cell table:number-columns-repeated="2" table:style-name="ce1692"/>
          <table:covered-table-cell table:style-name="ce1696"/>
          <table:covered-table-cell table:style-name="ce1704" table:formula="of:=[.BA43]+[.BB43]+[.BC43]" office:value-type="float" office:value="0" calcext:value-type="float">
            <text:p>0</text:p>
          </table:covered-table-cell>
          <table:covered-table-cell table:style-name="ce1690"/>
          <table:covered-table-cell table:number-columns-repeated="3" table:style-name="ce1692"/>
          <table:covered-table-cell table:style-name="ce1692" table:formula="of:=[.BF43]+[.BG43]+[.BH43]" office:value-type="float" office:value="0" calcext:value-type="float">
            <text:p>0</text:p>
          </table:covered-table-cell>
          <table:covered-table-cell table:style-name="ce1690"/>
          <table:covered-table-cell table:number-columns-repeated="2" table:style-name="ce1373"/>
          <table:covered-table-cell table:style-name="ce1643"/>
          <table:covered-table-cell table:style-name="ce1657" table:formula="of:=[.BK43]+[.BL43]+[.BM43]" office:value-type="float" office:value="0" calcext:value-type="float">
            <text:p>0</text:p>
          </table:covered-table-cell>
          <table:covered-table-cell table:style-name="ce1552"/>
          <table:covered-table-cell table:number-columns-repeated="3" table:style-name="ce1373"/>
          <table:covered-table-cell table:style-name="ce1373" table:formula="of:=[.BP43]+[.BQ43]+[.BR43]" office:value-type="float" office:value="0" calcext:value-type="float">
            <text:p>0</text:p>
          </table:covered-table-cell>
          <table:covered-table-cell table:style-name="ce1552"/>
          <table:covered-table-cell table:number-columns-repeated="2" table:style-name="ce1373"/>
          <table:covered-table-cell table:style-name="ce1742"/>
          <table:covered-table-cell table:number-columns-repeated="4" table:style-name="ce1373"/>
          <table:covered-table-cell table:style-name="ce1643"/>
          <table:covered-table-cell table:number-columns-repeated="4" table:style-name="ce1373"/>
          <table:covered-table-cell table:style-name="ce1643"/>
          <table:covered-table-cell table:number-columns-repeated="4" table:style-name="ce1373"/>
          <table:covered-table-cell table:style-name="ce1643"/>
          <table:covered-table-cell table:style-name="ce1373"/>
          <table:table-cell table:style-name="ce912"/>
          <table:covered-table-cell table:style-name="ce1373"/>
          <table:table-cell table:style-name="ce912"/>
          <table:table-cell table:style-name="ce915"/>
          <table:table-cell table:number-columns-repeated="934"/>
        </table:table-row>
        <table:table-row table:style-name="ro37" table:visibility="collapse">
          <table:table-cell table:style-name="ce65" table:number-columns-spanned="1" table:number-rows-spanned="2"/>
          <table:table-cell table:style-name="ce175" table:number-columns-spanned="9" table:number-rows-spanned="1"/>
          <table:covered-table-cell table:number-columns-repeated="8" table:style-name="ce175"/>
          <table:table-cell table:style-name="ce962" table:number-columns-spanned="1" table:number-rows-spanned="2"/>
          <table:table-cell table:style-name="ce1026" table:number-columns-spanned="1" table:number-rows-spanned="2"/>
          <table:table-cell table:style-name="ce1026" table:number-columns-spanned="1" table:number-rows-spanned="2"/>
          <table:table-cell table:style-name="ce1026" table:number-columns-spanned="1" table:number-rows-spanned="2"/>
          <table:table-cell table:style-name="ce1026" table:number-columns-spanned="1" table:number-rows-spanned="2"/>
          <table:table-cell table:style-name="ce305" table:number-columns-repeated="3"/>
          <table:table-cell table:style-name="ce338" table:number-columns-repeated="2"/>
          <table:table-cell table:style-name="ce413" table:formula="of:=[.W44]+[.X44]" office:value-type="float" office:value="0" calcext:value-type="float" table:number-columns-spanned="1" table:number-rows-spanned="2">
            <text:p>0</text:p>
          </table:table-cell>
          <table:table-cell table:style-name="ce453" table:formula="of:=[.AF44]+[.AK44]+[.AP44]+[.AU44]+[.AZ44]+[.BE44]+[.BK44]+[.BO44]" office:value-type="float" office:value="0" calcext:value-type="float" table:number-columns-spanned="1" table:number-rows-spanned="2">
            <text:p>0</text:p>
          </table:table-cell>
          <table:table-cell table:style-name="ce494" table:formula="of:=[.AI44]+[.AN44]+[.AS44]+[.AX44]+[.BC44]+[.BH44]+[.BM44]+[.BR44]" office:value-type="float" office:value="0" calcext:value-type="float" table:number-columns-spanned="1" table:number-rows-spanned="2">
            <text:p>0</text:p>
          </table:table-cell>
          <table:table-cell table:style-name="ce1373" table:formula="of:=[.AG44]+[.AL44]+[.AQ44]+[.AV44]+[.BA44]+[.BF44]+[.BK44]+[.BP44]" office:value-type="float" office:value="0" calcext:value-type="float" table:number-columns-spanned="1" table:number-rows-spanned="2">
            <text:p>0</text:p>
          </table:table-cell>
          <table:table-cell table:style-name="ce1373" table:formula="of:=[.X44]-[.Z44]-[.AB44]" office:value-type="float" office:value="0" calcext:value-type="float" table:number-columns-spanned="1" table:number-rows-spanned="2">
            <text:p>0</text:p>
          </table:table-cell>
          <table:table-cell table:style-name="ce1373" table:number-columns-spanned="1" table:number-rows-spanned="2"/>
          <table:table-cell table:style-name="ce576"/>
          <table:table-cell table:style-name="ce1373" table:number-columns-spanned="1" table:number-rows-spanned="2"/>
          <table:table-cell table:style-name="ce1373" table:formula="of:=[.AH44]+[.AM44]+[.AR44]+[.AW44]+[.BB44]+[.BG44]+[.BL44]+[.BQ44]" office:value-type="float" office:value="0" calcext:value-type="float" table:number-columns-spanned="1" table:number-rows-spanned="2">
            <text:p>0</text:p>
          </table:table-cell>
          <table:table-cell table:style-name="ce1459" table:number-columns-spanned="1" table:number-rows-spanned="2"/>
          <table:table-cell table:style-name="ce1513" table:formula="of:=[.AG44]+[.AH44]+[.AI44]" office:value-type="float" office:value="0" calcext:value-type="float" table:number-columns-spanned="1" table:number-rows-spanned="2">
            <text:p>0</text:p>
          </table:table-cell>
          <table:table-cell table:style-name="ce1552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formula="of:=[.AL44]+[.AM44]+[.AN44]" office:value-type="float" office:value="0" calcext:value-type="float" table:number-columns-spanned="1" table:number-rows-spanned="2">
            <text:p>0</text:p>
          </table:table-cell>
          <table:table-cell table:style-name="ce1552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657" table:formula="of:=[.AQ44]+[.AR44]+[.AS44]" office:value-type="float" office:value="0" calcext:value-type="float" table:number-columns-spanned="1" table:number-rows-spanned="2">
            <text:p>0</text:p>
          </table:table-cell>
          <table:table-cell table:style-name="ce1552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formula="of:=[.AV44]+[.AW44]+[.AX44]" office:value-type="float" office:value="0" calcext:value-type="float" table:number-columns-spanned="1" table:number-rows-spanned="2">
            <text:p>0</text:p>
          </table:table-cell>
          <table:table-cell table:style-name="ce1690" table:number-columns-spanned="1" table:number-rows-spanned="2"/>
          <table:table-cell table:style-name="ce1692" table:number-columns-spanned="1" table:number-rows-spanned="2"/>
          <table:table-cell table:style-name="ce1692" table:number-columns-spanned="1" table:number-rows-spanned="2"/>
          <table:table-cell table:style-name="ce1696" table:number-columns-spanned="1" table:number-rows-spanned="2"/>
          <table:table-cell table:style-name="ce1704" table:formula="of:=[.BA44]+[.BB44]+[.BC44]" office:value-type="float" office:value="0" calcext:value-type="float" table:number-columns-spanned="1" table:number-rows-spanned="2">
            <text:p>0</text:p>
          </table:table-cell>
          <table:table-cell table:style-name="ce1690" table:number-columns-spanned="1" table:number-rows-spanned="2"/>
          <table:table-cell table:style-name="ce1692" table:number-columns-spanned="1" table:number-rows-spanned="2"/>
          <table:table-cell table:style-name="ce1692" table:number-columns-spanned="1" table:number-rows-spanned="2"/>
          <table:table-cell table:style-name="ce1692" table:number-columns-spanned="1" table:number-rows-spanned="2"/>
          <table:table-cell table:style-name="ce1692" table:formula="of:=[.BF44]+[.BG44]+[.BH44]" office:value-type="float" office:value="0" calcext:value-type="float" table:number-columns-spanned="1" table:number-rows-spanned="2">
            <text:p>0</text:p>
          </table:table-cell>
          <table:table-cell table:style-name="ce1690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657" table:formula="of:=[.BK44]+[.BL44]+[.BM44]" office:value-type="float" office:value="0" calcext:value-type="float" table:number-columns-spanned="1" table:number-rows-spanned="2">
            <text:p>0</text:p>
          </table:table-cell>
          <table:table-cell table:style-name="ce1552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formula="of:=[.BP44]+[.BQ44]+[.BR44]" office:value-type="float" office:value="0" calcext:value-type="float" table:number-columns-spanned="1" table:number-rows-spanned="2">
            <text:p>0</text:p>
          </table:table-cell>
          <table:table-cell table:style-name="ce1552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742" table:number-columns-spanned="1" table:number-rows-spanned="2"/>
          <table:table-cell table:style-name="ce1373" table:formula="of:=[.BT44]+[.BU44]+[.BV44]+[.BW44]" office:value-type="float" office:value="0" calcext:value-type="float" table:number-columns-spanned="1" table:number-rows-spanned="2">
            <text:p>0</text:p>
          </table:table-cell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51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51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51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number-columns-repeated="934"/>
        </table:table-row>
        <table:table-row table:style-name="ro37" table:visibility="collapse">
          <table:covered-table-cell table:style-name="ce65"/>
          <table:table-cell table:style-name="ce175" table:number-columns-spanned="9" table:number-rows-spanned="1"/>
          <table:covered-table-cell table:number-columns-repeated="8" table:style-name="ce175"/>
          <table:covered-table-cell table:style-name="ce962"/>
          <table:covered-table-cell table:number-columns-repeated="4" table:style-name="ce1026"/>
          <table:table-cell table:style-name="ce306" table:number-columns-repeated="3"/>
          <table:table-cell table:style-name="ce338"/>
          <table:table-cell table:style-name="ce338" office:value-type="float" office:value="60" calcext:value-type="float">
            <text:p>60</text:p>
          </table:table-cell>
          <table:covered-table-cell table:style-name="ce413"/>
          <table:covered-table-cell table:style-name="ce453"/>
          <table:covered-table-cell table:style-name="ce494"/>
          <table:covered-table-cell table:number-columns-repeated="3" table:style-name="ce1373"/>
          <table:table-cell table:style-name="ce577"/>
          <table:covered-table-cell table:number-columns-repeated="2" table:style-name="ce1373"/>
          <table:covered-table-cell table:style-name="ce1459"/>
          <table:covered-table-cell table:style-name="ce1513" table:formula="of:=[.AG45]+[.AH45]+[.AI45]" office:value-type="float" office:value="0" calcext:value-type="float">
            <text:p>0</text:p>
          </table:covered-table-cell>
          <table:covered-table-cell table:style-name="ce1552"/>
          <table:covered-table-cell table:number-columns-repeated="4" table:style-name="ce1373"/>
          <table:covered-table-cell table:style-name="ce1552"/>
          <table:covered-table-cell table:number-columns-repeated="2" table:style-name="ce1373"/>
          <table:covered-table-cell table:style-name="ce1643"/>
          <table:covered-table-cell table:style-name="ce1657" table:formula="of:=[.AQ45]+[.AR45]+[.AS45]" office:value-type="float" office:value="0" calcext:value-type="float">
            <text:p>0</text:p>
          </table:covered-table-cell>
          <table:covered-table-cell table:style-name="ce1552"/>
          <table:covered-table-cell table:number-columns-repeated="3" table:style-name="ce1373"/>
          <table:covered-table-cell table:style-name="ce1373" table:formula="of:=[.AV45]+[.AW45]+[.AX45]" office:value-type="float" office:value="0" calcext:value-type="float">
            <text:p>0</text:p>
          </table:covered-table-cell>
          <table:covered-table-cell table:style-name="ce1690"/>
          <table:covered-table-cell table:number-columns-repeated="2" table:style-name="ce1692"/>
          <table:covered-table-cell table:style-name="ce1696"/>
          <table:covered-table-cell table:style-name="ce1704" table:formula="of:=[.BA45]+[.BB45]+[.BC45]" office:value-type="float" office:value="0" calcext:value-type="float">
            <text:p>0</text:p>
          </table:covered-table-cell>
          <table:covered-table-cell table:style-name="ce1690"/>
          <table:covered-table-cell table:number-columns-repeated="3" table:style-name="ce1692"/>
          <table:covered-table-cell table:style-name="ce1692" table:formula="of:=[.BF45]+[.BG45]+[.BH45]" office:value-type="float" office:value="0" calcext:value-type="float">
            <text:p>0</text:p>
          </table:covered-table-cell>
          <table:covered-table-cell table:style-name="ce1690"/>
          <table:covered-table-cell table:number-columns-repeated="2" table:style-name="ce1373"/>
          <table:covered-table-cell table:style-name="ce1643"/>
          <table:covered-table-cell table:style-name="ce1657" table:formula="of:=[.BK45]+[.BL45]+[.BM45]" office:value-type="float" office:value="0" calcext:value-type="float">
            <text:p>0</text:p>
          </table:covered-table-cell>
          <table:covered-table-cell table:style-name="ce1552"/>
          <table:covered-table-cell table:number-columns-repeated="3" table:style-name="ce1373"/>
          <table:covered-table-cell table:style-name="ce1373" table:formula="of:=[.BP45]+[.BQ45]+[.BR45]" office:value-type="float" office:value="0" calcext:value-type="float">
            <text:p>0</text:p>
          </table:covered-table-cell>
          <table:covered-table-cell table:style-name="ce1552"/>
          <table:covered-table-cell table:number-columns-repeated="2" table:style-name="ce1373"/>
          <table:covered-table-cell table:style-name="ce1742"/>
          <table:covered-table-cell table:number-columns-repeated="4" table:style-name="ce1373"/>
          <table:covered-table-cell table:style-name="ce1643"/>
          <table:covered-table-cell table:style-name="ce1513"/>
          <table:covered-table-cell table:number-columns-repeated="3" table:style-name="ce1373"/>
          <table:covered-table-cell table:style-name="ce1643"/>
          <table:covered-table-cell table:style-name="ce1513"/>
          <table:covered-table-cell table:number-columns-repeated="3" table:style-name="ce1373"/>
          <table:covered-table-cell table:style-name="ce1643"/>
          <table:covered-table-cell table:style-name="ce1513"/>
          <table:covered-table-cell table:number-columns-repeated="3" table:style-name="ce1373"/>
          <table:covered-table-cell table:style-name="ce1643"/>
          <table:table-cell table:style-name="ce918" table:number-columns-repeated="3"/>
          <table:table-cell table:number-columns-repeated="931"/>
        </table:table-row>
        <table:table-row table:style-name="ro37" table:visibility="collapse">
          <table:table-cell table:style-name="ce65" table:number-columns-spanned="1" table:number-rows-spanned="2"/>
          <table:table-cell table:style-name="ce175" table:number-columns-spanned="9" table:number-rows-spanned="1"/>
          <table:covered-table-cell table:number-columns-repeated="8" table:style-name="ce175"/>
          <table:table-cell table:style-name="ce962" table:number-columns-spanned="1" table:number-rows-spanned="2"/>
          <table:table-cell table:style-name="ce1026" table:number-columns-spanned="1" table:number-rows-spanned="2"/>
          <table:table-cell table:style-name="ce1026" table:number-columns-spanned="1" table:number-rows-spanned="2"/>
          <table:table-cell table:style-name="ce1026" table:number-columns-spanned="1" table:number-rows-spanned="2"/>
          <table:table-cell table:style-name="ce1026" table:number-columns-spanned="1" table:number-rows-spanned="2"/>
          <table:table-cell table:style-name="ce305" table:number-columns-repeated="3"/>
          <table:table-cell table:style-name="ce338" table:number-columns-repeated="2"/>
          <table:table-cell table:style-name="ce413" table:formula="of:=[.W46]+[.X46]" office:value-type="float" office:value="0" calcext:value-type="float" table:number-columns-spanned="1" table:number-rows-spanned="2">
            <text:p>0</text:p>
          </table:table-cell>
          <table:table-cell table:style-name="ce453" table:formula="of:=[.AF46]+[.AK46]+[.AP46]+[.AU46]+[.AZ46]+[.BE46]+[.BK46]+[.BO46]" office:value-type="float" office:value="0" calcext:value-type="float" table:number-columns-spanned="1" table:number-rows-spanned="2">
            <text:p>0</text:p>
          </table:table-cell>
          <table:table-cell table:style-name="ce494" table:formula="of:=[.AI46]+[.AN46]+[.AS46]+[.AX46]+[.BC46]+[.BH46]+[.BM46]+[.BR46]" office:value-type="float" office:value="0" calcext:value-type="float" table:number-columns-spanned="1" table:number-rows-spanned="2">
            <text:p>0</text:p>
          </table:table-cell>
          <table:table-cell table:style-name="ce1373" table:formula="of:=[.AG46]+[.AL46]+[.AQ46]+[.AV46]+[.BA46]+[.BF46]+[.BK46]+[.BP46]" office:value-type="float" office:value="0" calcext:value-type="float" table:number-columns-spanned="1" table:number-rows-spanned="2">
            <text:p>0</text:p>
          </table:table-cell>
          <table:table-cell table:style-name="ce1373" table:formula="of:=[.X46]-[.Z46]-[.AB46]" office:value-type="float" office:value="0" calcext:value-type="float" table:number-columns-spanned="1" table:number-rows-spanned="2">
            <text:p>0</text:p>
          </table:table-cell>
          <table:table-cell table:style-name="ce1373" table:number-columns-spanned="1" table:number-rows-spanned="2"/>
          <table:table-cell table:style-name="ce576"/>
          <table:table-cell table:style-name="ce1373" table:number-columns-spanned="1" table:number-rows-spanned="2"/>
          <table:table-cell table:style-name="ce1373" table:formula="of:=[.AH46]+[.AM46]+[.AR46]+[.AW46]+[.BB46]+[.BG46]+[.BL46]+[.BQ46]" office:value-type="float" office:value="0" calcext:value-type="float" table:number-columns-spanned="1" table:number-rows-spanned="2">
            <text:p>0</text:p>
          </table:table-cell>
          <table:table-cell table:style-name="ce1459" table:number-columns-spanned="1" table:number-rows-spanned="2"/>
          <table:table-cell table:style-name="ce1513" table:formula="of:=[.AG46]+[.AH46]+[.AI46]" office:value-type="float" office:value="0" calcext:value-type="float" table:number-columns-spanned="1" table:number-rows-spanned="2">
            <text:p>0</text:p>
          </table:table-cell>
          <table:table-cell table:style-name="ce1552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formula="of:=[.AL46]+[.AM46]+[.AN46]" office:value-type="float" office:value="0" calcext:value-type="float" table:number-columns-spanned="1" table:number-rows-spanned="2">
            <text:p>0</text:p>
          </table:table-cell>
          <table:table-cell table:style-name="ce1552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657" table:formula="of:=[.AQ46]+[.AR46]+[.AS46]" office:value-type="float" office:value="0" calcext:value-type="float" table:number-columns-spanned="1" table:number-rows-spanned="2">
            <text:p>0</text:p>
          </table:table-cell>
          <table:table-cell table:style-name="ce1552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formula="of:=[.AV46]+[.AW46]+[.AX46]" office:value-type="float" office:value="0" calcext:value-type="float" table:number-columns-spanned="1" table:number-rows-spanned="2">
            <text:p>0</text:p>
          </table:table-cell>
          <table:table-cell table:style-name="ce1690" table:number-columns-spanned="1" table:number-rows-spanned="2"/>
          <table:table-cell table:style-name="ce1692" table:number-columns-spanned="1" table:number-rows-spanned="2"/>
          <table:table-cell table:style-name="ce1692" table:number-columns-spanned="1" table:number-rows-spanned="2"/>
          <table:table-cell table:style-name="ce1696" table:number-columns-spanned="1" table:number-rows-spanned="2"/>
          <table:table-cell table:style-name="ce1704" table:formula="of:=[.BA46]+[.BB46]+[.BC46]" office:value-type="float" office:value="0" calcext:value-type="float" table:number-columns-spanned="1" table:number-rows-spanned="2">
            <text:p>0</text:p>
          </table:table-cell>
          <table:table-cell table:style-name="ce1690" table:number-columns-spanned="1" table:number-rows-spanned="2"/>
          <table:table-cell table:style-name="ce1692" table:number-columns-spanned="1" table:number-rows-spanned="2"/>
          <table:table-cell table:style-name="ce1692" table:number-columns-spanned="1" table:number-rows-spanned="2"/>
          <table:table-cell table:style-name="ce1692" table:number-columns-spanned="1" table:number-rows-spanned="2"/>
          <table:table-cell table:style-name="ce1692" table:formula="of:=[.BF46]+[.BG46]+[.BH46]" office:value-type="float" office:value="0" calcext:value-type="float" table:number-columns-spanned="1" table:number-rows-spanned="2">
            <text:p>0</text:p>
          </table:table-cell>
          <table:table-cell table:style-name="ce1690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657" table:formula="of:=[.BK46]+[.BL46]+[.BM46]" office:value-type="float" office:value="0" calcext:value-type="float" table:number-columns-spanned="1" table:number-rows-spanned="2">
            <text:p>0</text:p>
          </table:table-cell>
          <table:table-cell table:style-name="ce173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formula="of:=[.BP46]+[.BQ46]+[.BR46]" office:value-type="float" office:value="0" calcext:value-type="float" table:number-columns-spanned="1" table:number-rows-spanned="2">
            <text:p>0</text:p>
          </table:table-cell>
          <table:table-cell table:style-name="ce1552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742" table:number-columns-spanned="1" table:number-rows-spanned="2"/>
          <table:table-cell table:style-name="ce1373" table:formula="of:=[.BT46]+[.BU46]+[.BV46]+[.BW46]" office:value-type="float" office:value="0" calcext:value-type="float" table:number-columns-spanned="1" table:number-rows-spanned="2">
            <text:p>0</text:p>
          </table:table-cell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51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51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51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918" table:number-columns-repeated="3"/>
          <table:table-cell table:number-columns-repeated="931"/>
        </table:table-row>
        <table:table-row table:style-name="ro37" table:visibility="collapse">
          <table:covered-table-cell table:style-name="ce65"/>
          <table:table-cell table:style-name="ce175" table:number-columns-spanned="9" table:number-rows-spanned="1"/>
          <table:covered-table-cell table:number-columns-repeated="8" table:style-name="ce175"/>
          <table:covered-table-cell table:style-name="ce962"/>
          <table:covered-table-cell table:number-columns-repeated="4" table:style-name="ce1026"/>
          <table:table-cell table:style-name="ce306" table:number-columns-repeated="3"/>
          <table:table-cell table:style-name="ce338"/>
          <table:table-cell table:style-name="ce338" office:value-type="float" office:value="60" calcext:value-type="float">
            <text:p>60</text:p>
          </table:table-cell>
          <table:covered-table-cell table:style-name="ce413"/>
          <table:covered-table-cell table:style-name="ce453"/>
          <table:covered-table-cell table:style-name="ce494"/>
          <table:covered-table-cell table:number-columns-repeated="3" table:style-name="ce1373"/>
          <table:table-cell table:style-name="ce577"/>
          <table:covered-table-cell table:number-columns-repeated="2" table:style-name="ce1373"/>
          <table:covered-table-cell table:style-name="ce1459"/>
          <table:covered-table-cell table:style-name="ce1513" table:formula="of:=[.AG47]+[.AH47]+[.AI47]" office:value-type="float" office:value="0" calcext:value-type="float">
            <text:p>0</text:p>
          </table:covered-table-cell>
          <table:covered-table-cell table:style-name="ce1552"/>
          <table:covered-table-cell table:number-columns-repeated="4" table:style-name="ce1373"/>
          <table:covered-table-cell table:style-name="ce1552"/>
          <table:covered-table-cell table:number-columns-repeated="2" table:style-name="ce1373"/>
          <table:covered-table-cell table:style-name="ce1643"/>
          <table:covered-table-cell table:style-name="ce1657" table:formula="of:=[.AQ47]+[.AR47]+[.AS47]" office:value-type="float" office:value="0" calcext:value-type="float">
            <text:p>0</text:p>
          </table:covered-table-cell>
          <table:covered-table-cell table:style-name="ce1552"/>
          <table:covered-table-cell table:number-columns-repeated="3" table:style-name="ce1373"/>
          <table:covered-table-cell table:style-name="ce1373" table:formula="of:=[.AV47]+[.AW47]+[.AX47]" office:value-type="float" office:value="0" calcext:value-type="float">
            <text:p>0</text:p>
          </table:covered-table-cell>
          <table:covered-table-cell table:style-name="ce1690"/>
          <table:covered-table-cell table:number-columns-repeated="2" table:style-name="ce1692"/>
          <table:covered-table-cell table:style-name="ce1696"/>
          <table:covered-table-cell table:style-name="ce1704" table:formula="of:=[.BA47]+[.BB47]+[.BC47]" office:value-type="float" office:value="0" calcext:value-type="float">
            <text:p>0</text:p>
          </table:covered-table-cell>
          <table:covered-table-cell table:style-name="ce1690"/>
          <table:covered-table-cell table:number-columns-repeated="3" table:style-name="ce1692"/>
          <table:covered-table-cell table:style-name="ce1692" table:formula="of:=[.BF47]+[.BG47]+[.BH47]" office:value-type="float" office:value="0" calcext:value-type="float">
            <text:p>0</text:p>
          </table:covered-table-cell>
          <table:covered-table-cell table:style-name="ce1690"/>
          <table:covered-table-cell table:number-columns-repeated="2" table:style-name="ce1373"/>
          <table:covered-table-cell table:style-name="ce1643"/>
          <table:covered-table-cell table:style-name="ce1657" table:formula="of:=[.BK47]+[.BL47]+[.BM47]" office:value-type="float" office:value="0" calcext:value-type="float">
            <text:p>0</text:p>
          </table:covered-table-cell>
          <table:covered-table-cell table:style-name="ce1733"/>
          <table:covered-table-cell table:number-columns-repeated="3" table:style-name="ce1373"/>
          <table:covered-table-cell table:style-name="ce1373" table:formula="of:=[.BP47]+[.BQ47]+[.BR47]" office:value-type="float" office:value="0" calcext:value-type="float">
            <text:p>0</text:p>
          </table:covered-table-cell>
          <table:covered-table-cell table:style-name="ce1552"/>
          <table:covered-table-cell table:number-columns-repeated="2" table:style-name="ce1373"/>
          <table:covered-table-cell table:style-name="ce1742"/>
          <table:covered-table-cell table:number-columns-repeated="4" table:style-name="ce1373"/>
          <table:covered-table-cell table:style-name="ce1643"/>
          <table:covered-table-cell table:style-name="ce1513"/>
          <table:covered-table-cell table:number-columns-repeated="3" table:style-name="ce1373"/>
          <table:covered-table-cell table:style-name="ce1643"/>
          <table:covered-table-cell table:style-name="ce1513"/>
          <table:covered-table-cell table:number-columns-repeated="3" table:style-name="ce1373"/>
          <table:covered-table-cell table:style-name="ce1643"/>
          <table:covered-table-cell table:style-name="ce1513"/>
          <table:covered-table-cell table:number-columns-repeated="3" table:style-name="ce1373"/>
          <table:covered-table-cell table:style-name="ce1643"/>
          <table:table-cell table:style-name="ce918" table:number-columns-repeated="3"/>
          <table:table-cell table:number-columns-repeated="931"/>
        </table:table-row>
        <table:table-row table:style-name="ro37" table:visibility="collapse">
          <table:table-cell table:style-name="ce65" table:number-columns-spanned="1" table:number-rows-spanned="2"/>
          <table:table-cell table:style-name="ce175" table:number-columns-spanned="9" table:number-rows-spanned="1"/>
          <table:covered-table-cell table:number-columns-repeated="8" table:style-name="ce175"/>
          <table:table-cell table:style-name="ce963" table:number-columns-spanned="1" table:number-rows-spanned="2"/>
          <table:table-cell table:style-name="ce1027" table:number-columns-spanned="1" table:number-rows-spanned="2"/>
          <table:table-cell table:style-name="ce1027" table:number-columns-spanned="1" table:number-rows-spanned="2"/>
          <table:table-cell table:style-name="ce1027" table:number-columns-spanned="1" table:number-rows-spanned="2"/>
          <table:table-cell table:style-name="ce1072" table:number-columns-spanned="1" table:number-rows-spanned="2"/>
          <table:table-cell table:style-name="ce305" table:number-columns-repeated="3"/>
          <table:table-cell table:style-name="ce338" table:number-columns-repeated="2"/>
          <table:table-cell table:style-name="ce413" table:formula="of:=[.W48]+[.X48]" office:value-type="float" office:value="0" calcext:value-type="float" table:number-columns-spanned="1" table:number-rows-spanned="2">
            <text:p>0</text:p>
          </table:table-cell>
          <table:table-cell table:style-name="ce453" table:formula="of:=[.AF48]+[.AK48]+[.AP48]+[.AU48]+[.AZ48]+[.BE48]+[.BK48]+[.BO48]" office:value-type="float" office:value="0" calcext:value-type="float" table:number-columns-spanned="1" table:number-rows-spanned="2">
            <text:p>0</text:p>
          </table:table-cell>
          <table:table-cell table:style-name="ce494" table:formula="of:=[.AI48]+[.AN48]+[.AS48]+[.AX48]+[.BC48]+[.BH48]+[.BM48]+[.BR48]" office:value-type="float" office:value="0" calcext:value-type="float" table:number-columns-spanned="1" table:number-rows-spanned="2">
            <text:p>0</text:p>
          </table:table-cell>
          <table:table-cell table:style-name="ce1373" table:formula="of:=[.AG48]+[.AL48]+[.AQ48]+[.AV48]+[.BA48]+[.BF48]+[.BK48]+[.BP48]" office:value-type="float" office:value="0" calcext:value-type="float" table:number-columns-spanned="1" table:number-rows-spanned="2">
            <text:p>0</text:p>
          </table:table-cell>
          <table:table-cell table:style-name="ce1373" table:formula="of:=[.X48]-[.Z48]-[.AB48]" office:value-type="float" office:value="0" calcext:value-type="float" table:number-columns-spanned="1" table:number-rows-spanned="2">
            <text:p>0</text:p>
          </table:table-cell>
          <table:table-cell table:style-name="ce1373" table:number-columns-spanned="1" table:number-rows-spanned="2"/>
          <table:table-cell table:style-name="ce576"/>
          <table:table-cell table:style-name="ce1373" table:number-columns-spanned="1" table:number-rows-spanned="2"/>
          <table:table-cell table:style-name="ce1373" table:formula="of:=[.AH48]+[.AM48]+[.AR48]+[.AW48]+[.BB48]+[.BG48]+[.BL48]+[.BQ48]" office:value-type="float" office:value="0" calcext:value-type="float" table:number-columns-spanned="1" table:number-rows-spanned="2">
            <text:p>0</text:p>
          </table:table-cell>
          <table:table-cell table:style-name="ce1459" table:number-columns-spanned="1" table:number-rows-spanned="2"/>
          <table:table-cell table:style-name="ce1513" table:formula="of:=[.AG48]+[.AH48]+[.AI48]" office:value-type="float" office:value="0" calcext:value-type="float" table:number-columns-spanned="1" table:number-rows-spanned="2">
            <text:p>0</text:p>
          </table:table-cell>
          <table:table-cell table:style-name="ce1552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formula="of:=[.AL48]+[.AM48]+[.AN48]" office:value-type="float" office:value="0" calcext:value-type="float" table:number-columns-spanned="1" table:number-rows-spanned="2">
            <text:p>0</text:p>
          </table:table-cell>
          <table:table-cell table:style-name="ce1552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657" table:formula="of:=[.AQ48]+[.AR48]+[.AS48]" office:value-type="float" office:value="0" calcext:value-type="float" table:number-columns-spanned="1" table:number-rows-spanned="2">
            <text:p>0</text:p>
          </table:table-cell>
          <table:table-cell table:style-name="ce1552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formula="of:=[.AV48]+[.AW48]+[.AX48]" office:value-type="float" office:value="0" calcext:value-type="float" table:number-columns-spanned="1" table:number-rows-spanned="2">
            <text:p>0</text:p>
          </table:table-cell>
          <table:table-cell table:style-name="ce1690" table:number-columns-spanned="1" table:number-rows-spanned="2"/>
          <table:table-cell table:style-name="ce1692" table:number-columns-spanned="1" table:number-rows-spanned="2"/>
          <table:table-cell table:style-name="ce1692" table:number-columns-spanned="1" table:number-rows-spanned="2"/>
          <table:table-cell table:style-name="ce1696" table:number-columns-spanned="1" table:number-rows-spanned="2"/>
          <table:table-cell table:style-name="ce1704" table:formula="of:=[.BA48]+[.BB48]+[.BC48]" office:value-type="float" office:value="0" calcext:value-type="float" table:number-columns-spanned="1" table:number-rows-spanned="2">
            <text:p>0</text:p>
          </table:table-cell>
          <table:table-cell table:style-name="ce1690" table:number-columns-spanned="1" table:number-rows-spanned="2"/>
          <table:table-cell table:style-name="ce1692" table:number-columns-spanned="1" table:number-rows-spanned="2"/>
          <table:table-cell table:style-name="ce1692" table:number-columns-spanned="1" table:number-rows-spanned="2"/>
          <table:table-cell table:style-name="ce1692" table:number-columns-spanned="1" table:number-rows-spanned="2"/>
          <table:table-cell table:style-name="ce1692" table:formula="of:=[.BF48]+[.BG48]+[.BH48]" office:value-type="float" office:value="0" calcext:value-type="float" table:number-columns-spanned="1" table:number-rows-spanned="2">
            <text:p>0</text:p>
          </table:table-cell>
          <table:table-cell table:style-name="ce1690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657" table:formula="of:=[.BK48]+[.BL48]+[.BM48]" office:value-type="float" office:value="0" calcext:value-type="float" table:number-columns-spanned="1" table:number-rows-spanned="2">
            <text:p>0</text:p>
          </table:table-cell>
          <table:table-cell table:style-name="ce1552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formula="of:=[.BP48]+[.BQ48]+[.BR48]" office:value-type="float" office:value="0" calcext:value-type="float" table:number-columns-spanned="1" table:number-rows-spanned="2">
            <text:p>0</text:p>
          </table:table-cell>
          <table:table-cell table:style-name="ce1552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742" table:number-columns-spanned="1" table:number-rows-spanned="2"/>
          <table:table-cell table:style-name="ce1373" table:formula="of:=[.BT48]+[.BU48]+[.BV48]+[.BW48]" office:value-type="float" office:value="0" calcext:value-type="float" table:number-columns-spanned="1" table:number-rows-spanned="2">
            <text:p>0</text:p>
          </table:table-cell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51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51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151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373" table:number-columns-spanned="1" table:number-rows-spanned="2"/>
          <table:table-cell table:style-name="ce1643" table:number-columns-spanned="1" table:number-rows-spanned="2"/>
          <table:table-cell table:style-name="ce918" table:number-columns-repeated="3"/>
          <table:table-cell table:number-columns-repeated="931"/>
        </table:table-row>
        <table:table-row table:style-name="ro37" table:visibility="collapse">
          <table:covered-table-cell table:style-name="ce65"/>
          <table:table-cell table:style-name="ce176" office:value-type="string" calcext:value-type="string" table:number-columns-spanned="9" table:number-rows-spanned="1">
            <text:p>История родного края</text:p>
          </table:table-cell>
          <table:covered-table-cell table:number-columns-repeated="8" table:style-name="ce176"/>
          <table:covered-table-cell table:style-name="ce963"/>
          <table:covered-table-cell table:number-columns-repeated="3" table:style-name="ce1027"/>
          <table:covered-table-cell table:style-name="ce1072"/>
          <table:table-cell table:style-name="ce307" table:number-columns-repeated="3"/>
          <table:table-cell table:style-name="ce331"/>
          <table:table-cell table:style-name="ce331" office:value-type="float" office:value="60" calcext:value-type="float">
            <text:p>60</text:p>
          </table:table-cell>
          <table:covered-table-cell table:style-name="ce413"/>
          <table:covered-table-cell table:style-name="ce453"/>
          <table:covered-table-cell table:style-name="ce494"/>
          <table:covered-table-cell table:number-columns-repeated="3" table:style-name="ce1373"/>
          <table:table-cell table:style-name="ce577"/>
          <table:covered-table-cell table:number-columns-repeated="2" table:style-name="ce1373"/>
          <table:covered-table-cell table:style-name="ce1459"/>
          <table:covered-table-cell table:style-name="ce1513" table:formula="of:=[.AG49]+[.AH49]+[.AI49]" office:value-type="float" office:value="0" calcext:value-type="float">
            <text:p>0</text:p>
          </table:covered-table-cell>
          <table:covered-table-cell table:style-name="ce1552"/>
          <table:covered-table-cell table:number-columns-repeated="4" table:style-name="ce1373"/>
          <table:covered-table-cell table:style-name="ce1552"/>
          <table:covered-table-cell table:number-columns-repeated="2" table:style-name="ce1373"/>
          <table:covered-table-cell table:style-name="ce1643"/>
          <table:covered-table-cell table:style-name="ce1657" table:formula="of:=[.AQ49]+[.AR49]+[.AS49]" office:value-type="float" office:value="0" calcext:value-type="float">
            <text:p>0</text:p>
          </table:covered-table-cell>
          <table:covered-table-cell table:style-name="ce1552"/>
          <table:covered-table-cell table:number-columns-repeated="3" table:style-name="ce1373"/>
          <table:covered-table-cell table:style-name="ce1373" table:formula="of:=[.AV49]+[.AW49]+[.AX49]" office:value-type="float" office:value="0" calcext:value-type="float">
            <text:p>0</text:p>
          </table:covered-table-cell>
          <table:covered-table-cell table:style-name="ce1690"/>
          <table:covered-table-cell table:number-columns-repeated="2" table:style-name="ce1692"/>
          <table:covered-table-cell table:style-name="ce1696"/>
          <table:covered-table-cell table:style-name="ce1704" table:formula="of:=[.BA49]+[.BB49]+[.BC49]" office:value-type="float" office:value="0" calcext:value-type="float">
            <text:p>0</text:p>
          </table:covered-table-cell>
          <table:covered-table-cell table:style-name="ce1690"/>
          <table:covered-table-cell table:number-columns-repeated="3" table:style-name="ce1692"/>
          <table:covered-table-cell table:style-name="ce1692" table:formula="of:=[.BF49]+[.BG49]+[.BH49]" office:value-type="float" office:value="0" calcext:value-type="float">
            <text:p>0</text:p>
          </table:covered-table-cell>
          <table:covered-table-cell table:style-name="ce1690"/>
          <table:covered-table-cell table:number-columns-repeated="2" table:style-name="ce1373"/>
          <table:covered-table-cell table:style-name="ce1643"/>
          <table:covered-table-cell table:style-name="ce1657" table:formula="of:=[.BK49]+[.BL49]+[.BM49]" office:value-type="float" office:value="0" calcext:value-type="float">
            <text:p>0</text:p>
          </table:covered-table-cell>
          <table:covered-table-cell table:style-name="ce1552"/>
          <table:covered-table-cell table:number-columns-repeated="3" table:style-name="ce1373"/>
          <table:covered-table-cell table:style-name="ce1373" table:formula="of:=[.BP49]+[.BQ49]+[.BR49]" office:value-type="float" office:value="0" calcext:value-type="float">
            <text:p>0</text:p>
          </table:covered-table-cell>
          <table:covered-table-cell table:style-name="ce1552"/>
          <table:covered-table-cell table:number-columns-repeated="2" table:style-name="ce1373"/>
          <table:covered-table-cell table:style-name="ce1742"/>
          <table:covered-table-cell table:number-columns-repeated="4" table:style-name="ce1373"/>
          <table:covered-table-cell table:style-name="ce1643"/>
          <table:covered-table-cell table:style-name="ce1513"/>
          <table:covered-table-cell table:number-columns-repeated="3" table:style-name="ce1373"/>
          <table:covered-table-cell table:style-name="ce1643"/>
          <table:covered-table-cell table:style-name="ce1513"/>
          <table:covered-table-cell table:number-columns-repeated="3" table:style-name="ce1373"/>
          <table:covered-table-cell table:style-name="ce1643"/>
          <table:covered-table-cell table:style-name="ce1513"/>
          <table:covered-table-cell table:number-columns-repeated="3" table:style-name="ce1373"/>
          <table:covered-table-cell table:style-name="ce1643"/>
          <table:table-cell table:number-columns-repeated="934"/>
        </table:table-row>
        <table:table-row table:style-name="ro46">
          <table:table-cell table:style-name="ce260"/>
          <table:table-cell table:style-name="ce177" office:value-type="string" calcext:value-type="string" table:number-columns-spanned="9" table:number-rows-spanned="1">
            <text:p>Программа подготовки специалистов среднего звена</text:p>
          </table:table-cell>
          <table:covered-table-cell table:number-columns-repeated="8" table:style-name="ce177"/>
          <table:table-cell table:style-name="ce964" table:number-columns-spanned="8" table:number-rows-spanned="1"/>
          <table:covered-table-cell table:number-columns-repeated="7" table:style-name="ce964"/>
          <table:table-cell table:style-name="ce339"/>
          <table:table-cell table:style-name="ce377"/>
          <table:table-cell table:style-name="ce414" table:formula="of:=[.U51]+[.U59]+[.U67]+[.U88]+[.U154]+[.U153]" office:value-type="float" office:value="4464" calcext:value-type="float">
            <text:p>4464</text:p>
          </table:table-cell>
          <table:table-cell table:style-name="ce454" table:formula="of:=[.V51]+[.V59]+[.V67]+[.V88]+[.V154]" office:value-type="float" office:value="180" calcext:value-type="float">
            <text:p>180</text:p>
          </table:table-cell>
          <table:table-cell table:style-name="ce495" table:formula="of:=[.W51]+[.W59]+[.W67]+[.W88]+[.W154]" office:value-type="float" office:value="34" calcext:value-type="float">
            <text:p>34</text:p>
          </table:table-cell>
          <table:table-cell table:style-name="ce414" table:formula="of:=[.X51]+[.X59]+[.X67]+[.X88]+[.X154]" office:value-type="float" office:value="2990" calcext:value-type="float">
            <text:p>2990</text:p>
          </table:table-cell>
          <table:table-cell table:style-name="ce414" table:formula="of:=[.Y51]+[.Y59]+[.Y67]+[.Y88]+[.Y154]" office:value-type="float" office:value="1690" calcext:value-type="float">
            <text:p>1690</text:p>
          </table:table-cell>
          <table:table-cell table:style-name="ce414" table:formula="of:=[.Z51]+[.Z59]+[.Z67]+[.Z88]+[.Z154]" office:value-type="float" office:value="1220" calcext:value-type="float">
            <text:p>1220</text:p>
          </table:table-cell>
          <table:table-cell table:style-name="ce414" table:formula="of:=[.AA51]+[.AA59]+[.AA67]+[.AA88]+[.AA154]" office:value-type="float" office:value="38" calcext:value-type="float">
            <text:p>38</text:p>
          </table:table-cell>
          <table:table-cell table:style-name="ce414" table:formula="of:=[.AB51]+[.AB59]+[.AB67]+[.AB88]+[.AB154]" office:value-type="float" office:value="50" calcext:value-type="float">
            <text:p>50</text:p>
          </table:table-cell>
          <table:table-cell table:style-name="ce414" table:formula="of:=[.AC51]+[.AC59]+[.AC67]+[.AC88]+[.AC154]" office:value-type="float" office:value="1044" calcext:value-type="float">
            <text:p>1044</text:p>
          </table:table-cell>
          <table:table-cell table:style-name="ce602" table:formula="of:=[.AD51]+[.AD59]+[.AD67]+[.AD88]+[.AD154]" office:value-type="float" office:value="108" calcext:value-type="float">
            <text:p>108</text:p>
          </table:table-cell>
          <table:table-cell table:style-name="ce649" table:formula="of:=[.AE51]+[.AE59]+[.AE67]+[.AE88]+[.AE154]" office:value-type="float" office:value="0" calcext:value-type="float">
            <text:p>0</text:p>
          </table:table-cell>
          <table:table-cell table:style-name="ce414" table:formula="of:=[.AF51]+[.AF59]+[.AF67]+[.AF88]+[.AF154]" office:value-type="float" office:value="0" calcext:value-type="float">
            <text:p>0</text:p>
          </table:table-cell>
          <table:table-cell table:style-name="ce414" table:formula="of:=[.AG51]+[.AG59]+[.AG67]+[.AG88]+[.AG154]" office:value-type="float" office:value="0" calcext:value-type="float">
            <text:p>0</text:p>
          </table:table-cell>
          <table:table-cell table:style-name="ce414" table:formula="of:=[.AH51]+[.AH59]+[.AH67]+[.AH88]+[.AH154]" office:value-type="float" office:value="0" calcext:value-type="float">
            <text:p>0</text:p>
          </table:table-cell>
          <table:table-cell table:style-name="ce414" table:formula="of:=[.AI51]+[.AI59]+[.AI67]+[.AI88]+[.AI154]" office:value-type="float" office:value="0" calcext:value-type="float">
            <text:p>0</text:p>
          </table:table-cell>
          <table:table-cell table:style-name="ce414" table:formula="of:=[.AJ51]+[.AJ59]+[.AJ67]+[.AJ88]+[.AJ154]" office:value-type="float" office:value="0" calcext:value-type="float">
            <text:p>0</text:p>
          </table:table-cell>
          <table:table-cell table:style-name="ce414" table:formula="of:=[.AK51]+[.AK59]+[.AK67]+[.AK88]+[.AK154]" office:value-type="float" office:value="0" calcext:value-type="float">
            <text:p>0</text:p>
          </table:table-cell>
          <table:table-cell table:style-name="ce414" table:formula="of:=[.AL51]+[.AL59]+[.AL67]+[.AL88]+[.AL154]" office:value-type="float" office:value="0" calcext:value-type="float">
            <text:p>0</text:p>
          </table:table-cell>
          <table:table-cell table:style-name="ce414" table:formula="of:=[.AM51]+[.AM59]+[.AM67]+[.AM88]+[.AM154]" office:value-type="float" office:value="0" calcext:value-type="float">
            <text:p>0</text:p>
          </table:table-cell>
          <table:table-cell table:style-name="ce763" table:formula="of:=[.AN51]+[.AN59]+[.AN67]+[.AN88]+[.AN154]" office:value-type="float" office:value="0" calcext:value-type="float">
            <text:p>0</text:p>
          </table:table-cell>
          <table:table-cell table:style-name="ce774" table:formula="of:=[.AO51]+[.AO59]+[.AO67]+[.AO88]+[.AO154]" office:value-type="float" office:value="576" calcext:value-type="float">
            <text:p>576</text:p>
          </table:table-cell>
          <table:table-cell table:style-name="ce414" table:formula="of:=[.AP51]+[.AP59]+[.AP67]+[.AP88]+[.AP154]" office:value-type="float" office:value="36" calcext:value-type="float">
            <text:p>36</text:p>
          </table:table-cell>
          <table:table-cell table:style-name="ce414" table:formula="of:=[.AQ51]+[.AQ59]+[.AQ67]+[.AQ88]+[.AQ154]" office:value-type="float" office:value="570" calcext:value-type="float">
            <text:p>570</text:p>
          </table:table-cell>
          <table:table-cell table:style-name="ce414" table:formula="of:=[.AR51]+[.AR59]+[.AR67]+[.AR88]+[.AR154]" office:value-type="float" office:value="0" calcext:value-type="float">
            <text:p>0</text:p>
          </table:table-cell>
          <table:table-cell table:style-name="ce414" table:formula="of:=[.AS51]+[.AS59]+[.AS67]+[.AS88]+[.AS154]" office:value-type="float" office:value="6" calcext:value-type="float">
            <text:p>6</text:p>
          </table:table-cell>
          <table:table-cell table:style-name="ce414" table:formula="of:=[.AT51]+[.AT59]+[.AT67]+[.AT88]+[.AT154]" office:value-type="float" office:value="828" calcext:value-type="float">
            <text:p>828</text:p>
          </table:table-cell>
          <table:table-cell table:style-name="ce414" table:formula="of:=[.AU51]+[.AU59]+[.AU67]+[.AU88]+[.AU154]" office:value-type="float" office:value="36" calcext:value-type="float">
            <text:p>36</text:p>
          </table:table-cell>
          <table:table-cell table:style-name="ce414" table:formula="of:=[.AV51]+[.AV59]+[.AV67]+[.AV88]+[.AV154]" office:value-type="float" office:value="820" calcext:value-type="float">
            <text:p>820</text:p>
          </table:table-cell>
          <table:table-cell table:style-name="ce414" table:formula="of:=[.AW51]+[.AW59]+[.AW67]+[.AW88]+[.AW154]" office:value-type="float" office:value="0" calcext:value-type="float">
            <text:p>0</text:p>
          </table:table-cell>
          <table:table-cell table:style-name="ce763" table:formula="of:=[.AX51]+[.AX59]+[.AX67]+[.AX88]+[.AX154]" office:value-type="float" office:value="8" calcext:value-type="float">
            <text:p>8</text:p>
          </table:table-cell>
          <table:table-cell table:style-name="ce774" table:formula="of:=[.AY51]+[.AY59]+[.AY67]+[.AY88]+[.AY154]" office:value-type="float" office:value="576" calcext:value-type="float">
            <text:p>576</text:p>
          </table:table-cell>
          <table:table-cell table:style-name="ce414" table:formula="of:=[.AZ51]+[.AZ59]+[.AZ67]+[.AZ88]+[.AZ154]" office:value-type="float" office:value="36" calcext:value-type="float">
            <text:p>36</text:p>
          </table:table-cell>
          <table:table-cell table:style-name="ce414" table:formula="of:=[.BA51]+[.BA59]+[.BA67]+[.BA88]+[.BA154]" office:value-type="float" office:value="426" calcext:value-type="float">
            <text:p>426</text:p>
          </table:table-cell>
          <table:table-cell table:style-name="ce414" table:formula="of:=[.BB51]+[.BB59]+[.BB67]+[.BB88]+[.BB154]" office:value-type="float" office:value="144" calcext:value-type="float">
            <text:p>144</text:p>
          </table:table-cell>
          <table:table-cell table:style-name="ce414" table:formula="of:=[.BC51]+[.BC59]+[.BC67]+[.BC88]+[.BC154]" office:value-type="float" office:value="6" calcext:value-type="float">
            <text:p>6</text:p>
          </table:table-cell>
          <table:table-cell table:style-name="ce414" table:formula="of:=[.BD51]+[.BD59]+[.BD67]+[.BD88]+[.BD154]" office:value-type="float" office:value="864" calcext:value-type="float">
            <text:p>864</text:p>
          </table:table-cell>
          <table:table-cell table:style-name="ce414" table:formula="of:=[.BE51]+[.BE59]+[.BE67]+[.BE88]+[.BE154]" office:value-type="float" office:value="36" calcext:value-type="float">
            <text:p>36</text:p>
          </table:table-cell>
          <table:table-cell table:style-name="ce414" table:formula="of:=[.BF51]+[.BF59]+[.BF67]+[.BF88]+[.BF154]" office:value-type="float" office:value="606" calcext:value-type="float">
            <text:p>606</text:p>
          </table:table-cell>
          <table:table-cell table:style-name="ce414" table:formula="of:=[.BG51]+[.BG59]+[.BG67]+[.BG88]+[.BG154]" office:value-type="float" office:value="252" calcext:value-type="float">
            <text:p>252</text:p>
          </table:table-cell>
          <table:table-cell table:style-name="ce602" table:formula="of:=[.BH51]+[.BH59]+[.BH67]+[.BH88]+[.BH154]" office:value-type="float" office:value="6" calcext:value-type="float">
            <text:p>6</text:p>
          </table:table-cell>
          <table:table-cell table:style-name="ce602" table:formula="of:=[.BI51]+[.BI59]+[.BI67]+[.BI88]+[.BI154]" office:value-type="float" office:value="0" calcext:value-type="float">
            <text:p>0</text:p>
          </table:table-cell>
          <table:table-cell table:style-name="ce602" table:formula="of:=[.BJ51]+[.BJ59]+[.BJ67]+[.BJ88]+[.BJ154]" office:value-type="float" office:value="0" calcext:value-type="float">
            <text:p>0</text:p>
          </table:table-cell>
          <table:table-cell table:style-name="ce602" table:formula="of:=[.BK51]+[.BK59]+[.BK67]+[.BK88]+[.BK154]" office:value-type="float" office:value="0" calcext:value-type="float">
            <text:p>0</text:p>
          </table:table-cell>
          <table:table-cell table:style-name="ce602" table:formula="of:=[.BL51]+[.BL59]+[.BL67]+[.BL88]+[.BL154]" office:value-type="float" office:value="0" calcext:value-type="float">
            <text:p>0</text:p>
          </table:table-cell>
          <table:table-cell table:style-name="ce602" table:formula="of:=[.BM51]+[.BM59]+[.BM67]+[.BM88]+[.BM154]" office:value-type="float" office:value="0" calcext:value-type="float">
            <text:p>0</text:p>
          </table:table-cell>
          <table:table-cell table:style-name="ce602" table:formula="of:=[.BN51]+[.BN59]+[.BN67]+[.BN88]+[.BN154]" office:value-type="float" office:value="0" calcext:value-type="float">
            <text:p>0</text:p>
          </table:table-cell>
          <table:table-cell table:style-name="ce602" table:formula="of:=[.BO51]+[.BO59]+[.BO67]+[.BO88]+[.BO154]" office:value-type="float" office:value="0" calcext:value-type="float">
            <text:p>0</text:p>
          </table:table-cell>
          <table:table-cell table:style-name="ce602" table:formula="of:=[.BP51]+[.BP59]+[.BP67]+[.BP88]+[.BP154]" office:value-type="float" office:value="0" calcext:value-type="float">
            <text:p>0</text:p>
          </table:table-cell>
          <table:table-cell table:style-name="ce602" table:formula="of:=[.BQ51]+[.BQ59]+[.BQ67]+[.BQ88]+[.BQ154]" office:value-type="float" office:value="0" calcext:value-type="float">
            <text:p>0</text:p>
          </table:table-cell>
          <table:table-cell table:style-name="ce602" table:formula="of:=[.BR51]+[.BR59]+[.BR67]+[.BR88]+[.BR154]" office:value-type="float" office:value="0" calcext:value-type="float">
            <text:p>0</text:p>
          </table:table-cell>
          <table:table-cell table:style-name="ce602" table:formula="of:=[.BS51]+[.BS59]+[.BS67]+[.BS88]+[.BS154]" office:value-type="float" office:value="594" calcext:value-type="float">
            <text:p>594</text:p>
          </table:table-cell>
          <table:table-cell table:style-name="ce602" table:formula="of:=[.BT51]+[.BT59]+[.BT67]+[.BT88]+[.BT154]" office:value-type="float" office:value="18" calcext:value-type="float">
            <text:p>18</text:p>
          </table:table-cell>
          <table:table-cell table:style-name="ce602" table:formula="of:=[.BU51]+[.BU59]+[.BU67]+[.BU88]+[.BU154]" office:value-type="float" office:value="320" calcext:value-type="float">
            <text:p>320</text:p>
          </table:table-cell>
          <table:table-cell table:style-name="ce602" table:formula="of:=[.BV51]+[.BV59]+[.BV67]+[.BV88]+[.BV154]" office:value-type="float" office:value="270" calcext:value-type="float">
            <text:p>270</text:p>
          </table:table-cell>
          <table:table-cell table:style-name="ce602" table:formula="of:=[.BW51]+[.BW59]+[.BW67]+[.BW88]+[.BW154]" office:value-type="float" office:value="4" calcext:value-type="float">
            <text:p>4</text:p>
          </table:table-cell>
          <table:table-cell table:style-name="ce602" table:formula="of:=[.BX51]+[.BX59]+[.BX67]+[.BX88]+[.BX154]+[.BX153]" office:value-type="float" office:value="846" calcext:value-type="float">
            <text:p>846</text:p>
          </table:table-cell>
          <table:table-cell table:style-name="ce602" table:formula="of:=[.BY51]+[.BY59]+[.BY67]+[.BY88]+[.BY154]" office:value-type="float" office:value="18" calcext:value-type="float">
            <text:p>18</text:p>
          </table:table-cell>
          <table:table-cell table:style-name="ce602" table:formula="of:=[.BZ51]+[.BZ59]+[.BZ67]+[.BZ88]+[.BZ154]" office:value-type="float" office:value="248" calcext:value-type="float">
            <text:p>248</text:p>
          </table:table-cell>
          <table:table-cell table:style-name="ce602" table:formula="of:=[.CA51]+[.CA59]+[.CA67]+[.CA88]+[.CA153]" office:value-type="float" office:value="378" calcext:value-type="float">
            <text:p>378</text:p>
          </table:table-cell>
          <table:table-cell table:style-name="ce602" table:formula="of:=[.CB51]+[.CB59]+[.CB67]+[.CB88]+[.CB154]" office:value-type="float" office:value="4" calcext:value-type="float">
            <text:p>4</text:p>
          </table:table-cell>
          <table:table-cell table:style-name="ce602" table:number-columns-repeated="10"/>
          <table:table-cell table:number-columns-repeated="934"/>
        </table:table-row>
        <table:table-row table:style-name="ro31">
          <table:table-cell table:style-name="ce261" office:value-type="string" calcext:value-type="string">
            <text:p>ОГСЭ.00</text:p>
          </table:table-cell>
          <table:table-cell table:style-name="ce180" office:value-type="string" calcext:value-type="string" table:number-columns-spanned="9" table:number-rows-spanned="1">
            <text:p>Общий гуманитарный и социально-экономический цикл</text:p>
          </table:table-cell>
          <table:covered-table-cell table:number-columns-repeated="8" table:style-name="ce180"/>
          <table:table-cell table:style-name="ce965" table:number-columns-spanned="8" table:number-rows-spanned="1"/>
          <table:covered-table-cell table:number-columns-repeated="7" table:style-name="ce965"/>
          <table:table-cell table:style-name="ce340" office:value-type="float" office:value="468" calcext:value-type="float">
            <text:p>468</text:p>
          </table:table-cell>
          <table:table-cell table:style-name="ce378" office:value-type="float" office:value="468" calcext:value-type="float">
            <text:p>468</text:p>
          </table:table-cell>
          <table:table-cell table:style-name="ce415" table:formula="of:=SUM([.U53:.U58])+[.V52]" office:value-type="float" office:value="489" calcext:value-type="float">
            <text:p>489</text:p>
          </table:table-cell>
          <table:table-cell table:style-name="ce455" table:formula="of:=SUM([.V53:.V58])" office:value-type="float" office:value="9" calcext:value-type="float">
            <text:p>9</text:p>
          </table:table-cell>
          <table:table-cell table:style-name="ce496" table:formula="of:=SUM([.W53:.W58])" office:value-type="float" office:value="2" calcext:value-type="float">
            <text:p>2</text:p>
          </table:table-cell>
          <table:table-cell table:style-name="ce415" table:formula="of:=SUM([.X53:.X58])" office:value-type="float" office:value="478" calcext:value-type="float">
            <text:p>478</text:p>
          </table:table-cell>
          <table:table-cell table:style-name="ce415" table:formula="of:=SUM([.Y53:.Y58])" office:value-type="float" office:value="90" calcext:value-type="float">
            <text:p>90</text:p>
          </table:table-cell>
          <table:table-cell table:style-name="ce415" table:formula="of:=SUM([.Z53:.Z58])" office:value-type="float" office:value="386" calcext:value-type="float">
            <text:p>386</text:p>
          </table:table-cell>
          <table:table-cell table:style-name="ce415" table:formula="of:=SUM([.AA53:.AA58])" office:value-type="float" office:value="2" calcext:value-type="float">
            <text:p>2</text:p>
          </table:table-cell>
          <table:table-cell table:style-name="ce415" table:formula="of:=SUM([.AB53:.AB58])" office:value-type="float" office:value="0" calcext:value-type="float">
            <text:p>0</text:p>
          </table:table-cell>
          <table:table-cell table:style-name="ce415" table:formula="of:=SUM([.AC53:.AC58])" office:value-type="float" office:value="0" calcext:value-type="float">
            <text:p>0</text:p>
          </table:table-cell>
          <table:table-cell table:style-name="ce603" table:formula="of:=SUM([.AD53:.AD58])" office:value-type="float" office:value="0" calcext:value-type="float">
            <text:p>0</text:p>
          </table:table-cell>
          <table:table-cell table:style-name="ce496" table:formula="of:=SUM([.AE53:.AE58])" office:value-type="float" office:value="0" calcext:value-type="float">
            <text:p>0</text:p>
          </table:table-cell>
          <table:table-cell table:style-name="ce415" table:formula="of:=SUM([.AF53:.AF58])" office:value-type="float" office:value="0" calcext:value-type="float">
            <text:p>0</text:p>
          </table:table-cell>
          <table:table-cell table:style-name="ce415" table:formula="of:=SUM([.AG53:.AG58])" office:value-type="float" office:value="0" calcext:value-type="float">
            <text:p>0</text:p>
          </table:table-cell>
          <table:table-cell table:style-name="ce415" table:formula="of:=SUM([.AH53:.AH58])" office:value-type="float" office:value="0" calcext:value-type="float">
            <text:p>0</text:p>
          </table:table-cell>
          <table:table-cell table:style-name="ce415" table:formula="of:=SUM([.AI53:.AI58])" office:value-type="float" office:value="0" calcext:value-type="float">
            <text:p>0</text:p>
          </table:table-cell>
          <table:table-cell table:style-name="ce415" table:formula="of:=SUM([.AJ53:.AJ58])" office:value-type="float" office:value="0" calcext:value-type="float">
            <text:p>0</text:p>
          </table:table-cell>
          <table:table-cell table:style-name="ce415" table:formula="of:=SUM([.AK53:.AK58])" office:value-type="float" office:value="0" calcext:value-type="float">
            <text:p>0</text:p>
          </table:table-cell>
          <table:table-cell table:style-name="ce415" table:formula="of:=SUM([.AL53:.AL58])" office:value-type="float" office:value="0" calcext:value-type="float">
            <text:p>0</text:p>
          </table:table-cell>
          <table:table-cell table:style-name="ce415" table:formula="of:=SUM([.AM53:.AM58])" office:value-type="float" office:value="0" calcext:value-type="float">
            <text:p>0</text:p>
          </table:table-cell>
          <table:table-cell table:style-name="ce603" table:formula="of:=SUM([.AN53:.AN58])" office:value-type="float" office:value="0" calcext:value-type="float">
            <text:p>0</text:p>
          </table:table-cell>
          <table:table-cell table:style-name="ce775" table:formula="of:=SUM([.AO53:.AO58])" office:value-type="float" office:value="160" calcext:value-type="float">
            <text:p>160</text:p>
          </table:table-cell>
          <table:table-cell table:style-name="ce415" table:formula="of:=SUM([.AP53:.AP58])" office:value-type="float" office:value="0" calcext:value-type="float">
            <text:p>0</text:p>
          </table:table-cell>
          <table:table-cell table:style-name="ce415" table:formula="of:=SUM([.AQ53:.AQ58])" office:value-type="float" office:value="158" calcext:value-type="float">
            <text:p>158</text:p>
          </table:table-cell>
          <table:table-cell table:style-name="ce415" table:formula="of:=SUM([.AR53:.AR58])" office:value-type="float" office:value="0" calcext:value-type="float">
            <text:p>0</text:p>
          </table:table-cell>
          <table:table-cell table:style-name="ce415" table:formula="of:=SUM([.AS53:.AS58])" office:value-type="float" office:value="2" calcext:value-type="float">
            <text:p>2</text:p>
          </table:table-cell>
          <table:table-cell table:style-name="ce415" table:formula="of:=SUM([.AT53:.AT58])" office:value-type="float" office:value="92" calcext:value-type="float">
            <text:p>92</text:p>
          </table:table-cell>
          <table:table-cell table:style-name="ce415" table:formula="of:=SUM([.AU53:.AU58])" office:value-type="float" office:value="0" calcext:value-type="float">
            <text:p>0</text:p>
          </table:table-cell>
          <table:table-cell table:style-name="ce415" table:formula="of:=SUM([.AV53:.AV58])" office:value-type="float" office:value="92" calcext:value-type="float">
            <text:p>92</text:p>
          </table:table-cell>
          <table:table-cell table:style-name="ce415" table:formula="of:=SUM([.AW53:.AW58])" office:value-type="float" office:value="0" calcext:value-type="float">
            <text:p>0</text:p>
          </table:table-cell>
          <table:table-cell table:style-name="ce603" table:formula="of:=SUM([.AX53:.AX58])" office:value-type="float" office:value="0" calcext:value-type="float">
            <text:p>0</text:p>
          </table:table-cell>
          <table:table-cell table:style-name="ce775" table:formula="of:=SUM([.AY53:.AY58])" office:value-type="float" office:value="48" calcext:value-type="float">
            <text:p>48</text:p>
          </table:table-cell>
          <table:table-cell table:style-name="ce415" table:formula="of:=SUM([.AZ53:.AZ58])" office:value-type="float" office:value="0" calcext:value-type="float">
            <text:p>0</text:p>
          </table:table-cell>
          <table:table-cell table:style-name="ce415" table:formula="of:=SUM([.BA53:.BA58])" office:value-type="float" office:value="48" calcext:value-type="float">
            <text:p>48</text:p>
          </table:table-cell>
          <table:table-cell table:style-name="ce415" table:formula="of:=SUM([.BB53:.BB58])" office:value-type="float" office:value="0" calcext:value-type="float">
            <text:p>0</text:p>
          </table:table-cell>
          <table:table-cell table:style-name="ce415" table:formula="of:=SUM([.BC53:.BC58])" office:value-type="float" office:value="0" calcext:value-type="float">
            <text:p>0</text:p>
          </table:table-cell>
          <table:table-cell table:style-name="ce415" table:formula="of:=SUM([.BD53:.BD58])" office:value-type="float" office:value="68" calcext:value-type="float">
            <text:p>68</text:p>
          </table:table-cell>
          <table:table-cell table:style-name="ce415" table:formula="of:=SUM([.BE53:.BE58])" office:value-type="float" office:value="0" calcext:value-type="float">
            <text:p>0</text:p>
          </table:table-cell>
          <table:table-cell table:style-name="ce415" table:formula="of:=SUM([.BF53:.BF58])" office:value-type="float" office:value="68" calcext:value-type="float">
            <text:p>68</text:p>
          </table:table-cell>
          <table:table-cell table:style-name="ce415" table:formula="of:=SUM([.BG53:.BG58])" office:value-type="float" office:value="0" calcext:value-type="float">
            <text:p>0</text:p>
          </table:table-cell>
          <table:table-cell table:style-name="ce603" table:formula="of:=SUM([.BH53:.BH58])" office:value-type="float" office:value="0" calcext:value-type="float">
            <text:p>0</text:p>
          </table:table-cell>
          <table:table-cell table:style-name="ce603" table:formula="of:=SUM([.BI53:.BI58])" office:value-type="float" office:value="0" calcext:value-type="float">
            <text:p>0</text:p>
          </table:table-cell>
          <table:table-cell table:style-name="ce603" table:formula="of:=SUM([.BJ53:.BJ58])" office:value-type="float" office:value="0" calcext:value-type="float">
            <text:p>0</text:p>
          </table:table-cell>
          <table:table-cell table:style-name="ce603" table:formula="of:=SUM([.BK53:.BK58])" office:value-type="float" office:value="0" calcext:value-type="float">
            <text:p>0</text:p>
          </table:table-cell>
          <table:table-cell table:style-name="ce603" table:formula="of:=SUM([.BL53:.BL58])" office:value-type="float" office:value="0" calcext:value-type="float">
            <text:p>0</text:p>
          </table:table-cell>
          <table:table-cell table:style-name="ce603" table:formula="of:=SUM([.BM53:.BM58])" office:value-type="float" office:value="0" calcext:value-type="float">
            <text:p>0</text:p>
          </table:table-cell>
          <table:table-cell table:style-name="ce603" table:formula="of:=SUM([.BN53:.BN58])" office:value-type="float" office:value="0" calcext:value-type="float">
            <text:p>0</text:p>
          </table:table-cell>
          <table:table-cell table:style-name="ce603" table:formula="of:=SUM([.BO53:.BO58])" office:value-type="float" office:value="0" calcext:value-type="float">
            <text:p>0</text:p>
          </table:table-cell>
          <table:table-cell table:style-name="ce603" table:formula="of:=SUM([.BP53:.BP58])" office:value-type="float" office:value="0" calcext:value-type="float">
            <text:p>0</text:p>
          </table:table-cell>
          <table:table-cell table:style-name="ce603" table:formula="of:=SUM([.BQ53:.BQ58])" office:value-type="float" office:value="0" calcext:value-type="float">
            <text:p>0</text:p>
          </table:table-cell>
          <table:table-cell table:style-name="ce603" table:formula="of:=SUM([.BR53:.BR58])" office:value-type="float" office:value="0" calcext:value-type="float">
            <text:p>0</text:p>
          </table:table-cell>
          <table:table-cell table:style-name="ce603" table:formula="of:=SUM([.BS53:.BS58])" office:value-type="float" office:value="84" calcext:value-type="float">
            <text:p>84</text:p>
          </table:table-cell>
          <table:table-cell table:style-name="ce603" table:formula="of:=SUM([.BT53:.BT58])" office:value-type="float" office:value="9" calcext:value-type="float">
            <text:p>9</text:p>
          </table:table-cell>
          <table:table-cell table:style-name="ce603" table:formula="of:=SUM([.BU53:.BU58])" office:value-type="float" office:value="84" calcext:value-type="float">
            <text:p>84</text:p>
          </table:table-cell>
          <table:table-cell table:style-name="ce603" table:formula="of:=SUM([.BV53:.BV58])" office:value-type="float" office:value="0" calcext:value-type="float">
            <text:p>0</text:p>
          </table:table-cell>
          <table:table-cell table:style-name="ce603" table:formula="of:=SUM([.BW53:.BW58])" office:value-type="float" office:value="0" calcext:value-type="float">
            <text:p>0</text:p>
          </table:table-cell>
          <table:table-cell table:style-name="ce603" table:formula="of:=SUM([.BX52:.BX58])" office:value-type="float" office:value="28" calcext:value-type="float">
            <text:p>28</text:p>
          </table:table-cell>
          <table:table-cell table:style-name="ce603" table:formula="of:=SUM([.BY53:.BY58])" office:value-type="float" office:value="0" calcext:value-type="float">
            <text:p>0</text:p>
          </table:table-cell>
          <table:table-cell table:style-name="ce603" table:formula="of:=SUM([.BZ53:.BZ58])" office:value-type="float" office:value="28" calcext:value-type="float">
            <text:p>28</text:p>
          </table:table-cell>
          <table:table-cell table:style-name="ce603" table:formula="of:=SUM([.CA53:.CA58])" office:value-type="float" office:value="0" calcext:value-type="float">
            <text:p>0</text:p>
          </table:table-cell>
          <table:table-cell table:style-name="ce603" table:formula="of:=SUM([.CB53:.CB58])" office:value-type="float" office:value="0" calcext:value-type="float">
            <text:p>0</text:p>
          </table:table-cell>
          <table:table-cell table:style-name="ce603" table:number-columns-repeated="10"/>
          <table:table-cell table:style-name="ce919" table:number-columns-repeated="3"/>
          <table:table-cell table:number-columns-repeated="931"/>
        </table:table-row>
        <table:table-row table:style-name="ro37">
          <table:table-cell table:style-name="ce262"/>
          <table:table-cell table:style-name="ce181" office:value-type="string" calcext:value-type="string" table:number-columns-spanned="9" table:number-rows-spanned="1">
            <text:p>Промежуточная аттестация</text:p>
          </table:table-cell>
          <table:covered-table-cell table:number-columns-repeated="8" table:style-name="ce181"/>
          <table:table-cell table:style-name="ce210"/>
          <table:table-cell table:style-name="ce263" table:number-columns-repeated="4"/>
          <table:table-cell table:style-name="ce308"/>
          <table:table-cell table:style-name="ce321" table:number-columns-repeated="2"/>
          <table:table-cell table:style-name="ce333" table:number-columns-repeated="2"/>
          <table:table-cell table:style-name="ce409"/>
          <table:table-cell table:style-name="ce456" table:formula="of:=SUM([.V53:.V58])" office:value-type="float" office:value="9" calcext:value-type="float">
            <text:p>9</text:p>
          </table:table-cell>
          <table:table-cell table:style-name="ce497"/>
          <table:table-cell table:style-name="ce409" table:number-columns-repeated="5"/>
          <table:table-cell table:style-name="ce578"/>
          <table:table-cell table:style-name="ce456"/>
          <table:table-cell table:style-name="ce497"/>
          <table:table-cell table:style-name="ce684"/>
          <table:table-cell table:style-name="ce409" table:number-columns-repeated="4"/>
          <table:table-cell table:style-name="ce755"/>
          <table:table-cell table:style-name="ce409" table:number-columns-repeated="2"/>
          <table:table-cell table:style-name="ce764"/>
          <table:table-cell table:style-name="ce409"/>
          <table:table-cell table:style-name="ce684"/>
          <table:table-cell table:style-name="ce409" table:number-columns-repeated="4"/>
          <table:table-cell table:style-name="ce755"/>
          <table:table-cell table:style-name="ce409" table:number-columns-repeated="2"/>
          <table:table-cell table:style-name="ce810"/>
          <table:table-cell table:style-name="ce409"/>
          <table:table-cell table:style-name="ce755"/>
          <table:table-cell table:style-name="ce409" table:number-columns-repeated="4"/>
          <table:table-cell table:style-name="ce755"/>
          <table:table-cell table:style-name="ce409" table:number-columns-repeated="2"/>
          <table:table-cell table:style-name="ce834"/>
          <table:table-cell table:style-name="ce409"/>
          <table:table-cell table:style-name="ce755"/>
          <table:table-cell table:style-name="ce409" table:number-columns-repeated="4"/>
          <table:table-cell table:style-name="ce755"/>
          <table:table-cell table:style-name="ce409" table:number-columns-repeated="2"/>
          <table:table-cell table:style-name="ce848"/>
          <table:table-cell table:style-name="ce860"/>
          <table:table-cell table:style-name="ce859" table:number-columns-repeated="4"/>
          <table:table-cell table:style-name="ce883"/>
          <table:table-cell table:style-name="ce859" table:number-columns-repeated="4"/>
          <table:table-cell table:style-name="ce883"/>
          <table:table-cell table:style-name="ce859" table:number-columns-repeated="3"/>
          <table:table-cell table:style-name="ce810"/>
          <table:table-cell table:style-name="ce907"/>
          <table:table-cell table:style-name="ce859" table:number-columns-repeated="3"/>
          <table:table-cell table:style-name="ce810"/>
          <table:table-cell table:style-name="ce918" table:number-columns-repeated="3"/>
          <table:table-cell table:number-columns-repeated="931"/>
        </table:table-row>
        <table:table-row table:style-name="ro47">
          <table:table-cell table:style-name="ce246" office:value-type="string" calcext:value-type="string">
            <text:p>ОГСЭ.01</text:p>
          </table:table-cell>
          <table:table-cell table:style-name="ce188" office:value-type="string" calcext:value-type="string" table:number-columns-spanned="9" table:number-rows-spanned="1">
            <text:p>Основы философии</text:p>
          </table:table-cell>
          <table:covered-table-cell table:number-columns-repeated="8" table:style-name="ce188"/>
          <table:table-cell table:style-name="ce202"/>
          <table:table-cell table:style-name="ce213"/>
          <table:table-cell table:style-name="ce211"/>
          <table:table-cell table:style-name="ce213" table:number-columns-repeated="2"/>
          <table:table-cell table:style-name="ce309"/>
          <table:table-cell table:style-name="ce213" office:value-type="string" calcext:value-type="string">
            <text:p>Э</text:p>
          </table:table-cell>
          <table:table-cell table:style-name="ce213"/>
          <table:table-cell table:style-name="ce341"/>
          <table:table-cell table:style-name="ce379"/>
          <table:table-cell table:style-name="ce410" table:formula="of:=[.W53]+[.X53]" office:value-type="float" office:value="48" calcext:value-type="float">
            <text:p>48</text:p>
          </table:table-cell>
          <table:table-cell table:style-name="ce457" table:formula="of:=[.AF53]+[.AK53]+[.AP53]+[.AU53]+[.AZ53]+[.BE53]+[.BJ53]+[.BO53]+[.BT53]+[.BY53]" office:value-type="float" office:value="9" calcext:value-type="float">
            <text:p>9</text:p>
          </table:table-cell>
          <table:table-cell table:style-name="ce498" table:formula="of:=[.AI53]+[.AN53]+[.AS53]+[.AX53]+[.BC53]+[.BH53]+[.BM53]+[.BR53]+[.BW53]+[.CB53]" office:value-type="float" office:value="0" calcext:value-type="float">
            <text:p>0</text:p>
          </table:table-cell>
          <table:table-cell table:style-name="ce541" table:formula="of:=[.AG53]+[.AL53]+[.AQ53]+[.AV53]+[.BA53]+[.BF53]+[.BK53]+[.BP53]+[.BU53]+[.BZ53]" office:value-type="float" office:value="48" calcext:value-type="float">
            <text:p>48</text:p>
          </table:table-cell>
          <table:table-cell table:style-name="ce457" table:formula="of:=[.X53]-[.Z53]-[.AB53]-[.AA53]" office:value-type="float" office:value="28" calcext:value-type="float">
            <text:p>28</text:p>
          </table:table-cell>
          <table:table-cell table:style-name="ce457" office:value-type="float" office:value="18" calcext:value-type="float">
            <text:p>18</text:p>
          </table:table-cell>
          <table:table-cell table:style-name="ce457" office:value-type="float" office:value="2" calcext:value-type="float">
            <text:p>2</text:p>
          </table:table-cell>
          <table:table-cell table:style-name="ce457"/>
          <table:table-cell table:style-name="ce579" table:formula="of:=[.AH53]+[.AM53]+[.AR53]+[.AW53]+[.BB53]+[.BG53]+[.BL53]+[.BQ53]" office:value-type="float" office:value="0" calcext:value-type="float">
            <text:p>0</text:p>
          </table:table-cell>
          <table:table-cell table:style-name="ce457" table:formula="of:=[.AF53]+[.AK53]+[.AP53]+[.AU53]+[.AZ53]+[.BE53]" office:value-type="float" office:value="0" calcext:value-type="float">
            <text:p>0</text:p>
          </table:table-cell>
          <table:table-cell table:style-name="ce498" table:formula="of:=[.AG53]+[.AH53]+[.AI53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53]+[.AM53]+[.AN53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Q53]+[.AR53]+[.AS53]" office:value-type="float" office:value="0" calcext:value-type="float">
            <text:p>0</text:p>
          </table:table-cell>
          <table:table-cell table:style-name="ce541"/>
          <table:table-cell table:style-name="ce793" table:number-columns-repeated="3"/>
          <table:table-cell table:style-name="ce498" table:formula="of:=[.AV53]+[.AW53]+[.AX53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A53]+[.BB53]+[.BC53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F53]+[.BG53]+[.BH53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K53]+[.BL53]+[.BM53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53]+[.BQ53]+[.BR53]" office:value-type="float" office:value="0" calcext:value-type="float">
            <text:p>0</text:p>
          </table:table-cell>
          <table:table-cell table:style-name="ce541" table:number-columns-repeated="4"/>
          <table:table-cell table:style-name="ce861" table:formula="of:=[.BU53]+[.BV53]+[.BW53]" office:value-type="float" office:value="48" calcext:value-type="float">
            <text:p>48</text:p>
          </table:table-cell>
          <table:table-cell table:style-name="ce457" office:value-type="float" office:value="9" calcext:value-type="float">
            <text:p>9</text:p>
          </table:table-cell>
          <table:table-cell table:style-name="ce457" office:value-type="float" office:value="48" calcext:value-type="float">
            <text:p>48</text:p>
          </table:table-cell>
          <table:table-cell table:style-name="ce457"/>
          <table:table-cell table:style-name="ce579"/>
          <table:table-cell table:style-name="ce1757" table:formula="of:=[.BZ53]+[.CA53]+[.CB53]" office:value-type="float" office:value="0" calcext:value-type="float">
            <text:p>0</text:p>
          </table:table-cell>
          <table:table-cell table:style-name="ce457" table:number-columns-repeated="2"/>
          <table:table-cell table:style-name="ce564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9" table:number-columns-repeated="3"/>
          <table:table-cell table:number-columns-repeated="931"/>
        </table:table-row>
        <table:table-row table:style-name="ro47">
          <table:table-cell table:style-name="ce246" office:value-type="string" calcext:value-type="string">
            <text:p>ОГСЭ.02</text:p>
          </table:table-cell>
          <table:table-cell table:style-name="ce188" office:value-type="string" calcext:value-type="string" table:number-columns-spanned="9" table:number-rows-spanned="1">
            <text:p>История</text:p>
          </table:table-cell>
          <table:covered-table-cell table:number-columns-repeated="8" table:style-name="ce188"/>
          <table:table-cell table:style-name="ce211"/>
          <table:table-cell table:style-name="ce213"/>
          <table:table-cell table:style-name="ce213" office:value-type="string" calcext:value-type="string">
            <text:p>ДЗ</text:p>
          </table:table-cell>
          <table:table-cell table:style-name="ce213" table:number-columns-repeated="5"/>
          <table:table-cell table:style-name="ce341"/>
          <table:table-cell table:style-name="ce379"/>
          <table:table-cell table:style-name="ce410" table:formula="of:=[.W54]+[.X54]" office:value-type="float" office:value="48" calcext:value-type="float">
            <text:p>48</text:p>
          </table:table-cell>
          <table:table-cell table:style-name="ce457" table:formula="of:=[.AF54]+[.AK54]+[.AP54]+[.AU54]+[.AZ54]+[.BE54]+[.BJ54]+[.BO54]+[.BT54]+[.BY54]" office:value-type="float" office:value="0" calcext:value-type="float">
            <text:p>0</text:p>
          </table:table-cell>
          <table:table-cell table:style-name="ce498" table:formula="of:=[.AI54]+[.AN54]+[.AS54]+[.AX54]+[.BC54]+[.BH54]+[.BM54]+[.BR54]+[.BW54]+[.CB54]" office:value-type="float" office:value="0" calcext:value-type="float">
            <text:p>0</text:p>
          </table:table-cell>
          <table:table-cell table:style-name="ce541" table:formula="of:=[.AG54]+[.AL54]+[.AQ54]+[.AV54]+[.BA54]+[.BF54]+[.BK54]+[.BP54]+[.BU54]+[.BZ54]" office:value-type="float" office:value="48" calcext:value-type="float">
            <text:p>48</text:p>
          </table:table-cell>
          <table:table-cell table:style-name="ce457" table:formula="of:=[.X54]-[.Z54]-[.AB54]-[.AA54]" office:value-type="float" office:value="34" calcext:value-type="float">
            <text:p>34</text:p>
          </table:table-cell>
          <table:table-cell table:style-name="ce457" office:value-type="float" office:value="14" calcext:value-type="float">
            <text:p>14</text:p>
          </table:table-cell>
          <table:table-cell table:style-name="ce457" table:number-columns-repeated="2"/>
          <table:table-cell table:style-name="ce579" table:formula="of:=[.AH54]+[.AM54]+[.AR54]+[.AW54]+[.BB54]+[.BG54]+[.BL54]+[.BQ54]" office:value-type="float" office:value="0" calcext:value-type="float">
            <text:p>0</text:p>
          </table:table-cell>
          <table:table-cell table:style-name="ce457" table:formula="of:=[.AF54]+[.AK54]+[.AP54]+[.AU54]+[.AZ54]+[.BE54]" office:value-type="float" office:value="0" calcext:value-type="float">
            <text:p>0</text:p>
          </table:table-cell>
          <table:table-cell table:style-name="ce498" table:formula="of:=[.AG54]+[.AH54]+[.AI54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54]+[.AM54]+[.AN54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Q54]+[.AR54]+[.AS54]" office:value-type="float" office:value="48" calcext:value-type="float">
            <text:p>48</text:p>
          </table:table-cell>
          <table:table-cell table:style-name="ce541"/>
          <table:table-cell table:style-name="ce793" office:value-type="float" office:value="48" calcext:value-type="float">
            <text:p>48</text:p>
          </table:table-cell>
          <table:table-cell table:style-name="ce793" table:number-columns-repeated="2"/>
          <table:table-cell table:style-name="ce498" table:formula="of:=[.AV54]+[.AW54]+[.AX54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A54]+[.BB54]+[.BC54]" office:value-type="float" office:value="0" calcext:value-type="float">
            <text:p>0</text:p>
          </table:table-cell>
          <table:table-cell table:style-name="ce541" table:number-columns-repeated="3"/>
          <table:table-cell table:style-name="ce793"/>
          <table:table-cell table:style-name="ce498" table:formula="of:=[.BF54]+[.BG54]+[.BH54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K54]+[.BL54]+[.BM54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54]+[.BQ54]+[.BR54]" office:value-type="float" office:value="0" calcext:value-type="float">
            <text:p>0</text:p>
          </table:table-cell>
          <table:table-cell table:style-name="ce541" table:number-columns-repeated="4"/>
          <table:table-cell table:style-name="ce861" table:formula="of:=[.BU54]+[.BV54]+[.BW54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1757" table:formula="of:=[.BZ54]+[.CA54]+[.CB54]" office:value-type="float" office:value="0" calcext:value-type="float">
            <text:p>0</text:p>
          </table:table-cell>
          <table:table-cell table:style-name="ce457" table:number-columns-repeated="2"/>
          <table:table-cell table:style-name="ce564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9" table:number-columns-repeated="3"/>
          <table:table-cell table:number-columns-repeated="931"/>
        </table:table-row>
        <table:table-row table:style-name="ro48">
          <table:table-cell table:style-name="ce246" office:value-type="string" calcext:value-type="string">
            <text:p>ОГСЭ.03</text:p>
          </table:table-cell>
          <table:table-cell table:style-name="ce196" office:value-type="string" calcext:value-type="string" table:number-columns-spanned="9" table:number-rows-spanned="1">
            <text:p>Психология общения </text:p>
          </table:table-cell>
          <table:covered-table-cell table:number-columns-repeated="8" table:style-name="ce196"/>
          <table:table-cell table:style-name="ce204"/>
          <table:table-cell table:style-name="ce213"/>
          <table:table-cell table:style-name="ce213" office:value-type="string" calcext:value-type="string">
            <text:p>ДЗ</text:p>
          </table:table-cell>
          <table:table-cell table:style-name="ce213" table:number-columns-repeated="2"/>
          <table:table-cell table:style-name="ce211"/>
          <table:table-cell table:style-name="ce213" table:number-columns-repeated="2"/>
          <table:table-cell table:style-name="ce341"/>
          <table:table-cell table:style-name="ce379"/>
          <table:table-cell table:style-name="ce410" table:formula="of:=[.W55]+[.X55]" office:value-type="float" office:value="48" calcext:value-type="float">
            <text:p>48</text:p>
          </table:table-cell>
          <table:table-cell table:style-name="ce457" table:formula="of:=[.AF55]+[.AK55]+[.AP55]+[.AU55]+[.AZ55]+[.BE55]+[.BJ55]+[.BO55]+[.BT55]+[.BY55]" office:value-type="float" office:value="0" calcext:value-type="float">
            <text:p>0</text:p>
          </table:table-cell>
          <table:table-cell table:style-name="ce498" table:formula="of:=[.AI55]+[.AN55]+[.AS55]+[.AX55]+[.BC55]+[.BH55]+[.BM55]+[.BR55]+[.BW55]+[.CB55]" office:value-type="float" office:value="2" calcext:value-type="float">
            <text:p>2</text:p>
          </table:table-cell>
          <table:table-cell table:style-name="ce541" table:formula="of:=[.AG55]+[.AL55]+[.AQ55]+[.AV55]+[.BA55]+[.BF55]+[.BK55]+[.BP55]+[.BU55]+[.BZ55]" office:value-type="float" office:value="46" calcext:value-type="float">
            <text:p>46</text:p>
          </table:table-cell>
          <table:table-cell table:style-name="ce457" table:formula="of:=[.X55]-[.Z55]-[.AB55]-[.AA55]" office:value-type="float" office:value="28" calcext:value-type="float">
            <text:p>28</text:p>
          </table:table-cell>
          <table:table-cell table:style-name="ce457" office:value-type="float" office:value="18" calcext:value-type="float">
            <text:p>18</text:p>
          </table:table-cell>
          <table:table-cell table:style-name="ce457" table:number-columns-repeated="2"/>
          <table:table-cell table:style-name="ce579" table:formula="of:=[.AH55]+[.AM55]+[.AR55]+[.AW55]+[.BB55]+[.BG55]+[.BL55]+[.BQ55]" office:value-type="float" office:value="0" calcext:value-type="float">
            <text:p>0</text:p>
          </table:table-cell>
          <table:table-cell table:style-name="ce457" table:formula="of:=[.AF55]+[.AK55]+[.AP55]+[.AU55]+[.AZ55]+[.BE55]" office:value-type="float" office:value="0" calcext:value-type="float">
            <text:p>0</text:p>
          </table:table-cell>
          <table:table-cell table:style-name="ce498" table:formula="of:=[.AG55]+[.AH55]+[.AI55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55]+[.AM55]+[.AN55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Q55]+[.AR55]+[.AS55]" office:value-type="float" office:value="48" calcext:value-type="float">
            <text:p>48</text:p>
          </table:table-cell>
          <table:table-cell table:style-name="ce541"/>
          <table:table-cell table:style-name="ce793" office:value-type="float" office:value="46" calcext:value-type="float">
            <text:p>46</text:p>
          </table:table-cell>
          <table:table-cell table:style-name="ce793"/>
          <table:table-cell table:style-name="ce793" office:value-type="float" office:value="2" calcext:value-type="float">
            <text:p>2</text:p>
          </table:table-cell>
          <table:table-cell table:style-name="ce498" table:formula="of:=[.AV55]+[.AW55]+[.AX55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A55]+[.BB55]+[.BC55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F55]+[.BG55]+[.BH55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K55]+[.BL55]+[.BM55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55]+[.BQ55]+[.BR55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U55]+[.BV55]+[.BW55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1757" table:formula="of:=[.BZ55]+[.CA55]+[.CB55]" office:value-type="float" office:value="0" calcext:value-type="float">
            <text:p>0</text:p>
          </table:table-cell>
          <table:table-cell table:style-name="ce457" table:number-columns-repeated="2"/>
          <table:table-cell table:style-name="ce564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9" table:number-columns-repeated="3"/>
          <table:table-cell table:number-columns-repeated="931"/>
        </table:table-row>
        <table:table-row table:style-name="ro30">
          <table:table-cell table:style-name="ce246" office:value-type="string" calcext:value-type="string">
            <text:p>ОГСЭ.04</text:p>
          </table:table-cell>
          <table:table-cell table:style-name="ce196" office:value-type="string" calcext:value-type="string" table:number-columns-spanned="9" table:number-rows-spanned="1">
            <text:p>Иностранный язык в профессиональной деятельности</text:p>
          </table:table-cell>
          <table:covered-table-cell table:number-columns-repeated="8" table:style-name="ce196"/>
          <table:table-cell table:style-name="ce212"/>
          <table:table-cell table:style-name="ce213" table:number-columns-repeated="3"/>
          <table:table-cell table:style-name="ce201"/>
          <table:table-cell table:style-name="ce213" table:number-columns-repeated="2"/>
          <table:table-cell table:style-name="ce213" office:value-type="string" calcext:value-type="string">
            <text:p>ДЗ</text:p>
          </table:table-cell>
          <table:table-cell table:style-name="ce341"/>
          <table:table-cell table:style-name="ce379"/>
          <table:table-cell table:style-name="ce410" table:formula="of:=[.W56]+[.X56]" office:value-type="float" office:value="168" calcext:value-type="float">
            <text:p>168</text:p>
          </table:table-cell>
          <table:table-cell table:style-name="ce457" table:formula="of:=[.AF56]+[.AK56]+[.AP56]+[.AU56]+[.AZ56]+[.BE56]+[.BJ56]+[.BO56]+[.BT56]+[.BY56]" office:value-type="float" office:value="0" calcext:value-type="float">
            <text:p>0</text:p>
          </table:table-cell>
          <table:table-cell table:style-name="ce498" table:formula="of:=[.AI56]+[.AN56]+[.AS56]+[.AX56]+[.BC56]+[.BH56]+[.BM56]+[.BR56]+[.BW56]+[.CB56]" office:value-type="float" office:value="0" calcext:value-type="float">
            <text:p>0</text:p>
          </table:table-cell>
          <table:table-cell table:style-name="ce541" table:formula="of:=[.AG56]+[.AL56]+[.AQ56]+[.AV56]+[.BA56]+[.BF56]+[.BK56]+[.BP56]+[.BU56]+[.BZ56]" office:value-type="float" office:value="168" calcext:value-type="float">
            <office:annotation draw:style-name="gr2" draw:text-style-name="P3" svg:width="39.84mm" svg:height="20.46mm" svg:x="132.12mm" svg:y="355.41mm" draw:caption-point-x="3.95mm" draw:caption-point-y="-89.23mm">
              <dc:date>2019-06-26T00:00:00</dc:date>
              <text:p text:style-name="P2"><text:span text:style-name="T1">Art-PC-1045-01:</text:span></text:p>
              <text:p text:style-name="P2"><text:span text:style-name="T2">168</text:span></text:p>
              <text:p text:style-name="P2"><text:span text:style-name="T2"/></text:p>
            </office:annotation>
            <text:p>168</text:p>
          </table:table-cell>
          <table:table-cell table:style-name="ce457" table:formula="of:=[.X56]-[.Z56]-[.AB56]-[.AA56]" office:value-type="float" office:value="0" calcext:value-type="float">
            <text:p>0</text:p>
          </table:table-cell>
          <table:table-cell table:style-name="ce457" office:value-type="float" office:value="168" calcext:value-type="float">
            <text:p>168</text:p>
          </table:table-cell>
          <table:table-cell table:style-name="ce457" table:number-columns-repeated="2"/>
          <table:table-cell table:style-name="ce579" table:formula="of:=[.AH56]+[.AM56]+[.AR56]+[.AW56]+[.BB56]+[.BG56]+[.BL56]+[.BQ56]" office:value-type="float" office:value="0" calcext:value-type="float">
            <text:p>0</text:p>
          </table:table-cell>
          <table:table-cell table:style-name="ce457" table:formula="of:=[.AF56]+[.AK56]+[.AP56]+[.AU56]+[.AZ56]+[.BE56]" office:value-type="float" office:value="0" calcext:value-type="float">
            <text:p>0</text:p>
          </table:table-cell>
          <table:table-cell table:style-name="ce498" table:formula="of:=[.AG56]+[.AH56]+[.AI56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56]+[.AM56]+[.AN56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Q56]+[.AR56]+[.AS56]" office:value-type="float" office:value="32" calcext:value-type="float">
            <text:p>32</text:p>
          </table:table-cell>
          <table:table-cell table:style-name="ce541"/>
          <table:table-cell table:style-name="ce793" office:value-type="float" office:value="32" calcext:value-type="float">
            <text:p>32</text:p>
          </table:table-cell>
          <table:table-cell table:style-name="ce793" table:number-columns-repeated="2"/>
          <table:table-cell table:style-name="ce498" table:formula="of:=[.AV56]+[.AW56]+[.AX56]" office:value-type="float" office:value="46" calcext:value-type="float">
            <text:p>46</text:p>
          </table:table-cell>
          <table:table-cell table:style-name="ce541"/>
          <table:table-cell table:style-name="ce541" office:value-type="float" office:value="46" calcext:value-type="float">
            <text:p>46</text:p>
          </table:table-cell>
          <table:table-cell table:style-name="ce541" table:number-columns-repeated="2"/>
          <table:table-cell table:style-name="ce498" table:formula="of:=[.BA56]+[.BB56]+[.BC56]" office:value-type="float" office:value="24" calcext:value-type="float">
            <text:p>24</text:p>
          </table:table-cell>
          <table:table-cell table:style-name="ce541"/>
          <table:table-cell table:style-name="ce541" office:value-type="float" office:value="24" calcext:value-type="float">
            <text:p>24</text:p>
          </table:table-cell>
          <table:table-cell table:style-name="ce541" table:number-columns-repeated="2"/>
          <table:table-cell table:style-name="ce498" table:formula="of:=[.BF56]+[.BG56]+[.BH56]" office:value-type="float" office:value="34" calcext:value-type="float">
            <text:p>34</text:p>
          </table:table-cell>
          <table:table-cell table:style-name="ce541"/>
          <table:table-cell table:style-name="ce541" office:value-type="float" office:value="34" calcext:value-type="float">
            <text:p>34</text:p>
          </table:table-cell>
          <table:table-cell table:style-name="ce541" table:number-columns-repeated="2"/>
          <table:table-cell table:style-name="ce498" table:formula="of:=[.BK56]+[.BL56]+[.BM56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56]+[.BQ56]+[.BR56]" office:value-type="float" office:value="0" calcext:value-type="float">
            <text:p>0</text:p>
          </table:table-cell>
          <table:table-cell table:style-name="ce541" table:number-columns-repeated="4"/>
          <table:table-cell table:style-name="ce861" table:formula="of:=[.BU56]+[.BV56]+[.BW56]" office:value-type="float" office:value="18" calcext:value-type="float">
            <text:p>18</text:p>
          </table:table-cell>
          <table:table-cell table:style-name="ce457"/>
          <table:table-cell table:style-name="ce457" office:value-type="float" office:value="18" calcext:value-type="float">
            <text:p>18</text:p>
          </table:table-cell>
          <table:table-cell table:style-name="ce457"/>
          <table:table-cell table:style-name="ce579"/>
          <table:table-cell table:style-name="ce1757" table:formula="of:=[.BZ56]+[.CA56]+[.CB56]" office:value-type="float" office:value="14" calcext:value-type="float">
            <text:p>14</text:p>
          </table:table-cell>
          <table:table-cell table:style-name="ce457"/>
          <table:table-cell table:style-name="ce457" office:value-type="float" office:value="14" calcext:value-type="float">
            <text:p>14</text:p>
          </table:table-cell>
          <table:table-cell table:style-name="ce564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9" table:number-columns-repeated="3"/>
          <table:table-cell table:number-columns-repeated="931"/>
        </table:table-row>
        <table:table-row table:style-name="ro42">
          <table:table-cell table:style-name="ce246" office:value-type="string" calcext:value-type="string">
            <text:p>ОГСЭ.05</text:p>
          </table:table-cell>
          <table:table-cell table:style-name="ce188" office:value-type="string" calcext:value-type="string" table:number-columns-spanned="9" table:number-rows-spanned="1">
            <text:p>Физическая культура</text:p>
          </table:table-cell>
          <table:covered-table-cell table:number-columns-repeated="8" table:style-name="ce188"/>
          <table:table-cell table:style-name="ce213" table:number-columns-repeated="2"/>
          <table:table-cell table:number-columns-repeated="2" table:style-name="ce213" office:value-type="string" calcext:value-type="string">
            <text:p>З</text:p>
          </table:table-cell>
          <table:table-cell table:style-name="ce201" office:value-type="string" calcext:value-type="string">
            <text:p>З</text:p>
          </table:table-cell>
          <table:table-cell table:number-columns-repeated="2" table:style-name="ce213" office:value-type="string" calcext:value-type="string">
            <text:p>З</text:p>
          </table:table-cell>
          <table:table-cell table:style-name="ce213" office:value-type="string" calcext:value-type="string">
            <text:p>ДЗ</text:p>
          </table:table-cell>
          <table:table-cell table:style-name="ce341"/>
          <table:table-cell table:style-name="ce379"/>
          <table:table-cell table:style-name="ce410" table:formula="of:=[.W57]+[.X57]" office:value-type="float" office:value="168" calcext:value-type="float">
            <text:p>168</text:p>
          </table:table-cell>
          <table:table-cell table:style-name="ce457" table:formula="of:=[.AF57]+[.AK57]+[.AP57]+[.AU57]+[.AZ57]+[.BE57]+[.BJ57]+[.BO57]+[.BT57]+[.BY57]" office:value-type="float" office:value="0" calcext:value-type="float">
            <text:p>0</text:p>
          </table:table-cell>
          <table:table-cell table:style-name="ce498" table:formula="of:=[.AI57]+[.AN57]+[.AS57]+[.AX57]+[.BC57]+[.BH57]+[.BM57]+[.BR57]+[.BW57]+[.CB57]" office:value-type="float" office:value="0" calcext:value-type="float">
            <text:p>0</text:p>
          </table:table-cell>
          <table:table-cell table:style-name="ce541" table:formula="of:=[.AG57]+[.AL57]+[.AQ57]+[.AV57]+[.BA57]+[.BF57]+[.BK57]+[.BP57]+[.BU57]+[.BZ57]" office:value-type="float" office:value="168" calcext:value-type="float">
            <office:annotation draw:style-name="gr3" draw:text-style-name="P3" svg:width="39.84mm" svg:height="20.73mm" svg:x="132.12mm" svg:y="363.62mm" draw:caption-point-x="3.95mm" draw:caption-point-y="-92.15mm">
              <dc:date>2019-06-26T00:00:00</dc:date>
              <text:p text:style-name="P2"><text:span text:style-name="T1">Art-PC-1045-01:</text:span></text:p>
              <text:p text:style-name="P2"><text:span text:style-name="T2">168</text:span></text:p>
              <text:p text:style-name="P2"><text:span text:style-name="T2"/></text:p>
            </office:annotation>
            <text:p>168</text:p>
          </table:table-cell>
          <table:table-cell table:style-name="ce457" table:formula="of:=[.X57]-[.Z57]-[.AB57]-[.AA57]" office:value-type="float" office:value="0" calcext:value-type="float">
            <text:p>0</text:p>
          </table:table-cell>
          <table:table-cell table:style-name="ce457" office:value-type="float" office:value="168" calcext:value-type="float">
            <text:p>168</text:p>
          </table:table-cell>
          <table:table-cell table:style-name="ce457" table:number-columns-repeated="2"/>
          <table:table-cell table:style-name="ce579" table:formula="of:=[.AH57]+[.AM57]+[.AR57]+[.AW57]+[.BB57]+[.BG57]+[.BL57]+[.BQ57]" office:value-type="float" office:value="0" calcext:value-type="float">
            <text:p>0</text:p>
          </table:table-cell>
          <table:table-cell table:style-name="ce457" table:formula="of:=[.AF57]+[.AK57]+[.AP57]+[.AU57]+[.AZ57]+[.BE57]" office:value-type="float" office:value="0" calcext:value-type="float">
            <text:p>0</text:p>
          </table:table-cell>
          <table:table-cell table:style-name="ce498" table:formula="of:=[.AG57]+[.AH57]+[.AI57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57]+[.AM57]+[.AN57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Q57]+[.AR57]+[.AS57]" office:value-type="float" office:value="32" calcext:value-type="float">
            <text:p>32</text:p>
          </table:table-cell>
          <table:table-cell table:style-name="ce541"/>
          <table:table-cell table:style-name="ce793" office:value-type="float" office:value="32" calcext:value-type="float">
            <text:p>32</text:p>
          </table:table-cell>
          <table:table-cell table:style-name="ce793" table:number-columns-repeated="2"/>
          <table:table-cell table:style-name="ce498" table:formula="of:=[.AV57]+[.AW57]+[.AX57]" office:value-type="float" office:value="46" calcext:value-type="float">
            <text:p>46</text:p>
          </table:table-cell>
          <table:table-cell table:style-name="ce541"/>
          <table:table-cell table:style-name="ce541" office:value-type="float" office:value="46" calcext:value-type="float">
            <text:p>46</text:p>
          </table:table-cell>
          <table:table-cell table:style-name="ce541" table:number-columns-repeated="2"/>
          <table:table-cell table:style-name="ce498" table:formula="of:=[.BA57]+[.BB57]+[.BC57]" office:value-type="float" office:value="24" calcext:value-type="float">
            <text:p>24</text:p>
          </table:table-cell>
          <table:table-cell table:style-name="ce541"/>
          <table:table-cell table:style-name="ce541" office:value-type="float" office:value="24" calcext:value-type="float">
            <text:p>24</text:p>
          </table:table-cell>
          <table:table-cell table:style-name="ce541" table:number-columns-repeated="2"/>
          <table:table-cell table:style-name="ce498" table:formula="of:=[.BF57]+[.BG57]+[.BH57]" office:value-type="float" office:value="34" calcext:value-type="float">
            <text:p>34</text:p>
          </table:table-cell>
          <table:table-cell table:style-name="ce541"/>
          <table:table-cell table:style-name="ce541" office:value-type="float" office:value="34" calcext:value-type="float">
            <text:p>34</text:p>
          </table:table-cell>
          <table:table-cell table:style-name="ce541" table:number-columns-repeated="2"/>
          <table:table-cell table:style-name="ce498" table:formula="of:=[.BK57]+[.BL57]+[.BM57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57]+[.BQ57]+[.BR57]" office:value-type="float" office:value="0" calcext:value-type="float">
            <text:p>0</text:p>
          </table:table-cell>
          <table:table-cell table:style-name="ce541" table:number-columns-repeated="4"/>
          <table:table-cell table:style-name="ce862" table:formula="of:=[.BU57]+[.BV57]+[.BW57]" office:value-type="float" office:value="18" calcext:value-type="float">
            <text:p>18</text:p>
          </table:table-cell>
          <table:table-cell table:style-name="ce457"/>
          <table:table-cell table:style-name="ce457" office:value-type="float" office:value="18" calcext:value-type="float">
            <text:p>18</text:p>
          </table:table-cell>
          <table:table-cell table:style-name="ce457"/>
          <table:table-cell table:style-name="ce579"/>
          <table:table-cell table:style-name="ce1757" table:formula="of:=[.BZ57]+[.CA57]+[.CB57]" office:value-type="float" office:value="14" calcext:value-type="float">
            <text:p>14</text:p>
          </table:table-cell>
          <table:table-cell table:style-name="ce457"/>
          <table:table-cell table:style-name="ce457" office:value-type="float" office:value="14" calcext:value-type="float">
            <text:p>14</text:p>
          </table:table-cell>
          <table:table-cell table:style-name="ce564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9" table:number-columns-repeated="3"/>
          <table:table-cell table:number-columns-repeated="931"/>
        </table:table-row>
        <table:table-row table:style-name="ro42" table:visibility="collapse">
          <table:table-cell table:style-name="ce246" office:value-type="string" calcext:value-type="string">
            <text:p>ОГСЭ.06</text:p>
          </table:table-cell>
          <table:table-cell table:style-name="ce198" office:value-type="string" calcext:value-type="string" table:number-columns-spanned="9" table:number-rows-spanned="1">
            <text:p>Русский язык и культура речи</text:p>
          </table:table-cell>
          <table:covered-table-cell table:number-columns-repeated="8" table:style-name="ce198"/>
          <table:table-cell table:style-name="ce214"/>
          <table:table-cell table:style-name="ce264" table:number-columns-repeated="2"/>
          <table:table-cell table:style-name="ce264" office:value-type="string" calcext:value-type="string">
            <text:p>ДЗ</text:p>
          </table:table-cell>
          <table:table-cell table:style-name="ce264" table:number-columns-repeated="4"/>
          <table:table-cell table:style-name="ce342"/>
          <table:table-cell table:style-name="ce380"/>
          <table:table-cell table:style-name="ce416" table:formula="of:=[.W58]+[.X58]" office:value-type="float" office:value="0" calcext:value-type="float">
            <text:p>0</text:p>
          </table:table-cell>
          <table:table-cell table:style-name="ce458" table:formula="of:=[.AF58]+[.AK58]+[.AP58]+[.AU58]+[.AZ58]+[.BE58]+[.BJ58]+[.BO58]" office:value-type="float" office:value="0" calcext:value-type="float">
            <text:p>0</text:p>
          </table:table-cell>
          <table:table-cell table:style-name="ce499" table:formula="of:=[.AI58]+[.AN58]+[.AS58]+[.AX58]+[.BC58]+[.BH58]+[.BM58]+[.BR58]+[.BW58]+[.CB58]+[.CG58]+[.CL58]" office:value-type="float" office:value="0" calcext:value-type="float">
            <text:p>0</text:p>
          </table:table-cell>
          <table:table-cell table:style-name="ce542" table:formula="of:=[.AG58]+[.AL58]+[.AQ58]+[.AV58]+[.BA58]+[.BF58]+[.BK58]+[.BP58]+[.BU58]+[.BZ58]" office:value-type="float" office:value="0" calcext:value-type="float">
            <text:p>0</text:p>
          </table:table-cell>
          <table:table-cell table:style-name="ce558" table:formula="of:=[.X58]-[.Z58]-[.AB58]-[.AA58]" office:value-type="float" office:value="0" calcext:value-type="float">
            <text:p>0</text:p>
          </table:table-cell>
          <table:table-cell table:style-name="ce558" table:number-columns-repeated="3"/>
          <table:table-cell table:style-name="ce558" table:formula="of:=[.AH58]+[.AM58]+[.AR58]+[.AW58]+[.BB58]+[.BG58]+[.BL58]+[.BQ58]" office:value-type="float" office:value="0" calcext:value-type="float">
            <text:p>0</text:p>
          </table:table-cell>
          <table:table-cell table:style-name="ce580" table:formula="of:=[.AF58]+[.AK58]+[.AP58]+[.AU58]+[.AZ58]+[.BE58]" office:value-type="float" office:value="0" calcext:value-type="float">
            <text:p>0</text:p>
          </table:table-cell>
          <table:table-cell table:style-name="ce650" table:formula="of:=[.AG58]+[.AH58]+[.AI58]" office:value-type="float" office:value="0" calcext:value-type="float">
            <text:p>0</text:p>
          </table:table-cell>
          <table:table-cell table:style-name="ce542" table:number-columns-repeated="4"/>
          <table:table-cell table:style-name="ce650" table:formula="of:=[.AL58]+[.AM58]+[.AN58]" office:value-type="float" office:value="0" calcext:value-type="float">
            <text:p>0</text:p>
          </table:table-cell>
          <table:table-cell table:style-name="ce542" table:number-columns-repeated="3"/>
          <table:table-cell table:style-name="ce580"/>
          <table:table-cell table:style-name="ce653" table:formula="of:=[.AQ58]+[.AR58]+[.AS58]" office:value-type="float" office:value="0" calcext:value-type="float">
            <text:p>0</text:p>
          </table:table-cell>
          <table:table-cell table:style-name="ce542" table:number-columns-repeated="4"/>
          <table:table-cell table:style-name="ce650" table:formula="of:=[.AV58]+[.AW58]+[.AX58]" office:value-type="float" office:value="0" calcext:value-type="float">
            <text:p>0</text:p>
          </table:table-cell>
          <table:table-cell table:style-name="ce542" table:number-columns-repeated="4"/>
          <table:table-cell table:style-name="ce650" table:formula="of:=[.BA58]+[.BB58]+[.BC58]" office:value-type="float" office:value="0" calcext:value-type="float">
            <text:p>0</text:p>
          </table:table-cell>
          <table:table-cell table:style-name="ce542" table:number-columns-repeated="4"/>
          <table:table-cell table:style-name="ce650" table:formula="of:=[.BF58]+[.BG58]+[.BH58]" office:value-type="float" office:value="0" calcext:value-type="float">
            <text:p>0</text:p>
          </table:table-cell>
          <table:table-cell table:style-name="ce542" table:number-columns-repeated="3"/>
          <table:table-cell table:style-name="ce580"/>
          <table:table-cell table:style-name="ce653" table:formula="of:=[.BK58]+[.BL58]+[.BM58]" office:value-type="float" office:value="0" calcext:value-type="float">
            <text:p>0</text:p>
          </table:table-cell>
          <table:table-cell table:style-name="ce542" table:number-columns-repeated="4"/>
          <table:table-cell table:style-name="ce650" table:formula="of:=[.BP58]+[.BQ58]+[.BR58]" office:value-type="float" office:value="0" calcext:value-type="float">
            <text:p>0</text:p>
          </table:table-cell>
          <table:table-cell table:style-name="ce542" table:number-columns-repeated="3"/>
          <table:table-cell table:style-name="ce558" table:number-columns-repeated="5"/>
          <table:table-cell table:style-name="ce580"/>
          <table:table-cell table:style-name="ce884"/>
          <table:table-cell table:style-name="ce558" table:number-columns-repeated="2"/>
          <table:table-cell table:style-name="ce894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9" table:number-columns-repeated="3"/>
          <table:table-cell table:number-columns-repeated="931"/>
        </table:table-row>
        <table:table-row table:style-name="ro42">
          <table:table-cell table:style-name="ce292" office:value-type="string" calcext:value-type="string">
            <text:p>ЕН.ОО</text:p>
          </table:table-cell>
          <table:table-cell table:style-name="ce205" office:value-type="string" calcext:value-type="string" table:number-columns-spanned="9" table:number-rows-spanned="1">
            <text:p>Математический и общий естественнонаучный цикл</text:p>
          </table:table-cell>
          <table:covered-table-cell table:number-columns-repeated="8" table:style-name="ce205"/>
          <table:table-cell table:style-name="ce971" table:number-columns-spanned="8" table:number-rows-spanned="1"/>
          <table:covered-table-cell table:number-columns-repeated="7" table:style-name="ce971"/>
          <table:table-cell table:style-name="ce340" office:value-type="float" office:value="144" calcext:value-type="float">
            <text:p>144</text:p>
          </table:table-cell>
          <table:table-cell table:style-name="ce378" office:value-type="float" office:value="144" calcext:value-type="float">
            <text:p>144</text:p>
          </table:table-cell>
          <table:table-cell table:style-name="ce415" table:formula="of:=SUM([.U61:.U66])+[.V59]" office:value-type="float" office:value="206" calcext:value-type="float">
            <text:p>206</text:p>
          </table:table-cell>
          <table:table-cell table:style-name="ce455" table:formula="of:=[.V60]" office:value-type="float" office:value="12" calcext:value-type="float">
            <text:p>12</text:p>
          </table:table-cell>
          <table:table-cell table:style-name="ce496" table:formula="of:=SUM([.W61:.W66])" office:value-type="float" office:value="0" calcext:value-type="float">
            <text:p>0</text:p>
          </table:table-cell>
          <table:table-cell table:style-name="ce415" table:formula="of:=SUM([.X61:.X66])" office:value-type="float" office:value="194" calcext:value-type="float">
            <text:p>194</text:p>
          </table:table-cell>
          <table:table-cell table:style-name="ce415" table:formula="of:=SUM([.Y61:.Y66])" office:value-type="float" office:value="136" calcext:value-type="float">
            <text:p>136</text:p>
          </table:table-cell>
          <table:table-cell table:style-name="ce415" table:formula="of:=SUM([.Z61:.Z66])" office:value-type="float" office:value="56" calcext:value-type="float">
            <text:p>56</text:p>
          </table:table-cell>
          <table:table-cell table:style-name="ce415" table:formula="of:=SUM([.AA61:.AA66])" office:value-type="float" office:value="2" calcext:value-type="float">
            <text:p>2</text:p>
          </table:table-cell>
          <table:table-cell table:style-name="ce415" table:formula="of:=SUM([.AB61:.AB66])" office:value-type="float" office:value="0" calcext:value-type="float">
            <text:p>0</text:p>
          </table:table-cell>
          <table:table-cell table:style-name="ce415" table:formula="of:=SUM([.AC61:.AC66])" office:value-type="float" office:value="0" calcext:value-type="float">
            <text:p>0</text:p>
          </table:table-cell>
          <table:table-cell table:style-name="ce603" table:formula="of:=SUM([.AD61:.AD66])" office:value-type="float" office:value="12" calcext:value-type="float">
            <text:p>12</text:p>
          </table:table-cell>
          <table:table-cell table:style-name="ce496" table:formula="of:=SUM([.AE61:.AE66])" office:value-type="float" office:value="0" calcext:value-type="float">
            <text:p>0</text:p>
          </table:table-cell>
          <table:table-cell table:style-name="ce415" table:formula="of:=SUM([.AF61:.AF66])" office:value-type="float" office:value="0" calcext:value-type="float">
            <text:p>0</text:p>
          </table:table-cell>
          <table:table-cell table:style-name="ce415" table:formula="of:=SUM([.AG61:.AG66])" office:value-type="float" office:value="0" calcext:value-type="float">
            <text:p>0</text:p>
          </table:table-cell>
          <table:table-cell table:style-name="ce415" table:formula="of:=SUM([.AH61:.AH66])" office:value-type="float" office:value="0" calcext:value-type="float">
            <text:p>0</text:p>
          </table:table-cell>
          <table:table-cell table:style-name="ce415" table:formula="of:=SUM([.AI61:.AI66])" office:value-type="float" office:value="0" calcext:value-type="float">
            <text:p>0</text:p>
          </table:table-cell>
          <table:table-cell table:style-name="ce415" table:formula="of:=SUM([.AJ61:.AJ66])" office:value-type="float" office:value="0" calcext:value-type="float">
            <text:p>0</text:p>
          </table:table-cell>
          <table:table-cell table:style-name="ce415" table:formula="of:=SUM([.AK61:.AK66])" office:value-type="float" office:value="0" calcext:value-type="float">
            <text:p>0</text:p>
          </table:table-cell>
          <table:table-cell table:style-name="ce415" table:formula="of:=SUM([.AL61:.AL66])" office:value-type="float" office:value="0" calcext:value-type="float">
            <text:p>0</text:p>
          </table:table-cell>
          <table:table-cell table:style-name="ce415" table:formula="of:=SUM([.AM61:.AM66])" office:value-type="float" office:value="0" calcext:value-type="float">
            <text:p>0</text:p>
          </table:table-cell>
          <table:table-cell table:style-name="ce603" table:formula="of:=SUM([.AN61:.AN66])" office:value-type="float" office:value="0" calcext:value-type="float">
            <text:p>0</text:p>
          </table:table-cell>
          <table:table-cell table:style-name="ce775" table:formula="of:=SUM([.AO61:.AO66])" office:value-type="float" office:value="48" calcext:value-type="float">
            <text:p>48</text:p>
          </table:table-cell>
          <table:table-cell table:style-name="ce415" table:formula="of:=SUM([.AP61:.AP66])" office:value-type="float" office:value="0" calcext:value-type="float">
            <text:p>0</text:p>
          </table:table-cell>
          <table:table-cell table:style-name="ce415" table:formula="of:=SUM([.AQ61:.AQ66])" office:value-type="float" office:value="48" calcext:value-type="float">
            <text:p>48</text:p>
          </table:table-cell>
          <table:table-cell table:style-name="ce415" table:formula="of:=SUM([.AR61:.AR66])" office:value-type="float" office:value="0" calcext:value-type="float">
            <text:p>0</text:p>
          </table:table-cell>
          <table:table-cell table:style-name="ce415" table:formula="of:=SUM([.AS61:.AS66])" office:value-type="float" office:value="0" calcext:value-type="float">
            <text:p>0</text:p>
          </table:table-cell>
          <table:table-cell table:style-name="ce415" table:formula="of:=SUM([.AT61:.AT66])" office:value-type="float" office:value="146" calcext:value-type="float">
            <text:p>146</text:p>
          </table:table-cell>
          <table:table-cell table:style-name="ce415" table:formula="of:=SUM([.AU61:.AU66])" office:value-type="float" office:value="12" calcext:value-type="float">
            <text:p>12</text:p>
          </table:table-cell>
          <table:table-cell table:style-name="ce415" table:formula="of:=SUM([.AV61:.AV66])" office:value-type="float" office:value="146" calcext:value-type="float">
            <text:p>146</text:p>
          </table:table-cell>
          <table:table-cell table:style-name="ce415" table:formula="of:=SUM([.AW61:.AW66])" office:value-type="float" office:value="0" calcext:value-type="float">
            <text:p>0</text:p>
          </table:table-cell>
          <table:table-cell table:style-name="ce606" table:formula="of:=SUM([.AX61:.AX66])" office:value-type="float" office:value="0" calcext:value-type="float">
            <text:p>0</text:p>
          </table:table-cell>
          <table:table-cell table:style-name="ce775" table:formula="of:=SUM([.AY61:.AY66])" office:value-type="float" office:value="0" calcext:value-type="float">
            <text:p>0</text:p>
          </table:table-cell>
          <table:table-cell table:style-name="ce415" table:formula="of:=SUM([.AZ61:.AZ66])" office:value-type="float" office:value="0" calcext:value-type="float">
            <text:p>0</text:p>
          </table:table-cell>
          <table:table-cell table:style-name="ce415" table:formula="of:=SUM([.BA61:.BA66])" office:value-type="float" office:value="0" calcext:value-type="float">
            <text:p>0</text:p>
          </table:table-cell>
          <table:table-cell table:style-name="ce415" table:formula="of:=SUM([.BB61:.BB66])" office:value-type="float" office:value="0" calcext:value-type="float">
            <text:p>0</text:p>
          </table:table-cell>
          <table:table-cell table:style-name="ce415" table:formula="of:=SUM([.BC61:.BC66])" office:value-type="float" office:value="0" calcext:value-type="float">
            <text:p>0</text:p>
          </table:table-cell>
          <table:table-cell table:style-name="ce415" table:formula="of:=SUM([.BD61:.BD66])" office:value-type="float" office:value="0" calcext:value-type="float">
            <text:p>0</text:p>
          </table:table-cell>
          <table:table-cell table:style-name="ce415" table:formula="of:=SUM([.BE61:.BE66])" office:value-type="float" office:value="0" calcext:value-type="float">
            <text:p>0</text:p>
          </table:table-cell>
          <table:table-cell table:style-name="ce415" table:formula="of:=SUM([.BF61:.BF66])" office:value-type="float" office:value="0" calcext:value-type="float">
            <text:p>0</text:p>
          </table:table-cell>
          <table:table-cell table:style-name="ce415" table:formula="of:=SUM([.BG61:.BG66])" office:value-type="float" office:value="0" calcext:value-type="float">
            <text:p>0</text:p>
          </table:table-cell>
          <table:table-cell table:style-name="ce603" table:formula="of:=SUM([.BH61:.BH66])" office:value-type="float" office:value="0" calcext:value-type="float">
            <text:p>0</text:p>
          </table:table-cell>
          <table:table-cell table:style-name="ce603" table:formula="of:=SUM([.BI61:.BI66])" office:value-type="float" office:value="0" calcext:value-type="float">
            <text:p>0</text:p>
          </table:table-cell>
          <table:table-cell table:style-name="ce603" table:formula="of:=SUM([.BJ61:.BJ66])" office:value-type="float" office:value="0" calcext:value-type="float">
            <text:p>0</text:p>
          </table:table-cell>
          <table:table-cell table:style-name="ce603" table:formula="of:=SUM([.BK61:.BK66])" office:value-type="float" office:value="0" calcext:value-type="float">
            <text:p>0</text:p>
          </table:table-cell>
          <table:table-cell table:style-name="ce603" table:formula="of:=SUM([.BL61:.BL66])" office:value-type="float" office:value="0" calcext:value-type="float">
            <text:p>0</text:p>
          </table:table-cell>
          <table:table-cell table:style-name="ce603" table:formula="of:=SUM([.BM61:.BM66])" office:value-type="float" office:value="0" calcext:value-type="float">
            <text:p>0</text:p>
          </table:table-cell>
          <table:table-cell table:style-name="ce603" table:formula="of:=SUM([.BN61:.BN66])" office:value-type="float" office:value="0" calcext:value-type="float">
            <text:p>0</text:p>
          </table:table-cell>
          <table:table-cell table:style-name="ce603" table:formula="of:=SUM([.BO61:.BO66])" office:value-type="float" office:value="0" calcext:value-type="float">
            <text:p>0</text:p>
          </table:table-cell>
          <table:table-cell table:style-name="ce603" table:formula="of:=SUM([.BP61:.BP66])" office:value-type="float" office:value="0" calcext:value-type="float">
            <text:p>0</text:p>
          </table:table-cell>
          <table:table-cell table:style-name="ce603" table:formula="of:=SUM([.BQ61:.BQ66])" office:value-type="float" office:value="0" calcext:value-type="float">
            <text:p>0</text:p>
          </table:table-cell>
          <table:table-cell table:style-name="ce603" table:formula="of:=SUM([.BR61:.BR66])" office:value-type="float" office:value="0" calcext:value-type="float">
            <text:p>0</text:p>
          </table:table-cell>
          <table:table-cell table:style-name="ce455" table:formula="of:=SUM([.BS60:.BS66])" office:value-type="float" office:value="0" calcext:value-type="float">
            <text:p>0</text:p>
          </table:table-cell>
          <table:table-cell table:style-name="ce419" table:formula="of:=SUM([.BT61:.BT66])" office:value-type="float" office:value="0" calcext:value-type="float">
            <text:p>0</text:p>
          </table:table-cell>
          <table:table-cell table:style-name="ce877" table:formula="of:=SUM([.BU61:.BU66])" office:value-type="float" office:value="0" calcext:value-type="float">
            <text:p>0</text:p>
          </table:table-cell>
          <table:table-cell table:style-name="ce461" table:formula="of:=SUM([.BV61:.BV66])" office:value-type="float" office:value="0" calcext:value-type="float">
            <text:p>0</text:p>
          </table:table-cell>
          <table:table-cell table:style-name="ce606" table:formula="of:=SUM([.BW61:.BW66])" office:value-type="float" office:value="0" calcext:value-type="float">
            <text:p>0</text:p>
          </table:table-cell>
          <table:table-cell table:style-name="ce455" table:formula="of:=SUM([.BX60:.BX66])" office:value-type="float" office:value="0" calcext:value-type="float">
            <text:p>0</text:p>
          </table:table-cell>
          <table:table-cell table:style-name="ce461" table:formula="of:=SUM([.BY61:.BY66])" office:value-type="float" office:value="0" calcext:value-type="float">
            <text:p>0</text:p>
          </table:table-cell>
          <table:table-cell table:style-name="ce461" table:formula="of:=SUM([.BZ61:.BZ66])" office:value-type="float" office:value="0" calcext:value-type="float">
            <text:p>0</text:p>
          </table:table-cell>
          <table:table-cell table:style-name="ce419" table:formula="of:=SUM([.CA61:.CA66])" office:value-type="float" office:value="0" calcext:value-type="float">
            <text:p>0</text:p>
          </table:table-cell>
          <table:table-cell table:style-name="ce606" table:formula="of:=SUM([.CB61:.CB66])" office:value-type="float" office:value="0" calcext:value-type="float">
            <text:p>0</text:p>
          </table:table-cell>
          <table:table-cell table:style-name="ce455"/>
          <table:table-cell table:style-name="ce419" table:number-columns-repeated="2"/>
          <table:table-cell table:style-name="ce877"/>
          <table:table-cell table:style-name="ce606"/>
          <table:table-cell table:style-name="ce503"/>
          <table:table-cell table:style-name="ce877"/>
          <table:table-cell table:style-name="ce461" table:number-columns-repeated="2"/>
          <table:table-cell table:style-name="ce606"/>
          <table:table-cell table:style-name="ce919" table:number-columns-repeated="3"/>
          <table:table-cell table:number-columns-repeated="931"/>
        </table:table-row>
        <table:table-row table:style-name="ro37">
          <table:table-cell table:style-name="ce293"/>
          <table:table-cell table:style-name="ce206" office:value-type="string" calcext:value-type="string" table:number-columns-spanned="9" table:number-rows-spanned="1">
            <text:p>Промежуточная аттестация</text:p>
          </table:table-cell>
          <table:covered-table-cell table:number-columns-repeated="8" table:style-name="ce206"/>
          <table:table-cell table:style-name="ce216"/>
          <table:table-cell table:style-name="ce265" table:number-columns-repeated="4"/>
          <table:table-cell table:style-name="ce310"/>
          <table:table-cell table:style-name="ce322" table:number-columns-repeated="2"/>
          <table:table-cell table:style-name="ce341" table:number-columns-repeated="2"/>
          <table:table-cell table:style-name="ce417"/>
          <table:table-cell table:style-name="ce459" table:formula="of:=SUM([.V61:.V66])" office:value-type="float" office:value="12" calcext:value-type="float">
            <text:p>12</text:p>
          </table:table-cell>
          <table:table-cell table:style-name="ce500"/>
          <table:table-cell table:style-name="ce417" table:number-columns-repeated="5"/>
          <table:table-cell table:style-name="ce578"/>
          <table:table-cell table:style-name="ce604"/>
          <table:table-cell table:style-name="ce651"/>
          <table:table-cell table:style-name="ce417" table:number-columns-repeated="8"/>
          <table:table-cell table:style-name="ce765"/>
          <table:table-cell table:style-name="ce417" table:number-columns-repeated="9"/>
          <table:table-cell table:style-name="ce811"/>
          <table:table-cell table:style-name="ce417" table:number-columns-repeated="9"/>
          <table:table-cell table:style-name="ce604"/>
          <table:table-cell table:style-name="ce417" table:number-columns-repeated="9"/>
          <table:table-cell table:style-name="ce851"/>
          <table:table-cell table:style-name="ce1757" table:formula="of:=[.BU61]+[.BV61]+[.BW61]" office:value-type="float" office:value="0" calcext:value-type="float" table:number-columns-spanned="1" table:number-rows-spanned="2">
            <text:p>0</text:p>
          </table:table-cell>
          <table:table-cell table:style-name="ce874" table:number-columns-repeated="4"/>
          <table:table-cell table:style-name="ce885" table:formula="of:=[.BZ61]+[.CA61]+[.CB61]" office:value-type="float" office:value="0" calcext:value-type="float" table:number-columns-spanned="1" table:number-rows-spanned="2">
            <text:p>0</text:p>
          </table:table-cell>
          <table:table-cell table:style-name="ce874" table:number-columns-repeated="4"/>
          <table:table-cell table:style-name="ce669" table:number-columns-spanned="1" table:number-rows-spanned="2"/>
          <table:table-cell table:style-name="ce859" table:number-columns-repeated="3"/>
          <table:table-cell table:style-name="ce810"/>
          <table:table-cell table:style-name="ce1812" table:number-columns-spanned="1" table:number-rows-spanned="2"/>
          <table:table-cell table:style-name="ce859" table:number-columns-repeated="3"/>
          <table:table-cell table:style-name="ce810"/>
          <table:table-cell table:style-name="ce918" table:number-columns-repeated="3"/>
          <table:table-cell table:number-columns-repeated="931"/>
        </table:table-row>
        <table:table-row table:style-name="ro47">
          <table:table-cell table:style-name="ce246" office:value-type="string" calcext:value-type="string">
            <text:p>ЕН.01</text:p>
          </table:table-cell>
          <table:table-cell table:style-name="ce188" office:value-type="string" calcext:value-type="string" table:number-columns-spanned="9" table:number-rows-spanned="1">
            <text:p>Элементы высшей математики</text:p>
          </table:table-cell>
          <table:covered-table-cell table:number-columns-repeated="8" table:style-name="ce188"/>
          <table:table-cell table:style-name="ce202"/>
          <table:table-cell table:style-name="ce211"/>
          <table:table-cell table:style-name="ce213"/>
          <table:table-cell table:style-name="ce213" office:value-type="string" calcext:value-type="string">
            <text:p>Э</text:p>
          </table:table-cell>
          <table:table-cell table:style-name="ce213" table:number-columns-repeated="4"/>
          <table:table-cell table:style-name="ce341"/>
          <table:table-cell table:style-name="ce379" office:value-type="float" office:value="54" calcext:value-type="float">
            <text:p>54</text:p>
          </table:table-cell>
          <table:table-cell table:style-name="ce410" table:formula="of:=[.W61]+[.X61]" office:value-type="float" office:value="114" calcext:value-type="float">
            <text:p>114</text:p>
          </table:table-cell>
          <table:table-cell table:style-name="ce450" table:formula="of:=[.AF61]+[.AK61]+[.AP61]+[.AU61]+[.AZ61]+[.BE61]+[.BJ61]+[.BO61]+[.BT61]+[.BY61]+[.CD61]+[.CI61]" office:value-type="float" office:value="12" calcext:value-type="float">
            <text:p>12</text:p>
          </table:table-cell>
          <table:table-cell table:style-name="ce501" table:formula="of:=[.AI61]+[.AN61]+[.AS61]+[.AX61]+[.BC61]+[.BH61]+[.BM61]+[.BR61]+[.BW61]+[.CB61]+[.CG61]+[.CL61]" office:value-type="float" office:value="0" calcext:value-type="float">
            <text:p>0</text:p>
          </table:table-cell>
          <table:table-cell table:style-name="ce541" table:formula="of:=[.AG61]+[.AL61]+[.AQ61]+[.AV61]+[.BA61]+[.BF61]+[.BK61]+[.BP61]+[.BU61]+[.BZ61]+[.CE61]+[.CJ61]" office:value-type="float" office:value="114" calcext:value-type="float">
            <text:p>114</text:p>
          </table:table-cell>
          <table:table-cell table:style-name="ce457" table:formula="of:=[.X61]-[.Z61]-[.AB61]-[.AA61]" office:value-type="float" office:value="84" calcext:value-type="float">
            <text:p>84</text:p>
          </table:table-cell>
          <table:table-cell table:style-name="ce457" office:value-type="float" office:value="28" calcext:value-type="float">
            <text:p>28</text:p>
          </table:table-cell>
          <table:table-cell table:style-name="ce457" office:value-type="float" office:value="2" calcext:value-type="float">
            <text:p>2</text:p>
          </table:table-cell>
          <table:table-cell table:style-name="ce457"/>
          <table:table-cell table:style-name="ce579" table:formula="of:=[.AH61]+[.AM61]+[.AR61]+[.AW61]+[.BB61]+[.BG61]+[.BL61]+[.BQ61]" office:value-type="float" office:value="0" calcext:value-type="float">
            <text:p>0</text:p>
          </table:table-cell>
          <table:table-cell table:style-name="ce579" table:formula="of:=[.AF61]+[.AK61]+[.AP61]+[.AU61]+[.AZ61]+[.BE61]" office:value-type="float" office:value="12" calcext:value-type="float">
            <text:p>12</text:p>
          </table:table-cell>
          <table:table-cell table:style-name="ce498" table:formula="of:=[.AG61]+[.AH61]+[.AI61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61]+[.AM61]+[.AN61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AQ61]+[.AR61]+[.AS61]" office:value-type="float" office:value="48" calcext:value-type="float">
            <text:p>48</text:p>
          </table:table-cell>
          <table:table-cell table:style-name="ce541"/>
          <table:table-cell table:style-name="ce541" office:value-type="float" office:value="48" calcext:value-type="float">
            <text:p>48</text:p>
          </table:table-cell>
          <table:table-cell table:style-name="ce541" table:number-columns-repeated="2"/>
          <table:table-cell table:style-name="ce498" table:formula="of:=[.AV61]+[.AW61]+[.AX61]" office:value-type="float" office:value="66" calcext:value-type="float">
            <text:p>66</text:p>
          </table:table-cell>
          <table:table-cell table:style-name="ce541" office:value-type="float" office:value="12" calcext:value-type="float">
            <text:p>12</text:p>
          </table:table-cell>
          <table:table-cell table:style-name="ce541" office:value-type="float" office:value="66" calcext:value-type="float">
            <text:p>66</text:p>
          </table:table-cell>
          <table:table-cell table:style-name="ce541" table:number-columns-repeated="2"/>
          <table:table-cell table:style-name="ce498" table:formula="of:=[.BA61]+[.BB61]+[.BC61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F61]+[.BG61]+[.BH61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BK61]+[.BL61]+[.BM61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61]+[.BQ61]+[.BR61]" office:value-type="float" office:value="0" calcext:value-type="float">
            <text:p>0</text:p>
          </table:table-cell>
          <table:table-cell table:style-name="ce541" table:number-columns-repeated="3"/>
          <table:table-cell table:style-name="ce457"/>
          <table:covered-table-cell table:style-name="ce863"/>
          <table:table-cell table:style-name="ce457" table:number-columns-repeated="3"/>
          <table:table-cell table:style-name="ce579"/>
          <table:covered-table-cell table:style-name="ce885"/>
          <table:table-cell table:style-name="ce457" table:number-columns-repeated="3"/>
          <table:table-cell table:style-name="ce579"/>
          <table:covered-table-cell table:style-name="ce669"/>
          <table:table-cell table:style-name="ce313" table:number-columns-repeated="3"/>
          <table:table-cell table:style-name="ce582"/>
          <table:covered-table-cell table:style-name="ce1812"/>
          <table:table-cell table:style-name="ce313" table:number-columns-repeated="3"/>
          <table:table-cell table:style-name="ce582"/>
          <table:table-cell table:style-name="ce919" table:number-columns-repeated="3"/>
          <table:table-cell table:number-columns-repeated="931"/>
        </table:table-row>
        <table:table-row table:style-name="ro49">
          <table:table-cell table:style-name="ce246" office:value-type="string" calcext:value-type="string">
            <text:p>ЕН.02</text:p>
          </table:table-cell>
          <table:table-cell table:style-name="ce196" office:value-type="string" calcext:value-type="string" table:number-columns-spanned="9" table:number-rows-spanned="1">
            <text:p>Дискретная математика с элементами математической логики</text:p>
          </table:table-cell>
          <table:covered-table-cell table:number-columns-repeated="8" table:style-name="ce196"/>
          <table:table-cell table:style-name="ce204"/>
          <table:table-cell table:style-name="ce211"/>
          <table:table-cell table:style-name="ce213"/>
          <table:table-cell table:style-name="ce213" office:value-type="string" calcext:value-type="string">
            <text:p>ДЗ</text:p>
          </table:table-cell>
          <table:table-cell table:style-name="ce213" table:number-columns-repeated="4"/>
          <table:table-cell table:style-name="ce341"/>
          <table:table-cell table:style-name="ce379" office:value-type="float" office:value="54" calcext:value-type="float">
            <text:p>54</text:p>
          </table:table-cell>
          <table:table-cell table:style-name="ce410" table:formula="of:=[.W62]+[.X62]" office:value-type="float" office:value="40" calcext:value-type="float">
            <text:p>40</text:p>
          </table:table-cell>
          <table:table-cell table:style-name="ce450" table:formula="of:=[.AF62]+[.AK62]+[.AP62]+[.AU62]+[.AZ62]+[.BE62]+[.BJ62]+[.BO62]+[.BT62]+[.BY62]+[.CD62]+[.CI62]" office:value-type="float" office:value="0" calcext:value-type="float">
            <text:p>0</text:p>
          </table:table-cell>
          <table:table-cell table:style-name="ce501" table:formula="of:=[.AI62]+[.AN62]+[.AS62]+[.AX62]+[.BC62]+[.BH62]+[.BM62]+[.BR62]+[.BW62]+[.CB62]+[.CG62]+[.CL62]" office:value-type="float" office:value="0" calcext:value-type="float">
            <text:p>0</text:p>
          </table:table-cell>
          <table:table-cell table:style-name="ce541" table:formula="of:=[.AG62]+[.AL62]+[.AQ62]+[.AV62]+[.BA62]+[.BF62]+[.BK62]+[.BP62]+[.BU62]+[.BZ62]+[.CE62]+[.CJ62]" office:value-type="float" office:value="40" calcext:value-type="float">
            <text:p>40</text:p>
          </table:table-cell>
          <table:table-cell table:style-name="ce457" table:formula="of:=[.X62]-[.Z62]-[.AB62]-[.AA62]" office:value-type="float" office:value="26" calcext:value-type="float">
            <text:p>26</text:p>
          </table:table-cell>
          <table:table-cell table:style-name="ce457" office:value-type="float" office:value="14" calcext:value-type="float">
            <text:p>14</text:p>
          </table:table-cell>
          <table:table-cell table:style-name="ce457" table:number-columns-repeated="2"/>
          <table:table-cell table:style-name="ce579" table:formula="of:=[.AH62]+[.AM62]+[.AR62]+[.AW62]+[.BB62]+[.BG62]+[.BL62]+[.BQ62]" office:value-type="float" office:value="0" calcext:value-type="float">
            <text:p>0</text:p>
          </table:table-cell>
          <table:table-cell table:style-name="ce579" table:formula="of:=[.AF62]+[.AK62]+[.AP62]+[.AU62]+[.AZ62]+[.BE62]" office:value-type="float" office:value="0" calcext:value-type="float">
            <text:p>0</text:p>
          </table:table-cell>
          <table:table-cell table:style-name="ce498" table:formula="of:=[.AG62]+[.AH62]+[.AI62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62]+[.AM62]+[.AN62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AQ62]+[.AR62]+[.AS62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V62]+[.AW62]+[.AX62]" office:value-type="float" office:value="40" calcext:value-type="float">
            <text:p>40</text:p>
          </table:table-cell>
          <table:table-cell table:style-name="ce541"/>
          <table:table-cell table:style-name="ce541" office:value-type="float" office:value="40" calcext:value-type="float">
            <text:p>40</text:p>
          </table:table-cell>
          <table:table-cell table:style-name="ce541" table:number-columns-repeated="2"/>
          <table:table-cell table:style-name="ce498" table:formula="of:=[.BA62]+[.BB62]+[.BC62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F62]+[.BG62]+[.BH62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BK62]+[.BL62]+[.BM62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62]+[.BQ62]+[.BR62]" office:value-type="float" office:value="0" calcext:value-type="float">
            <text:p>0</text:p>
          </table:table-cell>
          <table:table-cell table:style-name="ce541" table:number-columns-repeated="3"/>
          <table:table-cell table:style-name="ce457"/>
          <table:table-cell table:style-name="ce457" table:formula="of:=[.BU62]+[.BV62]+[.BW62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1757" table:formula="of:=[.BZ62]+[.CA62]+[.CB62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9" table:number-columns-repeated="3"/>
          <table:table-cell table:number-columns-repeated="931"/>
        </table:table-row>
        <table:table-row table:style-name="ro12">
          <table:table-cell table:style-name="ce246" office:value-type="string" calcext:value-type="string">
            <text:p>ЕН.03</text:p>
          </table:table-cell>
          <table:table-cell table:style-name="ce196" office:value-type="string" calcext:value-type="string" table:number-columns-spanned="9" table:number-rows-spanned="1">
            <text:p>Теория вероятностей и математическая статистика</text:p>
          </table:table-cell>
          <table:covered-table-cell table:number-columns-repeated="8" table:style-name="ce196"/>
          <table:table-cell table:style-name="ce211"/>
          <table:table-cell table:style-name="ce213" table:number-columns-repeated="2"/>
          <table:table-cell table:style-name="ce213" office:value-type="string" calcext:value-type="string">
            <text:p>ДЗ</text:p>
          </table:table-cell>
          <table:table-cell table:style-name="ce213" table:number-columns-repeated="4"/>
          <table:table-cell table:style-name="ce341"/>
          <table:table-cell table:style-name="ce379" office:value-type="float" office:value="36" calcext:value-type="float">
            <text:p>36</text:p>
          </table:table-cell>
          <table:table-cell table:style-name="ce410" table:formula="of:=[.W63]+[.X63]" office:value-type="float" office:value="40" calcext:value-type="float">
            <text:p>40</text:p>
          </table:table-cell>
          <table:table-cell table:style-name="ce450" table:formula="of:=[.AF63]+[.AK63]+[.AP63]+[.AU63]+[.AZ63]+[.BE63]+[.BJ63]+[.BO63]" office:value-type="float" office:value="0" calcext:value-type="float">
            <text:p>0</text:p>
          </table:table-cell>
          <table:table-cell table:style-name="ce501" table:formula="of:=[.AI63]+[.AN63]+[.AS63]+[.AX63]+[.BC63]+[.BH63]+[.BM63]+[.BR63]" office:value-type="float" office:value="0" calcext:value-type="float">
            <text:p>0</text:p>
          </table:table-cell>
          <table:table-cell table:style-name="ce541" table:formula="of:=[.AG63]+[.AL63]+[.AQ63]+[.AV63]+[.BA63]+[.BF63]+[.BK63]+[.BP63]+[.BU63]+[.BZ63]+[.CE63]+[.CJ63]" office:value-type="float" office:value="40" calcext:value-type="float">
            <text:p>40</text:p>
          </table:table-cell>
          <table:table-cell table:style-name="ce457" table:formula="of:=[.X63]-[.Z63]-[.AB63]-[.AA63]" office:value-type="float" office:value="26" calcext:value-type="float">
            <text:p>26</text:p>
          </table:table-cell>
          <table:table-cell table:style-name="ce457" office:value-type="float" office:value="14" calcext:value-type="float">
            <text:p>14</text:p>
          </table:table-cell>
          <table:table-cell table:style-name="ce457" table:number-columns-repeated="2"/>
          <table:table-cell table:style-name="ce579" table:formula="of:=[.AH63]+[.AM63]+[.AR63]+[.AW63]+[.BB63]+[.BG63]+[.BL63]+[.BQ63]" office:value-type="float" office:value="0" calcext:value-type="float">
            <text:p>0</text:p>
          </table:table-cell>
          <table:table-cell table:style-name="ce579" table:formula="of:=[.AF63]+[.AK63]+[.AP63]+[.AU63]+[.AZ63]+[.BE63]" office:value-type="float" office:value="0" calcext:value-type="float">
            <text:p>0</text:p>
          </table:table-cell>
          <table:table-cell table:style-name="ce498" table:formula="of:=[.AG63]+[.AH63]+[.AI63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63]+[.AM63]+[.AN63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AQ63]+[.AR63]+[.AS63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V63]+[.AW63]+[.AX63]" office:value-type="float" office:value="40" calcext:value-type="float">
            <text:p>40</text:p>
          </table:table-cell>
          <table:table-cell table:style-name="ce541"/>
          <table:table-cell table:style-name="ce541" office:value-type="float" office:value="40" calcext:value-type="float">
            <text:p>40</text:p>
          </table:table-cell>
          <table:table-cell table:style-name="ce541" table:number-columns-repeated="2"/>
          <table:table-cell table:style-name="ce498" table:formula="of:=[.BA63]+[.BB63]+[.BC63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F63]+[.BG63]+[.BH63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BK63]+[.BL63]+[.BM63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63]+[.BQ63]+[.BR63]" office:value-type="float" office:value="0" calcext:value-type="float">
            <text:p>0</text:p>
          </table:table-cell>
          <table:table-cell table:style-name="ce541" table:number-columns-repeated="3"/>
          <table:table-cell table:style-name="ce457"/>
          <table:table-cell table:style-name="ce457" table:formula="of:=[.BU63]+[.BV63]+[.BW63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1757" table:formula="of:=[.BZ63]+[.CA63]+[.CB63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9" table:number-columns-repeated="3"/>
          <table:table-cell table:number-columns-repeated="931"/>
        </table:table-row>
        <table:table-row table:style-name="ro34" table:visibility="collapse">
          <table:table-cell table:style-name="ce246" office:value-type="string" calcext:value-type="string">
            <text:p>ЕН.04</text:p>
          </table:table-cell>
          <table:table-cell table:style-name="ce207" office:value-type="string" calcext:value-type="string" table:number-columns-spanned="9" table:number-rows-spanned="1">
            <text:p>Экологические основы природопользования</text:p>
          </table:table-cell>
          <table:covered-table-cell table:number-columns-repeated="8" table:style-name="ce207"/>
          <table:table-cell table:style-name="ce212"/>
          <table:table-cell table:style-name="ce266"/>
          <table:table-cell table:style-name="ce266" office:value-type="string" calcext:value-type="string">
            <text:p>ДЗ</text:p>
          </table:table-cell>
          <table:table-cell table:style-name="ce266"/>
          <table:table-cell table:style-name="ce294" table:number-columns-repeated="4"/>
          <table:table-cell table:style-name="ce342"/>
          <table:table-cell table:style-name="ce380"/>
          <table:table-cell table:style-name="ce416" table:formula="of:=[.W64]+[.X64]" office:value-type="float" office:value="0" calcext:value-type="float">
            <text:p>0</text:p>
          </table:table-cell>
          <table:table-cell table:style-name="ce458" table:formula="of:=[.AF64]+[.AK64]+[.AP64]+[.AU64]+[.AZ64]+[.BE64]+[.BJ64]+[.BO64]" office:value-type="float" office:value="0" calcext:value-type="float">
            <text:p>0</text:p>
          </table:table-cell>
          <table:table-cell table:style-name="ce499" table:formula="of:=[.AI64]+[.AN64]+[.AS64]+[.AX64]+[.BC64]+[.BH64]+[.BM64]+[.BR64]" office:value-type="float" office:value="0" calcext:value-type="float">
            <text:p>0</text:p>
          </table:table-cell>
          <table:table-cell table:style-name="ce542" table:formula="of:=[.AG64]+[.AL64]+[.AQ64]+[.AV64]+[.BA64]+[.BF64]+[.BK64]+[.BP64]+[.BU64]+[.BZ64]+[.CE64]+[.CJ64]" office:value-type="float" office:value="0" calcext:value-type="float">
            <text:p>0</text:p>
          </table:table-cell>
          <table:table-cell table:style-name="ce558" table:formula="of:=[.X64]-[.Z64]-[.AB64]-[.AA64]" office:value-type="float" office:value="0" calcext:value-type="float">
            <text:p>0</text:p>
          </table:table-cell>
          <table:table-cell table:style-name="ce558" table:number-columns-repeated="3"/>
          <table:table-cell table:style-name="ce558" table:formula="of:=[.AH64]+[.AM64]+[.AR64]+[.AW64]+[.BB64]+[.BG64]+[.BL64]+[.BQ64]" office:value-type="float" office:value="0" calcext:value-type="float">
            <text:p>0</text:p>
          </table:table-cell>
          <table:table-cell table:style-name="ce580" table:formula="of:=[.AF64]+[.AK64]+[.AP64]+[.AU64]+[.AZ64]+[.BE64]" office:value-type="float" office:value="0" calcext:value-type="float">
            <text:p>0</text:p>
          </table:table-cell>
          <table:table-cell table:style-name="ce650" table:formula="of:=[.AG64]+[.AH64]+[.AI64]" office:value-type="float" office:value="0" calcext:value-type="float">
            <text:p>0</text:p>
          </table:table-cell>
          <table:table-cell table:style-name="ce542" table:number-columns-repeated="4"/>
          <table:table-cell table:style-name="ce650" table:formula="of:=[.AL64]+[.AM64]+[.AN64]" office:value-type="float" office:value="0" calcext:value-type="float">
            <text:p>0</text:p>
          </table:table-cell>
          <table:table-cell table:style-name="ce542" table:number-columns-repeated="3"/>
          <table:table-cell table:style-name="ce580"/>
          <table:table-cell table:style-name="ce653" table:formula="of:=[.AQ64]+[.AR64]+[.AS64]" office:value-type="float" office:value="0" calcext:value-type="float">
            <text:p>0</text:p>
          </table:table-cell>
          <table:table-cell table:style-name="ce542" table:number-columns-repeated="4"/>
          <table:table-cell table:style-name="ce650" table:formula="of:=[.AV64]+[.AW64]+[.AX64]" office:value-type="float" office:value="0" calcext:value-type="float">
            <text:p>0</text:p>
          </table:table-cell>
          <table:table-cell table:style-name="ce542"/>
          <table:table-cell table:style-name="ce807"/>
          <table:table-cell table:style-name="ce542" table:number-columns-repeated="2"/>
          <table:table-cell table:style-name="ce650" table:formula="of:=[.BA64]+[.BB64]+[.BC64]" office:value-type="float" office:value="0" calcext:value-type="float">
            <text:p>0</text:p>
          </table:table-cell>
          <table:table-cell table:style-name="ce542" table:number-columns-repeated="4"/>
          <table:table-cell table:style-name="ce650" table:formula="of:=[.BF64]+[.BG64]+[.BH64]" office:value-type="float" office:value="0" calcext:value-type="float">
            <text:p>0</text:p>
          </table:table-cell>
          <table:table-cell table:style-name="ce542" table:number-columns-repeated="3"/>
          <table:table-cell table:style-name="ce580"/>
          <table:table-cell table:style-name="ce653" table:formula="of:=[.BK64]+[.BL64]+[.BM64]" office:value-type="float" office:value="0" calcext:value-type="float">
            <text:p>0</text:p>
          </table:table-cell>
          <table:table-cell table:style-name="ce542" table:number-columns-repeated="4"/>
          <table:table-cell table:style-name="ce650" table:formula="of:=[.BP64]+[.BQ64]+[.BR64]" office:value-type="float" office:value="0" calcext:value-type="float">
            <text:p>0</text:p>
          </table:table-cell>
          <table:table-cell table:style-name="ce542" table:number-columns-repeated="3"/>
          <table:table-cell table:style-name="ce558"/>
          <table:table-cell table:style-name="ce558" table:formula="of:=[.BU64]+[.BV64]+[.BW64]" office:value-type="float" office:value="0" calcext:value-type="float">
            <text:p>0</text:p>
          </table:table-cell>
          <table:table-cell table:style-name="ce558" table:number-columns-repeated="3"/>
          <table:table-cell table:style-name="ce580"/>
          <table:table-cell table:style-name="ce884" table:formula="of:=[.BZ64]+[.CA64]+[.CB64]" office:value-type="float" office:value="0" calcext:value-type="float">
            <text:p>0</text:p>
          </table:table-cell>
          <table:table-cell table:style-name="ce558" table:number-columns-repeated="3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9" table:number-columns-repeated="3"/>
          <table:table-cell table:number-columns-repeated="931"/>
        </table:table-row>
        <table:table-row table:style-name="ro3" table:visibility="collapse">
          <table:table-cell table:style-name="ce296" office:value-type="string" calcext:value-type="string">
            <text:p>ЕН.05</text:p>
          </table:table-cell>
          <table:table-cell table:style-name="ce127"/>
          <table:table-cell table:style-name="ce178" table:number-columns-repeated="7"/>
          <table:table-cell table:style-name="ce193"/>
          <table:table-cell table:style-name="ce217"/>
          <table:table-cell table:style-name="ce267" table:number-columns-repeated="3"/>
          <table:table-cell table:style-name="ce295" table:number-columns-repeated="4"/>
          <table:table-cell table:style-name="ce333"/>
          <table:table-cell table:style-name="ce381"/>
          <table:table-cell table:style-name="ce418" table:formula="of:=[.W65]+[.X65]" office:value-type="float" office:value="0" calcext:value-type="float">
            <text:p>0</text:p>
          </table:table-cell>
          <table:table-cell table:style-name="ce460" table:formula="of:=[.AF65]+[.AK65]+[.AP65]+[.AU65]+[.AZ65]+[.BE65]+[.BJ65]+[.BO65]" office:value-type="float" office:value="0" calcext:value-type="float">
            <text:p>0</text:p>
          </table:table-cell>
          <table:table-cell table:style-name="ce502" table:formula="of:=[.AI65]+[.AN65]+[.AS65]+[.AX65]+[.BC65]+[.BH65]+[.BM65]+[.BR65]" office:value-type="float" office:value="0" calcext:value-type="float">
            <text:p>0</text:p>
          </table:table-cell>
          <table:table-cell table:style-name="ce313" table:formula="of:=[.AG65]+[.AL65]+[.AQ65]+[.AV65]+[.BA65]+[.BF65]+[.BK65]+[.BP65]" office:value-type="float" office:value="0" calcext:value-type="float">
            <text:p>0</text:p>
          </table:table-cell>
          <table:table-cell table:style-name="ce559" table:formula="of:=[.X65]-[.Z65]-[.AB65]" office:value-type="float" office:value="0" calcext:value-type="float">
            <text:p>0</text:p>
          </table:table-cell>
          <table:table-cell table:style-name="ce559" table:number-columns-repeated="3"/>
          <table:table-cell table:style-name="ce559" table:formula="of:=[.AH65]+[.AM65]+[.AR65]+[.AW65]+[.BB65]+[.BG65]+[.BL65]+[.BQ65]" office:value-type="float" office:value="0" calcext:value-type="float">
            <text:p>0</text:p>
          </table:table-cell>
          <table:table-cell table:style-name="ce605" table:formula="of:=[.AF65]+[.AK65]+[.AP65]+[.AU65]+[.AZ65]+[.BE65]" office:value-type="float" office:value="0" calcext:value-type="float">
            <text:p>0</text:p>
          </table:table-cell>
          <table:table-cell table:style-name="ce50" table:formula="of:=[.AG65]+[.AH65]+[.AI6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65]+[.AM65]+[.AN65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65]+[.AR65]+[.AS6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65]+[.AW65]+[.AX6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65]+[.BB65]+[.BC6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65]+[.BG65]+[.BH65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65]+[.BL65]+[.BM6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65]+[.BQ65]+[.BR65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 table:number-columns-repeated="5"/>
          <table:table-cell table:style-name="ce582"/>
          <table:table-cell table:style-name="ce318"/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9" table:number-columns-repeated="3"/>
          <table:table-cell table:number-columns-repeated="931"/>
        </table:table-row>
        <table:table-row table:style-name="ro3" table:visibility="collapse">
          <table:table-cell table:style-name="ce296" office:value-type="string" calcext:value-type="string">
            <text:p>ЕН.06</text:p>
          </table:table-cell>
          <table:table-cell table:style-name="ce127"/>
          <table:table-cell table:style-name="ce178" table:number-columns-repeated="7"/>
          <table:table-cell table:style-name="ce193"/>
          <table:table-cell table:style-name="ce217"/>
          <table:table-cell table:style-name="ce267" table:number-columns-repeated="3"/>
          <table:table-cell table:style-name="ce295" table:number-columns-repeated="4"/>
          <table:table-cell table:style-name="ce333"/>
          <table:table-cell table:style-name="ce381"/>
          <table:table-cell table:style-name="ce418" table:formula="of:=[.W66]+[.X66]" office:value-type="float" office:value="0" calcext:value-type="float">
            <text:p>0</text:p>
          </table:table-cell>
          <table:table-cell table:style-name="ce460" table:formula="of:=[.AF66]+[.AK66]+[.AP66]+[.AU66]+[.AZ66]+[.BE66]+[.BJ66]+[.BO66]" office:value-type="float" office:value="0" calcext:value-type="float">
            <text:p>0</text:p>
          </table:table-cell>
          <table:table-cell table:style-name="ce502" table:formula="of:=[.AI66]+[.AN66]+[.AS66]+[.AX66]+[.BC66]+[.BH66]+[.BM66]+[.BR66]" office:value-type="float" office:value="0" calcext:value-type="float">
            <text:p>0</text:p>
          </table:table-cell>
          <table:table-cell table:style-name="ce313" table:formula="of:=[.AG66]+[.AL66]+[.AQ66]+[.AV66]+[.BA66]+[.BF66]+[.BK66]+[.BP66]" office:value-type="float" office:value="0" calcext:value-type="float">
            <text:p>0</text:p>
          </table:table-cell>
          <table:table-cell table:style-name="ce559" table:formula="of:=[.X66]-[.Z66]-[.AB66]" office:value-type="float" office:value="0" calcext:value-type="float">
            <text:p>0</text:p>
          </table:table-cell>
          <table:table-cell table:style-name="ce559" table:number-columns-repeated="3"/>
          <table:table-cell table:style-name="ce559" table:formula="of:=[.AH66]+[.AM66]+[.AR66]+[.AW66]+[.BB66]+[.BG66]+[.BL66]+[.BQ66]" office:value-type="float" office:value="0" calcext:value-type="float">
            <text:p>0</text:p>
          </table:table-cell>
          <table:table-cell table:style-name="ce605" table:formula="of:=[.AF66]+[.AK66]+[.AP66]+[.AU66]+[.AZ66]+[.BE66]" office:value-type="float" office:value="0" calcext:value-type="float">
            <text:p>0</text:p>
          </table:table-cell>
          <table:table-cell table:style-name="ce50" table:formula="of:=[.AG66]+[.AH66]+[.AI66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66]+[.AM66]+[.AN66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66]+[.AR66]+[.AS66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66]+[.AW66]+[.AX66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66]+[.BB66]+[.BC66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66]+[.BG66]+[.BH66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66]+[.BL66]+[.BM66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66]+[.BQ66]+[.BR66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 table:number-columns-repeated="5"/>
          <table:table-cell table:style-name="ce582"/>
          <table:table-cell table:style-name="ce318"/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9" table:number-columns-repeated="3"/>
          <table:table-cell table:number-columns-repeated="931"/>
        </table:table-row>
        <table:table-row table:style-name="ro12">
          <table:table-cell table:style-name="ce292" office:value-type="string" calcext:value-type="string">
            <text:p>ОП.00</text:p>
          </table:table-cell>
          <table:table-cell table:style-name="ce205" office:value-type="string" calcext:value-type="string" table:number-columns-spanned="9" table:number-rows-spanned="1">
            <text:p>Общепрофессиональный <text:s/>цикл</text:p>
          </table:table-cell>
          <table:covered-table-cell table:number-columns-repeated="8" table:style-name="ce205"/>
          <table:table-cell table:style-name="ce971" table:number-columns-spanned="8" table:number-rows-spanned="1"/>
          <table:covered-table-cell table:number-columns-repeated="7" table:style-name="ce971"/>
          <table:table-cell table:style-name="ce343" office:value-type="float" office:value="612" calcext:value-type="float">
            <text:p>612</text:p>
          </table:table-cell>
          <table:table-cell table:style-name="ce378" office:value-type="float" office:value="612" calcext:value-type="float">
            <text:p>612</text:p>
          </table:table-cell>
          <table:table-cell table:style-name="ce419" table:formula="of:=SUM([.U69:.U87])+[.V67]" office:value-type="float" office:value="1091" calcext:value-type="float">
            <text:p>1091</text:p>
          </table:table-cell>
          <table:table-cell table:style-name="ce461" table:formula="of:=[.V68]" office:value-type="float" office:value="105" calcext:value-type="float">
            <text:p>105</text:p>
          </table:table-cell>
          <table:table-cell table:style-name="ce503" table:formula="of:=SUM([.W69:.W87])" office:value-type="float" office:value="8" calcext:value-type="float">
            <text:p>8</text:p>
          </table:table-cell>
          <table:table-cell table:style-name="ce419" table:formula="of:=SUM([.X69:.X87])" office:value-type="float" office:value="978" calcext:value-type="float">
            <text:p>978</text:p>
          </table:table-cell>
          <table:table-cell table:style-name="ce419" table:formula="of:=SUM([.Y69:.Y87])" office:value-type="float" office:value="648" calcext:value-type="float">
            <text:p>648</text:p>
          </table:table-cell>
          <table:table-cell table:style-name="ce419" table:formula="of:=SUM([.Z69:.Z87])" office:value-type="float" office:value="318" calcext:value-type="float">
            <text:p>318</text:p>
          </table:table-cell>
          <table:table-cell table:style-name="ce419" table:formula="of:=SUM([.AA69:.AA87])" office:value-type="float" office:value="12" calcext:value-type="float">
            <text:p>12</text:p>
          </table:table-cell>
          <table:table-cell table:style-name="ce419" table:formula="of:=SUM([.AB69:.AB87])" office:value-type="float" office:value="0" calcext:value-type="float">
            <text:p>0</text:p>
          </table:table-cell>
          <table:table-cell table:style-name="ce419" table:formula="of:=SUM([.AC69:.AC87])" office:value-type="float" office:value="0" calcext:value-type="float">
            <text:p>0</text:p>
          </table:table-cell>
          <table:table-cell table:style-name="ce606" table:formula="of:=SUM([.AD69:.AD87])" office:value-type="float" office:value="96" calcext:value-type="float">
            <text:p>96</text:p>
          </table:table-cell>
          <table:table-cell table:style-name="ce503" table:formula="of:=SUM([.AE69:.AE87])" office:value-type="float" office:value="0" calcext:value-type="float">
            <text:p>0</text:p>
          </table:table-cell>
          <table:table-cell table:style-name="ce419" table:formula="of:=SUM([.AF69:.AF87])" office:value-type="float" office:value="0" calcext:value-type="float">
            <text:p>0</text:p>
          </table:table-cell>
          <table:table-cell table:style-name="ce419" table:formula="of:=SUM([.AG69:.AG87])" office:value-type="float" office:value="0" calcext:value-type="float">
            <text:p>0</text:p>
          </table:table-cell>
          <table:table-cell table:style-name="ce419" table:formula="of:=SUM([.AH69:.AH87])" office:value-type="float" office:value="0" calcext:value-type="float">
            <text:p>0</text:p>
          </table:table-cell>
          <table:table-cell table:style-name="ce419" table:formula="of:=SUM([.AI69:.AI87])" office:value-type="float" office:value="0" calcext:value-type="float">
            <text:p>0</text:p>
          </table:table-cell>
          <table:table-cell table:style-name="ce419" table:formula="of:=SUM([.AJ69:.AJ87])" office:value-type="float" office:value="0" calcext:value-type="float">
            <text:p>0</text:p>
          </table:table-cell>
          <table:table-cell table:style-name="ce419" table:formula="of:=SUM([.AK69:.AK87])" office:value-type="float" office:value="0" calcext:value-type="float">
            <text:p>0</text:p>
          </table:table-cell>
          <table:table-cell table:style-name="ce419" table:formula="of:=SUM([.AL69:.AL87])" office:value-type="float" office:value="0" calcext:value-type="float">
            <text:p>0</text:p>
          </table:table-cell>
          <table:table-cell table:style-name="ce419" table:formula="of:=SUM([.AM69:.AM87])" office:value-type="float" office:value="0" calcext:value-type="float">
            <text:p>0</text:p>
          </table:table-cell>
          <table:table-cell table:style-name="ce606" table:formula="of:=SUM([.AN69:.AN87])" office:value-type="float" office:value="0" calcext:value-type="float">
            <text:p>0</text:p>
          </table:table-cell>
          <table:table-cell table:style-name="ce776" table:formula="of:=SUM([.AO69:.AO87])" office:value-type="float" office:value="284" calcext:value-type="float">
            <text:p>284</text:p>
          </table:table-cell>
          <table:table-cell table:style-name="ce419" table:formula="of:=SUM([.AP69:.AP87])" office:value-type="float" office:value="36" calcext:value-type="float">
            <text:p>36</text:p>
          </table:table-cell>
          <table:table-cell table:style-name="ce419" table:formula="of:=SUM([.AQ69:.AQ87])" office:value-type="float" office:value="282" calcext:value-type="float">
            <text:p>282</text:p>
          </table:table-cell>
          <table:table-cell table:style-name="ce419" table:formula="of:=SUM([.AR69:.AR87])" office:value-type="float" office:value="0" calcext:value-type="float">
            <text:p>0</text:p>
          </table:table-cell>
          <table:table-cell table:style-name="ce419" table:formula="of:=SUM([.AS69:.AS87])" office:value-type="float" office:value="2" calcext:value-type="float">
            <text:p>2</text:p>
          </table:table-cell>
          <table:table-cell table:style-name="ce419" table:formula="of:=SUM([.AT69:.AT87])" office:value-type="float" office:value="378" calcext:value-type="float">
            <text:p>378</text:p>
          </table:table-cell>
          <table:table-cell table:style-name="ce419" table:formula="of:=SUM([.AU69:.AU87])" office:value-type="float" office:value="24" calcext:value-type="float">
            <text:p>24</text:p>
          </table:table-cell>
          <table:table-cell table:style-name="ce419" table:formula="of:=SUM([.AV69:.AV87])" office:value-type="float" office:value="372" calcext:value-type="float">
            <text:p>372</text:p>
          </table:table-cell>
          <table:table-cell table:style-name="ce419" table:formula="of:=SUM([.AW69:.AW87])" office:value-type="float" office:value="0" calcext:value-type="float">
            <text:p>0</text:p>
          </table:table-cell>
          <table:table-cell table:style-name="ce606" table:formula="of:=SUM([.AX69:.AX87])" office:value-type="float" office:value="6" calcext:value-type="float">
            <text:p>6</text:p>
          </table:table-cell>
          <table:table-cell table:style-name="ce776" table:formula="of:=SUM([.AY69:.AY87])" office:value-type="float" office:value="108" calcext:value-type="float">
            <text:p>108</text:p>
          </table:table-cell>
          <table:table-cell table:style-name="ce419" table:formula="of:=SUM([.AZ69:.AZ87])" office:value-type="float" office:value="18" calcext:value-type="float">
            <text:p>18</text:p>
          </table:table-cell>
          <table:table-cell table:style-name="ce419" table:formula="of:=SUM([.BA69:.BA87])" office:value-type="float" office:value="108" calcext:value-type="float">
            <text:p>108</text:p>
          </table:table-cell>
          <table:table-cell table:style-name="ce419" table:formula="of:=SUM([.BB69:.BB87])" office:value-type="float" office:value="0" calcext:value-type="float">
            <text:p>0</text:p>
          </table:table-cell>
          <table:table-cell table:style-name="ce419" table:formula="of:=SUM([.BC69:.BC87])" office:value-type="float" office:value="0" calcext:value-type="float">
            <text:p>0</text:p>
          </table:table-cell>
          <table:table-cell table:style-name="ce419" table:formula="of:=SUM([.BD69:.BD87])" office:value-type="float" office:value="84" calcext:value-type="float">
            <text:p>84</text:p>
          </table:table-cell>
          <table:table-cell table:style-name="ce419" table:formula="of:=SUM([.BE69:.BE87])" office:value-type="float" office:value="18" calcext:value-type="float">
            <text:p>18</text:p>
          </table:table-cell>
          <table:table-cell table:style-name="ce419" table:formula="of:=SUM([.BF69:.BF87])" office:value-type="float" office:value="84" calcext:value-type="float">
            <text:p>84</text:p>
          </table:table-cell>
          <table:table-cell table:style-name="ce419" table:formula="of:=SUM([.BG69:.BG87])" office:value-type="float" office:value="0" calcext:value-type="float">
            <text:p>0</text:p>
          </table:table-cell>
          <table:table-cell table:style-name="ce606" table:formula="of:=SUM([.BH69:.BH87])" office:value-type="float" office:value="0" calcext:value-type="float">
            <text:p>0</text:p>
          </table:table-cell>
          <table:table-cell table:style-name="ce606" table:formula="of:=SUM([.BI69:.BI87])" office:value-type="float" office:value="0" calcext:value-type="float">
            <text:p>0</text:p>
          </table:table-cell>
          <table:table-cell table:style-name="ce606" table:formula="of:=SUM([.BJ69:.BJ87])" office:value-type="float" office:value="0" calcext:value-type="float">
            <text:p>0</text:p>
          </table:table-cell>
          <table:table-cell table:style-name="ce606" table:formula="of:=SUM([.BK69:.BK87])" office:value-type="float" office:value="0" calcext:value-type="float">
            <text:p>0</text:p>
          </table:table-cell>
          <table:table-cell table:style-name="ce606" table:formula="of:=SUM([.BL69:.BL87])" office:value-type="float" office:value="0" calcext:value-type="float">
            <text:p>0</text:p>
          </table:table-cell>
          <table:table-cell table:style-name="ce606" table:formula="of:=SUM([.BM69:.BM87])" office:value-type="float" office:value="0" calcext:value-type="float">
            <text:p>0</text:p>
          </table:table-cell>
          <table:table-cell table:style-name="ce606" table:formula="of:=SUM([.BN69:.BN87])" office:value-type="float" office:value="0" calcext:value-type="float">
            <text:p>0</text:p>
          </table:table-cell>
          <table:table-cell table:style-name="ce606" table:formula="of:=SUM([.BO69:.BO87])" office:value-type="float" office:value="0" calcext:value-type="float">
            <text:p>0</text:p>
          </table:table-cell>
          <table:table-cell table:style-name="ce606" table:formula="of:=SUM([.BP69:.BP87])" office:value-type="float" office:value="0" calcext:value-type="float">
            <text:p>0</text:p>
          </table:table-cell>
          <table:table-cell table:style-name="ce606" table:formula="of:=SUM([.BQ69:.BQ87])" office:value-type="float" office:value="0" calcext:value-type="float">
            <text:p>0</text:p>
          </table:table-cell>
          <table:table-cell table:style-name="ce606" table:formula="of:=SUM([.BR69:.BR87])" office:value-type="float" office:value="0" calcext:value-type="float">
            <text:p>0</text:p>
          </table:table-cell>
          <table:table-cell table:style-name="ce503" table:formula="of:=SUM([.BS68:.BS87])" office:value-type="float" office:value="72" calcext:value-type="float">
            <text:p>72</text:p>
          </table:table-cell>
          <table:table-cell table:style-name="ce875" table:formula="of:=SUM([.BT69:.BT87])" office:value-type="float" office:value="0" calcext:value-type="float">
            <text:p>0</text:p>
          </table:table-cell>
          <table:table-cell table:style-name="ce419" table:formula="of:=SUM([.BU69:.BU87])" office:value-type="float" office:value="72" calcext:value-type="float">
            <text:p>72</text:p>
          </table:table-cell>
          <table:table-cell table:style-name="ce419" table:formula="of:=SUM([.BV69:.BV87])" office:value-type="float" office:value="0" calcext:value-type="float">
            <text:p>0</text:p>
          </table:table-cell>
          <table:table-cell table:style-name="ce879" table:formula="of:=SUM([.BW69:.BW87])" office:value-type="float" office:value="0" calcext:value-type="float">
            <text:p>0</text:p>
          </table:table-cell>
          <table:table-cell table:style-name="ce461" table:formula="of:=SUM([.BX69:.BX87])" office:value-type="float" office:value="60" calcext:value-type="float">
            <text:p>60</text:p>
          </table:table-cell>
          <table:table-cell table:style-name="ce419" table:formula="of:=SUM([.BY69:.BY87])" office:value-type="float" office:value="9" calcext:value-type="float">
            <text:p>9</text:p>
          </table:table-cell>
          <table:table-cell table:style-name="ce419" table:formula="of:=SUM([.BZ69:.BZ87])" office:value-type="float" office:value="60" calcext:value-type="float">
            <text:p>60</text:p>
          </table:table-cell>
          <table:table-cell table:style-name="ce419" table:formula="of:=SUM([.CA69:.CA87])" office:value-type="float" office:value="0" calcext:value-type="float">
            <text:p>0</text:p>
          </table:table-cell>
          <table:table-cell table:style-name="ce879" table:formula="of:=SUM([.CB69:.CB87])" office:value-type="float" office:value="0" calcext:value-type="float">
            <text:p>0</text:p>
          </table:table-cell>
          <table:table-cell table:style-name="ce503"/>
          <table:table-cell table:style-name="ce875"/>
          <table:table-cell table:style-name="ce461"/>
          <table:table-cell table:style-name="ce419"/>
          <table:table-cell table:style-name="ce879"/>
          <table:table-cell table:style-name="ce461"/>
          <table:table-cell table:style-name="ce419"/>
          <table:table-cell table:style-name="ce875"/>
          <table:table-cell table:style-name="ce461"/>
          <table:table-cell table:style-name="ce606"/>
          <table:table-cell table:number-columns-repeated="934"/>
        </table:table-row>
        <table:table-row table:style-name="ro37">
          <table:table-cell table:style-name="ce297"/>
          <table:table-cell table:style-name="ce209" office:value-type="string" calcext:value-type="string" table:number-columns-spanned="9" table:number-rows-spanned="1">
            <text:p>Промежуточная аттестация</text:p>
          </table:table-cell>
          <table:covered-table-cell table:number-columns-repeated="8" table:style-name="ce209"/>
          <table:table-cell table:style-name="ce218"/>
          <table:table-cell table:style-name="ce268" table:number-columns-repeated="4"/>
          <table:table-cell table:style-name="ce311"/>
          <table:table-cell table:style-name="ce323" table:number-columns-repeated="2"/>
          <table:table-cell table:style-name="ce344" table:number-columns-repeated="2"/>
          <table:table-cell table:style-name="ce420"/>
          <table:table-cell table:style-name="ce462" table:formula="of:=SUM([.V69:.V87])" office:value-type="float" office:value="105" calcext:value-type="float">
            <text:p>105</text:p>
          </table:table-cell>
          <table:table-cell table:style-name="ce504"/>
          <table:table-cell table:style-name="ce420" table:number-columns-repeated="5"/>
          <table:table-cell table:style-name="ce578"/>
          <table:table-cell table:style-name="ce607"/>
          <table:table-cell table:style-name="ce420" table:number-columns-repeated="9"/>
          <table:table-cell table:style-name="ce578"/>
          <table:table-cell table:style-name="ce420" table:number-columns-repeated="9"/>
          <table:table-cell table:style-name="ce812"/>
          <table:table-cell table:style-name="ce420" table:number-columns-repeated="9"/>
          <table:table-cell table:style-name="ce607"/>
          <table:table-cell table:style-name="ce420" table:number-columns-repeated="9"/>
          <table:table-cell table:style-name="ce852"/>
          <table:table-cell table:style-name="ce1759" table:formula="of:=[.BU69]+[.BV69]+[.BW69]" office:value-type="float" office:value="0" calcext:value-type="float" table:number-columns-spanned="1" table:number-rows-spanned="2">
            <text:p>0</text:p>
          </table:table-cell>
          <table:table-cell table:style-name="ce852" table:number-columns-repeated="3"/>
          <table:table-cell table:style-name="ce607"/>
          <table:table-cell table:style-name="ce852" table:number-columns-repeated="4"/>
          <table:table-cell table:style-name="ce607"/>
          <table:table-cell table:style-name="ce882"/>
          <table:table-cell table:style-name="ce859" table:number-columns-repeated="3"/>
          <table:table-cell table:style-name="ce810"/>
          <table:table-cell table:style-name="ce882"/>
          <table:table-cell table:style-name="ce859" table:number-columns-repeated="3"/>
          <table:table-cell table:style-name="ce810"/>
          <table:table-cell table:number-columns-repeated="934"/>
        </table:table-row>
        <table:table-row table:style-name="ro50">
          <table:table-cell table:style-name="ce246" office:value-type="string" calcext:value-type="string">
            <text:p>ОП.01</text:p>
          </table:table-cell>
          <table:table-cell table:style-name="ce188" office:value-type="string" calcext:value-type="string" table:number-columns-spanned="9" table:number-rows-spanned="1">
            <text:p>Операционные системы и среды</text:p>
          </table:table-cell>
          <table:covered-table-cell table:number-columns-repeated="8" table:style-name="ce188"/>
          <table:table-cell table:style-name="ce202"/>
          <table:table-cell table:style-name="ce211"/>
          <table:table-cell table:style-name="ce1025" office:value-type="string" calcext:value-type="string">
            <text:p>Э</text:p>
          </table:table-cell>
          <table:table-cell table:style-name="ce213" table:number-columns-repeated="3"/>
          <table:table-cell table:style-name="ce211" table:number-columns-repeated="2"/>
          <table:table-cell table:style-name="ce345"/>
          <table:table-cell table:style-name="ce382" office:value-type="float" office:value="90" calcext:value-type="float">
            <text:p>90</text:p>
          </table:table-cell>
          <table:table-cell table:style-name="ce410" table:formula="of:=[.W69]+[.X69]" office:value-type="float" office:value="96" calcext:value-type="float">
            <text:p>96</text:p>
          </table:table-cell>
          <table:table-cell table:style-name="ce450" table:formula="of:=[.AF69]+[.AK69]+[.AP69]+[.AU69]+[.AZ69]+[.BE69]+[.BJ69]+[.BO69]+[.BT69]+[.BY69]+[.CD69]+[.CI69]" office:value-type="float" office:value="18" calcext:value-type="float">
            <text:p>18</text:p>
          </table:table-cell>
          <table:table-cell table:style-name="ce501" table:formula="of:=[.AI69]+[.AN69]+[.AS69]+[.AX69]+[.BC69]+[.BH69]+[.BM69]+[.BR69]+[.BW69]+[.CB69]+[.CG69]+[.CL69]" office:value-type="float" office:value="0" calcext:value-type="float">
            <text:p>0</text:p>
          </table:table-cell>
          <table:table-cell table:style-name="ce541" table:formula="of:=[.AG69]+[.AL69]+[.AQ69]+[.AV69]+[.BA69]+[.BF69]+[.BK69]+[.BP69]+[.BU69]+[.BZ69]+[.CE69]+[.CJ69]" office:value-type="float" office:value="96" calcext:value-type="float">
            <text:p>96</text:p>
          </table:table-cell>
          <table:table-cell table:style-name="ce457" table:formula="of:=[.X69]-[.Z69]-[.AB69]-[.AA69]" office:value-type="float" office:value="76" calcext:value-type="float">
            <text:p>76</text:p>
          </table:table-cell>
          <table:table-cell table:style-name="ce457" office:value-type="float" office:value="18" calcext:value-type="float">
            <text:p>18</text:p>
          </table:table-cell>
          <table:table-cell table:style-name="ce457" office:value-type="float" office:value="2" calcext:value-type="float">
            <text:p>2</text:p>
          </table:table-cell>
          <table:table-cell table:style-name="ce457"/>
          <table:table-cell table:style-name="ce579" table:formula="of:=[.AH69]+[.AM69]+[.AR69]+[.AW69]+[.BB69]+[.BG69]+[.BL69]+[.BQ69]" office:value-type="float" office:value="0" calcext:value-type="float">
            <text:p>0</text:p>
          </table:table-cell>
          <table:table-cell table:style-name="ce608" table:formula="of:=[.AF69]+[.AK69]+[.AP69]+[.AU69]+[.AZ69]+[.BE69]+[.BT69]+[.BY69]" office:value-type="float" office:value="18" calcext:value-type="float">
            <text:p>18</text:p>
          </table:table-cell>
          <table:table-cell table:style-name="ce652" table:formula="of:=[.AG69]+[.AH69]+[.AI69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69]+[.AM69]+[.AN69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777" table:formula="of:=[.AQ69]+[.AR69]+[.AS69]" office:value-type="float" office:value="96" calcext:value-type="float">
            <text:p>96</text:p>
          </table:table-cell>
          <table:table-cell table:style-name="ce793" office:value-type="float" office:value="18" calcext:value-type="float">
            <text:p>18</text:p>
          </table:table-cell>
          <table:table-cell table:style-name="ce793" office:value-type="float" office:value="96" calcext:value-type="float">
            <text:p>96</text:p>
          </table:table-cell>
          <table:table-cell table:style-name="ce793" table:number-columns-repeated="2"/>
          <table:table-cell table:style-name="ce498" table:formula="of:=[.AV69]+[.AW69]+[.AX69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A69]+[.BB69]+[.BC69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F69]+[.BG69]+[.BH69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BK69]+[.BL69]+[.BM69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69]+[.BQ69]+[.BR69]" office:value-type="float" office:value="0" calcext:value-type="float">
            <text:p>0</text:p>
          </table:table-cell>
          <table:table-cell table:style-name="ce541" table:number-columns-repeated="3"/>
          <table:table-cell table:style-name="ce457"/>
          <table:covered-table-cell table:style-name="ce864"/>
          <table:table-cell table:style-name="ce457" table:number-columns-repeated="3"/>
          <table:table-cell table:style-name="ce579"/>
          <table:table-cell table:style-name="ce1757" table:formula="of:=[.BZ69]+[.CA69]+[.CB69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8" table:number-columns-repeated="3"/>
          <table:table-cell table:number-columns-repeated="931"/>
        </table:table-row>
        <table:table-row table:style-name="ro50">
          <table:table-cell table:style-name="ce246" office:value-type="string" calcext:value-type="string">
            <text:p>ОП.02</text:p>
          </table:table-cell>
          <table:table-cell table:style-name="ce188" office:value-type="string" calcext:value-type="string" table:number-columns-spanned="9" table:number-rows-spanned="1">
            <text:p>Архитектура аппаратных средств</text:p>
          </table:table-cell>
          <table:covered-table-cell table:number-columns-repeated="8" table:style-name="ce188"/>
          <table:table-cell table:style-name="ce204"/>
          <table:table-cell table:style-name="ce211"/>
          <table:table-cell table:style-name="ce1025"/>
          <table:table-cell table:style-name="ce211" office:value-type="string" calcext:value-type="string">
            <text:p>ДЗ</text:p>
          </table:table-cell>
          <table:table-cell table:style-name="ce211" table:number-columns-repeated="4"/>
          <table:table-cell table:style-name="ce345"/>
          <table:table-cell table:style-name="ce382" office:value-type="float" office:value="118" calcext:value-type="float">
            <text:p>118</text:p>
          </table:table-cell>
          <table:table-cell table:style-name="ce410" table:formula="of:=[.W70]+[.X70]" office:value-type="float" office:value="46" calcext:value-type="float">
            <text:p>46</text:p>
          </table:table-cell>
          <table:table-cell table:style-name="ce450" table:formula="of:=[.AF70]+[.AK70]+[.AP70]+[.AU70]+[.AZ70]+[.BE70]+[.BJ70]+[.BO70]+[.BT70]+[.BY70]+[.CD70]+[.CI70]" office:value-type="float" office:value="0" calcext:value-type="float">
            <text:p>0</text:p>
          </table:table-cell>
          <table:table-cell table:style-name="ce501" table:formula="of:=[.AI70]+[.AN70]+[.AS70]+[.AX70]+[.BC70]+[.BH70]+[.BM70]+[.BR70]+[.BW70]+[.CB70]+[.CG70]+[.CL70]" office:value-type="float" office:value="0" calcext:value-type="float">
            <text:p>0</text:p>
          </table:table-cell>
          <table:table-cell table:style-name="ce541" table:formula="of:=[.AG70]+[.AL70]+[.AQ70]+[.AV70]+[.BA70]+[.BF70]+[.BK70]+[.BP70]+[.BU70]+[.BZ70]+[.CE70]+[.CJ70]" office:value-type="float" office:value="46" calcext:value-type="float">
            <text:p>46</text:p>
          </table:table-cell>
          <table:table-cell table:style-name="ce457" table:formula="of:=[.X70]-[.Z70]-[.AB70]-[.AA70]" office:value-type="float" office:value="32" calcext:value-type="float">
            <text:p>32</text:p>
          </table:table-cell>
          <table:table-cell table:style-name="ce457" office:value-type="float" office:value="14" calcext:value-type="float">
            <text:p>14</text:p>
          </table:table-cell>
          <table:table-cell table:style-name="ce457" table:number-columns-repeated="2"/>
          <table:table-cell table:style-name="ce579" table:formula="of:=[.AH70]+[.AM70]+[.AR70]+[.AW70]+[.BB70]+[.BG70]+[.BL70]+[.BQ70]" office:value-type="float" office:value="0" calcext:value-type="float">
            <text:p>0</text:p>
          </table:table-cell>
          <table:table-cell table:style-name="ce608" table:formula="of:=[.AF70]+[.AK70]+[.AP70]+[.AU70]+[.AZ70]+[.BE70]" office:value-type="float" office:value="0" calcext:value-type="float">
            <text:p>0</text:p>
          </table:table-cell>
          <table:table-cell table:style-name="ce652" table:formula="of:=[.AG70]+[.AH70]+[.AI70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70]+[.AM70]+[.AN70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AQ70]+[.AR70]+[.AS70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V70]+[.AW70]+[.AX70]" office:value-type="float" office:value="46" calcext:value-type="float">
            <text:p>46</text:p>
          </table:table-cell>
          <table:table-cell table:style-name="ce541"/>
          <table:table-cell table:style-name="ce541" office:value-type="float" office:value="46" calcext:value-type="float">
            <text:p>46</text:p>
          </table:table-cell>
          <table:table-cell table:style-name="ce541" table:number-columns-repeated="2"/>
          <table:table-cell table:style-name="ce498" table:formula="of:=[.BA70]+[.BB70]+[.BC70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F70]+[.BG70]+[.BH70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BK70]+[.BL70]+[.BM70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70]+[.BQ70]+[.BR70]" office:value-type="float" office:value="0" calcext:value-type="float">
            <text:p>0</text:p>
          </table:table-cell>
          <table:table-cell table:style-name="ce541" table:number-columns-repeated="3"/>
          <table:table-cell table:style-name="ce457"/>
          <table:table-cell table:style-name="ce457" table:formula="of:=[.BU70]+[.BV70]+[.BW70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1757" table:formula="of:=[.BZ70]+[.CA70]+[.CB70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8" table:number-columns-repeated="3"/>
          <table:table-cell table:number-columns-repeated="931"/>
        </table:table-row>
        <table:table-row table:style-name="ro51">
          <table:table-cell table:style-name="ce246" office:value-type="string" calcext:value-type="string">
            <text:p>ОП.03</text:p>
          </table:table-cell>
          <table:table-cell table:style-name="ce188" office:value-type="string" calcext:value-type="string" table:number-columns-spanned="9" table:number-rows-spanned="1">
            <text:p>Информационные технологии</text:p>
          </table:table-cell>
          <table:covered-table-cell table:number-columns-repeated="8" table:style-name="ce188"/>
          <table:table-cell table:style-name="ce204"/>
          <table:table-cell table:style-name="ce213"/>
          <table:table-cell table:style-name="ce211" office:value-type="string" calcext:value-type="string">
            <text:p>Э</text:p>
          </table:table-cell>
          <table:table-cell table:style-name="ce211" table:number-columns-repeated="5"/>
          <table:table-cell table:style-name="ce345"/>
          <table:table-cell table:style-name="ce382" office:value-type="float" office:value="100" calcext:value-type="float">
            <text:p>100</text:p>
          </table:table-cell>
          <table:table-cell table:style-name="ce410" table:formula="of:=[.W71]+[.X71]" office:value-type="float" office:value="52" calcext:value-type="float">
            <text:p>52</text:p>
          </table:table-cell>
          <table:table-cell table:style-name="ce450" table:formula="of:=[.AF71]+[.AK71]+[.AP71]+[.AU71]+[.AZ71]+[.BE71]+[.BJ71]+[.BO71]+[.BT71]+[.BY71]+[.CD71]+[.CI71]" office:value-type="float" office:value="18" calcext:value-type="float">
            <text:p>18</text:p>
          </table:table-cell>
          <table:table-cell table:style-name="ce501" table:formula="of:=[.AI71]+[.AN71]+[.AS71]+[.AX71]+[.BC71]+[.BH71]+[.BM71]+[.BR71]+[.BW71]+[.CB71]+[.CG71]+[.CL71]" office:value-type="float" office:value="0" calcext:value-type="float">
            <text:p>0</text:p>
          </table:table-cell>
          <table:table-cell table:style-name="ce541" table:formula="of:=[.AG71]+[.AL71]+[.AQ71]+[.AV71]+[.BA71]+[.BF71]+[.BK71]+[.BP71]+[.BU71]+[.BZ71]+[.CE71]+[.CJ71]" office:value-type="float" office:value="52" calcext:value-type="float">
            <text:p>52</text:p>
          </table:table-cell>
          <table:table-cell table:style-name="ce457" table:formula="of:=[.X71]-[.Z71]-[.AB71]-[.AA71]" office:value-type="float" office:value="32" calcext:value-type="float">
            <text:p>32</text:p>
          </table:table-cell>
          <table:table-cell table:style-name="ce457" office:value-type="float" office:value="18" calcext:value-type="float">
            <text:p>18</text:p>
          </table:table-cell>
          <table:table-cell table:style-name="ce457" office:value-type="float" office:value="2" calcext:value-type="float">
            <text:p>2</text:p>
          </table:table-cell>
          <table:table-cell table:style-name="ce457"/>
          <table:table-cell table:style-name="ce579" table:formula="of:=[.AH71]+[.AM71]+[.AR71]+[.AW71]+[.BB71]+[.BG71]+[.BL71]+[.BQ71]" office:value-type="float" office:value="0" calcext:value-type="float">
            <text:p>0</text:p>
          </table:table-cell>
          <table:table-cell table:style-name="ce608" table:formula="of:=[.AF71]+[.AK71]+[.AP71]+[.AU71]+[.AZ71]+[.BE71]" office:value-type="float" office:value="18" calcext:value-type="float">
            <text:p>18</text:p>
          </table:table-cell>
          <table:table-cell table:style-name="ce652" table:formula="of:=[.AG71]+[.AH71]+[.AI71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71]+[.AM71]+[.AN71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AQ71]+[.AR71]+[.AS71]" office:value-type="float" office:value="52" calcext:value-type="float">
            <text:p>52</text:p>
          </table:table-cell>
          <table:table-cell table:style-name="ce541" office:value-type="float" office:value="18" calcext:value-type="float">
            <text:p>18</text:p>
          </table:table-cell>
          <table:table-cell table:style-name="ce541" office:value-type="float" office:value="52" calcext:value-type="float">
            <text:p>52</text:p>
          </table:table-cell>
          <table:table-cell table:style-name="ce541" table:number-columns-repeated="2"/>
          <table:table-cell table:style-name="ce498" table:formula="of:=[.AV71]+[.AW71]+[.AX71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A71]+[.BB71]+[.BC71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F71]+[.BG71]+[.BH71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BK71]+[.BL71]+[.BM71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71]+[.BQ71]+[.BR71]" office:value-type="float" office:value="0" calcext:value-type="float">
            <text:p>0</text:p>
          </table:table-cell>
          <table:table-cell table:style-name="ce541" table:number-columns-repeated="3"/>
          <table:table-cell table:style-name="ce457"/>
          <table:table-cell table:style-name="ce457" table:formula="of:=[.BU71]+[.BV71]+[.BW71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1757" table:formula="of:=[.BZ71]+[.CA71]+[.CB71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8" table:number-columns-repeated="3"/>
          <table:table-cell table:number-columns-repeated="931"/>
        </table:table-row>
        <table:table-row table:style-name="ro50">
          <table:table-cell table:style-name="ce76" office:value-type="string" calcext:value-type="string">
            <text:p>ОП.04</text:p>
          </table:table-cell>
          <table:table-cell table:style-name="ce215" office:value-type="string" calcext:value-type="string" table:number-columns-spanned="9" table:number-rows-spanned="1">
            <text:p>Основы <text:s/>алгоритмизации и программирования</text:p>
          </table:table-cell>
          <table:covered-table-cell table:number-columns-repeated="8" table:style-name="ce215"/>
          <table:table-cell table:style-name="ce987"/>
          <table:table-cell table:style-name="ce1041"/>
          <table:table-cell table:style-name="ce987"/>
          <table:table-cell table:style-name="ce1068" office:value-type="string" calcext:value-type="string">
            <text:p>Э</text:p>
          </table:table-cell>
          <table:table-cell table:style-name="ce987" table:number-columns-repeated="4"/>
          <table:table-cell table:style-name="ce1128"/>
          <table:table-cell table:style-name="ce1168" office:value-type="float" office:value="60" calcext:value-type="float">
            <text:p>60</text:p>
          </table:table-cell>
          <table:table-cell table:style-name="ce1208" table:formula="of:=[.W72]+[.X72]" office:value-type="float" office:value="184" calcext:value-type="float">
            <text:p>184</text:p>
          </table:table-cell>
          <table:table-cell table:style-name="ce1255" table:formula="of:=[.AF72]+[.AK72]+[.AP72]+[.AU72]+[.AZ72]+[.BE72]+[.BJ72]+[.BO72]+[.BT72]+[.BY72]+[.CD72]+[.CI72]" office:value-type="float" office:value="12" calcext:value-type="float">
            <text:p>12</text:p>
          </table:table-cell>
          <table:table-cell table:style-name="ce1301" table:formula="of:=[.AI72]+[.AN72]+[.AS72]+[.AX72]+[.BC72]+[.BH72]+[.BM72]+[.BR72]+[.BW72]+[.CB72]+[.CG72]+[.CL72]" office:value-type="float" office:value="4" calcext:value-type="float">
            <text:p>4</text:p>
          </table:table-cell>
          <table:table-cell table:style-name="ce1345" table:formula="of:=[.AG72]+[.AL72]+[.AQ72]+[.AV72]+[.BA72]+[.BF72]+[.BK72]+[.BP72]+[.BU72]+[.BZ72]+[.CE72]+[.CJ72]" office:value-type="float" office:value="180" calcext:value-type="float">
            <text:p>180</text:p>
          </table:table-cell>
          <table:table-cell table:style-name="ce1367" table:formula="of:=[.X72]-[.Z72]-[.AB72]-[.AA72]" office:value-type="float" office:value="102" calcext:value-type="float">
            <text:p>102</text:p>
          </table:table-cell>
          <table:table-cell table:style-name="ce1367" office:value-type="float" office:value="76" calcext:value-type="float">
            <text:p>76</text:p>
          </table:table-cell>
          <table:table-cell table:style-name="ce1367" office:value-type="float" office:value="2" calcext:value-type="float">
            <text:p>2</text:p>
          </table:table-cell>
          <table:table-cell table:style-name="ce1367"/>
          <table:table-cell table:style-name="ce1392" table:formula="of:=[.AH72]+[.AM72]+[.AR72]+[.AW72]+[.BB72]+[.BG72]+[.BL72]+[.BQ72]" office:value-type="float" office:value="0" calcext:value-type="float">
            <text:p>0</text:p>
          </table:table-cell>
          <table:table-cell table:style-name="ce1424" table:formula="of:=[.AF72]+[.AK72]+[.AP72]+[.AU72]+[.AZ72]+[.BE72]" office:value-type="float" office:value="12" calcext:value-type="float">
            <text:p>12</text:p>
          </table:table-cell>
          <table:table-cell table:style-name="ce1470" table:formula="of:=[.AG72]+[.AH72]+[.AI72]" office:value-type="float" office:value="0" calcext:value-type="float">
            <text:p>0</text:p>
          </table:table-cell>
          <table:table-cell table:style-name="ce1345" table:number-columns-repeated="4"/>
          <table:table-cell table:style-name="ce1562" table:formula="of:=[.AL72]+[.AM72]+[.AN72]" office:value-type="float" office:value="0" calcext:value-type="float">
            <text:p>0</text:p>
          </table:table-cell>
          <table:table-cell table:style-name="ce1345" table:number-columns-repeated="3"/>
          <table:table-cell table:style-name="ce1392"/>
          <table:table-cell table:style-name="ce1470" table:formula="of:=[.AQ72]+[.AR72]+[.AS72]" office:value-type="float" office:value="36" calcext:value-type="float">
            <text:p>36</text:p>
          </table:table-cell>
          <table:table-cell table:style-name="ce1345"/>
          <table:table-cell table:style-name="ce1345" office:value-type="float" office:value="36" calcext:value-type="float">
            <text:p>36</text:p>
          </table:table-cell>
          <table:table-cell table:style-name="ce1345" table:number-columns-repeated="2"/>
          <table:table-cell table:style-name="ce1562" table:formula="of:=[.AV72]+[.AW72]+[.AX72]" office:value-type="float" office:value="148" calcext:value-type="float">
            <text:p>148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144" calcext:value-type="float">
            <text:p>144</text:p>
          </table:table-cell>
          <table:table-cell table:style-name="ce1345"/>
          <table:table-cell table:style-name="ce1345" office:value-type="float" office:value="4" calcext:value-type="float">
            <text:p>4</text:p>
          </table:table-cell>
          <table:table-cell table:style-name="ce498" table:formula="of:=[.BA72]+[.BB72]+[.BC72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F72]+[.BG72]+[.BH72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BK72]+[.BL72]+[.BM72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72]+[.BQ72]+[.BR72]" office:value-type="float" office:value="0" calcext:value-type="float">
            <text:p>0</text:p>
          </table:table-cell>
          <table:table-cell table:style-name="ce541" table:number-columns-repeated="3"/>
          <table:table-cell table:style-name="ce457"/>
          <table:table-cell table:style-name="ce457" table:formula="of:=[.BU72]+[.BV72]+[.BW72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1757" table:formula="of:=[.BZ72]+[.CA72]+[.CB72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8" table:number-columns-repeated="3"/>
          <table:table-cell table:number-columns-repeated="931"/>
        </table:table-row>
        <table:table-row table:style-name="ro52">
          <table:table-cell table:style-name="ce246" office:value-type="string" calcext:value-type="string">
            <text:p>ОП.05</text:p>
          </table:table-cell>
          <table:table-cell table:style-name="ce196" office:value-type="string" calcext:value-type="string" table:number-columns-spanned="9" table:number-rows-spanned="1">
            <text:p>Правовое обеспечение профессиональной деятельности</text:p>
          </table:table-cell>
          <table:covered-table-cell table:number-columns-repeated="8" table:style-name="ce196"/>
          <table:table-cell table:style-name="ce212"/>
          <table:table-cell table:style-name="ce211" table:number-columns-repeated="5"/>
          <table:table-cell table:style-name="ce211" office:value-type="string" calcext:value-type="string">
            <text:p>ДЗ</text:p>
          </table:table-cell>
          <table:table-cell table:style-name="ce312"/>
          <table:table-cell table:style-name="ce345"/>
          <table:table-cell table:style-name="ce382" office:value-type="float" office:value="60" calcext:value-type="float">
            <text:p>60</text:p>
          </table:table-cell>
          <table:table-cell table:style-name="ce410" table:formula="of:=[.W73]+[.X73]" office:value-type="float" office:value="36" calcext:value-type="float">
            <text:p>36</text:p>
          </table:table-cell>
          <table:table-cell table:style-name="ce450" table:formula="of:=[.AF73]+[.AK73]+[.AP73]+[.AU73]+[.AZ73]+[.BF74]+[.BJ73]+[.BO73]+[.BT73]+[.BY73]+[.CD73]+[.CI73]" office:value-type="float" office:value="0" calcext:value-type="float">
            <text:p>0</text:p>
          </table:table-cell>
          <table:table-cell table:style-name="ce501" table:formula="of:=[.AI73]+[.AN73]+[.AS73]+[.AX73]+[.BC73]+[.BH73]+[.BM73]+[.BR73]+[.BW73]+[.CB73]+[.CG73]+[.CL73]" office:value-type="float" office:value="0" calcext:value-type="float">
            <text:p>0</text:p>
          </table:table-cell>
          <table:table-cell table:style-name="ce541" table:formula="of:=[.AG73]+[.AL73]+[.AQ73]+[.AV73]+[.BA73]+[.BF73]+[.BK73]+[.BP73]+[.BU73]+[.BZ73]+[.CE73]+[.CJ73]" office:value-type="float" office:value="36" calcext:value-type="float">
            <text:p>36</text:p>
          </table:table-cell>
          <table:table-cell table:style-name="ce457" table:formula="of:=[.X73]-[.Z73]-[.AB73]-[.AA73]" office:value-type="float" office:value="22" calcext:value-type="float">
            <text:p>22</text:p>
          </table:table-cell>
          <table:table-cell table:style-name="ce457" office:value-type="float" office:value="14" calcext:value-type="float">
            <text:p>14</text:p>
          </table:table-cell>
          <table:table-cell table:style-name="ce457" table:number-columns-repeated="2"/>
          <table:table-cell table:style-name="ce579" table:formula="of:=[.AH73]+[.AM73]+[.AR73]+[.AW73]+[.BB73]+[.BG73]+[.BL73]+[.BQ73]" office:value-type="float" office:value="0" calcext:value-type="float">
            <text:p>0</text:p>
          </table:table-cell>
          <table:table-cell table:style-name="ce608" table:formula="of:=[.AF73]+[.AK73]+[.AP73]+[.AU73]+[.AZ73]+[.BF74]" office:value-type="float" office:value="0" calcext:value-type="float">
            <text:p>0</text:p>
          </table:table-cell>
          <table:table-cell table:style-name="ce652" table:formula="of:=[.AG73]+[.AH73]+[.AI73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73]+[.AM73]+[.AN73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AQ73]+[.AR73]+[.AS73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V73]+[.AW73]+[.AX73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A73]+[.BB73]+[.BC73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F73]+[.BG73]+[.BH73]" office:value-type="float" office:value="0" calcext:value-type="float">
            <text:p>0</text:p>
          </table:table-cell>
          <table:table-cell table:style-name="ce135"/>
          <table:table-cell table:style-name="ce541" table:number-columns-repeated="2"/>
          <table:table-cell table:style-name="ce579"/>
          <table:table-cell table:style-name="ce652" table:formula="of:=[.BK73]+[.BL73]+[.BM73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73]+[.BQ73]+[.BR73]" office:value-type="float" office:value="0" calcext:value-type="float">
            <text:p>0</text:p>
          </table:table-cell>
          <table:table-cell table:style-name="ce541" table:number-columns-repeated="3"/>
          <table:table-cell table:style-name="ce457"/>
          <table:table-cell table:style-name="ce457" table:formula="of:=[.BU73]+[.BV73]+[.BW73]" office:value-type="float" office:value="36" calcext:value-type="float">
            <text:p>36</text:p>
          </table:table-cell>
          <table:table-cell table:style-name="ce457"/>
          <table:table-cell table:style-name="ce457" office:value-type="float" office:value="36" calcext:value-type="float">
            <text:p>36</text:p>
          </table:table-cell>
          <table:table-cell table:style-name="ce457"/>
          <table:table-cell table:style-name="ce579"/>
          <table:table-cell table:style-name="ce1757" table:formula="of:=[.BZ73]+[.CA73]+[.CB73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8" table:number-columns-repeated="3"/>
          <table:table-cell table:number-columns-repeated="931"/>
        </table:table-row>
        <table:table-row table:style-name="ro53">
          <table:table-cell table:style-name="ce246" office:value-type="string" calcext:value-type="string">
            <text:p>ОП.06</text:p>
          </table:table-cell>
          <table:table-cell table:style-name="ce188" office:value-type="string" calcext:value-type="string" table:number-columns-spanned="9" table:number-rows-spanned="1">
            <text:p>Безопасность жизнедеятельности</text:p>
          </table:table-cell>
          <table:covered-table-cell table:number-columns-repeated="8" table:style-name="ce188"/>
          <table:table-cell table:style-name="ce213" table:number-columns-repeated="2"/>
          <table:table-cell table:style-name="ce211" table:number-columns-repeated="2"/>
          <table:table-cell table:style-name="ce211" office:value-type="string" calcext:value-type="string">
            <text:p>ДЗ</text:p>
          </table:table-cell>
          <table:table-cell table:style-name="ce211" table:number-columns-repeated="3"/>
          <table:table-cell table:style-name="ce345"/>
          <table:table-cell table:style-name="ce382" office:value-type="float" office:value="36" calcext:value-type="float">
            <text:p>36</text:p>
          </table:table-cell>
          <table:table-cell table:style-name="ce410" table:formula="of:=[.W74]+[.X74]" office:value-type="float" office:value="68" calcext:value-type="float">
            <text:p>68</text:p>
          </table:table-cell>
          <table:table-cell table:style-name="ce450" table:formula="of:=[.AF74]+[.AK74]+[.AP74]+[.AU74]+[.AZ74]+[.BF75]+[.BJ74]+[.BO74]+[.BT74]+[.BY74]+[.CD74]+[.CI74]" office:value-type="float" office:value="0" calcext:value-type="float">
            <text:p>0</text:p>
          </table:table-cell>
          <table:table-cell table:style-name="ce501" table:formula="of:=[.AI74]+[.AN74]+[.AS74]+[.AX74]+[.BC74]+[.BH74]+[.BM74]+[.BR74]+[.BW74]+[.CB74]+[.CG74]+[.CL74]" office:value-type="float" office:value="0" calcext:value-type="float">
            <text:p>0</text:p>
          </table:table-cell>
          <table:table-cell table:style-name="ce541" table:formula="of:=[.AG74]+[.AL74]+[.AQ74]+[.AV74]+[.BA74]+[.BF74]+[.BK74]+[.BP74]+[.BU74]+[.BZ74]+[.CE74]+[.CJ74]" office:value-type="float" office:value="68" calcext:value-type="float">
            <text:p>68</text:p>
          </table:table-cell>
          <table:table-cell table:style-name="ce457" table:formula="of:=[.X74]-[.Z74]-[.AB74]-[.AA74]" office:value-type="float" office:value="42" calcext:value-type="float">
            <text:p>42</text:p>
          </table:table-cell>
          <table:table-cell table:style-name="ce457" office:value-type="float" office:value="26" calcext:value-type="float">
            <text:p>26</text:p>
          </table:table-cell>
          <table:table-cell table:style-name="ce457" table:number-columns-repeated="2"/>
          <table:table-cell table:style-name="ce579" table:formula="of:=[.AH74]+[.AM74]+[.AR74]+[.AW74]+[.BB74]+[.BG74]+[.BL74]+[.BQ74]" office:value-type="float" office:value="0" calcext:value-type="float">
            <text:p>0</text:p>
          </table:table-cell>
          <table:table-cell table:style-name="ce608" table:formula="of:=[.AF74]+[.AK74]+[.AP74]+[.AU74]+[.AZ74]+[.BF75]" office:value-type="float" office:value="0" calcext:value-type="float">
            <text:p>0</text:p>
          </table:table-cell>
          <table:table-cell table:style-name="ce652" table:formula="of:=[.AG74]+[.AH74]+[.AI74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74]+[.AM74]+[.AN74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AQ74]+[.AR74]+[.AS74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V74]+[.AW74]+[.AX74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A74]+[.BB74]+[.BC74]" office:value-type="float" office:value="68" calcext:value-type="float">
            <text:p>68</text:p>
          </table:table-cell>
          <table:table-cell table:style-name="ce793"/>
          <table:table-cell table:style-name="ce541" office:value-type="float" office:value="68" calcext:value-type="float">
            <text:p>68</text:p>
          </table:table-cell>
          <table:table-cell table:style-name="ce541" table:number-columns-repeated="2"/>
          <table:table-cell table:style-name="ce498" table:formula="of:=[.BF74]+[.BG74]+[.BH74]" office:value-type="float" office:value="0" calcext:value-type="float">
            <text:p>0</text:p>
          </table:table-cell>
          <table:table-cell table:style-name="ce135"/>
          <table:table-cell table:style-name="ce541" table:number-columns-repeated="2"/>
          <table:table-cell table:style-name="ce579"/>
          <table:table-cell table:style-name="ce652" table:formula="of:=[.BK74]+[.BL74]+[.BM74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74]+[.BQ74]+[.BR74]" office:value-type="float" office:value="0" calcext:value-type="float">
            <text:p>0</text:p>
          </table:table-cell>
          <table:table-cell table:style-name="ce541" table:number-columns-repeated="3"/>
          <table:table-cell table:style-name="ce457"/>
          <table:table-cell table:style-name="ce457" table:formula="of:=[.BU74]+[.BV74]+[.BW74]" office:value-type="float" office:value="0" calcext:value-type="float">
            <text:p>0</text:p>
          </table:table-cell>
          <table:table-cell table:style-name="ce876"/>
          <table:table-cell table:style-name="ce457" table:number-columns-repeated="2"/>
          <table:table-cell table:style-name="ce579"/>
          <table:table-cell table:style-name="ce1757" table:formula="of:=[.BZ74]+[.CA74]+[.CB74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6">
          <table:table-cell table:style-name="ce246" office:value-type="string" calcext:value-type="string">
            <text:p>ОП.07</text:p>
          </table:table-cell>
          <table:table-cell table:style-name="ce188" office:value-type="string" calcext:value-type="string" table:number-columns-spanned="9" table:number-rows-spanned="1">
            <text:p>Экономика отрасли</text:p>
          </table:table-cell>
          <table:covered-table-cell table:number-columns-repeated="8" table:style-name="ce188"/>
          <table:table-cell table:style-name="ce204"/>
          <table:table-cell table:style-name="ce213"/>
          <table:table-cell table:style-name="ce211" table:number-columns-repeated="5"/>
          <table:table-cell table:style-name="ce213" office:value-type="string" calcext:value-type="string">
            <text:p>Э</text:p>
          </table:table-cell>
          <table:table-cell table:style-name="ce345"/>
          <table:table-cell table:style-name="ce382" office:value-type="float" office:value="40" calcext:value-type="float">
            <text:p>40</text:p>
          </table:table-cell>
          <table:table-cell table:style-name="ce410" table:formula="of:=[.W75]+[.X75]" office:value-type="float" office:value="60" calcext:value-type="float">
            <text:p>60</text:p>
          </table:table-cell>
          <table:table-cell table:style-name="ce450" table:formula="of:=[.AF75]+[.AK75]+[.AP75]+[.AU75]+[.AZ75]+[.BE75]+[.BJ75]+[.BO75]+[.BT75]+[.BY75]+[.CD75]+[.CI75]" office:value-type="float" office:value="9" calcext:value-type="float">
            <text:p>9</text:p>
          </table:table-cell>
          <table:table-cell table:style-name="ce501" table:formula="of:=[.AI75]+[.AN75]+[.AS75]+[.AX75]+[.BC75]+[.BH75]+[.BM75]+[.BR75]+[.BW75]+[.CB75]+[.CG75]+[.CL75]" office:value-type="float" office:value="0" calcext:value-type="float">
            <text:p>0</text:p>
          </table:table-cell>
          <table:table-cell table:style-name="ce541" table:formula="of:=[.AG75]+[.AL75]+[.AQ75]+[.AV75]+[.BA75]+[.BF75]+[.BK75]+[.BP75]+[.BU75]+[.BZ75]+[.CE75]+[.CJ75]" office:value-type="float" office:value="60" calcext:value-type="float">
            <text:p>60</text:p>
          </table:table-cell>
          <table:table-cell table:style-name="ce457" table:formula="of:=[.X75]-[.Z75]-[.AB75]-[.AA75]" office:value-type="float" office:value="44" calcext:value-type="float">
            <text:p>44</text:p>
          </table:table-cell>
          <table:table-cell table:style-name="ce457" office:value-type="float" office:value="14" calcext:value-type="float">
            <text:p>14</text:p>
          </table:table-cell>
          <table:table-cell table:style-name="ce457" office:value-type="float" office:value="2" calcext:value-type="float">
            <text:p>2</text:p>
          </table:table-cell>
          <table:table-cell table:style-name="ce457"/>
          <table:table-cell table:style-name="ce579" table:formula="of:=[.AH75]+[.AM75]+[.AR75]+[.AW75]+[.BB75]+[.BG75]+[.BL75]+[.BQ75]" office:value-type="float" office:value="0" calcext:value-type="float">
            <text:p>0</text:p>
          </table:table-cell>
          <table:table-cell table:style-name="ce608" table:formula="of:=[.AF75]+[.AK75]+[.AP75]+[.AU75]+[.AZ75]+[.BE75]" office:value-type="float" office:value="0" calcext:value-type="float">
            <text:p>0</text:p>
          </table:table-cell>
          <table:table-cell table:style-name="ce652" table:formula="of:=[.AG75]+[.AH75]+[.AI75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75]+[.AM75]+[.AN75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AQ75]+[.AR75]+[.AS75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V75]+[.AW75]+[.AX75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A75]+[.BB75]+[.BC75]" office:value-type="float" office:value="0" calcext:value-type="float">
            <text:p>0</text:p>
          </table:table-cell>
          <table:table-cell table:style-name="ce793"/>
          <table:table-cell table:style-name="ce541" table:number-columns-repeated="3"/>
          <table:table-cell table:style-name="ce498" table:formula="of:=[.BF75]+[.BG75]+[.BH75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BK75]+[.BL75]+[.BM75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75]+[.BQ75]+[.BR75]" office:value-type="float" office:value="0" calcext:value-type="float">
            <text:p>0</text:p>
          </table:table-cell>
          <table:table-cell table:style-name="ce541" table:number-columns-repeated="3"/>
          <table:table-cell table:style-name="ce457"/>
          <table:table-cell table:style-name="ce457" table:formula="of:=[.BU75]+[.BV75]+[.BW75]" office:value-type="float" office:value="0" calcext:value-type="float">
            <text:p>0</text:p>
          </table:table-cell>
          <table:table-cell table:style-name="ce876"/>
          <table:table-cell table:style-name="ce457" table:number-columns-repeated="2"/>
          <table:table-cell table:style-name="ce579"/>
          <table:table-cell table:style-name="ce1757" table:formula="of:=[.BZ75]+[.CA75]+[.CB75]" office:value-type="float" office:value="60" calcext:value-type="float">
            <text:p>60</text:p>
          </table:table-cell>
          <table:table-cell table:style-name="ce457" office:value-type="float" office:value="9" calcext:value-type="float">
            <text:p>9</text:p>
          </table:table-cell>
          <table:table-cell table:style-name="ce457" office:value-type="float" office:value="60" calcext:value-type="float">
            <text:p>60</text:p>
          </table:table-cell>
          <table:table-cell table:style-name="ce457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8" table:number-columns-repeated="3"/>
          <table:table-cell table:number-columns-repeated="931"/>
        </table:table-row>
        <table:table-row table:style-name="ro50">
          <table:table-cell table:style-name="ce246" office:value-type="string" calcext:value-type="string">
            <text:p>ОП.08</text:p>
          </table:table-cell>
          <table:table-cell table:style-name="ce196" office:value-type="string" calcext:value-type="string" table:number-columns-spanned="9" table:number-rows-spanned="1">
            <text:p>Основы проектирования баз данных</text:p>
          </table:table-cell>
          <table:covered-table-cell table:number-columns-repeated="8" table:style-name="ce196"/>
          <table:table-cell table:style-name="ce202"/>
          <table:table-cell table:style-name="ce213"/>
          <table:table-cell table:style-name="ce211"/>
          <table:table-cell table:style-name="ce211" office:value-type="string" calcext:value-type="string">
            <text:p>Э</text:p>
          </table:table-cell>
          <table:table-cell table:style-name="ce211"/>
          <table:table-cell table:style-name="ce312"/>
          <table:table-cell table:style-name="ce211" table:number-columns-repeated="2"/>
          <table:table-cell table:style-name="ce345"/>
          <table:table-cell table:style-name="ce382" office:value-type="float" office:value="40" calcext:value-type="float">
            <text:p>40</text:p>
          </table:table-cell>
          <table:table-cell table:style-name="ce410" table:formula="of:=[.W76]+[.X76]" office:value-type="float" office:value="96" calcext:value-type="float">
            <text:p>96</text:p>
          </table:table-cell>
          <table:table-cell table:style-name="ce450" table:formula="of:=[.AF76]+[.AK76]+[.AP76]+[.AU76]+[.AZ76]+[.BE76]+[.BJ76]+[.BO76]+[.BT76]+[.BY76]+[.CD76]+[.CI76]" office:value-type="float" office:value="12" calcext:value-type="float">
            <text:p>12</text:p>
          </table:table-cell>
          <table:table-cell table:style-name="ce501" table:formula="of:=[.AI76]+[.AN76]+[.AS76]+[.AX76]+[.BC76]+[.BH76]+[.BM76]+[.BR76]+[.BW76]+[.CB76]+[.CG76]+[.CL76]" office:value-type="float" office:value="2" calcext:value-type="float">
            <text:p>2</text:p>
          </table:table-cell>
          <table:table-cell table:style-name="ce541" table:formula="of:=[.AG76]+[.AL76]+[.AQ76]+[.AV76]+[.BA76]+[.BF76]+[.BK76]+[.BP76]+[.BU76]+[.BZ76]+[.CE76]+[.CJ76]" office:value-type="float" office:value="94" calcext:value-type="float">
            <text:p>94</text:p>
          </table:table-cell>
          <table:table-cell table:style-name="ce457" table:formula="of:=[.X76]-[.Z76]-[.AB76]-[.AA76]" office:value-type="float" office:value="62" calcext:value-type="float">
            <text:p>62</text:p>
          </table:table-cell>
          <table:table-cell table:style-name="ce457" office:value-type="float" office:value="30" calcext:value-type="float">
            <text:p>30</text:p>
          </table:table-cell>
          <table:table-cell table:style-name="ce457" office:value-type="float" office:value="2" calcext:value-type="float">
            <text:p>2</text:p>
          </table:table-cell>
          <table:table-cell table:style-name="ce457"/>
          <table:table-cell table:style-name="ce579" table:formula="of:=[.AH76]+[.AM76]+[.AR76]+[.AW76]+[.BB76]+[.BG76]+[.BL76]+[.BQ76]" office:value-type="float" office:value="0" calcext:value-type="float">
            <text:p>0</text:p>
          </table:table-cell>
          <table:table-cell table:style-name="ce608" table:formula="of:=[.AF76]+[.AK76]+[.AP76]+[.AU76]+[.AZ76]+[.BE76]" office:value-type="float" office:value="12" calcext:value-type="float">
            <text:p>12</text:p>
          </table:table-cell>
          <table:table-cell table:style-name="ce652" table:formula="of:=[.AG76]+[.AH76]+[.AI76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76]+[.AM76]+[.AN76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AQ76]+[.AR76]+[.AS76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V76]+[.AW76]+[.AX76]" office:value-type="float" office:value="96" calcext:value-type="float">
            <text:p>96</text:p>
          </table:table-cell>
          <table:table-cell table:style-name="ce541" office:value-type="float" office:value="12" calcext:value-type="float">
            <text:p>12</text:p>
          </table:table-cell>
          <table:table-cell table:style-name="ce541" office:value-type="float" office:value="94" calcext:value-type="float">
            <text:p>94</text:p>
          </table:table-cell>
          <table:table-cell table:style-name="ce541"/>
          <table:table-cell table:style-name="ce541" office:value-type="float" office:value="2" calcext:value-type="float">
            <text:p>2</text:p>
          </table:table-cell>
          <table:table-cell table:style-name="ce498" table:formula="of:=[.BA76]+[.BB76]+[.BC76]" office:value-type="float" office:value="0" calcext:value-type="float">
            <text:p>0</text:p>
          </table:table-cell>
          <table:table-cell table:style-name="ce793"/>
          <table:table-cell table:style-name="ce541" table:number-columns-repeated="3"/>
          <table:table-cell table:style-name="ce498" table:formula="of:=[.BF76]+[.BG76]+[.BH76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BK76]+[.BL76]+[.BM76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76]+[.BQ76]+[.BR76]" office:value-type="float" office:value="0" calcext:value-type="float">
            <text:p>0</text:p>
          </table:table-cell>
          <table:table-cell table:style-name="ce541" table:number-columns-repeated="3"/>
          <table:table-cell table:style-name="ce457"/>
          <table:table-cell table:style-name="ce457" table:formula="of:=[.BU76]+[.BV76]+[.BW76]" office:value-type="float" office:value="0" calcext:value-type="float">
            <text:p>0</text:p>
          </table:table-cell>
          <table:table-cell table:style-name="ce876"/>
          <table:table-cell table:style-name="ce457" table:number-columns-repeated="2"/>
          <table:table-cell table:style-name="ce579"/>
          <table:table-cell table:style-name="ce1757" table:formula="of:=[.BZ76]+[.CA76]+[.CB76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8" table:number-columns-repeated="3"/>
          <table:table-cell table:number-columns-repeated="931"/>
        </table:table-row>
        <table:table-row table:style-name="ro54">
          <table:table-cell table:style-name="ce246" office:value-type="string" calcext:value-type="string">
            <text:p>ОП.09</text:p>
          </table:table-cell>
          <table:table-cell table:style-name="ce196" office:value-type="string" calcext:value-type="string" table:number-columns-spanned="9" table:number-rows-spanned="1">
            <text:p>Стандартизация, сертификация и техническое документоведение</text:p>
          </table:table-cell>
          <table:covered-table-cell table:number-columns-repeated="8" table:style-name="ce196"/>
          <table:table-cell table:style-name="ce204"/>
          <table:table-cell table:style-name="ce213"/>
          <table:table-cell table:style-name="ce211" table:number-columns-repeated="4"/>
          <table:table-cell table:style-name="ce211" office:value-type="string" calcext:value-type="string">
            <text:p>ДЗ</text:p>
          </table:table-cell>
          <table:table-cell table:style-name="ce211"/>
          <table:table-cell table:style-name="ce345"/>
          <table:table-cell table:style-name="ce382" office:value-type="float" office:value="68" calcext:value-type="float">
            <text:p>68</text:p>
          </table:table-cell>
          <table:table-cell table:style-name="ce410" table:formula="of:=[.W77]+[.X77]" office:value-type="float" office:value="36" calcext:value-type="float">
            <text:p>36</text:p>
          </table:table-cell>
          <table:table-cell table:style-name="ce450" table:formula="of:=[.AF77]+[.AK77]+[.AP77]+[.AU77]+[.AZ77]+[.BE77]+[.BJ77]+[.BO77]+[.BT77]+[.BY77]+[.CD77]+[.CI77]" office:value-type="float" office:value="0" calcext:value-type="float">
            <text:p>0</text:p>
          </table:table-cell>
          <table:table-cell table:style-name="ce501" table:formula="of:=[.AI77]+[.AN77]+[.AS77]+[.AX77]+[.BC77]+[.BH77]+[.BM77]+[.BR77]+[.BW77]+[.CB77]+[.CG77]+[.CL77]" office:value-type="float" office:value="0" calcext:value-type="float">
            <text:p>0</text:p>
          </table:table-cell>
          <table:table-cell table:style-name="ce541" table:formula="of:=[.AG77]+[.AL77]+[.AQ77]+[.AV77]+[.BA77]+[.BF77]+[.BK77]+[.BP77]+[.BU77]+[.BZ77]+[.CE77]+[.CJ77]" office:value-type="float" office:value="36" calcext:value-type="float">
            <text:p>36</text:p>
          </table:table-cell>
          <table:table-cell table:style-name="ce457" table:formula="of:=[.X77]-[.Z77]-[.AB77]-[.AA77]" office:value-type="float" office:value="22" calcext:value-type="float">
            <text:p>22</text:p>
          </table:table-cell>
          <table:table-cell table:style-name="ce457" office:value-type="float" office:value="14" calcext:value-type="float">
            <text:p>14</text:p>
          </table:table-cell>
          <table:table-cell table:style-name="ce457" table:number-columns-repeated="2"/>
          <table:table-cell table:style-name="ce579" table:formula="of:=[.AH77]+[.AM77]+[.AR77]+[.AW77]+[.BB77]+[.BG77]+[.BL77]+[.BQ77]" office:value-type="float" office:value="0" calcext:value-type="float">
            <text:p>0</text:p>
          </table:table-cell>
          <table:table-cell table:style-name="ce608" table:formula="of:=[.AF77]+[.AK77]+[.AP77]+[.AU77]+[.AZ77]+[.BE77]" office:value-type="float" office:value="0" calcext:value-type="float">
            <text:p>0</text:p>
          </table:table-cell>
          <table:table-cell table:style-name="ce652" table:formula="of:=[.AG77]+[.AH77]+[.AI77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77]+[.AM77]+[.AN77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AQ77]+[.AR77]+[.AS77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V77]+[.AW77]+[.AX77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A77]+[.BB77]+[.BC77]" office:value-type="float" office:value="0" calcext:value-type="float">
            <text:p>0</text:p>
          </table:table-cell>
          <table:table-cell table:style-name="ce793"/>
          <table:table-cell table:style-name="ce541" table:number-columns-repeated="3"/>
          <table:table-cell table:style-name="ce498" table:formula="of:=[.BF77]+[.BG77]+[.BH77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BK77]+[.BL77]+[.BM77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77]+[.BQ77]+[.BR77]" office:value-type="float" office:value="0" calcext:value-type="float">
            <text:p>0</text:p>
          </table:table-cell>
          <table:table-cell table:style-name="ce541" table:number-columns-repeated="3"/>
          <table:table-cell table:style-name="ce457"/>
          <table:table-cell table:style-name="ce457" table:formula="of:=[.BU77]+[.BV77]+[.BW77]" office:value-type="float" office:value="36" calcext:value-type="float">
            <text:p>36</text:p>
          </table:table-cell>
          <table:table-cell table:style-name="ce876"/>
          <table:table-cell table:style-name="ce457" office:value-type="float" office:value="36" calcext:value-type="float">
            <text:p>36</text:p>
          </table:table-cell>
          <table:table-cell table:style-name="ce457"/>
          <table:table-cell table:style-name="ce579"/>
          <table:table-cell table:style-name="ce1757" table:formula="of:=[.BZ77]+[.CA77]+[.CB77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8" table:number-columns-repeated="3"/>
          <table:table-cell table:number-columns-repeated="931"/>
        </table:table-row>
        <table:table-row table:style-name="ro55">
          <table:table-cell table:style-name="ce77" office:value-type="string" calcext:value-type="string">
            <text:p>ОП.10</text:p>
          </table:table-cell>
          <table:table-cell table:style-name="ce219" office:value-type="string" calcext:value-type="string" table:number-columns-spanned="9" table:number-rows-spanned="1">
            <text:p>Численные методы</text:p>
          </table:table-cell>
          <table:covered-table-cell table:number-columns-repeated="8" table:style-name="ce219"/>
          <table:table-cell table:style-name="ce988"/>
          <table:table-cell table:style-name="ce1042"/>
          <table:table-cell table:style-name="ce1060" table:number-columns-repeated="3"/>
          <table:table-cell table:style-name="ce1093" office:value-type="string" calcext:value-type="string">
            <text:p>Э</text:p>
          </table:table-cell>
          <table:table-cell table:style-name="ce1105"/>
          <table:table-cell table:style-name="ce1060"/>
          <table:table-cell table:style-name="ce1129"/>
          <table:table-cell table:style-name="ce1169"/>
          <table:table-cell table:style-name="ce1209" table:formula="of:=[.W78]+[.X78]" office:value-type="float" office:value="48" calcext:value-type="float">
            <text:p>48</text:p>
          </table:table-cell>
          <table:table-cell table:style-name="ce1256" table:formula="of:=[.AF78]+[.AK78]+[.AP78]+[.AU78]+[.AZ78]+[.BE78]+[.BJ78]+[.BO78]+[.BT78]+[.BY78]+[.CD78]+[.CI78]" office:value-type="float" office:value="18" calcext:value-type="float">
            <text:p>18</text:p>
          </table:table-cell>
          <table:table-cell table:style-name="ce1303" table:formula="of:=[.AI78]+[.AN78]+[.AS78]+[.AX78]+[.BC78]+[.BH78]+[.BM78]+[.BR78]+[.BW78]+[.CB78]+[.CG78]+[.CL78]" office:value-type="float" office:value="0" calcext:value-type="float">
            <text:p>0</text:p>
          </table:table-cell>
          <table:table-cell table:style-name="ce1346" table:formula="of:=[.AG78]+[.AL78]+[.AQ78]+[.AV78]+[.BA78]+[.BF78]+[.BK78]+[.BP78]+[.BU78]+[.BZ78]+[.CE78]+[.CJ78]" office:value-type="float" office:value="48" calcext:value-type="float">
            <text:p>48</text:p>
          </table:table-cell>
          <table:table-cell table:style-name="ce1368" table:formula="of:=[.X78]-[.Z78]-[.AB78]-[.AA78]" office:value-type="float" office:value="28" calcext:value-type="float">
            <text:p>28</text:p>
          </table:table-cell>
          <table:table-cell table:style-name="ce1368" office:value-type="float" office:value="18" calcext:value-type="float">
            <text:p>18</text:p>
          </table:table-cell>
          <table:table-cell table:style-name="ce1368" office:value-type="float" office:value="2" calcext:value-type="float">
            <text:p>2</text:p>
          </table:table-cell>
          <table:table-cell table:style-name="ce1368"/>
          <table:table-cell table:style-name="ce1393" table:formula="of:=[.AH78]+[.AM78]+[.AR78]+[.AW78]+[.BB78]+[.BG78]+[.BL78]+[.BQ78]" office:value-type="float" office:value="0" calcext:value-type="float">
            <text:p>0</text:p>
          </table:table-cell>
          <table:table-cell table:style-name="ce1425" table:formula="of:=[.AF78]+[.AK78]+[.AP78]+[.AU78]+[.AZ78]+[.BE78]" office:value-type="float" office:value="18" calcext:value-type="float">
            <text:p>18</text:p>
          </table:table-cell>
          <table:table-cell table:style-name="ce1471" table:formula="of:=[.AG78]+[.AH78]+[.AI78]" office:value-type="float" office:value="0" calcext:value-type="float">
            <text:p>0</text:p>
          </table:table-cell>
          <table:table-cell table:style-name="ce1346" table:number-columns-repeated="4"/>
          <table:table-cell table:style-name="ce1563" table:formula="of:=[.AL78]+[.AM78]+[.AN78]" office:value-type="float" office:value="0" calcext:value-type="float">
            <text:p>0</text:p>
          </table:table-cell>
          <table:table-cell table:style-name="ce1346" table:number-columns-repeated="3"/>
          <table:table-cell table:style-name="ce1393"/>
          <table:table-cell table:style-name="ce1471" table:formula="of:=[.AQ78]+[.AR78]+[.AS78]" office:value-type="float" office:value="0" calcext:value-type="float">
            <text:p>0</text:p>
          </table:table-cell>
          <table:table-cell table:style-name="ce1346" table:number-columns-repeated="4"/>
          <table:table-cell table:style-name="ce1563" table:formula="of:=[.AV78]+[.AW78]+[.AX78]" office:value-type="float" office:value="0" calcext:value-type="float">
            <text:p>0</text:p>
          </table:table-cell>
          <table:table-cell table:style-name="ce1346" table:number-columns-repeated="4"/>
          <table:table-cell table:style-name="ce1563" table:formula="of:=[.BA78]+[.BB78]+[.BC78]" office:value-type="float" office:value="0" calcext:value-type="float">
            <text:p>0</text:p>
          </table:table-cell>
          <table:table-cell table:style-name="ce1644"/>
          <table:table-cell table:style-name="ce1346" table:number-columns-repeated="3"/>
          <table:table-cell table:style-name="ce1563" table:formula="of:=[.BF78]+[.BG78]+[.BH78]" office:value-type="float" office:value="48" calcext:value-type="float">
            <text:p>48</text:p>
          </table:table-cell>
          <table:table-cell table:style-name="ce1346" office:value-type="float" office:value="18" calcext:value-type="float">
            <text:p>18</text:p>
          </table:table-cell>
          <table:table-cell table:style-name="ce1660" office:value-type="float" office:value="48" calcext:value-type="float">
            <text:p>48</text:p>
          </table:table-cell>
          <table:table-cell table:style-name="ce1660"/>
          <table:table-cell table:style-name="ce579"/>
          <table:table-cell table:style-name="ce652" table:formula="of:=[.BK78]+[.BL78]+[.BM78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78]+[.BQ78]+[.BR78]" office:value-type="float" office:value="0" calcext:value-type="float">
            <text:p>0</text:p>
          </table:table-cell>
          <table:table-cell table:style-name="ce541" table:number-columns-repeated="3"/>
          <table:table-cell table:style-name="ce457"/>
          <table:table-cell table:style-name="ce457" table:formula="of:=[.BU78]+[.BV78]+[.BW78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1757" table:formula="of:=[.BZ78]+[.CA78]+[.CB78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8" table:number-columns-repeated="3"/>
          <table:table-cell table:number-columns-repeated="931"/>
        </table:table-row>
        <table:table-row table:style-name="ro48">
          <table:table-cell table:style-name="ce246" office:value-type="string" calcext:value-type="string">
            <text:p>ОП.11</text:p>
          </table:table-cell>
          <table:table-cell table:style-name="ce220" office:value-type="string" calcext:value-type="string" table:number-columns-spanned="9" table:number-rows-spanned="1">
            <text:p>Компьютерные сети</text:p>
          </table:table-cell>
          <table:covered-table-cell table:number-columns-repeated="8" table:style-name="ce220"/>
          <table:table-cell table:style-name="ce204"/>
          <table:table-cell table:style-name="ce213"/>
          <table:table-cell table:style-name="ce211"/>
          <table:table-cell table:style-name="ce211" office:value-type="string" calcext:value-type="string">
            <text:p>ДЗ</text:p>
          </table:table-cell>
          <table:table-cell table:style-name="ce211" table:number-columns-repeated="4"/>
          <table:table-cell table:style-name="ce345"/>
          <table:table-cell table:style-name="ce382"/>
          <table:table-cell table:style-name="ce410" table:formula="of:=[.W79]+[.X79]" office:value-type="float" office:value="48" calcext:value-type="float">
            <text:p>48</text:p>
          </table:table-cell>
          <table:table-cell table:style-name="ce450" table:formula="of:=[.AF79]+[.AK79]+[.AP79]+[.AU79]+[.AZ79]+[.BE79]+[.BJ79]+[.BO79]+[.BT79]+[.BY79]+[.CD79]+[.CI79]" office:value-type="float" office:value="0" calcext:value-type="float">
            <text:p>0</text:p>
          </table:table-cell>
          <table:table-cell table:style-name="ce501" table:formula="of:=[.AI79]+[.AN79]+[.AS79]+[.AX79]+[.BC79]+[.BH79]+[.BM79]+[.BR79]+[.BW79]+[.CB79]+[.CG79]+[.CL79]" office:value-type="float" office:value="0" calcext:value-type="float">
            <text:p>0</text:p>
          </table:table-cell>
          <table:table-cell table:style-name="ce541" table:formula="of:=[.AG79]+[.AL79]+[.AQ79]+[.AV79]+[.BA79]+[.BF79]+[.BK79]+[.BP79]+[.BU79]+[.BZ79]+[.CE79]+[.CJ79]" office:value-type="float" office:value="48" calcext:value-type="float">
            <text:p>48</text:p>
          </table:table-cell>
          <table:table-cell table:style-name="ce457" table:formula="of:=[.X79]-[.Z79]-[.AB79]-[.AA79]" office:value-type="float" office:value="30" calcext:value-type="float">
            <text:p>30</text:p>
          </table:table-cell>
          <table:table-cell table:style-name="ce457" office:value-type="float" office:value="18" calcext:value-type="float">
            <text:p>18</text:p>
          </table:table-cell>
          <table:table-cell table:style-name="ce457" table:number-columns-repeated="2"/>
          <table:table-cell table:style-name="ce579" table:formula="of:=[.AH79]+[.AM79]+[.AR79]+[.AW79]+[.BB79]+[.BG79]+[.BL79]+[.BQ79]" office:value-type="float" office:value="0" calcext:value-type="float">
            <text:p>0</text:p>
          </table:table-cell>
          <table:table-cell table:style-name="ce608" table:formula="of:=[.AF79]+[.AK79]+[.AP79]+[.AU79]+[.AZ79]+[.BE79]" office:value-type="float" office:value="0" calcext:value-type="float">
            <text:p>0</text:p>
          </table:table-cell>
          <table:table-cell table:style-name="ce652" table:formula="of:=[.AG79]+[.AH79]+[.AI79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79]+[.AM79]+[.AN79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AQ79]+[.AR79]+[.AS79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V79]+[.AW79]+[.AX79]" office:value-type="float" office:value="48" calcext:value-type="float">
            <text:p>48</text:p>
          </table:table-cell>
          <table:table-cell table:style-name="ce541"/>
          <table:table-cell table:style-name="ce541" office:value-type="float" office:value="48" calcext:value-type="float">
            <text:p>48</text:p>
          </table:table-cell>
          <table:table-cell table:style-name="ce541" table:number-columns-repeated="2"/>
          <table:table-cell table:style-name="ce498" table:formula="of:=[.BA79]+[.BB79]+[.BC79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F79]+[.BG79]+[.BH79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BK79]+[.BL79]+[.BM79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P79]+[.BQ79]+[.BR79]" office:value-type="float" office:value="0" calcext:value-type="float">
            <text:p>0</text:p>
          </table:table-cell>
          <table:table-cell table:style-name="ce541" table:number-columns-repeated="3"/>
          <table:table-cell table:style-name="ce457"/>
          <table:table-cell table:style-name="ce457" table:formula="of:=[.BU79]+[.BV79]+[.BW79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1757" table:formula="of:=[.BZ79]+[.CA79]+[.CB79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8" table:number-columns-repeated="3"/>
          <table:table-cell table:number-columns-repeated="931"/>
        </table:table-row>
        <table:table-row table:style-name="ro12">
          <table:table-cell table:style-name="ce246" office:value-type="string" calcext:value-type="string">
            <text:p>ОП.12</text:p>
          </table:table-cell>
          <table:table-cell table:style-name="ce225" office:value-type="string" calcext:value-type="string" table:number-columns-spanned="9" table:number-rows-spanned="1">
            <text:p>Менеджмент в профессиональной деятельности</text:p>
          </table:table-cell>
          <table:covered-table-cell table:number-columns-repeated="8" table:style-name="ce225"/>
          <table:table-cell table:style-name="ce204"/>
          <table:table-cell table:style-name="ce213" table:number-columns-repeated="4"/>
          <table:table-cell table:style-name="ce213" office:value-type="string" calcext:value-type="string">
            <text:p>ДЗ</text:p>
          </table:table-cell>
          <table:table-cell table:style-name="ce213" table:number-columns-repeated="2"/>
          <table:table-cell table:style-name="ce345"/>
          <table:table-cell table:style-name="ce382"/>
          <table:table-cell table:style-name="ce410" table:formula="of:=[.W80]+[.X80]" office:value-type="float" office:value="36" calcext:value-type="float">
            <text:p>36</text:p>
          </table:table-cell>
          <table:table-cell table:style-name="ce450" table:formula="of:=[.AF80]+[.AK80]+[.AP80]+[.AU80]+[.AZ80]+[.BE80]+[.BJ80]+[.BO80]+[.BT80]+[.BY80]+[.CD80]+[.CI80]" office:value-type="float" office:value="0" calcext:value-type="float">
            <text:p>0</text:p>
          </table:table-cell>
          <table:table-cell table:style-name="ce501" table:formula="of:=[.AI80]+[.AN80]+[.AS80]+[.AX80]+[.BC80]+[.BH80]+[.BM80]+[.BR80]+[.BW80]+[.CB80]+[.CG80]+[.CL80]" office:value-type="float" office:value="0" calcext:value-type="float">
            <text:p>0</text:p>
          </table:table-cell>
          <table:table-cell table:style-name="ce541" table:formula="of:=[.AG80]+[.AL80]+[.AQ80]+[.AV80]+[.BA80]+[.BF80]+[.BK80]+[.BP80]+[.BU80]+[.BZ80]+[.CE80]+[.CJ80]" office:value-type="float" office:value="36" calcext:value-type="float">
            <text:p>36</text:p>
          </table:table-cell>
          <table:table-cell table:style-name="ce457" table:formula="of:=[.X80]-[.Z80]-[.AB80]-[.AA80]" office:value-type="float" office:value="22" calcext:value-type="float">
            <text:p>22</text:p>
          </table:table-cell>
          <table:table-cell table:style-name="ce457" office:value-type="float" office:value="14" calcext:value-type="float">
            <text:p>14</text:p>
          </table:table-cell>
          <table:table-cell table:style-name="ce457" table:number-columns-repeated="2"/>
          <table:table-cell table:style-name="ce579" table:formula="of:=[.AH80]+[.AM80]+[.AR80]+[.AW80]+[.BB80]+[.BG80]+[.BL80]+[.BQ80]" office:value-type="float" office:value="0" calcext:value-type="float">
            <text:p>0</text:p>
          </table:table-cell>
          <table:table-cell table:style-name="ce608" table:formula="of:=[.AF80]+[.AK80]+[.AP80]+[.AU80]+[.AZ80]+[.BE80]" office:value-type="float" office:value="0" calcext:value-type="float">
            <text:p>0</text:p>
          </table:table-cell>
          <table:table-cell table:style-name="ce652" table:formula="of:=[.AG80]+[.AH80]+[.AI80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80]+[.AM80]+[.AN80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AQ80]+[.AR80]+[.AS80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V80]+[.AW80]+[.AX80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A80]+[.BB80]+[.BC80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F80]+[.BG80]+[.BH80]" office:value-type="float" office:value="36" calcext:value-type="float">
            <text:p>36</text:p>
          </table:table-cell>
          <table:table-cell table:style-name="ce541"/>
          <table:table-cell table:style-name="ce541" office:value-type="float" office:value="36" calcext:value-type="float">
            <text:p>36</text:p>
          </table:table-cell>
          <table:table-cell table:style-name="ce541"/>
          <table:table-cell table:style-name="ce579"/>
          <table:table-cell table:style-name="ce652"/>
          <table:table-cell table:style-name="ce541" table:number-columns-repeated="4"/>
          <table:table-cell table:style-name="ce498"/>
          <table:table-cell table:style-name="ce541" table:number-columns-repeated="3"/>
          <table:table-cell table:style-name="ce457"/>
          <table:table-cell table:style-name="ce457" table:formula="of:=[.BU80]+[.BV80]+[.BW80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1757" table:formula="of:=[.BZ80]+[.CA80]+[.CB80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8" table:number-columns-repeated="3"/>
          <table:table-cell table:number-columns-repeated="931"/>
        </table:table-row>
        <table:table-row table:style-name="ro56">
          <table:table-cell table:style-name="ce246" office:value-type="string" calcext:value-type="string">
            <text:p>ОП.13</text:p>
          </table:table-cell>
          <table:table-cell table:style-name="ce223" office:value-type="string" calcext:value-type="string" table:number-columns-spanned="9" table:number-rows-spanned="1">
            <text:p>Социальная адаптация и основы социально-правовых знаний</text:p>
          </table:table-cell>
          <table:covered-table-cell table:number-columns-repeated="8" table:style-name="ce248"/>
          <table:table-cell table:style-name="ce204"/>
          <table:table-cell table:style-name="ce213" table:number-columns-repeated="2"/>
          <table:table-cell table:style-name="ce213" office:value-type="string" calcext:value-type="string">
            <text:p>ДЗ</text:p>
          </table:table-cell>
          <table:table-cell table:style-name="ce213" table:number-columns-repeated="4"/>
          <table:table-cell table:style-name="ce345"/>
          <table:table-cell table:style-name="ce382"/>
          <table:table-cell table:style-name="ce410" table:formula="of:=[.W81]+[.X81]" office:value-type="float" office:value="40" calcext:value-type="float">
            <text:p>40</text:p>
          </table:table-cell>
          <table:table-cell table:style-name="ce450" table:formula="of:=[.AF81]+[.AK81]+[.AP81]+[.AU81]+[.AZ81]+[.BE81]+[.BJ81]+[.BO81]+[.BT81]+[.BY81]+[.CD81]+[.CI81]" office:value-type="float" office:value="0" calcext:value-type="float">
            <text:p>0</text:p>
          </table:table-cell>
          <table:table-cell table:style-name="ce501" table:formula="of:=[.AI81]+[.AN81]+[.AS81]+[.AX81]+[.BC81]+[.BH81]+[.BM81]+[.BR81]+[.BW81]+[.CB81]+[.CG81]+[.CL81]" office:value-type="float" office:value="0" calcext:value-type="float">
            <text:p>0</text:p>
          </table:table-cell>
          <table:table-cell table:style-name="ce541" table:formula="of:=[.AG81]+[.AL81]+[.AQ81]+[.AV81]+[.BA81]+[.BF81]+[.BK81]+[.BP81]+[.BU81]+[.BZ81]+[.CE81]+[.CJ81]" office:value-type="float" office:value="40" calcext:value-type="float">
            <text:p>40</text:p>
          </table:table-cell>
          <table:table-cell table:style-name="ce457" table:formula="of:=[.X81]-[.Z81]-[.AB81]-[.AA81]" office:value-type="float" office:value="36" calcext:value-type="float">
            <text:p>36</text:p>
          </table:table-cell>
          <table:table-cell table:style-name="ce457" office:value-type="float" office:value="4" calcext:value-type="float">
            <text:p>4</text:p>
          </table:table-cell>
          <table:table-cell table:style-name="ce457" table:number-columns-repeated="2"/>
          <table:table-cell table:style-name="ce579" table:formula="of:=[.AH81]+[.AM81]+[.AR81]+[.AW81]+[.BB81]+[.BG81]+[.BL81]+[.BQ81]" office:value-type="float" office:value="0" calcext:value-type="float">
            <text:p>0</text:p>
          </table:table-cell>
          <table:table-cell table:style-name="ce608" table:formula="of:=[.AF81]+[.AK81]+[.AP81]+[.AU81]+[.AZ81]+[.BE81]" office:value-type="float" office:value="0" calcext:value-type="float">
            <text:p>0</text:p>
          </table:table-cell>
          <table:table-cell table:style-name="ce652" table:formula="of:=[.AG81]+[.AH81]+[.AI81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81]+[.AM81]+[.AN81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AQ81]+[.AR81]+[.AS81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V81]+[.AW81]+[.AX81]" office:value-type="float" office:value="40" calcext:value-type="float">
            <text:p>40</text:p>
          </table:table-cell>
          <table:table-cell table:style-name="ce541"/>
          <table:table-cell table:style-name="ce541" office:value-type="float" office:value="40" calcext:value-type="float">
            <text:p>40</text:p>
          </table:table-cell>
          <table:table-cell table:style-name="ce541" table:number-columns-repeated="2"/>
          <table:table-cell table:style-name="ce498" table:formula="of:=[.BA81]+[.BB81]+[.BC81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F81]+[.BG81]+[.BH81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/>
          <table:table-cell table:style-name="ce541" table:number-columns-repeated="4"/>
          <table:table-cell table:style-name="ce498"/>
          <table:table-cell table:style-name="ce541" table:number-columns-repeated="3"/>
          <table:table-cell table:style-name="ce457"/>
          <table:table-cell table:style-name="ce457" table:formula="of:=[.BU81]+[.BV81]+[.BW81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1757" table:formula="of:=[.BZ81]+[.CA81]+[.CB81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8" table:number-columns-repeated="3"/>
          <table:table-cell table:number-columns-repeated="931"/>
        </table:table-row>
        <table:table-row table:style-name="ro57">
          <table:table-cell table:style-name="ce246" office:value-type="string" calcext:value-type="string">
            <text:p>ОП.14</text:p>
          </table:table-cell>
          <table:table-cell table:style-name="ce248" office:value-type="string" calcext:value-type="string" table:number-columns-spanned="9" table:number-rows-spanned="1">
            <text:p>Компьютерная графика и 3D-моделирование</text:p>
          </table:table-cell>
          <table:covered-table-cell table:number-columns-repeated="8" table:style-name="ce248"/>
          <table:table-cell table:style-name="ce204"/>
          <table:table-cell table:style-name="ce213"/>
          <table:table-cell table:style-name="ce213" office:value-type="string" calcext:value-type="string">
            <text:p>ДЗ</text:p>
          </table:table-cell>
          <table:table-cell table:style-name="ce213" table:number-columns-repeated="2"/>
          <table:table-cell table:style-name="ce312"/>
          <table:table-cell table:style-name="ce213" table:number-columns-repeated="2"/>
          <table:table-cell table:style-name="ce345"/>
          <table:table-cell table:style-name="ce382"/>
          <table:table-cell table:style-name="ce410" table:formula="of:=[.W82]+[.X82]" office:value-type="float" office:value="100" calcext:value-type="float">
            <text:p>100</text:p>
          </table:table-cell>
          <table:table-cell table:style-name="ce450" table:formula="of:=[.AF82]+[.AK82]+[.AP82]+[.AU82]+[.AZ82]+[.BE82]+[.BJ82]+[.BO82]+[.BT82]+[.BY82]+[.CD82]+[.CI82]" office:value-type="float" office:value="0" calcext:value-type="float">
            <text:p>0</text:p>
          </table:table-cell>
          <table:table-cell table:style-name="ce501" table:formula="of:=[.AI82]+[.AN82]+[.AS82]+[.AX82]+[.BC82]+[.BH82]+[.BM82]+[.BR82]+[.BW82]+[.CB82]+[.CG82]+[.CL82]" office:value-type="float" office:value="2" calcext:value-type="float">
            <text:p>2</text:p>
          </table:table-cell>
          <table:table-cell table:style-name="ce541" table:formula="of:=[.AG82]+[.AL82]+[.AQ82]+[.AV82]+[.BA82]+[.BF82]+[.BK82]+[.BP82]+[.BU82]+[.BZ82]+[.CE82]+[.CJ82]" office:value-type="float" office:value="98" calcext:value-type="float">
            <text:p>98</text:p>
          </table:table-cell>
          <table:table-cell table:style-name="ce457" table:formula="of:=[.X82]-[.Z82]-[.AB82]-[.AA82]" office:value-type="float" office:value="58" calcext:value-type="float">
            <text:p>58</text:p>
          </table:table-cell>
          <table:table-cell table:style-name="ce457" office:value-type="float" office:value="40" calcext:value-type="float">
            <text:p>40</text:p>
          </table:table-cell>
          <table:table-cell table:style-name="ce457" table:number-columns-repeated="2"/>
          <table:table-cell table:style-name="ce579" table:formula="of:=[.AH82]+[.AM82]+[.AR82]+[.AW82]+[.BB82]+[.BG82]+[.BL82]+[.BQ82]" office:value-type="float" office:value="0" calcext:value-type="float">
            <text:p>0</text:p>
          </table:table-cell>
          <table:table-cell table:style-name="ce608" table:formula="of:=[.AF82]+[.AK82]+[.AP82]+[.AU82]+[.AZ82]+[.BE82]" office:value-type="float" office:value="0" calcext:value-type="float">
            <text:p>0</text:p>
          </table:table-cell>
          <table:table-cell table:style-name="ce652" table:formula="of:=[.AG82]+[.AH82]+[.AI82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AL82]+[.AM82]+[.AN82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 table:formula="of:=[.AQ82]+[.AR82]+[.AS82]" office:value-type="float" office:value="100" calcext:value-type="float">
            <text:p>100</text:p>
          </table:table-cell>
          <table:table-cell table:style-name="ce541"/>
          <table:table-cell table:style-name="ce541" office:value-type="float" office:value="98" calcext:value-type="float">
            <text:p>98</text:p>
          </table:table-cell>
          <table:table-cell table:style-name="ce541"/>
          <table:table-cell table:style-name="ce541" office:value-type="float" office:value="2" calcext:value-type="float">
            <text:p>2</text:p>
          </table:table-cell>
          <table:table-cell table:style-name="ce498" table:formula="of:=[.AV82]+[.AW82]+[.AX82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A82]+[.BB82]+[.BC82]" office:value-type="float" office:value="0" calcext:value-type="float">
            <text:p>0</text:p>
          </table:table-cell>
          <table:table-cell table:style-name="ce541" table:number-columns-repeated="4"/>
          <table:table-cell table:style-name="ce498" table:formula="of:=[.BF82]+[.BG82]+[.BH82]" office:value-type="float" office:value="0" calcext:value-type="float">
            <text:p>0</text:p>
          </table:table-cell>
          <table:table-cell table:style-name="ce541" table:number-columns-repeated="3"/>
          <table:table-cell table:style-name="ce579"/>
          <table:table-cell table:style-name="ce652"/>
          <table:table-cell table:style-name="ce541" table:number-columns-repeated="4"/>
          <table:table-cell table:style-name="ce498"/>
          <table:table-cell table:style-name="ce541" table:number-columns-repeated="3"/>
          <table:table-cell table:style-name="ce457"/>
          <table:table-cell table:style-name="ce457" table:formula="of:=[.BU82]+[.BV82]+[.BW82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1757" table:formula="of:=[.BZ82]+[.CA82]+[.CB82]" office:value-type="float" office:value="0" calcext:value-type="float">
            <text:p>0</text:p>
          </table:table-cell>
          <table:table-cell table:style-name="ce457" table:number-columns-repeated="3"/>
          <table:table-cell table:style-name="ce579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8" table:number-columns-repeated="3"/>
          <table:table-cell table:number-columns-repeated="931"/>
        </table:table-row>
        <table:table-row table:style-name="ro58">
          <table:table-cell table:style-name="ce246" office:value-type="string" calcext:value-type="string">
            <text:p>ОП.15</text:p>
          </table:table-cell>
          <table:table-cell table:style-name="ce252" office:value-type="string" calcext:value-type="string" table:number-columns-spanned="9" table:number-rows-spanned="1">
            <text:p>Нейронные сети </text:p>
          </table:table-cell>
          <table:covered-table-cell table:number-columns-repeated="8" table:style-name="ce252"/>
          <table:table-cell table:style-name="ce221"/>
          <table:table-cell table:style-name="ce269" table:number-columns-repeated="3"/>
          <table:table-cell table:style-name="ce269" office:value-type="string" calcext:value-type="string">
            <text:p>Э</text:p>
          </table:table-cell>
          <table:table-cell table:style-name="ce269" table:number-columns-repeated="2"/>
          <table:table-cell table:style-name="ce327"/>
          <table:table-cell table:style-name="ce347"/>
          <table:table-cell table:style-name="ce384"/>
          <table:table-cell table:style-name="ce421" table:formula="of:=[.W83]+[.X83]" office:value-type="float" office:value="40" calcext:value-type="float">
            <text:p>40</text:p>
          </table:table-cell>
          <table:table-cell table:style-name="ce463" office:value-type="float" office:value="18" calcext:value-type="float">
            <text:p>18</text:p>
          </table:table-cell>
          <table:table-cell table:style-name="ce505" table:formula="of:=[.AI83]+[.AN83]+[.AS83]+[.AX83]+[.BC83]+[.BH83]+[.BM83]+[.BR83]+[.BW83]+[.CB83]+[.CG83]+[.CL83]" office:value-type="float" office:value="0" calcext:value-type="float">
            <text:p>0</text:p>
          </table:table-cell>
          <table:table-cell table:style-name="ce543" table:formula="of:=[.AG83]+[.AL83]+[.AQ83]+[.AV83]+[.BA83]+[.BF83]+[.BK83]+[.BP83]+[.BU83]+[.BZ83]+[.CE83]+[.CJ83]" office:value-type="float" office:value="40" calcext:value-type="float">
            <text:p>40</text:p>
          </table:table-cell>
          <table:table-cell table:style-name="ce560" table:formula="of:=[.X83]-[.Z83]-[.AB83]-[.AA83]" office:value-type="float" office:value="40" calcext:value-type="float">
            <text:p>40</text:p>
          </table:table-cell>
          <table:table-cell table:style-name="ce560" table:number-columns-repeated="3"/>
          <table:table-cell table:style-name="ce581" table:formula="of:=[.AH83]+[.AM83]+[.AR83]+[.AW83]+[.BB83]+[.BG83]+[.BL83]+[.BQ83]" office:value-type="float" office:value="0" calcext:value-type="float">
            <text:p>0</text:p>
          </table:table-cell>
          <table:table-cell table:style-name="ce610" table:formula="of:=[.AF83]+[.AK83]+[.AP83]+[.AU83]+[.AZ83]+[.BE83]" office:value-type="float" office:value="18" calcext:value-type="float">
            <text:p>18</text:p>
          </table:table-cell>
          <table:table-cell table:style-name="ce654" table:formula="of:=[.AG83]+[.AH83]+[.AI83]" office:value-type="float" office:value="0" calcext:value-type="float">
            <text:p>0</text:p>
          </table:table-cell>
          <table:table-cell table:style-name="ce543" table:number-columns-repeated="4"/>
          <table:table-cell table:style-name="ce741" table:formula="of:=[.AL83]+[.AM83]+[.AN83]" office:value-type="float" office:value="0" calcext:value-type="float">
            <text:p>0</text:p>
          </table:table-cell>
          <table:table-cell table:style-name="ce543" table:number-columns-repeated="3"/>
          <table:table-cell table:style-name="ce581"/>
          <table:table-cell table:style-name="ce654" table:formula="of:=[.AQ83]+[.AR83]+[.AS83]" office:value-type="float" office:value="0" calcext:value-type="float">
            <text:p>0</text:p>
          </table:table-cell>
          <table:table-cell table:style-name="ce794" table:number-columns-repeated="4"/>
          <table:table-cell table:style-name="ce741" table:formula="of:=[.AV83]+[.AW83]+[.AX83]" office:value-type="float" office:value="0" calcext:value-type="float">
            <text:p>0</text:p>
          </table:table-cell>
          <table:table-cell table:style-name="ce794" table:number-columns-repeated="4"/>
          <table:table-cell table:style-name="ce741" table:formula="of:=[.BA83]+[.BB83]+[.BC83]" office:value-type="float" office:value="40" calcext:value-type="float">
            <text:p>40</text:p>
          </table:table-cell>
          <table:table-cell table:style-name="ce794" office:value-type="float" office:value="18" calcext:value-type="float">
            <text:p>18</text:p>
          </table:table-cell>
          <table:table-cell table:style-name="ce794" office:value-type="float" office:value="40" calcext:value-type="float">
            <text:p>40</text:p>
          </table:table-cell>
          <table:table-cell table:style-name="ce794" table:number-columns-repeated="2"/>
          <table:table-cell table:style-name="ce741" table:formula="of:=[.BF83]+[.BG83]+[.BH83]" office:value-type="float" office:value="0" calcext:value-type="float">
            <text:p>0</text:p>
          </table:table-cell>
          <table:table-cell table:style-name="ce794" table:number-columns-repeated="2"/>
          <table:table-cell table:style-name="ce831"/>
          <table:table-cell table:style-name="ce583"/>
          <table:table-cell table:style-name="ce655"/>
          <table:table-cell table:style-name="ce686"/>
          <table:table-cell table:style-name="ce552" table:number-columns-repeated="3"/>
          <table:table-cell table:style-name="ce742"/>
          <table:table-cell table:style-name="ce686"/>
          <table:table-cell table:style-name="ce552" table:number-columns-repeated="2"/>
          <table:table-cell table:style-name="ce569"/>
          <table:table-cell table:style-name="ce457" table:formula="of:=[.BU83]+[.BV83]+[.BW83]" office:value-type="float" office:value="0" calcext:value-type="float">
            <text:p>0</text:p>
          </table:table-cell>
          <table:table-cell table:style-name="ce569" table:number-columns-repeated="3"/>
          <table:table-cell table:style-name="ce583"/>
          <table:table-cell table:style-name="ce1757" table:formula="of:=[.BZ83]+[.CA83]+[.CB83]" office:value-type="float" office:value="0" calcext:value-type="float">
            <text:p>0</text:p>
          </table:table-cell>
          <table:table-cell table:style-name="ce569" table:number-columns-repeated="3"/>
          <table:table-cell table:style-name="ce583"/>
          <table:table-cell table:style-name="ce669"/>
          <table:table-cell table:style-name="ce552" table:number-columns-repeated="3"/>
          <table:table-cell table:style-name="ce583"/>
          <table:table-cell table:style-name="ce669"/>
          <table:table-cell table:style-name="ce552" table:number-columns-repeated="3"/>
          <table:table-cell table:style-name="ce583"/>
          <table:table-cell table:style-name="ce918" table:number-columns-repeated="3"/>
          <table:table-cell table:number-columns-repeated="931"/>
        </table:table-row>
        <table:table-row table:style-name="ro48">
          <table:table-cell table:style-name="ce330" office:value-type="string" calcext:value-type="string">
            <text:p>ОП.16</text:p>
          </table:table-cell>
          <table:table-cell table:style-name="ce289" office:value-type="string" calcext:value-type="string" table:number-columns-spanned="9" table:number-rows-spanned="1">
            <text:p>Бережливое производство</text:p>
          </table:table-cell>
          <table:covered-table-cell table:number-columns-repeated="8" table:style-name="ce289"/>
          <table:table-cell table:style-name="ce990"/>
          <table:table-cell table:style-name="ce1044" table:number-columns-repeated="7"/>
          <table:table-cell table:style-name="ce1131"/>
          <table:table-cell table:style-name="ce1171"/>
          <table:table-cell table:style-name="ce1211" table:formula="of:=[.W84]+[.X84]" office:value-type="float" office:value="0" calcext:value-type="float">
            <text:p>0</text:p>
          </table:table-cell>
          <table:table-cell table:style-name="ce1258"/>
          <table:table-cell table:style-name="ce1305" table:formula="of:=[.AI84]+[.AN84]+[.AS84]+[.AX84]+[.BC84]+[.BH84]+[.BM84]+[.BR84]+[.BW84]+[.CB84]+[.CG84]+[.CL84]" office:value-type="float" office:value="0" calcext:value-type="float">
            <text:p>0</text:p>
          </table:table-cell>
          <table:table-cell table:style-name="ce1348" table:formula="of:=[.AG84]+[.AL84]+[.AQ84]+[.AV84]+[.BA84]+[.BF84]+[.BK84]+[.BP84]+[.BU84]+[.BZ84]+[.CE84]+[.CJ84]" office:value-type="float" office:value="0" calcext:value-type="float">
            <text:p>0</text:p>
          </table:table-cell>
          <table:table-cell table:style-name="ce1370" table:formula="of:=[.X84]-[.Z84]-[.AB84]-[.AA84]" office:value-type="float" office:value="0" calcext:value-type="float">
            <text:p>0</text:p>
          </table:table-cell>
          <table:table-cell table:style-name="ce1384" table:number-columns-repeated="3"/>
          <table:table-cell table:style-name="ce1395" table:formula="of:=[.AH84]+[.AM84]+[.AR84]+[.AW84]+[.BB84]+[.BG84]+[.BL84]+[.BQ84]" office:value-type="float" office:value="0" calcext:value-type="float">
            <text:p>0</text:p>
          </table:table-cell>
          <table:table-cell table:style-name="ce1427"/>
          <table:table-cell table:style-name="ce1473"/>
          <table:table-cell table:style-name="ce1505"/>
          <table:table-cell table:style-name="ce1532" table:number-columns-repeated="3"/>
          <table:table-cell table:style-name="ce1565"/>
          <table:table-cell table:style-name="ce1505"/>
          <table:table-cell table:style-name="ce1532" table:number-columns-repeated="2"/>
          <table:table-cell table:style-name="ce1590"/>
          <table:table-cell table:style-name="ce1473"/>
          <table:table-cell table:style-name="ce1505"/>
          <table:table-cell table:style-name="ce1532" table:number-columns-repeated="3"/>
          <table:table-cell table:style-name="ce1565"/>
          <table:table-cell table:style-name="ce1505"/>
          <table:table-cell table:style-name="ce1532" table:number-columns-repeated="3"/>
          <table:table-cell table:style-name="ce1565"/>
          <table:table-cell table:style-name="ce1505"/>
          <table:table-cell table:style-name="ce1532" table:number-columns-repeated="3"/>
          <table:table-cell table:style-name="ce1649" table:formula="of:=[.BF84]+[.BG84]+[.BH84]" office:value-type="float" office:value="0" calcext:value-type="float">
            <text:p>0</text:p>
          </table:table-cell>
          <table:table-cell table:style-name="ce1505"/>
          <table:table-cell table:style-name="ce1532" table:number-columns-repeated="2"/>
          <table:table-cell table:style-name="ce1590"/>
          <table:table-cell table:style-name="ce655"/>
          <table:table-cell table:style-name="ce686"/>
          <table:table-cell table:style-name="ce552" table:number-columns-repeated="3"/>
          <table:table-cell table:style-name="ce742"/>
          <table:table-cell table:style-name="ce686"/>
          <table:table-cell table:style-name="ce552" table:number-columns-repeated="2"/>
          <table:table-cell table:style-name="ce569"/>
          <table:table-cell table:style-name="ce559"/>
          <table:table-cell table:style-name="ce569" table:number-columns-repeated="3"/>
          <table:table-cell table:style-name="ce583"/>
          <table:table-cell table:style-name="ce318"/>
          <table:table-cell table:style-name="ce569" table:number-columns-repeated="3"/>
          <table:table-cell table:style-name="ce583"/>
          <table:table-cell table:style-name="ce669"/>
          <table:table-cell table:style-name="ce552" table:number-columns-repeated="3"/>
          <table:table-cell table:style-name="ce583"/>
          <table:table-cell table:style-name="ce669"/>
          <table:table-cell table:style-name="ce552" table:number-columns-repeated="3"/>
          <table:table-cell table:style-name="ce583"/>
          <table:table-cell table:style-name="ce918" table:number-columns-repeated="3"/>
          <table:table-cell table:number-columns-repeated="931"/>
        </table:table-row>
        <table:table-row table:style-name="ro48" table:visibility="collapse">
          <table:table-cell table:style-name="ce330"/>
          <table:table-cell table:style-name="ce324" table:number-columns-spanned="9" table:number-rows-spanned="1"/>
          <table:covered-table-cell table:number-columns-repeated="8" table:style-name="ce324"/>
          <table:table-cell table:style-name="ce222"/>
          <table:table-cell table:style-name="ce270" table:number-columns-repeated="7"/>
          <table:table-cell table:style-name="ce348"/>
          <table:table-cell table:style-name="ce385"/>
          <table:table-cell table:style-name="ce418"/>
          <table:table-cell table:style-name="ce460"/>
          <table:table-cell table:style-name="ce502"/>
          <table:table-cell table:style-name="ce313"/>
          <table:table-cell table:style-name="ce559"/>
          <table:table-cell table:style-name="ce569" table:number-columns-repeated="3"/>
          <table:table-cell table:style-name="ce582"/>
          <table:table-cell table:style-name="ce611"/>
          <table:table-cell table:style-name="ce374"/>
          <table:table-cell table:style-name="ce686"/>
          <table:table-cell table:style-name="ce552" table:number-columns-repeated="3"/>
          <table:table-cell table:style-name="ce50"/>
          <table:table-cell table:style-name="ce686"/>
          <table:table-cell table:style-name="ce552" table:number-columns-repeated="2"/>
          <table:table-cell table:style-name="ce583"/>
          <table:table-cell table:style-name="ce374"/>
          <table:table-cell table:style-name="ce686"/>
          <table:table-cell table:style-name="ce552" table:number-columns-repeated="3"/>
          <table:table-cell table:style-name="ce50"/>
          <table:table-cell table:style-name="ce686"/>
          <table:table-cell table:style-name="ce552" table:number-columns-repeated="3"/>
          <table:table-cell table:style-name="ce50"/>
          <table:table-cell table:style-name="ce686"/>
          <table:table-cell table:style-name="ce552" table:number-columns-repeated="3"/>
          <table:table-cell table:style-name="ce50"/>
          <table:table-cell table:style-name="ce686"/>
          <table:table-cell table:style-name="ce552" table:number-columns-repeated="2"/>
          <table:table-cell table:style-name="ce583"/>
          <table:table-cell table:style-name="ce655"/>
          <table:table-cell table:style-name="ce686"/>
          <table:table-cell table:style-name="ce552" table:number-columns-repeated="3"/>
          <table:table-cell table:style-name="ce742"/>
          <table:table-cell table:style-name="ce686"/>
          <table:table-cell table:style-name="ce552" table:number-columns-repeated="2"/>
          <table:table-cell table:style-name="ce569"/>
          <table:table-cell table:style-name="ce559"/>
          <table:table-cell table:style-name="ce569" table:number-columns-repeated="3"/>
          <table:table-cell table:style-name="ce583"/>
          <table:table-cell table:style-name="ce318"/>
          <table:table-cell table:style-name="ce569" table:number-columns-repeated="3"/>
          <table:table-cell table:style-name="ce583"/>
          <table:table-cell table:style-name="ce669"/>
          <table:table-cell table:style-name="ce552" table:number-columns-repeated="3"/>
          <table:table-cell table:style-name="ce583"/>
          <table:table-cell table:style-name="ce669"/>
          <table:table-cell table:style-name="ce552" table:number-columns-repeated="3"/>
          <table:table-cell table:style-name="ce583"/>
          <table:table-cell table:style-name="ce918" table:number-columns-repeated="3"/>
          <table:table-cell table:number-columns-repeated="931"/>
        </table:table-row>
        <table:table-row table:style-name="ro48" table:visibility="collapse">
          <table:table-cell table:style-name="ce330"/>
          <table:table-cell table:style-name="ce324" table:number-columns-spanned="9" table:number-rows-spanned="1"/>
          <table:covered-table-cell table:number-columns-repeated="8" table:style-name="ce324"/>
          <table:table-cell table:style-name="ce222"/>
          <table:table-cell table:style-name="ce270" table:number-columns-repeated="7"/>
          <table:table-cell table:style-name="ce348"/>
          <table:table-cell table:style-name="ce385"/>
          <table:table-cell table:style-name="ce418"/>
          <table:table-cell table:style-name="ce460"/>
          <table:table-cell table:style-name="ce502"/>
          <table:table-cell table:style-name="ce313"/>
          <table:table-cell table:style-name="ce559"/>
          <table:table-cell table:style-name="ce569" table:number-columns-repeated="3"/>
          <table:table-cell table:style-name="ce582"/>
          <table:table-cell table:style-name="ce611"/>
          <table:table-cell table:style-name="ce374"/>
          <table:table-cell table:style-name="ce686"/>
          <table:table-cell table:style-name="ce552" table:number-columns-repeated="3"/>
          <table:table-cell table:style-name="ce50"/>
          <table:table-cell table:style-name="ce686"/>
          <table:table-cell table:style-name="ce552" table:number-columns-repeated="2"/>
          <table:table-cell table:style-name="ce583"/>
          <table:table-cell table:style-name="ce374"/>
          <table:table-cell table:style-name="ce686"/>
          <table:table-cell table:style-name="ce552" table:number-columns-repeated="3"/>
          <table:table-cell table:style-name="ce50"/>
          <table:table-cell table:style-name="ce686"/>
          <table:table-cell table:style-name="ce552" table:number-columns-repeated="3"/>
          <table:table-cell table:style-name="ce50"/>
          <table:table-cell table:style-name="ce686"/>
          <table:table-cell table:style-name="ce552" table:number-columns-repeated="3"/>
          <table:table-cell table:style-name="ce50"/>
          <table:table-cell table:style-name="ce686"/>
          <table:table-cell table:style-name="ce552" table:number-columns-repeated="2"/>
          <table:table-cell table:style-name="ce583"/>
          <table:table-cell table:style-name="ce655"/>
          <table:table-cell table:style-name="ce686"/>
          <table:table-cell table:style-name="ce552" table:number-columns-repeated="3"/>
          <table:table-cell table:style-name="ce742"/>
          <table:table-cell table:style-name="ce686"/>
          <table:table-cell table:style-name="ce552" table:number-columns-repeated="2"/>
          <table:table-cell table:style-name="ce569"/>
          <table:table-cell table:style-name="ce559"/>
          <table:table-cell table:style-name="ce569" table:number-columns-repeated="3"/>
          <table:table-cell table:style-name="ce583"/>
          <table:table-cell table:style-name="ce318"/>
          <table:table-cell table:style-name="ce569" table:number-columns-repeated="3"/>
          <table:table-cell table:style-name="ce583"/>
          <table:table-cell table:style-name="ce669"/>
          <table:table-cell table:style-name="ce552" table:number-columns-repeated="3"/>
          <table:table-cell table:style-name="ce583"/>
          <table:table-cell table:style-name="ce669"/>
          <table:table-cell table:style-name="ce552" table:number-columns-repeated="3"/>
          <table:table-cell table:style-name="ce583"/>
          <table:table-cell table:style-name="ce918" table:number-columns-repeated="3"/>
          <table:table-cell table:number-columns-repeated="931"/>
        </table:table-row>
        <table:table-row table:style-name="ro48" table:visibility="collapse">
          <table:table-cell table:style-name="ce330"/>
          <table:table-cell table:style-name="ce324" table:number-columns-spanned="9" table:number-rows-spanned="1"/>
          <table:covered-table-cell table:number-columns-repeated="8" table:style-name="ce324"/>
          <table:table-cell table:style-name="ce222"/>
          <table:table-cell table:style-name="ce270" table:number-columns-repeated="7"/>
          <table:table-cell table:style-name="ce348"/>
          <table:table-cell table:style-name="ce385"/>
          <table:table-cell table:style-name="ce422"/>
          <table:table-cell table:style-name="ce460"/>
          <table:table-cell table:style-name="ce502"/>
          <table:table-cell table:style-name="ce313"/>
          <table:table-cell table:style-name="ce559"/>
          <table:table-cell table:style-name="ce569" table:number-columns-repeated="3"/>
          <table:table-cell table:style-name="ce583"/>
          <table:table-cell table:style-name="ce611"/>
          <table:table-cell table:style-name="ce655"/>
          <table:table-cell table:style-name="ce686"/>
          <table:table-cell table:style-name="ce552" table:number-columns-repeated="3"/>
          <table:table-cell table:style-name="ce742"/>
          <table:table-cell table:style-name="ce686"/>
          <table:table-cell table:style-name="ce552" table:number-columns-repeated="2"/>
          <table:table-cell table:style-name="ce583"/>
          <table:table-cell table:style-name="ce374"/>
          <table:table-cell table:style-name="ce686"/>
          <table:table-cell table:style-name="ce552" table:number-columns-repeated="3"/>
          <table:table-cell table:style-name="ce742"/>
          <table:table-cell table:style-name="ce686"/>
          <table:table-cell table:style-name="ce552" table:number-columns-repeated="3"/>
          <table:table-cell table:style-name="ce742"/>
          <table:table-cell table:style-name="ce686"/>
          <table:table-cell table:style-name="ce552" table:number-columns-repeated="3"/>
          <table:table-cell table:style-name="ce742"/>
          <table:table-cell table:style-name="ce686"/>
          <table:table-cell table:style-name="ce552" table:number-columns-repeated="2"/>
          <table:table-cell table:style-name="ce583"/>
          <table:table-cell table:style-name="ce655"/>
          <table:table-cell table:style-name="ce686"/>
          <table:table-cell table:style-name="ce552" table:number-columns-repeated="3"/>
          <table:table-cell table:style-name="ce742"/>
          <table:table-cell table:style-name="ce686"/>
          <table:table-cell table:style-name="ce552" table:number-columns-repeated="2"/>
          <table:table-cell table:style-name="ce569"/>
          <table:table-cell table:style-name="ce559"/>
          <table:table-cell table:style-name="ce569" table:number-columns-repeated="3"/>
          <table:table-cell table:style-name="ce583"/>
          <table:table-cell table:style-name="ce318"/>
          <table:table-cell table:style-name="ce569" table:number-columns-repeated="3"/>
          <table:table-cell table:style-name="ce583"/>
          <table:table-cell table:style-name="ce669"/>
          <table:table-cell table:style-name="ce552" table:number-columns-repeated="3"/>
          <table:table-cell table:style-name="ce583"/>
          <table:table-cell table:style-name="ce669"/>
          <table:table-cell table:style-name="ce552" table:number-columns-repeated="3"/>
          <table:table-cell table:style-name="ce583"/>
          <table:table-cell table:style-name="ce918" table:number-columns-repeated="3"/>
          <table:table-cell table:number-columns-repeated="931"/>
        </table:table-row>
        <table:table-row table:style-name="ro48">
          <table:table-cell table:style-name="ce337" office:value-type="string" calcext:value-type="string">
            <text:p>П.00</text:p>
          </table:table-cell>
          <table:table-cell table:style-name="ce346" office:value-type="string" calcext:value-type="string" table:number-columns-spanned="9" table:number-rows-spanned="1">
            <text:p>Профессиональный <text:s/>цикл</text:p>
          </table:table-cell>
          <table:covered-table-cell table:number-columns-repeated="8" table:style-name="ce346"/>
          <table:table-cell table:style-name="ce981" table:number-columns-spanned="8" table:number-rows-spanned="1"/>
          <table:covered-table-cell table:number-columns-repeated="7" table:style-name="ce981"/>
          <table:table-cell table:style-name="ce349" office:value-type="float" office:value="1728" calcext:value-type="float">
            <text:p>1728</text:p>
          </table:table-cell>
          <table:table-cell table:style-name="ce386" office:value-type="float" office:value="1728" calcext:value-type="float">
            <text:p>1728</text:p>
          </table:table-cell>
          <table:table-cell table:style-name="ce423" table:formula="of:=[.U90]" office:value-type="float" office:value="2318" calcext:value-type="float">
            <text:p>2318</text:p>
          </table:table-cell>
          <table:table-cell table:style-name="ce464" table:formula="of:=[.V89]" office:value-type="float" office:value="54" calcext:value-type="float">
            <text:p>54</text:p>
          </table:table-cell>
          <table:table-cell table:style-name="ce506" table:formula="of:=[.W90]" office:value-type="float" office:value="24" calcext:value-type="float">
            <text:p>24</text:p>
          </table:table-cell>
          <table:table-cell table:style-name="ce423" table:formula="of:=[.X90]" office:value-type="float" office:value="1340" calcext:value-type="float">
            <text:p>1340</text:p>
          </table:table-cell>
          <table:table-cell table:style-name="ce423" table:formula="of:=[.Y90]" office:value-type="float" office:value="816" calcext:value-type="float">
            <text:p>816</text:p>
          </table:table-cell>
          <table:table-cell table:style-name="ce423" table:formula="of:=[.Z90]" office:value-type="float" office:value="460" calcext:value-type="float">
            <text:p>460</text:p>
          </table:table-cell>
          <table:table-cell table:style-name="ce423" table:formula="of:=[.AA90]" office:value-type="float" office:value="22" calcext:value-type="float">
            <text:p>22</text:p>
          </table:table-cell>
          <table:table-cell table:style-name="ce423" table:formula="of:=[.AB90]" office:value-type="float" office:value="50" calcext:value-type="float">
            <text:p>50</text:p>
          </table:table-cell>
          <table:table-cell table:style-name="ce584" table:formula="of:=[.AC90]+[.AC153]" office:value-type="float" office:value="1044" calcext:value-type="float">
            <text:p>1044</text:p>
          </table:table-cell>
          <table:table-cell table:style-name="ce612" table:formula="of:=[.AD90]" office:value-type="float" office:value="0" calcext:value-type="float">
            <text:p>0</text:p>
          </table:table-cell>
          <table:table-cell table:style-name="ce656" table:formula="of:=[.AE90]+[.AE154]" office:value-type="float" office:value="0" calcext:value-type="float">
            <text:p>0</text:p>
          </table:table-cell>
          <table:table-cell table:style-name="ce687" table:formula="of:=[.AF90]" office:value-type="float" office:value="0" calcext:value-type="float">
            <text:p>0</text:p>
          </table:table-cell>
          <table:table-cell table:style-name="ce687" table:formula="of:=[.AG90]" office:value-type="float" office:value="0" calcext:value-type="float">
            <text:p>0</text:p>
          </table:table-cell>
          <table:table-cell table:style-name="ce724" table:formula="of:=[.AH90]" office:value-type="float" office:value="0" calcext:value-type="float">
            <text:p>0</text:p>
          </table:table-cell>
          <table:table-cell table:style-name="ce725" table:formula="of:=[.AI90]" office:value-type="float" office:value="0" calcext:value-type="float">
            <text:p>0</text:p>
          </table:table-cell>
          <table:table-cell table:style-name="ce743" table:formula="of:=[.AJ90]+[.AJ154]" office:value-type="float" office:value="0" calcext:value-type="float">
            <text:p>0</text:p>
          </table:table-cell>
          <table:table-cell table:style-name="ce687" table:formula="of:=[.AK90]" office:value-type="float" office:value="0" calcext:value-type="float">
            <text:p>0</text:p>
          </table:table-cell>
          <table:table-cell table:style-name="ce687" table:formula="of:=[.AL90]" office:value-type="float" office:value="0" calcext:value-type="float">
            <text:p>0</text:p>
          </table:table-cell>
          <table:table-cell table:style-name="ce687" table:formula="of:=[.AM90]" office:value-type="float" office:value="0" calcext:value-type="float">
            <text:p>0</text:p>
          </table:table-cell>
          <table:table-cell table:style-name="ce725" table:formula="of:=[.AN90]" office:value-type="float" office:value="0" calcext:value-type="float">
            <text:p>0</text:p>
          </table:table-cell>
          <table:table-cell table:style-name="ce656" table:formula="of:=[.AO90]+[.AO154]" office:value-type="float" office:value="84" calcext:value-type="float">
            <text:p>84</text:p>
          </table:table-cell>
          <table:table-cell table:style-name="ce687" table:formula="of:=[.AP90]" office:value-type="float" office:value="0" calcext:value-type="float">
            <text:p>0</text:p>
          </table:table-cell>
          <table:table-cell table:style-name="ce687" table:formula="of:=[.AQ90]" office:value-type="float" office:value="82" calcext:value-type="float">
            <text:p>82</text:p>
          </table:table-cell>
          <table:table-cell table:style-name="ce687" table:formula="of:=[.AR90]" office:value-type="float" office:value="0" calcext:value-type="float">
            <text:p>0</text:p>
          </table:table-cell>
          <table:table-cell table:style-name="ce687" table:formula="of:=[.AS90]" office:value-type="float" office:value="2" calcext:value-type="float">
            <text:p>2</text:p>
          </table:table-cell>
          <table:table-cell table:style-name="ce743" table:formula="of:=[.AT90]" office:value-type="float" office:value="212" calcext:value-type="float">
            <text:p>212</text:p>
          </table:table-cell>
          <table:table-cell table:style-name="ce687" table:formula="of:=[.AU90]" office:value-type="float" office:value="0" calcext:value-type="float">
            <text:p>0</text:p>
          </table:table-cell>
          <table:table-cell table:style-name="ce687" table:formula="of:=[.AV90]" office:value-type="float" office:value="210" calcext:value-type="float">
            <text:p>210</text:p>
          </table:table-cell>
          <table:table-cell table:style-name="ce687" table:formula="of:=[.AW90]" office:value-type="float" office:value="0" calcext:value-type="float">
            <text:p>0</text:p>
          </table:table-cell>
          <table:table-cell table:style-name="ce687" table:formula="of:=[.AX90]" office:value-type="float" office:value="2" calcext:value-type="float">
            <text:p>2</text:p>
          </table:table-cell>
          <table:table-cell table:style-name="ce743" table:formula="of:=[.AY90]+[.AY154]" office:value-type="float" office:value="420" calcext:value-type="float">
            <text:p>420</text:p>
          </table:table-cell>
          <table:table-cell table:style-name="ce687" table:formula="of:=[.AZ90]" office:value-type="float" office:value="18" calcext:value-type="float">
            <text:p>18</text:p>
          </table:table-cell>
          <table:table-cell table:style-name="ce687" table:formula="of:=[.BA90]" office:value-type="float" office:value="270" calcext:value-type="float">
            <text:p>270</text:p>
          </table:table-cell>
          <table:table-cell table:style-name="ce687" table:formula="of:=[.BB90]" office:value-type="float" office:value="144" calcext:value-type="float">
            <text:p>144</text:p>
          </table:table-cell>
          <table:table-cell table:style-name="ce687" table:formula="of:=[.BC90]" office:value-type="float" office:value="6" calcext:value-type="float">
            <text:p>6</text:p>
          </table:table-cell>
          <table:table-cell table:style-name="ce743" table:formula="of:=[.BD90]+[.BD153]" office:value-type="float" office:value="712" calcext:value-type="float">
            <text:p>712</text:p>
          </table:table-cell>
          <table:table-cell table:style-name="ce687" table:formula="of:=[.BE90]" office:value-type="float" office:value="18" calcext:value-type="float">
            <text:p>18</text:p>
          </table:table-cell>
          <table:table-cell table:style-name="ce687" table:formula="of:=[.BF90]" office:value-type="float" office:value="454" calcext:value-type="float">
            <text:p>454</text:p>
          </table:table-cell>
          <table:table-cell table:style-name="ce687" table:formula="of:=[.BG90]" office:value-type="float" office:value="252" calcext:value-type="float">
            <text:p>252</text:p>
          </table:table-cell>
          <table:table-cell table:style-name="ce725" table:formula="of:=[.BH90]" office:value-type="float" office:value="6" calcext:value-type="float">
            <text:p>6</text:p>
          </table:table-cell>
          <table:table-cell table:style-name="ce838" table:formula="of:=[.BI90]" office:value-type="float" office:value="0" calcext:value-type="float">
            <text:p>0</text:p>
          </table:table-cell>
          <table:table-cell table:style-name="ce584" table:formula="of:=[.BJ90]" office:value-type="float" office:value="0" calcext:value-type="float">
            <text:p>0</text:p>
          </table:table-cell>
          <table:table-cell table:style-name="ce584" table:formula="of:=[.BK90]" office:value-type="float" office:value="0" calcext:value-type="float">
            <text:p>0</text:p>
          </table:table-cell>
          <table:table-cell table:style-name="ce584" table:formula="of:=[.BL90]" office:value-type="float" office:value="0" calcext:value-type="float">
            <text:p>0</text:p>
          </table:table-cell>
          <table:table-cell table:style-name="ce584" table:formula="of:=[.BM90]" office:value-type="float" office:value="0" calcext:value-type="float">
            <text:p>0</text:p>
          </table:table-cell>
          <table:table-cell table:style-name="ce584" table:formula="of:=[.BN90]" office:value-type="float" office:value="0" calcext:value-type="float">
            <text:p>0</text:p>
          </table:table-cell>
          <table:table-cell table:style-name="ce584" table:formula="of:=[.BO90]" office:value-type="float" office:value="0" calcext:value-type="float">
            <text:p>0</text:p>
          </table:table-cell>
          <table:table-cell table:style-name="ce584" table:formula="of:=[.BP90]" office:value-type="float" office:value="0" calcext:value-type="float">
            <text:p>0</text:p>
          </table:table-cell>
          <table:table-cell table:style-name="ce584" table:formula="of:=[.BQ90]" office:value-type="float" office:value="0" calcext:value-type="float">
            <text:p>0</text:p>
          </table:table-cell>
          <table:table-cell table:style-name="ce584" table:formula="of:=[.BR90]" office:value-type="float" office:value="0" calcext:value-type="float">
            <text:p>0</text:p>
          </table:table-cell>
          <table:table-cell table:style-name="ce865" table:formula="of:=[.BS90]" office:value-type="float" office:value="438" calcext:value-type="float">
            <text:p>438</text:p>
          </table:table-cell>
          <table:table-cell table:style-name="ce865" table:formula="of:=[.BT90]" office:value-type="float" office:value="9" calcext:value-type="float">
            <text:p>9</text:p>
          </table:table-cell>
          <table:table-cell table:style-name="ce687" table:formula="of:=[.BU90]" office:value-type="float" office:value="164" calcext:value-type="float">
            <text:p>164</text:p>
          </table:table-cell>
          <table:table-cell table:style-name="ce724" table:formula="of:=[.BV90]" office:value-type="float" office:value="270" calcext:value-type="float">
            <text:p>270</text:p>
          </table:table-cell>
          <table:table-cell table:style-name="ce725" table:formula="of:=[.BW90]" office:value-type="float" office:value="4" calcext:value-type="float">
            <text:p>4</text:p>
          </table:table-cell>
          <table:table-cell table:style-name="ce865" table:formula="of:=[.BX90]" office:value-type="float" office:value="398" calcext:value-type="float">
            <text:p>398</text:p>
          </table:table-cell>
          <table:table-cell table:style-name="ce687" table:formula="of:=[.BY90]" office:value-type="float" office:value="9" calcext:value-type="float">
            <text:p>9</text:p>
          </table:table-cell>
          <table:table-cell table:style-name="ce687" table:formula="of:=[.BZ90]" office:value-type="float" office:value="160" calcext:value-type="float">
            <text:p>160</text:p>
          </table:table-cell>
          <table:table-cell table:style-name="ce687" table:formula="of:=[.CA90]" office:value-type="float" office:value="234" calcext:value-type="float">
            <text:p>234</text:p>
          </table:table-cell>
          <table:table-cell table:style-name="ce895" table:formula="of:=[.CB90]" office:value-type="float" office:value="4" calcext:value-type="float">
            <text:p>4</text:p>
          </table:table-cell>
          <table:table-cell table:style-name="ce865"/>
          <table:table-cell table:style-name="ce687"/>
          <table:table-cell table:style-name="ce724"/>
          <table:table-cell table:style-name="ce687"/>
          <table:table-cell table:style-name="ce895"/>
          <table:table-cell table:style-name="ce865"/>
          <table:table-cell table:style-name="ce687" table:number-columns-repeated="3"/>
          <table:table-cell table:style-name="ce895"/>
          <table:table-cell table:number-columns-repeated="934"/>
        </table:table-row>
        <table:table-row table:style-name="ro39">
          <table:table-cell table:style-name="ce405"/>
          <table:table-cell table:style-name="ce383" office:value-type="string" calcext:value-type="string" table:number-columns-spanned="9" table:number-rows-spanned="1">
            <text:p>Промежуточная аттестация</text:p>
          </table:table-cell>
          <table:covered-table-cell table:number-columns-repeated="8" table:style-name="ce383"/>
          <table:table-cell table:style-name="ce224"/>
          <table:table-cell table:style-name="ce271" table:number-columns-repeated="7"/>
          <table:table-cell table:style-name="ce350" table:number-columns-repeated="2"/>
          <table:table-cell table:style-name="ce424"/>
          <table:table-cell table:style-name="ce465" table:formula="of:=[.V91]+[.V103]+[.V113]+[.V137]+[.V143]+[.V148]" office:value-type="float" office:value="54" calcext:value-type="float">
            <text:p>54</text:p>
          </table:table-cell>
          <table:table-cell table:style-name="ce507"/>
          <table:table-cell table:style-name="ce424" table:number-columns-repeated="5"/>
          <table:table-cell table:style-name="ce585"/>
          <table:table-cell table:style-name="ce613"/>
          <table:table-cell table:style-name="ce424"/>
          <table:table-cell table:style-name="ce688"/>
          <table:table-cell table:style-name="ce424" table:number-columns-repeated="4"/>
          <table:table-cell table:style-name="ce688"/>
          <table:table-cell table:style-name="ce424" table:number-columns-repeated="2"/>
          <table:table-cell table:style-name="ce585"/>
          <table:table-cell table:style-name="ce424"/>
          <table:table-cell table:style-name="ce688"/>
          <table:table-cell table:style-name="ce424" table:number-columns-repeated="4"/>
          <table:table-cell table:style-name="ce688"/>
          <table:table-cell table:style-name="ce424" table:number-columns-repeated="2"/>
          <table:table-cell table:style-name="ce813"/>
          <table:table-cell table:style-name="ce424"/>
          <table:table-cell table:style-name="ce688"/>
          <table:table-cell table:style-name="ce424" table:number-columns-repeated="4"/>
          <table:table-cell table:style-name="ce688"/>
          <table:table-cell table:style-name="ce424" table:number-columns-repeated="2"/>
          <table:table-cell table:style-name="ce835"/>
          <table:table-cell table:style-name="ce424"/>
          <table:table-cell table:style-name="ce688"/>
          <table:table-cell table:style-name="ce424" table:number-columns-repeated="4"/>
          <table:table-cell table:style-name="ce688"/>
          <table:table-cell table:style-name="ce424" table:number-columns-repeated="2"/>
          <table:table-cell table:style-name="ce853"/>
          <table:table-cell table:style-name="ce866" table:number-columns-repeated="10"/>
          <table:table-cell table:style-name="ce424"/>
          <table:table-cell table:style-name="ce904" table:number-columns-repeated="3"/>
          <table:table-cell table:style-name="ce585"/>
          <table:table-cell table:style-name="ce424"/>
          <table:table-cell table:style-name="ce904" table:number-columns-repeated="3"/>
          <table:table-cell table:style-name="ce585"/>
          <table:table-cell table:style-name="ce920" table:number-columns-repeated="3"/>
          <table:table-cell table:number-columns-repeated="931"/>
        </table:table-row>
        <table:table-row table:style-name="ro50">
          <table:table-cell table:style-name="ce406" office:value-type="string" calcext:value-type="string">
            <text:p>ПМ.00</text:p>
          </table:table-cell>
          <table:table-cell table:style-name="ce396" office:value-type="string" calcext:value-type="string" table:number-columns-spanned="9" table:number-rows-spanned="1">
            <text:p>Профессиональные модули</text:p>
          </table:table-cell>
          <table:covered-table-cell table:number-columns-repeated="8" table:style-name="ce396"/>
          <table:table-cell table:style-name="ce983" table:number-columns-spanned="8" table:number-rows-spanned="1"/>
          <table:covered-table-cell table:number-columns-repeated="7" table:style-name="ce983"/>
          <table:table-cell table:style-name="ce351"/>
          <table:table-cell table:style-name="ce387"/>
          <table:table-cell table:style-name="ce425" table:formula="of:=[.U91]+[.U103]+[.U113]+[.U121]+[.U129]+[.U137]+[.U143]+[.U148]" office:value-type="float" office:value="2318" calcext:value-type="float">
            <text:p>2318</text:p>
          </table:table-cell>
          <table:table-cell table:style-name="ce425" table:formula="of:=[.V91]+[.V103]+[.V113]+[.V121]+[.V129]+[.V137]+[.V143]+[.V148]" office:value-type="float" office:value="54" calcext:value-type="float">
            <text:p>54</text:p>
          </table:table-cell>
          <table:table-cell table:style-name="ce425" table:formula="of:=[.W91]+[.W103]+[.W113]+[.W121]+[.W129]+[.W137]+[.W143]+[.W148]" office:value-type="float" office:value="24" calcext:value-type="float">
            <text:p>24</text:p>
          </table:table-cell>
          <table:table-cell table:style-name="ce425" table:formula="of:=[.X91]+[.X103]+[.X113]+[.X121]+[.X129]+[.X137]+[.X143]+[.X148]" office:value-type="float" office:value="1340" calcext:value-type="float">
            <text:p>1340</text:p>
          </table:table-cell>
          <table:table-cell table:style-name="ce425" table:formula="of:=[.Y91]+[.Y103]+[.Y113]+[.Y121]+[.Y129]+[.Y137]+[.Y143]+[.Y148]" office:value-type="float" office:value="816" calcext:value-type="float">
            <text:p>816</text:p>
          </table:table-cell>
          <table:table-cell table:style-name="ce425" table:formula="of:=[.Z91]+[.Z103]+[.Z113]+[.Z121]+[.Z129]+[.Z137]+[.Z143]+[.Z148]" office:value-type="float" office:value="460" calcext:value-type="float">
            <text:p>460</text:p>
          </table:table-cell>
          <table:table-cell table:style-name="ce425" table:formula="of:=[.AA91]+[.AA103]+[.AA113]+[.AA121]+[.AA129]+[.AA137]+[.AA143]+[.AA148]" office:value-type="float" office:value="22" calcext:value-type="float">
            <text:p>22</text:p>
          </table:table-cell>
          <table:table-cell table:style-name="ce425" table:formula="of:=[.AB91]+[.AB103]+[.AB113]+[.AB121]+[.AB129]+[.AB137]+[.AB143]+[.AB148]" office:value-type="float" office:value="50" calcext:value-type="float">
            <text:p>50</text:p>
          </table:table-cell>
          <table:table-cell table:style-name="ce425" table:formula="of:=[.AC91]+[.AC103]+[.AC113]+[.AC121]+[.AC129]+[.AC137]+[.AC143]+[.AC148]" office:value-type="float" office:value="900" calcext:value-type="float">
            <text:p>900</text:p>
          </table:table-cell>
          <table:table-cell table:style-name="ce425" table:formula="of:=[.AD91]+[.AD103]+[.AD113]+[.AD121]+[.AD129]+[.AD137]+[.AD143]+[.AD148]" office:value-type="float" office:value="0" calcext:value-type="float">
            <text:p>0</text:p>
          </table:table-cell>
          <table:table-cell table:style-name="ce425" table:formula="of:=[.AE91]+[.AE103]+[.AE113]+[.AE121]+[.AE129]+[.AE137]+[.AE143]+[.AE148]" office:value-type="float" office:value="0" calcext:value-type="float">
            <text:p>0</text:p>
          </table:table-cell>
          <table:table-cell table:style-name="ce425" table:formula="of:=[.AF91]+[.AF103]+[.AF113]+[.AF121]+[.AF129]+[.AF137]+[.AF143]+[.AF148]" office:value-type="float" office:value="0" calcext:value-type="float">
            <text:p>0</text:p>
          </table:table-cell>
          <table:table-cell table:style-name="ce425" table:formula="of:=[.AG91]+[.AG103]+[.AG113]+[.AG121]+[.AG129]+[.AG137]+[.AG143]+[.AG148]" office:value-type="float" office:value="0" calcext:value-type="float">
            <text:p>0</text:p>
          </table:table-cell>
          <table:table-cell table:style-name="ce425" table:formula="of:=[.AH91]+[.AH103]+[.AH113]+[.AH121]+[.AH129]+[.AH137]+[.AH143]+[.AH148]" office:value-type="float" office:value="0" calcext:value-type="float">
            <text:p>0</text:p>
          </table:table-cell>
          <table:table-cell table:style-name="ce425" table:formula="of:=[.AI91]+[.AI103]+[.AI113]+[.AI121]+[.AI129]+[.AI137]+[.AI143]+[.AI148]" office:value-type="float" office:value="0" calcext:value-type="float">
            <text:p>0</text:p>
          </table:table-cell>
          <table:table-cell table:style-name="ce425" table:formula="of:=[.AJ91]+[.AJ103]+[.AJ113]+[.AJ121]+[.AJ129]+[.AJ137]+[.AJ143]+[.AJ148]" office:value-type="float" office:value="0" calcext:value-type="float">
            <text:p>0</text:p>
          </table:table-cell>
          <table:table-cell table:style-name="ce425" table:formula="of:=[.AK91]+[.AK103]+[.AK113]+[.AK121]+[.AK129]+[.AK137]+[.AK143]+[.AK148]" office:value-type="float" office:value="0" calcext:value-type="float">
            <text:p>0</text:p>
          </table:table-cell>
          <table:table-cell table:style-name="ce425" table:formula="of:=[.AL91]+[.AL103]+[.AL113]+[.AL121]+[.AL129]+[.AL137]+[.AL143]+[.AL148]" office:value-type="float" office:value="0" calcext:value-type="float">
            <text:p>0</text:p>
          </table:table-cell>
          <table:table-cell table:style-name="ce425" table:formula="of:=[.AM91]+[.AM103]+[.AM113]+[.AM121]+[.AM129]+[.AM137]+[.AM143]+[.AM148]" office:value-type="float" office:value="0" calcext:value-type="float">
            <text:p>0</text:p>
          </table:table-cell>
          <table:table-cell table:style-name="ce425" table:formula="of:=[.AN91]+[.AN103]+[.AN113]+[.AN121]+[.AN129]+[.AN137]+[.AN143]+[.AN148]" office:value-type="float" office:value="0" calcext:value-type="float">
            <text:p>0</text:p>
          </table:table-cell>
          <table:table-cell table:style-name="ce425" table:formula="of:=[.AO91]+[.AO103]+[.AO113]+[.AO121]+[.AO129]+[.AO137]+[.AO143]+[.AO148]" office:value-type="float" office:value="84" calcext:value-type="float">
            <text:p>84</text:p>
          </table:table-cell>
          <table:table-cell table:style-name="ce425" table:formula="of:=[.AP91]+[.AP103]+[.AP113]+[.AP121]+[.AP129]+[.AP137]+[.AP143]+[.AP148]" office:value-type="float" office:value="0" calcext:value-type="float">
            <text:p>0</text:p>
          </table:table-cell>
          <table:table-cell table:style-name="ce425" table:formula="of:=[.AQ91]+[.AQ103]+[.AQ113]+[.AQ121]+[.AQ129]+[.AQ137]+[.AQ143]+[.AQ148]" office:value-type="float" office:value="82" calcext:value-type="float">
            <text:p>82</text:p>
          </table:table-cell>
          <table:table-cell table:style-name="ce425" table:formula="of:=[.AR91]+[.AR103]+[.AR113]+[.AR121]+[.AR129]+[.AR137]+[.AR143]+[.AR148]" office:value-type="float" office:value="0" calcext:value-type="float">
            <text:p>0</text:p>
          </table:table-cell>
          <table:table-cell table:style-name="ce425" table:formula="of:=[.AS91]+[.AS103]+[.AS113]+[.AS121]+[.AS129]+[.AS137]+[.AS143]+[.AS148]" office:value-type="float" office:value="2" calcext:value-type="float">
            <text:p>2</text:p>
          </table:table-cell>
          <table:table-cell table:style-name="ce425" table:formula="of:=[.AT91]+[.AT103]+[.AT113]+[.AT121]+[.AT129]+[.AT137]+[.AT143]+[.AT148]" office:value-type="float" office:value="212" calcext:value-type="float">
            <text:p>212</text:p>
          </table:table-cell>
          <table:table-cell table:style-name="ce425" table:formula="of:=[.AU91]+[.AU103]+[.AU113]+[.AU121]+[.AU129]+[.AU137]+[.AU143]+[.AU148]" office:value-type="float" office:value="0" calcext:value-type="float">
            <text:p>0</text:p>
          </table:table-cell>
          <table:table-cell table:style-name="ce425" table:formula="of:=[.AV91]+[.AV103]+[.AV113]+[.AV121]+[.AV129]+[.AV137]+[.AV143]+[.AV148]" office:value-type="float" office:value="210" calcext:value-type="float">
            <text:p>210</text:p>
          </table:table-cell>
          <table:table-cell table:style-name="ce425" table:formula="of:=[.AW91]+[.AW103]+[.AW113]+[.AW121]+[.AW129]+[.AW137]+[.AW143]+[.AW148]" office:value-type="float" office:value="0" calcext:value-type="float">
            <text:p>0</text:p>
          </table:table-cell>
          <table:table-cell table:style-name="ce425" table:formula="of:=[.AX91]+[.AX103]+[.AX113]+[.AX121]+[.AX129]+[.AX137]+[.AX143]+[.AX148]" office:value-type="float" office:value="2" calcext:value-type="float">
            <text:p>2</text:p>
          </table:table-cell>
          <table:table-cell table:style-name="ce425" table:formula="of:=[.AY91]+[.AY103]+[.AY113]+[.AY121]+[.AY129]+[.AY137]+[.AY143]+[.AY148]" office:value-type="float" office:value="420" calcext:value-type="float">
            <text:p>420</text:p>
          </table:table-cell>
          <table:table-cell table:style-name="ce425" table:formula="of:=[.AZ91]+[.AZ103]+[.AZ113]+[.AZ121]+[.AZ129]+[.AZ137]+[.AZ143]+[.AZ148]" office:value-type="float" office:value="18" calcext:value-type="float">
            <text:p>18</text:p>
          </table:table-cell>
          <table:table-cell table:style-name="ce425" table:formula="of:=[.BA91]+[.BA103]+[.BA113]+[.BA121]+[.BA129]+[.BA137]+[.BA143]+[.BA148]" office:value-type="float" office:value="270" calcext:value-type="float">
            <text:p>270</text:p>
          </table:table-cell>
          <table:table-cell table:style-name="ce425" table:formula="of:=[.BB91]+[.BB103]+[.BB113]+[.BB121]+[.BB129]+[.BB137]+[.BB143]+[.BB148]" office:value-type="float" office:value="144" calcext:value-type="float">
            <text:p>144</text:p>
          </table:table-cell>
          <table:table-cell table:style-name="ce425" table:formula="of:=[.BC91]+[.BC103]+[.BC113]+[.BC121]+[.BC129]+[.BC137]+[.BC143]+[.BC148]" office:value-type="float" office:value="6" calcext:value-type="float">
            <text:p>6</text:p>
          </table:table-cell>
          <table:table-cell table:style-name="ce425" table:formula="of:=[.BD91]+[.BD103]+[.BD113]+[.BD121]+[.BD129]+[.BD137]+[.BD143]+[.BD148]" office:value-type="float" office:value="712" calcext:value-type="float">
            <text:p>712</text:p>
          </table:table-cell>
          <table:table-cell table:style-name="ce425" table:formula="of:=[.BE91]+[.BE103]+[.BE113]+[.BE121]+[.BE129]+[.BE137]+[.BE143]+[.BE148]" office:value-type="float" office:value="18" calcext:value-type="float">
            <text:p>18</text:p>
          </table:table-cell>
          <table:table-cell table:style-name="ce425" table:formula="of:=[.BF91]+[.BF103]+[.BF113]+[.BF121]+[.BF129]+[.BF137]+[.BF143]+[.BF148]" office:value-type="float" office:value="454" calcext:value-type="float">
            <text:p>454</text:p>
          </table:table-cell>
          <table:table-cell table:style-name="ce425" table:formula="of:=[.BG91]+[.BG103]+[.BG113]+[.BG121]+[.BG129]+[.BG137]+[.BG143]+[.BG148]" office:value-type="float" office:value="252" calcext:value-type="float">
            <text:p>252</text:p>
          </table:table-cell>
          <table:table-cell table:style-name="ce425" table:formula="of:=[.BH91]+[.BH103]+[.BH113]+[.BH121]+[.BH129]+[.BH137]+[.BH143]+[.BH148]" office:value-type="float" office:value="6" calcext:value-type="float">
            <text:p>6</text:p>
          </table:table-cell>
          <table:table-cell table:style-name="ce425" table:formula="of:=[.BI91]+[.BI103]+[.BI113]+[.BI121]+[.BI129]+[.BI137]+[.BI143]+[.BI148]" office:value-type="float" office:value="0" calcext:value-type="float">
            <text:p>0</text:p>
          </table:table-cell>
          <table:table-cell table:style-name="ce425" table:formula="of:=[.BJ91]+[.BJ103]+[.BJ113]+[.BJ121]+[.BJ129]+[.BJ137]+[.BJ143]+[.BJ148]" office:value-type="float" office:value="0" calcext:value-type="float">
            <text:p>0</text:p>
          </table:table-cell>
          <table:table-cell table:style-name="ce425" table:formula="of:=[.BK91]+[.BK103]+[.BK113]+[.BK121]+[.BK129]+[.BK137]+[.BK143]+[.BK148]" office:value-type="float" office:value="0" calcext:value-type="float">
            <text:p>0</text:p>
          </table:table-cell>
          <table:table-cell table:style-name="ce425" table:formula="of:=[.BL91]+[.BL103]+[.BL113]+[.BL121]+[.BL129]+[.BL137]+[.BL143]+[.BL148]" office:value-type="float" office:value="0" calcext:value-type="float">
            <text:p>0</text:p>
          </table:table-cell>
          <table:table-cell table:style-name="ce425" table:formula="of:=[.BM91]+[.BM103]+[.BM113]+[.BM121]+[.BM129]+[.BM137]+[.BM143]+[.BM148]" office:value-type="float" office:value="0" calcext:value-type="float">
            <text:p>0</text:p>
          </table:table-cell>
          <table:table-cell table:style-name="ce425" table:formula="of:=[.BN91]+[.BN103]+[.BN113]+[.BN121]+[.BN129]+[.BN137]+[.BN143]+[.BN148]" office:value-type="float" office:value="0" calcext:value-type="float">
            <text:p>0</text:p>
          </table:table-cell>
          <table:table-cell table:style-name="ce425" table:formula="of:=[.BO91]+[.BO103]+[.BO113]+[.BO121]+[.BO129]+[.BO137]+[.BO143]+[.BO148]" office:value-type="float" office:value="0" calcext:value-type="float">
            <text:p>0</text:p>
          </table:table-cell>
          <table:table-cell table:style-name="ce425" table:formula="of:=[.BP91]+[.BP103]+[.BP113]+[.BP121]+[.BP129]+[.BP137]+[.BP143]+[.BP148]" office:value-type="float" office:value="0" calcext:value-type="float">
            <text:p>0</text:p>
          </table:table-cell>
          <table:table-cell table:style-name="ce425" table:formula="of:=[.BQ91]+[.BQ103]+[.BQ113]+[.BQ121]+[.BQ129]+[.BQ137]+[.BQ143]+[.BQ148]" office:value-type="float" office:value="0" calcext:value-type="float">
            <text:p>0</text:p>
          </table:table-cell>
          <table:table-cell table:style-name="ce425" table:formula="of:=[.BR91]+[.BR103]+[.BR113]+[.BR121]+[.BR129]+[.BR137]+[.BR143]+[.BR148]" office:value-type="float" office:value="0" calcext:value-type="float">
            <text:p>0</text:p>
          </table:table-cell>
          <table:table-cell table:style-name="ce425" table:formula="of:=[.BS91]+[.BS103]+[.BS113]+[.BS121]+[.BS129]+[.BS137]+[.BS143]+[.BS148]" office:value-type="float" office:value="438" calcext:value-type="float">
            <text:p>438</text:p>
          </table:table-cell>
          <table:table-cell table:style-name="ce425" table:formula="of:=[.BT91]+[.BT103]+[.BT113]+[.BT121]+[.BT129]+[.BT137]+[.BT143]+[.BT148]" office:value-type="float" office:value="9" calcext:value-type="float">
            <text:p>9</text:p>
          </table:table-cell>
          <table:table-cell table:style-name="ce425" table:formula="of:=[.BU91]+[.BU103]+[.BU113]+[.BU121]+[.BU129]+[.BU137]+[.BU143]+[.BU148]" office:value-type="float" office:value="164" calcext:value-type="float">
            <text:p>164</text:p>
          </table:table-cell>
          <table:table-cell table:style-name="ce425" table:formula="of:=[.BV91]+[.BV103]+[.BV113]+[.BV121]+[.BV129]+[.BV137]+[.BV143]+[.BV148]" office:value-type="float" office:value="270" calcext:value-type="float">
            <text:p>270</text:p>
          </table:table-cell>
          <table:table-cell table:style-name="ce425" table:formula="of:=[.BW91]+[.BW103]+[.BW113]+[.BW121]+[.BW129]+[.BW137]+[.BW143]+[.BW148]" office:value-type="float" office:value="4" calcext:value-type="float">
            <text:p>4</text:p>
          </table:table-cell>
          <table:table-cell table:style-name="ce425" table:formula="of:=[.BX91]+[.BX103]+[.BX113]+[.BX121]+[.BX129]+[.BX137]+[.BX143]+[.BX148]" office:value-type="float" office:value="398" calcext:value-type="float">
            <text:p>398</text:p>
          </table:table-cell>
          <table:table-cell table:style-name="ce425" table:formula="of:=[.BY91]+[.BY103]+[.BY113]+[.BY121]+[.BY129]+[.BY137]+[.BY143]+[.BY148]" office:value-type="float" office:value="9" calcext:value-type="float">
            <text:p>9</text:p>
          </table:table-cell>
          <table:table-cell table:style-name="ce425" table:formula="of:=[.BZ91]+[.BZ103]+[.BZ113]+[.BZ121]+[.BZ129]+[.BZ137]+[.BZ143]+[.BZ148]" office:value-type="float" office:value="160" calcext:value-type="float">
            <text:p>160</text:p>
          </table:table-cell>
          <table:table-cell table:style-name="ce425" table:formula="of:=[.CA91]+[.CA103]+[.CA113]+[.CA121]+[.CA129]+[.CA137]+[.CA143]+[.CA148]" office:value-type="float" office:value="234" calcext:value-type="float">
            <text:p>234</text:p>
          </table:table-cell>
          <table:table-cell table:style-name="ce425" table:formula="of:=[.CB91]+[.CB103]+[.CB113]+[.CB121]+[.CB129]+[.CB137]+[.CB143]+[.CB148]" office:value-type="float" office:value="4" calcext:value-type="float">
            <text:p>4</text:p>
          </table:table-cell>
          <table:table-cell table:style-name="ce425" table:number-columns-repeated="10"/>
          <table:table-cell table:number-columns-repeated="934"/>
        </table:table-row>
        <table:table-row table:style-name="ro23">
          <table:table-cell table:style-name="ce440" office:value-type="string" calcext:value-type="string">
            <text:p>ПМ.01</text:p>
          </table:table-cell>
          <table:table-cell table:style-name="ce472" office:value-type="string" calcext:value-type="string" table:number-columns-spanned="9" table:number-rows-spanned="1">
            <text:p>Разработка модулей программного обеспечения для компьютерных систем<text:span text:style-name="T5"> (</text:span><text:span text:style-name="T6">экз. демонстрационный</text:span><text:span text:style-name="T5">)</text:span></text:p>
          </table:table-cell>
          <table:covered-table-cell table:number-columns-repeated="8" table:style-name="ce472"/>
          <table:table-cell table:style-name="ce984" office:value-type="string" calcext:value-type="string" table:number-columns-spanned="9" table:number-rows-spanned="1">
            <text:p>Эк</text:p>
          </table:table-cell>
          <table:covered-table-cell table:number-columns-repeated="8" table:style-name="ce984"/>
          <table:table-cell table:style-name="ce388"/>
          <table:table-cell table:style-name="ce426" table:formula="of:=SUM([.U93:.U102])+[.V91]" office:value-type="float" office:value="858" calcext:value-type="float">
            <text:p>858</text:p>
          </table:table-cell>
          <table:table-cell table:style-name="ce466" table:formula="of:=SUM([.V92:.V102])" office:value-type="float" office:value="18" calcext:value-type="float">
            <text:p>18</text:p>
          </table:table-cell>
          <table:table-cell table:style-name="ce508" table:formula="of:=SUM([.W92:.W102])" office:value-type="float" office:value="8" calcext:value-type="float">
            <text:p>8</text:p>
          </table:table-cell>
          <table:table-cell table:style-name="ce426" table:formula="of:=SUM([.X92:.X102])" office:value-type="float" office:value="580" calcext:value-type="float">
            <text:p>580</text:p>
          </table:table-cell>
          <table:table-cell table:style-name="ce426" table:formula="of:=SUM([.Y92:.Y102])" office:value-type="float" office:value="384" calcext:value-type="float">
            <text:p>384</text:p>
          </table:table-cell>
          <table:table-cell table:style-name="ce426" table:formula="of:=SUM([.Z92:.Z102])" office:value-type="float" office:value="162" calcext:value-type="float">
            <text:p>162</text:p>
          </table:table-cell>
          <table:table-cell table:style-name="ce426" table:formula="of:=SUM([.AA92:.AA102])" office:value-type="float" office:value="10" calcext:value-type="float">
            <text:p>10</text:p>
          </table:table-cell>
          <table:table-cell table:style-name="ce426" table:formula="of:=SUM([.AB92:.AB102])" office:value-type="float" office:value="30" calcext:value-type="float">
            <text:p>30</text:p>
          </table:table-cell>
          <table:table-cell table:style-name="ce586" table:formula="of:=SUM([.AC92:.AC102])" office:value-type="float" office:value="252" calcext:value-type="float">
            <text:p>252</text:p>
          </table:table-cell>
          <table:table-cell table:style-name="ce614" table:formula="of:=SUM([.AD92:.AD102])" office:value-type="float" office:value="0" calcext:value-type="float">
            <text:p>0</text:p>
          </table:table-cell>
          <table:table-cell table:style-name="ce517" table:formula="of:=SUM([.AE93:.AE102])" office:value-type="float" office:value="0" calcext:value-type="float">
            <text:p>0</text:p>
          </table:table-cell>
          <table:table-cell table:style-name="ce544" table:formula="of:=SUM([.AF92:.AF102])" office:value-type="float" office:value="0" calcext:value-type="float">
            <text:p>0</text:p>
          </table:table-cell>
          <table:table-cell table:style-name="ce544" table:formula="of:=SUM([.AG92:.AG102])" office:value-type="float" office:value="0" calcext:value-type="float">
            <text:p>0</text:p>
          </table:table-cell>
          <table:table-cell table:style-name="ce544" table:formula="of:=SUM([.AH92:.AH102])" office:value-type="float" office:value="0" calcext:value-type="float">
            <text:p>0</text:p>
          </table:table-cell>
          <table:table-cell table:style-name="ce544" table:formula="of:=SUM([.AI92:.AI102])" office:value-type="float" office:value="0" calcext:value-type="float">
            <text:p>0</text:p>
          </table:table-cell>
          <table:table-cell table:style-name="ce544" table:formula="of:=SUM([.AJ92:.AJ102])" office:value-type="float" office:value="0" calcext:value-type="float">
            <text:p>0</text:p>
          </table:table-cell>
          <table:table-cell table:style-name="ce544" table:formula="of:=SUM([.AK92:.AK102])" office:value-type="float" office:value="0" calcext:value-type="float">
            <text:p>0</text:p>
          </table:table-cell>
          <table:table-cell table:style-name="ce544" table:formula="of:=SUM([.AL92:.AL102])" office:value-type="float" office:value="0" calcext:value-type="float">
            <text:p>0</text:p>
          </table:table-cell>
          <table:table-cell table:style-name="ce544" table:formula="of:=SUM([.AM92:.AM102])" office:value-type="float" office:value="0" calcext:value-type="float">
            <text:p>0</text:p>
          </table:table-cell>
          <table:table-cell table:style-name="ce544" table:formula="of:=SUM([.AN92:.AN102])" office:value-type="float" office:value="0" calcext:value-type="float">
            <text:p>0</text:p>
          </table:table-cell>
          <table:table-cell table:style-name="ce544" table:formula="of:=SUM([.AO92:.AO102])" office:value-type="float" office:value="0" calcext:value-type="float">
            <text:p>0</text:p>
          </table:table-cell>
          <table:table-cell table:style-name="ce544" table:formula="of:=SUM([.AP92:.AP102])" office:value-type="float" office:value="0" calcext:value-type="float">
            <text:p>0</text:p>
          </table:table-cell>
          <table:table-cell table:style-name="ce544" table:formula="of:=SUM([.AQ92:.AQ102])" office:value-type="float" office:value="0" calcext:value-type="float">
            <text:p>0</text:p>
          </table:table-cell>
          <table:table-cell table:style-name="ce544" table:formula="of:=SUM([.AR92:.AR102])" office:value-type="float" office:value="0" calcext:value-type="float">
            <text:p>0</text:p>
          </table:table-cell>
          <table:table-cell table:style-name="ce544" table:formula="of:=SUM([.AS92:.AS102])" office:value-type="float" office:value="0" calcext:value-type="float">
            <text:p>0</text:p>
          </table:table-cell>
          <table:table-cell table:style-name="ce544" table:formula="of:=SUM([.AT92:.AT102])" office:value-type="float" office:value="0" calcext:value-type="float">
            <text:p>0</text:p>
          </table:table-cell>
          <table:table-cell table:style-name="ce544" table:formula="of:=SUM([.AU92:.AU102])" office:value-type="float" office:value="0" calcext:value-type="float">
            <text:p>0</text:p>
          </table:table-cell>
          <table:table-cell table:style-name="ce544" table:formula="of:=SUM([.AV92:.AV102])" office:value-type="float" office:value="0" calcext:value-type="float">
            <text:p>0</text:p>
          </table:table-cell>
          <table:table-cell table:style-name="ce544" table:formula="of:=SUM([.AW92:.AW102])" office:value-type="float" office:value="0" calcext:value-type="float">
            <text:p>0</text:p>
          </table:table-cell>
          <table:table-cell table:style-name="ce544" table:formula="of:=SUM([.AX92:.AX102])" office:value-type="float" office:value="0" calcext:value-type="float">
            <text:p>0</text:p>
          </table:table-cell>
          <table:table-cell table:style-name="ce544" table:formula="of:=SUM([.AY92:.AY102])" office:value-type="float" office:value="128" calcext:value-type="float">
            <text:p>128</text:p>
          </table:table-cell>
          <table:table-cell table:style-name="ce544" table:formula="of:=SUM([.AZ92:.AZ102])" office:value-type="float" office:value="0" calcext:value-type="float">
            <text:p>0</text:p>
          </table:table-cell>
          <table:table-cell table:style-name="ce544" table:formula="of:=SUM([.BA92:.BA102])" office:value-type="float" office:value="126" calcext:value-type="float">
            <text:p>126</text:p>
          </table:table-cell>
          <table:table-cell table:style-name="ce544" table:formula="of:=SUM([.BB92:.BB102])" office:value-type="float" office:value="0" calcext:value-type="float">
            <text:p>0</text:p>
          </table:table-cell>
          <table:table-cell table:style-name="ce544" table:formula="of:=SUM([.BC92:.BC102])" office:value-type="float" office:value="2" calcext:value-type="float">
            <text:p>2</text:p>
          </table:table-cell>
          <table:table-cell table:style-name="ce544" table:formula="of:=SUM([.BD92:.BD102])" office:value-type="float" office:value="712" calcext:value-type="float">
            <text:p>712</text:p>
          </table:table-cell>
          <table:table-cell table:style-name="ce544" table:formula="of:=SUM([.BE92:.BE102])" office:value-type="float" office:value="18" calcext:value-type="float">
            <text:p>18</text:p>
          </table:table-cell>
          <table:table-cell table:style-name="ce544" table:formula="of:=SUM([.BF92:.BF102])" office:value-type="float" office:value="454" calcext:value-type="float">
            <text:p>454</text:p>
          </table:table-cell>
          <table:table-cell table:style-name="ce544" table:formula="of:=SUM([.BG92:.BG102])" office:value-type="float" office:value="252" calcext:value-type="float">
            <text:p>252</text:p>
          </table:table-cell>
          <table:table-cell table:style-name="ce544" table:formula="of:=SUM([.BH92:.BH102])" office:value-type="float" office:value="6" calcext:value-type="float">
            <text:p>6</text:p>
          </table:table-cell>
          <table:table-cell table:style-name="ce544" table:formula="of:=SUM([.BI92:.BI102])" office:value-type="float" office:value="0" calcext:value-type="float">
            <text:p>0</text:p>
          </table:table-cell>
          <table:table-cell table:style-name="ce544" table:formula="of:=SUM([.BJ92:.BJ102])" office:value-type="float" office:value="0" calcext:value-type="float">
            <text:p>0</text:p>
          </table:table-cell>
          <table:table-cell table:style-name="ce544" table:formula="of:=SUM([.BK92:.BK102])" office:value-type="float" office:value="0" calcext:value-type="float">
            <text:p>0</text:p>
          </table:table-cell>
          <table:table-cell table:style-name="ce544" table:formula="of:=SUM([.BL92:.BL102])" office:value-type="float" office:value="0" calcext:value-type="float">
            <text:p>0</text:p>
          </table:table-cell>
          <table:table-cell table:style-name="ce544" table:formula="of:=SUM([.BM92:.BM102])" office:value-type="float" office:value="0" calcext:value-type="float">
            <text:p>0</text:p>
          </table:table-cell>
          <table:table-cell table:style-name="ce544" table:formula="of:=SUM([.BN92:.BN102])" office:value-type="float" office:value="0" calcext:value-type="float">
            <text:p>0</text:p>
          </table:table-cell>
          <table:table-cell table:style-name="ce544" table:formula="of:=SUM([.BO92:.BO102])" office:value-type="float" office:value="0" calcext:value-type="float">
            <text:p>0</text:p>
          </table:table-cell>
          <table:table-cell table:style-name="ce544" table:formula="of:=SUM([.BP92:.BP102])" office:value-type="float" office:value="0" calcext:value-type="float">
            <text:p>0</text:p>
          </table:table-cell>
          <table:table-cell table:style-name="ce544" table:formula="of:=SUM([.BQ92:.BQ102])" office:value-type="float" office:value="0" calcext:value-type="float">
            <text:p>0</text:p>
          </table:table-cell>
          <table:table-cell table:style-name="ce544" table:formula="of:=SUM([.BR92:.BR102])" office:value-type="float" office:value="0" calcext:value-type="float">
            <text:p>0</text:p>
          </table:table-cell>
          <table:table-cell table:style-name="ce544" table:formula="of:=SUM([.BS92:.BS102])" office:value-type="float" office:value="0" calcext:value-type="float">
            <text:p>0</text:p>
          </table:table-cell>
          <table:table-cell table:style-name="ce544" table:formula="of:=SUM([.BT92:.BT102])" office:value-type="float" office:value="0" calcext:value-type="float">
            <text:p>0</text:p>
          </table:table-cell>
          <table:table-cell table:style-name="ce544" table:formula="of:=SUM([.BU92:.BU102])" office:value-type="float" office:value="0" calcext:value-type="float">
            <text:p>0</text:p>
          </table:table-cell>
          <table:table-cell table:style-name="ce544" table:formula="of:=SUM([.BV92:.BV102])" office:value-type="float" office:value="0" calcext:value-type="float">
            <text:p>0</text:p>
          </table:table-cell>
          <table:table-cell table:style-name="ce544" table:formula="of:=SUM([.BW92:.BW102])" office:value-type="float" office:value="0" calcext:value-type="float">
            <text:p>0</text:p>
          </table:table-cell>
          <table:table-cell table:style-name="ce544" table:formula="of:=SUM([.BX92:.BX102])" office:value-type="float" office:value="0" calcext:value-type="float">
            <text:p>0</text:p>
          </table:table-cell>
          <table:table-cell table:style-name="ce544" table:formula="of:=SUM([.BY92:.BY102])" office:value-type="float" office:value="0" calcext:value-type="float">
            <text:p>0</text:p>
          </table:table-cell>
          <table:table-cell table:style-name="ce544" table:formula="of:=SUM([.BZ92:.BZ102])" office:value-type="float" office:value="0" calcext:value-type="float">
            <text:p>0</text:p>
          </table:table-cell>
          <table:table-cell table:style-name="ce544" table:formula="of:=SUM([.CA92:.CA102])" office:value-type="float" office:value="0" calcext:value-type="float">
            <text:p>0</text:p>
          </table:table-cell>
          <table:table-cell table:style-name="ce544" table:formula="of:=SUM([.CB92:.CB102])" office:value-type="float" office:value="0" calcext:value-type="float">
            <text:p>0</text:p>
          </table:table-cell>
          <table:table-cell table:style-name="ce544" table:number-columns-repeated="10"/>
          <table:table-cell table:number-columns-repeated="934"/>
        </table:table-row>
        <table:table-row table:style-name="ro50">
          <table:table-cell table:style-name="ce445"/>
          <table:table-cell table:style-name="ce510" office:value-type="string" calcext:value-type="string" table:number-columns-spanned="9" table:number-rows-spanned="1">
            <text:p>Экзамен по модулю</text:p>
          </table:table-cell>
          <table:covered-table-cell table:number-columns-repeated="8" table:style-name="ce510"/>
          <table:table-cell table:style-name="ce227" table:number-columns-repeated="3"/>
          <table:table-cell table:style-name="ce276" table:number-columns-repeated="2"/>
          <table:table-cell table:style-name="ce276" office:value-type="string" calcext:value-type="string">
            <text:p>Э</text:p>
          </table:table-cell>
          <table:table-cell table:style-name="ce325" table:number-columns-repeated="2"/>
          <table:table-cell table:style-name="ce352"/>
          <table:table-cell table:style-name="ce389"/>
          <table:table-cell table:style-name="ce418" table:formula="of:=[.U93]+[.U94]+[.U95]+[.U96]+[.U97]+[.U98]+[.U99]" office:value-type="float" office:value="840" calcext:value-type="float">
            <text:p>840</text:p>
          </table:table-cell>
          <table:table-cell table:style-name="ce460" table:formula="of:=[.AF92]+[.AK92]+[.AP92]+[.AU92]+[.AZ92]+[.BE92]+[.BT92]+[.BY92]+[.CD92]+[.CI92]" office:value-type="float" office:value="18" calcext:value-type="float">
            <text:p>18</text:p>
          </table:table-cell>
          <table:table-cell table:style-name="ce508"/>
          <table:table-cell table:style-name="ce544"/>
          <table:table-cell table:style-name="ce561" table:number-columns-repeated="4"/>
          <table:table-cell table:style-name="ce587"/>
          <table:table-cell table:style-name="ce619"/>
          <table:table-cell table:style-name="ce657"/>
          <table:table-cell table:style-name="ce689"/>
          <table:table-cell table:style-name="ce692" table:number-columns-repeated="4"/>
          <table:table-cell table:style-name="ce689"/>
          <table:table-cell table:style-name="ce692" table:number-columns-repeated="2"/>
          <table:table-cell table:style-name="ce587"/>
          <table:table-cell table:style-name="ce434"/>
          <table:table-cell table:style-name="ce689"/>
          <table:table-cell table:style-name="ce692" table:number-columns-repeated="4"/>
          <table:table-cell table:style-name="ce689"/>
          <table:table-cell table:style-name="ce692" table:number-columns-repeated="2"/>
          <table:table-cell table:style-name="ce587"/>
          <table:table-cell table:style-name="ce434"/>
          <table:table-cell table:style-name="ce689"/>
          <table:table-cell table:style-name="ce692" table:number-columns-repeated="3"/>
          <table:table-cell table:style-name="ce689"/>
          <table:table-cell table:style-name="ce689" office:value-type="float" office:value="18" calcext:value-type="float">
            <text:p>18</text:p>
          </table:table-cell>
          <table:table-cell table:style-name="ce692" table:number-columns-repeated="2"/>
          <table:table-cell table:style-name="ce587"/>
          <table:table-cell table:style-name="ce434"/>
          <table:table-cell table:style-name="ce689"/>
          <table:table-cell table:style-name="ce692" table:number-columns-repeated="3"/>
          <table:table-cell table:style-name="ce689" table:number-columns-repeated="2"/>
          <table:table-cell table:style-name="ce692" table:number-columns-repeated="2"/>
          <table:table-cell table:style-name="ce854" table:number-columns-repeated="5"/>
          <table:table-cell table:style-name="ce587"/>
          <table:table-cell table:style-name="ce886"/>
          <table:table-cell table:style-name="ce854" table:number-columns-repeated="3"/>
          <table:table-cell table:style-name="ce587"/>
          <table:table-cell table:style-name="ce434"/>
          <table:table-cell table:style-name="ce692" table:number-columns-repeated="3"/>
          <table:table-cell table:style-name="ce587"/>
          <table:table-cell table:style-name="ce434"/>
          <table:table-cell table:style-name="ce692" table:number-columns-repeated="3"/>
          <table:table-cell table:style-name="ce587"/>
          <table:table-cell table:number-columns-repeated="934"/>
        </table:table-row>
        <table:table-row table:style-name="ro40">
          <table:table-cell table:style-name="ce246" office:value-type="string" calcext:value-type="string">
            <text:p>МДК.01.01</text:p>
          </table:table-cell>
          <table:table-cell table:style-name="ce515" office:value-type="string" calcext:value-type="string" table:number-columns-spanned="9" table:number-rows-spanned="1">
            <text:p>Разработка программных модулей</text:p>
          </table:table-cell>
          <table:covered-table-cell table:number-columns-repeated="8" table:style-name="ce515"/>
          <table:table-cell table:style-name="ce228" table:number-columns-repeated="4"/>
          <table:table-cell table:style-name="ce1075"/>
          <table:table-cell table:style-name="ce1075" office:value-type="string" calcext:value-type="string" table:number-columns-spanned="1" table:number-rows-spanned="2">
            <text:p>ДЗ</text:p>
          </table:table-cell>
          <table:table-cell table:style-name="ce1075"/>
          <table:table-cell table:style-name="ce228"/>
          <table:table-cell table:style-name="ce353"/>
          <table:table-cell table:style-name="ce390"/>
          <table:table-cell table:style-name="ce427" table:formula="of:=[.W93]+[.X93]" office:value-type="float" office:value="238" calcext:value-type="float">
            <text:p>238</text:p>
          </table:table-cell>
          <table:table-cell table:style-name="ce467" table:formula="of:=[.AF93]+[.AK93]+[.AP93]+[.AU93]+[.AZ93]+[.BE93]+[.BJ93]+[.BO93]+[.BT93]+[.BY93]+[.CD93]+[.CI93]" office:value-type="float" office:value="0" calcext:value-type="float">
            <text:p>0</text:p>
          </table:table-cell>
          <table:table-cell table:style-name="ce501" table:formula="of:=[.AI93]+[.AN93]+[.AS93]+[.AX93]+[.BC93]+[.BH93]+[.BM93]+[.BR93]+[.BW93]+[.CB93]+[.CG93]+[.CL93]" office:value-type="float" office:value="2" calcext:value-type="float">
            <text:p>2</text:p>
          </table:table-cell>
          <table:table-cell table:style-name="ce541" table:formula="of:=[.AG93]+[.AL93]+[.AQ93]+[.AV93]+[.BA93]+[.BF93]+[.BK93]+[.BP93]+[.BU93]+[.BZ93]+[.CE93]+[.CJ93]" office:value-type="float" office:value="236" calcext:value-type="float">
            <text:p>236</text:p>
          </table:table-cell>
          <table:table-cell table:style-name="ce457" table:formula="of:=[.X93]-[.Z93]-[.AB93]-[.AA93]" office:value-type="float" office:value="150" calcext:value-type="float">
            <text:p>150</text:p>
          </table:table-cell>
          <table:table-cell table:style-name="ce457" office:value-type="float" office:value="56" calcext:value-type="float">
            <text:p>56</text:p>
          </table:table-cell>
          <table:table-cell table:style-name="ce457"/>
          <table:table-cell table:style-name="ce457" office:value-type="float" office:value="30" calcext:value-type="float">
            <text:p>30</text:p>
          </table:table-cell>
          <table:table-cell table:style-name="ce579" table:formula="of:=[.AH93]+[.AM93]+[.AR93]+[.AW93]+[.BB93]+[.BG93]+[.BL93]+[.BQ93]" office:value-type="float" office:value="0" calcext:value-type="float">
            <text:p>0</text:p>
          </table:table-cell>
          <table:table-cell table:style-name="ce608"/>
          <table:table-cell table:style-name="ce658" table:formula="of:=[.AG93]+[.AH93]+[.AI93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L93]+[.AM93]+[.AN93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AQ93]+[.AR93]+[.AS93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V93]+[.AW93]+[.AX93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A93]+[.BB93]+[.BC93]" office:value-type="float" office:value="88" calcext:value-type="float">
            <text:p>88</text:p>
          </table:table-cell>
          <table:table-cell table:style-name="ce545"/>
          <table:table-cell table:style-name="ce545" office:value-type="float" office:value="86" calcext:value-type="float">
            <text:p>86</text:p>
          </table:table-cell>
          <table:table-cell table:style-name="ce545"/>
          <table:table-cell table:style-name="ce545" office:value-type="float" office:value="2" calcext:value-type="float">
            <text:p>2</text:p>
          </table:table-cell>
          <table:table-cell table:style-name="ce658" table:formula="of:=[.BF93]+[.BG93]+[.BH93]" office:value-type="float" office:value="150" calcext:value-type="float">
            <text:p>150</text:p>
          </table:table-cell>
          <table:table-cell table:style-name="ce545"/>
          <table:table-cell table:style-name="ce545" office:value-type="float" office:value="150" calcext:value-type="float">
            <text:p>150</text:p>
          </table:table-cell>
          <table:table-cell table:style-name="ce545"/>
          <table:table-cell table:style-name="ce588"/>
          <table:table-cell table:style-name="ce663" table:formula="of:=[.BK93]+[.BL93]+[.BM93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P93]+[.BQ93]+[.BR93]" office:value-type="float" office:value="0" calcext:value-type="float">
            <text:p>0</text:p>
          </table:table-cell>
          <table:table-cell table:style-name="ce545" table:number-columns-repeated="3"/>
          <table:table-cell table:style-name="ce562"/>
          <table:table-cell table:style-name="ce562" table:formula="of:=[.BU93]+[.BV93]+[.BW93]" office:value-type="float" office:value="0" calcext:value-type="float">
            <text:p>0</text:p>
          </table:table-cell>
          <table:table-cell table:style-name="ce562" table:number-columns-repeated="3"/>
          <table:table-cell table:style-name="ce588"/>
          <table:table-cell table:style-name="ce887" table:formula="of:=[.BZ93]+[.CA93]+[.CB93]" office:value-type="float" office:value="0" calcext:value-type="float">
            <text:p>0</text:p>
          </table:table-cell>
          <table:table-cell table:style-name="ce562" table:number-columns-repeated="3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12">
          <table:table-cell table:style-name="ce246" office:value-type="string" calcext:value-type="string">
            <text:p>МДК.01.02</text:p>
          </table:table-cell>
          <table:table-cell table:style-name="ce515" office:value-type="string" calcext:value-type="string" table:number-columns-spanned="9" table:number-rows-spanned="1">
            <text:p>Поддержка и тестирование программных модулей</text:p>
          </table:table-cell>
          <table:covered-table-cell table:number-columns-repeated="8" table:style-name="ce515"/>
          <table:table-cell table:style-name="ce229"/>
          <table:table-cell table:style-name="ce228" table:number-columns-repeated="3"/>
          <table:table-cell table:style-name="ce1075"/>
          <table:covered-table-cell table:style-name="ce1075"/>
          <table:table-cell table:style-name="ce1075"/>
          <table:table-cell table:style-name="ce228"/>
          <table:table-cell table:style-name="ce353"/>
          <table:table-cell table:style-name="ce391"/>
          <table:table-cell table:style-name="ce427" table:formula="of:=[.W94]+[.X94]" office:value-type="float" office:value="120" calcext:value-type="float">
            <text:p>120</text:p>
          </table:table-cell>
          <table:table-cell table:style-name="ce467"/>
          <table:table-cell table:style-name="ce501" table:formula="of:=[.AI94]+[.AN94]+[.AS94]+[.AX94]+[.BC94]+[.BH94]+[.BM94]+[.BR94]+[.BW94]+[.CB94]+[.CG94]+[.CL94]" office:value-type="float" office:value="2" calcext:value-type="float">
            <text:p>2</text:p>
          </table:table-cell>
          <table:table-cell table:style-name="ce541" table:formula="of:=[.AG94]+[.AL94]+[.AQ94]+[.AV94]+[.BA94]+[.BF94]+[.BK94]+[.BP94]+[.BU94]+[.BZ94]+[.CE94]+[.CJ94]" office:value-type="float" office:value="118" calcext:value-type="float">
            <text:p>118</text:p>
          </table:table-cell>
          <table:table-cell table:style-name="ce457" table:formula="of:=[.X94]-[.Z94]-[.AB94]-[.AA94]" office:value-type="float" office:value="62" calcext:value-type="float">
            <text:p>62</text:p>
          </table:table-cell>
          <table:table-cell table:style-name="ce457" office:value-type="float" office:value="52" calcext:value-type="float">
            <text:p>52</text:p>
          </table:table-cell>
          <table:table-cell table:style-name="ce457" office:value-type="float" office:value="4" calcext:value-type="float">
            <text:p>4</text:p>
          </table:table-cell>
          <table:table-cell table:style-name="ce457"/>
          <table:table-cell table:style-name="ce579" table:formula="of:=[.AH94]+[.AM94]+[.AR94]+[.AW94]+[.BB94]+[.BG94]+[.BL94]+[.BQ94]" office:value-type="float" office:value="0" calcext:value-type="float">
            <text:p>0</text:p>
          </table:table-cell>
          <table:table-cell table:style-name="ce608" table:formula="of:=[.AF94]+[.AK94]+[.AP94]+[.AU94]+[.AZ94]+[.BE94]" office:value-type="float" office:value="0" calcext:value-type="float">
            <text:p>0</text:p>
          </table:table-cell>
          <table:table-cell table:style-name="ce658" table:formula="of:=[.AG94]+[.AH94]+[.AI94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L94]+[.AM94]+[.AN94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AQ94]+[.AR94]+[.AS94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V94]+[.AW94]+[.AX94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A94]+[.BB94]+[.BC94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F94]+[.BG94]+[.BH94]" office:value-type="float" office:value="120" calcext:value-type="float">
            <text:p>120</text:p>
          </table:table-cell>
          <table:table-cell table:style-name="ce545"/>
          <table:table-cell table:style-name="ce545" office:value-type="float" office:value="118" calcext:value-type="float">
            <text:p>118</text:p>
          </table:table-cell>
          <table:table-cell table:style-name="ce545"/>
          <table:table-cell table:style-name="ce588" office:value-type="float" office:value="2" calcext:value-type="float">
            <text:p>2</text:p>
          </table:table-cell>
          <table:table-cell table:style-name="ce663" table:formula="of:=[.BK94]+[.BL94]+[.BM94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P94]+[.BQ94]+[.BR94]" office:value-type="float" office:value="0" calcext:value-type="float">
            <text:p>0</text:p>
          </table:table-cell>
          <table:table-cell table:style-name="ce545" table:number-columns-repeated="3"/>
          <table:table-cell table:style-name="ce562"/>
          <table:table-cell table:style-name="ce562" table:formula="of:=[.BU94]+[.BV94]+[.BW94]" office:value-type="float" office:value="0" calcext:value-type="float">
            <text:p>0</text:p>
          </table:table-cell>
          <table:table-cell table:style-name="ce562" table:number-columns-repeated="3"/>
          <table:table-cell table:style-name="ce588"/>
          <table:table-cell table:style-name="ce887" table:formula="of:=[.BZ94]+[.CA94]+[.CB94]" office:value-type="float" office:value="0" calcext:value-type="float">
            <text:p>0</text:p>
          </table:table-cell>
          <table:table-cell table:style-name="ce562" table:number-columns-repeated="3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4">
          <table:table-cell table:style-name="ce319" office:value-type="string" calcext:value-type="string">
            <text:p>МДК.01.03</text:p>
          </table:table-cell>
          <table:table-cell table:style-name="ce563" office:value-type="string" calcext:value-type="string" table:number-columns-spanned="9" table:number-rows-spanned="1">
            <text:p>Разработка мобильных приложений </text:p>
          </table:table-cell>
          <table:covered-table-cell table:number-columns-repeated="8" table:style-name="ce563"/>
          <table:table-cell table:style-name="ce230"/>
          <table:table-cell table:style-name="ce272" table:number-columns-repeated="3"/>
          <table:table-cell table:style-name="ce1076"/>
          <table:table-cell table:style-name="ce1076" office:value-type="string" calcext:value-type="string" table:number-columns-spanned="1" table:number-rows-spanned="2">
            <text:p>ДЗ</text:p>
          </table:table-cell>
          <table:table-cell table:style-name="ce1076"/>
          <table:table-cell table:style-name="ce272"/>
          <table:table-cell table:style-name="ce354"/>
          <table:table-cell table:style-name="ce392"/>
          <table:table-cell table:style-name="ce428" table:formula="of:=[.W95]+[.X95]" office:value-type="float" office:value="154" calcext:value-type="float">
            <text:p>154</text:p>
          </table:table-cell>
          <table:table-cell table:style-name="ce468" table:formula="of:=[.AF95]+[.AK95]+[.AP95]+[.AU95]+[.AZ95]+[.BE95]+[.BJ95]+[.BO95]" office:value-type="float" office:value="0" calcext:value-type="float">
            <text:p>0</text:p>
          </table:table-cell>
          <table:table-cell table:style-name="ce505" table:formula="of:=[.AI95]+[.AN95]+[.AS95]+[.AX95]+[.BC95]+[.BH95]+[.BM95]+[.BR95]+[.BW95]+[.CB95]+[.CG95]+[.CL95]" office:value-type="float" office:value="2" calcext:value-type="float">
            <text:p>2</text:p>
          </table:table-cell>
          <table:table-cell table:style-name="ce543" table:formula="of:=[.AG95]+[.AL95]+[.AQ95]+[.AV95]+[.BA95]+[.BF95]+[.BU95]+[.BZ95]+[.CE95]+[.CJ95]" office:value-type="float" office:value="152" calcext:value-type="float">
            <text:p>152</text:p>
          </table:table-cell>
          <table:table-cell table:style-name="ce560" table:formula="of:=[.X95]-[.Z95]-[.AB95]" office:value-type="float" office:value="128" calcext:value-type="float">
            <text:p>128</text:p>
          </table:table-cell>
          <table:table-cell table:style-name="ce560" office:value-type="float" office:value="24" calcext:value-type="float">
            <text:p>24</text:p>
          </table:table-cell>
          <table:table-cell table:style-name="ce560" office:value-type="float" office:value="4" calcext:value-type="float">
            <text:p>4</text:p>
          </table:table-cell>
          <table:table-cell table:style-name="ce560"/>
          <table:table-cell table:style-name="ce581" table:formula="of:=[.AH95]+[.AM95]+[.AR95]+[.AW95]+[.BB95]+[.BG95]+[.BL95]+[.BQ95]" office:value-type="float" office:value="0" calcext:value-type="float">
            <text:p>0</text:p>
          </table:table-cell>
          <table:table-cell table:style-name="ce610" table:formula="of:=[.AF95]+[.AK95]+[.AP95]+[.AU95]+[.AZ95]+[.BE95]" office:value-type="float" office:value="0" calcext:value-type="float">
            <text:p>0</text:p>
          </table:table-cell>
          <table:table-cell table:style-name="ce659" table:formula="of:=[.AG95]+[.AH95]+[.AI95]" office:value-type="float" office:value="0" calcext:value-type="float">
            <text:p>0</text:p>
          </table:table-cell>
          <table:table-cell table:style-name="ce546" table:number-columns-repeated="4"/>
          <table:table-cell table:style-name="ce659" table:formula="of:=[.AL95]+[.AM95]+[.AN95]" office:value-type="float" office:value="0" calcext:value-type="float">
            <text:p>0</text:p>
          </table:table-cell>
          <table:table-cell table:style-name="ce546" table:number-columns-repeated="3"/>
          <table:table-cell table:style-name="ce616"/>
          <table:table-cell table:style-name="ce778" table:formula="of:=[.AQ95]+[.AR95]+[.AS95]" office:value-type="float" office:value="0" calcext:value-type="float">
            <text:p>0</text:p>
          </table:table-cell>
          <table:table-cell table:style-name="ce546" table:number-columns-repeated="4"/>
          <table:table-cell table:style-name="ce659" table:formula="of:=[.AV95]+[.AW95]+[.AX95]" office:value-type="float" office:value="0" calcext:value-type="float">
            <text:p>0</text:p>
          </table:table-cell>
          <table:table-cell table:style-name="ce546" table:number-columns-repeated="4"/>
          <table:table-cell table:style-name="ce659" table:formula="of:=[.BA95]+[.BB95]+[.BC95]" office:value-type="float" office:value="40" calcext:value-type="float">
            <text:p>40</text:p>
          </table:table-cell>
          <table:table-cell table:style-name="ce546"/>
          <table:table-cell table:style-name="ce546" office:value-type="float" office:value="40" calcext:value-type="float">
            <text:p>40</text:p>
          </table:table-cell>
          <table:table-cell table:style-name="ce546" table:number-columns-repeated="2"/>
          <table:table-cell table:style-name="ce659" table:formula="of:=[.BF95]+[.BG95]+[.BH95]" office:value-type="float" office:value="114" calcext:value-type="float">
            <text:p>114</text:p>
          </table:table-cell>
          <table:table-cell table:style-name="ce546"/>
          <table:table-cell table:style-name="ce546" office:value-type="float" office:value="112" calcext:value-type="float">
            <text:p>112</text:p>
          </table:table-cell>
          <table:table-cell table:style-name="ce546"/>
          <table:table-cell table:style-name="ce616" office:value-type="float" office:value="2" calcext:value-type="float">
            <text:p>2</text:p>
          </table:table-cell>
          <table:table-cell table:style-name="ce663" table:formula="of:=[.BK95]+[.BL95]+[.BM95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P95]+[.BQ95]+[.BR95]" office:value-type="float" office:value="0" calcext:value-type="float">
            <text:p>0</text:p>
          </table:table-cell>
          <table:table-cell table:style-name="ce545" table:number-columns-repeated="3"/>
          <table:table-cell table:style-name="ce562"/>
          <table:table-cell table:style-name="ce562" table:formula="of:=[.BU95]+[.BV95]+[.BW95]" office:value-type="float" office:value="0" calcext:value-type="float">
            <text:p>0</text:p>
          </table:table-cell>
          <table:table-cell table:style-name="ce562" table:number-columns-repeated="3"/>
          <table:table-cell table:style-name="ce588"/>
          <table:table-cell table:style-name="ce887" table:formula="of:=[.BZ95]+[.CA95]+[.CB95]" office:value-type="float" office:value="0" calcext:value-type="float">
            <text:p>0</text:p>
          </table:table-cell>
          <table:table-cell table:style-name="ce562" table:number-columns-repeated="3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59">
          <table:table-cell table:style-name="ce246" office:value-type="string" calcext:value-type="string">
            <text:p>МДК.01.04</text:p>
          </table:table-cell>
          <table:table-cell table:style-name="ce515" office:value-type="string" calcext:value-type="string" table:number-columns-spanned="9" table:number-rows-spanned="1">
            <text:p>Системное программирование</text:p>
          </table:table-cell>
          <table:covered-table-cell table:number-columns-repeated="8" table:style-name="ce515"/>
          <table:table-cell table:style-name="ce229"/>
          <table:table-cell table:style-name="ce228" table:number-columns-repeated="3"/>
          <table:table-cell table:style-name="ce1075"/>
          <table:covered-table-cell table:style-name="ce1076"/>
          <table:table-cell table:style-name="ce1075"/>
          <table:table-cell table:style-name="ce228"/>
          <table:table-cell table:style-name="ce353"/>
          <table:table-cell table:style-name="ce391"/>
          <table:table-cell table:style-name="ce427" table:formula="of:=[.W96]+[.X96]" office:value-type="float" office:value="76" calcext:value-type="float">
            <text:p>76</text:p>
          </table:table-cell>
          <table:table-cell table:style-name="ce469" table:formula="of:=[.AF96]+[.AK96]+[.AP96]+[.AU96]+[.AZ96]+[.BE96]+[.BJ96]+[.BO96]" office:value-type="float" office:value="0" calcext:value-type="float">
            <text:p>0</text:p>
          </table:table-cell>
          <table:table-cell table:style-name="ce501" table:formula="of:=[.AI96]+[.AN96]+[.AS96]+[.AX96]+[.BC96]+[.BH96]+[.BM96]+[.BR96]+[.BW96]+[.CB96]+[.CG96]+[.CL96]" office:value-type="float" office:value="2" calcext:value-type="float">
            <text:p>2</text:p>
          </table:table-cell>
          <table:table-cell table:style-name="ce541" table:formula="of:=[.AG96]+[.AL96]+[.AQ96]+[.AV96]+[.BA96]+[.BF96]+[.BU96]+[.BZ96]+[.CE96]+[.CJ96]" office:value-type="float" office:value="74" calcext:value-type="float">
            <text:p>74</text:p>
          </table:table-cell>
          <table:table-cell table:style-name="ce457" table:formula="of:=[.X96]-[.Z96]-[.AB96]" office:value-type="float" office:value="44" calcext:value-type="float">
            <text:p>44</text:p>
          </table:table-cell>
          <table:table-cell table:style-name="ce457" office:value-type="float" office:value="30" calcext:value-type="float">
            <text:p>30</text:p>
          </table:table-cell>
          <table:table-cell table:style-name="ce457" office:value-type="float" office:value="2" calcext:value-type="float">
            <text:p>2</text:p>
          </table:table-cell>
          <table:table-cell table:style-name="ce457"/>
          <table:table-cell table:style-name="ce579" table:formula="of:=[.AH96]+[.AM96]+[.AR96]+[.AW96]+[.BB96]+[.BG96]+[.BL96]+[.BQ96]" office:value-type="float" office:value="0" calcext:value-type="float">
            <text:p>0</text:p>
          </table:table-cell>
          <table:table-cell table:style-name="ce608" table:formula="of:=[.AF96]+[.AK96]+[.AP96]+[.AU96]+[.AZ96]+[.BE96]" office:value-type="float" office:value="0" calcext:value-type="float">
            <text:p>0</text:p>
          </table:table-cell>
          <table:table-cell table:style-name="ce658" table:formula="of:=[.AG96]+[.AH96]+[.AI96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L96]+[.AM96]+[.AN96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AQ96]+[.AR96]+[.AS96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V96]+[.AW96]+[.AX96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A96]+[.BB96]+[.BC96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F96]+[.BG96]+[.BH96]" office:value-type="float" office:value="76" calcext:value-type="float">
            <text:p>76</text:p>
          </table:table-cell>
          <table:table-cell table:style-name="ce545"/>
          <table:table-cell table:style-name="ce545" office:value-type="float" office:value="74" calcext:value-type="float">
            <text:p>74</text:p>
          </table:table-cell>
          <table:table-cell table:style-name="ce545"/>
          <table:table-cell table:style-name="ce588" office:value-type="float" office:value="2" calcext:value-type="float">
            <text:p>2</text:p>
          </table:table-cell>
          <table:table-cell table:style-name="ce663" table:formula="of:=[.BK96]+[.BL96]+[.BM96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P96]+[.BQ96]+[.BR96]" office:value-type="float" office:value="0" calcext:value-type="float">
            <text:p>0</text:p>
          </table:table-cell>
          <table:table-cell table:style-name="ce545" table:number-columns-repeated="3"/>
          <table:table-cell table:style-name="ce562"/>
          <table:table-cell table:style-name="ce562" table:formula="of:=[.BU96]+[.BV96]+[.BW96]" office:value-type="float" office:value="0" calcext:value-type="float">
            <text:p>0</text:p>
          </table:table-cell>
          <table:table-cell table:style-name="ce562" table:number-columns-repeated="3"/>
          <table:table-cell table:style-name="ce588"/>
          <table:table-cell table:style-name="ce887" table:formula="of:=[.BZ96]+[.CA96]+[.CB96]" office:value-type="float" office:value="0" calcext:value-type="float">
            <text:p>0</text:p>
          </table:table-cell>
          <table:table-cell table:style-name="ce562" table:number-columns-repeated="3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4" table:visibility="collapse">
          <table:table-cell table:style-name="ce246" office:value-type="string" calcext:value-type="string">
            <text:p>МДК.01.05</text:p>
          </table:table-cell>
          <table:table-cell table:style-name="ce515" table:number-columns-spanned="9" table:number-rows-spanned="1"/>
          <table:covered-table-cell table:number-columns-repeated="8" table:style-name="ce515"/>
          <table:table-cell table:style-name="ce229"/>
          <table:table-cell table:style-name="ce228" table:number-columns-repeated="3"/>
          <table:table-cell table:style-name="ce298"/>
          <table:table-cell table:style-name="ce228"/>
          <table:table-cell table:style-name="ce1075"/>
          <table:table-cell table:style-name="ce228"/>
          <table:table-cell table:style-name="ce353"/>
          <table:table-cell table:style-name="ce391"/>
          <table:table-cell table:style-name="ce427" table:formula="of:=[.W97]+[.X97]" office:value-type="float" office:value="0" calcext:value-type="float">
            <text:p>0</text:p>
          </table:table-cell>
          <table:table-cell table:style-name="ce469" table:formula="of:=[.AF97]+[.AK97]+[.AP97]+[.AU97]+[.AZ97]+[.BE97]+[.BJ97]+[.BO97]" office:value-type="float" office:value="0" calcext:value-type="float">
            <text:p>0</text:p>
          </table:table-cell>
          <table:table-cell table:style-name="ce501" table:formula="of:=[.AI97]+[.AN97]+[.AS97]+[.AX97]+[.BC97]+[.BH97]+[.BM97]+[.BR97]+[.BW97]+[.CB97]+[.CG97]+[.CL97]" office:value-type="float" office:value="0" calcext:value-type="float">
            <text:p>0</text:p>
          </table:table-cell>
          <table:table-cell table:style-name="ce541" table:formula="of:=[.AG97]+[.AL97]+[.AQ97]+[.AV97]+[.BA97]+[.BF97]+[.BU97]+[.BZ97]+[.CE97]+[.CJ97]" office:value-type="float" office:value="0" calcext:value-type="float">
            <text:p>0</text:p>
          </table:table-cell>
          <table:table-cell table:style-name="ce457" table:formula="of:=[.X97]-[.Z97]-[.AB97]" office:value-type="float" office:value="0" calcext:value-type="float">
            <text:p>0</text:p>
          </table:table-cell>
          <table:table-cell table:style-name="ce457" table:number-columns-repeated="3"/>
          <table:table-cell table:style-name="ce579" table:formula="of:=[.AH97]+[.AM97]+[.AR97]+[.AW97]+[.BB97]+[.BG97]+[.BL97]+[.BQ97]" office:value-type="float" office:value="0" calcext:value-type="float">
            <text:p>0</text:p>
          </table:table-cell>
          <table:table-cell table:style-name="ce608" table:formula="of:=[.AF97]+[.AK97]+[.AP97]+[.AU97]+[.AZ97]+[.BE97]" office:value-type="float" office:value="0" calcext:value-type="float">
            <text:p>0</text:p>
          </table:table-cell>
          <table:table-cell table:style-name="ce658" table:formula="of:=[.AG97]+[.AH97]+[.AI97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L97]+[.AM97]+[.AN97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AQ97]+[.AR97]+[.AS97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V97]+[.AW97]+[.AX97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A97]+[.BB97]+[.BC97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F97]+[.BG97]+[.BH97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BK97]+[.BL97]+[.BM97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P97]+[.BQ97]+[.BR97]" office:value-type="float" office:value="0" calcext:value-type="float">
            <text:p>0</text:p>
          </table:table-cell>
          <table:table-cell table:style-name="ce545" table:number-columns-repeated="3"/>
          <table:table-cell table:style-name="ce562"/>
          <table:table-cell table:style-name="ce562" table:formula="of:=[.BU97]+[.BV97]+[.BW97]" office:value-type="float" office:value="0" calcext:value-type="float">
            <text:p>0</text:p>
          </table:table-cell>
          <table:table-cell table:style-name="ce562" table:number-columns-repeated="3"/>
          <table:table-cell table:style-name="ce588"/>
          <table:table-cell table:style-name="ce887" table:formula="of:=[.BZ97]+[.CA97]+[.CB97]" office:value-type="float" office:value="0" calcext:value-type="float">
            <text:p>0</text:p>
          </table:table-cell>
          <table:table-cell table:style-name="ce562" table:number-columns-repeated="3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50">
          <table:table-cell table:style-name="ce246" office:value-type="string" calcext:value-type="string">
            <text:p>УП.01</text:p>
          </table:table-cell>
          <table:table-cell table:style-name="ce515" office:value-type="string" calcext:value-type="string" table:number-columns-spanned="9" table:number-rows-spanned="1">
            <text:p>Учебная практика</text:p>
          </table:table-cell>
          <table:covered-table-cell table:number-columns-repeated="8" table:style-name="ce515"/>
          <table:table-cell table:style-name="ce229"/>
          <table:table-cell table:style-name="ce228" table:number-columns-repeated="4"/>
          <table:table-cell table:style-name="ce228" office:value-type="string" calcext:value-type="string">
            <text:p>ДЗ</text:p>
          </table:table-cell>
          <table:table-cell table:style-name="ce228" table:number-columns-repeated="2"/>
          <table:table-cell table:style-name="ce353"/>
          <table:table-cell table:style-name="ce391"/>
          <table:table-cell table:style-name="ce427" table:formula="of:=[.AC98]" office:value-type="float" office:value="108" calcext:value-type="float">
            <text:p>108</text:p>
          </table:table-cell>
          <table:table-cell table:style-name="ce469" table:formula="of:=[.AF98]+[.AK98]+[.AP98]+[.AU98]+[.AZ98]+[.BE98]+[.BJ98]+[.BO98]" office:value-type="float" office:value="0" calcext:value-type="float">
            <text:p>0</text:p>
          </table:table-cell>
          <table:table-cell table:style-name="ce501" table:formula="of:=[.AI98]+[.AN98]+[.AS98]+[.AX98]+[.BC98]+[.BH98]+[.BM98]+[.BR98]+[.BW98]+[.CB98]+[.CG98]+[.CL98]" office:value-type="float" office:value="0" calcext:value-type="float">
            <text:p>0</text:p>
          </table:table-cell>
          <table:table-cell table:style-name="ce541" table:formula="of:=[.AG98]+[.AL98]+[.AQ98]+[.AV98]+[.BA98]+[.BF98]+[.BU98]+[.BZ98]+[.CE98]+[.CJ98]" office:value-type="float" office:value="0" calcext:value-type="float">
            <text:p>0</text:p>
          </table:table-cell>
          <table:table-cell table:style-name="ce457" table:formula="of:=[.X98]-[.Z98]-[.AB98]" office:value-type="float" office:value="0" calcext:value-type="float">
            <text:p>0</text:p>
          </table:table-cell>
          <table:table-cell table:style-name="ce457" table:number-columns-repeated="3"/>
          <table:table-cell table:style-name="ce579" table:formula="of:=[.AH98]+[.AM98]+[.AR98]+[.AW98]+[.BB98]+[.BG98]+[.BL98]+[.BQ98]" office:value-type="float" office:value="108" calcext:value-type="float">
            <text:p>108</text:p>
          </table:table-cell>
          <table:table-cell table:style-name="ce608" table:formula="of:=[.AF98]+[.AK98]+[.AP98]+[.AU98]+[.AZ98]+[.BE98]" office:value-type="float" office:value="0" calcext:value-type="float">
            <text:p>0</text:p>
          </table:table-cell>
          <table:table-cell table:style-name="ce658" table:formula="of:=[.AG98]+[.AH98]+[.AI98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L98]+[.AM98]+[.AN98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AQ98]+[.AR98]+[.AS98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V98]+[.AW98]+[.AX98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A98]+[.BB98]+[.BC98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F98]+[.BG98]+[.BH98]" office:value-type="float" office:value="108" calcext:value-type="float">
            <text:p>108</text:p>
          </table:table-cell>
          <table:table-cell table:style-name="ce545" table:number-columns-repeated="2"/>
          <table:table-cell table:style-name="ce545" office:value-type="float" office:value="108" calcext:value-type="float">
            <text:p>108</text:p>
          </table:table-cell>
          <table:table-cell table:style-name="ce588"/>
          <table:table-cell table:style-name="ce663" table:formula="of:=[.BK98]+[.BL98]+[.BM98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P98]+[.BQ98]+[.BR98]" office:value-type="float" office:value="0" calcext:value-type="float">
            <text:p>0</text:p>
          </table:table-cell>
          <table:table-cell table:style-name="ce545" table:number-columns-repeated="3"/>
          <table:table-cell table:style-name="ce562"/>
          <table:table-cell table:style-name="ce562" table:formula="of:=[.BU98]+[.BV98]+[.BW98]" office:value-type="float" office:value="0" calcext:value-type="float">
            <text:p>0</text:p>
          </table:table-cell>
          <table:table-cell table:style-name="ce562" table:number-columns-repeated="3"/>
          <table:table-cell table:style-name="ce588"/>
          <table:table-cell table:style-name="ce887" table:formula="of:=[.BZ98]+[.CA98]+[.CB98]" office:value-type="float" office:value="0" calcext:value-type="float">
            <text:p>0</text:p>
          </table:table-cell>
          <table:table-cell table:style-name="ce562" table:number-columns-repeated="3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50">
          <table:table-cell table:style-name="ce485" office:value-type="string" calcext:value-type="string">
            <text:p>ПП.01</text:p>
          </table:table-cell>
          <table:table-cell table:style-name="ce599" office:value-type="string" calcext:value-type="string" table:number-columns-spanned="9" table:number-rows-spanned="1">
            <text:p>Производственная практика</text:p>
          </table:table-cell>
          <table:covered-table-cell table:number-columns-repeated="8" table:style-name="ce599"/>
          <table:table-cell table:style-name="ce231"/>
          <table:table-cell table:style-name="ce273" table:number-columns-repeated="4"/>
          <table:table-cell table:style-name="ce273" office:value-type="string" calcext:value-type="string">
            <text:p>ДЗ</text:p>
          </table:table-cell>
          <table:table-cell table:style-name="ce326"/>
          <table:table-cell table:style-name="ce273"/>
          <table:table-cell table:style-name="ce355"/>
          <table:table-cell table:style-name="ce393"/>
          <table:table-cell table:style-name="ce429" table:formula="of:=[.AC99]" office:value-type="float" office:value="144" calcext:value-type="float">
            <text:p>144</text:p>
          </table:table-cell>
          <table:table-cell table:style-name="ce470" table:formula="of:=[.AF99]+[.AK99]+[.AP99]+[.AU99]+[.AZ99]+[.BE99]+[.BJ99]+[.BO99]" office:value-type="float" office:value="0" calcext:value-type="float">
            <text:p>0</text:p>
          </table:table-cell>
          <table:table-cell table:style-name="ce1335" table:formula="of:=[.AI99]+[.AN99]+[.AS99]+[.AX99]+[.BC99]+[.BH99]+[.BM99]+[.BR99]+[.BW99]+[.CB99]+[.CG99]+[.CL99]" office:value-type="float" office:value="0" calcext:value-type="float">
            <text:p>0</text:p>
          </table:table-cell>
          <table:table-cell table:style-name="ce1386" table:formula="of:=[.AG99]+[.AL99]+[.AQ99]+[.AV99]+[.BA99]+[.BF99]+[.BU99]+[.BZ99]+[.CE99]+[.CJ99]" office:value-type="float" office:value="0" calcext:value-type="float">
            <text:p>0</text:p>
          </table:table-cell>
          <table:table-cell table:style-name="ce1412" table:formula="of:=[.X99]-[.Z99]-[.AB99]" office:value-type="float" office:value="0" calcext:value-type="float">
            <text:p>0</text:p>
          </table:table-cell>
          <table:table-cell table:style-name="ce1412" table:number-columns-repeated="3"/>
          <table:table-cell table:style-name="ce1445" table:formula="of:=[.AH99]+[.AM99]+[.AR99]+[.AW99]+[.BB99]+[.BG99]+[.BL99]+[.BQ99]+[.BV99]" office:value-type="float" office:value="144" calcext:value-type="float">
            <text:p>144</text:p>
          </table:table-cell>
          <table:table-cell table:style-name="ce1479" table:formula="of:=[.AF99]+[.AK99]+[.AP99]+[.AU99]+[.AZ99]+[.BE99]" office:value-type="float" office:value="0" calcext:value-type="float">
            <text:p>0</text:p>
          </table:table-cell>
          <table:table-cell table:style-name="ce660" table:formula="of:=[.AG99]+[.AH99]+[.AI99]" office:value-type="float" office:value="0" calcext:value-type="float">
            <text:p>0</text:p>
          </table:table-cell>
          <table:table-cell table:style-name="ce547" table:number-columns-repeated="4"/>
          <table:table-cell table:style-name="ce660" table:formula="of:=[.AL99]+[.AM99]+[.AN99]" office:value-type="float" office:value="0" calcext:value-type="float">
            <text:p>0</text:p>
          </table:table-cell>
          <table:table-cell table:style-name="ce547" table:number-columns-repeated="3"/>
          <table:table-cell table:style-name="ce617"/>
          <table:table-cell table:style-name="ce779" table:formula="of:=[.AQ99]+[.AR99]+[.AS99]" office:value-type="float" office:value="0" calcext:value-type="float">
            <text:p>0</text:p>
          </table:table-cell>
          <table:table-cell table:style-name="ce547" table:number-columns-repeated="4"/>
          <table:table-cell table:style-name="ce660" table:formula="of:=[.AV99]+[.AW99]+[.AX99]" office:value-type="float" office:value="0" calcext:value-type="float">
            <text:p>0</text:p>
          </table:table-cell>
          <table:table-cell table:style-name="ce547" table:number-columns-repeated="4"/>
          <table:table-cell table:style-name="ce660" table:formula="of:=[.BA99]+[.BB99]+[.BC99]" office:value-type="float" office:value="0" calcext:value-type="float">
            <text:p>0</text:p>
          </table:table-cell>
          <table:table-cell table:style-name="ce547" table:number-columns-repeated="4"/>
          <table:table-cell table:style-name="ce660" table:formula="of:=[.BF99]+[.BG99]+[.BH99]" office:value-type="float" office:value="144" calcext:value-type="float">
            <text:p>144</text:p>
          </table:table-cell>
          <table:table-cell table:style-name="ce547" table:number-columns-repeated="2"/>
          <table:table-cell table:style-name="ce547" office:value-type="float" office:value="144" calcext:value-type="float">
            <text:p>144</text:p>
          </table:table-cell>
          <table:table-cell table:style-name="ce617"/>
          <table:table-cell table:style-name="ce779" table:formula="of:=[.BK99]+[.BL99]+[.BM99]" office:value-type="float" office:value="0" calcext:value-type="float">
            <text:p>0</text:p>
          </table:table-cell>
          <table:table-cell table:style-name="ce547" table:number-columns-repeated="4"/>
          <table:table-cell table:style-name="ce660" table:formula="of:=[.BP99]+[.BQ99]+[.BR99]" office:value-type="float" office:value="0" calcext:value-type="float">
            <text:p>0</text:p>
          </table:table-cell>
          <table:table-cell table:style-name="ce547" table:number-columns-repeated="3"/>
          <table:table-cell table:style-name="ce564"/>
          <table:table-cell table:style-name="ce564" table:formula="of:=[.BU99]+[.BV99]+[.BW99]" office:value-type="float" office:value="0" calcext:value-type="float">
            <text:p>0</text:p>
          </table:table-cell>
          <table:table-cell table:style-name="ce564" table:number-columns-repeated="3"/>
          <table:table-cell table:style-name="ce617"/>
          <table:table-cell table:style-name="ce1759" table:formula="of:=[.BZ99]+[.CA99]+[.CB99]" office:value-type="float" office:value="0" calcext:value-type="float">
            <text:p>0</text:p>
          </table:table-cell>
          <table:table-cell table:style-name="ce564" table:number-columns-repeated="3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60" table:visibility="collapse">
          <table:table-cell table:style-name="ce486" office:value-type="string" calcext:value-type="string">
            <text:p>МДК.01.08</text:p>
          </table:table-cell>
          <table:table-cell table:style-name="ce601" table:number-columns-spanned="9" table:number-rows-spanned="1"/>
          <table:covered-table-cell table:number-columns-repeated="8" table:style-name="ce601"/>
          <table:table-cell table:style-name="ce232"/>
          <table:table-cell table:style-name="ce267" table:number-columns-repeated="7"/>
          <table:table-cell table:style-name="ce356"/>
          <table:table-cell table:style-name="ce385"/>
          <table:table-cell table:style-name="ce418" table:formula="of:=[.W100]+[.X100]" office:value-type="float" office:value="0" calcext:value-type="float">
            <text:p>0</text:p>
          </table:table-cell>
          <table:table-cell table:style-name="ce460" table:formula="of:=[.AF100]+[.AK100]+[.AP100]+[.AU100]+[.AZ100]+[.BE100]+[.BJ100]+[.BO100]" office:value-type="float" office:value="0" calcext:value-type="float">
            <text:p>0</text:p>
          </table:table-cell>
          <table:table-cell table:style-name="ce1305" table:formula="of:=[.AI100]+[.AN100]+[.AS100]+[.AX100]+[.BC100]+[.BH100]+[.BM100]+[.BR100]" office:value-type="float" office:value="0" calcext:value-type="float">
            <text:p>0</text:p>
          </table:table-cell>
          <table:table-cell table:style-name="ce1348" table:formula="of:=[.AG100]+[.AL100]+[.AQ100]+[.AV100]+[.BA100]+[.BF100]+[.BK100]+[.BP100]" office:value-type="float" office:value="0" calcext:value-type="float">
            <text:p>0</text:p>
          </table:table-cell>
          <table:table-cell table:style-name="ce1370" table:formula="of:=[.X100]-[.Z100]-[.AB100]" office:value-type="float" office:value="0" calcext:value-type="float">
            <text:p>0</text:p>
          </table:table-cell>
          <table:table-cell table:style-name="ce1384" table:number-columns-repeated="3"/>
          <table:table-cell table:style-name="ce1395" table:formula="of:=[.AH100]+[.AM100]+[.AR100]+[.AW100]+[.BB100]+[.BG100]+[.BL100]+[.BQ100]" office:value-type="float" office:value="0" calcext:value-type="float">
            <text:p>0</text:p>
          </table:table-cell>
          <table:table-cell table:style-name="ce1427" table:formula="of:=[.AF100]+[.AK100]+[.AP100]+[.AU100]+[.AZ100]+[.BE100]" office:value-type="float" office:value="0" calcext:value-type="float">
            <text:p>0</text:p>
          </table:table-cell>
          <table:table-cell table:style-name="ce50" table:formula="of:=[.AG100]+[.AH100]+[.AI100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100]+[.AM100]+[.AN100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100]+[.AR100]+[.AS100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100]+[.AW100]+[.AX100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100]+[.BB100]+[.BC100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100]+[.BG100]+[.BH100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100]+[.BL100]+[.BM100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100]+[.BQ100]+[.BR100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100]+[.BV100]+[.BW100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318" table:formula="of:=[.BZ100]+[.CA100]+[.CB100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50" table:visibility="collapse">
          <table:table-cell table:style-name="ce486" office:value-type="string" calcext:value-type="string">
            <text:p>УП.01</text:p>
          </table:table-cell>
          <table:table-cell table:style-name="ce601" office:value-type="string" calcext:value-type="string" table:number-columns-spanned="9" table:number-rows-spanned="1">
            <text:p>Учебная практика</text:p>
          </table:table-cell>
          <table:covered-table-cell table:number-columns-repeated="8" table:style-name="ce601"/>
          <table:table-cell table:style-name="ce232"/>
          <table:table-cell table:style-name="ce267" table:number-columns-repeated="7"/>
          <table:table-cell table:style-name="ce356"/>
          <table:table-cell table:style-name="ce385"/>
          <table:table-cell table:style-name="ce418" table:formula="of:=[.AC101]" office:value-type="float" office:value="0" calcext:value-type="float">
            <text:p>0</text:p>
          </table:table-cell>
          <table:table-cell table:style-name="ce460"/>
          <table:table-cell table:style-name="ce502"/>
          <table:table-cell table:style-name="ce313"/>
          <table:table-cell table:style-name="ce559" table:number-columns-repeated="4"/>
          <table:table-cell table:style-name="ce559" table:formula="of:=[.AH101]+[.AM101]+[.AR101]+[.AW101]+[.BB101]+[.BG101]+[.BV101]+[.CA101]+[.CF101]+[.CK101]" office:value-type="float" office:value="0" calcext:value-type="float">
            <text:p>0</text:p>
          </table:table-cell>
          <table:table-cell table:style-name="ce605"/>
          <table:table-cell table:style-name="ce50" table:formula="of:=[.AG101]+[.AH101]+[.AI101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101]+[.AM101]+[.AN101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101]+[.AR101]+[.AS101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101]+[.AW101]+[.AX101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101]+[.BB101]+[.BC101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101]+[.BG101]+[.BH101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101]+[.BL101]+[.BM101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101]+[.BQ101]+[.BR101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101]+[.BV101]+[.BW101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318" table:formula="of:=[.BZ101]+[.CA101]+[.CB101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50" table:visibility="collapse">
          <table:table-cell table:style-name="ce489" office:value-type="string" calcext:value-type="string">
            <text:p>ПП.01</text:p>
          </table:table-cell>
          <table:table-cell table:style-name="ce609" office:value-type="string" calcext:value-type="string" table:number-columns-spanned="9" table:number-rows-spanned="1">
            <text:p>Производственная практика</text:p>
          </table:table-cell>
          <table:covered-table-cell table:number-columns-repeated="8" table:style-name="ce609"/>
          <table:table-cell table:style-name="ce233"/>
          <table:table-cell table:style-name="ce274" table:number-columns-repeated="7"/>
          <table:table-cell table:style-name="ce357"/>
          <table:table-cell table:style-name="ce385"/>
          <table:table-cell table:style-name="ce430" table:formula="of:=[.AC102]" office:value-type="float" office:value="0" calcext:value-type="float">
            <text:p>0</text:p>
          </table:table-cell>
          <table:table-cell table:style-name="ce471"/>
          <table:table-cell table:style-name="ce512"/>
          <table:table-cell table:style-name="ce548"/>
          <table:table-cell table:style-name="ce565" table:number-columns-repeated="4"/>
          <table:table-cell table:style-name="ce559" table:formula="of:=[.AH102]+[.AM102]+[.AR102]+[.AW102]+[.BB102]+[.BG102]+[.BV102]+[.CA102]+[.CF102]+[.CK102]" office:value-type="float" office:value="0" calcext:value-type="float">
            <text:p>0</text:p>
          </table:table-cell>
          <table:table-cell table:style-name="ce618"/>
          <table:table-cell table:style-name="ce661" table:formula="of:=[.AG102]+[.AH102]+[.AI102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661" table:formula="of:=[.AL102]+[.AM102]+[.AN102]" office:value-type="float" office:value="0" calcext:value-type="float">
            <text:p>0</text:p>
          </table:table-cell>
          <table:table-cell table:style-name="ce690"/>
          <table:table-cell table:style-name="ce548" table:number-columns-repeated="2"/>
          <table:table-cell table:style-name="ce593"/>
          <table:table-cell table:style-name="ce664" table:formula="of:=[.AQ102]+[.AR102]+[.AS102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661" table:formula="of:=[.AV102]+[.AW102]+[.AX102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661" table:formula="of:=[.BA102]+[.BB102]+[.BC102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661" table:formula="of:=[.BF102]+[.BG102]+[.BH102]" office:value-type="float" office:value="0" calcext:value-type="float">
            <text:p>0</text:p>
          </table:table-cell>
          <table:table-cell table:style-name="ce690"/>
          <table:table-cell table:style-name="ce548" table:number-columns-repeated="2"/>
          <table:table-cell table:style-name="ce593"/>
          <table:table-cell table:style-name="ce664" table:formula="of:=[.BK102]+[.BL102]+[.BM102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661" table:formula="of:=[.BP102]+[.BQ102]+[.BR102]" office:value-type="float" office:value="0" calcext:value-type="float">
            <text:p>0</text:p>
          </table:table-cell>
          <table:table-cell table:style-name="ce690"/>
          <table:table-cell table:style-name="ce548" table:number-columns-repeated="2"/>
          <table:table-cell table:style-name="ce565"/>
          <table:table-cell table:style-name="ce548" table:formula="of:=[.BU102]+[.BV102]+[.BW102]" office:value-type="float" office:value="0" calcext:value-type="float">
            <text:p>0</text:p>
          </table:table-cell>
          <table:table-cell table:style-name="ce565" table:number-columns-repeated="3"/>
          <table:table-cell table:style-name="ce593"/>
          <table:table-cell table:style-name="ce249" table:formula="of:=[.BZ102]+[.CA102]+[.CB102]" office:value-type="float" office:value="0" calcext:value-type="float">
            <text:p>0</text:p>
          </table:table-cell>
          <table:table-cell table:style-name="ce565" table:number-columns-repeated="3"/>
          <table:table-cell table:style-name="ce593"/>
          <table:table-cell table:style-name="ce661"/>
          <table:table-cell table:style-name="ce548" table:number-columns-repeated="3"/>
          <table:table-cell table:style-name="ce593"/>
          <table:table-cell table:style-name="ce661"/>
          <table:table-cell table:style-name="ce548" table:number-columns-repeated="3"/>
          <table:table-cell table:style-name="ce565"/>
          <table:table-cell table:style-name="ce89"/>
          <table:table-cell table:number-columns-repeated="933"/>
        </table:table-row>
        <table:table-row table:style-name="ro61">
          <table:table-cell table:style-name="ce440" office:value-type="string" calcext:value-type="string">
            <text:p>ПМ.02</text:p>
          </table:table-cell>
          <table:table-cell table:style-name="ce615" office:value-type="string" calcext:value-type="string" table:number-columns-spanned="9" table:number-rows-spanned="1">
            <text:p>Осуществление интеграции программных модулей</text:p>
          </table:table-cell>
          <table:covered-table-cell table:number-columns-repeated="8" table:style-name="ce615"/>
          <table:table-cell table:style-name="ce984" office:value-type="string" calcext:value-type="string" table:number-columns-spanned="9" table:number-rows-spanned="1">
            <text:p>Эк</text:p>
          </table:table-cell>
          <table:covered-table-cell table:number-columns-repeated="8" table:style-name="ce984"/>
          <table:table-cell table:style-name="ce388"/>
          <table:table-cell table:style-name="ce426" table:formula="of:=SUM([.U105:.U112])+[.V103]" office:value-type="float" office:value="447" calcext:value-type="float">
            <text:p>447</text:p>
          </table:table-cell>
          <table:table-cell table:style-name="ce466" table:formula="of:=SUM([.V104:.V112])" office:value-type="float" office:value="9" calcext:value-type="float">
            <text:p>9</text:p>
          </table:table-cell>
          <table:table-cell table:style-name="ce508" table:formula="of:=SUM([.W104:.W112])" office:value-type="float" office:value="4" calcext:value-type="float">
            <text:p>4</text:p>
          </table:table-cell>
          <table:table-cell table:style-name="ce426" table:formula="of:=SUM([.X104:.X112])" office:value-type="float" office:value="164" calcext:value-type="float">
            <text:p>164</text:p>
          </table:table-cell>
          <table:table-cell table:style-name="ce426" table:formula="of:=SUM([.Y104:.Y112])" office:value-type="float" office:value="84" calcext:value-type="float">
            <text:p>84</text:p>
          </table:table-cell>
          <table:table-cell table:style-name="ce426" table:formula="of:=SUM([.Z104:.Z112])" office:value-type="float" office:value="56" calcext:value-type="float">
            <text:p>56</text:p>
          </table:table-cell>
          <table:table-cell table:style-name="ce426" table:formula="of:=SUM([.AA104:.AA112])" office:value-type="float" office:value="4" calcext:value-type="float">
            <text:p>4</text:p>
          </table:table-cell>
          <table:table-cell table:style-name="ce426" table:formula="of:=SUM([.AB104:.AB112])" office:value-type="float" office:value="20" calcext:value-type="float">
            <text:p>20</text:p>
          </table:table-cell>
          <table:table-cell table:style-name="ce586" table:formula="of:=SUM([.AC104:.AC112])" office:value-type="float" office:value="270" calcext:value-type="float">
            <text:p>270</text:p>
          </table:table-cell>
          <table:table-cell table:style-name="ce586" table:formula="of:=SUM([.AD104:.AD112])" office:value-type="float" office:value="0" calcext:value-type="float">
            <text:p>0</text:p>
          </table:table-cell>
          <table:table-cell table:style-name="ce662" table:formula="of:=SUM([.AE105:.AE112])" office:value-type="float" office:value="0" calcext:value-type="float">
            <text:p>0</text:p>
          </table:table-cell>
          <table:table-cell table:style-name="ce544" table:formula="of:=SUM([.AF104:.AF112])" office:value-type="float" office:value="0" calcext:value-type="float">
            <text:p>0</text:p>
          </table:table-cell>
          <table:table-cell table:style-name="ce544" table:formula="of:=SUM([.AG104:.AG112])" office:value-type="float" office:value="0" calcext:value-type="float">
            <text:p>0</text:p>
          </table:table-cell>
          <table:table-cell table:style-name="ce544" table:formula="of:=SUM([.AH104:.AH112])" office:value-type="float" office:value="0" calcext:value-type="float">
            <text:p>0</text:p>
          </table:table-cell>
          <table:table-cell table:style-name="ce544" table:formula="of:=SUM([.AI104:.AI112])" office:value-type="float" office:value="0" calcext:value-type="float">
            <text:p>0</text:p>
          </table:table-cell>
          <table:table-cell table:style-name="ce544" table:formula="of:=SUM([.AJ104:.AJ112])" office:value-type="float" office:value="0" calcext:value-type="float">
            <text:p>0</text:p>
          </table:table-cell>
          <table:table-cell table:style-name="ce544" table:formula="of:=SUM([.AK104:.AK112])" office:value-type="float" office:value="0" calcext:value-type="float">
            <text:p>0</text:p>
          </table:table-cell>
          <table:table-cell table:style-name="ce544" table:formula="of:=SUM([.AL104:.AL112])" office:value-type="float" office:value="0" calcext:value-type="float">
            <text:p>0</text:p>
          </table:table-cell>
          <table:table-cell table:style-name="ce544" table:formula="of:=SUM([.AM104:.AM112])" office:value-type="float" office:value="0" calcext:value-type="float">
            <text:p>0</text:p>
          </table:table-cell>
          <table:table-cell table:style-name="ce766" table:formula="of:=SUM([.AN104:.AN112])" office:value-type="float" office:value="0" calcext:value-type="float">
            <text:p>0</text:p>
          </table:table-cell>
          <table:table-cell table:style-name="ce517" table:formula="of:=SUM([.AO104:.AO112])" office:value-type="float" office:value="0" calcext:value-type="float">
            <text:p>0</text:p>
          </table:table-cell>
          <table:table-cell table:style-name="ce544" table:formula="of:=SUM([.AP104:.AP112])" office:value-type="float" office:value="0" calcext:value-type="float">
            <text:p>0</text:p>
          </table:table-cell>
          <table:table-cell table:style-name="ce544" table:formula="of:=SUM([.AQ104:.AQ112])" office:value-type="float" office:value="0" calcext:value-type="float">
            <text:p>0</text:p>
          </table:table-cell>
          <table:table-cell table:style-name="ce544" table:formula="of:=SUM([.AR104:.AR112])" office:value-type="float" office:value="0" calcext:value-type="float">
            <text:p>0</text:p>
          </table:table-cell>
          <table:table-cell table:style-name="ce544" table:formula="of:=SUM([.AS104:.AS112])" office:value-type="float" office:value="0" calcext:value-type="float">
            <text:p>0</text:p>
          </table:table-cell>
          <table:table-cell table:style-name="ce544" table:formula="of:=SUM([.AT104:.AT112])" office:value-type="float" office:value="0" calcext:value-type="float">
            <text:p>0</text:p>
          </table:table-cell>
          <table:table-cell table:style-name="ce544" table:formula="of:=SUM([.AU104:.AU112])" office:value-type="float" office:value="0" calcext:value-type="float">
            <text:p>0</text:p>
          </table:table-cell>
          <table:table-cell table:style-name="ce544" table:formula="of:=SUM([.AV104:.AV112])" office:value-type="float" office:value="0" calcext:value-type="float">
            <text:p>0</text:p>
          </table:table-cell>
          <table:table-cell table:style-name="ce544" table:formula="of:=SUM([.AW104:.AW112])" office:value-type="float" office:value="0" calcext:value-type="float">
            <text:p>0</text:p>
          </table:table-cell>
          <table:table-cell table:style-name="ce766" table:formula="of:=SUM([.AX104:.AX112])" office:value-type="float" office:value="0" calcext:value-type="float">
            <text:p>0</text:p>
          </table:table-cell>
          <table:table-cell table:style-name="ce517" table:formula="of:=SUM([.AY104:.AY112])" office:value-type="float" office:value="0" calcext:value-type="float">
            <text:p>0</text:p>
          </table:table-cell>
          <table:table-cell table:style-name="ce544" table:formula="of:=SUM([.AZ104:.AZ112])" office:value-type="float" office:value="0" calcext:value-type="float">
            <text:p>0</text:p>
          </table:table-cell>
          <table:table-cell table:style-name="ce544" table:formula="of:=SUM([.BA104:.BA112])" office:value-type="float" office:value="0" calcext:value-type="float">
            <text:p>0</text:p>
          </table:table-cell>
          <table:table-cell table:style-name="ce544" table:formula="of:=SUM([.BB104:.BB112])" office:value-type="float" office:value="0" calcext:value-type="float">
            <text:p>0</text:p>
          </table:table-cell>
          <table:table-cell table:style-name="ce544" table:formula="of:=SUM([.BC104:.BC112])" office:value-type="float" office:value="0" calcext:value-type="float">
            <text:p>0</text:p>
          </table:table-cell>
          <table:table-cell table:style-name="ce544" table:formula="of:=SUM([.BD104:.BD112])" office:value-type="float" office:value="0" calcext:value-type="float">
            <text:p>0</text:p>
          </table:table-cell>
          <table:table-cell table:style-name="ce544" table:formula="of:=SUM([.BE104:.BE112])" office:value-type="float" office:value="0" calcext:value-type="float">
            <text:p>0</text:p>
          </table:table-cell>
          <table:table-cell table:style-name="ce544" table:formula="of:=SUM([.BF104:.BF112])" office:value-type="float" office:value="0" calcext:value-type="float">
            <text:p>0</text:p>
          </table:table-cell>
          <table:table-cell table:style-name="ce544" table:formula="of:=SUM([.BG104:.BG112])" office:value-type="float" office:value="0" calcext:value-type="float">
            <text:p>0</text:p>
          </table:table-cell>
          <table:table-cell table:style-name="ce766" table:formula="of:=SUM([.BH104:.BH112])" office:value-type="float" office:value="0" calcext:value-type="float">
            <text:p>0</text:p>
          </table:table-cell>
          <table:table-cell table:style-name="ce766" table:formula="of:=SUM([.BI104:.BI112])" office:value-type="float" office:value="0" calcext:value-type="float">
            <text:p>0</text:p>
          </table:table-cell>
          <table:table-cell table:style-name="ce766" table:formula="of:=SUM([.BJ104:.BJ112])" office:value-type="float" office:value="0" calcext:value-type="float">
            <text:p>0</text:p>
          </table:table-cell>
          <table:table-cell table:style-name="ce766" table:formula="of:=SUM([.BK104:.BK112])" office:value-type="float" office:value="0" calcext:value-type="float">
            <text:p>0</text:p>
          </table:table-cell>
          <table:table-cell table:style-name="ce766" table:formula="of:=SUM([.BL104:.BL112])" office:value-type="float" office:value="0" calcext:value-type="float">
            <text:p>0</text:p>
          </table:table-cell>
          <table:table-cell table:style-name="ce766" table:formula="of:=SUM([.BM104:.BM112])" office:value-type="float" office:value="0" calcext:value-type="float">
            <text:p>0</text:p>
          </table:table-cell>
          <table:table-cell table:style-name="ce766" table:formula="of:=SUM([.BN104:.BN112])" office:value-type="float" office:value="0" calcext:value-type="float">
            <text:p>0</text:p>
          </table:table-cell>
          <table:table-cell table:style-name="ce766" table:formula="of:=SUM([.BO104:.BO112])" office:value-type="float" office:value="0" calcext:value-type="float">
            <text:p>0</text:p>
          </table:table-cell>
          <table:table-cell table:style-name="ce766" table:formula="of:=SUM([.BP104:.BP112])" office:value-type="float" office:value="0" calcext:value-type="float">
            <text:p>0</text:p>
          </table:table-cell>
          <table:table-cell table:style-name="ce766" table:formula="of:=SUM([.BQ104:.BQ112])" office:value-type="float" office:value="0" calcext:value-type="float">
            <text:p>0</text:p>
          </table:table-cell>
          <table:table-cell table:style-name="ce766" table:formula="of:=SUM([.BR104:.BR112])" office:value-type="float" office:value="0" calcext:value-type="float">
            <text:p>0</text:p>
          </table:table-cell>
          <table:table-cell table:style-name="ce561" table:formula="of:=SUM([.BS104:.BS112])" office:value-type="float" office:value="438" calcext:value-type="float">
            <text:p>438</text:p>
          </table:table-cell>
          <table:table-cell table:style-name="ce544" table:formula="of:=SUM([.BT104:.BT112])" office:value-type="float" office:value="9" calcext:value-type="float">
            <text:p>9</text:p>
          </table:table-cell>
          <table:table-cell table:style-name="ce544" table:formula="of:=SUM([.BU104:.BU112])" office:value-type="float" office:value="164" calcext:value-type="float">
            <text:p>164</text:p>
          </table:table-cell>
          <table:table-cell table:style-name="ce878" table:formula="of:=SUM([.BV104:.BV112])" office:value-type="float" office:value="270" calcext:value-type="float">
            <text:p>270</text:p>
          </table:table-cell>
          <table:table-cell table:style-name="ce766" table:formula="of:=SUM([.BW104:.BW112])" office:value-type="float" office:value="4" calcext:value-type="float">
            <text:p>4</text:p>
          </table:table-cell>
          <table:table-cell table:style-name="ce867" table:formula="of:=SUM([.BX104:.BX112])" office:value-type="float" office:value="0" calcext:value-type="float">
            <text:p>0</text:p>
          </table:table-cell>
          <table:table-cell table:style-name="ce878" table:formula="of:=SUM([.BY104:.BY112])" office:value-type="float" office:value="0" calcext:value-type="float">
            <text:p>0</text:p>
          </table:table-cell>
          <table:table-cell table:style-name="ce544" table:formula="of:=SUM([.BZ104:.BZ112])" office:value-type="float" office:value="0" calcext:value-type="float">
            <text:p>0</text:p>
          </table:table-cell>
          <table:table-cell table:style-name="ce544" table:formula="of:=SUM([.CA104:.CA112])" office:value-type="float" office:value="0" calcext:value-type="float">
            <text:p>0</text:p>
          </table:table-cell>
          <table:table-cell table:style-name="ce896" table:formula="of:=SUM([.CB104:.CB112])" office:value-type="float" office:value="0" calcext:value-type="float">
            <text:p>0</text:p>
          </table:table-cell>
          <table:table-cell table:style-name="ce662"/>
          <table:table-cell table:style-name="ce544"/>
          <table:table-cell table:style-name="ce878"/>
          <table:table-cell table:style-name="ce544"/>
          <table:table-cell table:style-name="ce896"/>
          <table:table-cell table:style-name="ce561"/>
          <table:table-cell table:style-name="ce544"/>
          <table:table-cell table:style-name="ce561" table:number-columns-repeated="2"/>
          <table:table-cell table:style-name="ce766"/>
          <table:table-cell office:value-type="string" calcext:value-type="string">
            <text:p><text:s/></text:p>
          </table:table-cell>
          <table:table-cell table:number-columns-repeated="933"/>
        </table:table-row>
        <table:table-row table:style-name="ro50">
          <table:table-cell table:style-name="ce440"/>
          <table:table-cell table:style-name="ce625" office:value-type="string" calcext:value-type="string" table:number-columns-spanned="9" table:number-rows-spanned="1">
            <text:p>Экзамен по модулю</text:p>
          </table:table-cell>
          <table:covered-table-cell table:number-columns-repeated="8" table:style-name="ce625"/>
          <table:table-cell table:style-name="ce227" table:number-columns-repeated="3"/>
          <table:table-cell table:style-name="ce276" table:number-columns-repeated="3"/>
          <table:table-cell table:style-name="ce325" office:value-type="string" calcext:value-type="string">
            <text:p>Э</text:p>
          </table:table-cell>
          <table:table-cell table:style-name="ce325"/>
          <table:table-cell table:style-name="ce352"/>
          <table:table-cell table:style-name="ce389"/>
          <table:table-cell table:style-name="ce418" table:formula="of:=[.U105]+[.U107]+[.U108]+[.U109]+[.U106]" office:value-type="float" office:value="438" calcext:value-type="float">
            <text:p>438</text:p>
          </table:table-cell>
          <table:table-cell table:style-name="ce460" table:formula="of:=[.AF104]+[.AK104]+[.AP104]+[.AU104]+[.AZ104]+[.BE104]+[.BT104]+[.BY104]+[.CD104]+[.CI104]" office:value-type="float" office:value="9" calcext:value-type="float">
            <text:p>9</text:p>
          </table:table-cell>
          <table:table-cell table:style-name="ce508"/>
          <table:table-cell table:style-name="ce544"/>
          <table:table-cell table:style-name="ce561" table:number-columns-repeated="4"/>
          <table:table-cell table:style-name="ce587"/>
          <table:table-cell table:style-name="ce619"/>
          <table:table-cell table:style-name="ce517"/>
          <table:table-cell table:style-name="ce689"/>
          <table:table-cell table:style-name="ce692" table:number-columns-repeated="4"/>
          <table:table-cell table:style-name="ce689"/>
          <table:table-cell table:style-name="ce692" table:number-columns-repeated="2"/>
          <table:table-cell table:style-name="ce587"/>
          <table:table-cell table:style-name="ce434"/>
          <table:table-cell table:style-name="ce689"/>
          <table:table-cell table:style-name="ce692" table:number-columns-repeated="4"/>
          <table:table-cell table:style-name="ce689"/>
          <table:table-cell table:style-name="ce692" table:number-columns-repeated="2"/>
          <table:table-cell table:style-name="ce587"/>
          <table:table-cell table:style-name="ce434"/>
          <table:table-cell table:style-name="ce689"/>
          <table:table-cell table:style-name="ce692" table:number-columns-repeated="4"/>
          <table:table-cell table:style-name="ce689"/>
          <table:table-cell table:style-name="ce692" table:number-columns-repeated="2"/>
          <table:table-cell table:style-name="ce587"/>
          <table:table-cell table:style-name="ce434"/>
          <table:table-cell table:style-name="ce689"/>
          <table:table-cell table:style-name="ce692" table:number-columns-repeated="7"/>
          <table:table-cell table:style-name="ce854" table:number-columns-repeated="2"/>
          <table:table-cell table:style-name="ce854" office:value-type="float" office:value="9" calcext:value-type="float">
            <text:p>9</text:p>
          </table:table-cell>
          <table:table-cell table:style-name="ce854" table:number-columns-repeated="2"/>
          <table:table-cell table:style-name="ce587"/>
          <table:table-cell table:style-name="ce886"/>
          <table:table-cell table:style-name="ce854" table:number-columns-repeated="3"/>
          <table:table-cell table:style-name="ce587"/>
          <table:table-cell table:style-name="ce434"/>
          <table:table-cell table:style-name="ce692" table:number-columns-repeated="3"/>
          <table:table-cell table:style-name="ce587"/>
          <table:table-cell table:style-name="ce434"/>
          <table:table-cell table:style-name="ce692" table:number-columns-repeated="3"/>
          <table:table-cell table:style-name="ce587"/>
          <table:table-cell table:number-columns-repeated="934"/>
        </table:table-row>
        <table:table-row table:style-name="ro62">
          <table:table-cell table:style-name="ce526" office:value-type="string" calcext:value-type="string">
            <text:p>МДК.02.01</text:p>
          </table:table-cell>
          <table:table-cell table:style-name="ce515" office:value-type="string" calcext:value-type="string" table:number-columns-spanned="9" table:number-rows-spanned="1">
            <text:p>Технология разработки программного обеспечения</text:p>
          </table:table-cell>
          <table:covered-table-cell table:number-columns-repeated="8" table:style-name="ce515"/>
          <table:table-cell table:style-name="ce228" table:number-columns-repeated="4"/>
          <table:table-cell table:style-name="ce1075"/>
          <table:table-cell table:style-name="ce228"/>
          <table:table-cell table:style-name="ce1075" office:value-type="string" calcext:value-type="string" table:number-columns-spanned="1" table:number-rows-spanned="3">
            <text:p>ДЗ</text:p>
          </table:table-cell>
          <table:table-cell table:style-name="ce1075"/>
          <table:table-cell table:style-name="ce353"/>
          <table:table-cell table:style-name="ce390"/>
          <table:table-cell table:style-name="ce427" table:formula="of:=[.W105]+[.X105]" office:value-type="float" office:value="60" calcext:value-type="float">
            <text:p>60</text:p>
          </table:table-cell>
          <table:table-cell table:style-name="ce467" table:formula="of:=[.AF105]+[.AK105]+[.AP105]+[.AU105]+[.AZ105]+[.BE105]+[.BJ105]+[.BO105]+[.BT105]+[.BY105]+[.CD105]+[.CI105]" office:value-type="float" office:value="0" calcext:value-type="float">
            <text:p>0</text:p>
          </table:table-cell>
          <table:table-cell table:style-name="ce501" table:formula="of:=[.AI105]+[.AN105]+[.AS105]+[.AX105]+[.BC105]+[.BH105]+[.BM105]+[.BR105]+[.BW105]+[.CB105]+[.CG105]+[.CL105]" office:value-type="float" office:value="2" calcext:value-type="float">
            <text:p>2</text:p>
          </table:table-cell>
          <table:table-cell table:style-name="ce545" table:formula="of:=[.AG105]+[.AL105]+[.AQ105]+[.AV105]+[.BA105]+[.BF105]+[.BK105]+[.BP105]+[.BU105]+[.BZ105]+[.CE105]+[.CJ105]" office:value-type="float" office:value="58" calcext:value-type="float">
            <text:p>58</text:p>
          </table:table-cell>
          <table:table-cell table:style-name="ce562" table:formula="of:=[.X105]-[.Z105]-[.AB105]-[.AA105]" office:value-type="float" office:value="20" calcext:value-type="float">
            <text:p>20</text:p>
          </table:table-cell>
          <table:table-cell table:style-name="ce562" office:value-type="float" office:value="18" calcext:value-type="float">
            <text:p>18</text:p>
          </table:table-cell>
          <table:table-cell table:style-name="ce562"/>
          <table:table-cell table:style-name="ce562" office:value-type="float" office:value="20" calcext:value-type="float">
            <text:p>20</text:p>
          </table:table-cell>
          <table:table-cell table:style-name="ce588"/>
          <table:table-cell table:style-name="ce620"/>
          <table:table-cell table:style-name="ce663" table:formula="of:=[.AG105]+[.AH105]+[.AI105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L105]+[.AM105]+[.AN105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AQ105]+[.AR105]+[.AS105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V105]+[.AW105]+[.AX105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A105]+[.BB105]+[.BC105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F105]+[.BG105]+[.BH105]" office:value-type="float" office:value="0" calcext:value-type="float">
            <text:p>0</text:p>
          </table:table-cell>
          <table:table-cell table:style-name="ce562" table:number-columns-repeated="3"/>
          <table:table-cell table:style-name="ce588"/>
          <table:table-cell table:style-name="ce663" table:formula="of:=[.BK105]+[.BL105]+[.BM105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P105]+[.BQ105]+[.BR105]" office:value-type="float" office:value="0" calcext:value-type="float">
            <text:p>0</text:p>
          </table:table-cell>
          <table:table-cell table:style-name="ce545" table:number-columns-repeated="3"/>
          <table:table-cell table:style-name="ce562"/>
          <table:table-cell table:style-name="ce562" table:formula="of:=[.BU105]+[.BV105]+[.BW105]" office:value-type="float" office:value="60" calcext:value-type="float">
            <text:p>60</text:p>
          </table:table-cell>
          <table:table-cell table:style-name="ce562"/>
          <table:table-cell table:style-name="ce562" office:value-type="float" office:value="58" calcext:value-type="float">
            <text:p>58</text:p>
          </table:table-cell>
          <table:table-cell table:style-name="ce562"/>
          <table:table-cell table:style-name="ce588" office:value-type="float" office:value="2" calcext:value-type="float">
            <text:p>2</text:p>
          </table:table-cell>
          <table:table-cell table:style-name="ce562" table:formula="of:=[.BZ105]+[.CA105]+[.CB105]" office:value-type="float" office:value="0" calcext:value-type="float">
            <text:p>0</text:p>
          </table:table-cell>
          <table:table-cell table:style-name="ce562" table:number-columns-repeated="2"/>
          <table:table-cell table:style-name="ce564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62">
          <table:table-cell table:style-name="ce526" office:value-type="string" calcext:value-type="string">
            <text:p>МДК.02.02</text:p>
          </table:table-cell>
          <table:table-cell table:style-name="ce640" office:value-type="string" calcext:value-type="string" table:number-columns-spanned="9" table:number-rows-spanned="1">
            <text:p>Инструментальные средства разработки <text:s/>программного обеспечения</text:p>
          </table:table-cell>
          <table:covered-table-cell table:number-columns-repeated="8" table:style-name="ce640"/>
          <table:table-cell table:style-name="ce228" table:number-columns-repeated="4"/>
          <table:table-cell table:style-name="ce1075"/>
          <table:table-cell table:style-name="ce228"/>
          <table:covered-table-cell table:style-name="ce1075"/>
          <table:table-cell table:style-name="ce1075"/>
          <table:table-cell table:style-name="ce353"/>
          <table:table-cell table:style-name="ce390"/>
          <table:table-cell table:style-name="ce427" table:formula="of:=[.W106]+[.X106]" office:value-type="float" office:value="54" calcext:value-type="float">
            <text:p>54</text:p>
          </table:table-cell>
          <table:table-cell table:style-name="ce467" table:formula="of:=[.AF106]+[.AK106]+[.AP106]+[.AU106]+[.AZ106]+[.BE106]+[.BJ106]+[.BO106]+[.BT106]+[.BY106]+[.CD106]+[.CI106]" office:value-type="float" office:value="0" calcext:value-type="float">
            <text:p>0</text:p>
          </table:table-cell>
          <table:table-cell table:style-name="ce501" table:formula="of:=[.AI106]+[.AN106]+[.AS106]+[.AX106]+[.BC106]+[.BH106]+[.BM106]+[.BR106]+[.BW106]+[.CB106]+[.CG106]+[.CL106]" office:value-type="float" office:value="2" calcext:value-type="float">
            <text:p>2</text:p>
          </table:table-cell>
          <table:table-cell table:style-name="ce545" table:formula="of:=[.AG106]+[.AL106]+[.AQ106]+[.AV106]+[.BA106]+[.BF106]+[.BK106]+[.BP106]+[.BU106]+[.BZ106]+[.CE106]+[.CJ106]" office:value-type="float" office:value="52" calcext:value-type="float">
            <text:p>52</text:p>
          </table:table-cell>
          <table:table-cell table:style-name="ce562" table:formula="of:=[.X106]-[.Z106]-[.AB106]-[.AA106]" office:value-type="float" office:value="26" calcext:value-type="float">
            <text:p>26</text:p>
          </table:table-cell>
          <table:table-cell table:style-name="ce562" office:value-type="float" office:value="24" calcext:value-type="float">
            <text:p>24</text:p>
          </table:table-cell>
          <table:table-cell table:style-name="ce562" office:value-type="float" office:value="2" calcext:value-type="float">
            <text:p>2</text:p>
          </table:table-cell>
          <table:table-cell table:style-name="ce562"/>
          <table:table-cell table:style-name="ce588"/>
          <table:table-cell table:style-name="ce620"/>
          <table:table-cell table:style-name="ce663" table:formula="of:=[.AG106]+[.AH106]+[.AI106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L106]+[.AM106]+[.AN106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AQ106]+[.AR106]+[.AS106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V106]+[.AW106]+[.AX106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A106]+[.BB106]+[.BC106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F106]+[.BG106]+[.BH106]" office:value-type="float" office:value="0" calcext:value-type="float">
            <text:p>0</text:p>
          </table:table-cell>
          <table:table-cell table:style-name="ce562" table:number-columns-repeated="3"/>
          <table:table-cell table:style-name="ce588"/>
          <table:table-cell table:style-name="ce663"/>
          <table:table-cell table:style-name="ce545" table:number-columns-repeated="4"/>
          <table:table-cell table:style-name="ce658"/>
          <table:table-cell table:style-name="ce545" table:number-columns-repeated="3"/>
          <table:table-cell table:style-name="ce562"/>
          <table:table-cell table:style-name="ce562" table:formula="of:=[.BU106]+[.BV106]+[.BW106]" office:value-type="float" office:value="54" calcext:value-type="float">
            <text:p>54</text:p>
          </table:table-cell>
          <table:table-cell table:style-name="ce562"/>
          <table:table-cell table:style-name="ce562" office:value-type="float" office:value="52" calcext:value-type="float">
            <text:p>52</text:p>
          </table:table-cell>
          <table:table-cell table:style-name="ce562"/>
          <table:table-cell table:style-name="ce588" office:value-type="float" office:value="2" calcext:value-type="float">
            <text:p>2</text:p>
          </table:table-cell>
          <table:table-cell table:style-name="ce562" table:formula="of:=[.BZ106]+[.CA106]+[.CB106]" office:value-type="float" office:value="0" calcext:value-type="float">
            <text:p>0</text:p>
          </table:table-cell>
          <table:table-cell table:style-name="ce562" table:number-columns-repeated="2"/>
          <table:table-cell table:style-name="ce564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8">
          <table:table-cell table:style-name="ce526" office:value-type="string" calcext:value-type="string">
            <text:p>МДК.02.03</text:p>
          </table:table-cell>
          <table:table-cell table:style-name="ce515" office:value-type="string" calcext:value-type="string" table:number-columns-spanned="9" table:number-rows-spanned="1">
            <text:p>Математическое моделирование</text:p>
          </table:table-cell>
          <table:covered-table-cell table:number-columns-repeated="8" table:style-name="ce515"/>
          <table:table-cell table:style-name="ce229"/>
          <table:table-cell table:style-name="ce228" table:number-columns-repeated="3"/>
          <table:table-cell table:style-name="ce1075"/>
          <table:table-cell table:style-name="ce228"/>
          <table:covered-table-cell table:style-name="ce1075"/>
          <table:table-cell table:style-name="ce1075"/>
          <table:table-cell table:style-name="ce353"/>
          <table:table-cell table:style-name="ce391"/>
          <table:table-cell table:style-name="ce427" table:formula="of:=[.W107]+[.X107]" office:value-type="float" office:value="54" calcext:value-type="float">
            <text:p>54</text:p>
          </table:table-cell>
          <table:table-cell table:style-name="ce468" table:formula="of:=[.AF107]+[.AK107]+[.AP107]+[.AU107]+[.AZ107]+[.BE107]+[.BJ107]+[.BO107]+[.BT107]+[.BY107]+[.CD107]+[.CI107]" office:value-type="float" office:value="0" calcext:value-type="float">
            <text:p>0</text:p>
          </table:table-cell>
          <table:table-cell table:style-name="ce505" table:formula="of:=[.AI107]+[.AN107]+[.AS107]+[.AX107]+[.BC107]+[.BH107]+[.BM107]+[.BR107]+[.BW107]+[.CB107]+[.CG107]+[.CL107]" office:value-type="float" office:value="0" calcext:value-type="float">
            <text:p>0</text:p>
          </table:table-cell>
          <table:table-cell table:style-name="ce545" table:formula="of:=[.AG107]+[.AL107]+[.AQ107]+[.AV107]+[.BA107]+[.BF107]+[.BK107]+[.BP107]+[.BU107]+[.BZ107]+[.CE107]+[.CJ107]" office:value-type="float" office:value="54" calcext:value-type="float">
            <text:p>54</text:p>
          </table:table-cell>
          <table:table-cell table:style-name="ce562" table:formula="of:=[.X107]-[.Z107]-[.AB107]-[.AA107]" office:value-type="float" office:value="38" calcext:value-type="float">
            <text:p>38</text:p>
          </table:table-cell>
          <table:table-cell table:style-name="ce562" office:value-type="float" office:value="14" calcext:value-type="float">
            <text:p>14</text:p>
          </table:table-cell>
          <table:table-cell table:style-name="ce562" office:value-type="float" office:value="2" calcext:value-type="float">
            <text:p>2</text:p>
          </table:table-cell>
          <table:table-cell table:style-name="ce562"/>
          <table:table-cell table:style-name="ce588" table:formula="of:=[.AH107]+[.AM107]+[.AR107]+[.AW107]+[.BB107]+[.BG107]+[.BL107]+[.BQ107]" office:value-type="float" office:value="0" calcext:value-type="float">
            <text:p>0</text:p>
          </table:table-cell>
          <table:table-cell table:style-name="ce620" table:formula="of:=[.AF107]+[.AK107]+[.AP107]+[.AU107]+[.AZ107]+[.BE107]" office:value-type="float" office:value="0" calcext:value-type="float">
            <text:p>0</text:p>
          </table:table-cell>
          <table:table-cell table:style-name="ce663" table:formula="of:=[.AG107]+[.AH107]+[.AI107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L107]+[.AM107]+[.AN107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AQ107]+[.AR107]+[.AS107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V107]+[.AW107]+[.AX107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A107]+[.BB107]+[.BC107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F107]+[.BG107]+[.BH107]" office:value-type="float" office:value="0" calcext:value-type="float">
            <text:p>0</text:p>
          </table:table-cell>
          <table:table-cell table:style-name="ce562" table:number-columns-repeated="3"/>
          <table:table-cell table:style-name="ce588"/>
          <table:table-cell table:style-name="ce663" table:formula="of:=[.BK107]+[.BL107]+[.BM107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P107]+[.BQ107]+[.BR107]" office:value-type="float" office:value="0" calcext:value-type="float">
            <text:p>0</text:p>
          </table:table-cell>
          <table:table-cell table:style-name="ce545" table:number-columns-repeated="3"/>
          <table:table-cell table:style-name="ce562"/>
          <table:table-cell table:style-name="ce562" table:formula="of:=[.BU107]+[.BV107]+[.BW107]" office:value-type="float" office:value="54" calcext:value-type="float">
            <text:p>54</text:p>
          </table:table-cell>
          <table:table-cell table:style-name="ce562"/>
          <table:table-cell table:style-name="ce562" office:value-type="float" office:value="54" calcext:value-type="float">
            <text:p>54</text:p>
          </table:table-cell>
          <table:table-cell table:style-name="ce562"/>
          <table:table-cell table:style-name="ce588"/>
          <table:table-cell table:style-name="ce562" table:formula="of:=[.BZ107]+[.CA107]+[.CB107]" office:value-type="float" office:value="0" calcext:value-type="float">
            <text:p>0</text:p>
          </table:table-cell>
          <table:table-cell table:style-name="ce562" table:number-columns-repeated="2"/>
          <table:table-cell table:style-name="ce564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60">
          <table:table-cell table:style-name="ce526" office:value-type="string" calcext:value-type="string">
            <text:p>УП.02</text:p>
          </table:table-cell>
          <table:table-cell table:style-name="ce515" office:value-type="string" calcext:value-type="string" table:number-columns-spanned="9" table:number-rows-spanned="1">
            <text:p>Учебная практика</text:p>
          </table:table-cell>
          <table:covered-table-cell table:number-columns-repeated="8" table:style-name="ce515"/>
          <table:table-cell table:style-name="ce229"/>
          <table:table-cell table:style-name="ce228" table:number-columns-repeated="5"/>
          <table:table-cell table:style-name="ce228" office:value-type="string" calcext:value-type="string">
            <text:p>ДЗ</text:p>
          </table:table-cell>
          <table:table-cell table:style-name="ce228"/>
          <table:table-cell table:style-name="ce353"/>
          <table:table-cell table:style-name="ce391"/>
          <table:table-cell table:style-name="ce427" table:formula="of:=[.AC108]" office:value-type="float" office:value="108" calcext:value-type="float">
            <text:p>108</text:p>
          </table:table-cell>
          <table:table-cell table:style-name="ce469" table:formula="of:=[.AF108]+[.AK108]+[.AP108]+[.AU108]+[.AZ108]+[.BE108]+[.BJ108]+[.BO108]" office:value-type="float" office:value="0" calcext:value-type="float">
            <text:p>0</text:p>
          </table:table-cell>
          <table:table-cell table:style-name="ce501" table:formula="of:=[.AI108]+[.AN108]+[.AS108]+[.AX108]+[.BC108]+[.BH108]+[.BM108]+[.BR108]+[.BW108]+[.CB108]+[.CG108]+[.CL108]" office:value-type="float" office:value="0" calcext:value-type="float">
            <text:p>0</text:p>
          </table:table-cell>
          <table:table-cell table:style-name="ce545" table:formula="of:=[.AG108]+[.AL108]+[.AQ108]+[.AV108]+[.BA108]+[.BF108]+[.BK108]+[.BP108]" office:value-type="float" office:value="0" calcext:value-type="float">
            <text:p>0</text:p>
          </table:table-cell>
          <table:table-cell table:style-name="ce562" table:formula="of:=[.X108]-[.Z108]-[.AB108]" office:value-type="float" office:value="0" calcext:value-type="float">
            <text:p>0</text:p>
          </table:table-cell>
          <table:table-cell table:style-name="ce562" table:number-columns-repeated="3"/>
          <table:table-cell table:style-name="ce579" table:formula="of:=[.AH108]+[.AM108]+[.AR108]+[.AW108]+[.BB108]+[.BG108]+[.BL108]+[.BQ108]+[.BV108]+[.CA108]" office:value-type="float" office:value="108" calcext:value-type="float">
            <text:p>108</text:p>
          </table:table-cell>
          <table:table-cell table:style-name="ce620" table:formula="of:=[.AF108]+[.AK108]+[.AP108]+[.AU108]+[.AZ108]+[.BE108]" office:value-type="float" office:value="0" calcext:value-type="float">
            <text:p>0</text:p>
          </table:table-cell>
          <table:table-cell table:style-name="ce663" table:formula="of:=[.AG108]+[.AH108]+[.AI108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L108]+[.AM108]+[.AN108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AQ108]+[.AR108]+[.AS108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V108]+[.AW108]+[.AX108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A108]+[.BB108]+[.BC108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F108]+[.BG108]+[.BH108]" office:value-type="float" office:value="0" calcext:value-type="float">
            <text:p>0</text:p>
          </table:table-cell>
          <table:table-cell table:style-name="ce545"/>
          <table:table-cell table:style-name="ce562" table:number-columns-repeated="2"/>
          <table:table-cell table:style-name="ce588"/>
          <table:table-cell table:style-name="ce663" table:formula="of:=[.BK108]+[.BL108]+[.BM108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P108]+[.BQ108]+[.BR108]" office:value-type="float" office:value="0" calcext:value-type="float">
            <text:p>0</text:p>
          </table:table-cell>
          <table:table-cell table:style-name="ce545" table:number-columns-repeated="3"/>
          <table:table-cell table:style-name="ce562"/>
          <table:table-cell table:style-name="ce562" table:formula="of:=[.BU108]+[.BV108]+[.BW108]" office:value-type="float" office:value="108" calcext:value-type="float">
            <text:p>108</text:p>
          </table:table-cell>
          <table:table-cell table:style-name="ce562" table:number-columns-repeated="2"/>
          <table:table-cell table:style-name="ce562" office:value-type="float" office:value="108" calcext:value-type="float">
            <text:p>108</text:p>
          </table:table-cell>
          <table:table-cell table:style-name="ce588"/>
          <table:table-cell table:style-name="ce562" table:formula="of:=[.BZ108]+[.CA108]+[.CB108]" office:value-type="float" office:value="0" calcext:value-type="float">
            <text:p>0</text:p>
          </table:table-cell>
          <table:table-cell table:style-name="ce562" table:number-columns-repeated="2"/>
          <table:table-cell table:style-name="ce564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7">
          <table:table-cell table:style-name="ce527" office:value-type="string" calcext:value-type="string">
            <text:p>ПП.02</text:p>
          </table:table-cell>
          <table:table-cell table:style-name="ce641" office:value-type="string" calcext:value-type="string" table:number-columns-spanned="9" table:number-rows-spanned="1">
            <text:p>Производственная практика</text:p>
          </table:table-cell>
          <table:covered-table-cell table:number-columns-repeated="8" table:style-name="ce641"/>
          <table:table-cell table:style-name="ce234"/>
          <table:table-cell table:style-name="ce275" table:number-columns-repeated="5"/>
          <table:table-cell table:style-name="ce275" office:value-type="string" calcext:value-type="string">
            <text:p>ДЗ</text:p>
          </table:table-cell>
          <table:table-cell table:style-name="ce275"/>
          <table:table-cell table:style-name="ce358"/>
          <table:table-cell table:style-name="ce391"/>
          <table:table-cell table:style-name="ce431" table:formula="of:=[.AC109]" office:value-type="float" office:value="162" calcext:value-type="float">
            <text:p>162</text:p>
          </table:table-cell>
          <table:table-cell table:style-name="ce465" table:formula="of:=[.AF109]+[.AK109]+[.AP109]+[.AU109]+[.AZ109]+[.BE109]+[.BJ109]+[.BO109]" office:value-type="float" office:value="0" calcext:value-type="float">
            <text:p>0</text:p>
          </table:table-cell>
          <table:table-cell table:style-name="ce1335" table:formula="of:=[.AI109]+[.AN109]+[.AS109]+[.AX109]+[.BC109]+[.BH109]+[.BM109]+[.BR109]+[.BW109]+[.CB109]+[.CG109]+[.CL109]" office:value-type="float" office:value="0" calcext:value-type="float">
            <text:p>0</text:p>
          </table:table-cell>
          <table:table-cell table:style-name="ce545" table:formula="of:=[.AG109]+[.AL109]+[.AQ109]+[.AV109]+[.BA109]+[.BF109]+[.BK109]+[.BP109]" office:value-type="float" office:value="0" calcext:value-type="float">
            <text:p>0</text:p>
          </table:table-cell>
          <table:table-cell table:style-name="ce562" table:formula="of:=[.X109]-[.Z109]-[.AB109]" office:value-type="float" office:value="0" calcext:value-type="float">
            <text:p>0</text:p>
          </table:table-cell>
          <table:table-cell table:style-name="ce562" table:number-columns-repeated="3"/>
          <table:table-cell table:style-name="ce579" table:formula="of:=[.AH109]+[.AM109]+[.AR109]+[.AW109]+[.BB109]+[.BG109]+[.BL109]+[.BQ109]+[.BV109]+[.CA109]" office:value-type="float" office:value="162" calcext:value-type="float">
            <text:p>162</text:p>
          </table:table-cell>
          <table:table-cell table:style-name="ce620" table:formula="of:=[.AF109]+[.AK109]+[.AP109]+[.AU109]+[.AZ109]+[.BE109]" office:value-type="float" office:value="0" calcext:value-type="float">
            <text:p>0</text:p>
          </table:table-cell>
          <table:table-cell table:style-name="ce663" table:formula="of:=[.AG109]+[.AH109]+[.AI109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L109]+[.AM109]+[.AN109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AQ109]+[.AR109]+[.AS109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V109]+[.AW109]+[.AX109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A109]+[.BB109]+[.BC109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F109]+[.BG109]+[.BH109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BK109]+[.BL109]+[.BM109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P109]+[.BQ109]+[.BR109]" office:value-type="float" office:value="0" calcext:value-type="float">
            <text:p>0</text:p>
          </table:table-cell>
          <table:table-cell table:style-name="ce545" table:number-columns-repeated="3"/>
          <table:table-cell table:style-name="ce562"/>
          <table:table-cell table:style-name="ce562" table:formula="of:=[.BU109]+[.BV109]+[.BW109]" office:value-type="float" office:value="162" calcext:value-type="float">
            <text:p>162</text:p>
          </table:table-cell>
          <table:table-cell table:style-name="ce562" table:number-columns-repeated="2"/>
          <table:table-cell table:style-name="ce562" office:value-type="float" office:value="162" calcext:value-type="float">
            <text:p>162</text:p>
          </table:table-cell>
          <table:table-cell table:style-name="ce588"/>
          <table:table-cell table:style-name="ce562" table:formula="of:=[.BZ109]+[.CA109]+[.CB109]" office:value-type="float" office:value="0" calcext:value-type="float">
            <text:p>0</text:p>
          </table:table-cell>
          <table:table-cell table:style-name="ce562" table:number-columns-repeated="2"/>
          <table:table-cell table:style-name="ce564"/>
          <table:table-cell table:style-name="ce617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63" table:visibility="collapse">
          <table:table-cell table:style-name="ce486" office:value-type="string" calcext:value-type="string">
            <text:p>МДК.02.05</text:p>
          </table:table-cell>
          <table:table-cell table:style-name="ce642" table:number-columns-spanned="9" table:number-rows-spanned="1"/>
          <table:covered-table-cell table:number-columns-repeated="8" table:style-name="ce642"/>
          <table:table-cell table:style-name="ce232"/>
          <table:table-cell table:style-name="ce267" table:number-columns-repeated="5"/>
          <table:table-cell table:style-name="ce326"/>
          <table:table-cell table:style-name="ce267"/>
          <table:table-cell table:style-name="ce356"/>
          <table:table-cell table:style-name="ce385"/>
          <table:table-cell table:style-name="ce418" table:formula="of:=[.W110]+[.X110]" office:value-type="float" office:value="0" calcext:value-type="float">
            <text:p>0</text:p>
          </table:table-cell>
          <table:table-cell table:style-name="ce460" table:formula="of:=[.AF110]+[.AK110]+[.AP110]+[.AU110]+[.AZ110]+[.BE110]+[.BJ110]+[.BO110]" office:value-type="float" office:value="0" calcext:value-type="float">
            <text:p>0</text:p>
          </table:table-cell>
          <table:table-cell table:style-name="ce511" table:formula="of:=[.AI110]+[.AN110]+[.AS110]+[.AX110]+[.BC110]+[.BH110]+[.BM110]+[.BR110]+[.BW110]+[.CB110]+[.CG110]+[.CL110]" office:value-type="float" office:value="0" calcext:value-type="float">
            <text:p>0</text:p>
          </table:table-cell>
          <table:table-cell table:style-name="ce313" table:formula="of:=[.AG110]+[.AL110]+[.AQ110]+[.AV110]+[.BA110]+[.BF110]+[.BK110]+[.BP110]" office:value-type="float" office:value="0" calcext:value-type="float">
            <text:p>0</text:p>
          </table:table-cell>
          <table:table-cell table:style-name="ce559" table:formula="of:=[.X110]-[.Z110]-[.AB110]" office:value-type="float" office:value="0" calcext:value-type="float">
            <text:p>0</text:p>
          </table:table-cell>
          <table:table-cell table:style-name="ce559" table:number-columns-repeated="3"/>
          <table:table-cell table:style-name="ce582" table:formula="of:=[.AH110]+[.AM110]+[.AR110]+[.AW110]+[.BB110]+[.BG110]+[.BL110]+[.BQ110]" office:value-type="float" office:value="0" calcext:value-type="float">
            <text:p>0</text:p>
          </table:table-cell>
          <table:table-cell table:style-name="ce621" table:formula="of:=[.AF110]+[.AK110]+[.AP110]+[.AU110]+[.AZ110]+[.BE110]" office:value-type="float" office:value="0" calcext:value-type="float">
            <text:p>0</text:p>
          </table:table-cell>
          <table:table-cell table:style-name="ce374" table:formula="of:=[.AG110]+[.AH110]+[.AI110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110]+[.AM110]+[.AN110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110]+[.AR110]+[.AS110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110]+[.AW110]+[.AX110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110]+[.BB110]+[.BC110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110]+[.BG110]+[.BH110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110]+[.BL110]+[.BM110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110]+[.BQ110]+[.BR110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110]+[.BV110]+[.CE110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318" table:formula="of:=[.BZ110]+[.CA110]+[.CB110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21" table:number-columns-repeated="3"/>
          <table:table-cell table:number-columns-repeated="931"/>
        </table:table-row>
        <table:table-row table:style-name="ro50" table:visibility="collapse">
          <table:table-cell table:style-name="ce486" office:value-type="string" calcext:value-type="string">
            <text:p>УП.02</text:p>
          </table:table-cell>
          <table:table-cell table:style-name="ce601" office:value-type="string" calcext:value-type="string" table:number-columns-spanned="9" table:number-rows-spanned="1">
            <text:p>Учебная практика</text:p>
          </table:table-cell>
          <table:covered-table-cell table:number-columns-repeated="8" table:style-name="ce601"/>
          <table:table-cell table:style-name="ce232"/>
          <table:table-cell table:style-name="ce267" table:number-columns-repeated="3"/>
          <table:table-cell table:style-name="ce299"/>
          <table:table-cell table:style-name="ce313"/>
          <table:table-cell table:style-name="ce217"/>
          <table:table-cell table:style-name="ce267"/>
          <table:table-cell table:style-name="ce356"/>
          <table:table-cell table:style-name="ce385"/>
          <table:table-cell table:style-name="ce418" table:formula="of:=[.AC111]" office:value-type="float" office:value="0" calcext:value-type="float">
            <text:p>0</text:p>
          </table:table-cell>
          <table:table-cell table:style-name="ce460"/>
          <table:table-cell table:style-name="ce511" table:formula="of:=[.AI111]+[.AN111]+[.AS111]+[.AX111]+[.BC111]+[.BH111]+[.BM111]+[.BR111]+[.BW111]+[.CB111]+[.CG111]+[.CL111]" office:value-type="float" office:value="0" calcext:value-type="float">
            <text:p>0</text:p>
          </table:table-cell>
          <table:table-cell table:style-name="ce313"/>
          <table:table-cell table:style-name="ce559" table:number-columns-repeated="4"/>
          <table:table-cell table:style-name="ce582" table:formula="of:=[.AH111]+[.AM111]+[.AR111]+[.AW111]+[.BB111]+[.BG111]+[.BV111]+[.CA111]" office:value-type="float" office:value="0" calcext:value-type="float">
            <text:p>0</text:p>
          </table:table-cell>
          <table:table-cell table:style-name="ce621"/>
          <table:table-cell table:style-name="ce374" table:formula="of:=[.AG111]+[.AH111]+[.AI111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111]+[.AM111]+[.AN111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111]+[.AR111]+[.AS111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111]+[.AW111]+[.AX111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111]+[.BB111]+[.BC111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111]+[.BG111]+[.BH111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111]+[.BL111]+[.BM111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111]+[.BQ111]+[.BR111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111]+[.BV111]+[.CE111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318" table:formula="of:=[.BZ111]+[.CA111]+[.CB111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18" table:number-columns-repeated="3"/>
          <table:table-cell table:number-columns-repeated="931"/>
        </table:table-row>
        <table:table-row table:style-name="ro50" table:visibility="collapse">
          <table:table-cell table:style-name="ce489" office:value-type="string" calcext:value-type="string">
            <text:p>ПП.02</text:p>
          </table:table-cell>
          <table:table-cell table:style-name="ce644" office:value-type="string" calcext:value-type="string" table:number-columns-spanned="9" table:number-rows-spanned="1">
            <text:p>Производственная практика</text:p>
          </table:table-cell>
          <table:covered-table-cell table:number-columns-repeated="8" table:style-name="ce644"/>
          <table:table-cell table:style-name="ce233"/>
          <table:table-cell table:style-name="ce274" table:number-columns-repeated="7"/>
          <table:table-cell table:style-name="ce357"/>
          <table:table-cell table:style-name="ce385"/>
          <table:table-cell table:style-name="ce430" table:formula="of:=[.AC112]" office:value-type="float" office:value="0" calcext:value-type="float">
            <text:p>0</text:p>
          </table:table-cell>
          <table:table-cell table:style-name="ce471"/>
          <table:table-cell table:style-name="ce511" table:formula="of:=[.AI112]+[.AN112]+[.AS112]+[.AX112]+[.BC112]+[.BH112]+[.BM112]+[.BR112]+[.BW112]+[.CB112]+[.CG112]+[.CL112]" office:value-type="float" office:value="0" calcext:value-type="float">
            <text:p>0</text:p>
          </table:table-cell>
          <table:table-cell table:style-name="ce548"/>
          <table:table-cell table:style-name="ce565" table:number-columns-repeated="4"/>
          <table:table-cell table:style-name="ce582" table:formula="of:=[.AH112]+[.AM112]+[.AR112]+[.AW112]+[.BB112]+[.BG112]+[.BV112]+[.CA112]+[.CF112]+[.CK112]" office:value-type="float" office:value="0" calcext:value-type="float">
            <text:p>0</text:p>
          </table:table-cell>
          <table:table-cell table:style-name="ce622"/>
          <table:table-cell table:style-name="ce664" table:formula="of:=[.AG112]+[.AH112]+[.AI112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661" table:formula="of:=[.AL112]+[.AM112]+[.AN112]" office:value-type="float" office:value="0" calcext:value-type="float">
            <text:p>0</text:p>
          </table:table-cell>
          <table:table-cell table:style-name="ce690"/>
          <table:table-cell table:style-name="ce548" table:number-columns-repeated="2"/>
          <table:table-cell table:style-name="ce593"/>
          <table:table-cell table:style-name="ce664" table:formula="of:=[.AQ112]+[.AR112]+[.AS112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661" table:formula="of:=[.AV112]+[.AW112]+[.AX112]" office:value-type="float" office:value="0" calcext:value-type="float">
            <text:p>0</text:p>
          </table:table-cell>
          <table:table-cell table:style-name="ce690"/>
          <table:table-cell table:style-name="ce548" table:number-columns-repeated="2"/>
          <table:table-cell table:style-name="ce593"/>
          <table:table-cell table:style-name="ce664" table:formula="of:=[.BA112]+[.BB112]+[.BC112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661" table:formula="of:=[.BF112]+[.BG112]+[.BH112]" office:value-type="float" office:value="0" calcext:value-type="float">
            <text:p>0</text:p>
          </table:table-cell>
          <table:table-cell table:style-name="ce690"/>
          <table:table-cell table:style-name="ce548" table:number-columns-repeated="2"/>
          <table:table-cell table:style-name="ce593"/>
          <table:table-cell table:style-name="ce664" table:formula="of:=[.BK112]+[.BL112]+[.BM112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661" table:formula="of:=[.BP112]+[.BQ112]+[.BR112]" office:value-type="float" office:value="0" calcext:value-type="float">
            <text:p>0</text:p>
          </table:table-cell>
          <table:table-cell table:style-name="ce690"/>
          <table:table-cell table:style-name="ce548" table:number-columns-repeated="2"/>
          <table:table-cell table:style-name="ce565"/>
          <table:table-cell table:style-name="ce569" table:formula="of:=[.BU112]+[.BV112]+[.CE112]" office:value-type="float" office:value="0" calcext:value-type="float">
            <text:p>0</text:p>
          </table:table-cell>
          <table:table-cell table:style-name="ce565" table:number-columns-repeated="3"/>
          <table:table-cell table:style-name="ce593"/>
          <table:table-cell table:style-name="ce249" table:formula="of:=[.BZ112]+[.CA112]+[.CB112]" office:value-type="float" office:value="0" calcext:value-type="float">
            <text:p>0</text:p>
          </table:table-cell>
          <table:table-cell table:style-name="ce565" table:number-columns-repeated="3"/>
          <table:table-cell table:style-name="ce593"/>
          <table:table-cell table:style-name="ce661"/>
          <table:table-cell table:style-name="ce548" table:number-columns-repeated="3"/>
          <table:table-cell table:style-name="ce593"/>
          <table:table-cell table:style-name="ce661"/>
          <table:table-cell table:style-name="ce548" table:number-columns-repeated="3"/>
          <table:table-cell table:style-name="ce593"/>
          <table:table-cell table:style-name="ce1101" table:number-columns-spanned="3" table:number-rows-spanned="1"/>
          <table:covered-table-cell table:number-columns-repeated="2" table:style-name="ce1101"/>
          <table:table-cell table:number-columns-repeated="931"/>
        </table:table-row>
        <table:table-row table:style-name="ro28">
          <table:table-cell table:style-name="ce440" office:value-type="string" calcext:value-type="string">
            <text:p>ПМ.04</text:p>
          </table:table-cell>
          <table:table-cell table:style-name="ce646" office:value-type="string" calcext:value-type="string" table:number-columns-spanned="9" table:number-rows-spanned="1">
            <text:p>Сопровождение и обслуживание программного обеспечения компьютерных систем</text:p>
          </table:table-cell>
          <table:covered-table-cell table:number-columns-repeated="8" table:style-name="ce646"/>
          <table:table-cell table:style-name="ce996" office:value-type="string" calcext:value-type="string" table:number-columns-spanned="8" table:number-rows-spanned="1">
            <text:p>Эк</text:p>
          </table:table-cell>
          <table:covered-table-cell table:number-columns-repeated="7" table:style-name="ce996"/>
          <table:table-cell table:style-name="ce352"/>
          <table:table-cell table:style-name="ce388"/>
          <table:table-cell table:style-name="ce426" table:formula="of:=SUM([.U115:.U120])+[.V113]" office:value-type="float" office:value="407" calcext:value-type="float">
            <text:p>407</text:p>
          </table:table-cell>
          <table:table-cell table:style-name="ce466" table:formula="of:=SUM([.V114:.V120])" office:value-type="float" office:value="9" calcext:value-type="float">
            <text:p>9</text:p>
          </table:table-cell>
          <table:table-cell table:style-name="ce508" table:formula="of:=SUM([.W114:.W120])" office:value-type="float" office:value="4" calcext:value-type="float">
            <text:p>4</text:p>
          </table:table-cell>
          <table:table-cell table:style-name="ce426" table:formula="of:=SUM([.X114:.X120])" office:value-type="float" office:value="160" calcext:value-type="float">
            <text:p>160</text:p>
          </table:table-cell>
          <table:table-cell table:style-name="ce426" table:formula="of:=SUM([.Y114:.Y120])" office:value-type="float" office:value="96" calcext:value-type="float">
            <text:p>96</text:p>
          </table:table-cell>
          <table:table-cell table:style-name="ce426" table:formula="of:=SUM([.Z114:.Z120])" office:value-type="float" office:value="62" calcext:value-type="float">
            <text:p>62</text:p>
          </table:table-cell>
          <table:table-cell table:style-name="ce426" table:formula="of:=SUM([.AA114:.AA120])" office:value-type="float" office:value="4" calcext:value-type="float">
            <text:p>4</text:p>
          </table:table-cell>
          <table:table-cell table:style-name="ce426" table:formula="of:=SUM([.AB114:.AB120])" office:value-type="float" office:value="0" calcext:value-type="float">
            <text:p>0</text:p>
          </table:table-cell>
          <table:table-cell table:style-name="ce586" table:formula="of:=SUM([.AC114:.AC120])" office:value-type="float" office:value="234" calcext:value-type="float">
            <text:p>234</text:p>
          </table:table-cell>
          <table:table-cell table:style-name="ce614" table:formula="of:=SUM([.AD114:.AD120])" office:value-type="float" office:value="0" calcext:value-type="float">
            <text:p>0</text:p>
          </table:table-cell>
          <table:table-cell table:style-name="ce517" table:formula="of:=SUM([.AE114:.AE120])" office:value-type="float" office:value="0" calcext:value-type="float">
            <text:p>0</text:p>
          </table:table-cell>
          <table:table-cell table:style-name="ce544" table:formula="of:=SUM([.AF114:.AF120])" office:value-type="float" office:value="0" calcext:value-type="float">
            <text:p>0</text:p>
          </table:table-cell>
          <table:table-cell table:style-name="ce544" table:formula="of:=SUM([.AG114:.AG120])" office:value-type="float" office:value="0" calcext:value-type="float">
            <text:p>0</text:p>
          </table:table-cell>
          <table:table-cell table:style-name="ce544" table:formula="of:=SUM([.AH114:.AH120])" office:value-type="float" office:value="0" calcext:value-type="float">
            <text:p>0</text:p>
          </table:table-cell>
          <table:table-cell table:style-name="ce544" table:formula="of:=SUM([.AI114:.AI120])" office:value-type="float" office:value="0" calcext:value-type="float">
            <text:p>0</text:p>
          </table:table-cell>
          <table:table-cell table:style-name="ce544" table:formula="of:=SUM([.AJ114:.AJ120])" office:value-type="float" office:value="0" calcext:value-type="float">
            <text:p>0</text:p>
          </table:table-cell>
          <table:table-cell table:style-name="ce544" table:formula="of:=SUM([.AK114:.AK120])" office:value-type="float" office:value="0" calcext:value-type="float">
            <text:p>0</text:p>
          </table:table-cell>
          <table:table-cell table:style-name="ce544" table:formula="of:=SUM([.AL114:.AL120])" office:value-type="float" office:value="0" calcext:value-type="float">
            <text:p>0</text:p>
          </table:table-cell>
          <table:table-cell table:style-name="ce544" table:formula="of:=SUM([.AM114:.AM120])" office:value-type="float" office:value="0" calcext:value-type="float">
            <text:p>0</text:p>
          </table:table-cell>
          <table:table-cell table:style-name="ce766" table:formula="of:=SUM([.AN114:.AN120])" office:value-type="float" office:value="0" calcext:value-type="float">
            <text:p>0</text:p>
          </table:table-cell>
          <table:table-cell table:style-name="ce517" table:formula="of:=SUM([.AO114:.AO120])" office:value-type="float" office:value="0" calcext:value-type="float">
            <text:p>0</text:p>
          </table:table-cell>
          <table:table-cell table:style-name="ce544" table:formula="of:=SUM([.AP114:.AP120])" office:value-type="float" office:value="0" calcext:value-type="float">
            <text:p>0</text:p>
          </table:table-cell>
          <table:table-cell table:style-name="ce544" table:formula="of:=SUM([.AQ114:.AQ120])" office:value-type="float" office:value="0" calcext:value-type="float">
            <text:p>0</text:p>
          </table:table-cell>
          <table:table-cell table:style-name="ce544" table:formula="of:=SUM([.AR114:.AR120])" office:value-type="float" office:value="0" calcext:value-type="float">
            <text:p>0</text:p>
          </table:table-cell>
          <table:table-cell table:style-name="ce544" table:formula="of:=SUM([.AS114:.AS120])" office:value-type="float" office:value="0" calcext:value-type="float">
            <text:p>0</text:p>
          </table:table-cell>
          <table:table-cell table:style-name="ce544" table:formula="of:=SUM([.AT114:.AT120])" office:value-type="float" office:value="0" calcext:value-type="float">
            <text:p>0</text:p>
          </table:table-cell>
          <table:table-cell table:style-name="ce544" table:formula="of:=SUM([.AU114:.AU120])" office:value-type="float" office:value="0" calcext:value-type="float">
            <text:p>0</text:p>
          </table:table-cell>
          <table:table-cell table:style-name="ce544" table:formula="of:=SUM([.AV114:.AV120])" office:value-type="float" office:value="0" calcext:value-type="float">
            <text:p>0</text:p>
          </table:table-cell>
          <table:table-cell table:style-name="ce544" table:formula="of:=SUM([.AW114:.AW120])" office:value-type="float" office:value="0" calcext:value-type="float">
            <text:p>0</text:p>
          </table:table-cell>
          <table:table-cell table:style-name="ce766" table:formula="of:=SUM([.AX114:.AX120])" office:value-type="float" office:value="0" calcext:value-type="float">
            <text:p>0</text:p>
          </table:table-cell>
          <table:table-cell table:style-name="ce517" table:formula="of:=SUM([.AY114:.AY120])" office:value-type="float" office:value="0" calcext:value-type="float">
            <text:p>0</text:p>
          </table:table-cell>
          <table:table-cell table:style-name="ce544" table:formula="of:=SUM([.AZ114:.AZ120])" office:value-type="float" office:value="0" calcext:value-type="float">
            <text:p>0</text:p>
          </table:table-cell>
          <table:table-cell table:style-name="ce544" table:formula="of:=SUM([.BA114:.BA120])" office:value-type="float" office:value="0" calcext:value-type="float">
            <text:p>0</text:p>
          </table:table-cell>
          <table:table-cell table:style-name="ce544" table:formula="of:=SUM([.BB114:.BB120])" office:value-type="float" office:value="0" calcext:value-type="float">
            <text:p>0</text:p>
          </table:table-cell>
          <table:table-cell table:style-name="ce544" table:formula="of:=SUM([.BC114:.BC120])" office:value-type="float" office:value="0" calcext:value-type="float">
            <text:p>0</text:p>
          </table:table-cell>
          <table:table-cell table:style-name="ce544" table:formula="of:=SUM([.BD114:.BD120])" office:value-type="float" office:value="0" calcext:value-type="float">
            <text:p>0</text:p>
          </table:table-cell>
          <table:table-cell table:style-name="ce544" table:formula="of:=SUM([.BE114:.BE120])" office:value-type="float" office:value="0" calcext:value-type="float">
            <text:p>0</text:p>
          </table:table-cell>
          <table:table-cell table:style-name="ce544" table:formula="of:=SUM([.BF114:.BF120])" office:value-type="float" office:value="0" calcext:value-type="float">
            <text:p>0</text:p>
          </table:table-cell>
          <table:table-cell table:style-name="ce561" table:formula="of:=SUM([.BG114:.BG120])" office:value-type="float" office:value="0" calcext:value-type="float">
            <text:p>0</text:p>
          </table:table-cell>
          <table:table-cell table:style-name="ce766" table:formula="of:=SUM([.BH114:.BH120])" office:value-type="float" office:value="0" calcext:value-type="float">
            <text:p>0</text:p>
          </table:table-cell>
          <table:table-cell table:style-name="ce766" table:formula="of:=SUM([.BI114:.BI120])" office:value-type="float" office:value="0" calcext:value-type="float">
            <text:p>0</text:p>
          </table:table-cell>
          <table:table-cell table:style-name="ce766" table:formula="of:=SUM([.BJ114:.BJ120])" office:value-type="float" office:value="0" calcext:value-type="float">
            <text:p>0</text:p>
          </table:table-cell>
          <table:table-cell table:style-name="ce766" table:formula="of:=SUM([.BK114:.BK120])" office:value-type="float" office:value="0" calcext:value-type="float">
            <text:p>0</text:p>
          </table:table-cell>
          <table:table-cell table:style-name="ce766" table:formula="of:=SUM([.BL114:.BL120])" office:value-type="float" office:value="0" calcext:value-type="float">
            <text:p>0</text:p>
          </table:table-cell>
          <table:table-cell table:style-name="ce766" table:formula="of:=SUM([.BM114:.BM120])" office:value-type="float" office:value="0" calcext:value-type="float">
            <text:p>0</text:p>
          </table:table-cell>
          <table:table-cell table:style-name="ce766" table:formula="of:=SUM([.BN114:.BN120])" office:value-type="float" office:value="0" calcext:value-type="float">
            <text:p>0</text:p>
          </table:table-cell>
          <table:table-cell table:style-name="ce766" table:formula="of:=SUM([.BO114:.BO120])" office:value-type="float" office:value="0" calcext:value-type="float">
            <text:p>0</text:p>
          </table:table-cell>
          <table:table-cell table:style-name="ce766" table:formula="of:=SUM([.BP114:.BP120])" office:value-type="float" office:value="0" calcext:value-type="float">
            <text:p>0</text:p>
          </table:table-cell>
          <table:table-cell table:style-name="ce766" table:formula="of:=SUM([.BQ114:.BQ120])" office:value-type="float" office:value="0" calcext:value-type="float">
            <text:p>0</text:p>
          </table:table-cell>
          <table:table-cell table:style-name="ce766" table:formula="of:=SUM([.BR114:.BR120])" office:value-type="float" office:value="0" calcext:value-type="float">
            <text:p>0</text:p>
          </table:table-cell>
          <table:table-cell table:style-name="ce867" table:formula="of:=SUM([.BS114:.BS120])" office:value-type="float" office:value="0" calcext:value-type="float">
            <text:p>0</text:p>
          </table:table-cell>
          <table:table-cell table:style-name="ce561" table:formula="of:=SUM([.BT114:.BT120])" office:value-type="float" office:value="0" calcext:value-type="float">
            <text:p>0</text:p>
          </table:table-cell>
          <table:table-cell table:style-name="ce561" table:formula="of:=SUM([.BU114:.BU120])" office:value-type="float" office:value="0" calcext:value-type="float">
            <text:p>0</text:p>
          </table:table-cell>
          <table:table-cell table:style-name="ce561" table:formula="of:=SUM([.BV114:.BV120])" office:value-type="float" office:value="0" calcext:value-type="float">
            <text:p>0</text:p>
          </table:table-cell>
          <table:table-cell table:style-name="ce766" table:formula="of:=SUM([.BW114:.BW120])" office:value-type="float" office:value="0" calcext:value-type="float">
            <text:p>0</text:p>
          </table:table-cell>
          <table:table-cell table:style-name="ce867" table:formula="of:=SUM([.BX114:.BX120])" office:value-type="float" office:value="398" calcext:value-type="float">
            <text:p>398</text:p>
          </table:table-cell>
          <table:table-cell table:style-name="ce561" table:formula="of:=SUM([.BY114:.BY120])" office:value-type="float" office:value="9" calcext:value-type="float">
            <text:p>9</text:p>
          </table:table-cell>
          <table:table-cell table:style-name="ce561" table:formula="of:=SUM([.BZ114:.BZ120])" office:value-type="float" office:value="160" calcext:value-type="float">
            <text:p>160</text:p>
          </table:table-cell>
          <table:table-cell table:style-name="ce561" table:formula="of:=SUM([.CA114:.CA120])" office:value-type="float" office:value="234" calcext:value-type="float">
            <text:p>234</text:p>
          </table:table-cell>
          <table:table-cell table:style-name="ce766" table:formula="of:=SUM([.CB114:.CB120])" office:value-type="float" office:value="4" calcext:value-type="float">
            <text:p>4</text:p>
          </table:table-cell>
          <table:table-cell table:style-name="ce561" table:number-columns-repeated="3"/>
          <table:table-cell table:style-name="ce544"/>
          <table:table-cell table:style-name="ce896"/>
          <table:table-cell table:style-name="ce561" table:number-columns-repeated="2"/>
          <table:table-cell table:style-name="ce544" table:number-columns-repeated="2"/>
          <table:table-cell table:style-name="ce896"/>
          <table:table-cell/>
          <table:table-cell table:style-name="ce918" table:number-columns-repeated="2"/>
          <table:table-cell table:number-columns-repeated="931"/>
        </table:table-row>
        <table:table-row table:style-name="ro50">
          <table:table-cell table:style-name="ce440"/>
          <table:table-cell table:style-name="ce648" office:value-type="string" calcext:value-type="string" table:number-columns-spanned="9" table:number-rows-spanned="1">
            <text:p>Экзамен по модулю</text:p>
          </table:table-cell>
          <table:covered-table-cell table:number-columns-repeated="8" table:style-name="ce648"/>
          <table:table-cell table:style-name="ce236"/>
          <table:table-cell table:style-name="ce276" table:number-columns-repeated="6"/>
          <table:table-cell table:style-name="ce276" office:value-type="string" calcext:value-type="string">
            <text:p>Э</text:p>
          </table:table-cell>
          <table:table-cell table:style-name="ce352"/>
          <table:table-cell table:style-name="ce389"/>
          <table:table-cell table:style-name="ce418" table:formula="of:=[.U115]+[.U116]+[.U117]+[.U118]" office:value-type="float" office:value="398" calcext:value-type="float">
            <text:p>398</text:p>
          </table:table-cell>
          <table:table-cell table:style-name="ce460" table:formula="of:=[.AF114]+[.AK114]+[.AP114]+[.AU114]+[.AZ114]+[.BE114]+[.BT114]+[.BY114]+[.CD114]+[.CI114]" office:value-type="float" office:value="9" calcext:value-type="float">
            <text:p>9</text:p>
          </table:table-cell>
          <table:table-cell table:style-name="ce513"/>
          <table:table-cell table:style-name="ce290"/>
          <table:table-cell table:style-name="ce566" table:number-columns-repeated="4"/>
          <table:table-cell table:style-name="ce589"/>
          <table:table-cell table:style-name="ce623"/>
          <table:table-cell table:style-name="ce665"/>
          <table:table-cell table:style-name="ce691"/>
          <table:table-cell table:style-name="ce290" table:number-columns-repeated="4"/>
          <table:table-cell table:style-name="ce691"/>
          <table:table-cell table:style-name="ce290" table:number-columns-repeated="2"/>
          <table:table-cell table:style-name="ce589"/>
          <table:table-cell table:style-name="ce746"/>
          <table:table-cell table:style-name="ce691"/>
          <table:table-cell table:style-name="ce290" table:number-columns-repeated="4"/>
          <table:table-cell table:style-name="ce691"/>
          <table:table-cell table:style-name="ce290" table:number-columns-repeated="2"/>
          <table:table-cell table:style-name="ce589"/>
          <table:table-cell table:style-name="ce746"/>
          <table:table-cell table:style-name="ce689"/>
          <table:table-cell table:style-name="ce290" table:number-columns-repeated="7"/>
          <table:table-cell table:style-name="ce589"/>
          <table:table-cell table:style-name="ce746"/>
          <table:table-cell table:style-name="ce691"/>
          <table:table-cell table:style-name="ce290" table:number-columns-repeated="7"/>
          <table:table-cell table:style-name="ce566" table:number-columns-repeated="5"/>
          <table:table-cell table:style-name="ce589"/>
          <table:table-cell table:style-name="ce665"/>
          <table:table-cell table:style-name="ce566" office:value-type="float" office:value="9" calcext:value-type="float">
            <text:p>9</text:p>
          </table:table-cell>
          <table:table-cell table:style-name="ce566" table:number-columns-repeated="2"/>
          <table:table-cell table:style-name="ce589"/>
          <table:table-cell table:style-name="ce746"/>
          <table:table-cell table:style-name="ce290" table:number-columns-repeated="3"/>
          <table:table-cell table:style-name="ce589"/>
          <table:table-cell table:style-name="ce746"/>
          <table:table-cell table:style-name="ce290" table:number-columns-repeated="3"/>
          <table:table-cell table:style-name="ce589"/>
          <table:table-cell table:number-columns-repeated="934"/>
        </table:table-row>
        <table:table-row table:style-name="ro30">
          <table:table-cell table:style-name="ce526" office:value-type="string" calcext:value-type="string">
            <text:p>МДК.04.01</text:p>
          </table:table-cell>
          <table:table-cell table:style-name="ce676" office:value-type="string" calcext:value-type="string" table:number-columns-spanned="9" table:number-rows-spanned="1">
            <text:p>Внедрение и поддержка компьютерных систем</text:p>
          </table:table-cell>
          <table:covered-table-cell table:number-columns-repeated="8" table:style-name="ce676"/>
          <table:table-cell table:style-name="ce229"/>
          <table:table-cell table:style-name="ce228" table:number-columns-repeated="4"/>
          <table:table-cell table:style-name="ce1075"/>
          <table:table-cell table:style-name="ce228"/>
          <table:table-cell table:style-name="ce1075" office:value-type="string" calcext:value-type="string" table:number-columns-spanned="1" table:number-rows-spanned="2">
            <text:p>ДЗ</text:p>
          </table:table-cell>
          <table:table-cell table:style-name="ce353"/>
          <table:table-cell table:style-name="ce390"/>
          <table:table-cell table:style-name="ce427" table:formula="of:=[.W115]+[.X115]" office:value-type="float" office:value="82" calcext:value-type="float">
            <text:p>82</text:p>
          </table:table-cell>
          <table:table-cell table:style-name="ce469" table:formula="of:=[.AF115]+[.AK115]+[.AP115]+[.AU115]+[.AZ115]+[.BE115]+[.BJ115]+[.BO115]+[.BT115]+[.BY115]+[.CD115]+[.CI115]" office:value-type="float" office:value="0" calcext:value-type="float">
            <text:p>0</text:p>
          </table:table-cell>
          <table:table-cell table:style-name="ce514" table:formula="of:=[.AI115]+[.AN115]+[.AS115]+[.AX115]+[.BC115]+[.BH115]+[.BM115]+[.BR115]+[.BW115]+[.CB115]+[.CG115]+[.CL115]" office:value-type="float" office:value="2" calcext:value-type="float">
            <text:p>2</text:p>
          </table:table-cell>
          <table:table-cell table:style-name="ce545" table:formula="of:=[.AG115]+[.AL115]+[.AQ115]+[.AV115]+[.BA115]+[.BF115]+[.BK115]+[.BP115]+[.BU115]+[.BZ115]+[.CE115]+[.CJ115]" office:value-type="float" office:value="80" calcext:value-type="float">
            <text:p>80</text:p>
          </table:table-cell>
          <table:table-cell table:style-name="ce562" table:formula="of:=[.X115]-[.Z115]-[.AB115]-[.AA115]" office:value-type="float" office:value="46" calcext:value-type="float">
            <text:p>46</text:p>
          </table:table-cell>
          <table:table-cell table:style-name="ce562" office:value-type="float" office:value="32" calcext:value-type="float">
            <text:p>32</text:p>
          </table:table-cell>
          <table:table-cell table:style-name="ce562" office:value-type="float" office:value="2" calcext:value-type="float">
            <text:p>2</text:p>
          </table:table-cell>
          <table:table-cell table:style-name="ce562"/>
          <table:table-cell table:style-name="ce588"/>
          <table:table-cell table:style-name="ce620"/>
          <table:table-cell table:style-name="ce663" table:formula="of:=[.AG115]+[.AH115]+[.AI115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L115]+[.AM115]+[.AN115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AQ115]+[.AR115]+[.AS115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V115]+[.AW115]+[.AX115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A115]+[.BB115]+[.BC115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F115]+[.BG115]+[.BH115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BK115]+[.BL115]+[.BM115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P115]+[.BQ115]+[.BR115]" office:value-type="float" office:value="0" calcext:value-type="float">
            <text:p>0</text:p>
          </table:table-cell>
          <table:table-cell table:style-name="ce545" table:number-columns-repeated="3"/>
          <table:table-cell table:style-name="ce562"/>
          <table:table-cell table:style-name="ce562" table:formula="of:=[.BU115]+[.BV115]+[.BW115]" office:value-type="float" office:value="0" calcext:value-type="float">
            <text:p>0</text:p>
          </table:table-cell>
          <table:table-cell table:style-name="ce562" table:number-columns-repeated="3"/>
          <table:table-cell table:style-name="ce588"/>
          <table:table-cell table:style-name="ce887" table:formula="of:=[.BZ115]+[.CA115]+[.CB115]" office:value-type="float" office:value="82" calcext:value-type="float">
            <text:p>82</text:p>
          </table:table-cell>
          <table:table-cell table:style-name="ce562"/>
          <table:table-cell table:style-name="ce562" office:value-type="float" office:value="80" calcext:value-type="float">
            <text:p>80</text:p>
          </table:table-cell>
          <table:table-cell table:style-name="ce562"/>
          <table:table-cell table:style-name="ce588" office:value-type="float" office:value="2" calcext:value-type="float">
            <text:p>2</text:p>
          </table:table-cell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1011" table:number-columns-spanned="2" table:number-rows-spanned="1"/>
          <table:covered-table-cell table:style-name="ce1011"/>
          <table:table-cell table:number-columns-repeated="932"/>
        </table:table-row>
        <table:table-row table:style-name="ro64">
          <table:table-cell table:style-name="ce526" office:value-type="string" calcext:value-type="string">
            <text:p>МДК.04.02</text:p>
          </table:table-cell>
          <table:table-cell table:style-name="ce677" office:value-type="string" calcext:value-type="string" table:number-columns-spanned="9" table:number-rows-spanned="1">
            <text:p>Обеспечение качества функционирования компьютерных систем</text:p>
          </table:table-cell>
          <table:covered-table-cell table:number-columns-repeated="8" table:style-name="ce677"/>
          <table:table-cell table:style-name="ce229"/>
          <table:table-cell table:style-name="ce228" table:number-columns-repeated="3"/>
          <table:table-cell table:style-name="ce300"/>
          <table:table-cell table:style-name="ce1075"/>
          <table:table-cell table:style-name="ce228"/>
          <table:covered-table-cell table:style-name="ce1075"/>
          <table:table-cell table:style-name="ce353"/>
          <table:table-cell table:style-name="ce391"/>
          <table:table-cell table:style-name="ce427" table:formula="of:=[.W116]+[.X116]" office:value-type="float" office:value="82" calcext:value-type="float">
            <text:p>82</text:p>
          </table:table-cell>
          <table:table-cell table:style-name="ce469" table:formula="of:=[.AF116]+[.AK116]+[.AP116]+[.AU116]+[.AZ116]+[.BE116]+[.BJ116]+[.BO116]+[.BT116]+[.BY116]+[.CD116]+[.CI116]" office:value-type="float" office:value="0" calcext:value-type="float">
            <text:p>0</text:p>
          </table:table-cell>
          <table:table-cell table:style-name="ce514" table:formula="of:=[.AI116]+[.AN116]+[.AS116]+[.AX116]+[.BC116]+[.BH116]+[.BM116]+[.BR116]+[.BW116]+[.CB116]+[.CG116]+[.CL116]" office:value-type="float" office:value="2" calcext:value-type="float">
            <text:p>2</text:p>
          </table:table-cell>
          <table:table-cell table:style-name="ce545" table:formula="of:=[.AG116]+[.AL116]+[.AQ116]+[.AV116]+[.BA116]+[.BF116]+[.BK116]+[.BP116]+[.BU116]+[.BZ116]+[.CE116]+[.CJ116]" office:value-type="float" office:value="80" calcext:value-type="float">
            <text:p>80</text:p>
          </table:table-cell>
          <table:table-cell table:style-name="ce562" table:formula="of:=[.X116]-[.Z116]-[.AB116]" office:value-type="float" office:value="50" calcext:value-type="float">
            <text:p>50</text:p>
          </table:table-cell>
          <table:table-cell table:style-name="ce562" office:value-type="float" office:value="30" calcext:value-type="float">
            <text:p>30</text:p>
          </table:table-cell>
          <table:table-cell table:style-name="ce562" office:value-type="float" office:value="2" calcext:value-type="float">
            <text:p>2</text:p>
          </table:table-cell>
          <table:table-cell table:style-name="ce562"/>
          <table:table-cell table:style-name="ce588" table:formula="of:=[.AH116]+[.AM116]+[.AR116]+[.AW116]+[.BB116]+[.BG116]+[.BL116]+[.BQ116]" office:value-type="float" office:value="0" calcext:value-type="float">
            <text:p>0</text:p>
          </table:table-cell>
          <table:table-cell table:style-name="ce620"/>
          <table:table-cell table:style-name="ce663" table:formula="of:=[.AG116]+[.AH116]+[.AI116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L116]+[.AM116]+[.AN116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AQ116]+[.AR116]+[.AS116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V116]+[.AW116]+[.AX116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A116]+[.BB116]+[.BC116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F116]+[.BG116]+[.BH116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BK116]+[.BL116]+[.BM116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P116]+[.BQ116]+[.BR116]" office:value-type="float" office:value="0" calcext:value-type="float">
            <text:p>0</text:p>
          </table:table-cell>
          <table:table-cell table:style-name="ce545" table:number-columns-repeated="3"/>
          <table:table-cell table:style-name="ce562"/>
          <table:table-cell table:style-name="ce562" table:formula="of:=[.BU116]+[.BV116]+[.BW116]" office:value-type="float" office:value="0" calcext:value-type="float">
            <text:p>0</text:p>
          </table:table-cell>
          <table:table-cell table:style-name="ce562" table:number-columns-repeated="3"/>
          <table:table-cell table:style-name="ce588"/>
          <table:table-cell table:style-name="ce887" table:formula="of:=[.BZ116]+[.CA116]+[.CB116]" office:value-type="float" office:value="82" calcext:value-type="float">
            <text:p>82</text:p>
          </table:table-cell>
          <table:table-cell table:style-name="ce562"/>
          <table:table-cell table:style-name="ce562" office:value-type="float" office:value="80" calcext:value-type="float">
            <text:p>80</text:p>
          </table:table-cell>
          <table:table-cell table:style-name="ce562"/>
          <table:table-cell table:style-name="ce588" office:value-type="float" office:value="2" calcext:value-type="float">
            <text:p>2</text:p>
          </table:table-cell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1011" table:number-columns-spanned="2" table:number-rows-spanned="1"/>
          <table:covered-table-cell table:style-name="ce1011"/>
          <table:table-cell table:number-columns-repeated="932"/>
        </table:table-row>
        <table:table-row table:style-name="ro63">
          <table:table-cell table:style-name="ce526" office:value-type="string" calcext:value-type="string">
            <text:p>УП.04</text:p>
          </table:table-cell>
          <table:table-cell table:style-name="ce515" office:value-type="string" calcext:value-type="string" table:number-columns-spanned="9" table:number-rows-spanned="1">
            <text:p>Учебная практика</text:p>
          </table:table-cell>
          <table:covered-table-cell table:number-columns-repeated="8" table:style-name="ce515"/>
          <table:table-cell table:style-name="ce229"/>
          <table:table-cell table:style-name="ce228" table:number-columns-repeated="6"/>
          <table:table-cell table:style-name="ce228" office:value-type="string" calcext:value-type="string">
            <text:p>ДЗ</text:p>
          </table:table-cell>
          <table:table-cell table:style-name="ce353"/>
          <table:table-cell table:style-name="ce391"/>
          <table:table-cell table:style-name="ce427" table:formula="of:=[.AC117]" office:value-type="float" office:value="108" calcext:value-type="float">
            <text:p>108</text:p>
          </table:table-cell>
          <table:table-cell table:style-name="ce469" table:formula="of:=[.AF117]+[.AK117]+[.AP117]+[.AU117]+[.AZ117]+[.BE117]+[.BJ117]+[.BO117]" office:value-type="float" office:value="0" calcext:value-type="float">
            <text:p>0</text:p>
          </table:table-cell>
          <table:table-cell table:style-name="ce514" table:formula="of:=[.AI117]+[.AN117]+[.AS117]+[.AX117]+[.BC117]+[.BH117]+[.BM117]+[.BR117]" office:value-type="float" office:value="0" calcext:value-type="float">
            <text:p>0</text:p>
          </table:table-cell>
          <table:table-cell table:style-name="ce545" table:formula="of:=[.AG117]+[.AL117]+[.AQ117]+[.AV117]+[.BA117]+[.BF117]+[.BK117]+[.BP117]" office:value-type="float" office:value="0" calcext:value-type="float">
            <text:p>0</text:p>
          </table:table-cell>
          <table:table-cell table:style-name="ce562" table:formula="of:=[.X117]-[.Z117]-[.AB117]" office:value-type="float" office:value="0" calcext:value-type="float">
            <text:p>0</text:p>
          </table:table-cell>
          <table:table-cell table:style-name="ce562" table:number-columns-repeated="3"/>
          <table:table-cell table:style-name="ce579" table:formula="of:=[.AH117]+[.AM117]+[.AR117]+[.AW117]+[.BB117]+[.BG117]+[.BL117]+[.BQ117]+[.BV117]+[.CA117]" office:value-type="float" office:value="108" calcext:value-type="float">
            <text:p>108</text:p>
          </table:table-cell>
          <table:table-cell table:style-name="ce620"/>
          <table:table-cell table:style-name="ce663" table:formula="of:=[.AG117]+[.AH117]+[.AI117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L117]+[.AM117]+[.AN117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AQ117]+[.AR117]+[.AS117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V117]+[.AW117]+[.AX117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A117]+[.BB117]+[.BC117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F117]+[.BG117]+[.BH117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BK117]+[.BL117]+[.BM117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P117]+[.BQ117]+[.BR117]" office:value-type="float" office:value="0" calcext:value-type="float">
            <text:p>0</text:p>
          </table:table-cell>
          <table:table-cell table:style-name="ce545" table:number-columns-repeated="3"/>
          <table:table-cell table:style-name="ce562"/>
          <table:table-cell table:style-name="ce562" table:formula="of:=[.BU117]+[.BV117]+[.BW117]" office:value-type="float" office:value="0" calcext:value-type="float">
            <text:p>0</text:p>
          </table:table-cell>
          <table:table-cell table:style-name="ce562" table:number-columns-repeated="3"/>
          <table:table-cell table:style-name="ce588"/>
          <table:table-cell table:style-name="ce887" table:formula="of:=[.BZ117]+[.CA117]+[.CB117]" office:value-type="float" office:value="108" calcext:value-type="float">
            <text:p>108</text:p>
          </table:table-cell>
          <table:table-cell table:style-name="ce562" table:number-columns-repeated="2"/>
          <table:table-cell table:style-name="ce562" office:value-type="float" office:value="108" calcext:value-type="float">
            <text:p>108</text:p>
          </table:table-cell>
          <table:table-cell table:style-name="ce588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1011" table:number-columns-spanned="2" table:number-rows-spanned="1"/>
          <table:covered-table-cell table:style-name="ce1011"/>
          <table:table-cell table:number-columns-repeated="932"/>
        </table:table-row>
        <table:table-row table:style-name="ro37">
          <table:table-cell table:style-name="ce527" office:value-type="string" calcext:value-type="string">
            <text:p>ПП.04</text:p>
          </table:table-cell>
          <table:table-cell table:style-name="ce683" office:value-type="string" calcext:value-type="string" table:number-columns-spanned="9" table:number-rows-spanned="1">
            <text:p>Производственная практика</text:p>
          </table:table-cell>
          <table:covered-table-cell table:number-columns-repeated="8" table:style-name="ce683"/>
          <table:table-cell table:style-name="ce234"/>
          <table:table-cell table:style-name="ce275" table:number-columns-repeated="6"/>
          <table:table-cell table:style-name="ce228" office:value-type="string" calcext:value-type="string">
            <text:p>ДЗ</text:p>
          </table:table-cell>
          <table:table-cell table:style-name="ce358"/>
          <table:table-cell table:style-name="ce391"/>
          <table:table-cell table:style-name="ce431" table:formula="of:=[.AC118]" office:value-type="float" office:value="126" calcext:value-type="float">
            <text:p>126</text:p>
          </table:table-cell>
          <table:table-cell table:style-name="ce469" table:formula="of:=[.AF118]+[.AK118]+[.AP118]+[.AU118]+[.AZ118]+[.BE118]+[.BJ118]+[.BO118]" office:value-type="float" office:value="0" calcext:value-type="float">
            <text:p>0</text:p>
          </table:table-cell>
          <table:table-cell table:style-name="ce514" table:formula="of:=[.AI118]+[.AN118]+[.AS118]+[.AX118]+[.BC118]+[.BH118]+[.BM118]+[.BR118]" office:value-type="float" office:value="0" calcext:value-type="float">
            <text:p>0</text:p>
          </table:table-cell>
          <table:table-cell table:style-name="ce545" table:formula="of:=[.AG118]+[.AL118]+[.AQ118]+[.AV118]+[.BA118]+[.BF118]+[.BK118]+[.BP118]" office:value-type="float" office:value="0" calcext:value-type="float">
            <text:p>0</text:p>
          </table:table-cell>
          <table:table-cell table:style-name="ce562" table:formula="of:=[.X118]-[.Z118]-[.AB118]" office:value-type="float" office:value="0" calcext:value-type="float">
            <text:p>0</text:p>
          </table:table-cell>
          <table:table-cell table:style-name="ce562" table:number-columns-repeated="3"/>
          <table:table-cell table:style-name="ce579" table:formula="of:=[.AH118]+[.AM118]+[.AR118]+[.AW118]+[.BB118]+[.BG118]+[.BL118]+[.BQ118]+[.BV118]+[.CA118]" office:value-type="float" office:value="126" calcext:value-type="float">
            <text:p>126</text:p>
          </table:table-cell>
          <table:table-cell table:style-name="ce620"/>
          <table:table-cell table:style-name="ce663" table:formula="of:=[.AG118]+[.AH118]+[.AI118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L118]+[.AM118]+[.AN118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AQ118]+[.AR118]+[.AS118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AV118]+[.AW118]+[.AX118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A118]+[.BB118]+[.BC118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F118]+[.BG118]+[.BH118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3" table:formula="of:=[.BK118]+[.BL118]+[.BM118]" office:value-type="float" office:value="0" calcext:value-type="float">
            <text:p>0</text:p>
          </table:table-cell>
          <table:table-cell table:style-name="ce545" table:number-columns-repeated="4"/>
          <table:table-cell table:style-name="ce658" table:formula="of:=[.BP118]+[.BQ118]+[.BR118]" office:value-type="float" office:value="0" calcext:value-type="float">
            <text:p>0</text:p>
          </table:table-cell>
          <table:table-cell table:style-name="ce545" table:number-columns-repeated="3"/>
          <table:table-cell table:style-name="ce562"/>
          <table:table-cell table:style-name="ce562" table:formula="of:=[.BU118]+[.BV118]+[.BW118]" office:value-type="float" office:value="0" calcext:value-type="float">
            <text:p>0</text:p>
          </table:table-cell>
          <table:table-cell table:style-name="ce562" table:number-columns-repeated="3"/>
          <table:table-cell table:style-name="ce588"/>
          <table:table-cell table:style-name="ce887" table:formula="of:=[.BZ118]+[.CA118]+[.CB118]" office:value-type="float" office:value="126" calcext:value-type="float">
            <text:p>126</text:p>
          </table:table-cell>
          <table:table-cell table:style-name="ce562" table:number-columns-repeated="2"/>
          <table:table-cell table:style-name="ce562" office:value-type="float" office:value="126" calcext:value-type="float">
            <text:p>126</text:p>
          </table:table-cell>
          <table:table-cell table:style-name="ce588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1011" table:number-columns-repeated="2"/>
          <table:table-cell table:number-columns-repeated="932"/>
        </table:table-row>
        <table:table-row table:style-name="ro50" table:visibility="collapse">
          <table:table-cell table:style-name="ce486" office:value-type="string" calcext:value-type="string">
            <text:p>УП.03</text:p>
          </table:table-cell>
          <table:table-cell table:style-name="ce736" office:value-type="string" calcext:value-type="string" table:number-columns-spanned="9" table:number-rows-spanned="1">
            <text:p>Учебная практика </text:p>
          </table:table-cell>
          <table:covered-table-cell table:number-columns-repeated="8" table:style-name="ce736"/>
          <table:table-cell table:style-name="ce232"/>
          <table:table-cell table:style-name="ce267" table:number-columns-repeated="7"/>
          <table:table-cell table:style-name="ce356"/>
          <table:table-cell table:style-name="ce385"/>
          <table:table-cell table:style-name="ce418" table:formula="of:=[.AC119]" office:value-type="float" office:value="0" calcext:value-type="float">
            <text:p>0</text:p>
          </table:table-cell>
          <table:table-cell table:style-name="ce460"/>
          <table:table-cell table:style-name="ce502"/>
          <table:table-cell table:style-name="ce313"/>
          <table:table-cell table:style-name="ce559" table:number-columns-repeated="4"/>
          <table:table-cell table:style-name="ce582" table:formula="of:=[.AH119]+[.AM119]+[.AR119]+[.AW119]+[.BB119]+[.BG119]+[.BV119]+[.CA119]" office:value-type="float" office:value="0" calcext:value-type="float">
            <text:p>0</text:p>
          </table:table-cell>
          <table:table-cell table:style-name="ce621"/>
          <table:table-cell table:style-name="ce374" table:formula="of:=[.AG119]+[.AH119]+[.AI119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119]+[.AM119]+[.AN119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119]+[.AR119]+[.AS119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119]+[.AW119]+[.AX119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119]+[.BB119]+[.BC119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119]+[.BG119]+[.BH119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119]+[.BL119]+[.BM119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119]+[.BQ119]+[.BR119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/>
          <table:table-cell table:style-name="ce559" table:formula="of:=[.BU119]+[.BV119]+[.BW119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318" table:formula="of:=[.BZ119]+[.CA119]+[.CB119]" office:value-type="float" office:value="0" calcext:value-type="float">
            <text:p>0</text:p>
          </table:table-cell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5" table:number-columns-repeated="2"/>
          <table:table-cell table:number-columns-repeated="932"/>
        </table:table-row>
        <table:table-row table:style-name="ro50" table:visibility="collapse">
          <table:table-cell table:style-name="ce489" office:value-type="string" calcext:value-type="string">
            <text:p>ПП.03</text:p>
          </table:table-cell>
          <table:table-cell table:style-name="ce644" office:value-type="string" calcext:value-type="string" table:number-columns-spanned="9" table:number-rows-spanned="1">
            <text:p>Производственная практика</text:p>
          </table:table-cell>
          <table:covered-table-cell table:number-columns-repeated="8" table:style-name="ce644"/>
          <table:table-cell table:style-name="ce233"/>
          <table:table-cell table:style-name="ce274" table:number-columns-repeated="7"/>
          <table:table-cell table:style-name="ce357"/>
          <table:table-cell table:style-name="ce373"/>
          <table:table-cell table:style-name="ce430" table:formula="of:=[.AC120]" office:value-type="float" office:value="0" calcext:value-type="float">
            <text:p>0</text:p>
          </table:table-cell>
          <table:table-cell table:style-name="ce471"/>
          <table:table-cell table:style-name="ce512"/>
          <table:table-cell table:style-name="ce548"/>
          <table:table-cell table:style-name="ce565" table:number-columns-repeated="4"/>
          <table:table-cell table:style-name="ce582"/>
          <table:table-cell table:style-name="ce622"/>
          <table:table-cell table:style-name="ce664" table:formula="of:=[.AG120]+[.AH120]+[.AI120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661" table:formula="of:=[.AL120]+[.AM120]+[.AN120]" office:value-type="float" office:value="0" calcext:value-type="float">
            <text:p>0</text:p>
          </table:table-cell>
          <table:table-cell table:style-name="ce690"/>
          <table:table-cell table:style-name="ce548" table:number-columns-repeated="2"/>
          <table:table-cell table:style-name="ce593"/>
          <table:table-cell table:style-name="ce664" table:formula="of:=[.AQ120]+[.AR120]+[.AS120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661" table:formula="of:=[.AV120]+[.AW120]+[.AX120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661" table:formula="of:=[.BA120]+[.BB120]+[.BC120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661" table:formula="of:=[.BF120]+[.BG120]+[.BH120]" office:value-type="float" office:value="0" calcext:value-type="float">
            <text:p>0</text:p>
          </table:table-cell>
          <table:table-cell table:style-name="ce690"/>
          <table:table-cell table:style-name="ce548" table:number-columns-repeated="2"/>
          <table:table-cell table:style-name="ce593"/>
          <table:table-cell table:style-name="ce664" table:formula="of:=[.BK120]+[.BL120]+[.BM120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661" table:formula="of:=[.BP120]+[.BQ120]+[.BR120]" office:value-type="float" office:value="0" calcext:value-type="float">
            <text:p>0</text:p>
          </table:table-cell>
          <table:table-cell table:style-name="ce690"/>
          <table:table-cell table:style-name="ce548" table:number-columns-repeated="2"/>
          <table:table-cell table:style-name="ce565"/>
          <table:table-cell table:style-name="ce559" table:formula="of:=[.BU120]+[.BV120]+[.BW120]" office:value-type="float" office:value="0" calcext:value-type="float">
            <text:p>0</text:p>
          </table:table-cell>
          <table:table-cell table:style-name="ce565" table:number-columns-repeated="3"/>
          <table:table-cell table:style-name="ce593"/>
          <table:table-cell table:style-name="ce318" table:formula="of:=[.BZ120]+[.CA120]+[.CB120]" office:value-type="float" office:value="0" calcext:value-type="float">
            <text:p>0</text:p>
          </table:table-cell>
          <table:table-cell table:style-name="ce565" table:number-columns-repeated="3"/>
          <table:table-cell table:style-name="ce593"/>
          <table:table-cell table:style-name="ce661"/>
          <table:table-cell table:style-name="ce548" table:number-columns-repeated="3"/>
          <table:table-cell table:style-name="ce593"/>
          <table:table-cell table:style-name="ce669"/>
          <table:table-cell table:style-name="ce548" table:number-columns-repeated="3"/>
          <table:table-cell table:style-name="ce593"/>
          <table:table-cell table:style-name="ce82"/>
          <table:table-cell table:number-columns-repeated="933"/>
        </table:table-row>
        <table:table-row table:style-name="ro8" table:visibility="collapse">
          <table:table-cell table:style-name="ce445" office:value-type="string" calcext:value-type="string">
            <text:p>ПМ.04 </text:p>
          </table:table-cell>
          <table:table-cell table:style-name="ce739" table:number-columns-spanned="9" table:number-rows-spanned="1"/>
          <table:covered-table-cell table:number-columns-repeated="8" table:style-name="ce739"/>
          <table:table-cell table:style-name="ce998" table:number-columns-spanned="5" table:number-rows-spanned="1"/>
          <table:covered-table-cell table:number-columns-repeated="4" table:style-name="ce998"/>
          <table:table-cell table:style-name="ce314" table:number-columns-repeated="3"/>
          <table:table-cell table:style-name="ce352"/>
          <table:table-cell table:style-name="ce388"/>
          <table:table-cell table:style-name="ce426" table:formula="of:=SUM([.U123:.U128])" office:value-type="float" office:value="0" calcext:value-type="float">
            <text:p>0</text:p>
          </table:table-cell>
          <table:table-cell table:style-name="ce466" table:formula="of:=SUM([.V122:.V128])" office:value-type="float" office:value="0" calcext:value-type="float">
            <text:p>0</text:p>
          </table:table-cell>
          <table:table-cell table:style-name="ce508" table:formula="of:=SUM([.W122:.W128])" office:value-type="float" office:value="0" calcext:value-type="float">
            <text:p>0</text:p>
          </table:table-cell>
          <table:table-cell table:style-name="ce426" table:formula="of:=SUM([.X122:.X128])" office:value-type="float" office:value="0" calcext:value-type="float">
            <text:p>0</text:p>
          </table:table-cell>
          <table:table-cell table:style-name="ce426" table:formula="of:=SUM([.Y122:.Y128])" office:value-type="float" office:value="0" calcext:value-type="float">
            <text:p>0</text:p>
          </table:table-cell>
          <table:table-cell table:style-name="ce426" table:formula="of:=SUM([.Z122:.Z128])" office:value-type="float" office:value="0" calcext:value-type="float">
            <text:p>0</text:p>
          </table:table-cell>
          <table:table-cell table:style-name="ce426"/>
          <table:table-cell table:style-name="ce426" table:formula="of:=SUM([.AB122:.AB128])" office:value-type="float" office:value="0" calcext:value-type="float">
            <text:p>0</text:p>
          </table:table-cell>
          <table:table-cell table:style-name="ce586" table:formula="of:=SUM([.AC122:.AC128])" office:value-type="float" office:value="0" calcext:value-type="float">
            <text:p>0</text:p>
          </table:table-cell>
          <table:table-cell table:style-name="ce614" table:formula="of:=SUM([.AD122:.AD128])" office:value-type="float" office:value="0" calcext:value-type="float">
            <text:p>0</text:p>
          </table:table-cell>
          <table:table-cell table:style-name="ce517" table:formula="of:=SUM([.AE122:.AE128])" office:value-type="float" office:value="0" calcext:value-type="float">
            <text:p>0</text:p>
          </table:table-cell>
          <table:table-cell table:style-name="ce544" table:formula="of:=SUM([.AF122:.AF128])" office:value-type="float" office:value="0" calcext:value-type="float">
            <text:p>0</text:p>
          </table:table-cell>
          <table:table-cell table:style-name="ce544" table:formula="of:=SUM([.AG122:.AG128])" office:value-type="float" office:value="0" calcext:value-type="float">
            <text:p>0</text:p>
          </table:table-cell>
          <table:table-cell table:style-name="ce544" table:formula="of:=SUM([.AH122:.AH128])" office:value-type="float" office:value="0" calcext:value-type="float">
            <text:p>0</text:p>
          </table:table-cell>
          <table:table-cell table:style-name="ce544" table:formula="of:=SUM([.AI122:.AI128])" office:value-type="float" office:value="0" calcext:value-type="float">
            <text:p>0</text:p>
          </table:table-cell>
          <table:table-cell table:style-name="ce544" table:formula="of:=SUM([.AJ122:.AJ128])" office:value-type="float" office:value="0" calcext:value-type="float">
            <text:p>0</text:p>
          </table:table-cell>
          <table:table-cell table:style-name="ce544" table:formula="of:=SUM([.AK122:.AK128])" office:value-type="float" office:value="0" calcext:value-type="float">
            <text:p>0</text:p>
          </table:table-cell>
          <table:table-cell table:style-name="ce544" table:formula="of:=SUM([.AL122:.AL128])" office:value-type="float" office:value="0" calcext:value-type="float">
            <text:p>0</text:p>
          </table:table-cell>
          <table:table-cell table:style-name="ce544" table:formula="of:=SUM([.AM122:.AM128])" office:value-type="float" office:value="0" calcext:value-type="float">
            <text:p>0</text:p>
          </table:table-cell>
          <table:table-cell table:style-name="ce766" table:formula="of:=SUM([.AN122:.AN128])" office:value-type="float" office:value="0" calcext:value-type="float">
            <text:p>0</text:p>
          </table:table-cell>
          <table:table-cell table:style-name="ce517" table:formula="of:=SUM([.AO122:.AO128])" office:value-type="float" office:value="0" calcext:value-type="float">
            <text:p>0</text:p>
          </table:table-cell>
          <table:table-cell table:style-name="ce544" table:formula="of:=SUM([.AP122:.AP128])" office:value-type="float" office:value="0" calcext:value-type="float">
            <text:p>0</text:p>
          </table:table-cell>
          <table:table-cell table:style-name="ce544" table:formula="of:=SUM([.AQ122:.AQ128])" office:value-type="float" office:value="0" calcext:value-type="float">
            <text:p>0</text:p>
          </table:table-cell>
          <table:table-cell table:style-name="ce544" table:formula="of:=SUM([.AR122:.AR128])" office:value-type="float" office:value="0" calcext:value-type="float">
            <text:p>0</text:p>
          </table:table-cell>
          <table:table-cell table:style-name="ce544" table:formula="of:=SUM([.AS122:.AS128])" office:value-type="float" office:value="0" calcext:value-type="float">
            <text:p>0</text:p>
          </table:table-cell>
          <table:table-cell table:style-name="ce544" table:formula="of:=SUM([.AT122:.AT128])" office:value-type="float" office:value="0" calcext:value-type="float">
            <text:p>0</text:p>
          </table:table-cell>
          <table:table-cell table:style-name="ce544" table:formula="of:=SUM([.AU122:.AU128])" office:value-type="float" office:value="0" calcext:value-type="float">
            <text:p>0</text:p>
          </table:table-cell>
          <table:table-cell table:style-name="ce544" table:formula="of:=SUM([.AV122:.AV128])" office:value-type="float" office:value="0" calcext:value-type="float">
            <text:p>0</text:p>
          </table:table-cell>
          <table:table-cell table:style-name="ce544" table:formula="of:=SUM([.AW122:.AW128])" office:value-type="float" office:value="0" calcext:value-type="float">
            <text:p>0</text:p>
          </table:table-cell>
          <table:table-cell table:style-name="ce544" table:formula="of:=SUM([.AX122:.AX128])" office:value-type="float" office:value="0" calcext:value-type="float">
            <text:p>0</text:p>
          </table:table-cell>
          <table:table-cell table:style-name="ce544" table:formula="of:=SUM([.AY122:.AY128])" office:value-type="float" office:value="0" calcext:value-type="float">
            <text:p>0</text:p>
          </table:table-cell>
          <table:table-cell table:style-name="ce544" table:formula="of:=SUM([.AZ122:.AZ128])" office:value-type="float" office:value="0" calcext:value-type="float">
            <text:p>0</text:p>
          </table:table-cell>
          <table:table-cell table:style-name="ce544" table:formula="of:=SUM([.BA122:.BA128])" office:value-type="float" office:value="0" calcext:value-type="float">
            <text:p>0</text:p>
          </table:table-cell>
          <table:table-cell table:style-name="ce544" table:formula="of:=SUM([.BB122:.BB128])" office:value-type="float" office:value="0" calcext:value-type="float">
            <text:p>0</text:p>
          </table:table-cell>
          <table:table-cell table:style-name="ce544" table:formula="of:=SUM([.BC122:.BC128])" office:value-type="float" office:value="0" calcext:value-type="float">
            <text:p>0</text:p>
          </table:table-cell>
          <table:table-cell table:style-name="ce544" table:formula="of:=SUM([.BD122:.BD128])" office:value-type="float" office:value="0" calcext:value-type="float">
            <text:p>0</text:p>
          </table:table-cell>
          <table:table-cell table:style-name="ce544" table:formula="of:=SUM([.BE122:.BE128])" office:value-type="float" office:value="0" calcext:value-type="float">
            <text:p>0</text:p>
          </table:table-cell>
          <table:table-cell table:style-name="ce544" table:formula="of:=SUM([.BF122:.BF128])" office:value-type="float" office:value="0" calcext:value-type="float">
            <text:p>0</text:p>
          </table:table-cell>
          <table:table-cell table:style-name="ce766" table:formula="of:=SUM([.BG122:.BG128])" office:value-type="float" office:value="0" calcext:value-type="float">
            <text:p>0</text:p>
          </table:table-cell>
          <table:table-cell table:style-name="ce766" table:formula="of:=SUM([.BH122:.BH128])" office:value-type="float" office:value="0" calcext:value-type="float">
            <text:p>0</text:p>
          </table:table-cell>
          <table:table-cell table:style-name="ce517" table:formula="of:=SUM([.BI122:.BI128])" office:value-type="float" office:value="0" calcext:value-type="float">
            <text:p>0</text:p>
          </table:table-cell>
          <table:table-cell table:style-name="ce544" table:formula="of:=SUM([.BJ122:.BJ128])" office:value-type="float" office:value="0" calcext:value-type="float">
            <text:p>0</text:p>
          </table:table-cell>
          <table:table-cell table:style-name="ce544" table:formula="of:=SUM([.BK122:.BK128])" office:value-type="float" office:value="0" calcext:value-type="float">
            <text:p>0</text:p>
          </table:table-cell>
          <table:table-cell table:style-name="ce544" table:formula="of:=SUM([.BL122:.BL128])" office:value-type="float" office:value="0" calcext:value-type="float">
            <text:p>0</text:p>
          </table:table-cell>
          <table:table-cell table:style-name="ce544" table:formula="of:=SUM([.BM122:.BM128])" office:value-type="float" office:value="0" calcext:value-type="float">
            <text:p>0</text:p>
          </table:table-cell>
          <table:table-cell table:style-name="ce544" table:formula="of:=SUM([.BN122:.BN128])" office:value-type="float" office:value="0" calcext:value-type="float">
            <text:p>0</text:p>
          </table:table-cell>
          <table:table-cell table:style-name="ce544" table:formula="of:=SUM([.BO122:.BO128])" office:value-type="float" office:value="0" calcext:value-type="float">
            <text:p>0</text:p>
          </table:table-cell>
          <table:table-cell table:style-name="ce544" table:formula="of:=SUM([.BP122:.BP128])" office:value-type="float" office:value="0" calcext:value-type="float">
            <text:p>0</text:p>
          </table:table-cell>
          <table:table-cell table:style-name="ce766" table:formula="of:=SUM([.BQ122:.BQ128])" office:value-type="float" office:value="0" calcext:value-type="float">
            <text:p>0</text:p>
          </table:table-cell>
          <table:table-cell table:style-name="ce561" table:formula="of:=SUM([.BR122:.BR128])" office:value-type="float" office:value="0" calcext:value-type="float">
            <text:p>0</text:p>
          </table:table-cell>
          <table:table-cell table:style-name="ce561" table:number-columns-repeated="4"/>
          <table:table-cell table:style-name="ce766"/>
          <table:table-cell table:style-name="ce878"/>
          <table:table-cell table:style-name="ce561" table:number-columns-repeated="3"/>
          <table:table-cell table:style-name="ce766"/>
          <table:table-cell table:style-name="ce517"/>
          <table:table-cell table:style-name="ce544" table:number-columns-repeated="3"/>
          <table:table-cell table:style-name="ce766"/>
          <table:table-cell table:style-name="ce517"/>
          <table:table-cell table:style-name="ce544" table:number-columns-repeated="3"/>
          <table:table-cell table:style-name="ce766"/>
          <table:table-cell/>
          <table:table-cell table:style-name="ce918" table:number-columns-repeated="2"/>
          <table:table-cell table:number-columns-repeated="931"/>
        </table:table-row>
        <table:table-row table:style-name="ro8" table:visibility="collapse">
          <table:table-cell table:style-name="ce528"/>
          <table:table-cell table:style-name="ce740" office:value-type="string" calcext:value-type="string" table:number-columns-spanned="9" table:number-rows-spanned="1">
            <text:p>Экзамен по модулю</text:p>
          </table:table-cell>
          <table:covered-table-cell table:number-columns-repeated="8" table:style-name="ce740"/>
          <table:table-cell table:style-name="ce236"/>
          <table:table-cell table:style-name="ce276" table:number-columns-repeated="7"/>
          <table:table-cell table:style-name="ce352"/>
          <table:table-cell table:style-name="ce389"/>
          <table:table-cell table:style-name="ce418" table:formula="of:=[.W122]+[.X122]" office:value-type="float" office:value="0" calcext:value-type="float">
            <text:p>0</text:p>
          </table:table-cell>
          <table:table-cell table:style-name="ce460" table:formula="of:=[.AF122]+[.AK122]+[.AP122]+[.AU122]+[.AZ122]+[.BE122]" office:value-type="float" office:value="0" calcext:value-type="float">
            <text:p>0</text:p>
          </table:table-cell>
          <table:table-cell table:style-name="ce513"/>
          <table:table-cell table:style-name="ce290"/>
          <table:table-cell table:style-name="ce566" table:number-columns-repeated="4"/>
          <table:table-cell table:style-name="ce589"/>
          <table:table-cell table:style-name="ce623"/>
          <table:table-cell table:style-name="ce665"/>
          <table:table-cell table:style-name="ce691"/>
          <table:table-cell table:style-name="ce290" table:number-columns-repeated="4"/>
          <table:table-cell table:style-name="ce691"/>
          <table:table-cell table:style-name="ce290" table:number-columns-repeated="2"/>
          <table:table-cell table:style-name="ce589"/>
          <table:table-cell table:style-name="ce746"/>
          <table:table-cell table:style-name="ce691"/>
          <table:table-cell table:style-name="ce290" table:number-columns-repeated="4"/>
          <table:table-cell table:style-name="ce691"/>
          <table:table-cell table:style-name="ce290" table:number-columns-repeated="4"/>
          <table:table-cell table:style-name="ce691"/>
          <table:table-cell table:style-name="ce290" table:number-columns-repeated="4"/>
          <table:table-cell table:style-name="ce829"/>
          <table:table-cell table:style-name="ce290" table:number-columns-repeated="2"/>
          <table:table-cell table:style-name="ce589"/>
          <table:table-cell table:style-name="ce746"/>
          <table:table-cell table:style-name="ce691"/>
          <table:table-cell table:style-name="ce290" table:number-columns-repeated="7"/>
          <table:table-cell table:style-name="ce566" table:number-columns-repeated="5"/>
          <table:table-cell table:style-name="ce589"/>
          <table:table-cell table:style-name="ce665"/>
          <table:table-cell table:style-name="ce566" table:number-columns-repeated="3"/>
          <table:table-cell table:style-name="ce589"/>
          <table:table-cell table:style-name="ce746"/>
          <table:table-cell table:style-name="ce290" table:number-columns-repeated="3"/>
          <table:table-cell table:style-name="ce589"/>
          <table:table-cell table:style-name="ce746"/>
          <table:table-cell table:style-name="ce290" table:number-columns-repeated="3"/>
          <table:table-cell table:style-name="ce589"/>
          <table:table-cell table:number-columns-repeated="934"/>
        </table:table-row>
        <table:table-row table:style-name="ro8" table:visibility="collapse">
          <table:table-cell table:style-name="ce486" office:value-type="string" calcext:value-type="string">
            <text:p>МДК.04.01</text:p>
          </table:table-cell>
          <table:table-cell table:style-name="ce642" table:number-columns-spanned="9" table:number-rows-spanned="1"/>
          <table:covered-table-cell table:number-columns-repeated="8" table:style-name="ce642"/>
          <table:table-cell table:style-name="ce232"/>
          <table:table-cell table:style-name="ce267" table:number-columns-repeated="7"/>
          <table:table-cell table:style-name="ce356"/>
          <table:table-cell table:style-name="ce394"/>
          <table:table-cell table:style-name="ce418" table:formula="of:=[.W123]+[.X123]" office:value-type="float" office:value="0" calcext:value-type="float">
            <text:p>0</text:p>
          </table:table-cell>
          <table:table-cell table:style-name="ce460" table:formula="of:=[.AF123]+[.AK123]+[.AP123]+[.AU123]+[.AZ123]+[.BE123]+[.BJ123]+[.BO123]" office:value-type="float" office:value="0" calcext:value-type="float">
            <text:p>0</text:p>
          </table:table-cell>
          <table:table-cell table:style-name="ce502" table:formula="of:=[.AI123]+[.AN123]+[.AS123]+[.AX123]+[.BC123]+[.BH123]+[.BM123]+[.BR123]" office:value-type="float" office:value="0" calcext:value-type="float">
            <text:p>0</text:p>
          </table:table-cell>
          <table:table-cell table:style-name="ce313" table:formula="of:=[.AG123]+[.AL123]+[.AQ123]+[.AV123]+[.BA123]+[.BF123]+[.BK123]+[.BP123]" office:value-type="float" office:value="0" calcext:value-type="float">
            <text:p>0</text:p>
          </table:table-cell>
          <table:table-cell table:style-name="ce559" table:formula="of:=[.X123]-[.Z123]-[.AB123]" office:value-type="float" office:value="0" calcext:value-type="float">
            <text:p>0</text:p>
          </table:table-cell>
          <table:table-cell table:style-name="ce559" table:number-columns-repeated="3"/>
          <table:table-cell table:style-name="ce582" table:formula="of:=[.AH123]+[.AM123]+[.AR123]+[.AW123]+[.BB123]+[.BG123]+[.BL123]+[.BQ123]" office:value-type="float" office:value="0" calcext:value-type="float">
            <text:p>0</text:p>
          </table:table-cell>
          <table:table-cell table:style-name="ce621"/>
          <table:table-cell table:style-name="ce374" table:formula="of:=[.AG123]+[.AH123]+[.AI123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123]+[.AM123]+[.AN123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123]+[.AR123]+[.AS123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123]+[.AW123]+[.AX123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123]+[.BB123]+[.BC123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123]+[.BG123]+[.BH123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123]+[.BL123]+[.BM123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123]+[.BQ123]+[.BR123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 table:number-columns-repeated="5"/>
          <table:table-cell table:style-name="ce582"/>
          <table:table-cell table:style-name="ce318"/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1355" table:number-columns-spanned="2" table:number-rows-spanned="1"/>
          <table:covered-table-cell table:style-name="ce1355"/>
          <table:table-cell table:number-columns-repeated="932"/>
        </table:table-row>
        <table:table-row table:style-name="ro8" table:visibility="collapse">
          <table:table-cell table:style-name="ce486" office:value-type="string" calcext:value-type="string">
            <text:p>МДК.04.02</text:p>
          </table:table-cell>
          <table:table-cell table:style-name="ce736" table:number-columns-spanned="9" table:number-rows-spanned="1"/>
          <table:covered-table-cell table:number-columns-repeated="8" table:style-name="ce736"/>
          <table:table-cell table:style-name="ce232"/>
          <table:table-cell table:style-name="ce267" table:number-columns-repeated="4"/>
          <table:table-cell table:style-name="ce315" table:number-columns-repeated="3"/>
          <table:table-cell table:style-name="ce356"/>
          <table:table-cell table:style-name="ce385"/>
          <table:table-cell table:style-name="ce418" table:formula="of:=[.W124]+[.X124]" office:value-type="float" office:value="0" calcext:value-type="float">
            <text:p>0</text:p>
          </table:table-cell>
          <table:table-cell table:style-name="ce460" table:formula="of:=[.AF124]+[.AK124]+[.AP124]+[.AU124]+[.AZ124]+[.BE124]+[.BJ124]+[.BO124]" office:value-type="float" office:value="0" calcext:value-type="float">
            <text:p>0</text:p>
          </table:table-cell>
          <table:table-cell table:style-name="ce502" table:formula="of:=[.AI124]+[.AN124]+[.AS124]+[.AX124]+[.BC124]+[.BH124]+[.BM124]+[.BR124]" office:value-type="float" office:value="0" calcext:value-type="float">
            <text:p>0</text:p>
          </table:table-cell>
          <table:table-cell table:style-name="ce313" table:formula="of:=[.AG124]+[.AL124]+[.AQ124]+[.AV124]+[.BA124]+[.BF124]+[.BK124]+[.BP124]" office:value-type="float" office:value="0" calcext:value-type="float">
            <text:p>0</text:p>
          </table:table-cell>
          <table:table-cell table:style-name="ce559" table:formula="of:=[.X124]-[.Z124]-[.AB124]" office:value-type="float" office:value="0" calcext:value-type="float">
            <text:p>0</text:p>
          </table:table-cell>
          <table:table-cell table:style-name="ce559" table:number-columns-repeated="3"/>
          <table:table-cell table:style-name="ce582" table:formula="of:=[.AH124]+[.AM124]+[.AR124]+[.AW124]+[.BB124]+[.BG124]+[.BL124]+[.BQ124]" office:value-type="float" office:value="0" calcext:value-type="float">
            <text:p>0</text:p>
          </table:table-cell>
          <table:table-cell table:style-name="ce621"/>
          <table:table-cell table:style-name="ce374" table:formula="of:=[.AG124]+[.AH124]+[.AI124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124]+[.AM124]+[.AN124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124]+[.AR124]+[.AS124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124]+[.AW124]+[.AX124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124]+[.BB124]+[.BC124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124]+[.BG124]+[.BH124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124]+[.BL124]+[.BM124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124]+[.BQ124]+[.BR124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 table:number-columns-repeated="5"/>
          <table:table-cell table:style-name="ce582"/>
          <table:table-cell table:style-name="ce318"/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1355" table:number-columns-spanned="2" table:number-rows-spanned="1"/>
          <table:covered-table-cell table:style-name="ce1355"/>
          <table:table-cell table:number-columns-repeated="932"/>
        </table:table-row>
        <table:table-row table:style-name="ro8" table:visibility="collapse">
          <table:table-cell table:style-name="ce486" office:value-type="string" calcext:value-type="string">
            <text:p>МДК.04.03</text:p>
          </table:table-cell>
          <table:table-cell table:style-name="ce642" table:number-columns-spanned="9" table:number-rows-spanned="1"/>
          <table:covered-table-cell table:number-columns-repeated="8" table:style-name="ce642"/>
          <table:table-cell table:style-name="ce232"/>
          <table:table-cell table:style-name="ce267" table:number-columns-repeated="4"/>
          <table:table-cell table:style-name="ce315" table:number-columns-repeated="3"/>
          <table:table-cell table:style-name="ce356"/>
          <table:table-cell table:style-name="ce385"/>
          <table:table-cell table:style-name="ce418" table:formula="of:=[.W125]+[.X125]" office:value-type="float" office:value="0" calcext:value-type="float">
            <text:p>0</text:p>
          </table:table-cell>
          <table:table-cell table:style-name="ce460" table:formula="of:=[.AF125]+[.AK125]+[.AP125]+[.AU125]+[.AZ125]+[.BE125]+[.BJ125]+[.BO125]" office:value-type="float" office:value="0" calcext:value-type="float">
            <text:p>0</text:p>
          </table:table-cell>
          <table:table-cell table:style-name="ce502" table:formula="of:=[.AI125]+[.AN125]+[.AS125]+[.AX125]+[.BC125]+[.BH125]+[.BM125]+[.BR125]" office:value-type="float" office:value="0" calcext:value-type="float">
            <text:p>0</text:p>
          </table:table-cell>
          <table:table-cell table:style-name="ce313" table:formula="of:=[.AG125]+[.AL125]+[.AQ125]+[.AV125]+[.BA125]+[.BF125]+[.BK125]+[.BP125]" office:value-type="float" office:value="0" calcext:value-type="float">
            <text:p>0</text:p>
          </table:table-cell>
          <table:table-cell table:style-name="ce559" table:formula="of:=[.X125]-[.Z125]-[.AB125]" office:value-type="float" office:value="0" calcext:value-type="float">
            <text:p>0</text:p>
          </table:table-cell>
          <table:table-cell table:style-name="ce559" table:number-columns-repeated="3"/>
          <table:table-cell table:style-name="ce582" table:formula="of:=[.AH125]+[.AM125]+[.AR125]+[.AW125]+[.BB125]+[.BG125]+[.BL125]+[.BQ125]" office:value-type="float" office:value="0" calcext:value-type="float">
            <text:p>0</text:p>
          </table:table-cell>
          <table:table-cell table:style-name="ce621"/>
          <table:table-cell table:style-name="ce374" table:formula="of:=[.AG125]+[.AH125]+[.AI12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125]+[.AM125]+[.AN125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125]+[.AR125]+[.AS12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125]+[.AW125]+[.AX12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125]+[.BB125]+[.BC12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125]+[.BG125]+[.BH125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125]+[.BL125]+[.BM12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125]+[.BQ125]+[.BR125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 table:number-columns-repeated="5"/>
          <table:table-cell table:style-name="ce582"/>
          <table:table-cell table:style-name="ce318"/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1355" table:number-columns-spanned="2" table:number-rows-spanned="1"/>
          <table:covered-table-cell table:style-name="ce1355"/>
          <table:table-cell table:number-columns-repeated="932"/>
        </table:table-row>
        <table:table-row table:style-name="ro8" table:visibility="collapse">
          <table:table-cell table:style-name="ce486" office:value-type="string" calcext:value-type="string">
            <text:p>МДК.04.04</text:p>
          </table:table-cell>
          <table:table-cell table:style-name="ce642" table:number-columns-spanned="9" table:number-rows-spanned="1"/>
          <table:covered-table-cell table:number-columns-repeated="8" table:style-name="ce642"/>
          <table:table-cell table:style-name="ce232"/>
          <table:table-cell table:style-name="ce267" table:number-columns-repeated="4"/>
          <table:table-cell table:style-name="ce315" table:number-columns-repeated="3"/>
          <table:table-cell table:style-name="ce356"/>
          <table:table-cell table:style-name="ce385"/>
          <table:table-cell table:style-name="ce418" table:formula="of:=[.W126]+[.X126]" office:value-type="float" office:value="0" calcext:value-type="float">
            <text:p>0</text:p>
          </table:table-cell>
          <table:table-cell table:style-name="ce460" table:formula="of:=[.AF126]+[.AK126]+[.AP126]+[.AU126]+[.AZ126]+[.BE126]+[.BJ126]+[.BO126]" office:value-type="float" office:value="0" calcext:value-type="float">
            <text:p>0</text:p>
          </table:table-cell>
          <table:table-cell table:style-name="ce502" table:formula="of:=[.AI126]+[.AN126]+[.AS126]+[.AX126]+[.BC126]+[.BH126]+[.BM126]+[.BR126]" office:value-type="float" office:value="0" calcext:value-type="float">
            <text:p>0</text:p>
          </table:table-cell>
          <table:table-cell table:style-name="ce313" table:formula="of:=[.AG126]+[.AL126]+[.AQ126]+[.AV126]+[.BA126]+[.BF126]+[.BK126]+[.BP126]" office:value-type="float" office:value="0" calcext:value-type="float">
            <text:p>0</text:p>
          </table:table-cell>
          <table:table-cell table:style-name="ce559" table:formula="of:=[.X126]-[.Z126]-[.AB126]" office:value-type="float" office:value="0" calcext:value-type="float">
            <text:p>0</text:p>
          </table:table-cell>
          <table:table-cell table:style-name="ce559" table:number-columns-repeated="3"/>
          <table:table-cell table:style-name="ce582" table:formula="of:=[.AH126]+[.AM126]+[.AR126]+[.AW126]+[.BB126]+[.BG126]+[.BL126]+[.BQ126]" office:value-type="float" office:value="0" calcext:value-type="float">
            <text:p>0</text:p>
          </table:table-cell>
          <table:table-cell table:style-name="ce621"/>
          <table:table-cell table:style-name="ce374" table:formula="of:=[.AG126]+[.AH126]+[.AI126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126]+[.AM126]+[.AN126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126]+[.AR126]+[.AS126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126]+[.AW126]+[.AX126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126]+[.BB126]+[.BC126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126]+[.BG126]+[.BH126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126]+[.BL126]+[.BM126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126]+[.BQ126]+[.BR126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 table:number-columns-repeated="5"/>
          <table:table-cell table:style-name="ce582"/>
          <table:table-cell table:style-name="ce318"/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1011" table:number-columns-repeated="2"/>
          <table:table-cell table:number-columns-repeated="932"/>
        </table:table-row>
        <table:table-row table:style-name="ro8" table:visibility="collapse">
          <table:table-cell table:style-name="ce486" office:value-type="string" calcext:value-type="string">
            <text:p>УП.03</text:p>
          </table:table-cell>
          <table:table-cell table:style-name="ce736" office:value-type="string" calcext:value-type="string" table:number-columns-spanned="9" table:number-rows-spanned="1">
            <text:p>Учебная практика </text:p>
          </table:table-cell>
          <table:covered-table-cell table:number-columns-repeated="8" table:style-name="ce736"/>
          <table:table-cell table:style-name="ce232"/>
          <table:table-cell table:style-name="ce267" table:number-columns-repeated="7"/>
          <table:table-cell table:style-name="ce356"/>
          <table:table-cell table:style-name="ce385"/>
          <table:table-cell table:style-name="ce418" table:formula="of:=[.AC127]" office:value-type="float" office:value="0" calcext:value-type="float">
            <text:p>0</text:p>
          </table:table-cell>
          <table:table-cell table:style-name="ce460"/>
          <table:table-cell table:style-name="ce502"/>
          <table:table-cell table:style-name="ce313"/>
          <table:table-cell table:style-name="ce559" table:number-columns-repeated="4"/>
          <table:table-cell table:style-name="ce582" table:formula="of:=[.AH127]+[.AM127]+[.AR127]+[.AW127]+[.BB127]+[.BG127]+[.BL127]+[.BQ127]" office:value-type="float" office:value="0" calcext:value-type="float">
            <text:p>0</text:p>
          </table:table-cell>
          <table:table-cell table:style-name="ce621"/>
          <table:table-cell table:style-name="ce374" table:formula="of:=[.AG127]+[.AH127]+[.AI127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127]+[.AM127]+[.AN127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127]+[.AR127]+[.AS127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127]+[.AW127]+[.AX127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127]+[.BB127]+[.BC127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127]+[.BG127]+[.BH127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127]+[.BL127]+[.BM127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127]+[.BQ127]+[.BR127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 table:number-columns-repeated="5"/>
          <table:table-cell table:style-name="ce582"/>
          <table:table-cell table:style-name="ce318"/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5" table:number-columns-repeated="2"/>
          <table:table-cell table:number-columns-repeated="932"/>
        </table:table-row>
        <table:table-row table:style-name="ro8" table:visibility="collapse">
          <table:table-cell table:style-name="ce489" office:value-type="string" calcext:value-type="string">
            <text:p>ПП.03</text:p>
          </table:table-cell>
          <table:table-cell table:style-name="ce644" office:value-type="string" calcext:value-type="string" table:number-columns-spanned="9" table:number-rows-spanned="1">
            <text:p>Производственная практика</text:p>
          </table:table-cell>
          <table:covered-table-cell table:number-columns-repeated="8" table:style-name="ce644"/>
          <table:table-cell table:style-name="ce233"/>
          <table:table-cell table:style-name="ce274" table:number-columns-repeated="7"/>
          <table:table-cell table:style-name="ce357"/>
          <table:table-cell table:style-name="ce373"/>
          <table:table-cell table:style-name="ce418" table:formula="of:=[.AC128]" office:value-type="float" office:value="0" calcext:value-type="float">
            <text:p>0</text:p>
          </table:table-cell>
          <table:table-cell table:style-name="ce471"/>
          <table:table-cell table:style-name="ce512"/>
          <table:table-cell table:style-name="ce548"/>
          <table:table-cell table:style-name="ce565" table:number-columns-repeated="4"/>
          <table:table-cell table:style-name="ce582" table:formula="of:=[.AH128]+[.AM128]+[.AR128]+[.AW128]+[.BB128]+[.BG128]+[.BL128]+[.BQ128]" office:value-type="float" office:value="0" calcext:value-type="float">
            <text:p>0</text:p>
          </table:table-cell>
          <table:table-cell table:style-name="ce622"/>
          <table:table-cell table:style-name="ce666" table:formula="of:=[.AG128]+[.AH128]+[.AI128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744" table:formula="of:=[.AL128]+[.AM128]+[.AN128]" office:value-type="float" office:value="0" calcext:value-type="float">
            <text:p>0</text:p>
          </table:table-cell>
          <table:table-cell table:style-name="ce690"/>
          <table:table-cell table:style-name="ce548" table:number-columns-repeated="2"/>
          <table:table-cell table:style-name="ce593"/>
          <table:table-cell table:style-name="ce666" table:formula="of:=[.AQ128]+[.AR128]+[.AS128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744" table:formula="of:=[.AV128]+[.AW128]+[.AX128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744" table:formula="of:=[.BA128]+[.BB128]+[.BC128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744" table:formula="of:=[.BF128]+[.BG128]+[.BH128]" office:value-type="float" office:value="0" calcext:value-type="float">
            <text:p>0</text:p>
          </table:table-cell>
          <table:table-cell table:style-name="ce690"/>
          <table:table-cell table:style-name="ce548" table:number-columns-repeated="2"/>
          <table:table-cell table:style-name="ce593"/>
          <table:table-cell table:style-name="ce666" table:formula="of:=[.BK128]+[.BL128]+[.BM128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744" table:formula="of:=[.BP128]+[.BQ128]+[.BR128]" office:value-type="float" office:value="0" calcext:value-type="float">
            <text:p>0</text:p>
          </table:table-cell>
          <table:table-cell table:style-name="ce690"/>
          <table:table-cell table:style-name="ce548" table:number-columns-repeated="2"/>
          <table:table-cell table:style-name="ce565"/>
          <table:table-cell table:style-name="ce569" table:number-columns-repeated="4"/>
          <table:table-cell table:style-name="ce583"/>
          <table:table-cell table:style-name="ce249"/>
          <table:table-cell table:style-name="ce569" table:number-columns-repeated="3"/>
          <table:table-cell table:style-name="ce583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5"/>
          <table:table-cell table:number-columns-repeated="933"/>
        </table:table-row>
        <table:table-row table:style-name="ro8" table:visibility="collapse">
          <table:table-cell table:style-name="ce445" office:value-type="string" calcext:value-type="string">
            <text:p>ПМ.05</text:p>
          </table:table-cell>
          <table:table-cell table:style-name="ce739" table:number-columns-spanned="9" table:number-rows-spanned="1"/>
          <table:covered-table-cell table:number-columns-repeated="8" table:style-name="ce739"/>
          <table:table-cell table:style-name="ce998" table:number-columns-spanned="5" table:number-rows-spanned="1"/>
          <table:covered-table-cell table:number-columns-repeated="4" table:style-name="ce998"/>
          <table:table-cell table:style-name="ce314" table:number-columns-repeated="3"/>
          <table:table-cell table:style-name="ce352"/>
          <table:table-cell table:style-name="ce388"/>
          <table:table-cell table:style-name="ce426" table:formula="of:=SUM([.U131:.U136])" office:value-type="float" office:value="0" calcext:value-type="float">
            <text:p>0</text:p>
          </table:table-cell>
          <table:table-cell table:style-name="ce466" table:formula="of:=SUM([.V130:.V136])" office:value-type="float" office:value="0" calcext:value-type="float">
            <text:p>0</text:p>
          </table:table-cell>
          <table:table-cell table:style-name="ce508" table:formula="of:=SUM([.W130:.W136])" office:value-type="float" office:value="0" calcext:value-type="float">
            <text:p>0</text:p>
          </table:table-cell>
          <table:table-cell table:style-name="ce426" table:formula="of:=SUM([.X130:.X136])" office:value-type="float" office:value="0" calcext:value-type="float">
            <text:p>0</text:p>
          </table:table-cell>
          <table:table-cell table:style-name="ce426" table:formula="of:=SUM([.Y130:.Y136])" office:value-type="float" office:value="0" calcext:value-type="float">
            <text:p>0</text:p>
          </table:table-cell>
          <table:table-cell table:style-name="ce426" table:formula="of:=SUM([.Z130:.Z136])" office:value-type="float" office:value="0" calcext:value-type="float">
            <text:p>0</text:p>
          </table:table-cell>
          <table:table-cell table:style-name="ce426"/>
          <table:table-cell table:style-name="ce426" table:formula="of:=SUM([.AB130:.AB136])" office:value-type="float" office:value="0" calcext:value-type="float">
            <text:p>0</text:p>
          </table:table-cell>
          <table:table-cell table:style-name="ce586" table:formula="of:=SUM([.AC130:.AC136])" office:value-type="float" office:value="0" calcext:value-type="float">
            <text:p>0</text:p>
          </table:table-cell>
          <table:table-cell table:style-name="ce614" table:formula="of:=SUM([.AD130:.AD136])" office:value-type="float" office:value="0" calcext:value-type="float">
            <text:p>0</text:p>
          </table:table-cell>
          <table:table-cell table:style-name="ce434" table:formula="of:=SUM([.AE130:.AE136])" office:value-type="float" office:value="0" calcext:value-type="float">
            <text:p>0</text:p>
          </table:table-cell>
          <table:table-cell table:style-name="ce692" table:formula="of:=SUM([.AF130:.AF136])" office:value-type="float" office:value="0" calcext:value-type="float">
            <text:p>0</text:p>
          </table:table-cell>
          <table:table-cell table:style-name="ce692" table:formula="of:=SUM([.AG130:.AG136])" office:value-type="float" office:value="0" calcext:value-type="float">
            <text:p>0</text:p>
          </table:table-cell>
          <table:table-cell table:style-name="ce692" table:formula="of:=SUM([.AH130:.AH136])" office:value-type="float" office:value="0" calcext:value-type="float">
            <text:p>0</text:p>
          </table:table-cell>
          <table:table-cell table:style-name="ce692" table:formula="of:=SUM([.AI130:.AI136])" office:value-type="float" office:value="0" calcext:value-type="float">
            <text:p>0</text:p>
          </table:table-cell>
          <table:table-cell table:style-name="ce692" table:formula="of:=SUM([.AJ130:.AJ136])" office:value-type="float" office:value="0" calcext:value-type="float">
            <text:p>0</text:p>
          </table:table-cell>
          <table:table-cell table:style-name="ce692" table:formula="of:=SUM([.AK130:.AK136])" office:value-type="float" office:value="0" calcext:value-type="float">
            <text:p>0</text:p>
          </table:table-cell>
          <table:table-cell table:style-name="ce692" table:formula="of:=SUM([.AL130:.AL136])" office:value-type="float" office:value="0" calcext:value-type="float">
            <text:p>0</text:p>
          </table:table-cell>
          <table:table-cell table:style-name="ce692" table:formula="of:=SUM([.AM130:.AM136])" office:value-type="float" office:value="0" calcext:value-type="float">
            <text:p>0</text:p>
          </table:table-cell>
          <table:table-cell table:style-name="ce587" table:formula="of:=SUM([.AN130:.AN136])" office:value-type="float" office:value="0" calcext:value-type="float">
            <text:p>0</text:p>
          </table:table-cell>
          <table:table-cell table:style-name="ce434" table:formula="of:=SUM([.AO130:.AO136])" office:value-type="float" office:value="0" calcext:value-type="float">
            <text:p>0</text:p>
          </table:table-cell>
          <table:table-cell table:style-name="ce692" table:formula="of:=SUM([.AP130:.AP136])" office:value-type="float" office:value="0" calcext:value-type="float">
            <text:p>0</text:p>
          </table:table-cell>
          <table:table-cell table:style-name="ce692" table:formula="of:=SUM([.AQ130:.AQ136])" office:value-type="float" office:value="0" calcext:value-type="float">
            <text:p>0</text:p>
          </table:table-cell>
          <table:table-cell table:style-name="ce692" table:formula="of:=SUM([.AR130:.AR136])" office:value-type="float" office:value="0" calcext:value-type="float">
            <text:p>0</text:p>
          </table:table-cell>
          <table:table-cell table:style-name="ce692" table:formula="of:=SUM([.AS130:.AS136])" office:value-type="float" office:value="0" calcext:value-type="float">
            <text:p>0</text:p>
          </table:table-cell>
          <table:table-cell table:style-name="ce692" table:formula="of:=SUM([.AT130:.AT136])" office:value-type="float" office:value="0" calcext:value-type="float">
            <text:p>0</text:p>
          </table:table-cell>
          <table:table-cell table:style-name="ce692" table:formula="of:=SUM([.AU130:.AU136])" office:value-type="float" office:value="0" calcext:value-type="float">
            <text:p>0</text:p>
          </table:table-cell>
          <table:table-cell table:style-name="ce692" table:formula="of:=SUM([.AV130:.AV136])" office:value-type="float" office:value="0" calcext:value-type="float">
            <text:p>0</text:p>
          </table:table-cell>
          <table:table-cell table:style-name="ce692" table:formula="of:=SUM([.AW130:.AW136])" office:value-type="float" office:value="0" calcext:value-type="float">
            <text:p>0</text:p>
          </table:table-cell>
          <table:table-cell table:style-name="ce692" table:formula="of:=SUM([.AX130:.AX136])" office:value-type="float" office:value="0" calcext:value-type="float">
            <text:p>0</text:p>
          </table:table-cell>
          <table:table-cell table:style-name="ce692" table:formula="of:=SUM([.AY130:.AY136])" office:value-type="float" office:value="0" calcext:value-type="float">
            <text:p>0</text:p>
          </table:table-cell>
          <table:table-cell table:style-name="ce692" table:formula="of:=SUM([.AZ130:.AZ136])" office:value-type="float" office:value="0" calcext:value-type="float">
            <text:p>0</text:p>
          </table:table-cell>
          <table:table-cell table:style-name="ce692" table:formula="of:=SUM([.BA130:.BA136])" office:value-type="float" office:value="0" calcext:value-type="float">
            <text:p>0</text:p>
          </table:table-cell>
          <table:table-cell table:style-name="ce692" table:formula="of:=SUM([.BB130:.BB136])" office:value-type="float" office:value="0" calcext:value-type="float">
            <text:p>0</text:p>
          </table:table-cell>
          <table:table-cell table:style-name="ce692" table:formula="of:=SUM([.BC130:.BC136])" office:value-type="float" office:value="0" calcext:value-type="float">
            <text:p>0</text:p>
          </table:table-cell>
          <table:table-cell table:style-name="ce692" table:formula="of:=SUM([.BD130:.BD136])" office:value-type="float" office:value="0" calcext:value-type="float">
            <text:p>0</text:p>
          </table:table-cell>
          <table:table-cell table:style-name="ce692" table:formula="of:=SUM([.BE130:.BE136])" office:value-type="float" office:value="0" calcext:value-type="float">
            <text:p>0</text:p>
          </table:table-cell>
          <table:table-cell table:style-name="ce692" table:formula="of:=SUM([.BF130:.BF136])" office:value-type="float" office:value="0" calcext:value-type="float">
            <text:p>0</text:p>
          </table:table-cell>
          <table:table-cell table:style-name="ce587" table:formula="of:=SUM([.BG130:.BG136])" office:value-type="float" office:value="0" calcext:value-type="float">
            <text:p>0</text:p>
          </table:table-cell>
          <table:table-cell table:style-name="ce587" table:formula="of:=SUM([.BH130:.BH136])" office:value-type="float" office:value="0" calcext:value-type="float">
            <text:p>0</text:p>
          </table:table-cell>
          <table:table-cell table:style-name="ce434" table:formula="of:=SUM([.BI130:.BI136])" office:value-type="float" office:value="0" calcext:value-type="float">
            <text:p>0</text:p>
          </table:table-cell>
          <table:table-cell table:style-name="ce692" table:formula="of:=SUM([.BJ130:.BJ136])" office:value-type="float" office:value="0" calcext:value-type="float">
            <text:p>0</text:p>
          </table:table-cell>
          <table:table-cell table:style-name="ce692" table:formula="of:=SUM([.BK130:.BK136])" office:value-type="float" office:value="0" calcext:value-type="float">
            <text:p>0</text:p>
          </table:table-cell>
          <table:table-cell table:style-name="ce692" table:formula="of:=SUM([.BL130:.BL136])" office:value-type="float" office:value="0" calcext:value-type="float">
            <text:p>0</text:p>
          </table:table-cell>
          <table:table-cell table:style-name="ce692" table:formula="of:=SUM([.BM130:.BM136])" office:value-type="float" office:value="0" calcext:value-type="float">
            <text:p>0</text:p>
          </table:table-cell>
          <table:table-cell table:style-name="ce692" table:formula="of:=SUM([.BN130:.BN136])" office:value-type="float" office:value="0" calcext:value-type="float">
            <text:p>0</text:p>
          </table:table-cell>
          <table:table-cell table:style-name="ce692" table:formula="of:=SUM([.BO130:.BO136])" office:value-type="float" office:value="0" calcext:value-type="float">
            <text:p>0</text:p>
          </table:table-cell>
          <table:table-cell table:style-name="ce692" table:formula="of:=SUM([.BP130:.BP136])" office:value-type="float" office:value="0" calcext:value-type="float">
            <text:p>0</text:p>
          </table:table-cell>
          <table:table-cell table:style-name="ce587" table:formula="of:=SUM([.BQ130:.BQ136])" office:value-type="float" office:value="0" calcext:value-type="float">
            <text:p>0</text:p>
          </table:table-cell>
          <table:table-cell table:style-name="ce854" table:formula="of:=SUM([.BR130:.BR136])" office:value-type="float" office:value="0" calcext:value-type="float">
            <text:p>0</text:p>
          </table:table-cell>
          <table:table-cell table:style-name="ce854" table:number-columns-repeated="4"/>
          <table:table-cell table:style-name="ce587"/>
          <table:table-cell table:style-name="ce886"/>
          <table:table-cell table:style-name="ce854" table:number-columns-repeated="3"/>
          <table:table-cell table:style-name="ce587"/>
          <table:table-cell table:style-name="ce434"/>
          <table:table-cell table:style-name="ce692" table:number-columns-repeated="3"/>
          <table:table-cell table:style-name="ce587"/>
          <table:table-cell table:style-name="ce434"/>
          <table:table-cell table:style-name="ce692" table:number-columns-repeated="3"/>
          <table:table-cell table:style-name="ce587"/>
          <table:table-cell/>
          <table:table-cell table:style-name="ce918" table:number-columns-repeated="2"/>
          <table:table-cell table:number-columns-repeated="931"/>
        </table:table-row>
        <table:table-row table:style-name="ro8" table:visibility="collapse">
          <table:table-cell table:style-name="ce528"/>
          <table:table-cell table:style-name="ce740" office:value-type="string" calcext:value-type="string" table:number-columns-spanned="9" table:number-rows-spanned="1">
            <text:p>Экзамен по модулю</text:p>
          </table:table-cell>
          <table:covered-table-cell table:number-columns-repeated="8" table:style-name="ce740"/>
          <table:table-cell table:style-name="ce236"/>
          <table:table-cell table:style-name="ce276" table:number-columns-repeated="7"/>
          <table:table-cell table:style-name="ce352"/>
          <table:table-cell table:style-name="ce389"/>
          <table:table-cell table:style-name="ce418" table:formula="of:=[.W130]+[.X130]" office:value-type="float" office:value="0" calcext:value-type="float">
            <text:p>0</text:p>
          </table:table-cell>
          <table:table-cell table:style-name="ce460" table:formula="of:=[.AF130]+[.AK130]+[.AP130]+[.AU130]+[.AZ130]+[.BE130]" office:value-type="float" office:value="0" calcext:value-type="float">
            <text:p>0</text:p>
          </table:table-cell>
          <table:table-cell table:style-name="ce513"/>
          <table:table-cell table:style-name="ce290"/>
          <table:table-cell table:style-name="ce566" table:number-columns-repeated="4"/>
          <table:table-cell table:style-name="ce589"/>
          <table:table-cell table:style-name="ce623"/>
          <table:table-cell table:style-name="ce665"/>
          <table:table-cell table:style-name="ce691"/>
          <table:table-cell table:style-name="ce290" table:number-columns-repeated="4"/>
          <table:table-cell table:style-name="ce691"/>
          <table:table-cell table:style-name="ce290" table:number-columns-repeated="2"/>
          <table:table-cell table:style-name="ce589"/>
          <table:table-cell table:style-name="ce746"/>
          <table:table-cell table:style-name="ce691"/>
          <table:table-cell table:style-name="ce290" table:number-columns-repeated="4"/>
          <table:table-cell table:style-name="ce691"/>
          <table:table-cell table:style-name="ce290" table:number-columns-repeated="4"/>
          <table:table-cell table:style-name="ce691"/>
          <table:table-cell table:style-name="ce290" table:number-columns-repeated="4"/>
          <table:table-cell table:style-name="ce829"/>
          <table:table-cell table:style-name="ce290" table:number-columns-repeated="2"/>
          <table:table-cell table:style-name="ce589"/>
          <table:table-cell table:style-name="ce746"/>
          <table:table-cell table:style-name="ce691"/>
          <table:table-cell table:style-name="ce290" table:number-columns-repeated="7"/>
          <table:table-cell table:style-name="ce566" table:number-columns-repeated="5"/>
          <table:table-cell table:style-name="ce589"/>
          <table:table-cell table:style-name="ce665"/>
          <table:table-cell table:style-name="ce566" table:number-columns-repeated="3"/>
          <table:table-cell table:style-name="ce589"/>
          <table:table-cell table:style-name="ce746"/>
          <table:table-cell table:style-name="ce290" table:number-columns-repeated="3"/>
          <table:table-cell table:style-name="ce589"/>
          <table:table-cell table:style-name="ce746"/>
          <table:table-cell table:style-name="ce290" table:number-columns-repeated="3"/>
          <table:table-cell table:style-name="ce589"/>
          <table:table-cell table:number-columns-repeated="934"/>
        </table:table-row>
        <table:table-row table:style-name="ro8" table:visibility="collapse">
          <table:table-cell table:style-name="ce486" office:value-type="string" calcext:value-type="string">
            <text:p>МДК.05.01</text:p>
          </table:table-cell>
          <table:table-cell table:style-name="ce642" table:number-columns-spanned="9" table:number-rows-spanned="1"/>
          <table:covered-table-cell table:number-columns-repeated="8" table:style-name="ce642"/>
          <table:table-cell table:style-name="ce232"/>
          <table:table-cell table:style-name="ce267" table:number-columns-repeated="7"/>
          <table:table-cell table:style-name="ce356"/>
          <table:table-cell table:style-name="ce394"/>
          <table:table-cell table:style-name="ce418" table:formula="of:=[.W131]+[.X131]" office:value-type="float" office:value="0" calcext:value-type="float">
            <text:p>0</text:p>
          </table:table-cell>
          <table:table-cell table:style-name="ce460" table:formula="of:=[.AF131]+[.AK131]+[.AP131]+[.AU131]+[.AZ131]+[.BE131]+[.BJ131]+[.BO131]" office:value-type="float" office:value="0" calcext:value-type="float">
            <text:p>0</text:p>
          </table:table-cell>
          <table:table-cell table:style-name="ce502" table:formula="of:=[.AI131]+[.AN131]+[.AS131]+[.AX131]+[.BC131]+[.BH131]+[.BM131]+[.BR131]" office:value-type="float" office:value="0" calcext:value-type="float">
            <text:p>0</text:p>
          </table:table-cell>
          <table:table-cell table:style-name="ce313" table:formula="of:=[.AG131]+[.AL131]+[.AQ131]+[.AV131]+[.BA131]+[.BF131]+[.BK131]+[.BP131]" office:value-type="float" office:value="0" calcext:value-type="float">
            <text:p>0</text:p>
          </table:table-cell>
          <table:table-cell table:style-name="ce559" table:formula="of:=[.X131]-[.Z131]-[.AB131]" office:value-type="float" office:value="0" calcext:value-type="float">
            <text:p>0</text:p>
          </table:table-cell>
          <table:table-cell table:style-name="ce559" table:number-columns-repeated="3"/>
          <table:table-cell table:style-name="ce582" table:formula="of:=[.AH131]+[.AM131]+[.AR131]+[.AW131]+[.BB131]+[.BG131]+[.BL131]+[.BQ131]" office:value-type="float" office:value="0" calcext:value-type="float">
            <text:p>0</text:p>
          </table:table-cell>
          <table:table-cell table:style-name="ce621"/>
          <table:table-cell table:style-name="ce374" table:formula="of:=[.AG131]+[.AH131]+[.AI131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131]+[.AM131]+[.AN131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131]+[.AR131]+[.AS131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131]+[.AW131]+[.AX131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131]+[.BB131]+[.BC131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131]+[.BG131]+[.BH131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131]+[.BL131]+[.BM131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131]+[.BQ131]+[.BR131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 table:number-columns-repeated="5"/>
          <table:table-cell table:style-name="ce582"/>
          <table:table-cell table:style-name="ce318"/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1355" table:number-columns-spanned="2" table:number-rows-spanned="1"/>
          <table:covered-table-cell table:style-name="ce1355"/>
          <table:table-cell table:number-columns-repeated="932"/>
        </table:table-row>
        <table:table-row table:style-name="ro8" table:visibility="collapse">
          <table:table-cell table:style-name="ce486" office:value-type="string" calcext:value-type="string">
            <text:p>МДК.05.02</text:p>
          </table:table-cell>
          <table:table-cell table:style-name="ce736" table:number-columns-spanned="9" table:number-rows-spanned="1"/>
          <table:covered-table-cell table:number-columns-repeated="8" table:style-name="ce736"/>
          <table:table-cell table:style-name="ce232"/>
          <table:table-cell table:style-name="ce267" table:number-columns-repeated="4"/>
          <table:table-cell table:style-name="ce315" table:number-columns-repeated="3"/>
          <table:table-cell table:style-name="ce356"/>
          <table:table-cell table:style-name="ce385"/>
          <table:table-cell table:style-name="ce418" table:formula="of:=[.W132]+[.X132]" office:value-type="float" office:value="0" calcext:value-type="float">
            <text:p>0</text:p>
          </table:table-cell>
          <table:table-cell table:style-name="ce460" table:formula="of:=[.AF132]+[.AK132]+[.AP132]+[.AU132]+[.AZ132]+[.BE132]+[.BJ132]+[.BO132]" office:value-type="float" office:value="0" calcext:value-type="float">
            <text:p>0</text:p>
          </table:table-cell>
          <table:table-cell table:style-name="ce502" table:formula="of:=[.AI132]+[.AN132]+[.AS132]+[.AX132]+[.BC132]+[.BH132]+[.BM132]+[.BR132]" office:value-type="float" office:value="0" calcext:value-type="float">
            <text:p>0</text:p>
          </table:table-cell>
          <table:table-cell table:style-name="ce313" table:formula="of:=[.AG132]+[.AL132]+[.AQ132]+[.AV132]+[.BA132]+[.BF132]+[.BK132]+[.BP132]" office:value-type="float" office:value="0" calcext:value-type="float">
            <text:p>0</text:p>
          </table:table-cell>
          <table:table-cell table:style-name="ce559" table:formula="of:=[.X132]-[.Z132]-[.AB132]" office:value-type="float" office:value="0" calcext:value-type="float">
            <text:p>0</text:p>
          </table:table-cell>
          <table:table-cell table:style-name="ce559" table:number-columns-repeated="3"/>
          <table:table-cell table:style-name="ce582" table:formula="of:=[.AH132]+[.AM132]+[.AR132]+[.AW132]+[.BB132]+[.BG132]+[.BL132]+[.BQ132]" office:value-type="float" office:value="0" calcext:value-type="float">
            <text:p>0</text:p>
          </table:table-cell>
          <table:table-cell table:style-name="ce621"/>
          <table:table-cell table:style-name="ce374" table:formula="of:=[.AG132]+[.AH132]+[.AI132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132]+[.AM132]+[.AN132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132]+[.AR132]+[.AS132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132]+[.AW132]+[.AX132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132]+[.BB132]+[.BC132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132]+[.BG132]+[.BH132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132]+[.BL132]+[.BM132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132]+[.BQ132]+[.BR132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 table:number-columns-repeated="5"/>
          <table:table-cell table:style-name="ce582"/>
          <table:table-cell table:style-name="ce318"/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1355" table:number-columns-spanned="2" table:number-rows-spanned="1"/>
          <table:covered-table-cell table:style-name="ce1355"/>
          <table:table-cell table:number-columns-repeated="932"/>
        </table:table-row>
        <table:table-row table:style-name="ro8" table:visibility="collapse">
          <table:table-cell table:style-name="ce486" office:value-type="string" calcext:value-type="string">
            <text:p>МДК.05.03</text:p>
          </table:table-cell>
          <table:table-cell table:style-name="ce642" table:number-columns-spanned="9" table:number-rows-spanned="1"/>
          <table:covered-table-cell table:number-columns-repeated="8" table:style-name="ce642"/>
          <table:table-cell table:style-name="ce232"/>
          <table:table-cell table:style-name="ce267" table:number-columns-repeated="4"/>
          <table:table-cell table:style-name="ce315" table:number-columns-repeated="3"/>
          <table:table-cell table:style-name="ce356"/>
          <table:table-cell table:style-name="ce385"/>
          <table:table-cell table:style-name="ce418" table:formula="of:=[.W133]+[.X133]" office:value-type="float" office:value="0" calcext:value-type="float">
            <text:p>0</text:p>
          </table:table-cell>
          <table:table-cell table:style-name="ce460" table:formula="of:=[.AF133]+[.AK133]+[.AP133]+[.AU133]+[.AZ133]+[.BE133]+[.BJ133]+[.BO133]" office:value-type="float" office:value="0" calcext:value-type="float">
            <text:p>0</text:p>
          </table:table-cell>
          <table:table-cell table:style-name="ce502" table:formula="of:=[.AI133]+[.AN133]+[.AS133]+[.AX133]+[.BC133]+[.BH133]+[.BM133]+[.BR133]" office:value-type="float" office:value="0" calcext:value-type="float">
            <text:p>0</text:p>
          </table:table-cell>
          <table:table-cell table:style-name="ce313" table:formula="of:=[.AG133]+[.AL133]+[.AQ133]+[.AV133]+[.BA133]+[.BF133]+[.BK133]+[.BP133]" office:value-type="float" office:value="0" calcext:value-type="float">
            <text:p>0</text:p>
          </table:table-cell>
          <table:table-cell table:style-name="ce559" table:formula="of:=[.X133]-[.Z133]-[.AB133]" office:value-type="float" office:value="0" calcext:value-type="float">
            <text:p>0</text:p>
          </table:table-cell>
          <table:table-cell table:style-name="ce559" table:number-columns-repeated="3"/>
          <table:table-cell table:style-name="ce582" table:formula="of:=[.AH133]+[.AM133]+[.AR133]+[.AW133]+[.BB133]+[.BG133]+[.BL133]+[.BQ133]" office:value-type="float" office:value="0" calcext:value-type="float">
            <text:p>0</text:p>
          </table:table-cell>
          <table:table-cell table:style-name="ce621"/>
          <table:table-cell table:style-name="ce374" table:formula="of:=[.AG133]+[.AH133]+[.AI133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133]+[.AM133]+[.AN133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133]+[.AR133]+[.AS133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133]+[.AW133]+[.AX133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133]+[.BB133]+[.BC133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133]+[.BG133]+[.BH133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133]+[.BL133]+[.BM133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133]+[.BQ133]+[.BR133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 table:number-columns-repeated="5"/>
          <table:table-cell table:style-name="ce582"/>
          <table:table-cell table:style-name="ce318"/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1355" table:number-columns-spanned="2" table:number-rows-spanned="1"/>
          <table:covered-table-cell table:style-name="ce1355"/>
          <table:table-cell table:number-columns-repeated="932"/>
        </table:table-row>
        <table:table-row table:style-name="ro8" table:visibility="collapse">
          <table:table-cell table:style-name="ce486" office:value-type="string" calcext:value-type="string">
            <text:p>МДК.05.04</text:p>
          </table:table-cell>
          <table:table-cell table:style-name="ce642" table:number-columns-spanned="9" table:number-rows-spanned="1"/>
          <table:covered-table-cell table:number-columns-repeated="8" table:style-name="ce642"/>
          <table:table-cell table:style-name="ce232"/>
          <table:table-cell table:style-name="ce267" table:number-columns-repeated="4"/>
          <table:table-cell table:style-name="ce315" table:number-columns-repeated="3"/>
          <table:table-cell table:style-name="ce356"/>
          <table:table-cell table:style-name="ce385"/>
          <table:table-cell table:style-name="ce418" table:formula="of:=[.W134]+[.X134]" office:value-type="float" office:value="0" calcext:value-type="float">
            <text:p>0</text:p>
          </table:table-cell>
          <table:table-cell table:style-name="ce460" table:formula="of:=[.AF134]+[.AK134]+[.AP134]+[.AU134]+[.AZ134]+[.BE134]+[.BJ134]+[.BO134]" office:value-type="float" office:value="0" calcext:value-type="float">
            <text:p>0</text:p>
          </table:table-cell>
          <table:table-cell table:style-name="ce502" table:formula="of:=[.AI134]+[.AN134]+[.AS134]+[.AX134]+[.BC134]+[.BH134]+[.BM134]+[.BR134]" office:value-type="float" office:value="0" calcext:value-type="float">
            <text:p>0</text:p>
          </table:table-cell>
          <table:table-cell table:style-name="ce313" table:formula="of:=[.AG134]+[.AL134]+[.AQ134]+[.AV134]+[.BA134]+[.BF134]+[.BK134]+[.BP134]" office:value-type="float" office:value="0" calcext:value-type="float">
            <text:p>0</text:p>
          </table:table-cell>
          <table:table-cell table:style-name="ce559" table:formula="of:=[.X134]-[.Z134]-[.AB134]" office:value-type="float" office:value="0" calcext:value-type="float">
            <text:p>0</text:p>
          </table:table-cell>
          <table:table-cell table:style-name="ce559" table:number-columns-repeated="3"/>
          <table:table-cell table:style-name="ce582" table:formula="of:=[.AH134]+[.AM134]+[.AR134]+[.AW134]+[.BB134]+[.BG134]+[.BL134]+[.BQ134]" office:value-type="float" office:value="0" calcext:value-type="float">
            <text:p>0</text:p>
          </table:table-cell>
          <table:table-cell table:style-name="ce621"/>
          <table:table-cell table:style-name="ce374" table:formula="of:=[.AG134]+[.AH134]+[.AI134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134]+[.AM134]+[.AN134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134]+[.AR134]+[.AS134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134]+[.AW134]+[.AX134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134]+[.BB134]+[.BC134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134]+[.BG134]+[.BH134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134]+[.BL134]+[.BM134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134]+[.BQ134]+[.BR134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 table:number-columns-repeated="5"/>
          <table:table-cell table:style-name="ce582"/>
          <table:table-cell table:style-name="ce318"/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1011" table:number-columns-repeated="2"/>
          <table:table-cell table:number-columns-repeated="932"/>
        </table:table-row>
        <table:table-row table:style-name="ro8" table:visibility="collapse">
          <table:table-cell table:style-name="ce486" office:value-type="string" calcext:value-type="string">
            <text:p>УП.03</text:p>
          </table:table-cell>
          <table:table-cell table:style-name="ce736" office:value-type="string" calcext:value-type="string" table:number-columns-spanned="9" table:number-rows-spanned="1">
            <text:p>Учебная практика </text:p>
          </table:table-cell>
          <table:covered-table-cell table:number-columns-repeated="8" table:style-name="ce736"/>
          <table:table-cell table:style-name="ce232"/>
          <table:table-cell table:style-name="ce267" table:number-columns-repeated="7"/>
          <table:table-cell table:style-name="ce356"/>
          <table:table-cell table:style-name="ce385"/>
          <table:table-cell table:style-name="ce418" table:formula="of:=[.AC135]" office:value-type="float" office:value="0" calcext:value-type="float">
            <text:p>0</text:p>
          </table:table-cell>
          <table:table-cell table:style-name="ce460"/>
          <table:table-cell table:style-name="ce502"/>
          <table:table-cell table:style-name="ce313"/>
          <table:table-cell table:style-name="ce559" table:number-columns-repeated="4"/>
          <table:table-cell table:style-name="ce582" table:formula="of:=[.AH135]+[.AM135]+[.AR135]+[.AW135]+[.BB135]+[.BG135]+[.BL135]+[.BQ135]" office:value-type="float" office:value="0" calcext:value-type="float">
            <text:p>0</text:p>
          </table:table-cell>
          <table:table-cell table:style-name="ce621"/>
          <table:table-cell table:style-name="ce374" table:formula="of:=[.AG135]+[.AH135]+[.AI13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L135]+[.AM135]+[.AN135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AQ135]+[.AR135]+[.AS13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AV135]+[.AW135]+[.AX13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A135]+[.BB135]+[.BC13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F135]+[.BG135]+[.BH135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374" table:formula="of:=[.BK135]+[.BL135]+[.BM135]" office:value-type="float" office:value="0" calcext:value-type="float">
            <text:p>0</text:p>
          </table:table-cell>
          <table:table-cell table:style-name="ce685"/>
          <table:table-cell table:style-name="ce313" table:number-columns-repeated="3"/>
          <table:table-cell table:style-name="ce50" table:formula="of:=[.BP135]+[.BQ135]+[.BR135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59" table:number-columns-repeated="5"/>
          <table:table-cell table:style-name="ce582"/>
          <table:table-cell table:style-name="ce318"/>
          <table:table-cell table:style-name="ce559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95" table:number-columns-repeated="2"/>
          <table:table-cell table:number-columns-repeated="932"/>
        </table:table-row>
        <table:table-row table:style-name="ro8" table:visibility="collapse">
          <table:table-cell table:style-name="ce489" office:value-type="string" calcext:value-type="string">
            <text:p>ПП.03</text:p>
          </table:table-cell>
          <table:table-cell table:style-name="ce644" office:value-type="string" calcext:value-type="string" table:number-columns-spanned="9" table:number-rows-spanned="1">
            <text:p>Производственная практика</text:p>
          </table:table-cell>
          <table:covered-table-cell table:number-columns-repeated="8" table:style-name="ce644"/>
          <table:table-cell table:style-name="ce222"/>
          <table:table-cell table:style-name="ce270" table:number-columns-repeated="7"/>
          <table:table-cell table:style-name="ce357"/>
          <table:table-cell table:style-name="ce373"/>
          <table:table-cell table:style-name="ce418" table:formula="of:=[.AC136]" office:value-type="float" office:value="0" calcext:value-type="float">
            <text:p>0</text:p>
          </table:table-cell>
          <table:table-cell table:style-name="ce471"/>
          <table:table-cell table:style-name="ce512"/>
          <table:table-cell table:style-name="ce548"/>
          <table:table-cell table:style-name="ce565" table:number-columns-repeated="4"/>
          <table:table-cell table:style-name="ce582" table:formula="of:=[.AH136]+[.AM136]+[.AR136]+[.AW136]+[.BB136]+[.BG136]+[.BL136]+[.BQ136]" office:value-type="float" office:value="0" calcext:value-type="float">
            <text:p>0</text:p>
          </table:table-cell>
          <table:table-cell table:style-name="ce622"/>
          <table:table-cell table:style-name="ce666" table:formula="of:=[.AG136]+[.AH136]+[.AI136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744" table:formula="of:=[.AL136]+[.AM136]+[.AN136]" office:value-type="float" office:value="0" calcext:value-type="float">
            <text:p>0</text:p>
          </table:table-cell>
          <table:table-cell table:style-name="ce690"/>
          <table:table-cell table:style-name="ce548" table:number-columns-repeated="2"/>
          <table:table-cell table:style-name="ce593"/>
          <table:table-cell table:style-name="ce666" table:formula="of:=[.AQ136]+[.AR136]+[.AS136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744" table:formula="of:=[.AV136]+[.AW136]+[.AX136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744" table:formula="of:=[.BA136]+[.BB136]+[.BC136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744" table:formula="of:=[.BF136]+[.BG136]+[.BH136]" office:value-type="float" office:value="0" calcext:value-type="float">
            <text:p>0</text:p>
          </table:table-cell>
          <table:table-cell table:style-name="ce690"/>
          <table:table-cell table:style-name="ce548" table:number-columns-repeated="2"/>
          <table:table-cell table:style-name="ce593"/>
          <table:table-cell table:style-name="ce666" table:formula="of:=[.BK136]+[.BL136]+[.BM136]" office:value-type="float" office:value="0" calcext:value-type="float">
            <text:p>0</text:p>
          </table:table-cell>
          <table:table-cell table:style-name="ce690"/>
          <table:table-cell table:style-name="ce548" table:number-columns-repeated="3"/>
          <table:table-cell table:style-name="ce744" table:formula="of:=[.BP136]+[.BQ136]+[.BR136]" office:value-type="float" office:value="0" calcext:value-type="float">
            <text:p>0</text:p>
          </table:table-cell>
          <table:table-cell table:style-name="ce690"/>
          <table:table-cell table:style-name="ce548" table:number-columns-repeated="2"/>
          <table:table-cell table:style-name="ce565"/>
          <table:table-cell table:style-name="ce569" table:number-columns-repeated="4"/>
          <table:table-cell table:style-name="ce583"/>
          <table:table-cell table:style-name="ce249"/>
          <table:table-cell table:style-name="ce569" table:number-columns-repeated="3"/>
          <table:table-cell table:style-name="ce583"/>
          <table:table-cell table:style-name="ce669"/>
          <table:table-cell table:style-name="ce313" table:number-columns-repeated="3"/>
          <table:table-cell table:style-name="ce582"/>
          <table:table-cell table:style-name="ce898"/>
          <table:table-cell table:style-name="ce313" table:number-columns-repeated="3"/>
          <table:table-cell table:style-name="ce582"/>
          <table:table-cell table:style-name="ce95"/>
          <table:table-cell table:number-columns-repeated="933"/>
        </table:table-row>
        <table:table-row table:style-name="ro65">
          <table:table-cell table:style-name="ce529" office:value-type="string" calcext:value-type="string">
            <text:p>ПМ.11</text:p>
          </table:table-cell>
          <table:table-cell table:style-name="ce756" office:value-type="string" calcext:value-type="string" table:number-columns-spanned="9" table:number-rows-spanned="1">
            <text:p>Разработка, администрирование и защита баз данных <text:span text:style-name="T7">(экзамен квалификационный в форме демонстрационного экзамена)</text:span></text:p>
          </table:table-cell>
          <table:covered-table-cell table:number-columns-repeated="8" table:style-name="ce756"/>
          <table:table-cell table:style-name="ce984" office:value-type="string" calcext:value-type="string" table:number-columns-spanned="9" table:number-rows-spanned="1">
            <text:p>Эк</text:p>
          </table:table-cell>
          <table:covered-table-cell table:number-columns-repeated="8" table:style-name="ce984"/>
          <table:table-cell table:style-name="ce395"/>
          <table:table-cell table:style-name="ce432" table:formula="of:=SUM([.U139:.U142])+[.V137]" office:value-type="float" office:value="606" calcext:value-type="float">
            <text:p>606</text:p>
          </table:table-cell>
          <table:table-cell table:style-name="ce432" table:formula="of:=SUM([.V138:.V142])" office:value-type="float" office:value="18" calcext:value-type="float">
            <text:p>18</text:p>
          </table:table-cell>
          <table:table-cell table:style-name="ce432" table:formula="of:=SUM([.W138:.W142])" office:value-type="float" office:value="8" calcext:value-type="float">
            <text:p>8</text:p>
          </table:table-cell>
          <table:table-cell table:style-name="ce432" table:formula="of:=SUM([.X138:.X142])" office:value-type="float" office:value="436" calcext:value-type="float">
            <text:p>436</text:p>
          </table:table-cell>
          <table:table-cell table:style-name="ce432" table:formula="of:=SUM([.Y138:.Y142])" office:value-type="float" office:value="252" calcext:value-type="float">
            <text:p>252</text:p>
          </table:table-cell>
          <table:table-cell table:style-name="ce432" table:formula="of:=SUM([.Z138:.Z142])" office:value-type="float" office:value="180" calcext:value-type="float">
            <text:p>180</text:p>
          </table:table-cell>
          <table:table-cell table:style-name="ce432" table:formula="of:=SUM([.AA138:.AA142])" office:value-type="float" office:value="4" calcext:value-type="float">
            <text:p>4</text:p>
          </table:table-cell>
          <table:table-cell table:style-name="ce432" table:formula="of:=SUM([.AB138:.AB142])" office:value-type="float" office:value="0" calcext:value-type="float">
            <text:p>0</text:p>
          </table:table-cell>
          <table:table-cell table:style-name="ce432" table:formula="of:=SUM([.AC138:.AC142])" office:value-type="float" office:value="144" calcext:value-type="float">
            <text:p>144</text:p>
          </table:table-cell>
          <table:table-cell table:style-name="ce432" table:formula="of:=SUM([.AD138:.AD142])" office:value-type="float" office:value="0" calcext:value-type="float">
            <text:p>0</text:p>
          </table:table-cell>
          <table:table-cell table:style-name="ce432" table:formula="of:=SUM([.AE138:.AE142])" office:value-type="float" office:value="0" calcext:value-type="float">
            <text:p>0</text:p>
          </table:table-cell>
          <table:table-cell table:style-name="ce432" table:formula="of:=SUM([.AF138:.AF142])" office:value-type="float" office:value="0" calcext:value-type="float">
            <text:p>0</text:p>
          </table:table-cell>
          <table:table-cell table:style-name="ce432" table:formula="of:=SUM([.AG138:.AG142])" office:value-type="float" office:value="0" calcext:value-type="float">
            <text:p>0</text:p>
          </table:table-cell>
          <table:table-cell table:style-name="ce432" table:formula="of:=SUM([.AH138:.AH142])" office:value-type="float" office:value="0" calcext:value-type="float">
            <text:p>0</text:p>
          </table:table-cell>
          <table:table-cell table:style-name="ce432" table:formula="of:=SUM([.AI138:.AI142])" office:value-type="float" office:value="0" calcext:value-type="float">
            <text:p>0</text:p>
          </table:table-cell>
          <table:table-cell table:style-name="ce432" table:formula="of:=SUM([.AJ138:.AJ142])" office:value-type="float" office:value="0" calcext:value-type="float">
            <text:p>0</text:p>
          </table:table-cell>
          <table:table-cell table:style-name="ce432" table:formula="of:=SUM([.AK138:.AK142])" office:value-type="float" office:value="0" calcext:value-type="float">
            <text:p>0</text:p>
          </table:table-cell>
          <table:table-cell table:style-name="ce432" table:formula="of:=SUM([.AL138:.AL142])" office:value-type="float" office:value="0" calcext:value-type="float">
            <text:p>0</text:p>
          </table:table-cell>
          <table:table-cell table:style-name="ce432" table:formula="of:=SUM([.AM138:.AM142])" office:value-type="float" office:value="0" calcext:value-type="float">
            <text:p>0</text:p>
          </table:table-cell>
          <table:table-cell table:style-name="ce432" table:formula="of:=SUM([.AN138:.AN142])" office:value-type="float" office:value="0" calcext:value-type="float">
            <text:p>0</text:p>
          </table:table-cell>
          <table:table-cell table:style-name="ce432" table:formula="of:=SUM([.AO138:.AO142])" office:value-type="float" office:value="84" calcext:value-type="float">
            <text:p>84</text:p>
          </table:table-cell>
          <table:table-cell table:style-name="ce432" table:formula="of:=SUM([.AP138:.AP142])" office:value-type="float" office:value="0" calcext:value-type="float">
            <text:p>0</text:p>
          </table:table-cell>
          <table:table-cell table:style-name="ce432" table:formula="of:=SUM([.AQ138:.AQ142])" office:value-type="float" office:value="82" calcext:value-type="float">
            <text:p>82</text:p>
          </table:table-cell>
          <table:table-cell table:style-name="ce432" table:formula="of:=SUM([.AR138:.AR142])" office:value-type="float" office:value="0" calcext:value-type="float">
            <text:p>0</text:p>
          </table:table-cell>
          <table:table-cell table:style-name="ce432" table:formula="of:=SUM([.AS138:.AS142])" office:value-type="float" office:value="2" calcext:value-type="float">
            <text:p>2</text:p>
          </table:table-cell>
          <table:table-cell table:style-name="ce432" table:formula="of:=SUM([.AT138:.AT142])" office:value-type="float" office:value="212" calcext:value-type="float">
            <text:p>212</text:p>
          </table:table-cell>
          <table:table-cell table:style-name="ce432" table:formula="of:=SUM([.AU138:.AU142])" office:value-type="float" office:value="0" calcext:value-type="float">
            <text:p>0</text:p>
          </table:table-cell>
          <table:table-cell table:style-name="ce432" table:formula="of:=SUM([.AV138:.AV142])" office:value-type="float" office:value="210" calcext:value-type="float">
            <text:p>210</text:p>
          </table:table-cell>
          <table:table-cell table:style-name="ce432" table:formula="of:=SUM([.AW138:.AW142])" office:value-type="float" office:value="0" calcext:value-type="float">
            <text:p>0</text:p>
          </table:table-cell>
          <table:table-cell table:style-name="ce432" table:formula="of:=SUM([.AX138:.AX142])" office:value-type="float" office:value="2" calcext:value-type="float">
            <text:p>2</text:p>
          </table:table-cell>
          <table:table-cell table:style-name="ce432" table:formula="of:=SUM([.AY138:.AY142])" office:value-type="float" office:value="292" calcext:value-type="float">
            <text:p>292</text:p>
          </table:table-cell>
          <table:table-cell table:style-name="ce432" table:formula="of:=SUM([.AZ138:.AZ142])" office:value-type="float" office:value="18" calcext:value-type="float">
            <text:p>18</text:p>
          </table:table-cell>
          <table:table-cell table:style-name="ce432" table:formula="of:=SUM([.BA138:.BA142])" office:value-type="float" office:value="144" calcext:value-type="float">
            <text:p>144</text:p>
          </table:table-cell>
          <table:table-cell table:style-name="ce432" table:formula="of:=SUM([.BB138:.BB142])" office:value-type="float" office:value="144" calcext:value-type="float">
            <text:p>144</text:p>
          </table:table-cell>
          <table:table-cell table:style-name="ce432" table:formula="of:=SUM([.BC138:.BC142])" office:value-type="float" office:value="4" calcext:value-type="float">
            <text:p>4</text:p>
          </table:table-cell>
          <table:table-cell table:style-name="ce432" table:formula="of:=SUM([.BD138:.BD142])" office:value-type="float" office:value="0" calcext:value-type="float">
            <text:p>0</text:p>
          </table:table-cell>
          <table:table-cell table:style-name="ce432" table:formula="of:=SUM([.BE138:.BE142])" office:value-type="float" office:value="0" calcext:value-type="float">
            <text:p>0</text:p>
          </table:table-cell>
          <table:table-cell table:style-name="ce432" table:formula="of:=SUM([.BF138:.BF142])" office:value-type="float" office:value="0" calcext:value-type="float">
            <text:p>0</text:p>
          </table:table-cell>
          <table:table-cell table:style-name="ce432" table:formula="of:=SUM([.BG138:.BG142])" office:value-type="float" office:value="0" calcext:value-type="float">
            <text:p>0</text:p>
          </table:table-cell>
          <table:table-cell table:style-name="ce432" table:formula="of:=SUM([.BH138:.BH142])" office:value-type="float" office:value="0" calcext:value-type="float">
            <text:p>0</text:p>
          </table:table-cell>
          <table:table-cell table:style-name="ce432" table:formula="of:=SUM([.BI138:.BI142])" office:value-type="float" office:value="0" calcext:value-type="float">
            <text:p>0</text:p>
          </table:table-cell>
          <table:table-cell table:style-name="ce432" table:formula="of:=SUM([.BJ138:.BJ142])" office:value-type="float" office:value="0" calcext:value-type="float">
            <text:p>0</text:p>
          </table:table-cell>
          <table:table-cell table:style-name="ce432" table:formula="of:=SUM([.BK138:.BK142])" office:value-type="float" office:value="0" calcext:value-type="float">
            <text:p>0</text:p>
          </table:table-cell>
          <table:table-cell table:style-name="ce432" table:formula="of:=SUM([.BL138:.BL142])" office:value-type="float" office:value="0" calcext:value-type="float">
            <text:p>0</text:p>
          </table:table-cell>
          <table:table-cell table:style-name="ce432" table:formula="of:=SUM([.BM138:.BM142])" office:value-type="float" office:value="0" calcext:value-type="float">
            <text:p>0</text:p>
          </table:table-cell>
          <table:table-cell table:style-name="ce432" table:formula="of:=SUM([.BN138:.BN142])" office:value-type="float" office:value="0" calcext:value-type="float">
            <text:p>0</text:p>
          </table:table-cell>
          <table:table-cell table:style-name="ce432" table:formula="of:=SUM([.BO138:.BO142])" office:value-type="float" office:value="0" calcext:value-type="float">
            <text:p>0</text:p>
          </table:table-cell>
          <table:table-cell table:style-name="ce432" table:formula="of:=SUM([.BP138:.BP142])" office:value-type="float" office:value="0" calcext:value-type="float">
            <text:p>0</text:p>
          </table:table-cell>
          <table:table-cell table:style-name="ce432" table:formula="of:=SUM([.BQ138:.BQ142])" office:value-type="float" office:value="0" calcext:value-type="float">
            <text:p>0</text:p>
          </table:table-cell>
          <table:table-cell table:style-name="ce432" table:formula="of:=SUM([.BR138:.BR142])" office:value-type="float" office:value="0" calcext:value-type="float">
            <text:p>0</text:p>
          </table:table-cell>
          <table:table-cell table:style-name="ce432" table:formula="of:=SUM([.BS138:.BS142])" office:value-type="float" office:value="0" calcext:value-type="float">
            <text:p>0</text:p>
          </table:table-cell>
          <table:table-cell table:style-name="ce432" table:formula="of:=SUM([.BT138:.BT142])" office:value-type="float" office:value="0" calcext:value-type="float">
            <text:p>0</text:p>
          </table:table-cell>
          <table:table-cell table:style-name="ce432" table:formula="of:=SUM([.BU138:.BU142])" office:value-type="float" office:value="0" calcext:value-type="float">
            <text:p>0</text:p>
          </table:table-cell>
          <table:table-cell table:style-name="ce432" table:formula="of:=SUM([.BV138:.BV142])" office:value-type="float" office:value="0" calcext:value-type="float">
            <text:p>0</text:p>
          </table:table-cell>
          <table:table-cell table:style-name="ce432" table:formula="of:=SUM([.BW138:.BW142])" office:value-type="float" office:value="0" calcext:value-type="float">
            <text:p>0</text:p>
          </table:table-cell>
          <table:table-cell table:style-name="ce432" table:formula="of:=SUM([.BX138:.BX142])" office:value-type="float" office:value="0" calcext:value-type="float">
            <text:p>0</text:p>
          </table:table-cell>
          <table:table-cell table:style-name="ce432" table:formula="of:=SUM([.BY138:.BY142])" office:value-type="float" office:value="0" calcext:value-type="float">
            <text:p>0</text:p>
          </table:table-cell>
          <table:table-cell table:style-name="ce432" table:formula="of:=SUM([.BZ138:.BZ142])" office:value-type="float" office:value="0" calcext:value-type="float">
            <text:p>0</text:p>
          </table:table-cell>
          <table:table-cell table:style-name="ce432" table:formula="of:=SUM([.CA138:.CA142])" office:value-type="float" office:value="0" calcext:value-type="float">
            <text:p>0</text:p>
          </table:table-cell>
          <table:table-cell table:style-name="ce432" table:formula="of:=SUM([.CB138:.CB142])" office:value-type="float" office:value="0" calcext:value-type="float">
            <text:p>0</text:p>
          </table:table-cell>
          <table:table-cell table:style-name="ce432" table:number-columns-repeated="10"/>
          <table:table-cell table:number-columns-repeated="934"/>
        </table:table-row>
        <table:table-row table:style-name="ro8">
          <table:table-cell table:style-name="ce445"/>
          <table:table-cell table:style-name="ce761" office:value-type="string" calcext:value-type="string" table:number-columns-spanned="9" table:number-rows-spanned="1">
            <text:p>Экзамен по модулю</text:p>
          </table:table-cell>
          <table:covered-table-cell table:number-columns-repeated="8" table:style-name="ce761"/>
          <table:table-cell table:style-name="ce227" table:number-columns-repeated="3"/>
          <table:table-cell table:style-name="ce276"/>
          <table:table-cell table:style-name="ce276" office:value-type="string" calcext:value-type="string">
            <text:p>Э</text:p>
          </table:table-cell>
          <table:table-cell table:style-name="ce276"/>
          <table:table-cell table:style-name="ce325" table:number-columns-repeated="2"/>
          <table:table-cell table:style-name="ce352"/>
          <table:table-cell table:style-name="ce389"/>
          <table:table-cell table:style-name="ce418" table:formula="of:=[.U139]+[.U140]+[.U141]+[.U142]" office:value-type="float" office:value="588" calcext:value-type="float">
            <text:p>588</text:p>
          </table:table-cell>
          <table:table-cell table:style-name="ce460" table:formula="of:=[.AF138]+[.AK138]+[.AP138]+[.AU138]+[.AZ138]+[.BE138]" office:value-type="float" office:value="18" calcext:value-type="float">
            <text:p>18</text:p>
          </table:table-cell>
          <table:table-cell table:style-name="ce508"/>
          <table:table-cell table:style-name="ce426"/>
          <table:table-cell table:style-name="ce466" table:number-columns-repeated="4"/>
          <table:table-cell table:style-name="ce586"/>
          <table:table-cell table:style-name="ce624"/>
          <table:table-cell table:style-name="ce374"/>
          <table:table-cell table:style-name="ce693"/>
          <table:table-cell table:style-name="ce544" table:number-columns-repeated="3"/>
          <table:table-cell table:style-name="ce50"/>
          <table:table-cell table:style-name="ce693"/>
          <table:table-cell table:style-name="ce544" table:number-columns-repeated="2"/>
          <table:table-cell table:style-name="ce766"/>
          <table:table-cell table:style-name="ce374"/>
          <table:table-cell table:style-name="ce693"/>
          <table:table-cell table:style-name="ce544" table:number-columns-repeated="3"/>
          <table:table-cell table:style-name="ce50"/>
          <table:table-cell table:style-name="ce693"/>
          <table:table-cell table:style-name="ce544" table:number-columns-repeated="3"/>
          <table:table-cell table:style-name="ce50"/>
          <table:table-cell table:style-name="ce693" office:value-type="float" office:value="18" calcext:value-type="float">
            <text:p>18</text:p>
          </table:table-cell>
          <table:table-cell table:style-name="ce544" table:number-columns-repeated="3"/>
          <table:table-cell table:style-name="ce50"/>
          <table:table-cell table:style-name="ce693"/>
          <table:table-cell table:style-name="ce544" table:number-columns-repeated="2"/>
          <table:table-cell table:style-name="ce766"/>
          <table:table-cell table:style-name="ce374"/>
          <table:table-cell table:style-name="ce693"/>
          <table:table-cell table:style-name="ce544" table:number-columns-repeated="3"/>
          <table:table-cell table:style-name="ce50"/>
          <table:table-cell table:style-name="ce693"/>
          <table:table-cell table:style-name="ce544" table:number-columns-repeated="2"/>
          <table:table-cell table:style-name="ce561"/>
          <table:table-cell table:style-name="ce868"/>
          <table:table-cell table:style-name="ce561" table:number-columns-repeated="3"/>
          <table:table-cell table:style-name="ce766"/>
          <table:table-cell table:style-name="ce888"/>
          <table:table-cell table:style-name="ce561" table:number-columns-repeated="3"/>
          <table:table-cell table:style-name="ce766"/>
          <table:table-cell table:style-name="ce825"/>
          <table:table-cell table:style-name="ce544" table:number-columns-repeated="3"/>
          <table:table-cell table:style-name="ce766"/>
          <table:table-cell table:style-name="ce825"/>
          <table:table-cell table:style-name="ce544" table:number-columns-repeated="3"/>
          <table:table-cell table:style-name="ce766"/>
          <table:table-cell table:number-columns-repeated="934"/>
        </table:table-row>
        <table:table-row table:style-name="ro52">
          <table:table-cell table:style-name="ce96" office:value-type="string" calcext:value-type="string">
            <text:p>МДК.11.01</text:p>
          </table:table-cell>
          <table:table-cell table:style-name="ce762" office:value-type="string" calcext:value-type="string" table:number-columns-spanned="9" table:number-rows-spanned="1">
            <text:p>Технология разработки и защиты баз данных</text:p>
          </table:table-cell>
          <table:covered-table-cell table:number-columns-repeated="8" table:style-name="ce762"/>
          <table:table-cell table:style-name="ce1007"/>
          <table:table-cell table:style-name="ce1052"/>
          <table:table-cell table:style-name="ce1061"/>
          <table:table-cell table:style-name="ce1052"/>
          <table:table-cell table:style-name="ce1052" office:value-type="string" calcext:value-type="string">
            <text:p>ДЗ</text:p>
          </table:table-cell>
          <table:table-cell table:style-name="ce1052" table:number-columns-repeated="2"/>
          <table:table-cell table:style-name="ce1109"/>
          <table:table-cell table:style-name="ce1143"/>
          <table:table-cell table:style-name="ce1183"/>
          <table:table-cell table:style-name="ce1223" table:formula="of:=[.W139]+[.X139]" office:value-type="float" office:value="334" calcext:value-type="float">
            <text:p>334</text:p>
          </table:table-cell>
          <table:table-cell table:style-name="ce1267" table:formula="of:=[.AF139]+[.AK139]+[.AP139]+[.AU139]+[.AZ139]+[.BE139]+[.BT139]+[.BY139]+[.CD139]+[.CI139]" office:value-type="float" office:value="0" calcext:value-type="float">
            <text:p>0</text:p>
          </table:table-cell>
          <table:table-cell table:style-name="ce1315" table:formula="of:=[.AI139]+[.AN139]+[.AS139]+[.AX139]+[.BC139]+[.BH139]+[.BM139]+[.BR139]+[.BW139]+[.CB139]+[.CG139]+[.CL139]" office:value-type="float" office:value="8" calcext:value-type="float">
            <text:p>8</text:p>
          </table:table-cell>
          <table:table-cell table:style-name="ce1354" table:formula="of:=[.AG139]+[.AL139]+[.AQ139]+[.AV139]+[.BA139]+[.BF139]+[.BK139]+[.BP139]+[.BU139]+[.BZ139]+[.CE139]+[.CJ139]" office:value-type="float" office:value="326" calcext:value-type="float">
            <text:p>326</text:p>
          </table:table-cell>
          <table:table-cell table:style-name="ce1377" table:formula="of:=[.X139]-[.Z139]-[.AB139]-[.AA139]" office:value-type="float" office:value="222" calcext:value-type="float">
            <text:p>222</text:p>
          </table:table-cell>
          <table:table-cell table:style-name="ce1385" office:value-type="float" office:value="100" calcext:value-type="float">
            <text:p>100</text:p>
          </table:table-cell>
          <table:table-cell table:style-name="ce1385" office:value-type="float" office:value="4" calcext:value-type="float">
            <text:p>4</text:p>
          </table:table-cell>
          <table:table-cell table:style-name="ce1385"/>
          <table:table-cell table:style-name="ce1404"/>
          <table:table-cell table:style-name="ce1442" table:formula="of:=[.AF139]+[.AK139]+[.AP139]+[.AU139]+[.AZ139]+[.BE139]" office:value-type="float" office:value="0" calcext:value-type="float">
            <text:p>0</text:p>
          </table:table-cell>
          <table:table-cell table:style-name="ce1486" table:formula="of:=[.AG139]+[.AH139]+[.AI139]" office:value-type="float" office:value="0" calcext:value-type="float">
            <text:p>0</text:p>
          </table:table-cell>
          <table:table-cell table:style-name="ce1514" table:number-columns-repeated="4"/>
          <table:table-cell table:style-name="ce1569" table:formula="of:=[.AL139]+[.AM139]+[.AN139]" office:value-type="float" office:value="0" calcext:value-type="float">
            <text:p>0</text:p>
          </table:table-cell>
          <table:table-cell table:style-name="ce1514" table:number-columns-repeated="3"/>
          <table:table-cell table:style-name="ce1404"/>
          <table:table-cell table:style-name="ce1486" table:formula="of:=[.AQ139]+[.AR139]+[.AS139]" office:value-type="float" office:value="84" calcext:value-type="float">
            <text:p>84</text:p>
          </table:table-cell>
          <table:table-cell table:style-name="ce1514"/>
          <table:table-cell table:style-name="ce1514" office:value-type="float" office:value="82" calcext:value-type="float">
            <text:p>82</text:p>
          </table:table-cell>
          <table:table-cell table:style-name="ce1514"/>
          <table:table-cell table:style-name="ce1514" office:value-type="float" office:value="2" calcext:value-type="float">
            <text:p>2</text:p>
          </table:table-cell>
          <table:table-cell table:style-name="ce1569" table:formula="of:=[.AV139]+[.AW139]+[.AX139]" office:value-type="float" office:value="212" calcext:value-type="float">
            <text:p>212</text:p>
          </table:table-cell>
          <table:table-cell table:style-name="ce1514"/>
          <table:table-cell table:style-name="ce1514" office:value-type="float" office:value="210" calcext:value-type="float">
            <text:p>210</text:p>
          </table:table-cell>
          <table:table-cell table:style-name="ce1514"/>
          <table:table-cell table:style-name="ce1514" office:value-type="float" office:value="2" calcext:value-type="float">
            <text:p>2</text:p>
          </table:table-cell>
          <table:table-cell table:style-name="ce1569" table:formula="of:=[.BA139]+[.BB139]+[.BC139]" office:value-type="float" office:value="38" calcext:value-type="float">
            <text:p>38</text:p>
          </table:table-cell>
          <table:table-cell table:style-name="ce1514"/>
          <table:table-cell table:style-name="ce1514" office:value-type="float" office:value="34" calcext:value-type="float">
            <text:p>34</text:p>
          </table:table-cell>
          <table:table-cell table:style-name="ce1514"/>
          <table:table-cell table:style-name="ce1514" office:value-type="float" office:value="4" calcext:value-type="float">
            <text:p>4</text:p>
          </table:table-cell>
          <table:table-cell table:style-name="ce745" table:formula="of:=[.BF139]+[.BG139]+[.BH139]" office:value-type="float" office:value="0" calcext:value-type="float">
            <text:p>0</text:p>
          </table:table-cell>
          <table:table-cell table:style-name="ce694" table:number-columns-repeated="3"/>
          <table:table-cell table:style-name="ce590"/>
          <table:table-cell table:style-name="ce390" table:formula="of:=[.BK139]+[.BL139]+[.BM139]" office:value-type="float" office:value="0" calcext:value-type="float">
            <text:p>0</text:p>
          </table:table-cell>
          <table:table-cell table:style-name="ce694" table:number-columns-repeated="4"/>
          <table:table-cell table:style-name="ce745" table:formula="of:=[.BP139]+[.BQ139]+[.BR139]" office:value-type="float" office:value="0" calcext:value-type="float">
            <text:p>0</text:p>
          </table:table-cell>
          <table:table-cell table:style-name="ce694" table:number-columns-repeated="3"/>
          <table:table-cell table:style-name="ce573"/>
          <table:table-cell table:style-name="ce573" table:formula="of:=[.BU139]+[.BV139]+[.BW139]" office:value-type="float" office:value="0" calcext:value-type="float">
            <text:p>0</text:p>
          </table:table-cell>
          <table:table-cell table:style-name="ce573" table:number-columns-repeated="3"/>
          <table:table-cell table:style-name="ce590"/>
          <table:table-cell table:style-name="ce889" table:formula="of:=[.BZ139]+[.CA139]+[.CB139]" office:value-type="float" office:value="0" calcext:value-type="float">
            <text:p>0</text:p>
          </table:table-cell>
          <table:table-cell table:style-name="ce573" table:number-columns-repeated="3"/>
          <table:table-cell table:style-name="ce590"/>
          <table:table-cell table:style-name="ce898"/>
          <table:table-cell table:style-name="ce552" table:number-columns-repeated="3"/>
          <table:table-cell table:style-name="ce583"/>
          <table:table-cell table:style-name="ce898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66">
          <table:table-cell table:style-name="ce96" office:value-type="string" calcext:value-type="string">
            <text:p>МДК.11.02</text:p>
          </table:table-cell>
          <table:table-cell table:style-name="ce762" office:value-type="string" calcext:value-type="string" table:number-columns-spanned="9" table:number-rows-spanned="1">
            <text:p>Машинное обучение и большие данные</text:p>
          </table:table-cell>
          <table:covered-table-cell table:number-columns-repeated="8" table:style-name="ce762"/>
          <table:table-cell table:style-name="ce1007"/>
          <table:table-cell table:style-name="ce1052"/>
          <table:table-cell table:style-name="ce1061"/>
          <table:table-cell table:style-name="ce1052"/>
          <table:table-cell table:style-name="ce1052" office:value-type="string" calcext:value-type="string">
            <text:p>ДЗ</text:p>
          </table:table-cell>
          <table:table-cell table:style-name="ce1052" table:number-columns-repeated="3"/>
          <table:table-cell table:style-name="ce1143"/>
          <table:table-cell table:style-name="ce1183"/>
          <table:table-cell table:style-name="ce1223" table:formula="of:=[.W140]+[.X140]" office:value-type="float" office:value="110" calcext:value-type="float">
            <text:p>110</text:p>
          </table:table-cell>
          <table:table-cell table:style-name="ce1267" table:formula="of:=[.AF140]+[.AK140]+[.AP140]+[.AU140]+[.AZ140]+[.BE140]+[.BT140]+[.BY140]+[.CD140]+[.CI140]" office:value-type="float" office:value="0" calcext:value-type="float">
            <text:p>0</text:p>
          </table:table-cell>
          <table:table-cell table:style-name="ce1315" table:formula="of:=[.AI140]+[.AN140]+[.AS140]+[.AX140]+[.BC140]+[.BH140]+[.BM140]+[.BR140]+[.BW140]+[.CB140]+[.CG140]+[.CL140]" office:value-type="float" office:value="0" calcext:value-type="float">
            <text:p>0</text:p>
          </table:table-cell>
          <table:table-cell table:style-name="ce1354" table:formula="of:=[.AG140]+[.AL140]+[.AQ140]+[.AV140]+[.BA140]+[.BF140]+[.BK140]+[.BP140]+[.BU140]+[.BZ140]+[.CE140]+[.CJ140]" office:value-type="float" office:value="110" calcext:value-type="float">
            <text:p>110</text:p>
          </table:table-cell>
          <table:table-cell table:style-name="ce1377" table:formula="of:=[.X140]-[.Z140]-[.AB140]-[.AA140]" office:value-type="float" office:value="30" calcext:value-type="float">
            <text:p>30</text:p>
          </table:table-cell>
          <table:table-cell table:style-name="ce1385" office:value-type="float" office:value="80" calcext:value-type="float">
            <text:p>80</text:p>
          </table:table-cell>
          <table:table-cell table:style-name="ce1385" table:number-columns-repeated="2"/>
          <table:table-cell table:style-name="ce1404"/>
          <table:table-cell table:style-name="ce1442" table:formula="of:=[.AF140]+[.AK140]+[.AP140]+[.AU140]+[.AZ140]+[.BE140]" office:value-type="float" office:value="0" calcext:value-type="float">
            <text:p>0</text:p>
          </table:table-cell>
          <table:table-cell table:style-name="ce1486" table:formula="of:=[.AG140]+[.AH140]+[.AI140]" office:value-type="float" office:value="0" calcext:value-type="float">
            <text:p>0</text:p>
          </table:table-cell>
          <table:table-cell table:style-name="ce1514" table:number-columns-repeated="4"/>
          <table:table-cell table:style-name="ce1569" table:formula="of:=[.AL140]+[.AM140]+[.AN140]" office:value-type="float" office:value="0" calcext:value-type="float">
            <text:p>0</text:p>
          </table:table-cell>
          <table:table-cell table:style-name="ce1514" table:number-columns-repeated="3"/>
          <table:table-cell table:style-name="ce1404"/>
          <table:table-cell table:style-name="ce1486" table:formula="of:=[.AQ140]+[.AR140]+[.AS140]" office:value-type="float" office:value="0" calcext:value-type="float">
            <text:p>0</text:p>
          </table:table-cell>
          <table:table-cell table:style-name="ce1514" table:number-columns-repeated="4"/>
          <table:table-cell table:style-name="ce1569" table:formula="of:=[.AV140]+[.AW140]+[.AX140]" office:value-type="float" office:value="0" calcext:value-type="float">
            <text:p>0</text:p>
          </table:table-cell>
          <table:table-cell table:style-name="ce1514" table:number-columns-repeated="4"/>
          <table:table-cell table:style-name="ce1569" table:formula="of:=[.BA140]+[.BB140]+[.BC140]" office:value-type="float" office:value="110" calcext:value-type="float">
            <text:p>110</text:p>
          </table:table-cell>
          <table:table-cell table:style-name="ce1514"/>
          <table:table-cell table:style-name="ce1514" office:value-type="float" office:value="110" calcext:value-type="float">
            <text:p>110</text:p>
          </table:table-cell>
          <table:table-cell table:style-name="ce1514" table:number-columns-repeated="2"/>
          <table:table-cell table:style-name="ce745" table:formula="of:=[.BF140]+[.BG140]+[.BH140]" office:value-type="float" office:value="0" calcext:value-type="float">
            <text:p>0</text:p>
          </table:table-cell>
          <table:table-cell table:style-name="ce694" table:number-columns-repeated="3"/>
          <table:table-cell table:style-name="ce590"/>
          <table:table-cell table:style-name="ce390" table:formula="of:=[.BK140]+[.BL140]+[.BM140]" office:value-type="float" office:value="0" calcext:value-type="float">
            <text:p>0</text:p>
          </table:table-cell>
          <table:table-cell table:style-name="ce694" table:number-columns-repeated="4"/>
          <table:table-cell table:style-name="ce745" table:formula="of:=[.BP140]+[.BQ140]+[.BR140]" office:value-type="float" office:value="0" calcext:value-type="float">
            <text:p>0</text:p>
          </table:table-cell>
          <table:table-cell table:style-name="ce694" table:number-columns-repeated="3"/>
          <table:table-cell table:style-name="ce573"/>
          <table:table-cell table:style-name="ce573" table:formula="of:=[.BU140]+[.BV140]+[.BW140]" office:value-type="float" office:value="0" calcext:value-type="float">
            <text:p>0</text:p>
          </table:table-cell>
          <table:table-cell table:style-name="ce573" table:number-columns-repeated="3"/>
          <table:table-cell table:style-name="ce590"/>
          <table:table-cell table:style-name="ce889" table:formula="of:=[.BZ140]+[.CA140]+[.CB140]" office:value-type="float" office:value="0" calcext:value-type="float">
            <text:p>0</text:p>
          </table:table-cell>
          <table:table-cell table:style-name="ce573" table:number-columns-repeated="3"/>
          <table:table-cell table:style-name="ce590"/>
          <table:table-cell table:style-name="ce898"/>
          <table:table-cell table:style-name="ce552" table:number-columns-repeated="3"/>
          <table:table-cell table:style-name="ce583"/>
          <table:table-cell table:style-name="ce898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50">
          <table:table-cell table:style-name="ce526" office:value-type="string" calcext:value-type="string">
            <text:p>УП.11</text:p>
          </table:table-cell>
          <table:table-cell table:style-name="ce767" office:value-type="string" calcext:value-type="string" table:number-columns-spanned="9" table:number-rows-spanned="1">
            <text:p>Учебная практика</text:p>
          </table:table-cell>
          <table:covered-table-cell table:number-columns-repeated="8" table:style-name="ce767"/>
          <table:table-cell table:style-name="ce229"/>
          <table:table-cell table:style-name="ce228"/>
          <table:table-cell table:style-name="ce283"/>
          <table:table-cell table:style-name="ce228"/>
          <table:table-cell table:style-name="ce228" office:value-type="string" calcext:value-type="string">
            <text:p>ДЗ</text:p>
          </table:table-cell>
          <table:table-cell table:style-name="ce228" table:number-columns-repeated="3"/>
          <table:table-cell table:style-name="ce359"/>
          <table:table-cell table:style-name="ce397"/>
          <table:table-cell table:style-name="ce427" table:formula="of:=[.AC141]" office:value-type="float" office:value="72" calcext:value-type="float">
            <text:p>72</text:p>
          </table:table-cell>
          <table:table-cell table:style-name="ce473"/>
          <table:table-cell table:style-name="ce509"/>
          <table:table-cell table:style-name="ce545" table:number-columns-repeated="5"/>
          <table:table-cell table:style-name="ce588" table:formula="of:=[.AH141]+[.AM141]+[.AR141]+[.AW141]+[.BB141]+[.BG141]+[.BV141]+[.CA141]+[.CF141]+[.CK141]" office:value-type="float" office:value="72" calcext:value-type="float">
            <text:p>72</text:p>
          </table:table-cell>
          <table:table-cell table:style-name="ce626" table:formula="of:=[.AF141]+[.AK141]+[.AP141]+[.AU141]+[.AZ141]+[.BE141]" office:value-type="float" office:value="0" calcext:value-type="float">
            <text:p>0</text:p>
          </table:table-cell>
          <table:table-cell table:style-name="ce545" table:formula="of:=[.AG141]+[.AH141]+[.AI141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26" table:formula="of:=[.AL141]+[.AM141]+[.AN141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780" table:formula="of:=[.AQ141]+[.AR141]+[.AS141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26" table:formula="of:=[.AV141]+[.AW141]+[.AX141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26" table:formula="of:=[.BA141]+[.BB141]+[.BC141]" office:value-type="float" office:value="72" calcext:value-type="float">
            <text:p>72</text:p>
          </table:table-cell>
          <table:table-cell table:style-name="ce545" table:number-columns-repeated="2"/>
          <table:table-cell table:style-name="ce545" office:value-type="float" office:value="72" calcext:value-type="float">
            <text:p>72</text:p>
          </table:table-cell>
          <table:table-cell table:style-name="ce588"/>
          <table:table-cell table:style-name="ce626" table:formula="of:=[.BF141]+[.BG141]+[.BH141]" office:value-type="float" office:value="0" calcext:value-type="float">
            <text:p>0</text:p>
          </table:table-cell>
          <table:table-cell table:style-name="ce545" table:number-columns-repeated="4"/>
          <table:table-cell table:style-name="ce545" table:formula="of:=[.BK141]+[.BL141]+[.BM141]" office:value-type="float" office:value="0" calcext:value-type="float">
            <text:p>0</text:p>
          </table:table-cell>
          <table:table-cell table:style-name="ce545" table:number-columns-repeated="4"/>
          <table:table-cell table:style-name="ce545" table:formula="of:=[.BP141]+[.BQ141]+[.BR141]" office:value-type="float" office:value="0" calcext:value-type="float">
            <text:p>0</text:p>
          </table:table-cell>
          <table:table-cell table:style-name="ce545" table:number-columns-repeated="3"/>
          <table:table-cell table:style-name="ce562"/>
          <table:table-cell table:style-name="ce869" table:formula="of:=[.BU141]+[.BV141]+[.BW141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26" table:formula="of:=[.BZ141]+[.CA141]+[.CB141]" office:value-type="float" office:value="0" calcext:value-type="float">
            <text:p>0</text:p>
          </table:table-cell>
          <table:table-cell table:style-name="ce545" table:number-columns-repeated="3"/>
          <table:table-cell table:style-name="ce588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655"/>
          <table:table-cell table:style-name="ce913" table:number-columns-repeated="2"/>
          <table:table-cell table:style-name="ce592"/>
          <table:table-cell table:number-columns-repeated="934"/>
        </table:table-row>
        <table:table-row table:style-name="ro35">
          <table:table-cell table:style-name="ce296" office:value-type="string" calcext:value-type="string">
            <text:p>ПП.11</text:p>
          </table:table-cell>
          <table:table-cell table:style-name="ce771" office:value-type="string" calcext:value-type="string" table:number-columns-spanned="9" table:number-rows-spanned="1">
            <text:p>Производственная практика</text:p>
          </table:table-cell>
          <table:covered-table-cell table:number-columns-repeated="8" table:style-name="ce771"/>
          <table:table-cell table:style-name="ce231"/>
          <table:table-cell table:style-name="ce273"/>
          <table:table-cell table:style-name="ce284"/>
          <table:table-cell table:style-name="ce273"/>
          <table:table-cell table:style-name="ce301" office:value-type="string" calcext:value-type="string">
            <text:p>ДЗ</text:p>
          </table:table-cell>
          <table:table-cell table:style-name="ce273" table:number-columns-repeated="3"/>
          <table:table-cell table:style-name="ce355"/>
          <table:table-cell table:style-name="ce398"/>
          <table:table-cell table:style-name="ce429" table:formula="of:=[.AC142]" office:value-type="float" office:value="72" calcext:value-type="float">
            <text:p>72</text:p>
          </table:table-cell>
          <table:table-cell table:style-name="ce474"/>
          <table:table-cell table:style-name="ce516"/>
          <table:table-cell table:style-name="ce549" table:number-columns-repeated="5"/>
          <table:table-cell table:style-name="ce591" table:formula="of:=[.AH142]+[.AM142]+[.AR142]+[.AW142]+[.BB142]+[.BG142]+[.BV142]+[.CA142]+[.CF142]+[.CK142]" office:value-type="float" office:value="72" calcext:value-type="float">
            <text:p>72</text:p>
          </table:table-cell>
          <table:table-cell table:style-name="ce627"/>
          <table:table-cell table:style-name="ce549" table:formula="of:=[.AG142]+[.AH142]+[.AI142]" office:value-type="float" office:value="0" calcext:value-type="float">
            <text:p>0</text:p>
          </table:table-cell>
          <table:table-cell table:style-name="ce549" table:number-columns-repeated="3"/>
          <table:table-cell table:style-name="ce726"/>
          <table:table-cell table:style-name="ce627" table:formula="of:=[.AL142]+[.AM142]+[.AN142]" office:value-type="float" office:value="0" calcext:value-type="float">
            <text:p>0</text:p>
          </table:table-cell>
          <table:table-cell table:style-name="ce549" table:number-columns-repeated="3"/>
          <table:table-cell table:style-name="ce726"/>
          <table:table-cell table:style-name="ce781" table:formula="of:=[.AQ142]+[.AR142]+[.AS142]" office:value-type="float" office:value="0" calcext:value-type="float">
            <text:p>0</text:p>
          </table:table-cell>
          <table:table-cell table:style-name="ce549" table:number-columns-repeated="3"/>
          <table:table-cell table:style-name="ce726"/>
          <table:table-cell table:style-name="ce627" table:formula="of:=[.AV142]+[.AW142]+[.AX142]" office:value-type="float" office:value="0" calcext:value-type="float">
            <text:p>0</text:p>
          </table:table-cell>
          <table:table-cell table:style-name="ce549" table:number-columns-repeated="3"/>
          <table:table-cell table:style-name="ce726"/>
          <table:table-cell table:style-name="ce627" table:formula="of:=[.BA142]+[.BB142]+[.BC142]" office:value-type="float" office:value="72" calcext:value-type="float">
            <text:p>72</text:p>
          </table:table-cell>
          <table:table-cell table:style-name="ce549" table:number-columns-repeated="2"/>
          <table:table-cell table:style-name="ce549" office:value-type="float" office:value="72" calcext:value-type="float">
            <text:p>72</text:p>
          </table:table-cell>
          <table:table-cell table:style-name="ce822"/>
          <table:table-cell table:style-name="ce823" table:formula="of:=[.BF142]+[.BG142]+[.BH142]" office:value-type="float" office:value="0" calcext:value-type="float">
            <text:p>0</text:p>
          </table:table-cell>
          <table:table-cell table:style-name="ce549" table:number-columns-repeated="13"/>
          <table:table-cell table:style-name="ce822"/>
          <table:table-cell table:style-name="ce823" table:formula="of:=[.BU142]+[.BV142]+[.BW142]" office:value-type="float" office:value="0" calcext:value-type="float">
            <text:p>0</text:p>
          </table:table-cell>
          <table:table-cell table:style-name="ce549" table:number-columns-repeated="3"/>
          <table:table-cell table:style-name="ce726"/>
          <table:table-cell table:style-name="ce627" table:formula="of:=[.BZ142]+[.CA142]+[.CB142]" office:value-type="float" office:value="0" calcext:value-type="float">
            <text:p>0</text:p>
          </table:table-cell>
          <table:table-cell table:style-name="ce549" table:number-columns-repeated="3"/>
          <table:table-cell table:style-name="ce726"/>
          <table:table-cell table:style-name="ce664"/>
          <table:table-cell table:style-name="ce548" table:number-columns-repeated="3"/>
          <table:table-cell table:style-name="ce593"/>
          <table:table-cell table:style-name="ce664" table:number-columns-repeated="2"/>
          <table:table-cell table:style-name="ce548" table:number-columns-repeated="2"/>
          <table:table-cell table:style-name="ce593"/>
          <table:table-cell table:number-columns-repeated="2"/>
          <table:table-cell table:style-name="ce95" table:number-columns-repeated="2"/>
          <table:table-cell table:number-columns-repeated="930"/>
        </table:table-row>
        <table:table-row table:style-name="ro36" table:visibility="collapse">
          <table:table-cell table:style-name="ce530" office:value-type="string" calcext:value-type="string">
            <text:p>ПМ.05</text:p>
          </table:table-cell>
          <table:table-cell table:style-name="ce772" table:number-columns-spanned="9" table:number-rows-spanned="1"/>
          <table:covered-table-cell table:number-columns-repeated="8" table:style-name="ce772"/>
          <table:table-cell table:style-name="ce1000" table:number-columns-spanned="8" table:number-rows-spanned="1"/>
          <table:covered-table-cell table:number-columns-repeated="7" table:style-name="ce1000"/>
          <table:table-cell table:style-name="ce360"/>
          <table:table-cell table:style-name="ce399"/>
          <table:table-cell table:style-name="ce426" table:formula="of:=[.U145]+[.U146]+[.U147]" office:value-type="float" office:value="0" calcext:value-type="float">
            <text:p>0</text:p>
          </table:table-cell>
          <table:table-cell table:style-name="ce475" table:formula="of:=SUM([.V144:.V147])" office:value-type="float" office:value="0" calcext:value-type="float">
            <text:p>0</text:p>
          </table:table-cell>
          <table:table-cell table:style-name="ce517" table:formula="of:=SUM([.W145:.W147])" office:value-type="float" office:value="0" calcext:value-type="float">
            <text:p>0</text:p>
          </table:table-cell>
          <table:table-cell table:style-name="ce517" table:formula="of:=SUM([.X145:.X147])" office:value-type="float" office:value="0" calcext:value-type="float">
            <text:p>0</text:p>
          </table:table-cell>
          <table:table-cell table:style-name="ce517" table:formula="of:=SUM([.Y145:.Y147])" office:value-type="float" office:value="0" calcext:value-type="float">
            <text:p>0</text:p>
          </table:table-cell>
          <table:table-cell table:style-name="ce517" table:formula="of:=SUM([.Z145:.Z147])" office:value-type="float" office:value="0" calcext:value-type="float">
            <text:p>0</text:p>
          </table:table-cell>
          <table:table-cell table:style-name="ce517" table:formula="of:=SUM([.AA145:.AA147])" office:value-type="float" office:value="0" calcext:value-type="float">
            <text:p>0</text:p>
          </table:table-cell>
          <table:table-cell table:style-name="ce517" table:formula="of:=SUM([.AB145:.AB147])" office:value-type="float" office:value="0" calcext:value-type="float">
            <text:p>0</text:p>
          </table:table-cell>
          <table:table-cell table:style-name="ce517" table:formula="of:=SUM([.AC145:.AC147])" office:value-type="float" office:value="0" calcext:value-type="float">
            <text:p>0</text:p>
          </table:table-cell>
          <table:table-cell table:style-name="ce517" table:formula="of:=SUM([.AD145:.AD147])" office:value-type="float" office:value="0" calcext:value-type="float">
            <text:p>0</text:p>
          </table:table-cell>
          <table:table-cell table:style-name="ce517" table:formula="of:=SUM([.AE145:.AE147])" office:value-type="float" office:value="0" calcext:value-type="float">
            <text:p>0</text:p>
          </table:table-cell>
          <table:table-cell table:style-name="ce517" table:formula="of:=SUM([.AF145:.AF147])" office:value-type="float" office:value="0" calcext:value-type="float">
            <text:p>0</text:p>
          </table:table-cell>
          <table:table-cell table:style-name="ce517" table:formula="of:=SUM([.AG145:.AG147])" office:value-type="float" office:value="0" calcext:value-type="float">
            <text:p>0</text:p>
          </table:table-cell>
          <table:table-cell table:style-name="ce517" table:formula="of:=SUM([.AH145:.AH147])" office:value-type="float" office:value="0" calcext:value-type="float">
            <text:p>0</text:p>
          </table:table-cell>
          <table:table-cell table:style-name="ce517" table:formula="of:=SUM([.AI145:.AI147])" office:value-type="float" office:value="0" calcext:value-type="float">
            <text:p>0</text:p>
          </table:table-cell>
          <table:table-cell table:style-name="ce517" table:formula="of:=SUM([.AJ145:.AJ147])" office:value-type="float" office:value="0" calcext:value-type="float">
            <text:p>0</text:p>
          </table:table-cell>
          <table:table-cell table:style-name="ce517" table:formula="of:=SUM([.AK145:.AK147])" office:value-type="float" office:value="0" calcext:value-type="float">
            <text:p>0</text:p>
          </table:table-cell>
          <table:table-cell table:style-name="ce517" table:formula="of:=SUM([.AL145:.AL147])" office:value-type="float" office:value="0" calcext:value-type="float">
            <text:p>0</text:p>
          </table:table-cell>
          <table:table-cell table:style-name="ce517" table:formula="of:=SUM([.AM145:.AM147])" office:value-type="float" office:value="0" calcext:value-type="float">
            <text:p>0</text:p>
          </table:table-cell>
          <table:table-cell table:style-name="ce517" table:formula="of:=SUM([.AN145:.AN147])" office:value-type="float" office:value="0" calcext:value-type="float">
            <text:p>0</text:p>
          </table:table-cell>
          <table:table-cell table:style-name="ce517" table:formula="of:=SUM([.AO145:.AO147])" office:value-type="float" office:value="0" calcext:value-type="float">
            <text:p>0</text:p>
          </table:table-cell>
          <table:table-cell table:style-name="ce517" table:formula="of:=SUM([.AP145:.AP147])" office:value-type="float" office:value="0" calcext:value-type="float">
            <text:p>0</text:p>
          </table:table-cell>
          <table:table-cell table:style-name="ce517" table:formula="of:=SUM([.AQ145:.AQ147])" office:value-type="float" office:value="0" calcext:value-type="float">
            <text:p>0</text:p>
          </table:table-cell>
          <table:table-cell table:style-name="ce517" table:formula="of:=SUM([.AR145:.AR147])" office:value-type="float" office:value="0" calcext:value-type="float">
            <text:p>0</text:p>
          </table:table-cell>
          <table:table-cell table:style-name="ce517" table:formula="of:=SUM([.AS145:.AS147])" office:value-type="float" office:value="0" calcext:value-type="float">
            <text:p>0</text:p>
          </table:table-cell>
          <table:table-cell table:style-name="ce517" table:formula="of:=SUM([.AT145:.AT147])" office:value-type="float" office:value="0" calcext:value-type="float">
            <text:p>0</text:p>
          </table:table-cell>
          <table:table-cell table:style-name="ce517" table:formula="of:=SUM([.AU145:.AU147])" office:value-type="float" office:value="0" calcext:value-type="float">
            <text:p>0</text:p>
          </table:table-cell>
          <table:table-cell table:style-name="ce517" table:formula="of:=SUM([.AV145:.AV147])" office:value-type="float" office:value="0" calcext:value-type="float">
            <text:p>0</text:p>
          </table:table-cell>
          <table:table-cell table:style-name="ce517" table:formula="of:=SUM([.AW145:.AW147])" office:value-type="float" office:value="0" calcext:value-type="float">
            <text:p>0</text:p>
          </table:table-cell>
          <table:table-cell table:style-name="ce517" table:formula="of:=SUM([.AX145:.AX147])" office:value-type="float" office:value="0" calcext:value-type="float">
            <text:p>0</text:p>
          </table:table-cell>
          <table:table-cell table:style-name="ce517" table:formula="of:=SUM([.AY145:.AY147])" office:value-type="float" office:value="0" calcext:value-type="float">
            <text:p>0</text:p>
          </table:table-cell>
          <table:table-cell table:style-name="ce517" table:formula="of:=SUM([.AZ145:.AZ147])" office:value-type="float" office:value="0" calcext:value-type="float">
            <text:p>0</text:p>
          </table:table-cell>
          <table:table-cell table:style-name="ce517" table:formula="of:=SUM([.BA145:.BA147])" office:value-type="float" office:value="0" calcext:value-type="float">
            <text:p>0</text:p>
          </table:table-cell>
          <table:table-cell table:style-name="ce517" table:formula="of:=SUM([.BB145:.BB147])" office:value-type="float" office:value="0" calcext:value-type="float">
            <text:p>0</text:p>
          </table:table-cell>
          <table:table-cell table:style-name="ce517" table:formula="of:=SUM([.BC145:.BC147])" office:value-type="float" office:value="0" calcext:value-type="float">
            <text:p>0</text:p>
          </table:table-cell>
          <table:table-cell table:style-name="ce517" table:formula="of:=SUM([.BD145:.BD147])" office:value-type="float" office:value="0" calcext:value-type="float">
            <text:p>0</text:p>
          </table:table-cell>
          <table:table-cell table:style-name="ce517" table:formula="of:=SUM([.BE145:.BE147])" office:value-type="float" office:value="0" calcext:value-type="float">
            <text:p>0</text:p>
          </table:table-cell>
          <table:table-cell table:style-name="ce517" table:formula="of:=SUM([.BF145:.BF147])" office:value-type="float" office:value="0" calcext:value-type="float">
            <text:p>0</text:p>
          </table:table-cell>
          <table:table-cell table:style-name="ce517" table:formula="of:=SUM([.BG145:.BG147])" office:value-type="float" office:value="0" calcext:value-type="float">
            <text:p>0</text:p>
          </table:table-cell>
          <table:table-cell table:style-name="ce517" table:formula="of:=SUM([.BH145:.BH147])" office:value-type="float" office:value="0" calcext:value-type="float">
            <text:p>0</text:p>
          </table:table-cell>
          <table:table-cell table:style-name="ce517" table:formula="of:=SUM([.BI145:.BI147])" office:value-type="float" office:value="0" calcext:value-type="float">
            <text:p>0</text:p>
          </table:table-cell>
          <table:table-cell table:style-name="ce517" table:formula="of:=SUM([.BJ145:.BJ147])" office:value-type="float" office:value="0" calcext:value-type="float">
            <text:p>0</text:p>
          </table:table-cell>
          <table:table-cell table:style-name="ce517" table:formula="of:=SUM([.BK145:.BK147])" office:value-type="float" office:value="0" calcext:value-type="float">
            <text:p>0</text:p>
          </table:table-cell>
          <table:table-cell table:style-name="ce517" table:formula="of:=SUM([.BL145:.BL147])" office:value-type="float" office:value="0" calcext:value-type="float">
            <text:p>0</text:p>
          </table:table-cell>
          <table:table-cell table:style-name="ce517" table:formula="of:=SUM([.BM145:.BM147])" office:value-type="float" office:value="0" calcext:value-type="float">
            <text:p>0</text:p>
          </table:table-cell>
          <table:table-cell table:style-name="ce517" table:formula="of:=SUM([.BN145:.BN147])" office:value-type="float" office:value="0" calcext:value-type="float">
            <text:p>0</text:p>
          </table:table-cell>
          <table:table-cell table:style-name="ce517" table:formula="of:=SUM([.BO145:.BO147])" office:value-type="float" office:value="0" calcext:value-type="float">
            <text:p>0</text:p>
          </table:table-cell>
          <table:table-cell table:style-name="ce517" table:formula="of:=SUM([.BP145:.BP147])" office:value-type="float" office:value="0" calcext:value-type="float">
            <text:p>0</text:p>
          </table:table-cell>
          <table:table-cell table:style-name="ce517" table:formula="of:=SUM([.BQ145:.BQ147])" office:value-type="float" office:value="0" calcext:value-type="float">
            <text:p>0</text:p>
          </table:table-cell>
          <table:table-cell table:style-name="ce517" table:formula="of:=SUM([.BR145:.BR147])" office:value-type="float" office:value="0" calcext:value-type="float">
            <text:p>0</text:p>
          </table:table-cell>
          <table:table-cell table:style-name="ce517" table:formula="of:=SUM([.BS145:.BS147])" office:value-type="float" office:value="0" calcext:value-type="float">
            <text:p>0</text:p>
          </table:table-cell>
          <table:table-cell table:style-name="ce517" table:formula="of:=SUM([.BT145:.BT147])" office:value-type="float" office:value="0" calcext:value-type="float">
            <text:p>0</text:p>
          </table:table-cell>
          <table:table-cell table:style-name="ce517" table:formula="of:=SUM([.BU145:.BU147])" office:value-type="float" office:value="0" calcext:value-type="float">
            <text:p>0</text:p>
          </table:table-cell>
          <table:table-cell table:style-name="ce517" table:formula="of:=SUM([.BV145:.BV147])" office:value-type="float" office:value="0" calcext:value-type="float">
            <text:p>0</text:p>
          </table:table-cell>
          <table:table-cell table:style-name="ce517" table:formula="of:=SUM([.BW145:.BW147])" office:value-type="float" office:value="0" calcext:value-type="float">
            <text:p>0</text:p>
          </table:table-cell>
          <table:table-cell table:style-name="ce517" table:formula="of:=SUM([.BX145:.BX147])" office:value-type="float" office:value="0" calcext:value-type="float">
            <text:p>0</text:p>
          </table:table-cell>
          <table:table-cell table:style-name="ce517" table:formula="of:=SUM([.BY145:.BY147])" office:value-type="float" office:value="0" calcext:value-type="float">
            <text:p>0</text:p>
          </table:table-cell>
          <table:table-cell table:style-name="ce517" table:formula="of:=SUM([.BZ145:.BZ147])" office:value-type="float" office:value="0" calcext:value-type="float">
            <text:p>0</text:p>
          </table:table-cell>
          <table:table-cell table:style-name="ce517" table:formula="of:=SUM([.CA145:.CA147])" office:value-type="float" office:value="0" calcext:value-type="float">
            <text:p>0</text:p>
          </table:table-cell>
          <table:table-cell table:style-name="ce517" table:formula="of:=SUM([.CB145:.CB147])" office:value-type="float" office:value="0" calcext:value-type="float">
            <text:p>0</text:p>
          </table:table-cell>
          <table:table-cell table:style-name="ce517" table:number-columns-repeated="10"/>
          <table:table-cell table:style-name="ce918" table:number-columns-repeated="3"/>
          <table:table-cell table:number-columns-repeated="931"/>
        </table:table-row>
        <table:table-row table:style-name="ro36" table:visibility="collapse">
          <table:table-cell table:style-name="ce531"/>
          <table:table-cell table:style-name="ce773" office:value-type="string" calcext:value-type="string" table:number-columns-spanned="9" table:number-rows-spanned="1">
            <text:p>Экзамен по модулю</text:p>
          </table:table-cell>
          <table:covered-table-cell table:number-columns-repeated="8" table:style-name="ce773"/>
          <table:table-cell table:style-name="ce239"/>
          <table:table-cell table:style-name="ce277"/>
          <table:table-cell table:style-name="ce285"/>
          <table:table-cell table:style-name="ce290"/>
          <table:table-cell table:style-name="ce239"/>
          <table:table-cell table:style-name="ce277" table:number-columns-repeated="3"/>
          <table:table-cell table:style-name="ce361"/>
          <table:table-cell table:style-name="ce400"/>
          <table:table-cell table:style-name="ce418"/>
          <table:table-cell table:style-name="ce476"/>
          <table:table-cell table:style-name="ce518"/>
          <table:table-cell table:style-name="ce290" table:number-columns-repeated="6"/>
          <table:table-cell table:style-name="ce628"/>
          <table:table-cell table:style-name="ce667"/>
          <table:table-cell table:style-name="ce691"/>
          <table:table-cell table:style-name="ce290" table:number-columns-repeated="2"/>
          <table:table-cell table:style-name="ce589"/>
          <table:table-cell table:style-name="ce746"/>
          <table:table-cell table:style-name="ce691"/>
          <table:table-cell table:style-name="ce290" table:number-columns-repeated="2"/>
          <table:table-cell table:style-name="ce589"/>
          <table:table-cell table:style-name="ce746"/>
          <table:table-cell table:style-name="ce691"/>
          <table:table-cell table:style-name="ce290" table:number-columns-repeated="2"/>
          <table:table-cell table:style-name="ce589"/>
          <table:table-cell table:style-name="ce746"/>
          <table:table-cell table:style-name="ce691"/>
          <table:table-cell table:style-name="ce290" table:number-columns-repeated="2"/>
          <table:table-cell table:style-name="ce589"/>
          <table:table-cell table:style-name="ce746"/>
          <table:table-cell table:style-name="ce691"/>
          <table:table-cell table:style-name="ce290" table:number-columns-repeated="2"/>
          <table:table-cell table:style-name="ce589"/>
          <table:table-cell table:style-name="ce746"/>
          <table:table-cell table:style-name="ce691"/>
          <table:table-cell table:style-name="ce290" table:number-columns-repeated="4"/>
          <table:table-cell table:style-name="ce691"/>
          <table:table-cell table:style-name="ce290" table:number-columns-repeated="4"/>
          <table:table-cell table:style-name="ce691"/>
          <table:table-cell table:style-name="ce290" table:number-columns-repeated="2"/>
          <table:table-cell table:style-name="ce566"/>
          <table:table-cell table:style-name="ce667"/>
          <table:table-cell table:style-name="ce290" table:number-columns-repeated="3"/>
          <table:table-cell table:style-name="ce589"/>
          <table:table-cell table:style-name="ce746"/>
          <table:table-cell table:style-name="ce290" table:number-columns-repeated="3"/>
          <table:table-cell table:style-name="ce589"/>
          <table:table-cell table:style-name="ce746"/>
          <table:table-cell table:style-name="ce290" table:number-columns-repeated="3"/>
          <table:table-cell table:style-name="ce589"/>
          <table:table-cell table:style-name="ce746"/>
          <table:table-cell table:style-name="ce290" table:number-columns-repeated="3"/>
          <table:table-cell table:style-name="ce589"/>
          <table:table-cell table:number-columns-repeated="934"/>
        </table:table-row>
        <table:table-row table:style-name="ro36" table:visibility="collapse">
          <table:table-cell table:style-name="ce532" office:value-type="string" calcext:value-type="string">
            <text:p>МДК.05.01</text:p>
          </table:table-cell>
          <table:table-cell table:style-name="ce642" table:number-columns-spanned="9" table:number-rows-spanned="1"/>
          <table:covered-table-cell table:number-columns-repeated="8" table:style-name="ce642"/>
          <table:table-cell table:style-name="ce217"/>
          <table:table-cell table:style-name="ce267"/>
          <table:table-cell table:style-name="ce286"/>
          <table:table-cell table:style-name="ce291"/>
          <table:table-cell table:style-name="ce267" table:number-columns-repeated="4"/>
          <table:table-cell table:style-name="ce362"/>
          <table:table-cell table:style-name="ce401"/>
          <table:table-cell table:style-name="ce433" table:formula="of:=[.W145]+[.X145]" office:value-type="float" office:value="0" calcext:value-type="float">
            <text:p>0</text:p>
          </table:table-cell>
          <table:table-cell table:style-name="ce476" table:formula="of:=[.AF145]+[.AK145]+[.AP145]+[.AU145]+[.AZ145]+[.BE145]+[.BT145]+[.BY145]+[.CD145]+[.CI145]" office:value-type="float" office:value="0" calcext:value-type="float">
            <text:p>0</text:p>
          </table:table-cell>
          <table:table-cell table:style-name="ce519" table:formula="of:=[.AI145]+[.AN145]+[.AS145]+[.AX145]+[.BC145]+[.BH145]+[.BM145]+[.BR145]+[.BW145]+[.CB145]+[.CG145]+[.CL145]" office:value-type="float" office:value="0" calcext:value-type="float">
            <text:p>0</text:p>
          </table:table-cell>
          <table:table-cell table:style-name="ce313" table:formula="of:=[.AG145]+[.AL145]+[.AQ145]+[.AV145]+[.BA145]+[.BF145]+[.BK145]+[.BP145]+[.BU145]+[.BZ145]+[.CE145]+[.CJ145]" office:value-type="float" office:value="0" calcext:value-type="float">
            <text:p>0</text:p>
          </table:table-cell>
          <table:table-cell table:style-name="ce559" table:formula="of:=[.X145]-[.Z145]-[.AB145]-[.AA145]" office:value-type="float" office:value="0" calcext:value-type="float">
            <text:p>0</text:p>
          </table:table-cell>
          <table:table-cell table:style-name="ce313" table:number-columns-repeated="4"/>
          <table:table-cell table:style-name="ce629"/>
          <table:table-cell table:style-name="ce668" table:formula="of:=[.AG145]+[.AH145]+[.AI145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669" table:formula="of:=[.AL145]+[.AM145]+[.AN145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782" table:formula="of:=[.AQ145]+[.AR145]+[.AS145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669" table:formula="of:=[.AV145]+[.AW145]+[.AX145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669" table:formula="of:=[.BA145]+[.BB145]+[.BC145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669" table:formula="of:=[.BF145]+[.BG145]+[.BH145]" office:value-type="float" office:value="0" calcext:value-type="float">
            <text:p>0</text:p>
          </table:table-cell>
          <table:table-cell table:style-name="ce685"/>
          <table:table-cell table:style-name="ce313" table:number-columns-repeated="4"/>
          <table:table-cell table:style-name="ce685"/>
          <table:table-cell table:style-name="ce313" table:number-columns-repeated="4"/>
          <table:table-cell table:style-name="ce685"/>
          <table:table-cell table:style-name="ce313" table:number-columns-repeated="2"/>
          <table:table-cell table:style-name="ce559"/>
          <table:table-cell table:style-name="ce668" table:formula="of:=[.BU145]+[.BV145]+[.BW145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669" table:formula="of:=[.BZ145]+[.CA145]+[.CB145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6" table:visibility="collapse">
          <table:table-cell table:style-name="ce533" office:value-type="string" calcext:value-type="string">
            <text:p>УП.05</text:p>
          </table:table-cell>
          <table:table-cell table:style-name="ce795" table:number-columns-spanned="9" table:number-rows-spanned="1"/>
          <table:covered-table-cell table:number-columns-repeated="8" table:style-name="ce795"/>
          <table:table-cell table:style-name="ce232"/>
          <table:table-cell table:style-name="ce267"/>
          <table:table-cell table:style-name="ce286"/>
          <table:table-cell table:style-name="ce267" table:number-columns-repeated="5"/>
          <table:table-cell table:style-name="ce363"/>
          <table:table-cell table:style-name="ce338"/>
          <table:table-cell table:style-name="ce418" table:formula="of:=[.AC146]" office:value-type="float" office:value="0" calcext:value-type="float">
            <text:p>0</text:p>
          </table:table-cell>
          <table:table-cell table:style-name="ce477"/>
          <table:table-cell table:style-name="ce520"/>
          <table:table-cell table:style-name="ce313" table:number-columns-repeated="5"/>
          <table:table-cell table:style-name="ce313" table:formula="of:=[.AH146]+[.AM146]+[.AR146]+[.AW146]+[.BB146]+[.BG146]+[.BV146]+[.CA146]+[.CF146]+[.CK146]" office:value-type="float" office:value="0" calcext:value-type="float">
            <text:p>0</text:p>
          </table:table-cell>
          <table:table-cell table:style-name="ce629"/>
          <table:table-cell table:style-name="ce668" table:formula="of:=[.AG146]+[.AH146]+[.AI146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669" table:formula="of:=[.AL146]+[.AM146]+[.AN146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782" table:formula="of:=[.AQ146]+[.AR146]+[.AS146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669" table:formula="of:=[.AV146]+[.AW146]+[.AX146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669" table:formula="of:=[.BA146]+[.BB146]+[.BC146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669" table:formula="of:=[.BF146]+[.BG146]+[.BH146]" office:value-type="float" office:value="0" calcext:value-type="float">
            <text:p>0</text:p>
          </table:table-cell>
          <table:table-cell table:style-name="ce685"/>
          <table:table-cell table:style-name="ce313" table:number-columns-repeated="4"/>
          <table:table-cell table:style-name="ce685"/>
          <table:table-cell table:style-name="ce313" table:number-columns-repeated="4"/>
          <table:table-cell table:style-name="ce685"/>
          <table:table-cell table:style-name="ce313" table:number-columns-repeated="2"/>
          <table:table-cell table:style-name="ce559"/>
          <table:table-cell table:style-name="ce668" table:formula="of:=[.BU146]+[.BV146]+[.BW146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669" table:formula="of:=[.BZ146]+[.CA146]+[.CB146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6" table:visibility="collapse">
          <table:table-cell table:style-name="ce535" office:value-type="string" calcext:value-type="string">
            <text:p>ПП.05</text:p>
          </table:table-cell>
          <table:table-cell table:style-name="ce644" table:number-columns-spanned="9" table:number-rows-spanned="1"/>
          <table:covered-table-cell table:number-columns-repeated="8" table:style-name="ce644"/>
          <table:table-cell table:style-name="ce232"/>
          <table:table-cell table:style-name="ce267"/>
          <table:table-cell table:style-name="ce286"/>
          <table:table-cell table:style-name="ce267" table:number-columns-repeated="5"/>
          <table:table-cell table:style-name="ce362"/>
          <table:table-cell table:style-name="ce401"/>
          <table:table-cell table:style-name="ce418" table:formula="of:=[.AC147]" office:value-type="float" office:value="0" calcext:value-type="float">
            <text:p>0</text:p>
          </table:table-cell>
          <table:table-cell table:style-name="ce477"/>
          <table:table-cell table:style-name="ce520"/>
          <table:table-cell table:style-name="ce313" table:number-columns-repeated="5"/>
          <table:table-cell table:style-name="ce313" table:formula="of:=[.AH147]+[.AM147]+[.AR147]+[.AW147]+[.BB147]+[.BG147]+[.BV147]+[.CA147]+[.CF147]+[.CK147]" office:value-type="float" office:value="0" calcext:value-type="float">
            <text:p>0</text:p>
          </table:table-cell>
          <table:table-cell table:style-name="ce629"/>
          <table:table-cell table:style-name="ce668" table:formula="of:=[.AG147]+[.AH147]+[.AI147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669" table:formula="of:=[.AL147]+[.AM147]+[.AN147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782" table:formula="of:=[.AQ147]+[.AR147]+[.AS147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669" table:formula="of:=[.AV147]+[.AW147]+[.AX147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669" table:formula="of:=[.BA147]+[.BB147]+[.BC147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669" table:formula="of:=[.BF147]+[.BG147]+[.BH147]" office:value-type="float" office:value="0" calcext:value-type="float">
            <text:p>0</text:p>
          </table:table-cell>
          <table:table-cell table:style-name="ce685"/>
          <table:table-cell table:style-name="ce313" table:number-columns-repeated="4"/>
          <table:table-cell table:style-name="ce685"/>
          <table:table-cell table:style-name="ce313" table:number-columns-repeated="4"/>
          <table:table-cell table:style-name="ce685"/>
          <table:table-cell table:style-name="ce313" table:number-columns-repeated="2"/>
          <table:table-cell table:style-name="ce559"/>
          <table:table-cell table:style-name="ce668" table:formula="of:=[.BU147]+[.BV147]+[.BW147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669" table:formula="of:=[.BZ147]+[.CA147]+[.CB147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style-name="ce669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6" table:visibility="collapse">
          <table:table-cell table:style-name="ce530" office:value-type="string" calcext:value-type="string">
            <text:p>ПМ.06</text:p>
          </table:table-cell>
          <table:table-cell table:style-name="ce804" table:number-columns-spanned="9" table:number-rows-spanned="1"/>
          <table:covered-table-cell table:number-columns-repeated="8" table:style-name="ce804"/>
          <table:table-cell table:style-name="ce1002" table:number-columns-spanned="8" table:number-rows-spanned="1"/>
          <table:covered-table-cell table:number-columns-repeated="7" table:style-name="ce1002"/>
          <table:table-cell table:style-name="ce364"/>
          <table:table-cell table:style-name="ce402"/>
          <table:table-cell table:style-name="ce434" table:formula="of:=SUM([.U150:.U152])" office:value-type="float" office:value="0" calcext:value-type="float">
            <text:p>0</text:p>
          </table:table-cell>
          <table:table-cell table:style-name="ce478" table:formula="of:=SUM([.V149:.V152])" office:value-type="float" office:value="0" calcext:value-type="float">
            <text:p>0</text:p>
          </table:table-cell>
          <table:table-cell table:style-name="ce434" table:formula="of:=SUM([.W150:.W152])" office:value-type="float" office:value="0" calcext:value-type="float">
            <text:p>0</text:p>
          </table:table-cell>
          <table:table-cell table:style-name="ce434" table:formula="of:=SUM([.X150:.X152])" office:value-type="float" office:value="0" calcext:value-type="float">
            <text:p>0</text:p>
          </table:table-cell>
          <table:table-cell table:style-name="ce434" table:formula="of:=SUM([.Y150:.Y152])" office:value-type="float" office:value="0" calcext:value-type="float">
            <text:p>0</text:p>
          </table:table-cell>
          <table:table-cell table:style-name="ce434" table:formula="of:=SUM([.Z150:.Z152])" office:value-type="float" office:value="0" calcext:value-type="float">
            <text:p>0</text:p>
          </table:table-cell>
          <table:table-cell table:style-name="ce434" table:formula="of:=SUM([.AA150:.AA152])" office:value-type="float" office:value="0" calcext:value-type="float">
            <text:p>0</text:p>
          </table:table-cell>
          <table:table-cell table:style-name="ce434" table:formula="of:=SUM([.AB150:.AB152])" office:value-type="float" office:value="0" calcext:value-type="float">
            <text:p>0</text:p>
          </table:table-cell>
          <table:table-cell table:style-name="ce434" table:formula="of:=SUM([.AC150:.AC152])" office:value-type="float" office:value="0" calcext:value-type="float">
            <text:p>0</text:p>
          </table:table-cell>
          <table:table-cell table:style-name="ce434" table:formula="of:=SUM([.AD150:.AD152])" office:value-type="float" office:value="0" calcext:value-type="float">
            <text:p>0</text:p>
          </table:table-cell>
          <table:table-cell table:style-name="ce434" table:formula="of:=SUM([.AE150:.AE152])" office:value-type="float" office:value="0" calcext:value-type="float">
            <text:p>0</text:p>
          </table:table-cell>
          <table:table-cell table:style-name="ce434" table:formula="of:=SUM([.AF150:.AF152])" office:value-type="float" office:value="0" calcext:value-type="float">
            <text:p>0</text:p>
          </table:table-cell>
          <table:table-cell table:style-name="ce434" table:formula="of:=SUM([.AG150:.AG152])" office:value-type="float" office:value="0" calcext:value-type="float">
            <text:p>0</text:p>
          </table:table-cell>
          <table:table-cell table:style-name="ce434" table:formula="of:=SUM([.AH150:.AH152])" office:value-type="float" office:value="0" calcext:value-type="float">
            <text:p>0</text:p>
          </table:table-cell>
          <table:table-cell table:style-name="ce434" table:formula="of:=SUM([.AI150:.AI152])" office:value-type="float" office:value="0" calcext:value-type="float">
            <text:p>0</text:p>
          </table:table-cell>
          <table:table-cell table:style-name="ce434" table:formula="of:=SUM([.AJ150:.AJ152])" office:value-type="float" office:value="0" calcext:value-type="float">
            <text:p>0</text:p>
          </table:table-cell>
          <table:table-cell table:style-name="ce434" table:formula="of:=SUM([.AK150:.AK152])" office:value-type="float" office:value="0" calcext:value-type="float">
            <text:p>0</text:p>
          </table:table-cell>
          <table:table-cell table:style-name="ce434" table:formula="of:=SUM([.AL150:.AL152])" office:value-type="float" office:value="0" calcext:value-type="float">
            <text:p>0</text:p>
          </table:table-cell>
          <table:table-cell table:style-name="ce434" table:formula="of:=SUM([.AM150:.AM152])" office:value-type="float" office:value="0" calcext:value-type="float">
            <text:p>0</text:p>
          </table:table-cell>
          <table:table-cell table:style-name="ce434" table:formula="of:=SUM([.AN150:.AN152])" office:value-type="float" office:value="0" calcext:value-type="float">
            <text:p>0</text:p>
          </table:table-cell>
          <table:table-cell table:style-name="ce434" table:formula="of:=SUM([.AO150:.AO152])" office:value-type="float" office:value="0" calcext:value-type="float">
            <text:p>0</text:p>
          </table:table-cell>
          <table:table-cell table:style-name="ce434" table:formula="of:=SUM([.AP150:.AP152])" office:value-type="float" office:value="0" calcext:value-type="float">
            <text:p>0</text:p>
          </table:table-cell>
          <table:table-cell table:style-name="ce434" table:formula="of:=SUM([.AQ150:.AQ152])" office:value-type="float" office:value="0" calcext:value-type="float">
            <text:p>0</text:p>
          </table:table-cell>
          <table:table-cell table:style-name="ce434" table:formula="of:=SUM([.AR150:.AR152])" office:value-type="float" office:value="0" calcext:value-type="float">
            <text:p>0</text:p>
          </table:table-cell>
          <table:table-cell table:style-name="ce434" table:formula="of:=SUM([.AS150:.AS152])" office:value-type="float" office:value="0" calcext:value-type="float">
            <text:p>0</text:p>
          </table:table-cell>
          <table:table-cell table:style-name="ce434" table:formula="of:=SUM([.AT150:.AT152])" office:value-type="float" office:value="0" calcext:value-type="float">
            <text:p>0</text:p>
          </table:table-cell>
          <table:table-cell table:style-name="ce434" table:formula="of:=SUM([.AU149:.AU152])" office:value-type="float" office:value="0" calcext:value-type="float">
            <text:p>0</text:p>
          </table:table-cell>
          <table:table-cell table:style-name="ce434" table:formula="of:=SUM([.AV150:.AV152])" office:value-type="float" office:value="0" calcext:value-type="float">
            <text:p>0</text:p>
          </table:table-cell>
          <table:table-cell table:style-name="ce434" table:formula="of:=SUM([.AW150:.AW152])" office:value-type="float" office:value="0" calcext:value-type="float">
            <text:p>0</text:p>
          </table:table-cell>
          <table:table-cell table:style-name="ce434" table:formula="of:=SUM([.AX150:.AX152])" office:value-type="float" office:value="0" calcext:value-type="float">
            <text:p>0</text:p>
          </table:table-cell>
          <table:table-cell table:style-name="ce434" table:formula="of:=SUM([.AY150:.AY152])" office:value-type="float" office:value="0" calcext:value-type="float">
            <text:p>0</text:p>
          </table:table-cell>
          <table:table-cell table:style-name="ce434" table:formula="of:=SUM([.AZ150:.AZ152])" office:value-type="float" office:value="0" calcext:value-type="float">
            <text:p>0</text:p>
          </table:table-cell>
          <table:table-cell table:style-name="ce434" table:formula="of:=SUM([.BA150:.BA152])" office:value-type="float" office:value="0" calcext:value-type="float">
            <text:p>0</text:p>
          </table:table-cell>
          <table:table-cell table:style-name="ce434" table:formula="of:=SUM([.BB150:.BB152])" office:value-type="float" office:value="0" calcext:value-type="float">
            <text:p>0</text:p>
          </table:table-cell>
          <table:table-cell table:style-name="ce434" table:formula="of:=SUM([.BC150:.BC152])" office:value-type="float" office:value="0" calcext:value-type="float">
            <text:p>0</text:p>
          </table:table-cell>
          <table:table-cell table:style-name="ce434" table:formula="of:=SUM([.BD150:.BD152])" office:value-type="float" office:value="0" calcext:value-type="float">
            <text:p>0</text:p>
          </table:table-cell>
          <table:table-cell table:style-name="ce434" table:formula="of:=SUM([.BE150:.BE152])" office:value-type="float" office:value="0" calcext:value-type="float">
            <text:p>0</text:p>
          </table:table-cell>
          <table:table-cell table:style-name="ce434" table:formula="of:=SUM([.BF150:.BF152])" office:value-type="float" office:value="0" calcext:value-type="float">
            <text:p>0</text:p>
          </table:table-cell>
          <table:table-cell table:style-name="ce434" table:formula="of:=SUM([.BG150:.BG152])" office:value-type="float" office:value="0" calcext:value-type="float">
            <text:p>0</text:p>
          </table:table-cell>
          <table:table-cell table:style-name="ce434" table:formula="of:=SUM([.BH150:.BH152])" office:value-type="float" office:value="0" calcext:value-type="float">
            <text:p>0</text:p>
          </table:table-cell>
          <table:table-cell table:style-name="ce434" table:formula="of:=SUM([.BI150:.BI152])" office:value-type="float" office:value="0" calcext:value-type="float">
            <text:p>0</text:p>
          </table:table-cell>
          <table:table-cell table:style-name="ce434" table:formula="of:=SUM([.BJ150:.BJ152])" office:value-type="float" office:value="0" calcext:value-type="float">
            <text:p>0</text:p>
          </table:table-cell>
          <table:table-cell table:style-name="ce434" table:formula="of:=SUM([.BK150:.BK152])" office:value-type="float" office:value="0" calcext:value-type="float">
            <text:p>0</text:p>
          </table:table-cell>
          <table:table-cell table:style-name="ce434" table:formula="of:=SUM([.BL150:.BL152])" office:value-type="float" office:value="0" calcext:value-type="float">
            <text:p>0</text:p>
          </table:table-cell>
          <table:table-cell table:style-name="ce434" table:formula="of:=SUM([.BM150:.BM152])" office:value-type="float" office:value="0" calcext:value-type="float">
            <text:p>0</text:p>
          </table:table-cell>
          <table:table-cell table:style-name="ce434" table:formula="of:=SUM([.BN150:.BN152])" office:value-type="float" office:value="0" calcext:value-type="float">
            <text:p>0</text:p>
          </table:table-cell>
          <table:table-cell table:style-name="ce434" table:formula="of:=SUM([.BO150:.BO152])" office:value-type="float" office:value="0" calcext:value-type="float">
            <text:p>0</text:p>
          </table:table-cell>
          <table:table-cell table:style-name="ce434" table:formula="of:=SUM([.BP150:.BP152])" office:value-type="float" office:value="0" calcext:value-type="float">
            <text:p>0</text:p>
          </table:table-cell>
          <table:table-cell table:style-name="ce434" table:formula="of:=SUM([.BQ150:.BQ152])" office:value-type="float" office:value="0" calcext:value-type="float">
            <text:p>0</text:p>
          </table:table-cell>
          <table:table-cell table:style-name="ce434" table:formula="of:=SUM([.BR150:.BR152])" office:value-type="float" office:value="0" calcext:value-type="float">
            <text:p>0</text:p>
          </table:table-cell>
          <table:table-cell table:style-name="ce434" table:formula="of:=SUM([.BS150:.BS152])" office:value-type="float" office:value="0" calcext:value-type="float">
            <text:p>0</text:p>
          </table:table-cell>
          <table:table-cell table:style-name="ce434" table:formula="of:=SUM([.BT150:.BT152])" office:value-type="float" office:value="0" calcext:value-type="float">
            <text:p>0</text:p>
          </table:table-cell>
          <table:table-cell table:style-name="ce434" table:formula="of:=SUM([.BU150:.BU152])" office:value-type="float" office:value="0" calcext:value-type="float">
            <text:p>0</text:p>
          </table:table-cell>
          <table:table-cell table:style-name="ce434" table:formula="of:=SUM([.BV150:.BV152])" office:value-type="float" office:value="0" calcext:value-type="float">
            <text:p>0</text:p>
          </table:table-cell>
          <table:table-cell table:style-name="ce434" table:formula="of:=SUM([.BW150:.BW152])" office:value-type="float" office:value="0" calcext:value-type="float">
            <text:p>0</text:p>
          </table:table-cell>
          <table:table-cell table:style-name="ce434" table:formula="of:=SUM([.BX150:.BX152])" office:value-type="float" office:value="0" calcext:value-type="float">
            <text:p>0</text:p>
          </table:table-cell>
          <table:table-cell table:style-name="ce434" table:formula="of:=SUM([.BY150:.BY152])" office:value-type="float" office:value="0" calcext:value-type="float">
            <text:p>0</text:p>
          </table:table-cell>
          <table:table-cell table:style-name="ce434" table:formula="of:=SUM([.BZ150:.BZ152])" office:value-type="float" office:value="0" calcext:value-type="float">
            <text:p>0</text:p>
          </table:table-cell>
          <table:table-cell table:style-name="ce434" table:formula="of:=SUM([.CA150:.CA152])" office:value-type="float" office:value="0" calcext:value-type="float">
            <text:p>0</text:p>
          </table:table-cell>
          <table:table-cell table:style-name="ce434" table:formula="of:=SUM([.CB150:.CB152])" office:value-type="float" office:value="0" calcext:value-type="float">
            <text:p>0</text:p>
          </table:table-cell>
          <table:table-cell table:style-name="ce434" table:number-columns-repeated="10"/>
          <table:table-cell table:style-name="ce918" table:number-columns-repeated="3"/>
          <table:table-cell table:number-columns-repeated="931"/>
        </table:table-row>
        <table:table-row table:style-name="ro36" table:visibility="collapse">
          <table:table-cell table:style-name="ce531"/>
          <table:table-cell table:style-name="ce806" office:value-type="string" calcext:value-type="string" table:number-columns-spanned="9" table:number-rows-spanned="1">
            <text:p>Экзамен по модулю</text:p>
          </table:table-cell>
          <table:covered-table-cell table:number-columns-repeated="8" table:style-name="ce806"/>
          <table:table-cell table:style-name="ce241"/>
          <table:table-cell table:style-name="ce277"/>
          <table:table-cell table:style-name="ce287"/>
          <table:table-cell table:style-name="ce277" table:number-columns-repeated="5"/>
          <table:table-cell table:style-name="ce361"/>
          <table:table-cell table:style-name="ce400"/>
          <table:table-cell table:style-name="ce418"/>
          <table:table-cell table:style-name="ce476" table:formula="of:=[.AF149]+[.AK149]+[.AP149]+[.AU149]+[.AZ149]+[.BE149]+[.BT149]+[.BY149]+[.CD149]+[.CI149]" office:value-type="float" office:value="0" calcext:value-type="float">
            <text:p>0</text:p>
          </table:table-cell>
          <table:table-cell table:style-name="ce518"/>
          <table:table-cell table:style-name="ce290" table:number-columns-repeated="6"/>
          <table:table-cell table:style-name="ce628"/>
          <table:table-cell table:style-name="ce667"/>
          <table:table-cell table:style-name="ce691"/>
          <table:table-cell table:style-name="ce290" table:number-columns-repeated="2"/>
          <table:table-cell table:style-name="ce589"/>
          <table:table-cell table:style-name="ce746"/>
          <table:table-cell table:style-name="ce691"/>
          <table:table-cell table:style-name="ce290" table:number-columns-repeated="2"/>
          <table:table-cell table:style-name="ce589"/>
          <table:table-cell table:style-name="ce746"/>
          <table:table-cell table:style-name="ce691"/>
          <table:table-cell table:style-name="ce290" table:number-columns-repeated="2"/>
          <table:table-cell table:style-name="ce589"/>
          <table:table-cell table:style-name="ce746"/>
          <table:table-cell table:style-name="ce691"/>
          <table:table-cell table:style-name="ce290" table:number-columns-repeated="2"/>
          <table:table-cell table:style-name="ce589"/>
          <table:table-cell table:style-name="ce746"/>
          <table:table-cell table:style-name="ce691"/>
          <table:table-cell table:style-name="ce290" table:number-columns-repeated="2"/>
          <table:table-cell table:style-name="ce589"/>
          <table:table-cell table:style-name="ce746"/>
          <table:table-cell table:style-name="ce691"/>
          <table:table-cell table:style-name="ce290" table:number-columns-repeated="4"/>
          <table:table-cell table:style-name="ce691"/>
          <table:table-cell table:style-name="ce290" table:number-columns-repeated="4"/>
          <table:table-cell table:style-name="ce691"/>
          <table:table-cell table:style-name="ce290" table:number-columns-repeated="2"/>
          <table:table-cell table:style-name="ce566"/>
          <table:table-cell table:style-name="ce667"/>
          <table:table-cell table:style-name="ce290" table:number-columns-repeated="3"/>
          <table:table-cell table:style-name="ce589"/>
          <table:table-cell table:style-name="ce746"/>
          <table:table-cell table:style-name="ce290" table:number-columns-repeated="3"/>
          <table:table-cell table:style-name="ce589"/>
          <table:table-cell table:style-name="ce746"/>
          <table:table-cell table:style-name="ce290" table:number-columns-repeated="3"/>
          <table:table-cell table:style-name="ce589"/>
          <table:table-cell table:style-name="ce746"/>
          <table:table-cell table:style-name="ce290" table:number-columns-repeated="3"/>
          <table:table-cell table:style-name="ce589"/>
          <table:table-cell table:number-columns-repeated="934"/>
        </table:table-row>
        <table:table-row table:style-name="ro36" table:visibility="collapse">
          <table:table-cell table:style-name="ce532" office:value-type="string" calcext:value-type="string">
            <text:p>МДК.06.01</text:p>
          </table:table-cell>
          <table:table-cell table:style-name="ce642" table:number-columns-spanned="9" table:number-rows-spanned="1"/>
          <table:covered-table-cell table:number-columns-repeated="8" table:style-name="ce642"/>
          <table:table-cell table:style-name="ce232"/>
          <table:table-cell table:style-name="ce267"/>
          <table:table-cell table:style-name="ce286"/>
          <table:table-cell table:style-name="ce267" table:number-columns-repeated="5"/>
          <table:table-cell table:style-name="ce363"/>
          <table:table-cell table:style-name="ce338"/>
          <table:table-cell table:style-name="ce418" table:formula="of:=[.W150]+[.X150]" office:value-type="float" office:value="0" calcext:value-type="float">
            <text:p>0</text:p>
          </table:table-cell>
          <table:table-cell table:style-name="ce476" table:formula="of:=[.AF150]+[.AK150]+[.AP150]+[.AU150]+[.AZ150]+[.BE150]+[.BT150]+[.BY150]+[.CD150]+[.CI150]" office:value-type="float" office:value="0" calcext:value-type="float">
            <text:p>0</text:p>
          </table:table-cell>
          <table:table-cell table:style-name="ce519" table:formula="of:=[.AI150]+[.AN150]+[.AS150]+[.AX150]+[.BC150]+[.BH150]+[.BM150]+[.BR150]+[.BW150]+[.CB150]+[.CG150]+[.CL150]" office:value-type="float" office:value="0" calcext:value-type="float">
            <text:p>0</text:p>
          </table:table-cell>
          <table:table-cell table:style-name="ce313" table:formula="of:=[.AG150]+[.AL150]+[.AQ150]+[.AV150]+[.BA150]+[.BF150]+[.BK150]+[.BP150]+[.BU150]+[.BZ150]+[.CE150]+[.CJ150]" office:value-type="float" office:value="0" calcext:value-type="float">
            <text:p>0</text:p>
          </table:table-cell>
          <table:table-cell table:style-name="ce559" table:formula="of:=[.X150]-[.Z150]-[.AB150]-[.AA150]" office:value-type="float" office:value="0" calcext:value-type="float">
            <text:p>0</text:p>
          </table:table-cell>
          <table:table-cell table:style-name="ce313" table:number-columns-repeated="4"/>
          <table:table-cell table:style-name="ce629"/>
          <table:table-cell table:style-name="ce668" table:formula="of:=[.AG150]+[.AH150]+[.AI150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668" table:formula="of:=[.AL150]+[.AM150]+[.AN150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783" table:formula="of:=[.AQ150]+[.AR150]+[.AS150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655" table:formula="of:=[.AV150]+[.AW150]+[.AX150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655" table:formula="of:=[.BA150]+[.BB150]+[.BC150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742" table:formula="of:=[.BF150]+[.BG150]+[.BH150]" office:value-type="float" office:value="0" calcext:value-type="float">
            <text:p>0</text:p>
          </table:table-cell>
          <table:table-cell table:style-name="ce685"/>
          <table:table-cell table:style-name="ce313" table:number-columns-repeated="4"/>
          <table:table-cell table:style-name="ce685"/>
          <table:table-cell table:style-name="ce313" table:number-columns-repeated="4"/>
          <table:table-cell table:style-name="ce685"/>
          <table:table-cell table:style-name="ce313" table:number-columns-repeated="2"/>
          <table:table-cell table:style-name="ce559"/>
          <table:table-cell table:style-name="ce801" table:formula="of:=[.BU150]+[.BV150]+[.BW150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742" table:formula="of:=[.BZ150]+[.CA150]+[.CB150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655"/>
          <table:table-cell table:style-name="ce313" table:number-columns-repeated="3"/>
          <table:table-cell table:style-name="ce582"/>
          <table:table-cell table:style-name="ce655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6" table:visibility="collapse">
          <table:table-cell table:style-name="ce533" office:value-type="string" calcext:value-type="string">
            <text:p>УП.06</text:p>
          </table:table-cell>
          <table:table-cell table:style-name="ce795" table:number-columns-spanned="9" table:number-rows-spanned="1"/>
          <table:covered-table-cell table:number-columns-repeated="8" table:style-name="ce795"/>
          <table:table-cell table:style-name="ce232"/>
          <table:table-cell table:style-name="ce267"/>
          <table:table-cell table:style-name="ce286"/>
          <table:table-cell table:style-name="ce267" table:number-columns-repeated="5"/>
          <table:table-cell table:style-name="ce363"/>
          <table:table-cell table:style-name="ce338"/>
          <table:table-cell table:style-name="ce435" table:formula="of:=[.AC151]" office:value-type="float" office:value="0" calcext:value-type="float">
            <text:p>0</text:p>
          </table:table-cell>
          <table:table-cell table:style-name="ce460"/>
          <table:table-cell table:style-name="ce502"/>
          <table:table-cell table:style-name="ce313" table:number-columns-repeated="5"/>
          <table:table-cell table:style-name="ce592" table:formula="of:=[.AH151]+[.AM151]+[.AR151]+[.AW151]+[.BB151]+[.BG151]+[.BV151]+[.CA151]+[.CF151]+[.CK151]" office:value-type="float" office:value="0" calcext:value-type="float">
            <text:p>0</text:p>
          </table:table-cell>
          <table:table-cell table:style-name="ce629"/>
          <table:table-cell table:style-name="ce669" table:formula="of:=[.AG151]+[.AH151]+[.AI151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655" table:formula="of:=[.AL151]+[.AM151]+[.AN151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784" table:formula="of:=[.AQ151]+[.AR151]+[.AS151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801" table:formula="of:=[.AV151]+[.AW151]+[.AX151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801" table:formula="of:=[.BA151]+[.BB151]+[.BC151]" office:value-type="float" office:value="0" calcext:value-type="float">
            <text:p>0</text:p>
          </table:table-cell>
          <table:table-cell table:style-name="ce685"/>
          <table:table-cell table:style-name="ce313" table:number-columns-repeated="2"/>
          <table:table-cell table:style-name="ce582"/>
          <table:table-cell table:style-name="ce801" table:formula="of:=[.BF151]+[.BG151]+[.BH151]" office:value-type="float" office:value="0" calcext:value-type="float">
            <text:p>0</text:p>
          </table:table-cell>
          <table:table-cell table:style-name="ce685"/>
          <table:table-cell table:style-name="ce313" table:number-columns-repeated="4"/>
          <table:table-cell table:style-name="ce685"/>
          <table:table-cell table:style-name="ce313" table:number-columns-repeated="4"/>
          <table:table-cell table:style-name="ce685"/>
          <table:table-cell table:style-name="ce313" table:number-columns-repeated="2"/>
          <table:table-cell table:style-name="ce559"/>
          <table:table-cell table:style-name="ce668" table:formula="of:=[.BU151]+[.BV151]+[.BW151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801" table:formula="of:=[.BZ151]+[.CA151]+[.CB151]" office:value-type="float" office:value="0" calcext:value-type="float">
            <text:p>0</text:p>
          </table:table-cell>
          <table:table-cell table:style-name="ce313" table:number-columns-repeated="3"/>
          <table:table-cell table:style-name="ce582"/>
          <table:table-cell table:style-name="ce668"/>
          <table:table-cell table:style-name="ce313" table:number-columns-repeated="3"/>
          <table:table-cell table:style-name="ce582"/>
          <table:table-cell table:style-name="ce801"/>
          <table:table-cell table:style-name="ce313" table:number-columns-repeated="3"/>
          <table:table-cell table:style-name="ce582"/>
          <table:table-cell table:number-columns-repeated="934"/>
        </table:table-row>
        <table:table-row table:style-name="ro36" table:visibility="collapse">
          <table:table-cell table:style-name="ce535" office:value-type="string" calcext:value-type="string">
            <text:p>ПП.06</text:p>
          </table:table-cell>
          <table:table-cell table:style-name="ce644" table:number-columns-spanned="9" table:number-rows-spanned="1"/>
          <table:covered-table-cell table:number-columns-repeated="8" table:style-name="ce644"/>
          <table:table-cell table:style-name="ce242"/>
          <table:table-cell table:style-name="ce278"/>
          <table:table-cell table:style-name="ce288"/>
          <table:table-cell table:style-name="ce278" table:number-columns-repeated="5"/>
          <table:table-cell table:style-name="ce331"/>
          <table:table-cell table:style-name="ce373"/>
          <table:table-cell table:style-name="ce430" table:formula="of:=[.AC152]" office:value-type="float" office:value="0" calcext:value-type="float">
            <text:p>0</text:p>
          </table:table-cell>
          <table:table-cell table:style-name="ce479"/>
          <table:table-cell table:style-name="ce521"/>
          <table:table-cell table:style-name="ce550"/>
          <table:table-cell table:style-name="ce567" table:number-columns-repeated="4"/>
          <table:table-cell table:style-name="ce593" table:formula="of:=[.AH152]+[.AM152]+[.AR152]+[.AW152]+[.BB152]+[.BG152]+[.BV152]+[.CA152]+[.CF152]+[.CK152]" office:value-type="float" office:value="0" calcext:value-type="float">
            <text:p>0</text:p>
          </table:table-cell>
          <table:table-cell table:style-name="ce630" table:formula="of:=[.AF152]+[.AK152]+[.AP152]+[.AU152]+[.AZ152]+[.BE152]" office:value-type="float" office:value="0" calcext:value-type="float">
            <text:p>0</text:p>
          </table:table-cell>
          <table:table-cell table:style-name="ce661" table:formula="of:=[.AG152]+[.AH152]+[.AI152]" office:value-type="float" office:value="0" calcext:value-type="float">
            <text:p>0</text:p>
          </table:table-cell>
          <table:table-cell table:style-name="ce695"/>
          <table:table-cell table:style-name="ce550" table:number-columns-repeated="2"/>
          <table:table-cell table:style-name="ce727"/>
          <table:table-cell table:style-name="ce661" table:formula="of:=[.AL152]+[.AM152]+[.AN152]" office:value-type="float" office:value="0" calcext:value-type="float">
            <text:p>0</text:p>
          </table:table-cell>
          <table:table-cell table:style-name="ce695"/>
          <table:table-cell table:style-name="ce550" table:number-columns-repeated="2"/>
          <table:table-cell table:style-name="ce727"/>
          <table:table-cell table:style-name="ce785" table:formula="of:=[.AQ152]+[.AR152]+[.AS152]" office:value-type="float" office:value="0" calcext:value-type="float">
            <text:p>0</text:p>
          </table:table-cell>
          <table:table-cell table:style-name="ce695"/>
          <table:table-cell table:style-name="ce550" table:number-columns-repeated="2"/>
          <table:table-cell table:style-name="ce727"/>
          <table:table-cell table:style-name="ce661" table:formula="of:=[.AV152]+[.AW152]+[.AX152]" office:value-type="float" office:value="0" calcext:value-type="float">
            <text:p>0</text:p>
          </table:table-cell>
          <table:table-cell table:style-name="ce695"/>
          <table:table-cell table:style-name="ce550" table:number-columns-repeated="2"/>
          <table:table-cell table:style-name="ce727"/>
          <table:table-cell table:style-name="ce661" table:formula="of:=[.BA152]+[.BB152]+[.BC152]" office:value-type="float" office:value="0" calcext:value-type="float">
            <text:p>0</text:p>
          </table:table-cell>
          <table:table-cell table:style-name="ce695"/>
          <table:table-cell table:style-name="ce550" table:number-columns-repeated="3"/>
          <table:table-cell table:style-name="ce661" table:formula="of:=[.BF152]+[.BG152]+[.BH152]" office:value-type="float" office:value="0" calcext:value-type="float">
            <text:p>0</text:p>
          </table:table-cell>
          <table:table-cell table:style-name="ce695"/>
          <table:table-cell table:style-name="ce550" table:number-columns-repeated="2"/>
          <table:table-cell table:style-name="ce727"/>
          <table:table-cell table:style-name="ce374" table:formula="of:=[.BK152]+[.BL152]+[.BM152]" office:value-type="float" office:value="0" calcext:value-type="float">
            <text:p>0</text:p>
          </table:table-cell>
          <table:table-cell table:style-name="ce679"/>
          <table:table-cell table:style-name="ce164" table:number-columns-repeated="3"/>
          <table:table-cell table:style-name="ce50" table:formula="of:=[.BP152]+[.BQ152]+[.BR152]" office:value-type="float" office:value="0" calcext:value-type="float">
            <text:p>0</text:p>
          </table:table-cell>
          <table:table-cell table:style-name="ce679"/>
          <table:table-cell table:style-name="ce164" table:number-columns-repeated="2"/>
          <table:table-cell table:style-name="ce557"/>
          <table:table-cell table:style-name="ce548" table:formula="of:=[.BU152]+[.BV152]+[.BW152]" office:value-type="float" office:value="0" calcext:value-type="float">
            <text:p>0</text:p>
          </table:table-cell>
          <table:table-cell table:style-name="ce567" table:number-columns-repeated="3"/>
          <table:table-cell table:style-name="ce727"/>
          <table:table-cell table:style-name="ce661" table:formula="of:=[.BZ152]+[.CA152]+[.CB152]" office:value-type="float" office:value="0" calcext:value-type="float">
            <text:p>0</text:p>
          </table:table-cell>
          <table:table-cell table:style-name="ce567" table:number-columns-repeated="3"/>
          <table:table-cell table:style-name="ce727"/>
          <table:table-cell table:style-name="ce661"/>
          <table:table-cell table:style-name="ce550" table:number-columns-repeated="3"/>
          <table:table-cell table:style-name="ce727"/>
          <table:table-cell table:style-name="ce661"/>
          <table:table-cell table:style-name="ce550" table:number-columns-repeated="3"/>
          <table:table-cell table:style-name="ce727"/>
          <table:table-cell table:number-columns-repeated="934"/>
        </table:table-row>
        <table:table-row table:style-name="ro50">
          <table:table-cell table:style-name="ce536" office:value-type="string" calcext:value-type="string">
            <text:p>ПДП.00</text:p>
          </table:table-cell>
          <table:table-cell table:style-name="ce809" office:value-type="string" calcext:value-type="string" table:number-columns-spanned="9" table:number-rows-spanned="1">
            <text:p>Преддипломная практика</text:p>
          </table:table-cell>
          <table:covered-table-cell table:number-columns-repeated="8" table:style-name="ce809"/>
          <table:table-cell table:style-name="ce243"/>
          <table:table-cell table:style-name="ce279" table:number-columns-repeated="6"/>
          <table:table-cell table:style-name="ce279" office:value-type="string" calcext:value-type="string">
            <text:p>ДЗ</text:p>
          </table:table-cell>
          <table:table-cell table:style-name="ce365"/>
          <table:table-cell table:style-name="ce403"/>
          <table:table-cell table:style-name="ce436" table:formula="of:=[.V153]+[.W153]+[.X153]+[.AC153]" office:value-type="float" office:value="144" calcext:value-type="float">
            <text:p>144</text:p>
          </table:table-cell>
          <table:table-cell table:style-name="ce480"/>
          <table:table-cell table:style-name="ce522"/>
          <table:table-cell table:style-name="ce551"/>
          <table:table-cell table:style-name="ce568" table:number-columns-repeated="4"/>
          <table:table-cell table:style-name="ce594" table:formula="of:=[.AH153]+[.AM153]+[.AR153]+[.AW153]+[.BB153]+[.BG153]+[.BV153]+[.CA153]+[.CF153]+[.CK153]" office:value-type="float" office:value="144" calcext:value-type="float">
            <text:p>144</text:p>
          </table:table-cell>
          <table:table-cell table:style-name="ce631" table:formula="of:=[.AF153]+[.AK153]+[.AP153]+[.AU153]+[.AZ153]+[.BE153]" office:value-type="float" office:value="0" calcext:value-type="float">
            <text:p>0</text:p>
          </table:table-cell>
          <table:table-cell table:style-name="ce670" table:formula="of:=[.AG153]+[.AH153]+[.AI153]" office:value-type="float" office:value="0" calcext:value-type="float">
            <text:p>0</text:p>
          </table:table-cell>
          <table:table-cell table:style-name="ce696"/>
          <table:table-cell table:style-name="ce551" table:number-columns-repeated="2"/>
          <table:table-cell table:style-name="ce594"/>
          <table:table-cell table:style-name="ce670" table:formula="of:=[.AL153]+[.AM153]+[.AN153]" office:value-type="float" office:value="0" calcext:value-type="float">
            <text:p>0</text:p>
          </table:table-cell>
          <table:table-cell table:style-name="ce696"/>
          <table:table-cell table:style-name="ce551" table:number-columns-repeated="2"/>
          <table:table-cell table:style-name="ce594"/>
          <table:table-cell table:style-name="ce670" table:formula="of:=[.AQ153]+[.AR153]+[.AS153]" office:value-type="float" office:value="0" calcext:value-type="float">
            <text:p>0</text:p>
          </table:table-cell>
          <table:table-cell table:style-name="ce696"/>
          <table:table-cell table:style-name="ce551" table:number-columns-repeated="2"/>
          <table:table-cell table:style-name="ce594"/>
          <table:table-cell table:style-name="ce670" table:formula="of:=[.AV153]+[.AW153]+[.AX153]" office:value-type="float" office:value="0" calcext:value-type="float">
            <text:p>0</text:p>
          </table:table-cell>
          <table:table-cell table:style-name="ce696"/>
          <table:table-cell table:style-name="ce551" table:number-columns-repeated="2"/>
          <table:table-cell table:style-name="ce594"/>
          <table:table-cell table:style-name="ce670" table:formula="of:=[.BA153]+[.BB153]+[.BC153]" office:value-type="float" office:value="0" calcext:value-type="float">
            <text:p>0</text:p>
          </table:table-cell>
          <table:table-cell table:style-name="ce696"/>
          <table:table-cell table:style-name="ce551" table:number-columns-repeated="3"/>
          <table:table-cell table:style-name="ce824" table:formula="of:=[.BF153]+[.BG153]+[.BH153]" office:value-type="float" office:value="0" calcext:value-type="float">
            <text:p>0</text:p>
          </table:table-cell>
          <table:table-cell table:style-name="ce696"/>
          <table:table-cell table:style-name="ce551" table:number-columns-repeated="2"/>
          <table:table-cell table:style-name="ce594"/>
          <table:table-cell table:style-name="ce839" table:formula="of:=[.BK153]+[.BL153]+[.BM153]" office:value-type="float" office:value="0" calcext:value-type="float">
            <text:p>0</text:p>
          </table:table-cell>
          <table:table-cell table:style-name="ce842"/>
          <table:table-cell table:style-name="ce843" table:number-columns-repeated="3"/>
          <table:table-cell table:style-name="ce824" table:formula="of:=[.BP153]+[.BQ153]+[.BR153]" office:value-type="float" office:value="0" calcext:value-type="float">
            <text:p>0</text:p>
          </table:table-cell>
          <table:table-cell table:style-name="ce842"/>
          <table:table-cell table:style-name="ce843" table:number-columns-repeated="2"/>
          <table:table-cell table:style-name="ce855"/>
          <table:table-cell table:style-name="ce870" table:formula="of:=[.BU153]+[.BV153]+[.BW153]" office:value-type="float" office:value="0" calcext:value-type="float">
            <text:p>0</text:p>
          </table:table-cell>
          <table:table-cell table:style-name="ce568" table:number-columns-repeated="3"/>
          <table:table-cell table:style-name="ce594"/>
          <table:table-cell table:style-name="ce890" table:formula="of:=[.BZ153]+[.CA153]+[.CB153]" office:value-type="float" office:value="144" calcext:value-type="float">
            <text:p>144</text:p>
          </table:table-cell>
          <table:table-cell table:style-name="ce568" table:number-columns-repeated="2"/>
          <table:table-cell table:style-name="ce568" office:value-type="float" office:value="144" calcext:value-type="float">
            <text:p>144</text:p>
          </table:table-cell>
          <table:table-cell table:style-name="ce594"/>
          <table:table-cell table:style-name="ce899"/>
          <table:table-cell table:style-name="ce551" table:number-columns-repeated="3"/>
          <table:table-cell table:style-name="ce594"/>
          <table:table-cell table:style-name="ce909"/>
          <table:table-cell table:style-name="ce551" table:number-columns-repeated="3"/>
          <table:table-cell table:style-name="ce758"/>
          <table:table-cell table:style-name="ce922" table:number-columns-repeated="3"/>
          <table:table-cell table:number-columns-repeated="931"/>
        </table:table-row>
        <table:table-row table:style-name="ro50">
          <table:table-cell table:style-name="ce537" office:value-type="string" calcext:value-type="string">
            <text:p>ГИА.00</text:p>
          </table:table-cell>
          <table:table-cell table:style-name="ce814" office:value-type="string" calcext:value-type="string" table:number-columns-spanned="9" table:number-rows-spanned="1">
            <text:p>Государственная итоговая аттестация</text:p>
          </table:table-cell>
          <table:covered-table-cell table:number-columns-repeated="8" table:style-name="ce814"/>
          <table:table-cell table:style-name="ce244"/>
          <table:table-cell table:style-name="ce280" table:number-columns-repeated="7"/>
          <table:table-cell table:style-name="ce366" table:number-columns-repeated="2"/>
          <table:table-cell table:style-name="ce436" office:value-type="float" office:value="216" calcext:value-type="float">
            <text:p>216</text:p>
          </table:table-cell>
          <table:table-cell table:style-name="ce460"/>
          <table:table-cell table:style-name="ce502"/>
          <table:table-cell table:style-name="ce313"/>
          <table:table-cell table:style-name="ce559" table:number-columns-repeated="4"/>
          <table:table-cell table:style-name="ce594"/>
          <table:table-cell table:style-name="ce621"/>
          <table:table-cell table:style-name="ce671"/>
          <table:table-cell table:style-name="ce697"/>
          <table:table-cell table:style-name="ce712" table:number-columns-repeated="2"/>
          <table:table-cell table:style-name="ce728"/>
          <table:table-cell table:style-name="ce671"/>
          <table:table-cell table:style-name="ce697"/>
          <table:table-cell table:style-name="ce712" table:number-columns-repeated="2"/>
          <table:table-cell table:style-name="ce728"/>
          <table:table-cell table:style-name="ce671"/>
          <table:table-cell table:style-name="ce697"/>
          <table:table-cell table:style-name="ce712" table:number-columns-repeated="2"/>
          <table:table-cell table:style-name="ce728"/>
          <table:table-cell table:style-name="ce671"/>
          <table:table-cell table:style-name="ce697"/>
          <table:table-cell table:style-name="ce712" table:number-columns-repeated="2"/>
          <table:table-cell table:style-name="ce728"/>
          <table:table-cell table:style-name="ce671"/>
          <table:table-cell table:style-name="ce697"/>
          <table:table-cell table:style-name="ce712" table:number-columns-repeated="2"/>
          <table:table-cell table:style-name="ce728"/>
          <table:table-cell table:style-name="ce825"/>
          <table:table-cell table:style-name="ce697"/>
          <table:table-cell table:style-name="ce712" table:number-columns-repeated="2"/>
          <table:table-cell table:style-name="ce728"/>
          <table:table-cell table:style-name="ce671"/>
          <table:table-cell table:style-name="ce697"/>
          <table:table-cell table:style-name="ce712" table:number-columns-repeated="3"/>
          <table:table-cell table:style-name="ce844"/>
          <table:table-cell table:style-name="ce697"/>
          <table:table-cell table:style-name="ce712" table:number-columns-repeated="2"/>
          <table:table-cell table:style-name="ce849"/>
          <table:table-cell table:style-name="ce712"/>
          <table:table-cell table:style-name="ce849" table:number-columns-repeated="3"/>
          <table:table-cell table:style-name="ce728"/>
          <table:table-cell table:style-name="ce890" table:formula="of:=[.BZ154]+[.CA154]+[.CB154]" office:value-type="float" office:value="216" calcext:value-type="float">
            <text:p>216</text:p>
          </table:table-cell>
          <table:table-cell table:style-name="ce849" table:number-columns-repeated="2"/>
          <table:table-cell table:style-name="ce849" office:value-type="float" office:value="216" calcext:value-type="float">
            <text:p>216</text:p>
          </table:table-cell>
          <table:table-cell table:style-name="ce728"/>
          <table:table-cell table:style-name="ce900"/>
          <table:table-cell table:style-name="ce712" table:number-columns-repeated="3"/>
          <table:table-cell table:style-name="ce728"/>
          <table:table-cell table:style-name="ce661"/>
          <table:table-cell table:style-name="ce712" table:number-columns-repeated="3"/>
          <table:table-cell table:style-name="ce728"/>
          <table:table-cell table:style-name="ce923" table:number-columns-repeated="12"/>
          <table:table-cell table:number-columns-repeated="922"/>
        </table:table-row>
        <table:table-row table:style-name="ro50">
          <table:table-cell table:style-name="ce540"/>
          <table:table-cell table:style-name="ce820" table:number-columns-spanned="9" table:number-rows-spanned="1"/>
          <table:covered-table-cell table:number-columns-repeated="8" table:style-name="ce820"/>
          <table:table-cell table:style-name="ce245"/>
          <table:table-cell table:style-name="ce281" table:number-columns-repeated="7"/>
          <table:table-cell table:style-name="ce367" table:number-columns-repeated="2"/>
          <table:table-cell table:style-name="ce437"/>
          <table:table-cell table:style-name="ce481"/>
          <table:table-cell table:style-name="ce523"/>
          <table:table-cell table:style-name="ce552"/>
          <table:table-cell table:style-name="ce569" table:number-columns-repeated="4"/>
          <table:table-cell table:style-name="ce583"/>
          <table:table-cell table:style-name="ce632"/>
          <table:table-cell table:style-name="ce672"/>
          <table:table-cell table:style-name="ce698"/>
          <table:table-cell table:style-name="ce713" table:number-columns-repeated="2"/>
          <table:table-cell table:style-name="ce729"/>
          <table:table-cell table:style-name="ce672"/>
          <table:table-cell table:style-name="ce698"/>
          <table:table-cell table:style-name="ce713" table:number-columns-repeated="2"/>
          <table:table-cell table:style-name="ce729"/>
          <table:table-cell table:style-name="ce672"/>
          <table:table-cell table:style-name="ce698"/>
          <table:table-cell table:style-name="ce713" table:number-columns-repeated="2"/>
          <table:table-cell table:style-name="ce729"/>
          <table:table-cell table:style-name="ce672"/>
          <table:table-cell table:style-name="ce698"/>
          <table:table-cell table:style-name="ce713" table:number-columns-repeated="2"/>
          <table:table-cell table:style-name="ce729"/>
          <table:table-cell table:style-name="ce672"/>
          <table:table-cell table:style-name="ce698"/>
          <table:table-cell table:style-name="ce713" table:number-columns-repeated="2"/>
          <table:table-cell table:style-name="ce729"/>
          <table:table-cell table:style-name="ce672"/>
          <table:table-cell table:style-name="ce698"/>
          <table:table-cell table:style-name="ce713" table:number-columns-repeated="2"/>
          <table:table-cell table:style-name="ce729"/>
          <table:table-cell table:style-name="ce672"/>
          <table:table-cell table:style-name="ce698"/>
          <table:table-cell table:style-name="ce713" table:number-columns-repeated="3"/>
          <table:table-cell table:style-name="ce672"/>
          <table:table-cell table:style-name="ce698"/>
          <table:table-cell table:style-name="ce713" table:number-columns-repeated="2"/>
          <table:table-cell table:style-name="ce856" table:number-columns-repeated="5"/>
          <table:table-cell table:style-name="ce729"/>
          <table:table-cell table:style-name="ce672"/>
          <table:table-cell table:style-name="ce856" table:number-columns-repeated="3"/>
          <table:table-cell table:style-name="ce729"/>
          <table:table-cell table:style-name="ce901"/>
          <table:table-cell table:style-name="ce713" table:number-columns-repeated="3"/>
          <table:table-cell table:style-name="ce729"/>
          <table:table-cell table:style-name="ce901"/>
          <table:table-cell table:style-name="ce713" table:number-columns-repeated="3"/>
          <table:table-cell table:style-name="ce729"/>
          <table:table-cell table:style-name="ce922" table:number-columns-repeated="3"/>
          <table:table-cell table:number-columns-repeated="931"/>
        </table:table-row>
        <table:table-row table:style-name="ro30">
          <table:table-cell table:style-name="ce555" office:value-type="string" calcext:value-type="string" table:number-columns-spanned="10" table:number-rows-spanned="1">
            <text:p>Всего</text:p>
          </table:table-cell>
          <table:covered-table-cell table:number-columns-repeated="9" table:style-name="ce976"/>
          <table:table-cell table:style-name="ce1009" table:number-columns-spanned="5" table:number-rows-spanned="1"/>
          <table:covered-table-cell table:number-columns-repeated="4" table:style-name="ce1009"/>
          <table:table-cell table:style-name="ce316" table:number-columns-repeated="3"/>
          <table:table-cell table:style-name="ce368"/>
          <table:table-cell table:style-name="ce404"/>
          <table:table-cell table:style-name="ce438" table:formula="of:=[.U22]+[.U51]+[.U59]+[.U67]+[.U88]+[.U154]" office:value-type="float" office:value="5796" calcext:value-type="float">
            <text:p>5796</text:p>
          </table:table-cell>
          <table:table-cell table:style-name="ce482" table:formula="of:=[.V22]+[.V51]+[.V59]+[.V67]+[.V88]+[.V153]+[.V154]" office:value-type="float" office:value="252" calcext:value-type="float">
            <text:p>252</text:p>
          </table:table-cell>
          <table:table-cell table:style-name="ce524" table:formula="of:=[.W22]+[.W51]+[.W59]+[.W67]+[.W88]+[.W153]+[.W154]" office:value-type="float" office:value="34" calcext:value-type="float">
            <text:p>34</text:p>
          </table:table-cell>
          <table:table-cell table:style-name="ce438" table:formula="of:=[.X22]+[.X51]+[.X59]+[.X67]+[.X88]+[.X153]+[.X154]" office:value-type="float" office:value="4394" calcext:value-type="float">
            <text:p>4394</text:p>
          </table:table-cell>
          <table:table-cell table:style-name="ce438" table:formula="of:=[.Y22]+[.Y51]+[.Y59]+[.Y67]+[.Y88]+[.Y153]+[.Y154]" office:value-type="float" office:value="2663" calcext:value-type="float">
            <text:p>2663</text:p>
          </table:table-cell>
          <table:table-cell table:style-name="ce438" table:formula="of:=[.Z22]+[.Z51]+[.Z59]+[.Z67]+[.Z88]+[.Z153]+[.Z154]" office:value-type="float" office:value="1651" calcext:value-type="float">
            <text:p>1651</text:p>
          </table:table-cell>
          <table:table-cell table:style-name="ce438" table:formula="of:=[.AA22]+[.AA51]+[.AA59]+[.AA67]+[.AA88]+[.AA153]+[.AA154]" office:value-type="float" office:value="38" calcext:value-type="float">
            <text:p>38</text:p>
          </table:table-cell>
          <table:table-cell table:style-name="ce438" table:formula="of:=[.AB22]+[.AB51]+[.AB59]+[.AB67]+[.AB88]+[.AB153]+[.AB154]" office:value-type="float" office:value="50" calcext:value-type="float">
            <text:p>50</text:p>
          </table:table-cell>
          <table:table-cell table:style-name="ce595" table:formula="of:=[.AC22]+[.AC51]+[.AC59]+[.AC67]+[.AC88]" office:value-type="float" office:value="1044" calcext:value-type="float">
            <text:p>1044</text:p>
          </table:table-cell>
          <table:table-cell table:style-name="ce633" table:formula="of:=[.AD22]+[.AD67]+[.AD88]+[.AD153]" office:value-type="float" office:value="168" calcext:value-type="float">
            <text:p>168</text:p>
          </table:table-cell>
          <table:table-cell table:style-name="ce524" table:formula="of:=[.AE22]+[.AE51]+[.AE59]+[.AE67]+[.AE88]+[.AE154]" office:value-type="float" office:value="594" calcext:value-type="float">
            <text:p>594</text:p>
          </table:table-cell>
          <table:table-cell table:style-name="ce699"/>
          <table:table-cell table:style-name="ce714" table:number-columns-repeated="2"/>
          <table:table-cell table:style-name="ce730"/>
          <table:table-cell table:style-name="ce747" table:formula="of:=[.AJ22]+[.AJ51]+[.AJ59]+[.AJ67]+[.AJ88]+[.AJ154]" office:value-type="float" office:value="810" calcext:value-type="float">
            <text:p>810</text:p>
          </table:table-cell>
          <table:table-cell table:style-name="ce699"/>
          <table:table-cell table:style-name="ce714" table:number-columns-repeated="2"/>
          <table:table-cell table:style-name="ce730"/>
          <table:table-cell table:style-name="ce747" table:formula="of:=[.AO22]+[.AO51]+[.AO59]+[.AO67]+[.AO88]+[.AO154]" office:value-type="float" office:value="576" calcext:value-type="float">
            <text:p>576</text:p>
          </table:table-cell>
          <table:table-cell table:style-name="ce699"/>
          <table:table-cell table:style-name="ce714" table:number-columns-repeated="2"/>
          <table:table-cell table:style-name="ce730"/>
          <table:table-cell table:style-name="ce747" table:formula="of:=[.AT22]+[.AT51]+[.AT59]+[.AT67]+[.AT88]+[.AT154]" office:value-type="float" office:value="828" calcext:value-type="float">
            <text:p>828</text:p>
          </table:table-cell>
          <table:table-cell table:style-name="ce699"/>
          <table:table-cell table:style-name="ce714" table:number-columns-repeated="2"/>
          <table:table-cell table:style-name="ce730"/>
          <table:table-cell table:style-name="ce747" table:formula="of:=[.AY22]+[.AY51]+[.AY59]+[.AY67]+[.AY88]+[.AY154]" office:value-type="float" office:value="576" calcext:value-type="float">
            <text:p>576</text:p>
          </table:table-cell>
          <table:table-cell table:style-name="ce699"/>
          <table:table-cell table:style-name="ce714" table:number-columns-repeated="2"/>
          <table:table-cell table:style-name="ce730"/>
          <table:table-cell table:style-name="ce747" table:formula="of:=[.BD22]+[.BD51]+[.BD59]+[.BD67]+[.BD88]+[.BD154]" office:value-type="float" office:value="864" calcext:value-type="float">
            <text:p>864</text:p>
          </table:table-cell>
          <table:table-cell table:style-name="ce747" table:number-columns-repeated="3"/>
          <table:table-cell table:style-name="ce595"/>
          <table:table-cell table:style-name="ce747" table:formula="of:=[.BI22]+[.BI51]+[.BI59]+[.BI67]+[.BI88]+[.BI154]" office:value-type="float" office:value="0" calcext:value-type="float">
            <text:p>0</text:p>
          </table:table-cell>
          <table:table-cell table:style-name="ce747" table:formula="of:=[.BJ22]+[.BJ51]+[.BJ59]+[.BJ67]+[.BJ88]+[.BJ154]" office:value-type="float" office:value="0" calcext:value-type="float">
            <text:p>0</text:p>
          </table:table-cell>
          <table:table-cell table:style-name="ce747" table:formula="of:=[.BK22]+[.BK51]+[.BK59]+[.BK67]+[.BK88]+[.BK154]" office:value-type="float" office:value="0" calcext:value-type="float">
            <text:p>0</text:p>
          </table:table-cell>
          <table:table-cell table:style-name="ce747" table:formula="of:=[.BL22]+[.BL51]+[.BL59]+[.BL67]+[.BL88]+[.BL154]" office:value-type="float" office:value="0" calcext:value-type="float">
            <text:p>0</text:p>
          </table:table-cell>
          <table:table-cell table:style-name="ce747" table:formula="of:=[.BM22]+[.BM51]+[.BM59]+[.BM67]+[.BM88]+[.BM154]" office:value-type="float" office:value="0" calcext:value-type="float">
            <text:p>0</text:p>
          </table:table-cell>
          <table:table-cell table:style-name="ce747" table:formula="of:=[.BN22]+[.BN51]+[.BN59]+[.BN67]+[.BN88]+[.BN154]" office:value-type="float" office:value="0" calcext:value-type="float">
            <text:p>0</text:p>
          </table:table-cell>
          <table:table-cell table:style-name="ce747" table:formula="of:=[.BO22]+[.BO51]+[.BO59]+[.BO67]+[.BO88]+[.BO154]" office:value-type="float" office:value="0" calcext:value-type="float">
            <text:p>0</text:p>
          </table:table-cell>
          <table:table-cell table:style-name="ce747" table:formula="of:=[.BP22]+[.BP51]+[.BP59]+[.BP67]+[.BP88]+[.BP154]" office:value-type="float" office:value="0" calcext:value-type="float">
            <text:p>0</text:p>
          </table:table-cell>
          <table:table-cell table:style-name="ce747" table:formula="of:=[.BQ22]+[.BQ51]+[.BQ59]+[.BQ67]+[.BQ88]+[.BQ154]" office:value-type="float" office:value="0" calcext:value-type="float">
            <text:p>0</text:p>
          </table:table-cell>
          <table:table-cell table:style-name="ce747" table:formula="of:=[.BR22]+[.BR51]+[.BR59]+[.BR67]+[.BR88]+[.BR154]" office:value-type="float" office:value="0" calcext:value-type="float">
            <text:p>0</text:p>
          </table:table-cell>
          <table:table-cell table:style-name="ce747" table:formula="of:=[.BS22]+[.BS51]+[.BS59]+[.BS67]+[.BS88]+[.BS154]" office:value-type="float" office:value="594" calcext:value-type="float">
            <text:p>594</text:p>
          </table:table-cell>
          <table:table-cell table:style-name="ce747" table:number-columns-repeated="3"/>
          <table:table-cell table:style-name="ce595"/>
          <table:table-cell table:style-name="ce747" table:formula="of:=[.BX22]+[.BX51]+[.BX59]+[.BX67]+[.BX88]+[.BX154]+[.BX153]" office:value-type="float" office:value="846" calcext:value-type="float">
            <text:p>846</text:p>
          </table:table-cell>
          <table:table-cell table:style-name="ce747" table:number-columns-repeated="3"/>
          <table:table-cell table:style-name="ce595"/>
          <table:table-cell table:style-name="ce747" table:number-columns-repeated="4"/>
          <table:table-cell table:style-name="ce595"/>
          <table:table-cell table:style-name="ce747"/>
          <table:table-cell table:style-name="ce714" table:number-columns-repeated="3"/>
          <table:table-cell table:style-name="ce730"/>
          <table:table-cell table:style-name="ce922" table:number-columns-repeated="3"/>
          <table:table-cell table:number-columns-repeated="931"/>
        </table:table-row>
        <table:table-row table:style-name="ro6">
          <table:table-cell table:style-name="ce570"/>
          <table:table-cell table:style-name="ce832" table:number-columns-spanned="9" table:number-rows-spanned="1"/>
          <table:covered-table-cell table:number-columns-repeated="8" table:style-name="ce832"/>
          <table:table-cell table:style-name="ce247"/>
          <table:table-cell table:style-name="ce282" table:number-columns-repeated="3"/>
          <table:table-cell table:style-name="ce302"/>
          <table:table-cell table:style-name="ce317" table:number-columns-repeated="3"/>
          <table:table-cell table:style-name="ce369" table:number-columns-repeated="2"/>
          <table:table-cell table:style-name="ce439"/>
          <table:table-cell table:style-name="ce483"/>
          <table:table-cell table:style-name="ce525"/>
          <table:table-cell table:style-name="ce553" table:number-columns-repeated="6"/>
          <table:table-cell table:style-name="ce634"/>
          <table:table-cell table:style-name="ce525"/>
          <table:table-cell table:style-name="ce700"/>
          <table:table-cell table:style-name="ce439" table:number-columns-repeated="2"/>
          <table:table-cell table:style-name="ce731"/>
          <table:table-cell table:style-name="ce748"/>
          <table:table-cell table:style-name="ce700"/>
          <table:table-cell table:style-name="ce439" table:number-columns-repeated="2"/>
          <table:table-cell table:style-name="ce731"/>
          <table:table-cell table:style-name="ce786"/>
          <table:table-cell table:style-name="ce700"/>
          <table:table-cell table:style-name="ce439" table:number-columns-repeated="2"/>
          <table:table-cell table:style-name="ce731"/>
          <table:table-cell table:style-name="ce748"/>
          <table:table-cell table:style-name="ce700"/>
          <table:table-cell table:style-name="ce439" table:number-columns-repeated="2"/>
          <table:table-cell table:style-name="ce731"/>
          <table:table-cell table:style-name="ce748"/>
          <table:table-cell table:style-name="ce700"/>
          <table:table-cell table:style-name="ce439" table:number-columns-repeated="2"/>
          <table:table-cell table:style-name="ce731"/>
          <table:table-cell table:style-name="ce748"/>
          <table:table-cell table:style-name="ce700"/>
          <table:table-cell table:style-name="ce439" table:number-columns-repeated="2"/>
          <table:table-cell table:style-name="ce731"/>
          <table:table-cell table:style-name="ce748"/>
          <table:table-cell table:style-name="ce700"/>
          <table:table-cell table:style-name="ce439" table:number-columns-repeated="3"/>
          <table:table-cell table:style-name="ce845"/>
          <table:table-cell table:style-name="ce700"/>
          <table:table-cell table:style-name="ce439" table:number-columns-repeated="2"/>
          <table:table-cell table:style-name="ce857" table:number-columns-repeated="5"/>
          <table:table-cell table:style-name="ce731"/>
          <table:table-cell table:style-name="ce891"/>
          <table:table-cell table:style-name="ce857" table:number-columns-repeated="3"/>
          <table:table-cell table:style-name="ce731"/>
          <table:table-cell table:style-name="ce748"/>
          <table:table-cell table:style-name="ce439" table:number-columns-repeated="3"/>
          <table:table-cell table:style-name="ce731"/>
          <table:table-cell table:style-name="ce748"/>
          <table:table-cell table:style-name="ce439" table:number-columns-repeated="3"/>
          <table:table-cell table:style-name="ce731"/>
          <table:table-cell table:style-name="ce922" table:number-columns-repeated="3"/>
          <table:table-cell table:number-columns-repeated="931"/>
        </table:table-row>
        <table:table-row table:style-name="ro6">
          <table:table-cell table:style-name="ce575"/>
          <table:table-cell table:style-name="ce95" table:number-columns-repeated="9"/>
          <table:table-cell table:style-name="ce1011" table:number-columns-repeated="5"/>
          <table:table-cell table:style-name="ce318" table:number-columns-repeated="3"/>
          <table:table-cell table:style-name="ce370" table:number-columns-repeated="2"/>
          <table:table-cell table:style-name="ce1011"/>
          <table:table-cell table:style-name="ce484"/>
          <table:table-cell table:style-name="ce1355"/>
          <table:table-cell table:style-name="ce1011" table:number-columns-repeated="6"/>
          <table:table-cell table:style-name="ce635" office:value-type="string" calcext:value-type="string">
            <text:p><text:s/></text:p>
          </table:table-cell>
          <table:table-cell table:style-name="ce673" table:formula="of:=[.AE156]/[.AE20]" office:value-type="float" office:value="36" calcext:value-type="float">
            <text:p>36,0</text:p>
          </table:table-cell>
          <table:table-cell table:style-name="ce701"/>
          <table:table-cell table:style-name="ce715" table:number-columns-repeated="2"/>
          <table:table-cell table:style-name="ce732"/>
          <table:table-cell table:style-name="ce749" table:formula="of:=[.AJ156]/[.AJ20]" office:value-type="float" office:value="36" calcext:value-type="float">
            <text:p>36,0</text:p>
          </table:table-cell>
          <table:table-cell table:style-name="ce701"/>
          <table:table-cell table:style-name="ce715" table:number-columns-repeated="2"/>
          <table:table-cell table:style-name="ce732"/>
          <table:table-cell table:style-name="ce749" table:formula="of:=[.AO156]/[.AO20]" office:value-type="float" office:value="36" calcext:value-type="float">
            <text:p>36,0</text:p>
          </table:table-cell>
          <table:table-cell table:style-name="ce701"/>
          <table:table-cell table:style-name="ce715" table:number-columns-repeated="2"/>
          <table:table-cell table:style-name="ce732"/>
          <table:table-cell table:style-name="ce749" table:formula="of:=[.AT156]/[.AT20]" office:value-type="float" office:value="36" calcext:value-type="float">
            <text:p>36,0</text:p>
          </table:table-cell>
          <table:table-cell table:style-name="ce701"/>
          <table:table-cell table:style-name="ce715" table:number-columns-repeated="2"/>
          <table:table-cell table:style-name="ce732"/>
          <table:table-cell table:style-name="ce749" table:formula="of:=[.AY156]/[.AY20]" office:value-type="float" office:value="36" calcext:value-type="float">
            <text:p>36,0</text:p>
          </table:table-cell>
          <table:table-cell table:style-name="ce701"/>
          <table:table-cell table:style-name="ce715" table:number-columns-repeated="2"/>
          <table:table-cell table:style-name="ce732"/>
          <table:table-cell table:style-name="ce749" table:formula="of:=[.BD156]/[.BD20]" office:value-type="float" office:value="36" calcext:value-type="float">
            <text:p>36,0</text:p>
          </table:table-cell>
          <table:table-cell table:style-name="ce749" table:number-columns-repeated="3"/>
          <table:table-cell table:style-name="ce836"/>
          <table:table-cell table:style-name="ce749" table:formula="of:=[.BI156]/[.BI20]" office:value-type="string" office:string-value="" calcext:value-type="error">
            <text:p>#ДЕЛ/0!</text:p>
          </table:table-cell>
          <table:table-cell table:style-name="ce749" table:number-columns-repeated="4"/>
          <table:table-cell table:style-name="ce749" table:formula="of:=[.BN156]/[.BN20]" office:value-type="string" office:string-value="" calcext:value-type="error">
            <text:p>#ДЕЛ/0!</text:p>
          </table:table-cell>
          <table:table-cell table:style-name="ce749" table:number-columns-repeated="4"/>
          <table:table-cell table:style-name="ce749" table:formula="of:=[.BS156]/[.BS20]" office:value-type="float" office:value="36" calcext:value-type="float">
            <text:p>36,0</text:p>
          </table:table-cell>
          <table:table-cell table:style-name="ce749" table:number-columns-repeated="3"/>
          <table:table-cell table:style-name="ce836"/>
          <table:table-cell table:style-name="ce749" table:formula="of:=[.BX156]/[.BX20]" office:value-type="float" office:value="36" calcext:value-type="float">
            <text:p>36,0</text:p>
          </table:table-cell>
          <table:table-cell table:style-name="ce749" table:number-columns-repeated="3"/>
          <table:table-cell table:style-name="ce836"/>
          <table:table-cell table:style-name="ce749" table:number-columns-repeated="4"/>
          <table:table-cell table:style-name="ce836"/>
          <table:table-cell table:style-name="ce749"/>
          <table:table-cell table:style-name="ce715" table:number-columns-repeated="3"/>
          <table:table-cell table:style-name="ce732"/>
          <table:table-cell table:style-name="ce924" table:formula="of:=[.CM21]+[.CM50]+[.CM58]+[.CM66]+[.CM92]+[.CM93]+[.CM94]+[.CM95]+[.CM96]+[.CM97]+[.CM98]+[.CM104]+[.CM105]+[.CM107]+[.CM114]+[.CM115]+[.CM116]+[.CM117]+[.CM122]+[.CM123]+[.CM124]+[.CM125]+[.CM130]+[.CM131]+[.CM133]+[.CM138]+[.CM144]" office:value-type="float" office:value="158" calcext:value-type="float">
            <text:p>158</text:p>
          </table:table-cell>
          <table:table-cell table:style-name="ce922" table:number-columns-repeated="2"/>
          <table:table-cell table:number-columns-repeated="931"/>
        </table:table-row>
        <table:table-row table:style-name="ro67">
          <table:table-cell table:style-name="ce596"/>
          <table:table-cell table:style-name="ce171" table:number-columns-repeated="9"/>
          <table:table-cell table:style-name="ce249" table:number-columns-repeated="5"/>
          <table:table-cell table:style-name="ce1011" table:number-columns-repeated="3"/>
          <table:table-cell table:style-name="ce370" table:number-columns-repeated="2"/>
          <table:table-cell table:style-name="ce1246" office:value-type="string" calcext:value-type="string" table:number-columns-spanned="1" table:number-rows-spanned="9">
            <text:p>Всего</text:p>
          </table:table-cell>
          <table:table-cell table:style-name="ce1299" office:value-type="string" calcext:value-type="string" table:number-columns-spanned="1" table:number-rows-spanned="6">
            <text:p>объем, час.</text:p>
          </table:table-cell>
          <table:table-cell table:style-name="ce1356" office:value-type="string" calcext:value-type="string" table:number-columns-spanned="8" table:number-rows-spanned="1">
            <text:p>дисциплин и МДК</text:p>
          </table:table-cell>
          <table:covered-table-cell table:number-columns-repeated="7" table:style-name="ce1356"/>
          <table:table-cell table:style-name="ce502" table:formula="of:=[.AE22]+[.AE51]+[.AE59]+[.AE67]+[.AE93]+[.AE94]+[.AE95]+[.AE96]+[.AE97]+[.AE98]+[.AE99]+[.AE105]+[.AE107]+[.AE108]+[.AE115]+[.AE116]+[.AE117]+[.AE118]+[.AE123]+[.AE124]+[.AE125]+[.AE126]+[.AE131]+[.AE132]+[.AE134]+[.AE139]" office:value-type="float" office:value="594" calcext:value-type="float">
            <text:p>594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50" table:formula="of:=[.AJ22]+[.AJ51]+[.AJ59]+[.AJ67]+[.AJ93]+[.AJ94]+[.AJ95]+[.AJ96]+[.AJ97]+[.AJ98]+[.AJ99]+[.AJ105]+[.AJ107]+[.AJ108]+[.AJ115]+[.AJ116]+[.AJ117]+[.AJ118]+[.AJ123]+[.AJ124]+[.AJ125]+[.AJ126]+[.AJ131]+[.AJ132]+[.AJ134]+[.AJ139]" office:value-type="float" office:value="810" calcext:value-type="float">
            <text:p>810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87" table:formula="of:=[.AQ50]+[.AS50]" office:value-type="float" office:value="576" calcext:value-type="float">
            <text:p>576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87" table:formula="of:=[.AV50]+[.AX50]" office:value-type="float" office:value="828" calcext:value-type="float">
            <text:p>828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87" table:formula="of:=[.BA50]+[.BC50]" office:value-type="float" office:value="432" calcext:value-type="float">
            <text:p>432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87" table:formula="of:=[.BF50]+[.BH50]" office:value-type="float" office:value="612" calcext:value-type="float">
            <text:p>612</text:p>
          </table:table-cell>
          <table:table-cell table:style-name="ce716" table:number-columns-repeated="3"/>
          <table:table-cell table:style-name="ce733"/>
          <table:table-cell table:style-name="ce520" table:formula="of:=[.BI22]+[.BI51]+[.BI59]+[.BI67]+[.BI93]+[.BI94]+[.BI95]+[.BI96]+[.BI97]+[.BI98]+[.BI99]+[.BI105]+[.BI107]+[.BI108]+[.BI115]+[.BI116]+[.BI117]+[.BI118]+[.BI123]+[.BI124]+[.BI125]+[.BI126]+[.BI131]+[.BI132]+[.BI134]+[.BI139]" office:value-type="float" office:value="0" calcext:value-type="float">
            <text:p>0</text:p>
          </table:table-cell>
          <table:table-cell table:style-name="ce716" table:formula="of:=[.BJ22]+[.BJ51]+[.BJ59]+[.BJ67]+[.BJ93]+[.BJ94]+[.BJ95]+[.BJ96]+[.BJ97]+[.BJ98]+[.BJ99]+[.BJ105]+[.BJ107]+[.BJ108]+[.BJ115]+[.BJ116]+[.BJ117]+[.BJ118]+[.BJ123]+[.BJ124]+[.BJ125]+[.BJ126]+[.BJ131]+[.BJ132]+[.BJ134]+[.BJ139]" office:value-type="float" office:value="0" calcext:value-type="float">
            <text:p>0</text:p>
          </table:table-cell>
          <table:table-cell table:style-name="ce716" table:formula="of:=[.BK22]+[.BK51]+[.BK59]+[.BK67]+[.BK93]+[.BK94]+[.BK95]+[.BK96]+[.BK97]+[.BK98]+[.BK99]+[.BK105]+[.BK107]+[.BK108]+[.BK115]+[.BK116]+[.BK117]+[.BK118]+[.BK123]+[.BK124]+[.BK125]+[.BK126]+[.BK131]+[.BK132]+[.BK134]+[.BK139]" office:value-type="float" office:value="0" calcext:value-type="float">
            <text:p>0</text:p>
          </table:table-cell>
          <table:table-cell table:style-name="ce716" table:formula="of:=[.BL22]+[.BL51]+[.BL59]+[.BL67]+[.BL93]+[.BL94]+[.BL95]+[.BL96]+[.BL97]+[.BL98]+[.BL99]+[.BL105]+[.BL107]+[.BL108]+[.BL115]+[.BL116]+[.BL117]+[.BL118]+[.BL123]+[.BL124]+[.BL125]+[.BL126]+[.BL131]+[.BL132]+[.BL134]+[.BL139]" office:value-type="float" office:value="0" calcext:value-type="float">
            <text:p>0</text:p>
          </table:table-cell>
          <table:table-cell table:style-name="ce716" table:formula="of:=[.BM22]+[.BM51]+[.BM59]+[.BM67]+[.BM93]+[.BM94]+[.BM95]+[.BM96]+[.BM97]+[.BM98]+[.BM99]+[.BM105]+[.BM107]+[.BM108]+[.BM115]+[.BM116]+[.BM117]+[.BM118]+[.BM123]+[.BM124]+[.BM125]+[.BM126]+[.BM131]+[.BM132]+[.BM134]+[.BM139]" office:value-type="float" office:value="0" calcext:value-type="float">
            <text:p>0</text:p>
          </table:table-cell>
          <table:table-cell table:style-name="ce716" table:formula="of:=[.BN22]+[.BN51]+[.BN59]+[.BN67]+[.BN93]+[.BN94]+[.BN95]+[.BN96]+[.BN97]+[.BN98]+[.BN99]+[.BN105]+[.BN107]+[.BN108]+[.BN115]+[.BN116]+[.BN117]+[.BN118]+[.BN123]+[.BN124]+[.BN125]+[.BN126]+[.BN131]+[.BN132]+[.BN134]+[.BN139]" office:value-type="float" office:value="0" calcext:value-type="float">
            <text:p>0</text:p>
          </table:table-cell>
          <table:table-cell table:style-name="ce716" table:formula="of:=[.BO22]+[.BO51]+[.BO59]+[.BO67]+[.BO93]+[.BO94]+[.BO95]+[.BO96]+[.BO97]+[.BO98]+[.BO99]+[.BO105]+[.BO107]+[.BO108]+[.BO115]+[.BO116]+[.BO117]+[.BO118]+[.BO123]+[.BO124]+[.BO125]+[.BO126]+[.BO131]+[.BO132]+[.BO134]+[.BO139]" office:value-type="float" office:value="0" calcext:value-type="float">
            <text:p>0</text:p>
          </table:table-cell>
          <table:table-cell table:style-name="ce716" table:formula="of:=[.BP22]+[.BP51]+[.BP59]+[.BP67]+[.BP93]+[.BP94]+[.BP95]+[.BP96]+[.BP97]+[.BP98]+[.BP99]+[.BP105]+[.BP107]+[.BP108]+[.BP115]+[.BP116]+[.BP117]+[.BP118]+[.BP123]+[.BP124]+[.BP125]+[.BP126]+[.BP131]+[.BP132]+[.BP134]+[.BP139]" office:value-type="float" office:value="0" calcext:value-type="float">
            <text:p>0</text:p>
          </table:table-cell>
          <table:table-cell table:style-name="ce716" table:formula="of:=[.BQ22]+[.BQ51]+[.BQ59]+[.BQ67]+[.BQ93]+[.BQ94]+[.BQ95]+[.BQ96]+[.BQ97]+[.BQ98]+[.BQ99]+[.BQ105]+[.BQ107]+[.BQ108]+[.BQ115]+[.BQ116]+[.BQ117]+[.BQ118]+[.BQ123]+[.BQ124]+[.BQ125]+[.BQ126]+[.BQ131]+[.BQ132]+[.BQ134]+[.BQ139]" office:value-type="float" office:value="0" calcext:value-type="float">
            <text:p>0</text:p>
          </table:table-cell>
          <table:table-cell table:style-name="ce716" table:formula="of:=[.BR22]+[.BR51]+[.BR59]+[.BR67]+[.BR93]+[.BR94]+[.BR95]+[.BR96]+[.BR97]+[.BR98]+[.BR99]+[.BR105]+[.BR107]+[.BR108]+[.BR115]+[.BR116]+[.BR117]+[.BR118]+[.BR123]+[.BR124]+[.BR125]+[.BR126]+[.BR131]+[.BR132]+[.BR134]+[.BR139]" office:value-type="float" office:value="0" calcext:value-type="float">
            <text:p>0</text:p>
          </table:table-cell>
          <table:table-cell table:style-name="ce787" table:formula="of:=[.BU50]+[.BW50]" office:value-type="float" office:value="324" calcext:value-type="float">
            <text:p>324</text:p>
          </table:table-cell>
          <table:table-cell table:style-name="ce716" table:number-columns-repeated="3"/>
          <table:table-cell table:style-name="ce733"/>
          <table:table-cell table:style-name="ce787" table:formula="of:=[.BZ50]+[.CB50]" office:value-type="float" office:value="252" calcext:value-type="float">
            <text:p>252</text:p>
          </table:table-cell>
          <table:table-cell table:style-name="ce716" table:number-columns-repeated="3"/>
          <table:table-cell table:style-name="ce733"/>
          <table:table-cell table:style-name="ce826"/>
          <table:table-cell table:style-name="ce871" table:number-columns-repeated="3"/>
          <table:table-cell table:style-name="ce880"/>
          <table:table-cell table:style-name="ce826"/>
          <table:table-cell table:style-name="ce871"/>
          <table:table-cell table:style-name="ce716" table:number-columns-repeated="2"/>
          <table:table-cell table:style-name="ce733"/>
          <table:table-cell table:style-name="ce925" table:formula="of:=[.AE159]+[.AJ159]+[.AO159]+[.AT159]+[.AY159]+[.BD159]+[.BS159]+[.BX159]+[.CC159]+[.CH159]" office:value-type="float" office:value="4428" calcext:value-type="float">
            <text:p>4428</text:p>
          </table:table-cell>
          <table:table-cell table:style-name="ce922"/>
          <table:table-cell table:style-name="ce929" table:formula="of:=5940-[.CM159]" office:value-type="float" office:value="1512" calcext:value-type="float">
            <text:p>1512</text:p>
          </table:table-cell>
          <table:table-cell table:number-columns-repeated="931"/>
        </table:table-row>
        <table:table-row table:style-name="ro30">
          <table:table-cell table:style-name="ce146" table:number-columns-spanned="15" table:number-rows-spanned="1"/>
          <table:covered-table-cell table:number-columns-repeated="14" table:style-name="ce146"/>
          <table:table-cell table:style-name="ce1101" table:number-columns-repeated="3"/>
          <table:table-cell table:style-name="ce370" table:number-columns-repeated="2"/>
          <table:covered-table-cell table:style-name="ce1246"/>
          <table:covered-table-cell table:style-name="ce1299"/>
          <table:table-cell table:style-name="ce1356" office:value-type="string" calcext:value-type="string" table:number-columns-spanned="8" table:number-rows-spanned="1">
            <text:p>учебной практики</text:p>
          </table:table-cell>
          <table:covered-table-cell table:number-columns-repeated="7" table:style-name="ce1356"/>
          <table:table-cell table:style-name="ce502" table:formula="of:=[.AE101]+[.AE111]+[.AE119]+[.AE127]+[.AE135]+[.AE141]" office:value-type="float" office:value="0" calcext:value-type="float">
            <text:p>0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50" table:formula="of:=[.AJ101]+[.AJ111]+[.AJ119]+[.AJ127]+[.AJ135]+[.AJ141]" office:value-type="float" office:value="0" calcext:value-type="float">
            <text:p>0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50" table:formula="of:=[.AO117]+[.AO108]+[.AO98]+[.AO141]" office:value-type="float" office:value="0" calcext:value-type="float">
            <text:p>0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50" table:formula="of:=[.AT117]+[.AT108]+[.AT98]+[.AT141]" office:value-type="float" office:value="0" calcext:value-type="float">
            <text:p>0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50" table:formula="of:=[.AY117]+[.AY108]+[.AY98]+[.AY141]" office:value-type="float" office:value="72" calcext:value-type="float">
            <text:p>72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50" table:formula="of:=[.BD117]+[.BD108]+[.BD98]+[.BD141]" office:value-type="float" office:value="108" calcext:value-type="float">
            <text:p>108</text:p>
          </table:table-cell>
          <table:table-cell table:style-name="ce716" table:number-columns-repeated="3"/>
          <table:table-cell table:style-name="ce733"/>
          <table:table-cell table:style-name="ce520" table:formula="of:=[.BI101]+[.BI111]+[.BI119]+[.BI127]+[.BI135]+[.BI141]" office:value-type="float" office:value="0" calcext:value-type="float">
            <text:p>0</text:p>
          </table:table-cell>
          <table:table-cell table:style-name="ce716" table:formula="of:=[.BJ101]+[.BJ111]+[.BJ119]+[.BJ127]+[.BJ135]+[.BJ141]" office:value-type="float" office:value="0" calcext:value-type="float">
            <text:p>0</text:p>
          </table:table-cell>
          <table:table-cell table:style-name="ce716" table:formula="of:=[.BK101]+[.BK111]+[.BK119]+[.BK127]+[.BK135]+[.BK141]" office:value-type="float" office:value="0" calcext:value-type="float">
            <text:p>0</text:p>
          </table:table-cell>
          <table:table-cell table:style-name="ce716" table:formula="of:=[.BL101]+[.BL111]+[.BL119]+[.BL127]+[.BL135]+[.BL141]" office:value-type="float" office:value="0" calcext:value-type="float">
            <text:p>0</text:p>
          </table:table-cell>
          <table:table-cell table:style-name="ce716" table:formula="of:=[.BM101]+[.BM111]+[.BM119]+[.BM127]+[.BM135]+[.BM141]" office:value-type="float" office:value="0" calcext:value-type="float">
            <text:p>0</text:p>
          </table:table-cell>
          <table:table-cell table:style-name="ce716" table:formula="of:=[.BN101]+[.BN111]+[.BN119]+[.BN127]+[.BN135]+[.BN141]" office:value-type="float" office:value="0" calcext:value-type="float">
            <text:p>0</text:p>
          </table:table-cell>
          <table:table-cell table:style-name="ce716" table:formula="of:=[.BO101]+[.BO111]+[.BO119]+[.BO127]+[.BO135]+[.BO141]" office:value-type="float" office:value="0" calcext:value-type="float">
            <text:p>0</text:p>
          </table:table-cell>
          <table:table-cell table:style-name="ce716" table:formula="of:=[.BP101]+[.BP111]+[.BP119]+[.BP127]+[.BP135]+[.BP141]" office:value-type="float" office:value="0" calcext:value-type="float">
            <text:p>0</text:p>
          </table:table-cell>
          <table:table-cell table:style-name="ce716" table:formula="of:=[.BQ101]+[.BQ111]+[.BQ119]+[.BQ127]+[.BQ135]+[.BQ141]" office:value-type="float" office:value="0" calcext:value-type="float">
            <text:p>0</text:p>
          </table:table-cell>
          <table:table-cell table:style-name="ce716" table:formula="of:=[.BR101]+[.BR111]+[.BR119]+[.BR127]+[.BR135]+[.BR141]" office:value-type="float" office:value="0" calcext:value-type="float">
            <text:p>0</text:p>
          </table:table-cell>
          <table:table-cell table:style-name="ce750" table:formula="of:=[.BS117]+[.BS108]+[.BS98]+[.BS141]" office:value-type="float" office:value="108" calcext:value-type="float">
            <text:p>108</text:p>
          </table:table-cell>
          <table:table-cell table:style-name="ce716" table:number-columns-repeated="3"/>
          <table:table-cell table:style-name="ce733"/>
          <table:table-cell table:style-name="ce750" table:formula="of:=[.BX117]+[.BX108]+[.BX98]+[.BX141]" office:value-type="float" office:value="108" calcext:value-type="float">
            <text:p>108</text:p>
          </table:table-cell>
          <table:table-cell table:style-name="ce716" table:number-columns-repeated="3"/>
          <table:table-cell table:style-name="ce733"/>
          <table:table-cell table:style-name="ce520"/>
          <table:table-cell table:style-name="ce716" table:number-columns-repeated="3"/>
          <table:table-cell table:style-name="ce733"/>
          <table:table-cell table:style-name="ce520"/>
          <table:table-cell table:style-name="ce716" table:number-columns-repeated="3"/>
          <table:table-cell table:style-name="ce733"/>
          <table:table-cell table:style-name="ce925" table:formula="of:=[.AE160]+[.AJ160]+[.AO160]+[.AT160]+[.AY160]+[.BD160]+[.BS160]+[.BX160]+[.CC160]+[.CH160]" office:value-type="float" office:value="396" calcext:value-type="float">
            <text:p>396</text:p>
          </table:table-cell>
          <table:table-cell table:style-name="ce922"/>
          <table:table-cell table:number-columns-repeated="932"/>
        </table:table-row>
        <table:table-row table:style-name="ro18">
          <table:table-cell table:style-name="ce89"/>
          <table:table-cell table:style-name="ce95" table:number-columns-repeated="9"/>
          <table:table-cell table:style-name="ce1011" table:number-columns-repeated="8"/>
          <table:table-cell table:style-name="ce370" table:number-columns-repeated="2"/>
          <table:covered-table-cell table:style-name="ce1246"/>
          <table:covered-table-cell table:style-name="ce1299"/>
          <table:table-cell table:style-name="ce1356" office:value-type="string" calcext:value-type="string" table:number-columns-spanned="8" table:number-rows-spanned="1">
            <text:p>производств. практики</text:p>
          </table:table-cell>
          <table:covered-table-cell table:number-columns-repeated="7" table:style-name="ce1356"/>
          <table:table-cell table:style-name="ce502" table:formula="of:=[.AE102]+[.AE112]+[.AE120]+[.AE128]+[.AE136]+[.AE152]+[.AE153]" office:value-type="float" office:value="0" calcext:value-type="float">
            <text:p>0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50" table:formula="of:=[.AJ102]+[.AJ112]+[.AJ120]+[.AJ128]+[.AJ136]+[.AJ152]+[.AJ153]" office:value-type="float" office:value="0" calcext:value-type="float">
            <text:p>0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50" table:formula="of:=[.AO142]+[.AO118]+[.AO109]+[.AO99]" office:value-type="float" office:value="0" calcext:value-type="float">
            <text:p>0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50" table:formula="of:=[.AT142]+[.AT118]+[.AT109]+[.AT99]" office:value-type="float" office:value="0" calcext:value-type="float">
            <text:p>0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50" table:formula="of:=[.AY142]+[.AY118]+[.AY109]+[.AY99]" office:value-type="float" office:value="72" calcext:value-type="float">
            <text:p>72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50" table:formula="of:=[.BD142]+[.BD118]+[.BD109]+[.BD99]" office:value-type="float" office:value="144" calcext:value-type="float">
            <text:p>144</text:p>
          </table:table-cell>
          <table:table-cell table:style-name="ce716" table:number-columns-repeated="3"/>
          <table:table-cell table:style-name="ce733"/>
          <table:table-cell table:style-name="ce520" table:formula="of:=[.BI102]+[.BI112]+[.BI120]+[.BI128]+[.BI136]+[.BI152]+[.BI153]" office:value-type="float" office:value="0" calcext:value-type="float">
            <text:p>0</text:p>
          </table:table-cell>
          <table:table-cell table:style-name="ce716" table:formula="of:=[.BJ102]+[.BJ112]+[.BJ120]+[.BJ128]+[.BJ136]+[.BJ152]+[.BJ153]" office:value-type="float" office:value="0" calcext:value-type="float">
            <text:p>0</text:p>
          </table:table-cell>
          <table:table-cell table:style-name="ce716" table:formula="of:=[.BK102]+[.BK112]+[.BK120]+[.BK128]+[.BK136]+[.BK152]+[.BK153]" office:value-type="float" office:value="0" calcext:value-type="float">
            <text:p>0</text:p>
          </table:table-cell>
          <table:table-cell table:style-name="ce716" table:formula="of:=[.BL102]+[.BL112]+[.BL120]+[.BL128]+[.BL136]+[.BL152]+[.BL153]" office:value-type="float" office:value="0" calcext:value-type="float">
            <text:p>0</text:p>
          </table:table-cell>
          <table:table-cell table:style-name="ce716" table:formula="of:=[.BM102]+[.BM112]+[.BM120]+[.BM128]+[.BM136]+[.BM152]+[.BM153]" office:value-type="float" office:value="0" calcext:value-type="float">
            <text:p>0</text:p>
          </table:table-cell>
          <table:table-cell table:style-name="ce716" table:formula="of:=[.BN102]+[.BN112]+[.BN120]+[.BN128]+[.BN136]+[.BN152]+[.BN153]" office:value-type="float" office:value="0" calcext:value-type="float">
            <text:p>0</text:p>
          </table:table-cell>
          <table:table-cell table:style-name="ce716" table:formula="of:=[.BO102]+[.BO112]+[.BO120]+[.BO128]+[.BO136]+[.BO152]+[.BO153]" office:value-type="float" office:value="0" calcext:value-type="float">
            <text:p>0</text:p>
          </table:table-cell>
          <table:table-cell table:style-name="ce716" table:formula="of:=[.BP102]+[.BP112]+[.BP120]+[.BP128]+[.BP136]+[.BP152]+[.BP153]" office:value-type="float" office:value="0" calcext:value-type="float">
            <text:p>0</text:p>
          </table:table-cell>
          <table:table-cell table:style-name="ce716" table:formula="of:=[.BQ102]+[.BQ112]+[.BQ120]+[.BQ128]+[.BQ136]+[.BQ152]+[.BQ153]" office:value-type="float" office:value="0" calcext:value-type="float">
            <text:p>0</text:p>
          </table:table-cell>
          <table:table-cell table:style-name="ce716" table:formula="of:=[.BR102]+[.BR112]+[.BR120]+[.BR128]+[.BR136]+[.BR152]+[.BR153]" office:value-type="float" office:value="0" calcext:value-type="float">
            <text:p>0</text:p>
          </table:table-cell>
          <table:table-cell table:style-name="ce750" table:formula="of:=[.BS142]+[.BS118]+[.BS109]+[.BS99]" office:value-type="float" office:value="162" calcext:value-type="float">
            <text:p>162</text:p>
          </table:table-cell>
          <table:table-cell table:style-name="ce716" table:number-columns-repeated="3"/>
          <table:table-cell table:style-name="ce733"/>
          <table:table-cell table:style-name="ce750" table:formula="of:=[.BX142]+[.BX118]+[.BX109]+[.BX99]" office:value-type="float" office:value="126" calcext:value-type="float">
            <text:p>126</text:p>
          </table:table-cell>
          <table:table-cell table:style-name="ce716" table:number-columns-repeated="3"/>
          <table:table-cell table:style-name="ce733"/>
          <table:table-cell table:style-name="ce520"/>
          <table:table-cell table:style-name="ce716" table:number-columns-repeated="3"/>
          <table:table-cell table:style-name="ce733"/>
          <table:table-cell table:style-name="ce520"/>
          <table:table-cell table:style-name="ce716" table:number-columns-repeated="3"/>
          <table:table-cell table:style-name="ce733"/>
          <table:table-cell table:style-name="ce925" table:formula="of:=[.AE161]+[.AJ161]+[.AO161]+[.AT161]+[.AY161]+[.BD161]+[.BS161]+[.BX161]+[.CC161]+[.CH161]" office:value-type="float" office:value="504" calcext:value-type="float">
            <text:p>504</text:p>
          </table:table-cell>
          <table:table-cell table:style-name="ce922"/>
          <table:table-cell table:style-name="ce929" table:formula="of:=([.CM161]+[.CM160])/36" office:value-type="float" office:value="25" calcext:value-type="float">
            <text:p>25</text:p>
          </table:table-cell>
          <table:table-cell table:number-columns-repeated="931"/>
        </table:table-row>
        <table:table-row table:style-name="ro67">
          <table:table-cell table:style-name="ce89"/>
          <table:table-cell table:style-name="ce95" table:number-columns-repeated="9"/>
          <table:table-cell table:style-name="ce1011" table:number-columns-repeated="8"/>
          <table:table-cell table:style-name="ce370" table:number-columns-repeated="2"/>
          <table:covered-table-cell table:style-name="ce1246"/>
          <table:covered-table-cell table:style-name="ce1299"/>
          <table:table-cell table:style-name="ce1357" office:value-type="string" calcext:value-type="string" table:number-columns-spanned="7" table:number-rows-spanned="1">
            <text:p>преддипломная практика</text:p>
          </table:table-cell>
          <table:covered-table-cell table:number-columns-repeated="6" table:style-name="ce1357"/>
          <table:table-cell table:style-name="ce636"/>
          <table:table-cell table:style-name="ce502"/>
          <table:table-cell table:style-name="ce702"/>
          <table:table-cell table:style-name="ce716" table:number-columns-repeated="2"/>
          <table:table-cell table:style-name="ce733"/>
          <table:table-cell table:style-name="ce750"/>
          <table:table-cell table:style-name="ce702"/>
          <table:table-cell table:style-name="ce716" table:number-columns-repeated="2"/>
          <table:table-cell table:style-name="ce733"/>
          <table:table-cell table:style-name="ce750"/>
          <table:table-cell table:style-name="ce702"/>
          <table:table-cell table:style-name="ce716" table:number-columns-repeated="2"/>
          <table:table-cell table:style-name="ce733"/>
          <table:table-cell table:style-name="ce750"/>
          <table:table-cell table:style-name="ce702"/>
          <table:table-cell table:style-name="ce716" table:number-columns-repeated="2"/>
          <table:table-cell table:style-name="ce733"/>
          <table:table-cell table:style-name="ce750"/>
          <table:table-cell table:style-name="ce702"/>
          <table:table-cell table:style-name="ce716" table:number-columns-repeated="2"/>
          <table:table-cell table:style-name="ce733"/>
          <table:table-cell table:style-name="ce750"/>
          <table:table-cell table:style-name="ce716" table:number-columns-repeated="3"/>
          <table:table-cell table:style-name="ce733"/>
          <table:table-cell table:style-name="ce520"/>
          <table:table-cell table:style-name="ce716" table:number-columns-repeated="13"/>
          <table:table-cell table:style-name="ce733"/>
          <table:table-cell table:style-name="ce520" table:formula="of:=[.BX153]" office:value-type="float" office:value="144" calcext:value-type="float">
            <text:p>144</text:p>
          </table:table-cell>
          <table:table-cell table:style-name="ce716" table:number-columns-repeated="3"/>
          <table:table-cell table:style-name="ce733"/>
          <table:table-cell table:style-name="ce902"/>
          <table:table-cell table:style-name="ce716" table:number-columns-repeated="3"/>
          <table:table-cell table:style-name="ce733"/>
          <table:table-cell table:style-name="ce520"/>
          <table:table-cell table:style-name="ce716" table:number-columns-repeated="3"/>
          <table:table-cell table:style-name="ce733"/>
          <table:table-cell table:style-name="ce925" table:formula="of:=[.AE162]+[.AJ162]+[.AO162]+[.AT162]+[.AY162]+[.BD162]+[.BS162]+[.BX162]+[.CC162]+[.CH162]" office:value-type="float" office:value="144" calcext:value-type="float">
            <text:p>144</text:p>
          </table:table-cell>
          <table:table-cell table:style-name="ce922" table:number-columns-repeated="2"/>
          <table:table-cell table:number-columns-repeated="931"/>
        </table:table-row>
        <table:table-row table:style-name="ro4">
          <table:table-cell table:style-name="ce89"/>
          <table:table-cell table:style-name="ce95" table:number-columns-repeated="9"/>
          <table:table-cell table:style-name="ce1011" table:number-columns-repeated="8"/>
          <table:table-cell table:style-name="ce370" table:number-columns-repeated="2"/>
          <table:covered-table-cell table:style-name="ce1246"/>
          <table:covered-table-cell table:style-name="ce1299"/>
          <table:table-cell table:style-name="ce1358" office:value-type="string" calcext:value-type="string" table:number-columns-spanned="8" table:number-rows-spanned="1">
            <text:p>промежуточной аттестации</text:p>
          </table:table-cell>
          <table:covered-table-cell table:number-columns-repeated="7" table:style-name="ce1358"/>
          <table:table-cell table:style-name="ce502" table:formula="of:=[.AF22]+[.AF51]+[.AF59]+[.AF67]+[.AF88]" office:value-type="float" office:value="18" calcext:value-type="float">
            <text:p>18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50" table:formula="of:=[.AK22]+[.AK51]+[.AK59]+[.AK67]+[.AK88]" office:value-type="float" office:value="54" calcext:value-type="float">
            <text:p>54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50" table:formula="of:=[.AP51]+[.AP59]+[.AP67]+[.AP88]" office:value-type="float" office:value="36" calcext:value-type="float">
            <text:p>36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50" table:formula="of:=[.AU51]+[.AU59]+[.AU67]+[.AU88]" office:value-type="float" office:value="36" calcext:value-type="float">
            <text:p>36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750" table:formula="of:=[.AZ51]+[.AZ59]+[.AZ67]+[.AZ88]" office:value-type="float" office:value="36" calcext:value-type="float">
            <text:p>36</text:p>
          </table:table-cell>
          <table:table-cell table:style-name="ce702"/>
          <table:table-cell table:style-name="ce716" table:number-columns-repeated="2"/>
          <table:table-cell table:style-name="ce733"/>
          <table:table-cell table:style-name="ce826" table:formula="of:=[.BE51]+[.BE59]+[.BE67]+[.BE88]" office:value-type="float" office:value="36" calcext:value-type="float">
            <text:p>36</text:p>
          </table:table-cell>
          <table:table-cell table:style-name="ce716" table:number-columns-repeated="3"/>
          <table:table-cell table:style-name="ce733"/>
          <table:table-cell table:style-name="ce520" table:formula="of:=[.BJ51]+[.BJ59]+[.BJ67]+[.BJ88]" office:value-type="float" office:value="0" calcext:value-type="float">
            <text:p>0</text:p>
          </table:table-cell>
          <table:table-cell table:style-name="ce716" table:formula="of:=[.BK51]+[.BK59]+[.BK67]+[.BK88]" office:value-type="float" office:value="0" calcext:value-type="float">
            <text:p>0</text:p>
          </table:table-cell>
          <table:table-cell table:style-name="ce716" table:formula="of:=[.BL51]+[.BL59]+[.BL67]+[.BL88]" office:value-type="float" office:value="0" calcext:value-type="float">
            <text:p>0</text:p>
          </table:table-cell>
          <table:table-cell table:style-name="ce716" table:formula="of:=[.BM51]+[.BM59]+[.BM67]+[.BM88]" office:value-type="float" office:value="0" calcext:value-type="float">
            <text:p>0</text:p>
          </table:table-cell>
          <table:table-cell table:style-name="ce716" table:formula="of:=[.BN51]+[.BN59]+[.BN67]+[.BN88]" office:value-type="float" office:value="0" calcext:value-type="float">
            <text:p>0</text:p>
          </table:table-cell>
          <table:table-cell table:style-name="ce716" table:formula="of:=[.BO51]+[.BO59]+[.BO67]+[.BO88]" office:value-type="float" office:value="0" calcext:value-type="float">
            <text:p>0</text:p>
          </table:table-cell>
          <table:table-cell table:style-name="ce716" table:formula="of:=[.BP51]+[.BP59]+[.BP67]+[.BP88]" office:value-type="float" office:value="0" calcext:value-type="float">
            <text:p>0</text:p>
          </table:table-cell>
          <table:table-cell table:style-name="ce716" table:formula="of:=[.BQ51]+[.BQ59]+[.BQ67]+[.BQ88]" office:value-type="float" office:value="0" calcext:value-type="float">
            <text:p>0</text:p>
          </table:table-cell>
          <table:table-cell table:style-name="ce716" table:formula="of:=[.BR51]+[.BR59]+[.BR67]+[.BR88]" office:value-type="float" office:value="0" calcext:value-type="float">
            <text:p>0</text:p>
          </table:table-cell>
          <table:table-cell table:style-name="ce716" table:formula="of:=[.BS51]+[.BS59]+[.BS67]+[.BS88]" office:value-type="float" office:value="594" calcext:value-type="float">
            <text:p>594</text:p>
          </table:table-cell>
          <table:table-cell table:style-name="ce871" table:formula="of:=[.BT51]+[.BT59]+[.BT67]+[.BT88]" office:value-type="float" office:value="18" calcext:value-type="float">
            <text:p>18</text:p>
          </table:table-cell>
          <table:table-cell table:style-name="ce871" table:number-columns-repeated="3"/>
          <table:table-cell table:style-name="ce880"/>
          <table:table-cell table:style-name="ce826" table:formula="of:=[.BY51]+[.BY59]+[.BY67]+[.BY88]" office:value-type="float" office:value="18" calcext:value-type="float">
            <text:p>18</text:p>
          </table:table-cell>
          <table:table-cell table:style-name="ce871"/>
          <table:table-cell table:style-name="ce716" table:number-columns-repeated="2"/>
          <table:table-cell table:style-name="ce733"/>
          <table:table-cell table:style-name="ce902"/>
          <table:table-cell table:style-name="ce716" table:number-columns-repeated="3"/>
          <table:table-cell table:style-name="ce733"/>
          <table:table-cell table:style-name="ce520"/>
          <table:table-cell table:style-name="ce716" table:number-columns-repeated="3"/>
          <table:table-cell table:style-name="ce733"/>
          <table:table-cell table:style-name="ce925" table:formula="of:=[.AE163]+[.AJ163]+[.AO163]+[.AT163]+[.AY163]+[.BD163]+[.BS163]+[.BX163]+[.CC163]+[.CH163]" office:value-type="float" office:value="252" calcext:value-type="float">
            <text:p>252</text:p>
          </table:table-cell>
          <table:table-cell table:style-name="ce922" table:number-columns-repeated="2"/>
          <table:table-cell table:number-columns-repeated="931"/>
        </table:table-row>
        <table:table-row table:style-name="ro20">
          <table:table-cell table:style-name="ce89"/>
          <table:table-cell table:style-name="ce95" table:number-columns-repeated="9"/>
          <table:table-cell table:style-name="ce1011" table:number-columns-repeated="8"/>
          <table:table-cell table:style-name="ce370" table:number-columns-repeated="2"/>
          <table:covered-table-cell table:style-name="ce1246"/>
          <table:covered-table-cell table:style-name="ce1299"/>
          <table:table-cell table:style-name="ce1359" office:value-type="string" calcext:value-type="string" table:number-columns-spanned="8" table:number-rows-spanned="1">
            <text:p>государственной итоговой аттестации</text:p>
          </table:table-cell>
          <table:covered-table-cell table:number-columns-repeated="7" table:style-name="ce1359"/>
          <table:table-cell table:style-name="ce512"/>
          <table:table-cell table:style-name="ce703" table:number-columns-repeated="3"/>
          <table:table-cell table:style-name="ce734"/>
          <table:table-cell table:style-name="ce751"/>
          <table:table-cell table:style-name="ce703" table:number-columns-repeated="3"/>
          <table:table-cell table:style-name="ce734"/>
          <table:table-cell table:style-name="ce751"/>
          <table:table-cell table:style-name="ce703" table:number-columns-repeated="3"/>
          <table:table-cell table:style-name="ce734"/>
          <table:table-cell table:style-name="ce751"/>
          <table:table-cell table:style-name="ce703" table:number-columns-repeated="3"/>
          <table:table-cell table:style-name="ce734"/>
          <table:table-cell table:style-name="ce751"/>
          <table:table-cell table:style-name="ce703" table:number-columns-repeated="3"/>
          <table:table-cell table:style-name="ce734"/>
          <table:table-cell table:style-name="ce512"/>
          <table:table-cell table:style-name="ce718" table:number-columns-repeated="3"/>
          <table:table-cell table:style-name="ce734"/>
          <table:table-cell table:style-name="ce753" table:formula="of:=[.BI154]" office:value-type="float" office:value="0" calcext:value-type="float">
            <text:p>0</text:p>
          </table:table-cell>
          <table:table-cell table:style-name="ce718" table:formula="of:=[.BJ154]" office:value-type="float" office:value="0" calcext:value-type="float">
            <text:p>0</text:p>
          </table:table-cell>
          <table:table-cell table:style-name="ce718" table:formula="of:=[.BK154]" office:value-type="float" office:value="0" calcext:value-type="float">
            <text:p>0</text:p>
          </table:table-cell>
          <table:table-cell table:style-name="ce718" table:formula="of:=[.BL154]" office:value-type="float" office:value="0" calcext:value-type="float">
            <text:p>0</text:p>
          </table:table-cell>
          <table:table-cell table:style-name="ce718" table:formula="of:=[.BM154]" office:value-type="float" office:value="0" calcext:value-type="float">
            <text:p>0</text:p>
          </table:table-cell>
          <table:table-cell table:style-name="ce718" table:formula="of:=[.BN154]" office:value-type="float" office:value="0" calcext:value-type="float">
            <text:p>0</text:p>
          </table:table-cell>
          <table:table-cell table:style-name="ce718" table:formula="of:=[.BO154]" office:value-type="float" office:value="0" calcext:value-type="float">
            <text:p>0</text:p>
          </table:table-cell>
          <table:table-cell table:style-name="ce718" table:formula="of:=[.BP154]" office:value-type="float" office:value="0" calcext:value-type="float">
            <text:p>0</text:p>
          </table:table-cell>
          <table:table-cell table:style-name="ce718" table:formula="of:=[.BQ154]" office:value-type="float" office:value="0" calcext:value-type="float">
            <text:p>0</text:p>
          </table:table-cell>
          <table:table-cell table:style-name="ce718" table:formula="of:=[.BR154]" office:value-type="float" office:value="0" calcext:value-type="float">
            <text:p>0</text:p>
          </table:table-cell>
          <table:table-cell table:style-name="ce872" table:number-columns-repeated="4"/>
          <table:table-cell table:style-name="ce881"/>
          <table:table-cell table:style-name="ce892" office:value-type="float" office:value="216" calcext:value-type="float">
            <text:p>216</text:p>
          </table:table-cell>
          <table:table-cell table:style-name="ce872"/>
          <table:table-cell table:style-name="ce718" table:number-columns-repeated="2"/>
          <table:table-cell table:style-name="ce734"/>
          <table:table-cell table:style-name="ce903"/>
          <table:table-cell table:style-name="ce718" table:number-columns-repeated="3"/>
          <table:table-cell table:style-name="ce734"/>
          <table:table-cell table:style-name="ce753"/>
          <table:table-cell table:style-name="ce718" table:number-columns-repeated="3"/>
          <table:table-cell table:style-name="ce734"/>
          <table:table-cell table:style-name="ce925" table:formula="of:=[.AE164]+[.AJ164]+[.AO164]+[.AT164]+[.AY164]+[.BD164]+[.BS164]+[.BX164]+[.CC164]+[.CH164]" office:value-type="float" office:value="216" calcext:value-type="float">
            <text:p>216</text:p>
          </table:table-cell>
          <table:table-cell table:style-name="ce922" table:number-columns-repeated="2"/>
          <table:table-cell table:number-columns-repeated="931"/>
        </table:table-row>
        <table:table-row table:style-name="ro12">
          <table:table-cell table:style-name="ce148" table:number-columns-spanned="15" table:number-rows-spanned="1"/>
          <table:covered-table-cell table:number-columns-repeated="14" table:style-name="ce148"/>
          <table:table-cell table:style-name="ce320" table:number-columns-repeated="3"/>
          <table:table-cell table:style-name="ce370" table:number-columns-repeated="2"/>
          <table:covered-table-cell table:style-name="ce1246"/>
          <table:table-cell table:style-name="ce1300" office:value-type="string" calcext:value-type="string" table:number-columns-spanned="1" table:number-rows-spanned="3">
            <text:p>количество</text:p>
          </table:table-cell>
          <table:table-cell table:style-name="ce1360" office:value-type="string" calcext:value-type="string" table:number-columns-spanned="8" table:number-rows-spanned="1">
            <text:p>экзаменов (в т.ч. экзаменов (квалификационных), ед.</text:p>
          </table:table-cell>
          <table:covered-table-cell table:number-columns-repeated="7" table:style-name="ce1360"/>
          <table:table-cell table:style-name="ce674" table:formula="of:=COUNTIF([.K25:.K49];&quot;Э&quot;)+COUNTIF([.K53:.K58];&quot;Э&quot;)+COUNTIF([.K69:.K87];&quot;Э&quot;)+COUNTIF([.K92:.K102];&quot;Э&quot;)+COUNTIF([.K61:.K66];&quot;Э&quot;)+COUNTIF([.K104:.K112];&quot;Э&quot;)+COUNTIF([.K114:.K120];&quot;Э&quot;)+COUNTIF([.K122:.K128];&quot;Э&quot;)+COUNTIF([.K130:.K136];&quot;Э&quot;)+COUNTIF([.K138:.K153];&quot;Э&quot;)" office:value-type="float" office:value="1" calcext:value-type="float">
            <text:p>1</text:p>
          </table:table-cell>
          <table:table-cell table:style-name="ce679"/>
          <table:table-cell table:style-name="ce717" table:number-columns-repeated="2"/>
          <table:table-cell table:style-name="ce735"/>
          <table:table-cell table:style-name="ce752" table:formula="of:=COUNTIF([.L25:.L49];&quot;Э&quot;)+COUNTIF([.L53:.L58];&quot;Э&quot;)+COUNTIF([.L69:.L87];&quot;Э&quot;)+COUNTIF([.L92:.L102];&quot;Э&quot;)+COUNTIF([.L61:.L66];&quot;Э&quot;)+COUNTIF([.L104:.L112];&quot;Э&quot;)+COUNTIF([.L114:.L120];&quot;Э&quot;)+COUNTIF([.L122:.L128];&quot;Э&quot;)+COUNTIF([.L130:.L136];&quot;Э&quot;)+COUNTIF([.L138:.L153];&quot;Э&quot;)" office:value-type="float" office:value="3" calcext:value-type="float">
            <text:p>3</text:p>
          </table:table-cell>
          <table:table-cell table:style-name="ce679"/>
          <table:table-cell table:style-name="ce717" table:number-columns-repeated="2"/>
          <table:table-cell table:style-name="ce735"/>
          <table:table-cell table:style-name="ce752" table:formula="of:=COUNTIF([.M25:.M49];&quot;Э&quot;)+COUNTIF([.M53:.M58];&quot;Э&quot;)+COUNTIF([.M69:.M87];&quot;Э&quot;)+COUNTIF([.M92:.M102];&quot;Э&quot;)+COUNTIF([.M61:.M66];&quot;Э&quot;)+COUNTIF([.M104:.M112];&quot;Э&quot;)+COUNTIF([.M114:.M120];&quot;Э&quot;)+COUNTIF([.M122:.M128];&quot;Э&quot;)+COUNTIF([.M130:.M136];&quot;Э&quot;)+COUNTIF([.M138:.M153];&quot;Э&quot;)" office:value-type="float" office:value="2" calcext:value-type="float">
            <text:p>2</text:p>
          </table:table-cell>
          <table:table-cell table:style-name="ce679"/>
          <table:table-cell table:style-name="ce717" table:number-columns-repeated="2"/>
          <table:table-cell table:style-name="ce735"/>
          <table:table-cell table:style-name="ce752" table:formula="of:=COUNTIF([.N25:.N49];&quot;Э&quot;)+COUNTIF([.N53:.N58];&quot;Э&quot;)+COUNTIF([.N69:.N87];&quot;Э&quot;)+COUNTIF([.N92:.N102];&quot;Э&quot;)+COUNTIF([.N61:.N66];&quot;Э&quot;)+COUNTIF([.N104:.N112];&quot;Э&quot;)+COUNTIF([.N114:.N120];&quot;Э&quot;)+COUNTIF([.N122:.N128];&quot;Э&quot;)+COUNTIF([.N130:.N136];&quot;Э&quot;)+COUNTIF([.N138:.N153];&quot;Э&quot;)" office:value-type="float" office:value="3" calcext:value-type="float">
            <text:p>3</text:p>
          </table:table-cell>
          <table:table-cell table:style-name="ce679"/>
          <table:table-cell table:style-name="ce717" table:number-columns-repeated="2"/>
          <table:table-cell table:style-name="ce735"/>
          <table:table-cell table:style-name="ce752" table:formula="of:=COUNTIF([.O25:.O49];&quot;Э&quot;)+COUNTIF([.O53:.O58];&quot;Э&quot;)+COUNTIF([.O69:.O87];&quot;Э&quot;)+COUNTIF([.O92:.O102];&quot;Э&quot;)+COUNTIF([.O61:.O66];&quot;Э&quot;)+COUNTIF([.O104:.O112];&quot;Э&quot;)+COUNTIF([.O114:.O120];&quot;Э&quot;)+COUNTIF([.O122:.O128];&quot;Э&quot;)+COUNTIF([.O130:.O136];&quot;Э&quot;)+COUNTIF([.O138:.O153];&quot;Э&quot;)" office:value-type="float" office:value="2" calcext:value-type="float">
            <text:p>2</text:p>
          </table:table-cell>
          <table:table-cell table:style-name="ce679"/>
          <table:table-cell table:style-name="ce717" table:number-columns-repeated="2"/>
          <table:table-cell table:style-name="ce735"/>
          <table:table-cell table:style-name="ce752" table:formula="of:=COUNTIF([.P25:.P49];&quot;Э&quot;)+COUNTIF([.P53:.P58];&quot;Э&quot;)+COUNTIF([.P69:.P87];&quot;Э&quot;)+COUNTIF([.P92:.P102];&quot;Э&quot;)+COUNTIF([.P61:.P66];&quot;Э&quot;)+COUNTIF([.P104:.P112];&quot;Э&quot;)+COUNTIF([.P114:.P120];&quot;Э&quot;)+COUNTIF([.P122:.P128];&quot;Э&quot;)+COUNTIF([.P130:.P136];&quot;Э&quot;)+COUNTIF([.P138:.P153];&quot;Э&quot;)" office:value-type="float" office:value="2" calcext:value-type="float">
            <text:p>2</text:p>
          </table:table-cell>
          <table:table-cell table:style-name="ce752" table:number-columns-repeated="3"/>
          <table:table-cell table:style-name="ce735"/>
          <table:table-cell table:style-name="ce752" table:formula="of:=COUNTIF([.Y25:.Y49];&quot;Э&quot;)+COUNTIF([.Y53:.Y58];&quot;Э&quot;)+COUNTIF([.Y69:.Y87];&quot;Э&quot;)+COUNTIF([.Y92:.Y102];&quot;Э&quot;)+COUNTIF([.Y61:.Y66];&quot;Э&quot;)+COUNTIF([.Y104:.Y112];&quot;Э&quot;)+COUNTIF([.Y114:.Y120];&quot;Э&quot;)+COUNTIF([.Y122:.Y128];&quot;Э&quot;)+COUNTIF([.Y130:.Y136];&quot;Э&quot;)+COUNTIF([.Y138:.Y153];&quot;Э&quot;)" office:value-type="float" office:value="0" calcext:value-type="float">
            <text:p>0</text:p>
          </table:table-cell>
          <table:table-cell table:style-name="ce679"/>
          <table:table-cell table:style-name="ce717" table:number-columns-repeated="2"/>
          <table:table-cell table:style-name="ce735"/>
          <table:table-cell table:style-name="ce752" table:formula="of:=COUNTIF([.Z25:.Z49];&quot;Э&quot;)+COUNTIF([.Z53:.Z58];&quot;Э&quot;)+COUNTIF([.Z69:.Z87];&quot;Э&quot;)+COUNTIF([.Z92:.Z102];&quot;Э&quot;)+COUNTIF([.Z61:.Z66];&quot;Э&quot;)+COUNTIF([.Z104:.Z112];&quot;Э&quot;)+COUNTIF([.Z114:.Z120];&quot;Э&quot;)+COUNTIF([.Z122:.Z128];&quot;Э&quot;)+COUNTIF([.Z130:.Z136];&quot;Э&quot;)+COUNTIF([.Z138:.Z153];&quot;Э&quot;)" office:value-type="float" office:value="0" calcext:value-type="float">
            <text:p>0</text:p>
          </table:table-cell>
          <table:table-cell table:style-name="ce752" table:number-columns-repeated="3"/>
          <table:table-cell table:style-name="ce735"/>
          <table:table-cell table:style-name="ce752" table:formula="of:=COUNTIF([.Q25:.Q49];&quot;Э&quot;)+COUNTIF([.Q53:.Q58];&quot;Э&quot;)+COUNTIF([.Q69:.Q87];&quot;Э&quot;)+COUNTIF([.Q92:.Q102];&quot;Э&quot;)+COUNTIF([.Q61:.Q66];&quot;Э&quot;)+COUNTIF([.Q104:.Q112];&quot;Э&quot;)+COUNTIF([.Q114:.Q120];&quot;Э&quot;)+COUNTIF([.Q122:.Q128];&quot;Э&quot;)+COUNTIF([.Q130:.Q136];&quot;Э&quot;)+COUNTIF([.Q138:.Q153];&quot;Э&quot;)" office:value-type="float" office:value="2" calcext:value-type="float">
            <text:p>2</text:p>
          </table:table-cell>
          <table:table-cell table:style-name="ce752" table:number-columns-repeated="3"/>
          <table:table-cell table:style-name="ce735"/>
          <table:table-cell table:style-name="ce752" table:formula="of:=COUNTIF([.R25:.R49];&quot;Э&quot;)+COUNTIF([.R53:.R58];&quot;Э&quot;)+COUNTIF([.R69:.R87];&quot;Э&quot;)+COUNTIF([.R92:.R102];&quot;Э&quot;)+COUNTIF([.R61:.R66];&quot;Э&quot;)+COUNTIF([.R104:.R112];&quot;Э&quot;)+COUNTIF([.R114:.R120];&quot;Э&quot;)+COUNTIF([.R122:.R128];&quot;Э&quot;)+COUNTIF([.R130:.R136];&quot;Э&quot;)+COUNTIF([.R138:.R153];&quot;Э&quot;)" office:value-type="float" office:value="2" calcext:value-type="float">
            <text:p>2</text:p>
          </table:table-cell>
          <table:table-cell table:style-name="ce752" table:number-columns-repeated="3"/>
          <table:table-cell table:style-name="ce735"/>
          <table:table-cell table:style-name="ce752" table:number-columns-repeated="4"/>
          <table:table-cell table:style-name="ce735"/>
          <table:table-cell table:style-name="ce752"/>
          <table:table-cell table:style-name="ce717" table:number-columns-repeated="3"/>
          <table:table-cell table:style-name="ce735"/>
          <table:table-cell table:style-name="ce926" table:formula="of:=[.AE165]+[.AJ165]+[.AO165]+[.AT165]+[.AY165]+[.BD165]+[.BS165]+[.BX165]+[.CC165]+[.CH165]" office:value-type="float" office:value="17" calcext:value-type="float">
            <text:p>17</text:p>
          </table:table-cell>
          <table:table-cell table:style-name="ce922" table:number-columns-repeated="2"/>
          <table:table-cell table:number-columns-repeated="931"/>
        </table:table-row>
        <table:table-row table:style-name="ro67">
          <table:table-cell table:style-name="ce149" table:number-columns-spanned="15" table:number-rows-spanned="1"/>
          <table:covered-table-cell table:number-columns-repeated="14" table:style-name="ce149"/>
          <table:table-cell table:style-name="ce1101" table:number-columns-repeated="3"/>
          <table:table-cell table:style-name="ce370" table:number-columns-repeated="2"/>
          <table:covered-table-cell table:style-name="ce1246"/>
          <table:covered-table-cell table:style-name="ce1300"/>
          <table:table-cell table:style-name="ce1361" office:value-type="string" calcext:value-type="string" table:number-columns-spanned="8" table:number-rows-spanned="1">
            <text:p>дифференцир. зачетов*, ед.</text:p>
          </table:table-cell>
          <table:covered-table-cell table:number-columns-repeated="7" table:style-name="ce1361"/>
          <table:table-cell table:style-name="ce502" table:formula="of:=COUNTIF([.K25:.K49];&quot;ДЗ&quot;)+COUNTIF([.K53:.K58];&quot;ДЗ&quot;)+COUNTIF([.K61:.K66];&quot;ДЗ&quot;)+COUNTIF([.K69:.K87];&quot;ДЗ&quot;)+COUNTIF([.K92:.K102];&quot;ДЗ&quot;)+COUNTIF([.K104:.K112];&quot;ДЗ&quot;)+COUNTIF([.K114:.K120];&quot;ДЗ&quot;)+COUNTIF([.K122:.K128];&quot;ДЗ&quot;)+COUNTIF([.K130:.K136];&quot;ДЗ&quot;)+COUNTIF([.K138:.K153];&quot;ДЗ&quot;)" office:value-type="float" office:value="2" calcext:value-type="float">
            <text:p>2</text:p>
          </table:table-cell>
          <table:table-cell table:style-name="ce685"/>
          <table:table-cell table:style-name="ce716" table:number-columns-repeated="2"/>
          <table:table-cell table:style-name="ce733"/>
          <table:table-cell table:style-name="ce520" table:formula="of:=COUNTIF([.L25:.L49];&quot;ДЗ&quot;)+COUNTIF([.L53:.L58];&quot;ДЗ&quot;)+COUNTIF([.L61:.L66];&quot;ДЗ&quot;)+COUNTIF([.L69:.L87];&quot;ДЗ&quot;)+COUNTIF([.L92:.L102];&quot;ДЗ&quot;)+COUNTIF([.L104:.L112];&quot;ДЗ&quot;)+COUNTIF([.L114:.L120];&quot;ДЗ&quot;)+COUNTIF([.L122:.L128];&quot;ДЗ&quot;)+COUNTIF([.L130:.L136];&quot;ДЗ&quot;)+COUNTIF([.L138:.L153];&quot;ДЗ&quot;)" office:value-type="float" office:value="10" calcext:value-type="float">
            <text:p>10</text:p>
          </table:table-cell>
          <table:table-cell table:style-name="ce685"/>
          <table:table-cell table:style-name="ce716" table:number-columns-repeated="2"/>
          <table:table-cell table:style-name="ce733"/>
          <table:table-cell table:style-name="ce520" table:formula="of:=COUNTIF([.M25:.M49];&quot;ДЗ&quot;)+COUNTIF([.M53:.M58];&quot;ДЗ&quot;)+COUNTIF([.M61:.M66];&quot;ДЗ&quot;)+COUNTIF([.M69:.M87];&quot;ДЗ&quot;)+COUNTIF([.M92:.M102];&quot;ДЗ&quot;)+COUNTIF([.M104:.M112];&quot;ДЗ&quot;)+COUNTIF([.M114:.M120];&quot;ДЗ&quot;)+COUNTIF([.M122:.M128];&quot;ДЗ&quot;)+COUNTIF([.M130:.M136];&quot;ДЗ&quot;)+COUNTIF([.M138:.M153];&quot;ДЗ&quot;)" office:value-type="float" office:value="4" calcext:value-type="float">
            <text:p>4</text:p>
          </table:table-cell>
          <table:table-cell table:style-name="ce685"/>
          <table:table-cell table:style-name="ce716" table:number-columns-repeated="2"/>
          <table:table-cell table:style-name="ce733"/>
          <table:table-cell table:style-name="ce520" table:formula="of:=COUNTIF([.N25:.N49];&quot;ДЗ&quot;)+COUNTIF([.N53:.N58];&quot;ДЗ&quot;)+COUNTIF([.N61:.N66];&quot;ДЗ&quot;)+COUNTIF([.N69:.N87];&quot;ДЗ&quot;)+COUNTIF([.N92:.N102];&quot;ДЗ&quot;)+COUNTIF([.N104:.N112];&quot;ДЗ&quot;)+COUNTIF([.N114:.N120];&quot;ДЗ&quot;)+COUNTIF([.N122:.N128];&quot;ДЗ&quot;)+COUNTIF([.N130:.N136];&quot;ДЗ&quot;)+COUNTIF([.N138:.N153];&quot;ДЗ&quot;)" office:value-type="float" office:value="6" calcext:value-type="float">
            <text:p>6</text:p>
          </table:table-cell>
          <table:table-cell table:style-name="ce685"/>
          <table:table-cell table:style-name="ce716" table:number-columns-repeated="2"/>
          <table:table-cell table:style-name="ce733"/>
          <table:table-cell table:style-name="ce520" table:formula="of:=COUNTIF([.O25:.O49];&quot;ДЗ&quot;)+COUNTIF([.O53:.O58];&quot;ДЗ&quot;)+COUNTIF([.O61:.O66];&quot;ДЗ&quot;)+COUNTIF([.O69:.O87];&quot;ДЗ&quot;)+COUNTIF([.O92:.O102];&quot;ДЗ&quot;)+COUNTIF([.O104:.O112];&quot;ДЗ&quot;)+COUNTIF([.O114:.O120];&quot;ДЗ&quot;)+COUNTIF([.O122:.O128];&quot;ДЗ&quot;)+COUNTIF([.O130:.O136];&quot;ДЗ&quot;)+COUNTIF([.O138:.O153];&quot;ДЗ&quot;)" office:value-type="float" office:value="5" calcext:value-type="float">
            <text:p>5</text:p>
          </table:table-cell>
          <table:table-cell table:style-name="ce685"/>
          <table:table-cell table:style-name="ce716" table:number-columns-repeated="2"/>
          <table:table-cell table:style-name="ce733"/>
          <table:table-cell table:style-name="ce520" table:formula="of:=COUNTIF([.P25:.P49];&quot;ДЗ&quot;)+COUNTIF([.P53:.P58];&quot;ДЗ&quot;)+COUNTIF([.P61:.P66];&quot;ДЗ&quot;)+COUNTIF([.P69:.P87];&quot;ДЗ&quot;)+COUNTIF([.P92:.P102];&quot;ДЗ&quot;)+COUNTIF([.P104:.P112];&quot;ДЗ&quot;)+COUNTIF([.P114:.P120];&quot;ДЗ&quot;)+COUNTIF([.P122:.P128];&quot;ДЗ&quot;)+COUNTIF([.P130:.P136];&quot;ДЗ&quot;)+COUNTIF([.P138:.P153];&quot;ДЗ&quot;)" office:value-type="float" office:value="5" calcext:value-type="float">
            <text:p>5</text:p>
          </table:table-cell>
          <table:table-cell table:style-name="ce520" table:number-columns-repeated="3"/>
          <table:table-cell table:style-name="ce733"/>
          <table:table-cell table:style-name="ce520" table:formula="of:=COUNTIF([.G25:.G49];&quot;ДЗ&quot;)+COUNTIF([.G53:.G58];&quot;ДЗ&quot;)+COUNTIF([.G61:.G66];&quot;ДЗ&quot;)+COUNTIF([.G69:.G87];&quot;ДЗ&quot;)+COUNTIF([.G92:.G102];&quot;ДЗ&quot;)+COUNTIF([.G104:.G112];&quot;ДЗ&quot;)+COUNTIF([.G114:.G120];&quot;ДЗ&quot;)+COUNTIF([.G122:.G128];&quot;ДЗ&quot;)+COUNTIF([.G130:.G136];&quot;ДЗ&quot;)+COUNTIF([.G138:.G153];&quot;ДЗ&quot;)" office:value-type="float" office:value="0" calcext:value-type="float">
            <text:p>0</text:p>
          </table:table-cell>
          <table:table-cell table:style-name="ce520" table:number-columns-repeated="3"/>
          <table:table-cell table:style-name="ce733"/>
          <table:table-cell table:style-name="ce520" table:formula="of:=COUNTIF([.H25:.H49];&quot;ДЗ&quot;)+COUNTIF([.H53:.H58];&quot;ДЗ&quot;)+COUNTIF([.H61:.H66];&quot;ДЗ&quot;)+COUNTIF([.H69:.H87];&quot;ДЗ&quot;)+COUNTIF([.H92:.H102];&quot;ДЗ&quot;)+COUNTIF([.H104:.H112];&quot;ДЗ&quot;)+COUNTIF([.H114:.H120];&quot;ДЗ&quot;)+COUNTIF([.H122:.H128];&quot;ДЗ&quot;)+COUNTIF([.H130:.H136];&quot;ДЗ&quot;)+COUNTIF([.H138:.H153];&quot;ДЗ&quot;)" office:value-type="float" office:value="0" calcext:value-type="float">
            <text:p>0</text:p>
          </table:table-cell>
          <table:table-cell table:style-name="ce520" table:number-columns-repeated="3"/>
          <table:table-cell table:style-name="ce733"/>
          <table:table-cell table:style-name="ce520" table:formula="of:=COUNTIF([.Q25:.Q49];&quot;ДЗ&quot;)+COUNTIF([.Q53:.Q58];&quot;ДЗ&quot;)+COUNTIF([.Q61:.Q66];&quot;ДЗ&quot;)+COUNTIF([.Q69:.Q87];&quot;ДЗ&quot;)+COUNTIF([.Q92:.Q102];&quot;ДЗ&quot;)+COUNTIF([.Q104:.Q112];&quot;ДЗ&quot;)+COUNTIF([.Q114:.Q120];&quot;ДЗ&quot;)+COUNTIF([.Q122:.Q128];&quot;ДЗ&quot;)+COUNTIF([.Q130:.Q136];&quot;ДЗ&quot;)+COUNTIF([.Q138:.Q153];&quot;ДЗ&quot;)" office:value-type="float" office:value="5" calcext:value-type="float">
            <text:p>5</text:p>
          </table:table-cell>
          <table:table-cell table:style-name="ce520" table:number-columns-repeated="3"/>
          <table:table-cell table:style-name="ce733"/>
          <table:table-cell table:style-name="ce520" table:formula="of:=COUNTIF([.R25:.R49];&quot;ДЗ&quot;)+COUNTIF([.R53:.R58];&quot;ДЗ&quot;)+COUNTIF([.R61:.R66];&quot;ДЗ&quot;)+COUNTIF([.R69:.R87];&quot;ДЗ&quot;)+COUNTIF([.R92:.R102];&quot;ДЗ&quot;)+COUNTIF([.R104:.R112];&quot;ДЗ&quot;)+COUNTIF([.R114:.R120];&quot;ДЗ&quot;)+COUNTIF([.R122:.R128];&quot;ДЗ&quot;)+COUNTIF([.R130:.R136];&quot;ДЗ&quot;)+COUNTIF([.R138:.R153];&quot;ДЗ&quot;)" office:value-type="float" office:value="6" calcext:value-type="float">
            <text:p>6</text:p>
          </table:table-cell>
          <table:table-cell table:style-name="ce520" table:number-columns-repeated="3"/>
          <table:table-cell table:style-name="ce733"/>
          <table:table-cell table:style-name="ce520" table:number-columns-repeated="4"/>
          <table:table-cell table:style-name="ce733"/>
          <table:table-cell table:style-name="ce520"/>
          <table:table-cell table:style-name="ce716" table:number-columns-repeated="3"/>
          <table:table-cell table:style-name="ce733"/>
          <table:table-cell table:style-name="ce926" table:formula="of:=[.AE166]+[.AJ166]+[.AO166]+[.AT166]+[.AY166]+[.BD166]+[.BS166]+[.BX166]+[.CC166]+[.CH166]" office:value-type="float" office:value="43" calcext:value-type="float">
            <text:p>43</text:p>
          </table:table-cell>
          <table:table-cell table:style-name="ce922" table:number-columns-repeated="2"/>
          <table:table-cell table:number-columns-repeated="931"/>
        </table:table-row>
        <table:table-row table:style-name="ro47">
          <table:table-cell table:style-name="ce94"/>
          <table:table-cell table:style-name="ce172" table:number-columns-repeated="9"/>
          <table:table-cell table:style-name="ce250" table:number-columns-repeated="8"/>
          <table:table-cell table:style-name="ce371" table:number-columns-repeated="2"/>
          <table:covered-table-cell table:style-name="ce1246"/>
          <table:covered-table-cell table:style-name="ce1300"/>
          <table:table-cell table:style-name="ce1362" office:value-type="string" calcext:value-type="string" table:number-columns-spanned="8" table:number-rows-spanned="1">
            <text:p>зачетов*, ед.</text:p>
          </table:table-cell>
          <table:covered-table-cell table:number-columns-repeated="7" table:style-name="ce1362"/>
          <table:table-cell table:style-name="ce512" table:formula="of:=COUNTIF([.K25:.K49];&quot;З&quot;)+COUNTIF([.K53:.K58];&quot;З&quot;)+COUNTIF([.K61:.K66];&quot;З&quot;)+COUNTIF([.K69:.K87];&quot;З&quot;)+COUNTIF([.K92:.K102];&quot;З&quot;)+COUNTIF([.K104:.K112];&quot;З&quot;)+COUNTIF([.K114:.K120];&quot;З&quot;)+COUNTIF([.K122:.K128];&quot;З&quot;)+COUNTIF([.K130:.K136];&quot;З&quot;)+COUNTIF([.K138:.K153];&quot;З&quot;)" office:value-type="float" office:value="1" calcext:value-type="float">
            <text:p>1</text:p>
          </table:table-cell>
          <table:table-cell table:style-name="ce690"/>
          <table:table-cell table:style-name="ce718" table:number-columns-repeated="2"/>
          <table:table-cell table:style-name="ce734"/>
          <table:table-cell table:style-name="ce753" table:formula="of:=COUNTIF([.L25:.L49];&quot;З&quot;)+COUNTIF([.L53:.L58];&quot;З&quot;)+COUNTIF([.L61:.L66];&quot;З&quot;)+COUNTIF([.L69:.L87];&quot;З&quot;)+COUNTIF([.L92:.L102];&quot;З&quot;)+COUNTIF([.L104:.L112];&quot;З&quot;)+COUNTIF([.L114:.L120];&quot;З&quot;)+COUNTIF([.L122:.L128];&quot;З&quot;)+COUNTIF([.L130:.L136];&quot;З&quot;)+COUNTIF([.L138:.L153];&quot;З&quot;)" office:value-type="float" office:value="0" calcext:value-type="float">
            <text:p>0</text:p>
          </table:table-cell>
          <table:table-cell table:style-name="ce690"/>
          <table:table-cell table:style-name="ce718" table:number-columns-repeated="2"/>
          <table:table-cell table:style-name="ce734"/>
          <table:table-cell table:style-name="ce753" table:formula="of:=COUNTIF([.M25:.M49];&quot;З&quot;)+COUNTIF([.M53:.M58];&quot;З&quot;)+COUNTIF([.M61:.M66];&quot;З&quot;)+COUNTIF([.M69:.M87];&quot;З&quot;)+COUNTIF([.M92:.M102];&quot;З&quot;)+COUNTIF([.M104:.M112];&quot;З&quot;)+COUNTIF([.M114:.M120];&quot;З&quot;)+COUNTIF([.M122:.M128];&quot;З&quot;)+COUNTIF([.M130:.M136];&quot;З&quot;)+COUNTIF([.M138:.M153];&quot;З&quot;)" office:value-type="float" office:value="1" calcext:value-type="float">
            <text:p>1</text:p>
          </table:table-cell>
          <table:table-cell table:style-name="ce690"/>
          <table:table-cell table:style-name="ce718" table:number-columns-repeated="2"/>
          <table:table-cell table:style-name="ce734"/>
          <table:table-cell table:style-name="ce753" table:formula="of:=COUNTIF([.N25:.N49];&quot;З&quot;)+COUNTIF([.N53:.N58];&quot;З&quot;)+COUNTIF([.N61:.N66];&quot;З&quot;)+COUNTIF([.N69:.N87];&quot;З&quot;)+COUNTIF([.N92:.N102];&quot;З&quot;)+COUNTIF([.N104:.N112];&quot;З&quot;)+COUNTIF([.N114:.N120];&quot;З&quot;)+COUNTIF([.N122:.N128];&quot;З&quot;)+COUNTIF([.N130:.N136];&quot;З&quot;)+COUNTIF([.N138:.N153];&quot;З&quot;)" office:value-type="float" office:value="1" calcext:value-type="float">
            <text:p>1</text:p>
          </table:table-cell>
          <table:table-cell table:style-name="ce690"/>
          <table:table-cell table:style-name="ce718" table:number-columns-repeated="2"/>
          <table:table-cell table:style-name="ce734"/>
          <table:table-cell table:style-name="ce753" table:formula="of:=COUNTIF([.O25:.O49];&quot;З&quot;)+COUNTIF([.O53:.O58];&quot;З&quot;)+COUNTIF([.O61:.O66];&quot;З&quot;)+COUNTIF([.O69:.O87];&quot;З&quot;)+COUNTIF([.O92:.O102];&quot;З&quot;)+COUNTIF([.O104:.O112];&quot;З&quot;)+COUNTIF([.O114:.O120];&quot;З&quot;)+COUNTIF([.O122:.O128];&quot;З&quot;)+COUNTIF([.O130:.O136];&quot;З&quot;)+COUNTIF([.O138:.O153];&quot;З&quot;)" office:value-type="float" office:value="1" calcext:value-type="float">
            <text:p>1</text:p>
          </table:table-cell>
          <table:table-cell table:style-name="ce690"/>
          <table:table-cell table:style-name="ce718" table:number-columns-repeated="2"/>
          <table:table-cell table:style-name="ce734"/>
          <table:table-cell table:style-name="ce753" table:formula="of:=COUNTIF([.P25:.P49];&quot;З&quot;)+COUNTIF([.P53:.P58];&quot;З&quot;)+COUNTIF([.P61:.P66];&quot;З&quot;)+COUNTIF([.P69:.P87];&quot;З&quot;)+COUNTIF([.P92:.P102];&quot;З&quot;)+COUNTIF([.P104:.P112];&quot;З&quot;)+COUNTIF([.P114:.P120];&quot;З&quot;)+COUNTIF([.P122:.P128];&quot;З&quot;)+COUNTIF([.P130:.P136];&quot;З&quot;)+COUNTIF([.P138:.P153];&quot;З&quot;)" office:value-type="float" office:value="1" calcext:value-type="float">
            <text:p>1</text:p>
          </table:table-cell>
          <table:table-cell table:style-name="ce753" table:number-columns-repeated="3"/>
          <table:table-cell table:style-name="ce734"/>
          <table:table-cell table:style-name="ce753" table:formula="of:=COUNTIF([.G25:.G49];&quot;З&quot;)+COUNTIF([.G53:.G58];&quot;З&quot;)+COUNTIF([.G61:.G66];&quot;З&quot;)+COUNTIF([.G69:.G87];&quot;З&quot;)+COUNTIF([.G92:.G102];&quot;З&quot;)+COUNTIF([.G104:.G112];&quot;З&quot;)+COUNTIF([.G114:.G120];&quot;З&quot;)+COUNTIF([.G122:.G128];&quot;З&quot;)+COUNTIF([.G130:.G136];&quot;З&quot;)+COUNTIF([.G138:.G153];&quot;З&quot;)" office:value-type="float" office:value="0" calcext:value-type="float">
            <text:p>0</text:p>
          </table:table-cell>
          <table:table-cell table:style-name="ce753" table:number-columns-repeated="3"/>
          <table:table-cell table:style-name="ce734"/>
          <table:table-cell table:style-name="ce753" table:formula="of:=COUNTIF([.H25:.H49];&quot;З&quot;)+COUNTIF([.H53:.H58];&quot;З&quot;)+COUNTIF([.H61:.H66];&quot;З&quot;)+COUNTIF([.H69:.H87];&quot;З&quot;)+COUNTIF([.H92:.H102];&quot;З&quot;)+COUNTIF([.H104:.H112];&quot;З&quot;)+COUNTIF([.H114:.H120];&quot;З&quot;)+COUNTIF([.H122:.H128];&quot;З&quot;)+COUNTIF([.H130:.H136];&quot;З&quot;)+COUNTIF([.H138:.H153];&quot;З&quot;)" office:value-type="float" office:value="0" calcext:value-type="float">
            <text:p>0</text:p>
          </table:table-cell>
          <table:table-cell table:style-name="ce753" table:number-columns-repeated="3"/>
          <table:table-cell table:style-name="ce734"/>
          <table:table-cell table:style-name="ce753" table:formula="of:=COUNTIF([.Q25:.Q49];&quot;З&quot;)+COUNTIF([.Q53:.Q58];&quot;З&quot;)+COUNTIF([.Q61:.Q66];&quot;З&quot;)+COUNTIF([.Q69:.Q87];&quot;З&quot;)+COUNTIF([.Q92:.Q102];&quot;З&quot;)+COUNTIF([.Q104:.Q112];&quot;З&quot;)+COUNTIF([.Q114:.Q120];&quot;З&quot;)+COUNTIF([.Q122:.Q128];&quot;З&quot;)+COUNTIF([.Q130:.Q136];&quot;З&quot;)+COUNTIF([.Q138:.Q153];&quot;З&quot;)" office:value-type="float" office:value="1" calcext:value-type="float">
            <text:p>1</text:p>
          </table:table-cell>
          <table:table-cell table:style-name="ce753" table:number-columns-repeated="3"/>
          <table:table-cell table:style-name="ce734"/>
          <table:table-cell table:style-name="ce753" table:formula="of:=COUNTIF([.R25:.R49];&quot;З&quot;)+COUNTIF([.R53:.R58];&quot;З&quot;)+COUNTIF([.R61:.R66];&quot;З&quot;)+COUNTIF([.R69:.R87];&quot;З&quot;)+COUNTIF([.R92:.R102];&quot;З&quot;)+COUNTIF([.R104:.R112];&quot;З&quot;)+COUNTIF([.R114:.R120];&quot;З&quot;)+COUNTIF([.R122:.R128];&quot;З&quot;)+COUNTIF([.R130:.R136];&quot;З&quot;)+COUNTIF([.R138:.R153];&quot;З&quot;)" office:value-type="float" office:value="0" calcext:value-type="float">
            <text:p>0</text:p>
          </table:table-cell>
          <table:table-cell table:style-name="ce753" table:number-columns-repeated="3"/>
          <table:table-cell table:style-name="ce734"/>
          <table:table-cell table:style-name="ce753" table:number-columns-repeated="4"/>
          <table:table-cell table:style-name="ce734"/>
          <table:table-cell table:style-name="ce753"/>
          <table:table-cell table:style-name="ce718" table:number-columns-repeated="3"/>
          <table:table-cell table:style-name="ce734"/>
          <table:table-cell table:style-name="ce926" table:formula="of:=[.AE167]+[.AJ167]+[.AO167]+[.AT167]+[.AY167]+[.BD167]+[.BS167]+[.BX167]+[.CC167]+[.CH167]" office:value-type="float" office:value="6" calcext:value-type="float">
            <text:p>6</text:p>
          </table:table-cell>
          <table:table-cell table:style-name="ce922" table:number-columns-repeated="2"/>
          <table:table-cell table:number-columns-repeated="931"/>
        </table:table-row>
        <table:table-row table:style-name="ro47">
          <table:table-cell table:style-name="ce95" table:number-columns-repeated="10"/>
          <table:table-cell table:style-name="ce1011" table:number-columns-repeated="8"/>
          <table:table-cell table:style-name="ce370" table:number-columns-repeated="2"/>
          <table:table-cell table:style-name="ce441"/>
          <table:table-cell table:style-name="ce487"/>
          <table:table-cell table:style-name="ce534" office:value-type="string" calcext:value-type="string">
            <text:p>* В подсчет включены зачеты по физической культуре</text:p>
          </table:table-cell>
          <table:table-cell table:style-name="ce534" table:number-columns-repeated="6"/>
          <table:table-cell table:style-name="ce637"/>
          <table:table-cell table:style-name="ce675"/>
          <table:table-cell table:style-name="ce704"/>
          <table:table-cell table:style-name="ce675" table:number-columns-repeated="4"/>
          <table:table-cell table:style-name="ce704"/>
          <table:table-cell table:style-name="ce675" table:number-columns-repeated="3"/>
          <table:table-cell table:style-name="ce788"/>
          <table:table-cell table:style-name="ce704"/>
          <table:table-cell table:style-name="ce675" table:number-columns-repeated="3"/>
          <table:table-cell table:style-name="ce1011"/>
          <table:table-cell table:style-name="ce704"/>
          <table:table-cell table:style-name="ce675" table:number-columns-repeated="3"/>
          <table:table-cell table:style-name="ce1011"/>
          <table:table-cell table:style-name="ce704"/>
          <table:table-cell table:style-name="ce675" table:number-columns-repeated="3"/>
          <table:table-cell table:style-name="ce1011"/>
          <table:table-cell table:style-name="ce704"/>
          <table:table-cell table:style-name="ce675" table:number-columns-repeated="3"/>
          <table:table-cell table:style-name="ce1011"/>
          <table:table-cell table:style-name="ce704"/>
          <table:table-cell table:style-name="ce675" table:number-columns-repeated="3"/>
          <table:table-cell table:style-name="ce1011"/>
          <table:table-cell table:style-name="ce704"/>
          <table:table-cell table:style-name="ce675" table:number-columns-repeated="23"/>
          <table:table-cell table:style-name="ce922" table:number-columns-repeated="3"/>
          <table:table-cell table:number-columns-repeated="931"/>
        </table:table-row>
        <table:table-row table:style-name="ro47">
          <table:table-cell table:style-name="ce95" table:number-columns-repeated="10"/>
          <table:table-cell table:style-name="ce1011" table:number-columns-repeated="8"/>
          <table:table-cell table:style-name="ce370" table:number-columns-repeated="2"/>
          <table:table-cell table:style-name="ce441"/>
          <table:table-cell table:style-name="ce487"/>
          <table:table-cell table:style-name="ce1011" table:number-columns-repeated="7"/>
          <table:table-cell table:style-name="ce484"/>
          <table:table-cell table:style-name="ce1011"/>
          <table:table-cell table:style-name="ce484"/>
          <table:table-cell table:style-name="ce1011" table:number-columns-repeated="4"/>
          <table:table-cell table:style-name="ce484"/>
          <table:table-cell table:style-name="ce1011" table:number-columns-repeated="3"/>
          <table:table-cell table:style-name="ce789"/>
          <table:table-cell table:style-name="ce484"/>
          <table:table-cell table:style-name="ce1011" table:number-columns-repeated="4"/>
          <table:table-cell table:style-name="ce484"/>
          <table:table-cell table:style-name="ce1011" table:number-columns-repeated="4"/>
          <table:table-cell table:style-name="ce484"/>
          <table:table-cell table:style-name="ce1011" table:number-columns-repeated="4"/>
          <table:table-cell table:style-name="ce484"/>
          <table:table-cell table:style-name="ce1011" table:number-columns-repeated="4"/>
          <table:table-cell table:style-name="ce484"/>
          <table:table-cell table:style-name="ce1011" table:number-columns-repeated="4"/>
          <table:table-cell table:style-name="ce484"/>
          <table:table-cell table:style-name="ce1011" table:number-columns-repeated="23"/>
          <table:table-cell table:style-name="ce922" table:number-columns-repeated="3"/>
          <table:table-cell table:number-columns-repeated="931"/>
        </table:table-row>
        <table:table-row table:style-name="ro47">
          <table:table-cell table:style-name="ce95" table:number-columns-repeated="10"/>
          <table:table-cell table:style-name="ce1011" table:number-columns-repeated="8"/>
          <table:table-cell table:style-name="ce370" table:number-columns-repeated="2"/>
          <table:table-cell table:style-name="ce441"/>
          <table:table-cell table:style-name="ce487"/>
          <table:table-cell table:style-name="ce1011" table:number-columns-repeated="7"/>
          <table:table-cell table:style-name="ce484"/>
          <table:table-cell table:style-name="ce1011"/>
          <table:table-cell table:style-name="ce484"/>
          <table:table-cell table:style-name="ce1011" table:number-columns-repeated="4"/>
          <table:table-cell table:style-name="ce484"/>
          <table:table-cell table:style-name="ce1011" table:number-columns-repeated="3"/>
          <table:table-cell table:style-name="ce789"/>
          <table:table-cell table:style-name="ce484"/>
          <table:table-cell table:style-name="ce1011" table:number-columns-repeated="4"/>
          <table:table-cell table:style-name="ce484"/>
          <table:table-cell table:style-name="ce1011" table:number-columns-repeated="4"/>
          <table:table-cell table:style-name="ce484"/>
          <table:table-cell table:style-name="ce1011" table:number-columns-repeated="4"/>
          <table:table-cell table:style-name="ce484"/>
          <table:table-cell table:style-name="ce1011" table:number-columns-repeated="4"/>
          <table:table-cell table:style-name="ce484"/>
          <table:table-cell table:style-name="ce1011" table:number-columns-repeated="4"/>
          <table:table-cell table:style-name="ce484"/>
          <table:table-cell table:style-name="ce1011" table:number-columns-repeated="18"/>
          <table:table-cell table:style-name="ce910"/>
          <table:table-cell table:style-name="ce1011" table:number-columns-repeated="4"/>
          <table:table-cell table:style-name="ce922" table:number-columns-repeated="3"/>
          <table:table-cell table:number-columns-repeated="931"/>
        </table:table-row>
        <table:table-row table:style-name="ro12" table:visibility="collapse">
          <table:table-cell table:style-name="ce152" office:value-type="string" calcext:value-type="string" table:number-columns-spanned="31" table:number-rows-spanned="1">
            <text:p>3. Перечень кабинетов, лабораторий, мастерских и других помещений для подготовки по профессии 15.01.25 Станочник (металлообработка)</text:p>
          </table:table-cell>
          <table:covered-table-cell table:number-columns-repeated="30" table:style-name="ce152"/>
          <table:table-cell table:style-name="ce705"/>
          <table:table-cell table:style-name="ce719" table:number-columns-repeated="3"/>
          <table:table-cell table:style-name="ce251"/>
          <table:table-cell table:style-name="ce705"/>
          <table:table-cell table:style-name="ce719" table:number-columns-repeated="3"/>
          <table:table-cell table:style-name="ce790"/>
          <table:table-cell table:style-name="ce705"/>
          <table:table-cell table:style-name="ce719" table:number-columns-repeated="3"/>
          <table:table-cell table:style-name="ce251"/>
          <table:table-cell table:style-name="ce705"/>
          <table:table-cell table:style-name="ce719" table:number-columns-repeated="3"/>
          <table:table-cell table:style-name="ce251"/>
          <table:table-cell table:style-name="ce705"/>
          <table:table-cell table:style-name="ce719" table:number-columns-repeated="3"/>
          <table:table-cell table:style-name="ce251"/>
          <table:table-cell table:style-name="ce705"/>
          <table:table-cell table:style-name="ce719" table:number-columns-repeated="3"/>
          <table:table-cell table:style-name="ce251"/>
          <table:table-cell table:style-name="ce705"/>
          <table:table-cell table:style-name="ce719" table:number-columns-repeated="3"/>
          <table:table-cell table:style-name="ce251"/>
          <table:table-cell table:style-name="ce705"/>
          <table:table-cell table:style-name="ce719" table:number-columns-repeated="23"/>
          <table:table-cell table:style-name="ce922" table:number-columns-repeated="3"/>
          <table:table-cell table:number-columns-repeated="931"/>
        </table:table-row>
        <table:table-row table:style-name="ro47" table:visibility="collapse">
          <table:table-cell table:style-name="ce97"/>
          <table:table-cell table:style-name="ce173"/>
          <table:table-cell table:number-columns-repeated="7"/>
          <table:table-cell table:style-name="ce194"/>
          <table:table-cell table:style-name="ce251" table:number-columns-repeated="8"/>
          <table:table-cell table:style-name="ce372" table:number-columns-repeated="2"/>
          <table:table-cell table:style-name="ce442"/>
          <table:table-cell table:style-name="ce488"/>
          <table:table-cell table:style-name="ce251" table:number-columns-repeated="7"/>
          <table:table-cell table:style-name="ce638"/>
          <table:table-cell table:style-name="ce251"/>
          <table:table-cell table:style-name="ce638"/>
          <table:table-cell table:style-name="ce251" table:number-columns-repeated="4"/>
          <table:table-cell table:style-name="ce638"/>
          <table:table-cell table:style-name="ce251" table:number-columns-repeated="3"/>
          <table:table-cell table:style-name="ce790"/>
          <table:table-cell table:style-name="ce638"/>
          <table:table-cell table:style-name="ce251" table:number-columns-repeated="4"/>
          <table:table-cell table:style-name="ce638"/>
          <table:table-cell table:style-name="ce251" table:number-columns-repeated="4"/>
          <table:table-cell table:style-name="ce638"/>
          <table:table-cell table:style-name="ce251" table:number-columns-repeated="4"/>
          <table:table-cell table:style-name="ce638"/>
          <table:table-cell table:style-name="ce251" table:number-columns-repeated="4"/>
          <table:table-cell table:style-name="ce638"/>
          <table:table-cell table:style-name="ce251" table:number-columns-repeated="4"/>
          <table:table-cell table:style-name="ce638"/>
          <table:table-cell table:style-name="ce251" table:number-columns-repeated="23"/>
          <table:table-cell table:number-columns-repeated="934"/>
        </table:table-row>
        <table:table-row table:style-name="ro47" table:visibility="collapse">
          <table:table-cell table:style-name="ce98" office:value-type="string" calcext:value-type="string">
            <text:p>№</text:p>
          </table:table-cell>
          <table:table-cell table:style-name="ce850" office:value-type="string" calcext:value-type="string" table:number-columns-spanned="30" table:number-rows-spanned="1">
            <text:p>Наименование</text:p>
          </table:table-cell>
          <table:covered-table-cell table:number-columns-repeated="29" table:style-name="ce850"/>
          <table:table-cell table:style-name="ce706"/>
          <table:table-cell table:style-name="ce720" table:number-columns-repeated="3"/>
          <table:table-cell table:style-name="ce251"/>
          <table:table-cell table:style-name="ce706"/>
          <table:table-cell table:style-name="ce720" table:number-columns-repeated="3"/>
          <table:table-cell table:style-name="ce790"/>
          <table:table-cell table:style-name="ce706"/>
          <table:table-cell table:style-name="ce720" table:number-columns-repeated="3"/>
          <table:table-cell table:style-name="ce251"/>
          <table:table-cell table:style-name="ce706"/>
          <table:table-cell table:style-name="ce720" table:number-columns-repeated="3"/>
          <table:table-cell table:style-name="ce251"/>
          <table:table-cell table:style-name="ce706"/>
          <table:table-cell table:style-name="ce720" table:number-columns-repeated="3"/>
          <table:table-cell table:style-name="ce251"/>
          <table:table-cell table:style-name="ce706"/>
          <table:table-cell table:style-name="ce720" table:number-columns-repeated="3"/>
          <table:table-cell table:style-name="ce251"/>
          <table:table-cell table:style-name="ce706"/>
          <table:table-cell table:style-name="ce720" table:number-columns-repeated="3"/>
          <table:table-cell table:style-name="ce251"/>
          <table:table-cell table:style-name="ce706"/>
          <table:table-cell table:style-name="ce720" table:number-columns-repeated="23"/>
          <table:table-cell table:number-columns-repeated="934"/>
        </table:table-row>
        <table:table-row table:style-name="ro38" table:visibility="collapse">
          <table:table-cell table:style-name="ce99"/>
          <table:table-cell table:style-name="ce850" office:value-type="string" calcext:value-type="string" table:number-columns-spanned="30" table:number-rows-spanned="1">
            <text:p>Кабинеты</text:p>
          </table:table-cell>
          <table:covered-table-cell table:number-columns-repeated="29" table:style-name="ce850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91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1" calcext:value-type="float">
            <text:p>1</text:p>
          </table:table-cell>
          <table:table-cell table:style-name="ce858" office:value-type="string" calcext:value-type="string" table:number-columns-spanned="30" table:number-rows-spanned="1">
            <text:p>русского языка и литературы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2" calcext:value-type="float">
            <text:p>2</text:p>
          </table:table-cell>
          <table:table-cell table:style-name="ce858" office:value-type="string" calcext:value-type="string" table:number-columns-spanned="30" table:number-rows-spanned="1">
            <text:p>иностранного языка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3" calcext:value-type="float">
            <text:p>3</text:p>
          </table:table-cell>
          <table:table-cell table:style-name="ce858" office:value-type="string" calcext:value-type="string" table:number-columns-spanned="30" table:number-rows-spanned="1">
            <text:p>математики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4" calcext:value-type="float">
            <text:p>4</text:p>
          </table:table-cell>
          <table:table-cell table:style-name="ce858" office:value-type="string" calcext:value-type="string" table:number-columns-spanned="30" table:number-rows-spanned="1">
            <text:p>истории и обществознания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5" calcext:value-type="float">
            <text:p>5</text:p>
          </table:table-cell>
          <table:table-cell table:style-name="ce858" office:value-type="string" calcext:value-type="string" table:number-columns-spanned="30" table:number-rows-spanned="1">
            <text:p>физики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6" calcext:value-type="float">
            <text:p>6</text:p>
          </table:table-cell>
          <table:table-cell table:style-name="ce858" office:value-type="string" calcext:value-type="string" table:number-columns-spanned="30" table:number-rows-spanned="1">
            <text:p>химии и биологии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6" table:visibility="collapse">
          <table:table-cell table:style-name="ce99" office:value-type="float" office:value="7" calcext:value-type="float">
            <text:p>7</text:p>
          </table:table-cell>
          <table:table-cell table:style-name="ce873" office:value-type="string" calcext:value-type="string" table:number-columns-spanned="30" table:number-rows-spanned="1">
            <text:p>электротехники</text:p>
          </table:table-cell>
          <table:covered-table-cell table:number-columns-repeated="29" table:style-name="ce873"/>
          <table:table-cell table:style-name="ce708"/>
          <table:table-cell table:style-name="ce722" table:number-columns-repeated="3"/>
          <table:table-cell table:style-name="ce754"/>
          <table:table-cell table:style-name="ce708"/>
          <table:table-cell table:style-name="ce722" table:number-columns-repeated="3"/>
          <table:table-cell table:style-name="ce791"/>
          <table:table-cell table:style-name="ce708"/>
          <table:table-cell table:style-name="ce722" table:number-columns-repeated="3"/>
          <table:table-cell table:style-name="ce754"/>
          <table:table-cell table:style-name="ce708"/>
          <table:table-cell table:style-name="ce722" table:number-columns-repeated="3"/>
          <table:table-cell table:style-name="ce754"/>
          <table:table-cell table:style-name="ce708"/>
          <table:table-cell table:style-name="ce722" table:number-columns-repeated="3"/>
          <table:table-cell table:style-name="ce754"/>
          <table:table-cell table:style-name="ce708"/>
          <table:table-cell table:style-name="ce722" table:number-columns-repeated="3"/>
          <table:table-cell table:style-name="ce754"/>
          <table:table-cell table:style-name="ce708"/>
          <table:table-cell table:style-name="ce722" table:number-columns-repeated="3"/>
          <table:table-cell table:style-name="ce754"/>
          <table:table-cell table:style-name="ce708"/>
          <table:table-cell table:style-name="ce722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8" calcext:value-type="float">
            <text:p>8</text:p>
          </table:table-cell>
          <table:table-cell table:style-name="ce858" office:value-type="string" calcext:value-type="string" table:number-columns-spanned="30" table:number-rows-spanned="1">
            <text:p>технической графики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9" calcext:value-type="float">
            <text:p>9</text:p>
          </table:table-cell>
          <table:table-cell table:style-name="ce893" office:value-type="string" calcext:value-type="string" table:number-columns-spanned="30" table:number-rows-spanned="1">
            <text:p>технических измерений</text:p>
          </table:table-cell>
          <table:covered-table-cell table:number-columns-repeated="29" table:style-name="ce893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91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10" calcext:value-type="float">
            <text:p>10</text:p>
          </table:table-cell>
          <table:table-cell table:style-name="ce858" office:value-type="string" calcext:value-type="string" table:number-columns-spanned="30" table:number-rows-spanned="1">
            <text:p>материаловедения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11" calcext:value-type="float">
            <text:p>11</text:p>
          </table:table-cell>
          <table:table-cell table:style-name="ce858" office:value-type="string" calcext:value-type="string" table:number-columns-spanned="30" table:number-rows-spanned="1">
            <text:p>безопасности жизнедеятельности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12" calcext:value-type="float">
            <text:p>12</text:p>
          </table:table-cell>
          <table:table-cell table:style-name="ce858" office:value-type="string" calcext:value-type="string" table:number-columns-spanned="30" table:number-rows-spanned="1">
            <text:p>экономики отрасли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13" calcext:value-type="float">
            <text:p>13</text:p>
          </table:table-cell>
          <table:table-cell table:style-name="ce893" office:value-type="string" calcext:value-type="string" table:number-columns-spanned="30" table:number-rows-spanned="1">
            <text:p>технологии металлообработки и работы в металлообрабатывающих цехах</text:p>
          </table:table-cell>
          <table:covered-table-cell table:number-columns-repeated="29" table:style-name="ce893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91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23"/>
          <table:table-cell table:number-columns-repeated="934"/>
        </table:table-row>
        <table:table-row table:style-name="ro38" table:visibility="collapse">
          <table:table-cell table:style-name="ce99"/>
          <table:table-cell table:style-name="ce850" office:value-type="string" calcext:value-type="string" table:number-columns-spanned="30" table:number-rows-spanned="1">
            <text:p>Лаборатории</text:p>
          </table:table-cell>
          <table:covered-table-cell table:number-columns-repeated="29" table:style-name="ce850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91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1" calcext:value-type="float">
            <text:p>1</text:p>
          </table:table-cell>
          <table:table-cell table:style-name="ce858" office:value-type="string" calcext:value-type="string" table:number-columns-spanned="30" table:number-rows-spanned="1">
            <text:p>информатики и информационных технологий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6" table:visibility="collapse">
          <table:table-cell table:style-name="ce99" office:value-type="float" office:value="2" calcext:value-type="float">
            <text:p>2</text:p>
          </table:table-cell>
          <table:table-cell table:style-name="ce873" office:value-type="string" calcext:value-type="string" table:number-columns-spanned="30" table:number-rows-spanned="1">
            <text:p>материаловедения и современных эксплуатационных материалов</text:p>
          </table:table-cell>
          <table:covered-table-cell table:number-columns-repeated="29" table:style-name="ce873"/>
          <table:table-cell table:style-name="ce708"/>
          <table:table-cell table:style-name="ce722" table:number-columns-repeated="3"/>
          <table:table-cell table:style-name="ce754"/>
          <table:table-cell table:style-name="ce708"/>
          <table:table-cell table:style-name="ce722" table:number-columns-repeated="3"/>
          <table:table-cell table:style-name="ce791"/>
          <table:table-cell table:style-name="ce708"/>
          <table:table-cell table:style-name="ce722" table:number-columns-repeated="3"/>
          <table:table-cell table:style-name="ce754"/>
          <table:table-cell table:style-name="ce708"/>
          <table:table-cell table:style-name="ce722" table:number-columns-repeated="3"/>
          <table:table-cell table:style-name="ce754"/>
          <table:table-cell table:style-name="ce708"/>
          <table:table-cell table:style-name="ce722" table:number-columns-repeated="3"/>
          <table:table-cell table:style-name="ce754"/>
          <table:table-cell table:style-name="ce708"/>
          <table:table-cell table:style-name="ce722" table:number-columns-repeated="3"/>
          <table:table-cell table:style-name="ce754"/>
          <table:table-cell table:style-name="ce708"/>
          <table:table-cell table:style-name="ce722" table:number-columns-repeated="3"/>
          <table:table-cell table:style-name="ce754"/>
          <table:table-cell table:style-name="ce708"/>
          <table:table-cell table:style-name="ce722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3" calcext:value-type="float">
            <text:p>3</text:p>
          </table:table-cell>
          <table:table-cell table:style-name="ce858" office:value-type="string" calcext:value-type="string" table:number-columns-spanned="30" table:number-rows-spanned="1">
            <text:p>программирования для автоматизированного оборудования станков с программным управлением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/>
          <table:table-cell table:style-name="ce850" office:value-type="string" calcext:value-type="string" table:number-columns-spanned="30" table:number-rows-spanned="1">
            <text:p>Мастерские</text:p>
          </table:table-cell>
          <table:covered-table-cell table:number-columns-repeated="29" table:style-name="ce850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91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1" calcext:value-type="float">
            <text:p>1</text:p>
          </table:table-cell>
          <table:table-cell table:style-name="ce858" office:value-type="string" calcext:value-type="string" table:number-columns-spanned="30" table:number-rows-spanned="1">
            <text:p>металлообработки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2" calcext:value-type="float">
            <text:p>2</text:p>
          </table:table-cell>
          <table:table-cell table:style-name="ce858" office:value-type="string" calcext:value-type="string" table:number-columns-spanned="30" table:number-rows-spanned="1">
            <text:p>токарная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3" calcext:value-type="float">
            <text:p>3</text:p>
          </table:table-cell>
          <table:table-cell table:style-name="ce858" office:value-type="string" calcext:value-type="string" table:number-columns-spanned="30" table:number-rows-spanned="1">
            <text:p>слесарная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/>
          <table:table-cell table:style-name="ce850" office:value-type="string" calcext:value-type="string" table:number-columns-spanned="30" table:number-rows-spanned="1">
            <text:p>Тренажеры, тренажерные комплексы</text:p>
          </table:table-cell>
          <table:covered-table-cell table:number-columns-repeated="29" table:style-name="ce850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91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1" calcext:value-type="float">
            <text:p>1</text:p>
          </table:table-cell>
          <table:table-cell table:style-name="ce893" office:value-type="string" calcext:value-type="string" table:number-columns-spanned="30" table:number-rows-spanned="1">
            <text:p>тренажер для отработки координации движения рук при токарной обработке</text:p>
          </table:table-cell>
          <table:covered-table-cell table:number-columns-repeated="29" table:style-name="ce893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91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2" calcext:value-type="float">
            <text:p>2</text:p>
          </table:table-cell>
          <table:table-cell table:style-name="ce893" office:value-type="string" calcext:value-type="string" table:number-columns-spanned="30" table:number-rows-spanned="1">
            <text:p>демонстрационное устройство токарного станка</text:p>
          </table:table-cell>
          <table:covered-table-cell table:number-columns-repeated="29" table:style-name="ce893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91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3" calcext:value-type="float">
            <text:p>3</text:p>
          </table:table-cell>
          <table:table-cell table:style-name="ce893" office:value-type="string" calcext:value-type="string" table:number-columns-spanned="30" table:number-rows-spanned="1">
            <text:p>тренажер для отработки навыков управления суппортом токарного станка</text:p>
          </table:table-cell>
          <table:covered-table-cell table:number-columns-repeated="29" table:style-name="ce893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91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3"/>
          <table:table-cell table:style-name="ce754"/>
          <table:table-cell table:style-name="ce709"/>
          <table:table-cell table:style-name="ce723" table:number-columns-repeated="23"/>
          <table:table-cell table:number-columns-repeated="934"/>
        </table:table-row>
        <table:table-row table:style-name="ro38" table:visibility="collapse">
          <table:table-cell table:style-name="ce99"/>
          <table:table-cell table:style-name="ce850" office:value-type="string" calcext:value-type="string" table:number-columns-spanned="30" table:number-rows-spanned="1">
            <text:p>Спортивный комплекс</text:p>
          </table:table-cell>
          <table:covered-table-cell table:number-columns-repeated="29" table:style-name="ce850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91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1" calcext:value-type="float">
            <text:p>1</text:p>
          </table:table-cell>
          <table:table-cell table:style-name="ce858" office:value-type="string" calcext:value-type="string" table:number-columns-spanned="30" table:number-rows-spanned="1">
            <text:p>спортивный зал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2" calcext:value-type="float">
            <text:p>2</text:p>
          </table:table-cell>
          <table:table-cell table:style-name="ce858" office:value-type="string" calcext:value-type="string" table:number-columns-spanned="30" table:number-rows-spanned="1">
            <text:p>открытый стадион широкого профиля с элементами полосы препятствий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3" calcext:value-type="float">
            <text:p>3</text:p>
          </table:table-cell>
          <table:table-cell table:style-name="ce858" office:value-type="string" calcext:value-type="string" table:number-columns-spanned="30" table:number-rows-spanned="1">
            <text:p>место для стрельбы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/>
          <table:table-cell table:style-name="ce850" office:value-type="string" calcext:value-type="string" table:number-columns-spanned="30" table:number-rows-spanned="1">
            <text:p>Залы</text:p>
          </table:table-cell>
          <table:covered-table-cell table:number-columns-repeated="29" table:style-name="ce850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91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3"/>
          <table:table-cell table:style-name="ce754"/>
          <table:table-cell table:style-name="ce706"/>
          <table:table-cell table:style-name="ce720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1" calcext:value-type="float">
            <text:p>1</text:p>
          </table:table-cell>
          <table:table-cell table:style-name="ce858" office:value-type="string" calcext:value-type="string" table:number-columns-spanned="30" table:number-rows-spanned="1">
            <text:p>библиотека, читальный зал с выходом в сеть Интернет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38" table:visibility="collapse">
          <table:table-cell table:style-name="ce99" office:value-type="float" office:value="2" calcext:value-type="float">
            <text:p>2</text:p>
          </table:table-cell>
          <table:table-cell table:style-name="ce858" office:value-type="string" calcext:value-type="string" table:number-columns-spanned="30" table:number-rows-spanned="1">
            <text:p>актовый зал</text:p>
          </table:table-cell>
          <table:covered-table-cell table:number-columns-repeated="29" table:style-name="ce858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91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3"/>
          <table:table-cell table:style-name="ce754"/>
          <table:table-cell table:style-name="ce707"/>
          <table:table-cell table:style-name="ce721" table:number-columns-repeated="23"/>
          <table:table-cell table:number-columns-repeated="934"/>
        </table:table-row>
        <table:table-row table:style-name="ro6" table:number-rows-repeated="10483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Кабинеты" table:style-name="ta4">
        <table:table-column table:style-name="co38" table:default-cell-style-name="ce1771"/>
        <table:table-column table:style-name="co48" table:default-cell-style-name="ce1775"/>
        <table:table-column table:style-name="co49" table:default-cell-style-name="ce1775"/>
        <table:table-column table:style-name="co16" table:default-cell-style-name="ce1775"/>
        <table:table-column table:style-name="co50" table:default-cell-style-name="ce1775"/>
        <table:table-column table:style-name="co43" table:default-cell-style-name="ce1775"/>
        <table:table-column table:style-name="co51" table:default-cell-style-name="ce1775"/>
        <table:table-column table:style-name="co6" table:number-columns-repeated="57" table:default-cell-style-name="ce1775"/>
        <table:table-column table:style-name="co6" table:number-columns-repeated="960" table:default-cell-style-name="Default"/>
        <table:table-row table:style-name="ro68">
          <table:table-cell table:style-name="ce1836" office:value-type="string" calcext:value-type="string" table:number-columns-spanned="9" table:number-rows-spanned="1">
            <text:p>3. Перечень кабинетов, лабораторий, мастерских и других помещений для подготовки по специальности 09.02.07 Информационные системы и программирование</text:p>
          </table:table-cell>
          <table:covered-table-cell table:number-columns-repeated="8" table:style-name="ce1836"/>
          <table:table-cell table:number-columns-repeated="1015"/>
        </table:table-row>
        <table:table-row table:style-name="ro18">
          <table:table-cell table:style-name="ce1763"/>
          <table:table-cell table:style-name="ce1772"/>
          <table:table-cell table:style-name="ce1770" table:number-columns-repeated="7"/>
          <table:table-cell table:number-columns-repeated="1015"/>
        </table:table-row>
        <table:table-row table:style-name="ro18">
          <table:table-cell table:style-name="ce1838" office:value-type="string" calcext:value-type="string">
            <text:p>№</text:p>
          </table:table-cell>
          <table:table-cell table:style-name="ce1838" office:value-type="string" calcext:value-type="string" table:number-columns-spanned="8" table:number-rows-spanned="1">
            <text:p>Наименование</text:p>
          </table:table-cell>
          <table:covered-table-cell table:number-columns-repeated="7" table:style-name="ce1838"/>
          <table:table-cell table:number-columns-repeated="1015"/>
        </table:table-row>
        <table:table-row table:style-name="ro18">
          <table:table-cell table:style-name="ce1766"/>
          <table:table-cell table:style-name="ce1838" office:value-type="string" calcext:value-type="string" table:number-columns-spanned="8" table:number-rows-spanned="1">
            <text:p>Кабинеты</text:p>
          </table:table-cell>
          <table:covered-table-cell table:number-columns-repeated="7" table:style-name="ce1838"/>
          <table:table-cell table:number-columns-repeated="1015"/>
        </table:table-row>
        <table:table-row table:style-name="ro18">
          <table:table-cell table:style-name="ce1766" office:value-type="float" office:value="1" calcext:value-type="float">
            <text:p>1</text:p>
          </table:table-cell>
          <table:table-cell table:style-name="ce1844" office:value-type="string" calcext:value-type="string" table:number-columns-spanned="8" table:number-rows-spanned="1">
            <text:p>Социально-экономических дисциплин</text:p>
          </table:table-cell>
          <table:covered-table-cell table:number-columns-repeated="7" table:style-name="ce1844"/>
          <table:table-cell table:number-columns-repeated="1015"/>
        </table:table-row>
        <table:table-row table:style-name="ro18">
          <table:table-cell table:style-name="ce1766" office:value-type="float" office:value="2" calcext:value-type="float">
            <text:p>2</text:p>
          </table:table-cell>
          <table:table-cell table:style-name="ce1844" office:value-type="string" calcext:value-type="string" table:number-columns-spanned="8" table:number-rows-spanned="1">
            <text:p>Иностранного языка (лингафонный)</text:p>
          </table:table-cell>
          <table:covered-table-cell table:number-columns-repeated="7" table:style-name="ce1844"/>
          <table:table-cell table:number-columns-repeated="1015"/>
        </table:table-row>
        <table:table-row table:style-name="ro18">
          <table:table-cell table:style-name="ce1766" office:value-type="float" office:value="3" calcext:value-type="float">
            <text:p>3</text:p>
          </table:table-cell>
          <table:table-cell table:style-name="ce1844" office:value-type="string" calcext:value-type="string" table:number-columns-spanned="8" table:number-rows-spanned="1">
            <text:p>Математических дисциплин</text:p>
          </table:table-cell>
          <table:covered-table-cell table:number-columns-repeated="7" table:style-name="ce1844"/>
          <table:table-cell table:number-columns-repeated="1015"/>
        </table:table-row>
        <table:table-row table:style-name="ro18">
          <table:table-cell table:style-name="ce1766" office:value-type="float" office:value="4" calcext:value-type="float">
            <text:p>4</text:p>
          </table:table-cell>
          <table:table-cell table:style-name="ce1844" office:value-type="string" calcext:value-type="string" table:number-columns-spanned="8" table:number-rows-spanned="1">
            <text:p>Естественнонаучных дисциплин</text:p>
          </table:table-cell>
          <table:covered-table-cell table:number-columns-repeated="7" table:style-name="ce1844"/>
          <table:table-cell table:number-columns-repeated="1015"/>
        </table:table-row>
        <table:table-row table:style-name="ro18">
          <table:table-cell table:style-name="ce1766" office:value-type="float" office:value="5" calcext:value-type="float">
            <text:p>5</text:p>
          </table:table-cell>
          <table:table-cell table:style-name="ce1844" office:value-type="string" calcext:value-type="string" table:number-columns-spanned="8" table:number-rows-spanned="1">
            <text:p>Информатики</text:p>
          </table:table-cell>
          <table:covered-table-cell table:number-columns-repeated="7" table:style-name="ce1844"/>
          <table:table-cell table:number-columns-repeated="1015"/>
        </table:table-row>
        <table:table-row table:style-name="ro18">
          <table:table-cell table:style-name="ce1766" office:value-type="float" office:value="6" calcext:value-type="float">
            <text:p>6</text:p>
          </table:table-cell>
          <table:table-cell table:style-name="ce1844" office:value-type="string" calcext:value-type="string" table:number-columns-spanned="8" table:number-rows-spanned="1">
            <text:p>Безопасности жизнедеятельности</text:p>
          </table:table-cell>
          <table:covered-table-cell table:number-columns-repeated="7" table:style-name="ce1844"/>
          <table:table-cell table:number-columns-repeated="1015"/>
        </table:table-row>
        <table:table-row table:style-name="ro18">
          <table:table-cell table:style-name="ce1766" office:value-type="float" office:value="7" calcext:value-type="float">
            <text:p>7</text:p>
          </table:table-cell>
          <table:table-cell table:style-name="ce1845" office:value-type="string" calcext:value-type="string" table:number-columns-spanned="8" table:number-rows-spanned="1">
            <text:p>Метрологии и стандартизации</text:p>
          </table:table-cell>
          <table:covered-table-cell table:number-columns-repeated="7" table:style-name="ce1845"/>
          <table:table-cell table:number-columns-repeated="1015"/>
        </table:table-row>
        <table:table-row table:style-name="ro18">
          <table:table-cell table:style-name="ce1766"/>
          <table:table-cell table:style-name="ce1838" office:value-type="string" calcext:value-type="string" table:number-columns-spanned="8" table:number-rows-spanned="1">
            <text:p>Лаборатории</text:p>
          </table:table-cell>
          <table:covered-table-cell table:number-columns-repeated="7" table:style-name="ce1838"/>
          <table:table-cell table:number-columns-repeated="1015"/>
        </table:table-row>
        <table:table-row table:style-name="ro69">
          <table:table-cell table:style-name="ce1766" office:value-type="float" office:value="1" calcext:value-type="float">
            <text:p>1</text:p>
          </table:table-cell>
          <table:table-cell table:style-name="ce1844" office:value-type="string" calcext:value-type="string" table:number-columns-spanned="8" table:number-rows-spanned="1">
            <text:p>Вычислительной техники, архитектуры персонального компьютера и периферийных устройств</text:p>
          </table:table-cell>
          <table:covered-table-cell table:number-columns-repeated="7" table:style-name="ce1844"/>
          <table:table-cell table:number-columns-repeated="1015"/>
        </table:table-row>
        <table:table-row table:style-name="ro18">
          <table:table-cell table:style-name="ce1766" office:value-type="float" office:value="2" calcext:value-type="float">
            <text:p>2</text:p>
          </table:table-cell>
          <table:table-cell table:style-name="ce1844" office:value-type="string" calcext:value-type="string" table:number-columns-spanned="8" table:number-rows-spanned="1">
            <text:p>Программного обеспечения и сопровождения компьютерных систем</text:p>
          </table:table-cell>
          <table:covered-table-cell table:number-columns-repeated="7" table:style-name="ce1844"/>
          <table:table-cell table:number-columns-repeated="1015"/>
        </table:table-row>
        <table:table-row table:style-name="ro18">
          <table:table-cell table:style-name="ce1766" office:value-type="float" office:value="3" calcext:value-type="float">
            <text:p>3</text:p>
          </table:table-cell>
          <table:table-cell table:style-name="ce1845" office:value-type="string" calcext:value-type="string" table:number-columns-spanned="8" table:number-rows-spanned="1">
            <text:p>Программирования и баз данных</text:p>
          </table:table-cell>
          <table:covered-table-cell table:number-columns-repeated="7" table:style-name="ce1845"/>
          <table:table-cell table:number-columns-repeated="1015"/>
        </table:table-row>
        <table:table-row table:style-name="ro18">
          <table:table-cell table:style-name="ce1766" office:value-type="float" office:value="4" calcext:value-type="float">
            <text:p>4</text:p>
          </table:table-cell>
          <table:table-cell table:style-name="ce1844" office:value-type="string" calcext:value-type="string" table:number-columns-spanned="8" table:number-rows-spanned="1">
            <text:p>Организации и принципов построения информационных систем</text:p>
          </table:table-cell>
          <table:covered-table-cell table:number-columns-repeated="7" table:style-name="ce1844"/>
          <table:table-cell table:number-columns-repeated="1015"/>
        </table:table-row>
        <table:table-row table:style-name="ro18">
          <table:table-cell table:style-name="ce1766" office:value-type="float" office:value="5" calcext:value-type="float">
            <text:p>5</text:p>
          </table:table-cell>
          <table:table-cell table:style-name="ce1844" office:value-type="string" calcext:value-type="string" table:number-columns-spanned="8" table:number-rows-spanned="1">
            <text:p>Информационных ресурсов</text:p>
          </table:table-cell>
          <table:covered-table-cell table:number-columns-repeated="7" table:style-name="ce1844"/>
          <table:table-cell table:number-columns-repeated="1015"/>
        </table:table-row>
        <table:table-row table:style-name="ro18">
          <table:table-cell table:style-name="ce1766" office:value-type="float" office:value="6" calcext:value-type="float">
            <text:p>6</text:p>
          </table:table-cell>
          <table:table-cell table:style-name="ce1844" office:value-type="string" calcext:value-type="string" table:number-columns-spanned="8" table:number-rows-spanned="1">
            <text:p>Разработки веб-приложений</text:p>
          </table:table-cell>
          <table:covered-table-cell table:number-columns-repeated="7" table:style-name="ce1844"/>
          <table:table-cell table:number-columns-repeated="1015"/>
        </table:table-row>
        <table:table-row table:style-name="ro18">
          <table:table-cell table:style-name="ce1766"/>
          <table:table-cell table:style-name="ce1838" office:value-type="string" calcext:value-type="string" table:number-columns-spanned="8" table:number-rows-spanned="1">
            <text:p>Студии</text:p>
          </table:table-cell>
          <table:covered-table-cell table:number-columns-repeated="7" table:style-name="ce1838"/>
          <table:table-cell table:number-columns-repeated="1015"/>
        </table:table-row>
        <table:table-row table:style-name="ro18">
          <table:table-cell table:style-name="ce1766" office:value-type="float" office:value="1" calcext:value-type="float">
            <text:p>1</text:p>
          </table:table-cell>
          <table:table-cell table:style-name="ce1844" office:value-type="string" calcext:value-type="string" table:number-columns-spanned="8" table:number-rows-spanned="1">
            <text:p>Инженерной и компьютерной графики</text:p>
          </table:table-cell>
          <table:covered-table-cell table:number-columns-repeated="7" table:style-name="ce1844"/>
          <table:table-cell table:number-columns-repeated="1015"/>
        </table:table-row>
        <table:table-row table:style-name="ro18">
          <table:table-cell table:style-name="ce1766" office:value-type="float" office:value="2" calcext:value-type="float">
            <text:p>2</text:p>
          </table:table-cell>
          <table:table-cell table:style-name="ce1844" office:value-type="string" calcext:value-type="string" table:number-columns-spanned="8" table:number-rows-spanned="1">
            <text:p>Разработки дизайна веб-приложений</text:p>
          </table:table-cell>
          <table:covered-table-cell table:number-columns-repeated="7" table:style-name="ce1844"/>
          <table:table-cell table:number-columns-repeated="1015"/>
        </table:table-row>
        <table:table-row table:style-name="ro18">
          <table:table-cell table:style-name="ce1766"/>
          <table:table-cell table:style-name="ce1844" table:number-columns-spanned="8" table:number-rows-spanned="1"/>
          <table:covered-table-cell table:number-columns-repeated="7" table:style-name="ce1844"/>
          <table:table-cell table:number-columns-repeated="1015"/>
        </table:table-row>
        <table:table-row table:style-name="ro18">
          <table:table-cell table:style-name="ce1766"/>
          <table:table-cell table:style-name="ce1838" office:value-type="string" calcext:value-type="string" table:number-columns-spanned="8" table:number-rows-spanned="1">
            <text:p>Спортивный комплекс</text:p>
          </table:table-cell>
          <table:covered-table-cell table:number-columns-repeated="7" table:style-name="ce1838"/>
          <table:table-cell table:number-columns-repeated="1015"/>
        </table:table-row>
        <table:table-row table:style-name="ro18">
          <table:table-cell table:style-name="ce1766" office:value-type="float" office:value="1" calcext:value-type="float">
            <text:p>1</text:p>
          </table:table-cell>
          <table:table-cell table:style-name="ce1844" office:value-type="string" calcext:value-type="string" table:number-columns-spanned="8" table:number-rows-spanned="1">
            <text:p>Спортивный зал</text:p>
          </table:table-cell>
          <table:covered-table-cell table:number-columns-repeated="7" table:style-name="ce1844" office:value-type="string" calcext:value-type="string">
            <text:p>Спортивный зал</text:p>
          </table:covered-table-cell>
          <table:table-cell table:number-columns-repeated="1015"/>
        </table:table-row>
        <table:table-row table:style-name="ro18">
          <table:table-cell table:style-name="ce1766" office:value-type="float" office:value="2" calcext:value-type="float">
            <text:p>2</text:p>
          </table:table-cell>
          <table:table-cell table:style-name="ce1844" office:value-type="string" calcext:value-type="string" table:number-columns-spanned="8" table:number-rows-spanned="1">
            <text:p>Открытый стадион широкого профиля с элементами полосы препятствий</text:p>
          </table:table-cell>
          <table:covered-table-cell table:number-columns-repeated="7" table:style-name="ce1844" office:value-type="string" calcext:value-type="string">
            <text:p>Открытый стадион широкого профиля с элементами полосы препятствий</text:p>
          </table:covered-table-cell>
          <table:table-cell table:number-columns-repeated="1015"/>
        </table:table-row>
        <table:table-row table:style-name="ro18">
          <table:table-cell table:style-name="ce1766" office:value-type="float" office:value="3" calcext:value-type="float">
            <text:p>3</text:p>
          </table:table-cell>
          <table:table-cell table:style-name="ce1844" office:value-type="string" calcext:value-type="string" table:number-columns-spanned="8" table:number-rows-spanned="1">
            <text:p>Стрелковый тир или место для стрельбы</text:p>
          </table:table-cell>
          <table:covered-table-cell table:number-columns-repeated="7" table:style-name="ce1844" office:value-type="string" calcext:value-type="string">
            <text:p>Стрелковый тир или место для стрельбы</text:p>
          </table:covered-table-cell>
          <table:table-cell table:number-columns-repeated="1015"/>
        </table:table-row>
        <table:table-row table:style-name="ro18">
          <table:table-cell table:style-name="ce1766"/>
          <table:table-cell table:style-name="ce1838" office:value-type="string" calcext:value-type="string" table:number-columns-spanned="8" table:number-rows-spanned="1">
            <text:p>Залы</text:p>
          </table:table-cell>
          <table:covered-table-cell table:number-columns-repeated="7" table:style-name="ce1838"/>
          <table:table-cell table:number-columns-repeated="1015"/>
        </table:table-row>
        <table:table-row table:style-name="ro18">
          <table:table-cell table:style-name="ce1766" office:value-type="float" office:value="1" calcext:value-type="float">
            <text:p>1</text:p>
          </table:table-cell>
          <table:table-cell table:style-name="ce1844" office:value-type="string" calcext:value-type="string" table:number-columns-spanned="8" table:number-rows-spanned="1">
            <text:p>Библиотека, читальный зал с выходом в интернет</text:p>
          </table:table-cell>
          <table:covered-table-cell table:number-columns-repeated="7" table:style-name="ce1844"/>
          <table:table-cell table:number-columns-repeated="1015"/>
        </table:table-row>
        <table:table-row table:style-name="ro18">
          <table:table-cell table:style-name="ce1766" office:value-type="float" office:value="2" calcext:value-type="float">
            <text:p>2</text:p>
          </table:table-cell>
          <table:table-cell table:style-name="ce1844" office:value-type="string" calcext:value-type="string" table:number-columns-spanned="8" table:number-rows-spanned="1">
            <text:p>Актовый зал</text:p>
          </table:table-cell>
          <table:covered-table-cell table:number-columns-repeated="7" table:style-name="ce1844"/>
          <table:table-cell table:number-columns-repeated="1015"/>
        </table:table-row>
        <table:table-row table:style-name="ro1" table:number-rows-repeated="4">
          <table:table-cell table:style-name="ce1767"/>
          <table:table-cell table:style-name="ce1770" table:number-columns-repeated="8"/>
          <table:table-cell table:number-columns-repeated="1015"/>
        </table:table-row>
        <table:table-row table:style-name="ro1">
          <table:table-cell table:style-name="ce1770" office:value-type="string" calcext:value-type="string">
            <text:p>Заместитель руководителя по УМР <text:s text:c="33"/>_________________Л.Ю.Шалыминова <text:s text:c="23"/></text:p>
          </table:table-cell>
          <table:table-cell table:style-name="ce1770" table:number-columns-repeated="8"/>
          <table:table-cell table:style-name="ce1776" table:number-columns-repeated="1015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изменения" table:style-name="ta5">
        <table:table-column table:style-name="co8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По ПМ.11 <text:s/>экзамен квалификационный <text:s/>проводится в </text:p>
          </table:table-cell>
        </table:table-row>
        <table:table-row table:style-name="ro6">
          <table:table-cell office:value-type="string" calcext:value-type="string">
            <text:p>форме экзамена демонстрационного по компетерции </text:p>
          </table:table-cell>
        </table:table-row>
        <table:table-row table:style-name="ro6">
          <table:table-cell office:value-type="string" calcext:value-type="string">
            <text:p>Машинное обучение и большие данные .</text:p>
          </table:table-cell>
        </table:table-row>
        <table:table-row table:style-name="ro6">
          <table:table-cell/>
        </table:table-row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4mm" fo:margin-bottom="9mm" fo:margin-left="3mm" fo:margin-right="3m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4mm" fo:margin-bottom="4mm" fo:margin-left="3mm" fo:margin-right="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9mm" fo:margin-bottom="9mm" fo:margin-left="8.01mm" fo:margin-right="8.01m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3mm" fo:margin-bottom="3mm" fo:margin-left="1.99mm" fo:margin-right="1.99mm" style:print-page-order="ttb" style:first-page-number="continue" loext:scale-to-X="1" loext:scale-to-Y="3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.00.0000</text:date>, <text:time style:data-style-name="N2" text:time-value="09:48:14.45025799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Титульный_20_лист" style:display-name="PageStyle_Титульный лис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Матрица_20_кометенций" style:display-name="PageStyle_Матрица кометенций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Кабинеты" style:display-name="PageStyle_Кабинет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План_20_учебного_20_процесса" style:display-name="PageStyle_План учебного процесса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15T21:15:57</meta:creation-date>
    <meta:initial-creator>Анжелика</meta:initial-creator>
    <dc:language>ru-RU</dc:language>
    <dc:date>2021-03-02T09:52:16.011888022</dc:date>
    <meta:editing-cycles>100</meta:editing-cycles>
    <meta:editing-duration>PT14H20M49S</meta:editing-duration>
    <meta:generator>LibreOffice/6.2.8.2$Linux_X86_64 LibreOffice_project/20$Build-2</meta:generator>
    <meta:print-date>2021-03-02T09:51:12.253298647</meta:print-date>
    <meta:document-statistic meta:table-count="5" meta:cell-count="3858" meta:object-count="2"/>
    <meta:user-defined meta:name="AppVersion">16.0300</meta:user-defined>
    <meta:user-defined meta:name="Company">MultiDVD Te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